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9 年 4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591920" table:style-name="ce28">
            <text:p><text:s text:c="3"/>23,591,920</text:p>
          </table:table-cell>
          <table:table-cell office:value-type="float" office:value="960324" table:style-name="ce28">
            <text:p><text:s text:c="3"/>960,324</text:p>
          </table:table-cell>
          <table:table-cell office:value-type="float" office:value="164174" table:style-name="ce28">
            <text:p><text:s text:c="3"/>164,174</text:p>
          </table:table-cell>
          <table:table-cell office:value-type="float" office:value="181251" table:style-name="ce28">
            <text:p><text:s text:c="3"/>181,251</text:p>
          </table:table-cell>
          <table:table-cell office:value-type="float" office:value="192967" table:style-name="ce28">
            <text:p><text:s text:c="3"/>192,967</text:p>
          </table:table-cell>
          <table:table-cell office:value-type="float" office:value="207206" table:style-name="ce28">
            <text:p><text:s text:c="3"/>207,206</text:p>
          </table:table-cell>
          <table:table-cell office:value-type="float" office:value="214726" table:style-name="ce28">
            <text:p><text:s text:c="3"/>214,726</text:p>
          </table:table-cell>
          <table:table-cell office:value-type="float" office:value="1031524" table:style-name="ce28">
            <text:p><text:s text:c="3"/>1,031,524</text:p>
          </table:table-cell>
          <table:table-cell office:value-type="float" office:value="217162" table:style-name="ce28">
            <text:p><text:s text:c="3"/>217,162</text:p>
          </table:table-cell>
          <table:table-cell office:value-type="float" office:value="197828" table:style-name="ce28">
            <text:p><text:s text:c="3"/>197,828</text:p>
          </table:table-cell>
          <table:table-cell office:value-type="float" office:value="231534" table:style-name="ce28">
            <text:p><text:s text:c="3"/>231,534</text:p>
          </table:table-cell>
          <table:table-cell office:value-type="float" office:value="210613" table:style-name="ce28">
            <text:p><text:s text:c="3"/>210,613</text:p>
          </table:table-cell>
          <table:table-cell office:value-type="float" office:value="174387" table:style-name="ce28">
            <text:p><text:s text:c="3"/>174,387</text:p>
          </table:table-cell>
          <table:table-cell office:value-type="float" office:value="1003800" table:style-name="ce28">
            <text:p><text:s text:c="3"/>1,003,800</text:p>
          </table:table-cell>
          <table:table-cell office:value-type="float" office:value="189096" table:style-name="ce28">
            <text:p><text:s text:c="3"/>189,096</text:p>
          </table:table-cell>
          <table:table-cell office:value-type="float" office:value="196628" table:style-name="ce28">
            <text:p><text:s text:c="3"/>196,628</text:p>
          </table:table-cell>
          <table:table-cell office:value-type="float" office:value="206311" table:style-name="ce28">
            <text:p><text:s text:c="3"/>206,311</text:p>
          </table:table-cell>
          <table:table-cell office:value-type="float" office:value="205127" table:style-name="ce28">
            <text:p><text:s text:c="3"/>205,127</text:p>
          </table:table-cell>
          <table:table-cell office:value-type="float" office:value="206638" table:style-name="ce28">
            <text:p><text:s text:c="3"/>206,638</text:p>
          </table:table-cell>
          <table:table-cell office:value-type="float" office:value="1224709" table:style-name="ce28">
            <text:p><text:s text:c="3"/>1,224,709</text:p>
          </table:table-cell>
          <table:table-cell office:value-type="float" office:value="215695" table:style-name="ce28">
            <text:p><text:s text:c="3"/>215,695</text:p>
          </table:table-cell>
          <table:table-cell office:value-type="float" office:value="222711" table:style-name="ce28">
            <text:p><text:s text:c="3"/>222,711</text:p>
          </table:table-cell>
          <table:table-cell office:value-type="float" office:value="241760" table:style-name="ce28">
            <text:p><text:s text:c="3"/>241,760</text:p>
          </table:table-cell>
          <table:table-cell office:value-type="float" office:value="249315" table:style-name="ce28">
            <text:p><text:s text:c="3"/>249,315</text:p>
          </table:table-cell>
          <table:table-cell office:value-type="float" office:value="295228" table:style-name="ce28">
            <text:p><text:s text:c="3"/>295,228</text:p>
          </table:table-cell>
          <table:table-cell office:value-type="float" office:value="1508170" table:style-name="ce28">
            <text:p><text:s text:c="3"/>1,508,170</text:p>
          </table:table-cell>
          <table:table-cell office:value-type="float" office:value="286004" table:style-name="ce28">
            <text:p><text:s text:c="3"/>286,004</text:p>
          </table:table-cell>
          <table:table-cell office:value-type="float" office:value="270267" table:style-name="ce28">
            <text:p><text:s text:c="3"/>270,267</text:p>
          </table:table-cell>
          <table:table-cell office:value-type="float" office:value="308473" table:style-name="ce28">
            <text:p><text:s text:c="3"/>308,473</text:p>
          </table:table-cell>
          <table:table-cell office:value-type="float" office:value="320643" table:style-name="ce28">
            <text:p><text:s text:c="3"/>320,643</text:p>
          </table:table-cell>
          <table:table-cell office:value-type="float" office:value="322783" table:style-name="ce28">
            <text:p><text:s text:c="3"/>322,783</text:p>
          </table:table-cell>
          <table:table-cell office:value-type="float" office:value="1606901" table:style-name="ce28">
            <text:p><text:s text:c="3"/>1,606,901</text:p>
          </table:table-cell>
          <table:table-cell office:value-type="float" office:value="321855" table:style-name="ce28">
            <text:p><text:s text:c="3"/>321,855</text:p>
          </table:table-cell>
          <table:table-cell office:value-type="float" office:value="323112" table:style-name="ce28">
            <text:p><text:s text:c="3"/>323,112</text:p>
          </table:table-cell>
          <table:table-cell office:value-type="float" office:value="319430" table:style-name="ce28">
            <text:p><text:s text:c="3"/>319,430</text:p>
          </table:table-cell>
          <table:table-cell office:value-type="float" office:value="315650" table:style-name="ce28">
            <text:p><text:s text:c="3"/>315,650</text:p>
          </table:table-cell>
          <table:table-cell office:value-type="float" office:value="326854" table:style-name="ce28">
            <text:p><text:s text:c="3"/>326,854</text:p>
          </table:table-cell>
          <table:table-cell office:value-type="float" office:value="1589196" table:style-name="ce28">
            <text:p><text:s text:c="3"/>1,589,196</text:p>
          </table:table-cell>
          <table:table-cell office:value-type="float" office:value="316809" table:style-name="ce28">
            <text:p><text:s text:c="3"/>316,809</text:p>
          </table:table-cell>
          <table:table-cell office:value-type="float" office:value="332467" table:style-name="ce28">
            <text:p><text:s text:c="3"/>332,467</text:p>
          </table:table-cell>
          <table:table-cell office:value-type="float" office:value="309873" table:style-name="ce28">
            <text:p><text:s text:c="3"/>309,873</text:p>
          </table:table-cell>
          <table:table-cell office:value-type="float" office:value="300507" table:style-name="ce28">
            <text:p><text:s text:c="3"/>300,507</text:p>
          </table:table-cell>
          <table:table-cell office:value-type="float" office:value="329540" table:style-name="ce28">
            <text:p><text:s text:c="3"/>329,540</text:p>
          </table:table-cell>
          <table:table-cell office:value-type="float" office:value="1946592" table:style-name="ce28">
            <text:p><text:s text:c="3"/>1,946,592</text:p>
          </table:table-cell>
          <table:table-cell office:value-type="float" office:value="361240" table:style-name="ce28">
            <text:p><text:s text:c="3"/>361,240</text:p>
          </table:table-cell>
          <table:table-cell office:value-type="float" office:value="371208" table:style-name="ce28">
            <text:p><text:s text:c="3"/>371,208</text:p>
          </table:table-cell>
          <table:table-cell office:value-type="float" office:value="396300" table:style-name="ce28">
            <text:p><text:s text:c="3"/>396,300</text:p>
          </table:table-cell>
          <table:table-cell office:value-type="float" office:value="408699" table:style-name="ce28">
            <text:p><text:s text:c="3"/>408,699</text:p>
          </table:table-cell>
          <table:table-cell office:value-type="float" office:value="409145" table:style-name="ce28">
            <text:p><text:s text:c="3"/>409,145</text:p>
          </table:table-cell>
          <table:table-cell office:value-type="float" office:value="1984948" table:style-name="ce28">
            <text:p><text:s text:c="3"/>1,984,948</text:p>
          </table:table-cell>
          <table:table-cell office:value-type="float" office:value="413304" table:style-name="ce28">
            <text:p><text:s text:c="3"/>413,304</text:p>
          </table:table-cell>
          <table:table-cell office:value-type="float" office:value="406381" table:style-name="ce28">
            <text:p><text:s text:c="3"/>406,381</text:p>
          </table:table-cell>
          <table:table-cell office:value-type="float" office:value="384640" table:style-name="ce28">
            <text:p><text:s text:c="3"/>384,640</text:p>
          </table:table-cell>
          <table:table-cell office:value-type="float" office:value="413628" table:style-name="ce28">
            <text:p><text:s text:c="3"/>413,628</text:p>
          </table:table-cell>
          <table:table-cell office:value-type="float" office:value="366995" table:style-name="ce28">
            <text:p><text:s text:c="3"/>366,995</text:p>
          </table:table-cell>
          <table:table-cell office:value-type="float" office:value="1768329" table:style-name="ce28">
            <text:p><text:s text:c="3"/>1,768,329</text:p>
          </table:table-cell>
          <table:table-cell office:value-type="float" office:value="354363" table:style-name="ce28">
            <text:p><text:s text:c="3"/>354,363</text:p>
          </table:table-cell>
          <table:table-cell office:value-type="float" office:value="348201" table:style-name="ce28">
            <text:p><text:s text:c="3"/>348,201</text:p>
          </table:table-cell>
          <table:table-cell office:value-type="float" office:value="348448" table:style-name="ce28">
            <text:p><text:s text:c="3"/>348,448</text:p>
          </table:table-cell>
          <table:table-cell office:value-type="float" office:value="353016" table:style-name="ce28">
            <text:p><text:s text:c="3"/>353,016</text:p>
          </table:table-cell>
          <table:table-cell office:value-type="float" office:value="364301" table:style-name="ce28">
            <text:p><text:s text:c="3"/>364,301</text:p>
          </table:table-cell>
          <table:table-cell office:value-type="float" office:value="1804240" table:style-name="ce28">
            <text:p><text:s text:c="3"/>1,804,240</text:p>
          </table:table-cell>
          <table:table-cell office:value-type="float" office:value="365604" table:style-name="ce28">
            <text:p><text:s text:c="3"/>365,604</text:p>
          </table:table-cell>
          <table:table-cell office:value-type="float" office:value="364316" table:style-name="ce28">
            <text:p><text:s text:c="3"/>364,316</text:p>
          </table:table-cell>
          <table:table-cell office:value-type="float" office:value="355432" table:style-name="ce28">
            <text:p><text:s text:c="3"/>355,432</text:p>
          </table:table-cell>
          <table:table-cell office:value-type="float" office:value="357859" table:style-name="ce28">
            <text:p><text:s text:c="3"/>357,859</text:p>
          </table:table-cell>
          <table:table-cell office:value-type="float" office:value="361029" table:style-name="ce28">
            <text:p><text:s text:c="3"/>361,029</text:p>
          </table:table-cell>
          <table:table-cell office:value-type="float" office:value="1825480" table:style-name="ce28">
            <text:p><text:s text:c="3"/>1,825,480</text:p>
          </table:table-cell>
          <table:table-cell office:value-type="float" office:value="369621" table:style-name="ce28">
            <text:p><text:s text:c="3"/>369,621</text:p>
          </table:table-cell>
          <table:table-cell office:value-type="float" office:value="370051" table:style-name="ce28">
            <text:p><text:s text:c="3"/>370,051</text:p>
          </table:table-cell>
          <table:table-cell office:value-type="float" office:value="370884" table:style-name="ce28">
            <text:p><text:s text:c="3"/>370,884</text:p>
          </table:table-cell>
          <table:table-cell office:value-type="float" office:value="363420" table:style-name="ce28">
            <text:p><text:s text:c="3"/>363,420</text:p>
          </table:table-cell>
          <table:table-cell office:value-type="float" office:value="351504" table:style-name="ce28">
            <text:p><text:s text:c="3"/>351,504</text:p>
          </table:table-cell>
          <table:table-cell office:value-type="float" office:value="1664352" table:style-name="ce28">
            <text:p><text:s text:c="3"/>1,664,352</text:p>
          </table:table-cell>
          <table:table-cell office:value-type="float" office:value="351055" table:style-name="ce28">
            <text:p><text:s text:c="3"/>351,055</text:p>
          </table:table-cell>
          <table:table-cell office:value-type="float" office:value="352062" table:style-name="ce28">
            <text:p><text:s text:c="3"/>352,062</text:p>
          </table:table-cell>
          <table:table-cell office:value-type="float" office:value="317485" table:style-name="ce28">
            <text:p><text:s text:c="3"/>317,485</text:p>
          </table:table-cell>
          <table:table-cell office:value-type="float" office:value="324668" table:style-name="ce28">
            <text:p><text:s text:c="3"/>324,668</text:p>
          </table:table-cell>
          <table:table-cell office:value-type="float" office:value="319082" table:style-name="ce28">
            <text:p><text:s text:c="3"/>319,082</text:p>
          </table:table-cell>
          <table:table-cell office:value-type="float" office:value="1401173" table:style-name="ce28">
            <text:p><text:s text:c="3"/>1,401,173</text:p>
          </table:table-cell>
          <table:table-cell office:value-type="float" office:value="309646" table:style-name="ce28">
            <text:p><text:s text:c="3"/>309,646</text:p>
          </table:table-cell>
          <table:table-cell office:value-type="float" office:value="290228" table:style-name="ce28">
            <text:p><text:s text:c="3"/>290,228</text:p>
          </table:table-cell>
          <table:table-cell office:value-type="float" office:value="278588" table:style-name="ce28">
            <text:p><text:s text:c="3"/>278,588</text:p>
          </table:table-cell>
          <table:table-cell office:value-type="float" office:value="280212" table:style-name="ce28">
            <text:p><text:s text:c="3"/>280,212</text:p>
          </table:table-cell>
          <table:table-cell office:value-type="float" office:value="242499" table:style-name="ce28">
            <text:p><text:s text:c="3"/>242,499</text:p>
          </table:table-cell>
          <table:table-cell office:value-type="float" office:value="838754" table:style-name="ce28">
            <text:p><text:s text:c="3"/>838,754</text:p>
          </table:table-cell>
          <table:table-cell office:value-type="float" office:value="214957" table:style-name="ce28">
            <text:p><text:s text:c="3"/>214,957</text:p>
          </table:table-cell>
          <table:table-cell office:value-type="float" office:value="206851" table:style-name="ce28">
            <text:p><text:s text:c="3"/>206,851</text:p>
          </table:table-cell>
          <table:table-cell office:value-type="float" office:value="167270" table:style-name="ce28">
            <text:p><text:s text:c="3"/>167,270</text:p>
          </table:table-cell>
          <table:table-cell office:value-type="float" office:value="143646" table:style-name="ce28">
            <text:p><text:s text:c="3"/>143,646</text:p>
          </table:table-cell>
          <table:table-cell office:value-type="float" office:value="106030" table:style-name="ce28">
            <text:p><text:s text:c="3"/>106,030</text:p>
          </table:table-cell>
          <table:table-cell office:value-type="float" office:value="604406" table:style-name="ce28">
            <text:p><text:s text:c="3"/>604,406</text:p>
          </table:table-cell>
          <table:table-cell office:value-type="float" office:value="125088" table:style-name="ce28">
            <text:p><text:s text:c="3"/>125,088</text:p>
          </table:table-cell>
          <table:table-cell office:value-type="float" office:value="126941" table:style-name="ce28">
            <text:p><text:s text:c="3"/>126,941</text:p>
          </table:table-cell>
          <table:table-cell office:value-type="float" office:value="121930" table:style-name="ce28">
            <text:p><text:s text:c="3"/>121,930</text:p>
          </table:table-cell>
          <table:table-cell office:value-type="float" office:value="116207" table:style-name="ce28">
            <text:p><text:s text:c="3"/>116,207</text:p>
          </table:table-cell>
          <table:table-cell office:value-type="float" office:value="114240" table:style-name="ce28">
            <text:p><text:s text:c="3"/>114,240</text:p>
          </table:table-cell>
          <table:table-cell office:value-type="float" office:value="434569" table:style-name="ce28">
            <text:p><text:s text:c="3"/>434,569</text:p>
          </table:table-cell>
          <table:table-cell office:value-type="float" office:value="105903" table:style-name="ce28">
            <text:p><text:s text:c="3"/>105,903</text:p>
          </table:table-cell>
          <table:table-cell office:value-type="float" office:value="95267" table:style-name="ce28">
            <text:p><text:s text:c="3"/>95,267</text:p>
          </table:table-cell>
          <table:table-cell office:value-type="float" office:value="86156" table:style-name="ce28">
            <text:p><text:s text:c="3"/>86,156</text:p>
          </table:table-cell>
          <table:table-cell office:value-type="float" office:value="77389" table:style-name="ce28">
            <text:p><text:s text:c="3"/>77,389</text:p>
          </table:table-cell>
          <table:table-cell office:value-type="float" office:value="69854" table:style-name="ce28">
            <text:p><text:s text:c="3"/>69,854</text:p>
          </table:table-cell>
          <table:table-cell office:value-type="float" office:value="251499" table:style-name="ce28">
            <text:p><text:s text:c="3"/>251,499</text:p>
          </table:table-cell>
          <table:table-cell office:value-type="float" office:value="62927" table:style-name="ce28">
            <text:p><text:s text:c="3"/>62,927</text:p>
          </table:table-cell>
          <table:table-cell office:value-type="float" office:value="55318" table:style-name="ce28">
            <text:p><text:s text:c="3"/>55,318</text:p>
          </table:table-cell>
          <table:table-cell office:value-type="float" office:value="48967" table:style-name="ce28">
            <text:p><text:s text:c="3"/>48,967</text:p>
          </table:table-cell>
          <table:table-cell office:value-type="float" office:value="45183" table:style-name="ce28">
            <text:p><text:s text:c="3"/>45,183</text:p>
          </table:table-cell>
          <table:table-cell office:value-type="float" office:value="39104" table:style-name="ce28">
            <text:p><text:s text:c="3"/>39,104</text:p>
          </table:table-cell>
          <table:table-cell office:value-type="float" office:value="112719" table:style-name="ce28">
            <text:p><text:s text:c="3"/>112,719</text:p>
          </table:table-cell>
          <table:table-cell office:value-type="float" office:value="33102" table:style-name="ce28">
            <text:p><text:s text:c="3"/>33,102</text:p>
          </table:table-cell>
          <table:table-cell office:value-type="float" office:value="27246" table:style-name="ce28">
            <text:p><text:s text:c="3"/>27,246</text:p>
          </table:table-cell>
          <table:table-cell office:value-type="float" office:value="21566" table:style-name="ce28">
            <text:p><text:s text:c="3"/>21,566</text:p>
          </table:table-cell>
          <table:table-cell office:value-type="float" office:value="17818" table:style-name="ce28">
            <text:p><text:s text:c="3"/>17,818</text:p>
          </table:table-cell>
          <table:table-cell office:value-type="float" office:value="12987" table:style-name="ce28">
            <text:p><text:s text:c="3"/>12,987</text:p>
          </table:table-cell>
          <table:table-cell office:value-type="float" office:value="26273" table:style-name="ce28">
            <text:p><text:s text:c="3"/>26,273</text:p>
          </table:table-cell>
          <table:table-cell office:value-type="float" office:value="9030" table:style-name="ce28">
            <text:p><text:s text:c="3"/>9,030</text:p>
          </table:table-cell>
          <table:table-cell office:value-type="float" office:value="6683" table:style-name="ce28">
            <text:p><text:s text:c="3"/>6,683</text:p>
          </table:table-cell>
          <table:table-cell office:value-type="float" office:value="4822" table:style-name="ce28">
            <text:p><text:s text:c="3"/>4,822</text:p>
          </table:table-cell>
          <table:table-cell office:value-type="float" office:value="3471" table:style-name="ce28">
            <text:p><text:s text:c="3"/>3,471</text:p>
          </table:table-cell>
          <table:table-cell office:value-type="float" office:value="2267" table:style-name="ce28">
            <text:p><text:s text:c="3"/>2,267</text:p>
          </table:table-cell>
          <table:table-cell office:value-type="float" office:value="3962" table:style-name="ce29">
            <text:p><text:s text:c="3"/>3,962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694751" table:style-name="ce28">
            <text:p><text:s text:c="3"/>11,694,751</text:p>
          </table:table-cell>
          <table:table-cell office:value-type="float" office:value="497440" table:style-name="ce28">
            <text:p><text:s text:c="3"/>497,440</text:p>
          </table:table-cell>
          <table:table-cell office:value-type="float" office:value="85079" table:style-name="ce28">
            <text:p><text:s text:c="3"/>85,079</text:p>
          </table:table-cell>
          <table:table-cell office:value-type="float" office:value="93713" table:style-name="ce28">
            <text:p><text:s text:c="3"/>93,713</text:p>
          </table:table-cell>
          <table:table-cell office:value-type="float" office:value="100017" table:style-name="ce28">
            <text:p><text:s text:c="3"/>100,017</text:p>
          </table:table-cell>
          <table:table-cell office:value-type="float" office:value="107162" table:style-name="ce28">
            <text:p><text:s text:c="3"/>107,162</text:p>
          </table:table-cell>
          <table:table-cell office:value-type="float" office:value="111469" table:style-name="ce28">
            <text:p><text:s text:c="3"/>111,469</text:p>
          </table:table-cell>
          <table:table-cell office:value-type="float" office:value="534383" table:style-name="ce28">
            <text:p><text:s text:c="3"/>534,383</text:p>
          </table:table-cell>
          <table:table-cell office:value-type="float" office:value="112467" table:style-name="ce28">
            <text:p><text:s text:c="3"/>112,467</text:p>
          </table:table-cell>
          <table:table-cell office:value-type="float" office:value="102209" table:style-name="ce28">
            <text:p><text:s text:c="3"/>102,209</text:p>
          </table:table-cell>
          <table:table-cell office:value-type="float" office:value="119845" table:style-name="ce28">
            <text:p><text:s text:c="3"/>119,845</text:p>
          </table:table-cell>
          <table:table-cell office:value-type="float" office:value="109144" table:style-name="ce28">
            <text:p><text:s text:c="3"/>109,144</text:p>
          </table:table-cell>
          <table:table-cell office:value-type="float" office:value="90718" table:style-name="ce28">
            <text:p><text:s text:c="3"/>90,718</text:p>
          </table:table-cell>
          <table:table-cell office:value-type="float" office:value="524057" table:style-name="ce28">
            <text:p><text:s text:c="3"/>524,057</text:p>
          </table:table-cell>
          <table:table-cell office:value-type="float" office:value="98655" table:style-name="ce28">
            <text:p><text:s text:c="3"/>98,655</text:p>
          </table:table-cell>
          <table:table-cell office:value-type="float" office:value="102419" table:style-name="ce28">
            <text:p><text:s text:c="3"/>102,419</text:p>
          </table:table-cell>
          <table:table-cell office:value-type="float" office:value="107860" table:style-name="ce28">
            <text:p><text:s text:c="3"/>107,860</text:p>
          </table:table-cell>
          <table:table-cell office:value-type="float" office:value="107226" table:style-name="ce28">
            <text:p><text:s text:c="3"/>107,226</text:p>
          </table:table-cell>
          <table:table-cell office:value-type="float" office:value="107897" table:style-name="ce28">
            <text:p><text:s text:c="3"/>107,897</text:p>
          </table:table-cell>
          <table:table-cell office:value-type="float" office:value="639313" table:style-name="ce28">
            <text:p><text:s text:c="3"/>639,313</text:p>
          </table:table-cell>
          <table:table-cell office:value-type="float" office:value="112707" table:style-name="ce28">
            <text:p><text:s text:c="3"/>112,707</text:p>
          </table:table-cell>
          <table:table-cell office:value-type="float" office:value="116898" table:style-name="ce28">
            <text:p><text:s text:c="3"/>116,898</text:p>
          </table:table-cell>
          <table:table-cell office:value-type="float" office:value="126344" table:style-name="ce28">
            <text:p><text:s text:c="3"/>126,344</text:p>
          </table:table-cell>
          <table:table-cell office:value-type="float" office:value="129661" table:style-name="ce28">
            <text:p><text:s text:c="3"/>129,661</text:p>
          </table:table-cell>
          <table:table-cell office:value-type="float" office:value="153703" table:style-name="ce28">
            <text:p><text:s text:c="3"/>153,703</text:p>
          </table:table-cell>
          <table:table-cell office:value-type="float" office:value="783899" table:style-name="ce28">
            <text:p><text:s text:c="3"/>783,899</text:p>
          </table:table-cell>
          <table:table-cell office:value-type="float" office:value="149324" table:style-name="ce28">
            <text:p><text:s text:c="3"/>149,324</text:p>
          </table:table-cell>
          <table:table-cell office:value-type="float" office:value="140573" table:style-name="ce28">
            <text:p><text:s text:c="3"/>140,573</text:p>
          </table:table-cell>
          <table:table-cell office:value-type="float" office:value="160502" table:style-name="ce28">
            <text:p><text:s text:c="3"/>160,502</text:p>
          </table:table-cell>
          <table:table-cell office:value-type="float" office:value="166183" table:style-name="ce28">
            <text:p><text:s text:c="3"/>166,183</text:p>
          </table:table-cell>
          <table:table-cell office:value-type="float" office:value="167317" table:style-name="ce28">
            <text:p><text:s text:c="3"/>167,317</text:p>
          </table:table-cell>
          <table:table-cell office:value-type="float" office:value="834036" table:style-name="ce28">
            <text:p><text:s text:c="3"/>834,036</text:p>
          </table:table-cell>
          <table:table-cell office:value-type="float" office:value="166558" table:style-name="ce28">
            <text:p><text:s text:c="3"/>166,558</text:p>
          </table:table-cell>
          <table:table-cell office:value-type="float" office:value="167275" table:style-name="ce28">
            <text:p><text:s text:c="3"/>167,275</text:p>
          </table:table-cell>
          <table:table-cell office:value-type="float" office:value="165810" table:style-name="ce28">
            <text:p><text:s text:c="3"/>165,810</text:p>
          </table:table-cell>
          <table:table-cell office:value-type="float" office:value="164333" table:style-name="ce28">
            <text:p><text:s text:c="3"/>164,333</text:p>
          </table:table-cell>
          <table:table-cell office:value-type="float" office:value="170060" table:style-name="ce28">
            <text:p><text:s text:c="3"/>170,060</text:p>
          </table:table-cell>
          <table:table-cell office:value-type="float" office:value="811502" table:style-name="ce28">
            <text:p><text:s text:c="3"/>811,502</text:p>
          </table:table-cell>
          <table:table-cell office:value-type="float" office:value="163725" table:style-name="ce28">
            <text:p><text:s text:c="3"/>163,725</text:p>
          </table:table-cell>
          <table:table-cell office:value-type="float" office:value="171045" table:style-name="ce28">
            <text:p><text:s text:c="3"/>171,045</text:p>
          </table:table-cell>
          <table:table-cell office:value-type="float" office:value="158912" table:style-name="ce28">
            <text:p><text:s text:c="3"/>158,912</text:p>
          </table:table-cell>
          <table:table-cell office:value-type="float" office:value="152344" table:style-name="ce28">
            <text:p><text:s text:c="3"/>152,344</text:p>
          </table:table-cell>
          <table:table-cell office:value-type="float" office:value="165476" table:style-name="ce28">
            <text:p><text:s text:c="3"/>165,476</text:p>
          </table:table-cell>
          <table:table-cell office:value-type="float" office:value="965136" table:style-name="ce28">
            <text:p><text:s text:c="3"/>965,136</text:p>
          </table:table-cell>
          <table:table-cell office:value-type="float" office:value="180472" table:style-name="ce28">
            <text:p><text:s text:c="3"/>180,472</text:p>
          </table:table-cell>
          <table:table-cell office:value-type="float" office:value="185256" table:style-name="ce28">
            <text:p><text:s text:c="3"/>185,256</text:p>
          </table:table-cell>
          <table:table-cell office:value-type="float" office:value="196086" table:style-name="ce28">
            <text:p><text:s text:c="3"/>196,086</text:p>
          </table:table-cell>
          <table:table-cell office:value-type="float" office:value="201634" table:style-name="ce28">
            <text:p><text:s text:c="3"/>201,634</text:p>
          </table:table-cell>
          <table:table-cell office:value-type="float" office:value="201688" table:style-name="ce28">
            <text:p><text:s text:c="3"/>201,688</text:p>
          </table:table-cell>
          <table:table-cell office:value-type="float" office:value="977358" table:style-name="ce28">
            <text:p><text:s text:c="3"/>977,358</text:p>
          </table:table-cell>
          <table:table-cell office:value-type="float" office:value="203960" table:style-name="ce28">
            <text:p><text:s text:c="3"/>203,960</text:p>
          </table:table-cell>
          <table:table-cell office:value-type="float" office:value="200486" table:style-name="ce28">
            <text:p><text:s text:c="3"/>200,486</text:p>
          </table:table-cell>
          <table:table-cell office:value-type="float" office:value="189184" table:style-name="ce28">
            <text:p><text:s text:c="3"/>189,184</text:p>
          </table:table-cell>
          <table:table-cell office:value-type="float" office:value="203387" table:style-name="ce28">
            <text:p><text:s text:c="3"/>203,387</text:p>
          </table:table-cell>
          <table:table-cell office:value-type="float" office:value="180341" table:style-name="ce28">
            <text:p><text:s text:c="3"/>180,341</text:p>
          </table:table-cell>
          <table:table-cell office:value-type="float" office:value="866236" table:style-name="ce28">
            <text:p><text:s text:c="3"/>866,236</text:p>
          </table:table-cell>
          <table:table-cell office:value-type="float" office:value="173165" table:style-name="ce28">
            <text:p><text:s text:c="3"/>173,165</text:p>
          </table:table-cell>
          <table:table-cell office:value-type="float" office:value="170762" table:style-name="ce28">
            <text:p><text:s text:c="3"/>170,762</text:p>
          </table:table-cell>
          <table:table-cell office:value-type="float" office:value="170213" table:style-name="ce28">
            <text:p><text:s text:c="3"/>170,213</text:p>
          </table:table-cell>
          <table:table-cell office:value-type="float" office:value="173078" table:style-name="ce28">
            <text:p><text:s text:c="3"/>173,078</text:p>
          </table:table-cell>
          <table:table-cell office:value-type="float" office:value="179018" table:style-name="ce28">
            <text:p><text:s text:c="3"/>179,018</text:p>
          </table:table-cell>
          <table:table-cell office:value-type="float" office:value="888029" table:style-name="ce28">
            <text:p><text:s text:c="3"/>888,029</text:p>
          </table:table-cell>
          <table:table-cell office:value-type="float" office:value="179927" table:style-name="ce28">
            <text:p><text:s text:c="3"/>179,927</text:p>
          </table:table-cell>
          <table:table-cell office:value-type="float" office:value="179414" table:style-name="ce28">
            <text:p><text:s text:c="3"/>179,414</text:p>
          </table:table-cell>
          <table:table-cell office:value-type="float" office:value="175012" table:style-name="ce28">
            <text:p><text:s text:c="3"/>175,012</text:p>
          </table:table-cell>
          <table:table-cell office:value-type="float" office:value="176449" table:style-name="ce28">
            <text:p><text:s text:c="3"/>176,449</text:p>
          </table:table-cell>
          <table:table-cell office:value-type="float" office:value="177227" table:style-name="ce28">
            <text:p><text:s text:c="3"/>177,227</text:p>
          </table:table-cell>
          <table:table-cell office:value-type="float" office:value="893088" table:style-name="ce28">
            <text:p><text:s text:c="3"/>893,088</text:p>
          </table:table-cell>
          <table:table-cell office:value-type="float" office:value="181494" table:style-name="ce28">
            <text:p><text:s text:c="3"/>181,494</text:p>
          </table:table-cell>
          <table:table-cell office:value-type="float" office:value="181165" table:style-name="ce28">
            <text:p><text:s text:c="3"/>181,165</text:p>
          </table:table-cell>
          <table:table-cell office:value-type="float" office:value="180889" table:style-name="ce28">
            <text:p><text:s text:c="3"/>180,889</text:p>
          </table:table-cell>
          <table:table-cell office:value-type="float" office:value="177638" table:style-name="ce28">
            <text:p><text:s text:c="3"/>177,638</text:p>
          </table:table-cell>
          <table:table-cell office:value-type="float" office:value="171902" table:style-name="ce28">
            <text:p><text:s text:c="3"/>171,902</text:p>
          </table:table-cell>
          <table:table-cell office:value-type="float" office:value="803747" table:style-name="ce28">
            <text:p><text:s text:c="3"/>803,747</text:p>
          </table:table-cell>
          <table:table-cell office:value-type="float" office:value="170150" table:style-name="ce28">
            <text:p><text:s text:c="3"/>170,150</text:p>
          </table:table-cell>
          <table:table-cell office:value-type="float" office:value="170562" table:style-name="ce28">
            <text:p><text:s text:c="3"/>170,562</text:p>
          </table:table-cell>
          <table:table-cell office:value-type="float" office:value="153269" table:style-name="ce28">
            <text:p><text:s text:c="3"/>153,269</text:p>
          </table:table-cell>
          <table:table-cell office:value-type="float" office:value="156143" table:style-name="ce28">
            <text:p><text:s text:c="3"/>156,143</text:p>
          </table:table-cell>
          <table:table-cell office:value-type="float" office:value="153623" table:style-name="ce28">
            <text:p><text:s text:c="3"/>153,623</text:p>
          </table:table-cell>
          <table:table-cell office:value-type="float" office:value="666555" table:style-name="ce28">
            <text:p><text:s text:c="3"/>666,555</text:p>
          </table:table-cell>
          <table:table-cell office:value-type="float" office:value="148124" table:style-name="ce28">
            <text:p><text:s text:c="3"/>148,124</text:p>
          </table:table-cell>
          <table:table-cell office:value-type="float" office:value="138747" table:style-name="ce28">
            <text:p><text:s text:c="3"/>138,747</text:p>
          </table:table-cell>
          <table:table-cell office:value-type="float" office:value="132257" table:style-name="ce28">
            <text:p><text:s text:c="3"/>132,257</text:p>
          </table:table-cell>
          <table:table-cell office:value-type="float" office:value="132327" table:style-name="ce28">
            <text:p><text:s text:c="3"/>132,327</text:p>
          </table:table-cell>
          <table:table-cell office:value-type="float" office:value="115100" table:style-name="ce28">
            <text:p><text:s text:c="3"/>115,100</text:p>
          </table:table-cell>
          <table:table-cell office:value-type="float" office:value="390214" table:style-name="ce28">
            <text:p><text:s text:c="3"/>390,214</text:p>
          </table:table-cell>
          <table:table-cell office:value-type="float" office:value="100982" table:style-name="ce28">
            <text:p><text:s text:c="3"/>100,982</text:p>
          </table:table-cell>
          <table:table-cell office:value-type="float" office:value="96174" table:style-name="ce28">
            <text:p><text:s text:c="3"/>96,174</text:p>
          </table:table-cell>
          <table:table-cell office:value-type="float" office:value="78365" table:style-name="ce28">
            <text:p><text:s text:c="3"/>78,365</text:p>
          </table:table-cell>
          <table:table-cell office:value-type="float" office:value="66359" table:style-name="ce28">
            <text:p><text:s text:c="3"/>66,359</text:p>
          </table:table-cell>
          <table:table-cell office:value-type="float" office:value="48334" table:style-name="ce28">
            <text:p><text:s text:c="3"/>48,334</text:p>
          </table:table-cell>
          <table:table-cell office:value-type="float" office:value="269406" table:style-name="ce28">
            <text:p><text:s text:c="3"/>269,406</text:p>
          </table:table-cell>
          <table:table-cell office:value-type="float" office:value="56684" table:style-name="ce28">
            <text:p><text:s text:c="3"/>56,684</text:p>
          </table:table-cell>
          <table:table-cell office:value-type="float" office:value="57238" table:style-name="ce28">
            <text:p><text:s text:c="3"/>57,238</text:p>
          </table:table-cell>
          <table:table-cell office:value-type="float" office:value="54256" table:style-name="ce28">
            <text:p><text:s text:c="3"/>54,256</text:p>
          </table:table-cell>
          <table:table-cell office:value-type="float" office:value="51307" table:style-name="ce28">
            <text:p><text:s text:c="3"/>51,307</text:p>
          </table:table-cell>
          <table:table-cell office:value-type="float" office:value="49921" table:style-name="ce28">
            <text:p><text:s text:c="3"/>49,921</text:p>
          </table:table-cell>
          <table:table-cell office:value-type="float" office:value="180792" table:style-name="ce28">
            <text:p><text:s text:c="3"/>180,792</text:p>
          </table:table-cell>
          <table:table-cell office:value-type="float" office:value="45139" table:style-name="ce28">
            <text:p><text:s text:c="3"/>45,139</text:p>
          </table:table-cell>
          <table:table-cell office:value-type="float" office:value="39882" table:style-name="ce28">
            <text:p><text:s text:c="3"/>39,882</text:p>
          </table:table-cell>
          <table:table-cell office:value-type="float" office:value="35719" table:style-name="ce28">
            <text:p><text:s text:c="3"/>35,719</text:p>
          </table:table-cell>
          <table:table-cell office:value-type="float" office:value="31956" table:style-name="ce28">
            <text:p><text:s text:c="3"/>31,956</text:p>
          </table:table-cell>
          <table:table-cell office:value-type="float" office:value="28096" table:style-name="ce28">
            <text:p><text:s text:c="3"/>28,096</text:p>
          </table:table-cell>
          <table:table-cell office:value-type="float" office:value="105816" table:style-name="ce28">
            <text:p><text:s text:c="3"/>105,816</text:p>
          </table:table-cell>
          <table:table-cell office:value-type="float" office:value="25477" table:style-name="ce28">
            <text:p><text:s text:c="3"/>25,477</text:p>
          </table:table-cell>
          <table:table-cell office:value-type="float" office:value="22630" table:style-name="ce28">
            <text:p><text:s text:c="3"/>22,630</text:p>
          </table:table-cell>
          <table:table-cell office:value-type="float" office:value="20601" table:style-name="ce28">
            <text:p><text:s text:c="3"/>20,601</text:p>
          </table:table-cell>
          <table:table-cell office:value-type="float" office:value="19660" table:style-name="ce28">
            <text:p><text:s text:c="3"/>19,660</text:p>
          </table:table-cell>
          <table:table-cell office:value-type="float" office:value="17448" table:style-name="ce28">
            <text:p><text:s text:c="3"/>17,448</text:p>
          </table:table-cell>
          <table:table-cell office:value-type="float" office:value="50673" table:style-name="ce28">
            <text:p><text:s text:c="3"/>50,673</text:p>
          </table:table-cell>
          <table:table-cell office:value-type="float" office:value="14941" table:style-name="ce28">
            <text:p><text:s text:c="3"/>14,941</text:p>
          </table:table-cell>
          <table:table-cell office:value-type="float" office:value="12227" table:style-name="ce28">
            <text:p><text:s text:c="3"/>12,227</text:p>
          </table:table-cell>
          <table:table-cell office:value-type="float" office:value="9784" table:style-name="ce28">
            <text:p><text:s text:c="3"/>9,784</text:p>
          </table:table-cell>
          <table:table-cell office:value-type="float" office:value="7901" table:style-name="ce28">
            <text:p><text:s text:c="3"/>7,901</text:p>
          </table:table-cell>
          <table:table-cell office:value-type="float" office:value="5820" table:style-name="ce28">
            <text:p><text:s text:c="3"/>5,820</text:p>
          </table:table-cell>
          <table:table-cell office:value-type="float" office:value="11317" table:style-name="ce28">
            <text:p><text:s text:c="3"/>11,317</text:p>
          </table:table-cell>
          <table:table-cell office:value-type="float" office:value="3999" table:style-name="ce28">
            <text:p><text:s text:c="3"/>3,999</text:p>
          </table:table-cell>
          <table:table-cell office:value-type="float" office:value="2770" table:style-name="ce28">
            <text:p><text:s text:c="3"/>2,770</text:p>
          </table:table-cell>
          <table:table-cell office:value-type="float" office:value="2077" table:style-name="ce28">
            <text:p><text:s text:c="3"/>2,077</text:p>
          </table:table-cell>
          <table:table-cell office:value-type="float" office:value="1507" table:style-name="ce28">
            <text:p><text:s text:c="3"/>1,507</text:p>
          </table:table-cell>
          <table:table-cell office:value-type="float" office:value="964" table:style-name="ce28">
            <text:p><text:s text:c="3"/>964</text:p>
          </table:table-cell>
          <table:table-cell office:value-type="float" office:value="1754" table:style-name="ce31">
            <text:p><text:s text:c="3"/>1,754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7169" table:style-name="ce34">
            <text:p><text:s text:c="3"/>11,897,169</text:p>
          </table:table-cell>
          <table:table-cell office:value-type="float" office:value="462884" table:style-name="ce34">
            <text:p><text:s text:c="3"/>462,884</text:p>
          </table:table-cell>
          <table:table-cell office:value-type="float" office:value="79095" table:style-name="ce34">
            <text:p><text:s text:c="3"/>79,095</text:p>
          </table:table-cell>
          <table:table-cell office:value-type="float" office:value="87538" table:style-name="ce34">
            <text:p><text:s text:c="3"/>87,538</text:p>
          </table:table-cell>
          <table:table-cell office:value-type="float" office:value="92950" table:style-name="ce34">
            <text:p><text:s text:c="3"/>92,950</text:p>
          </table:table-cell>
          <table:table-cell office:value-type="float" office:value="100044" table:style-name="ce34">
            <text:p><text:s text:c="3"/>100,044</text:p>
          </table:table-cell>
          <table:table-cell office:value-type="float" office:value="103257" table:style-name="ce34">
            <text:p><text:s text:c="3"/>103,257</text:p>
          </table:table-cell>
          <table:table-cell office:value-type="float" office:value="497141" table:style-name="ce34">
            <text:p><text:s text:c="3"/>497,141</text:p>
          </table:table-cell>
          <table:table-cell office:value-type="float" office:value="104695" table:style-name="ce34">
            <text:p><text:s text:c="3"/>104,695</text:p>
          </table:table-cell>
          <table:table-cell office:value-type="float" office:value="95619" table:style-name="ce34">
            <text:p><text:s text:c="3"/>95,619</text:p>
          </table:table-cell>
          <table:table-cell office:value-type="float" office:value="111689" table:style-name="ce34">
            <text:p><text:s text:c="3"/>111,689</text:p>
          </table:table-cell>
          <table:table-cell office:value-type="float" office:value="101469" table:style-name="ce34">
            <text:p><text:s text:c="3"/>101,469</text:p>
          </table:table-cell>
          <table:table-cell office:value-type="float" office:value="83669" table:style-name="ce34">
            <text:p><text:s text:c="3"/>83,669</text:p>
          </table:table-cell>
          <table:table-cell office:value-type="float" office:value="479743" table:style-name="ce34">
            <text:p><text:s text:c="3"/>479,743</text:p>
          </table:table-cell>
          <table:table-cell office:value-type="float" office:value="90441" table:style-name="ce34">
            <text:p><text:s text:c="3"/>90,441</text:p>
          </table:table-cell>
          <table:table-cell office:value-type="float" office:value="94209" table:style-name="ce34">
            <text:p><text:s text:c="3"/>94,209</text:p>
          </table:table-cell>
          <table:table-cell office:value-type="float" office:value="98451" table:style-name="ce34">
            <text:p><text:s text:c="3"/>98,451</text:p>
          </table:table-cell>
          <table:table-cell office:value-type="float" office:value="97901" table:style-name="ce34">
            <text:p><text:s text:c="3"/>97,901</text:p>
          </table:table-cell>
          <table:table-cell office:value-type="float" office:value="98741" table:style-name="ce34">
            <text:p><text:s text:c="3"/>98,741</text:p>
          </table:table-cell>
          <table:table-cell office:value-type="float" office:value="585396" table:style-name="ce34">
            <text:p><text:s text:c="3"/>585,396</text:p>
          </table:table-cell>
          <table:table-cell office:value-type="float" office:value="102988" table:style-name="ce34">
            <text:p><text:s text:c="3"/>102,988</text:p>
          </table:table-cell>
          <table:table-cell office:value-type="float" office:value="105813" table:style-name="ce34">
            <text:p><text:s text:c="3"/>105,813</text:p>
          </table:table-cell>
          <table:table-cell office:value-type="float" office:value="115416" table:style-name="ce34">
            <text:p><text:s text:c="3"/>115,416</text:p>
          </table:table-cell>
          <table:table-cell office:value-type="float" office:value="119654" table:style-name="ce34">
            <text:p><text:s text:c="3"/>119,654</text:p>
          </table:table-cell>
          <table:table-cell office:value-type="float" office:value="141525" table:style-name="ce34">
            <text:p><text:s text:c="3"/>141,525</text:p>
          </table:table-cell>
          <table:table-cell office:value-type="float" office:value="724271" table:style-name="ce34">
            <text:p><text:s text:c="3"/>724,271</text:p>
          </table:table-cell>
          <table:table-cell office:value-type="float" office:value="136680" table:style-name="ce34">
            <text:p><text:s text:c="3"/>136,680</text:p>
          </table:table-cell>
          <table:table-cell office:value-type="float" office:value="129694" table:style-name="ce34">
            <text:p><text:s text:c="3"/>129,694</text:p>
          </table:table-cell>
          <table:table-cell office:value-type="float" office:value="147971" table:style-name="ce34">
            <text:p><text:s text:c="3"/>147,971</text:p>
          </table:table-cell>
          <table:table-cell office:value-type="float" office:value="154460" table:style-name="ce34">
            <text:p><text:s text:c="3"/>154,460</text:p>
          </table:table-cell>
          <table:table-cell office:value-type="float" office:value="155466" table:style-name="ce34">
            <text:p><text:s text:c="3"/>155,466</text:p>
          </table:table-cell>
          <table:table-cell office:value-type="float" office:value="772865" table:style-name="ce34">
            <text:p><text:s text:c="3"/>772,865</text:p>
          </table:table-cell>
          <table:table-cell office:value-type="float" office:value="155297" table:style-name="ce34">
            <text:p><text:s text:c="3"/>155,297</text:p>
          </table:table-cell>
          <table:table-cell office:value-type="float" office:value="155837" table:style-name="ce34">
            <text:p><text:s text:c="3"/>155,837</text:p>
          </table:table-cell>
          <table:table-cell office:value-type="float" office:value="153620" table:style-name="ce34">
            <text:p><text:s text:c="3"/>153,620</text:p>
          </table:table-cell>
          <table:table-cell office:value-type="float" office:value="151317" table:style-name="ce34">
            <text:p><text:s text:c="3"/>151,317</text:p>
          </table:table-cell>
          <table:table-cell office:value-type="float" office:value="156794" table:style-name="ce34">
            <text:p><text:s text:c="3"/>156,794</text:p>
          </table:table-cell>
          <table:table-cell office:value-type="float" office:value="777694" table:style-name="ce34">
            <text:p><text:s text:c="3"/>777,694</text:p>
          </table:table-cell>
          <table:table-cell office:value-type="float" office:value="153084" table:style-name="ce34">
            <text:p><text:s text:c="3"/>153,084</text:p>
          </table:table-cell>
          <table:table-cell office:value-type="float" office:value="161422" table:style-name="ce34">
            <text:p><text:s text:c="3"/>161,422</text:p>
          </table:table-cell>
          <table:table-cell office:value-type="float" office:value="150961" table:style-name="ce34">
            <text:p><text:s text:c="3"/>150,961</text:p>
          </table:table-cell>
          <table:table-cell office:value-type="float" office:value="148163" table:style-name="ce34">
            <text:p><text:s text:c="3"/>148,163</text:p>
          </table:table-cell>
          <table:table-cell office:value-type="float" office:value="164064" table:style-name="ce34">
            <text:p><text:s text:c="3"/>164,064</text:p>
          </table:table-cell>
          <table:table-cell office:value-type="float" office:value="981456" table:style-name="ce34">
            <text:p><text:s text:c="3"/>981,456</text:p>
          </table:table-cell>
          <table:table-cell office:value-type="float" office:value="180768" table:style-name="ce34">
            <text:p><text:s text:c="3"/>180,768</text:p>
          </table:table-cell>
          <table:table-cell office:value-type="float" office:value="185952" table:style-name="ce34">
            <text:p><text:s text:c="3"/>185,952</text:p>
          </table:table-cell>
          <table:table-cell office:value-type="float" office:value="200214" table:style-name="ce34">
            <text:p><text:s text:c="3"/>200,214</text:p>
          </table:table-cell>
          <table:table-cell office:value-type="float" office:value="207065" table:style-name="ce34">
            <text:p><text:s text:c="3"/>207,065</text:p>
          </table:table-cell>
          <table:table-cell office:value-type="float" office:value="207457" table:style-name="ce34">
            <text:p><text:s text:c="3"/>207,457</text:p>
          </table:table-cell>
          <table:table-cell office:value-type="float" office:value="1007590" table:style-name="ce34">
            <text:p><text:s text:c="3"/>1,007,590</text:p>
          </table:table-cell>
          <table:table-cell office:value-type="float" office:value="209344" table:style-name="ce34">
            <text:p><text:s text:c="3"/>209,344</text:p>
          </table:table-cell>
          <table:table-cell office:value-type="float" office:value="205895" table:style-name="ce34">
            <text:p><text:s text:c="3"/>205,895</text:p>
          </table:table-cell>
          <table:table-cell office:value-type="float" office:value="195456" table:style-name="ce34">
            <text:p><text:s text:c="3"/>195,456</text:p>
          </table:table-cell>
          <table:table-cell office:value-type="float" office:value="210241" table:style-name="ce34">
            <text:p><text:s text:c="3"/>210,241</text:p>
          </table:table-cell>
          <table:table-cell office:value-type="float" office:value="186654" table:style-name="ce34">
            <text:p><text:s text:c="3"/>186,654</text:p>
          </table:table-cell>
          <table:table-cell office:value-type="float" office:value="902093" table:style-name="ce34">
            <text:p><text:s text:c="3"/>902,093</text:p>
          </table:table-cell>
          <table:table-cell office:value-type="float" office:value="181198" table:style-name="ce34">
            <text:p><text:s text:c="3"/>181,198</text:p>
          </table:table-cell>
          <table:table-cell office:value-type="float" office:value="177439" table:style-name="ce34">
            <text:p><text:s text:c="3"/>177,439</text:p>
          </table:table-cell>
          <table:table-cell office:value-type="float" office:value="178235" table:style-name="ce34">
            <text:p><text:s text:c="3"/>178,235</text:p>
          </table:table-cell>
          <table:table-cell office:value-type="float" office:value="179938" table:style-name="ce34">
            <text:p><text:s text:c="3"/>179,938</text:p>
          </table:table-cell>
          <table:table-cell office:value-type="float" office:value="185283" table:style-name="ce34">
            <text:p><text:s text:c="3"/>185,283</text:p>
          </table:table-cell>
          <table:table-cell office:value-type="float" office:value="916211" table:style-name="ce34">
            <text:p><text:s text:c="3"/>916,211</text:p>
          </table:table-cell>
          <table:table-cell office:value-type="float" office:value="185677" table:style-name="ce34">
            <text:p><text:s text:c="3"/>185,677</text:p>
          </table:table-cell>
          <table:table-cell office:value-type="float" office:value="184902" table:style-name="ce34">
            <text:p><text:s text:c="3"/>184,902</text:p>
          </table:table-cell>
          <table:table-cell office:value-type="float" office:value="180420" table:style-name="ce34">
            <text:p><text:s text:c="3"/>180,420</text:p>
          </table:table-cell>
          <table:table-cell office:value-type="float" office:value="181410" table:style-name="ce34">
            <text:p><text:s text:c="3"/>181,410</text:p>
          </table:table-cell>
          <table:table-cell office:value-type="float" office:value="183802" table:style-name="ce34">
            <text:p><text:s text:c="3"/>183,802</text:p>
          </table:table-cell>
          <table:table-cell office:value-type="float" office:value="932392" table:style-name="ce34">
            <text:p><text:s text:c="3"/>932,392</text:p>
          </table:table-cell>
          <table:table-cell office:value-type="float" office:value="188127" table:style-name="ce34">
            <text:p><text:s text:c="3"/>188,127</text:p>
          </table:table-cell>
          <table:table-cell office:value-type="float" office:value="188886" table:style-name="ce34">
            <text:p><text:s text:c="3"/>188,886</text:p>
          </table:table-cell>
          <table:table-cell office:value-type="float" office:value="189995" table:style-name="ce34">
            <text:p><text:s text:c="3"/>189,995</text:p>
          </table:table-cell>
          <table:table-cell office:value-type="float" office:value="185782" table:style-name="ce34">
            <text:p><text:s text:c="3"/>185,782</text:p>
          </table:table-cell>
          <table:table-cell office:value-type="float" office:value="179602" table:style-name="ce34">
            <text:p><text:s text:c="3"/>179,602</text:p>
          </table:table-cell>
          <table:table-cell office:value-type="float" office:value="860605" table:style-name="ce34">
            <text:p><text:s text:c="3"/>860,605</text:p>
          </table:table-cell>
          <table:table-cell office:value-type="float" office:value="180905" table:style-name="ce34">
            <text:p><text:s text:c="3"/>180,905</text:p>
          </table:table-cell>
          <table:table-cell office:value-type="float" office:value="181500" table:style-name="ce34">
            <text:p><text:s text:c="3"/>181,500</text:p>
          </table:table-cell>
          <table:table-cell office:value-type="float" office:value="164216" table:style-name="ce34">
            <text:p><text:s text:c="3"/>164,216</text:p>
          </table:table-cell>
          <table:table-cell office:value-type="float" office:value="168525" table:style-name="ce34">
            <text:p><text:s text:c="3"/>168,525</text:p>
          </table:table-cell>
          <table:table-cell office:value-type="float" office:value="165459" table:style-name="ce34">
            <text:p><text:s text:c="3"/>165,459</text:p>
          </table:table-cell>
          <table:table-cell office:value-type="float" office:value="734618" table:style-name="ce34">
            <text:p><text:s text:c="3"/>734,618</text:p>
          </table:table-cell>
          <table:table-cell office:value-type="float" office:value="161522" table:style-name="ce34">
            <text:p><text:s text:c="3"/>161,522</text:p>
          </table:table-cell>
          <table:table-cell office:value-type="float" office:value="151481" table:style-name="ce34">
            <text:p><text:s text:c="3"/>151,481</text:p>
          </table:table-cell>
          <table:table-cell office:value-type="float" office:value="146331" table:style-name="ce34">
            <text:p><text:s text:c="3"/>146,331</text:p>
          </table:table-cell>
          <table:table-cell office:value-type="float" office:value="147885" table:style-name="ce34">
            <text:p><text:s text:c="3"/>147,885</text:p>
          </table:table-cell>
          <table:table-cell office:value-type="float" office:value="127399" table:style-name="ce34">
            <text:p><text:s text:c="3"/>127,399</text:p>
          </table:table-cell>
          <table:table-cell office:value-type="float" office:value="448540" table:style-name="ce34">
            <text:p><text:s text:c="3"/>448,540</text:p>
          </table:table-cell>
          <table:table-cell office:value-type="float" office:value="113975" table:style-name="ce34">
            <text:p><text:s text:c="3"/>113,975</text:p>
          </table:table-cell>
          <table:table-cell office:value-type="float" office:value="110677" table:style-name="ce34">
            <text:p><text:s text:c="3"/>110,677</text:p>
          </table:table-cell>
          <table:table-cell office:value-type="float" office:value="88905" table:style-name="ce34">
            <text:p><text:s text:c="3"/>88,905</text:p>
          </table:table-cell>
          <table:table-cell office:value-type="float" office:value="77287" table:style-name="ce34">
            <text:p><text:s text:c="3"/>77,287</text:p>
          </table:table-cell>
          <table:table-cell office:value-type="float" office:value="57696" table:style-name="ce34">
            <text:p><text:s text:c="3"/>57,696</text:p>
          </table:table-cell>
          <table:table-cell office:value-type="float" office:value="335000" table:style-name="ce34">
            <text:p><text:s text:c="3"/>335,000</text:p>
          </table:table-cell>
          <table:table-cell office:value-type="float" office:value="68404" table:style-name="ce34">
            <text:p><text:s text:c="3"/>68,404</text:p>
          </table:table-cell>
          <table:table-cell office:value-type="float" office:value="69703" table:style-name="ce34">
            <text:p><text:s text:c="3"/>69,703</text:p>
          </table:table-cell>
          <table:table-cell office:value-type="float" office:value="67674" table:style-name="ce34">
            <text:p><text:s text:c="3"/>67,674</text:p>
          </table:table-cell>
          <table:table-cell office:value-type="float" office:value="64900" table:style-name="ce34">
            <text:p><text:s text:c="3"/>64,900</text:p>
          </table:table-cell>
          <table:table-cell office:value-type="float" office:value="64319" table:style-name="ce34">
            <text:p><text:s text:c="3"/>64,319</text:p>
          </table:table-cell>
          <table:table-cell office:value-type="float" office:value="253777" table:style-name="ce34">
            <text:p><text:s text:c="3"/>253,777</text:p>
          </table:table-cell>
          <table:table-cell office:value-type="float" office:value="60764" table:style-name="ce34">
            <text:p><text:s text:c="3"/>60,764</text:p>
          </table:table-cell>
          <table:table-cell office:value-type="float" office:value="55385" table:style-name="ce34">
            <text:p><text:s text:c="3"/>55,385</text:p>
          </table:table-cell>
          <table:table-cell office:value-type="float" office:value="50437" table:style-name="ce34">
            <text:p><text:s text:c="3"/>50,437</text:p>
          </table:table-cell>
          <table:table-cell office:value-type="float" office:value="45433" table:style-name="ce34">
            <text:p><text:s text:c="3"/>45,433</text:p>
          </table:table-cell>
          <table:table-cell office:value-type="float" office:value="41758" table:style-name="ce34">
            <text:p><text:s text:c="3"/>41,758</text:p>
          </table:table-cell>
          <table:table-cell office:value-type="float" office:value="145683" table:style-name="ce34">
            <text:p><text:s text:c="3"/>145,683</text:p>
          </table:table-cell>
          <table:table-cell office:value-type="float" office:value="37450" table:style-name="ce34">
            <text:p><text:s text:c="3"/>37,450</text:p>
          </table:table-cell>
          <table:table-cell office:value-type="float" office:value="32688" table:style-name="ce34">
            <text:p><text:s text:c="3"/>32,688</text:p>
          </table:table-cell>
          <table:table-cell office:value-type="float" office:value="28366" table:style-name="ce34">
            <text:p><text:s text:c="3"/>28,366</text:p>
          </table:table-cell>
          <table:table-cell office:value-type="float" office:value="25523" table:style-name="ce34">
            <text:p><text:s text:c="3"/>25,523</text:p>
          </table:table-cell>
          <table:table-cell office:value-type="float" office:value="21656" table:style-name="ce34">
            <text:p><text:s text:c="3"/>21,656</text:p>
          </table:table-cell>
          <table:table-cell office:value-type="float" office:value="62046" table:style-name="ce34">
            <text:p><text:s text:c="3"/>62,046</text:p>
          </table:table-cell>
          <table:table-cell office:value-type="float" office:value="18161" table:style-name="ce34">
            <text:p><text:s text:c="3"/>18,161</text:p>
          </table:table-cell>
          <table:table-cell office:value-type="float" office:value="15019" table:style-name="ce34">
            <text:p><text:s text:c="3"/>15,019</text:p>
          </table:table-cell>
          <table:table-cell office:value-type="float" office:value="11782" table:style-name="ce34">
            <text:p><text:s text:c="3"/>11,782</text:p>
          </table:table-cell>
          <table:table-cell office:value-type="float" office:value="9917" table:style-name="ce34">
            <text:p><text:s text:c="3"/>9,917</text:p>
          </table:table-cell>
          <table:table-cell office:value-type="float" office:value="7167" table:style-name="ce34">
            <text:p><text:s text:c="3"/>7,167</text:p>
          </table:table-cell>
          <table:table-cell office:value-type="float" office:value="14956" table:style-name="ce34">
            <text:p><text:s text:c="3"/>14,956</text:p>
          </table:table-cell>
          <table:table-cell office:value-type="float" office:value="5031" table:style-name="ce34">
            <text:p><text:s text:c="3"/>5,031</text:p>
          </table:table-cell>
          <table:table-cell office:value-type="float" office:value="3913" table:style-name="ce34">
            <text:p><text:s text:c="3"/>3,913</text:p>
          </table:table-cell>
          <table:table-cell office:value-type="float" office:value="2745" table:style-name="ce34">
            <text:p><text:s text:c="3"/>2,745</text:p>
          </table:table-cell>
          <table:table-cell office:value-type="float" office:value="1964" table:style-name="ce34">
            <text:p><text:s text:c="3"/>1,964</text:p>
          </table:table-cell>
          <table:table-cell office:value-type="float" office:value="1303" table:style-name="ce34">
            <text:p><text:s text:c="3"/>1,303</text:p>
          </table:table-cell>
          <table:table-cell office:value-type="float" office:value="2208" table:style-name="ce35">
            <text:p><text:s text:c="3"/>2,208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24539" table:style-name="ce37">
            <text:p>4,024,539</text:p>
          </table:table-cell>
          <table:table-cell office:value-type="float" office:value="151456" table:style-name="ce37">
            <text:p>151,456</text:p>
          </table:table-cell>
          <table:table-cell office:value-type="float" office:value="26414" table:style-name="ce37">
            <text:p>26,414</text:p>
          </table:table-cell>
          <table:table-cell office:value-type="float" office:value="29182" table:style-name="ce37">
            <text:p>29,182</text:p>
          </table:table-cell>
          <table:table-cell office:value-type="float" office:value="30324" table:style-name="ce37">
            <text:p>30,324</text:p>
          </table:table-cell>
          <table:table-cell office:value-type="float" office:value="32134" table:style-name="ce37">
            <text:p>32,134</text:p>
          </table:table-cell>
          <table:table-cell office:value-type="float" office:value="33402" table:style-name="ce37">
            <text:p>33,402</text:p>
          </table:table-cell>
          <table:table-cell office:value-type="float" office:value="172267" table:style-name="ce37">
            <text:p>172,267</text:p>
          </table:table-cell>
          <table:table-cell office:value-type="float" office:value="35320" table:style-name="ce37">
            <text:p>35,320</text:p>
          </table:table-cell>
          <table:table-cell office:value-type="float" office:value="33411" table:style-name="ce37">
            <text:p>33,411</text:p>
          </table:table-cell>
          <table:table-cell office:value-type="float" office:value="39288" table:style-name="ce37">
            <text:p>39,288</text:p>
          </table:table-cell>
          <table:table-cell office:value-type="float" office:value="35123" table:style-name="ce37">
            <text:p>35,123</text:p>
          </table:table-cell>
          <table:table-cell office:value-type="float" office:value="29125" table:style-name="ce38">
            <text:p>29,125</text:p>
          </table:table-cell>
          <table:table-cell office:value-type="float" office:value="161713" table:style-name="ce37">
            <text:p>161,713</text:p>
          </table:table-cell>
          <table:table-cell office:value-type="float" office:value="30964" table:style-name="ce37">
            <text:p>30,964</text:p>
          </table:table-cell>
          <table:table-cell office:value-type="float" office:value="31589" table:style-name="ce37">
            <text:p>31,589</text:p>
          </table:table-cell>
          <table:table-cell office:value-type="float" office:value="32937" table:style-name="ce37">
            <text:p>32,937</text:p>
          </table:table-cell>
          <table:table-cell office:value-type="float" office:value="33178" table:style-name="ce37">
            <text:p>33,178</text:p>
          </table:table-cell>
          <table:table-cell office:value-type="float" office:value="33045" table:style-name="ce38">
            <text:p>33,045</text:p>
          </table:table-cell>
          <table:table-cell office:value-type="float" office:value="200723" table:style-name="ce37">
            <text:p>200,723</text:p>
          </table:table-cell>
          <table:table-cell office:value-type="float" office:value="35217" table:style-name="ce37">
            <text:p>35,217</text:p>
          </table:table-cell>
          <table:table-cell office:value-type="float" office:value="36245" table:style-name="ce37">
            <text:p>36,245</text:p>
          </table:table-cell>
          <table:table-cell office:value-type="float" office:value="39607" table:style-name="ce37">
            <text:p>39,607</text:p>
          </table:table-cell>
          <table:table-cell office:value-type="float" office:value="40949" table:style-name="ce37">
            <text:p>40,949</text:p>
          </table:table-cell>
          <table:table-cell office:value-type="float" office:value="48705" table:style-name="ce38">
            <text:p>48,705</text:p>
          </table:table-cell>
          <table:table-cell office:value-type="float" office:value="251110" table:style-name="ce37">
            <text:p>251,110</text:p>
          </table:table-cell>
          <table:table-cell office:value-type="float" office:value="47282" table:style-name="ce37">
            <text:p>47,282</text:p>
          </table:table-cell>
          <table:table-cell office:value-type="float" office:value="44795" table:style-name="ce37">
            <text:p>44,795</text:p>
          </table:table-cell>
          <table:table-cell office:value-type="float" office:value="51338" table:style-name="ce37">
            <text:p>51,338</text:p>
          </table:table-cell>
          <table:table-cell office:value-type="float" office:value="53421" table:style-name="ce37">
            <text:p>53,421</text:p>
          </table:table-cell>
          <table:table-cell office:value-type="float" office:value="54274" table:style-name="ce38">
            <text:p>54,274</text:p>
          </table:table-cell>
          <table:table-cell office:value-type="float" office:value="277275" table:style-name="ce37">
            <text:p>277,275</text:p>
          </table:table-cell>
          <table:table-cell office:value-type="float" office:value="54308" table:style-name="ce37">
            <text:p>54,308</text:p>
          </table:table-cell>
          <table:table-cell office:value-type="float" office:value="55612" table:style-name="ce37">
            <text:p>55,612</text:p>
          </table:table-cell>
          <table:table-cell office:value-type="float" office:value="55371" table:style-name="ce37">
            <text:p>55,371</text:p>
          </table:table-cell>
          <table:table-cell office:value-type="float" office:value="54979" table:style-name="ce37">
            <text:p>54,979</text:p>
          </table:table-cell>
          <table:table-cell office:value-type="float" office:value="57005" table:style-name="ce38">
            <text:p>57,005</text:p>
          </table:table-cell>
          <table:table-cell office:value-type="float" office:value="273941" table:style-name="ce37">
            <text:p>273,941</text:p>
          </table:table-cell>
          <table:table-cell office:value-type="float" office:value="54983" table:style-name="ce37">
            <text:p>54,983</text:p>
          </table:table-cell>
          <table:table-cell office:value-type="float" office:value="57721" table:style-name="ce37">
            <text:p>57,721</text:p>
          </table:table-cell>
          <table:table-cell office:value-type="float" office:value="53335" table:style-name="ce37">
            <text:p>53,335</text:p>
          </table:table-cell>
          <table:table-cell office:value-type="float" office:value="51136" table:style-name="ce37">
            <text:p>51,136</text:p>
          </table:table-cell>
          <table:table-cell office:value-type="float" office:value="56766" table:style-name="ce38">
            <text:p>56,766</text:p>
          </table:table-cell>
          <table:table-cell office:value-type="float" office:value="336718" table:style-name="ce37">
            <text:p>336,718</text:p>
          </table:table-cell>
          <table:table-cell office:value-type="float" office:value="61918" table:style-name="ce37">
            <text:p>61,918</text:p>
          </table:table-cell>
          <table:table-cell office:value-type="float" office:value="63768" table:style-name="ce37">
            <text:p>63,768</text:p>
          </table:table-cell>
          <table:table-cell office:value-type="float" office:value="68376" table:style-name="ce37">
            <text:p>68,376</text:p>
          </table:table-cell>
          <table:table-cell office:value-type="float" office:value="71176" table:style-name="ce37">
            <text:p>71,176</text:p>
          </table:table-cell>
          <table:table-cell office:value-type="float" office:value="71480" table:style-name="ce38">
            <text:p>71,480</text:p>
          </table:table-cell>
          <table:table-cell office:value-type="float" office:value="352437" table:style-name="ce37">
            <text:p>352,437</text:p>
          </table:table-cell>
          <table:table-cell office:value-type="float" office:value="73241" table:style-name="ce37">
            <text:p>73,241</text:p>
          </table:table-cell>
          <table:table-cell office:value-type="float" office:value="72244" table:style-name="ce37">
            <text:p>72,244</text:p>
          </table:table-cell>
          <table:table-cell office:value-type="float" office:value="68159" table:style-name="ce37">
            <text:p>68,159</text:p>
          </table:table-cell>
          <table:table-cell office:value-type="float" office:value="73894" table:style-name="ce37">
            <text:p>73,894</text:p>
          </table:table-cell>
          <table:table-cell office:value-type="float" office:value="64899" table:style-name="ce38">
            <text:p>64,899</text:p>
          </table:table-cell>
          <table:table-cell office:value-type="float" office:value="313208" table:style-name="ce37">
            <text:p>313,208</text:p>
          </table:table-cell>
          <table:table-cell office:value-type="float" office:value="63601" table:style-name="ce37">
            <text:p>63,601</text:p>
          </table:table-cell>
          <table:table-cell office:value-type="float" office:value="62008" table:style-name="ce37">
            <text:p>62,008</text:p>
          </table:table-cell>
          <table:table-cell office:value-type="float" office:value="61651" table:style-name="ce37">
            <text:p>61,651</text:p>
          </table:table-cell>
          <table:table-cell office:value-type="float" office:value="62197" table:style-name="ce37">
            <text:p>62,197</text:p>
          </table:table-cell>
          <table:table-cell office:value-type="float" office:value="63751" table:style-name="ce38">
            <text:p>63,751</text:p>
          </table:table-cell>
          <table:table-cell office:value-type="float" office:value="315609" table:style-name="ce37">
            <text:p>315,609</text:p>
          </table:table-cell>
          <table:table-cell office:value-type="float" office:value="64061" table:style-name="ce37">
            <text:p>64,061</text:p>
          </table:table-cell>
          <table:table-cell office:value-type="float" office:value="63707" table:style-name="ce37">
            <text:p>63,707</text:p>
          </table:table-cell>
          <table:table-cell office:value-type="float" office:value="61605" table:style-name="ce37">
            <text:p>61,605</text:p>
          </table:table-cell>
          <table:table-cell office:value-type="float" office:value="62552" table:style-name="ce37">
            <text:p>62,552</text:p>
          </table:table-cell>
          <table:table-cell office:value-type="float" office:value="63684" table:style-name="ce38">
            <text:p>63,684</text:p>
          </table:table-cell>
          <table:table-cell office:value-type="float" office:value="324142" table:style-name="ce37">
            <text:p>324,142</text:p>
          </table:table-cell>
          <table:table-cell office:value-type="float" office:value="65203" table:style-name="ce37">
            <text:p>65,203</text:p>
          </table:table-cell>
          <table:table-cell office:value-type="float" office:value="66090" table:style-name="ce37">
            <text:p>66,090</text:p>
          </table:table-cell>
          <table:table-cell office:value-type="float" office:value="66065" table:style-name="ce37">
            <text:p>66,065</text:p>
          </table:table-cell>
          <table:table-cell office:value-type="float" office:value="64121" table:style-name="ce37">
            <text:p>64,121</text:p>
          </table:table-cell>
          <table:table-cell office:value-type="float" office:value="62663" table:style-name="ce38">
            <text:p>62,663</text:p>
          </table:table-cell>
          <table:table-cell office:value-type="float" office:value="300127" table:style-name="ce37">
            <text:p>300,127</text:p>
          </table:table-cell>
          <table:table-cell office:value-type="float" office:value="62688" table:style-name="ce37">
            <text:p>62,688</text:p>
          </table:table-cell>
          <table:table-cell office:value-type="float" office:value="63954" table:style-name="ce37">
            <text:p>63,954</text:p>
          </table:table-cell>
          <table:table-cell office:value-type="float" office:value="57132" table:style-name="ce37">
            <text:p>57,132</text:p>
          </table:table-cell>
          <table:table-cell office:value-type="float" office:value="58561" table:style-name="ce37">
            <text:p>58,561</text:p>
          </table:table-cell>
          <table:table-cell office:value-type="float" office:value="57792" table:style-name="ce38">
            <text:p>57,792</text:p>
          </table:table-cell>
          <table:table-cell office:value-type="float" office:value="252369" table:style-name="ce37">
            <text:p>252,369</text:p>
          </table:table-cell>
          <table:table-cell office:value-type="float" office:value="56436" table:style-name="ce37">
            <text:p>56,436</text:p>
          </table:table-cell>
          <table:table-cell office:value-type="float" office:value="52492" table:style-name="ce37">
            <text:p>52,492</text:p>
          </table:table-cell>
          <table:table-cell office:value-type="float" office:value="50790" table:style-name="ce37">
            <text:p>50,790</text:p>
          </table:table-cell>
          <table:table-cell office:value-type="float" office:value="50353" table:style-name="ce37">
            <text:p>50,353</text:p>
          </table:table-cell>
          <table:table-cell office:value-type="float" office:value="42298" table:style-name="ce38">
            <text:p>42,298</text:p>
          </table:table-cell>
          <table:table-cell office:value-type="float" office:value="142240" table:style-name="ce37">
            <text:p>142,240</text:p>
          </table:table-cell>
          <table:table-cell office:value-type="float" office:value="37840" table:style-name="ce37">
            <text:p>37,840</text:p>
          </table:table-cell>
          <table:table-cell office:value-type="float" office:value="35647" table:style-name="ce37">
            <text:p>35,647</text:p>
          </table:table-cell>
          <table:table-cell office:value-type="float" office:value="27753" table:style-name="ce37">
            <text:p>27,753</text:p>
          </table:table-cell>
          <table:table-cell office:value-type="float" office:value="24163" table:style-name="ce37">
            <text:p>24,163</text:p>
          </table:table-cell>
          <table:table-cell office:value-type="float" office:value="16837" table:style-name="ce38">
            <text:p>16,837</text:p>
          </table:table-cell>
          <table:table-cell office:value-type="float" office:value="90819" table:style-name="ce37">
            <text:p>90,819</text:p>
          </table:table-cell>
          <table:table-cell office:value-type="float" office:value="19656" table:style-name="ce37">
            <text:p>19,656</text:p>
          </table:table-cell>
          <table:table-cell office:value-type="float" office:value="19684" table:style-name="ce37">
            <text:p>19,684</text:p>
          </table:table-cell>
          <table:table-cell office:value-type="float" office:value="18279" table:style-name="ce37">
            <text:p>18,279</text:p>
          </table:table-cell>
          <table:table-cell office:value-type="float" office:value="16905" table:style-name="ce37">
            <text:p>16,905</text:p>
          </table:table-cell>
          <table:table-cell office:value-type="float" office:value="16295" table:style-name="ce38">
            <text:p>16,295</text:p>
          </table:table-cell>
          <table:table-cell office:value-type="float" office:value="56957" table:style-name="ce37">
            <text:p>56,957</text:p>
          </table:table-cell>
          <table:table-cell office:value-type="float" office:value="14549" table:style-name="ce37">
            <text:p>14,549</text:p>
          </table:table-cell>
          <table:table-cell office:value-type="float" office:value="12603" table:style-name="ce37">
            <text:p>12,603</text:p>
          </table:table-cell>
          <table:table-cell office:value-type="float" office:value="11142" table:style-name="ce37">
            <text:p>11,142</text:p>
          </table:table-cell>
          <table:table-cell office:value-type="float" office:value="9968" table:style-name="ce37">
            <text:p>9,968</text:p>
          </table:table-cell>
          <table:table-cell office:value-type="float" office:value="8695" table:style-name="ce38">
            <text:p>8,695</text:p>
          </table:table-cell>
          <table:table-cell office:value-type="float" office:value="31230" table:style-name="ce37">
            <text:p>31,230</text:p>
          </table:table-cell>
          <table:table-cell office:value-type="float" office:value="7756" table:style-name="ce37">
            <text:p>7,756</text:p>
          </table:table-cell>
          <table:table-cell office:value-type="float" office:value="6732" table:style-name="ce37">
            <text:p>6,732</text:p>
          </table:table-cell>
          <table:table-cell office:value-type="float" office:value="6051" table:style-name="ce37">
            <text:p>6,051</text:p>
          </table:table-cell>
          <table:table-cell office:value-type="float" office:value="5681" table:style-name="ce37">
            <text:p>5,681</text:p>
          </table:table-cell>
          <table:table-cell office:value-type="float" office:value="5010" table:style-name="ce38">
            <text:p>5,010</text:p>
          </table:table-cell>
          <table:table-cell office:value-type="float" office:value="15303" table:style-name="ce37">
            <text:p>15,303</text:p>
          </table:table-cell>
          <table:table-cell office:value-type="float" office:value="4314" table:style-name="ce37">
            <text:p>4,314</text:p>
          </table:table-cell>
          <table:table-cell office:value-type="float" office:value="3619" table:style-name="ce37">
            <text:p>3,619</text:p>
          </table:table-cell>
          <table:table-cell office:value-type="float" office:value="2995" table:style-name="ce37">
            <text:p>2,995</text:p>
          </table:table-cell>
          <table:table-cell office:value-type="float" office:value="2535" table:style-name="ce37">
            <text:p>2,535</text:p>
          </table:table-cell>
          <table:table-cell office:value-type="float" office:value="1840" table:style-name="ce38">
            <text:p>1,840</text:p>
          </table:table-cell>
          <table:table-cell office:value-type="float" office:value="4139" table:style-name="ce37">
            <text:p>4,139</text:p>
          </table:table-cell>
          <table:table-cell office:value-type="float" office:value="1348" table:style-name="ce37">
            <text:p>1,348</text:p>
          </table:table-cell>
          <table:table-cell office:value-type="float" office:value="1035" table:style-name="ce37">
            <text:p>1,035</text:p>
          </table:table-cell>
          <table:table-cell office:value-type="float" office:value="786" table:style-name="ce37">
            <text:p>786</text:p>
          </table:table-cell>
          <table:table-cell office:value-type="float" office:value="587" table:style-name="ce37">
            <text:p>587</text:p>
          </table:table-cell>
          <table:table-cell office:value-type="float" office:value="383" table:style-name="ce38">
            <text:p>383</text:p>
          </table:table-cell>
          <table:table-cell office:value-type="float" office:value="756" table:style-name="ce37">
            <text:p>756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5935" table:style-name="ce37">
            <text:p>1,965,935</text:p>
          </table:table-cell>
          <table:table-cell office:value-type="float" office:value="78192" table:style-name="ce37">
            <text:p>78,192</text:p>
          </table:table-cell>
          <table:table-cell office:value-type="float" office:value="13701" table:style-name="ce37">
            <text:p>13,701</text:p>
          </table:table-cell>
          <table:table-cell office:value-type="float" office:value="15003" table:style-name="ce37">
            <text:p>15,003</text:p>
          </table:table-cell>
          <table:table-cell office:value-type="float" office:value="15613" table:style-name="ce37">
            <text:p>15,613</text:p>
          </table:table-cell>
          <table:table-cell office:value-type="float" office:value="16620" table:style-name="ce37">
            <text:p>16,620</text:p>
          </table:table-cell>
          <table:table-cell office:value-type="float" office:value="17255" table:style-name="ce37">
            <text:p>17,255</text:p>
          </table:table-cell>
          <table:table-cell office:value-type="float" office:value="89049" table:style-name="ce37">
            <text:p>89,049</text:p>
          </table:table-cell>
          <table:table-cell office:value-type="float" office:value="18345" table:style-name="ce37">
            <text:p>18,345</text:p>
          </table:table-cell>
          <table:table-cell office:value-type="float" office:value="17190" table:style-name="ce37">
            <text:p>17,190</text:p>
          </table:table-cell>
          <table:table-cell office:value-type="float" office:value="20394" table:style-name="ce37">
            <text:p>20,394</text:p>
          </table:table-cell>
          <table:table-cell office:value-type="float" office:value="17965" table:style-name="ce37">
            <text:p>17,965</text:p>
          </table:table-cell>
          <table:table-cell office:value-type="float" office:value="15155" table:style-name="ce38">
            <text:p>15,155</text:p>
          </table:table-cell>
          <table:table-cell office:value-type="float" office:value="84390" table:style-name="ce37">
            <text:p>84,390</text:p>
          </table:table-cell>
          <table:table-cell office:value-type="float" office:value="16191" table:style-name="ce37">
            <text:p>16,191</text:p>
          </table:table-cell>
          <table:table-cell office:value-type="float" office:value="16523" table:style-name="ce37">
            <text:p>16,523</text:p>
          </table:table-cell>
          <table:table-cell office:value-type="float" office:value="17177" table:style-name="ce37">
            <text:p>17,177</text:p>
          </table:table-cell>
          <table:table-cell office:value-type="float" office:value="17393" table:style-name="ce37">
            <text:p>17,393</text:p>
          </table:table-cell>
          <table:table-cell office:value-type="float" office:value="17106" table:style-name="ce38">
            <text:p>17,106</text:p>
          </table:table-cell>
          <table:table-cell office:value-type="float" office:value="104775" table:style-name="ce37">
            <text:p>104,775</text:p>
          </table:table-cell>
          <table:table-cell office:value-type="float" office:value="18410" table:style-name="ce37">
            <text:p>18,410</text:p>
          </table:table-cell>
          <table:table-cell office:value-type="float" office:value="19066" table:style-name="ce37">
            <text:p>19,066</text:p>
          </table:table-cell>
          <table:table-cell office:value-type="float" office:value="20664" table:style-name="ce37">
            <text:p>20,664</text:p>
          </table:table-cell>
          <table:table-cell office:value-type="float" office:value="21417" table:style-name="ce37">
            <text:p>21,417</text:p>
          </table:table-cell>
          <table:table-cell office:value-type="float" office:value="25218" table:style-name="ce38">
            <text:p>25,218</text:p>
          </table:table-cell>
          <table:table-cell office:value-type="float" office:value="130225" table:style-name="ce37">
            <text:p>130,225</text:p>
          </table:table-cell>
          <table:table-cell office:value-type="float" office:value="24687" table:style-name="ce37">
            <text:p>24,687</text:p>
          </table:table-cell>
          <table:table-cell office:value-type="float" office:value="23262" table:style-name="ce37">
            <text:p>23,262</text:p>
          </table:table-cell>
          <table:table-cell office:value-type="float" office:value="26647" table:style-name="ce37">
            <text:p>26,647</text:p>
          </table:table-cell>
          <table:table-cell office:value-type="float" office:value="27644" table:style-name="ce37">
            <text:p>27,644</text:p>
          </table:table-cell>
          <table:table-cell office:value-type="float" office:value="27985" table:style-name="ce38">
            <text:p>27,985</text:p>
          </table:table-cell>
          <table:table-cell office:value-type="float" office:value="144246" table:style-name="ce37">
            <text:p>144,246</text:p>
          </table:table-cell>
          <table:table-cell office:value-type="float" office:value="28121" table:style-name="ce37">
            <text:p>28,121</text:p>
          </table:table-cell>
          <table:table-cell office:value-type="float" office:value="28835" table:style-name="ce37">
            <text:p>28,835</text:p>
          </table:table-cell>
          <table:table-cell office:value-type="float" office:value="28898" table:style-name="ce37">
            <text:p>28,898</text:p>
          </table:table-cell>
          <table:table-cell office:value-type="float" office:value="28630" table:style-name="ce37">
            <text:p>28,630</text:p>
          </table:table-cell>
          <table:table-cell office:value-type="float" office:value="29762" table:style-name="ce38">
            <text:p>29,762</text:p>
          </table:table-cell>
          <table:table-cell office:value-type="float" office:value="139102" table:style-name="ce37">
            <text:p>139,102</text:p>
          </table:table-cell>
          <table:table-cell office:value-type="float" office:value="28392" table:style-name="ce37">
            <text:p>28,392</text:p>
          </table:table-cell>
          <table:table-cell office:value-type="float" office:value="29565" table:style-name="ce37">
            <text:p>29,565</text:p>
          </table:table-cell>
          <table:table-cell office:value-type="float" office:value="27038" table:style-name="ce37">
            <text:p>27,038</text:p>
          </table:table-cell>
          <table:table-cell office:value-type="float" office:value="25727" table:style-name="ce37">
            <text:p>25,727</text:p>
          </table:table-cell>
          <table:table-cell office:value-type="float" office:value="28380" table:style-name="ce38">
            <text:p>28,380</text:p>
          </table:table-cell>
          <table:table-cell office:value-type="float" office:value="166035" table:style-name="ce37">
            <text:p>166,035</text:p>
          </table:table-cell>
          <table:table-cell office:value-type="float" office:value="30877" table:style-name="ce37">
            <text:p>30,877</text:p>
          </table:table-cell>
          <table:table-cell office:value-type="float" office:value="31628" table:style-name="ce37">
            <text:p>31,628</text:p>
          </table:table-cell>
          <table:table-cell office:value-type="float" office:value="33643" table:style-name="ce37">
            <text:p>33,643</text:p>
          </table:table-cell>
          <table:table-cell office:value-type="float" office:value="34893" table:style-name="ce37">
            <text:p>34,893</text:p>
          </table:table-cell>
          <table:table-cell office:value-type="float" office:value="34994" table:style-name="ce38">
            <text:p>34,994</text:p>
          </table:table-cell>
          <table:table-cell office:value-type="float" office:value="172169" table:style-name="ce37">
            <text:p>172,169</text:p>
          </table:table-cell>
          <table:table-cell office:value-type="float" office:value="35923" table:style-name="ce37">
            <text:p>35,923</text:p>
          </table:table-cell>
          <table:table-cell office:value-type="float" office:value="35338" table:style-name="ce37">
            <text:p>35,338</text:p>
          </table:table-cell>
          <table:table-cell office:value-type="float" office:value="33176" table:style-name="ce37">
            <text:p>33,176</text:p>
          </table:table-cell>
          <table:table-cell office:value-type="float" office:value="36175" table:style-name="ce37">
            <text:p>36,175</text:p>
          </table:table-cell>
          <table:table-cell office:value-type="float" office:value="31557" table:style-name="ce38">
            <text:p>31,557</text:p>
          </table:table-cell>
          <table:table-cell office:value-type="float" office:value="151498" table:style-name="ce37">
            <text:p>151,498</text:p>
          </table:table-cell>
          <table:table-cell office:value-type="float" office:value="30801" table:style-name="ce37">
            <text:p>30,801</text:p>
          </table:table-cell>
          <table:table-cell office:value-type="float" office:value="30003" table:style-name="ce37">
            <text:p>30,003</text:p>
          </table:table-cell>
          <table:table-cell office:value-type="float" office:value="29910" table:style-name="ce37">
            <text:p>29,910</text:p>
          </table:table-cell>
          <table:table-cell office:value-type="float" office:value="29980" table:style-name="ce37">
            <text:p>29,980</text:p>
          </table:table-cell>
          <table:table-cell office:value-type="float" office:value="30804" table:style-name="ce38">
            <text:p>30,804</text:p>
          </table:table-cell>
          <table:table-cell office:value-type="float" office:value="148928" table:style-name="ce37">
            <text:p>148,928</text:p>
          </table:table-cell>
          <table:table-cell office:value-type="float" office:value="30746" table:style-name="ce37">
            <text:p>30,746</text:p>
          </table:table-cell>
          <table:table-cell office:value-type="float" office:value="30052" table:style-name="ce37">
            <text:p>30,052</text:p>
          </table:table-cell>
          <table:table-cell office:value-type="float" office:value="29123" table:style-name="ce37">
            <text:p>29,123</text:p>
          </table:table-cell>
          <table:table-cell office:value-type="float" office:value="29343" table:style-name="ce37">
            <text:p>29,343</text:p>
          </table:table-cell>
          <table:table-cell office:value-type="float" office:value="29664" table:style-name="ce38">
            <text:p>29,664</text:p>
          </table:table-cell>
          <table:table-cell office:value-type="float" office:value="150793" table:style-name="ce37">
            <text:p>150,793</text:p>
          </table:table-cell>
          <table:table-cell office:value-type="float" office:value="30351" table:style-name="ce37">
            <text:p>30,351</text:p>
          </table:table-cell>
          <table:table-cell office:value-type="float" office:value="30826" table:style-name="ce37">
            <text:p>30,826</text:p>
          </table:table-cell>
          <table:table-cell office:value-type="float" office:value="30507" table:style-name="ce37">
            <text:p>30,507</text:p>
          </table:table-cell>
          <table:table-cell office:value-type="float" office:value="29955" table:style-name="ce37">
            <text:p>29,955</text:p>
          </table:table-cell>
          <table:table-cell office:value-type="float" office:value="29154" table:style-name="ce38">
            <text:p>29,154</text:p>
          </table:table-cell>
          <table:table-cell office:value-type="float" office:value="138162" table:style-name="ce37">
            <text:p>138,162</text:p>
          </table:table-cell>
          <table:table-cell office:value-type="float" office:value="28766" table:style-name="ce37">
            <text:p>28,766</text:p>
          </table:table-cell>
          <table:table-cell office:value-type="float" office:value="29437" table:style-name="ce37">
            <text:p>29,437</text:p>
          </table:table-cell>
          <table:table-cell office:value-type="float" office:value="26286" table:style-name="ce37">
            <text:p>26,286</text:p>
          </table:table-cell>
          <table:table-cell office:value-type="float" office:value="26921" table:style-name="ce37">
            <text:p>26,921</text:p>
          </table:table-cell>
          <table:table-cell office:value-type="float" office:value="26752" table:style-name="ce38">
            <text:p>26,752</text:p>
          </table:table-cell>
          <table:table-cell office:value-type="float" office:value="116271" table:style-name="ce37">
            <text:p>116,271</text:p>
          </table:table-cell>
          <table:table-cell office:value-type="float" office:value="25857" table:style-name="ce37">
            <text:p>25,857</text:p>
          </table:table-cell>
          <table:table-cell office:value-type="float" office:value="24273" table:style-name="ce37">
            <text:p>24,273</text:p>
          </table:table-cell>
          <table:table-cell office:value-type="float" office:value="23192" table:style-name="ce37">
            <text:p>23,192</text:p>
          </table:table-cell>
          <table:table-cell office:value-type="float" office:value="23264" table:style-name="ce37">
            <text:p>23,264</text:p>
          </table:table-cell>
          <table:table-cell office:value-type="float" office:value="19685" table:style-name="ce38">
            <text:p>19,685</text:p>
          </table:table-cell>
          <table:table-cell office:value-type="float" office:value="65439" table:style-name="ce37">
            <text:p>65,439</text:p>
          </table:table-cell>
          <table:table-cell office:value-type="float" office:value="17464" table:style-name="ce37">
            <text:p>17,464</text:p>
          </table:table-cell>
          <table:table-cell office:value-type="float" office:value="16360" table:style-name="ce37">
            <text:p>16,360</text:p>
          </table:table-cell>
          <table:table-cell office:value-type="float" office:value="12795" table:style-name="ce37">
            <text:p>12,795</text:p>
          </table:table-cell>
          <table:table-cell office:value-type="float" office:value="11129" table:style-name="ce37">
            <text:p>11,129</text:p>
          </table:table-cell>
          <table:table-cell office:value-type="float" office:value="7691" table:style-name="ce38">
            <text:p>7,691</text:p>
          </table:table-cell>
          <table:table-cell office:value-type="float" office:value="40383" table:style-name="ce37">
            <text:p>40,383</text:p>
          </table:table-cell>
          <table:table-cell office:value-type="float" office:value="8983" table:style-name="ce37">
            <text:p>8,983</text:p>
          </table:table-cell>
          <table:table-cell office:value-type="float" office:value="8841" table:style-name="ce37">
            <text:p>8,841</text:p>
          </table:table-cell>
          <table:table-cell office:value-type="float" office:value="8115" table:style-name="ce37">
            <text:p>8,115</text:p>
          </table:table-cell>
          <table:table-cell office:value-type="float" office:value="7369" table:style-name="ce37">
            <text:p>7,369</text:p>
          </table:table-cell>
          <table:table-cell office:value-type="float" office:value="7075" table:style-name="ce38">
            <text:p>7,075</text:p>
          </table:table-cell>
          <table:table-cell office:value-type="float" office:value="23104" table:style-name="ce37">
            <text:p>23,104</text:p>
          </table:table-cell>
          <table:table-cell office:value-type="float" office:value="6058" table:style-name="ce37">
            <text:p>6,058</text:p>
          </table:table-cell>
          <table:table-cell office:value-type="float" office:value="5053" table:style-name="ce37">
            <text:p>5,053</text:p>
          </table:table-cell>
          <table:table-cell office:value-type="float" office:value="4473" table:style-name="ce37">
            <text:p>4,473</text:p>
          </table:table-cell>
          <table:table-cell office:value-type="float" office:value="4042" table:style-name="ce37">
            <text:p>4,042</text:p>
          </table:table-cell>
          <table:table-cell office:value-type="float" office:value="3478" table:style-name="ce38">
            <text:p>3,478</text:p>
          </table:table-cell>
          <table:table-cell office:value-type="float" office:value="13453" table:style-name="ce37">
            <text:p>13,453</text:p>
          </table:table-cell>
          <table:table-cell office:value-type="float" office:value="3107" table:style-name="ce37">
            <text:p>3,107</text:p>
          </table:table-cell>
          <table:table-cell office:value-type="float" office:value="2788" table:style-name="ce37">
            <text:p>2,788</text:p>
          </table:table-cell>
          <table:table-cell office:value-type="float" office:value="2607" table:style-name="ce37">
            <text:p>2,607</text:p>
          </table:table-cell>
          <table:table-cell office:value-type="float" office:value="2595" table:style-name="ce37">
            <text:p>2,595</text:p>
          </table:table-cell>
          <table:table-cell office:value-type="float" office:value="2356" table:style-name="ce38">
            <text:p>2,356</text:p>
          </table:table-cell>
          <table:table-cell office:value-type="float" office:value="7329" table:style-name="ce37">
            <text:p>7,329</text:p>
          </table:table-cell>
          <table:table-cell office:value-type="float" office:value="2131" table:style-name="ce37">
            <text:p>2,131</text:p>
          </table:table-cell>
          <table:table-cell office:value-type="float" office:value="1733" table:style-name="ce37">
            <text:p>1,733</text:p>
          </table:table-cell>
          <table:table-cell office:value-type="float" office:value="1398" table:style-name="ce37">
            <text:p>1,398</text:p>
          </table:table-cell>
          <table:table-cell office:value-type="float" office:value="1180" table:style-name="ce37">
            <text:p>1,180</text:p>
          </table:table-cell>
          <table:table-cell office:value-type="float" office:value="887" table:style-name="ce38">
            <text:p>887</text:p>
          </table:table-cell>
          <table:table-cell office:value-type="float" office:value="2007" table:style-name="ce37">
            <text:p>2,007</text:p>
          </table:table-cell>
          <table:table-cell office:value-type="float" office:value="647" table:style-name="ce37">
            <text:p>647</text:p>
          </table:table-cell>
          <table:table-cell office:value-type="float" office:value="485" table:style-name="ce37">
            <text:p>485</text:p>
          </table:table-cell>
          <table:table-cell office:value-type="float" office:value="390" table:style-name="ce37">
            <text:p>390</text:p>
          </table:table-cell>
          <table:table-cell office:value-type="float" office:value="298" table:style-name="ce37">
            <text:p>298</text:p>
          </table:table-cell>
          <table:table-cell office:value-type="float" office:value="187" table:style-name="ce38">
            <text:p>187</text:p>
          </table:table-cell>
          <table:table-cell office:value-type="float" office:value="385" table:style-name="ce37">
            <text:p>38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8604" table:style-name="ce39">
            <text:p>2,058,604</text:p>
          </table:table-cell>
          <table:table-cell office:value-type="float" office:value="73264" table:style-name="ce40">
            <text:p>73,264</text:p>
          </table:table-cell>
          <table:table-cell office:value-type="float" office:value="12713" table:style-name="ce39">
            <text:p>12,713</text:p>
          </table:table-cell>
          <table:table-cell office:value-type="float" office:value="14179" table:style-name="ce39">
            <text:p>14,179</text:p>
          </table:table-cell>
          <table:table-cell office:value-type="float" office:value="14711" table:style-name="ce39">
            <text:p>14,711</text:p>
          </table:table-cell>
          <table:table-cell office:value-type="float" office:value="15514" table:style-name="ce39">
            <text:p>15,514</text:p>
          </table:table-cell>
          <table:table-cell office:value-type="float" office:value="16147" table:style-name="ce39">
            <text:p>16,147</text:p>
          </table:table-cell>
          <table:table-cell office:value-type="float" office:value="83218" table:style-name="ce39">
            <text:p>83,218</text:p>
          </table:table-cell>
          <table:table-cell office:value-type="float" office:value="16975" table:style-name="ce39">
            <text:p>16,975</text:p>
          </table:table-cell>
          <table:table-cell office:value-type="float" office:value="16221" table:style-name="ce39">
            <text:p>16,221</text:p>
          </table:table-cell>
          <table:table-cell office:value-type="float" office:value="18894" table:style-name="ce39">
            <text:p>18,894</text:p>
          </table:table-cell>
          <table:table-cell office:value-type="float" office:value="17158" table:style-name="ce39">
            <text:p>17,158</text:p>
          </table:table-cell>
          <table:table-cell office:value-type="float" office:value="13970" table:style-name="ce40">
            <text:p>13,970</text:p>
          </table:table-cell>
          <table:table-cell office:value-type="float" office:value="77323" table:style-name="ce39">
            <text:p>77,323</text:p>
          </table:table-cell>
          <table:table-cell office:value-type="float" office:value="14773" table:style-name="ce39">
            <text:p>14,773</text:p>
          </table:table-cell>
          <table:table-cell office:value-type="float" office:value="15066" table:style-name="ce39">
            <text:p>15,066</text:p>
          </table:table-cell>
          <table:table-cell office:value-type="float" office:value="15760" table:style-name="ce39">
            <text:p>15,760</text:p>
          </table:table-cell>
          <table:table-cell office:value-type="float" office:value="15785" table:style-name="ce39">
            <text:p>15,785</text:p>
          </table:table-cell>
          <table:table-cell office:value-type="float" office:value="15939" table:style-name="ce40">
            <text:p>15,939</text:p>
          </table:table-cell>
          <table:table-cell office:value-type="float" office:value="95948" table:style-name="ce39">
            <text:p>95,948</text:p>
          </table:table-cell>
          <table:table-cell office:value-type="float" office:value="16807" table:style-name="ce39">
            <text:p>16,807</text:p>
          </table:table-cell>
          <table:table-cell office:value-type="float" office:value="17179" table:style-name="ce39">
            <text:p>17,179</text:p>
          </table:table-cell>
          <table:table-cell office:value-type="float" office:value="18943" table:style-name="ce39">
            <text:p>18,943</text:p>
          </table:table-cell>
          <table:table-cell office:value-type="float" office:value="19532" table:style-name="ce39">
            <text:p>19,532</text:p>
          </table:table-cell>
          <table:table-cell office:value-type="float" office:value="23487" table:style-name="ce40">
            <text:p>23,487</text:p>
          </table:table-cell>
          <table:table-cell office:value-type="float" office:value="120885" table:style-name="ce39">
            <text:p>120,885</text:p>
          </table:table-cell>
          <table:table-cell office:value-type="float" office:value="22595" table:style-name="ce39">
            <text:p>22,595</text:p>
          </table:table-cell>
          <table:table-cell office:value-type="float" office:value="21533" table:style-name="ce39">
            <text:p>21,533</text:p>
          </table:table-cell>
          <table:table-cell office:value-type="float" office:value="24691" table:style-name="ce39">
            <text:p>24,691</text:p>
          </table:table-cell>
          <table:table-cell office:value-type="float" office:value="25777" table:style-name="ce39">
            <text:p>25,777</text:p>
          </table:table-cell>
          <table:table-cell office:value-type="float" office:value="26289" table:style-name="ce40">
            <text:p>26,289</text:p>
          </table:table-cell>
          <table:table-cell office:value-type="float" office:value="133029" table:style-name="ce39">
            <text:p>133,029</text:p>
          </table:table-cell>
          <table:table-cell office:value-type="float" office:value="26187" table:style-name="ce39">
            <text:p>26,187</text:p>
          </table:table-cell>
          <table:table-cell office:value-type="float" office:value="26777" table:style-name="ce39">
            <text:p>26,777</text:p>
          </table:table-cell>
          <table:table-cell office:value-type="float" office:value="26473" table:style-name="ce39">
            <text:p>26,473</text:p>
          </table:table-cell>
          <table:table-cell office:value-type="float" office:value="26349" table:style-name="ce39">
            <text:p>26,349</text:p>
          </table:table-cell>
          <table:table-cell office:value-type="float" office:value="27243" table:style-name="ce40">
            <text:p>27,243</text:p>
          </table:table-cell>
          <table:table-cell office:value-type="float" office:value="134839" table:style-name="ce39">
            <text:p>134,839</text:p>
          </table:table-cell>
          <table:table-cell office:value-type="float" office:value="26591" table:style-name="ce39">
            <text:p>26,591</text:p>
          </table:table-cell>
          <table:table-cell office:value-type="float" office:value="28156" table:style-name="ce39">
            <text:p>28,156</text:p>
          </table:table-cell>
          <table:table-cell office:value-type="float" office:value="26297" table:style-name="ce39">
            <text:p>26,297</text:p>
          </table:table-cell>
          <table:table-cell office:value-type="float" office:value="25409" table:style-name="ce39">
            <text:p>25,409</text:p>
          </table:table-cell>
          <table:table-cell office:value-type="float" office:value="28386" table:style-name="ce40">
            <text:p>28,386</text:p>
          </table:table-cell>
          <table:table-cell office:value-type="float" office:value="170683" table:style-name="ce39">
            <text:p>170,683</text:p>
          </table:table-cell>
          <table:table-cell office:value-type="float" office:value="31041" table:style-name="ce39">
            <text:p>31,041</text:p>
          </table:table-cell>
          <table:table-cell office:value-type="float" office:value="32140" table:style-name="ce39">
            <text:p>32,140</text:p>
          </table:table-cell>
          <table:table-cell office:value-type="float" office:value="34733" table:style-name="ce39">
            <text:p>34,733</text:p>
          </table:table-cell>
          <table:table-cell office:value-type="float" office:value="36283" table:style-name="ce39">
            <text:p>36,283</text:p>
          </table:table-cell>
          <table:table-cell office:value-type="float" office:value="36486" table:style-name="ce40">
            <text:p>36,486</text:p>
          </table:table-cell>
          <table:table-cell office:value-type="float" office:value="180268" table:style-name="ce39">
            <text:p>180,268</text:p>
          </table:table-cell>
          <table:table-cell office:value-type="float" office:value="37318" table:style-name="ce39">
            <text:p>37,318</text:p>
          </table:table-cell>
          <table:table-cell office:value-type="float" office:value="36906" table:style-name="ce39">
            <text:p>36,906</text:p>
          </table:table-cell>
          <table:table-cell office:value-type="float" office:value="34983" table:style-name="ce39">
            <text:p>34,983</text:p>
          </table:table-cell>
          <table:table-cell office:value-type="float" office:value="37719" table:style-name="ce39">
            <text:p>37,719</text:p>
          </table:table-cell>
          <table:table-cell office:value-type="float" office:value="33342" table:style-name="ce40">
            <text:p>33,342</text:p>
          </table:table-cell>
          <table:table-cell office:value-type="float" office:value="161710" table:style-name="ce39">
            <text:p>161,710</text:p>
          </table:table-cell>
          <table:table-cell office:value-type="float" office:value="32800" table:style-name="ce39">
            <text:p>32,800</text:p>
          </table:table-cell>
          <table:table-cell office:value-type="float" office:value="32005" table:style-name="ce39">
            <text:p>32,005</text:p>
          </table:table-cell>
          <table:table-cell office:value-type="float" office:value="31741" table:style-name="ce39">
            <text:p>31,741</text:p>
          </table:table-cell>
          <table:table-cell office:value-type="float" office:value="32217" table:style-name="ce39">
            <text:p>32,217</text:p>
          </table:table-cell>
          <table:table-cell office:value-type="float" office:value="32947" table:style-name="ce40">
            <text:p>32,947</text:p>
          </table:table-cell>
          <table:table-cell office:value-type="float" office:value="166681" table:style-name="ce39">
            <text:p>166,681</text:p>
          </table:table-cell>
          <table:table-cell office:value-type="float" office:value="33315" table:style-name="ce39">
            <text:p>33,315</text:p>
          </table:table-cell>
          <table:table-cell office:value-type="float" office:value="33655" table:style-name="ce39">
            <text:p>33,655</text:p>
          </table:table-cell>
          <table:table-cell office:value-type="float" office:value="32482" table:style-name="ce39">
            <text:p>32,482</text:p>
          </table:table-cell>
          <table:table-cell office:value-type="float" office:value="33209" table:style-name="ce39">
            <text:p>33,209</text:p>
          </table:table-cell>
          <table:table-cell office:value-type="float" office:value="34020" table:style-name="ce40">
            <text:p>34,020</text:p>
          </table:table-cell>
          <table:table-cell office:value-type="float" office:value="173349" table:style-name="ce39">
            <text:p>173,349</text:p>
          </table:table-cell>
          <table:table-cell office:value-type="float" office:value="34852" table:style-name="ce39">
            <text:p>34,852</text:p>
          </table:table-cell>
          <table:table-cell office:value-type="float" office:value="35264" table:style-name="ce39">
            <text:p>35,264</text:p>
          </table:table-cell>
          <table:table-cell office:value-type="float" office:value="35558" table:style-name="ce39">
            <text:p>35,558</text:p>
          </table:table-cell>
          <table:table-cell office:value-type="float" office:value="34166" table:style-name="ce39">
            <text:p>34,166</text:p>
          </table:table-cell>
          <table:table-cell office:value-type="float" office:value="33509" table:style-name="ce40">
            <text:p>33,509</text:p>
          </table:table-cell>
          <table:table-cell office:value-type="float" office:value="161965" table:style-name="ce39">
            <text:p>161,965</text:p>
          </table:table-cell>
          <table:table-cell office:value-type="float" office:value="33922" table:style-name="ce39">
            <text:p>33,922</text:p>
          </table:table-cell>
          <table:table-cell office:value-type="float" office:value="34517" table:style-name="ce39">
            <text:p>34,517</text:p>
          </table:table-cell>
          <table:table-cell office:value-type="float" office:value="30846" table:style-name="ce39">
            <text:p>30,846</text:p>
          </table:table-cell>
          <table:table-cell office:value-type="float" office:value="31640" table:style-name="ce39">
            <text:p>31,640</text:p>
          </table:table-cell>
          <table:table-cell office:value-type="float" office:value="31040" table:style-name="ce40">
            <text:p>31,040</text:p>
          </table:table-cell>
          <table:table-cell office:value-type="float" office:value="136098" table:style-name="ce39">
            <text:p>136,098</text:p>
          </table:table-cell>
          <table:table-cell office:value-type="float" office:value="30579" table:style-name="ce39">
            <text:p>30,579</text:p>
          </table:table-cell>
          <table:table-cell office:value-type="float" office:value="28219" table:style-name="ce39">
            <text:p>28,219</text:p>
          </table:table-cell>
          <table:table-cell office:value-type="float" office:value="27598" table:style-name="ce39">
            <text:p>27,598</text:p>
          </table:table-cell>
          <table:table-cell office:value-type="float" office:value="27089" table:style-name="ce39">
            <text:p>27,089</text:p>
          </table:table-cell>
          <table:table-cell office:value-type="float" office:value="22613" table:style-name="ce40">
            <text:p>22,613</text:p>
          </table:table-cell>
          <table:table-cell office:value-type="float" office:value="76801" table:style-name="ce39">
            <text:p>76,801</text:p>
          </table:table-cell>
          <table:table-cell office:value-type="float" office:value="20376" table:style-name="ce39">
            <text:p>20,376</text:p>
          </table:table-cell>
          <table:table-cell office:value-type="float" office:value="19287" table:style-name="ce39">
            <text:p>19,287</text:p>
          </table:table-cell>
          <table:table-cell office:value-type="float" office:value="14958" table:style-name="ce39">
            <text:p>14,958</text:p>
          </table:table-cell>
          <table:table-cell office:value-type="float" office:value="13034" table:style-name="ce39">
            <text:p>13,034</text:p>
          </table:table-cell>
          <table:table-cell office:value-type="float" office:value="9146" table:style-name="ce40">
            <text:p>9,146</text:p>
          </table:table-cell>
          <table:table-cell office:value-type="float" office:value="50436" table:style-name="ce39">
            <text:p>50,436</text:p>
          </table:table-cell>
          <table:table-cell office:value-type="float" office:value="10673" table:style-name="ce39">
            <text:p>10,673</text:p>
          </table:table-cell>
          <table:table-cell office:value-type="float" office:value="10843" table:style-name="ce39">
            <text:p>10,843</text:p>
          </table:table-cell>
          <table:table-cell office:value-type="float" office:value="10164" table:style-name="ce39">
            <text:p>10,164</text:p>
          </table:table-cell>
          <table:table-cell office:value-type="float" office:value="9536" table:style-name="ce39">
            <text:p>9,536</text:p>
          </table:table-cell>
          <table:table-cell office:value-type="float" office:value="9220" table:style-name="ce40">
            <text:p>9,220</text:p>
          </table:table-cell>
          <table:table-cell office:value-type="float" office:value="33853" table:style-name="ce39">
            <text:p>33,853</text:p>
          </table:table-cell>
          <table:table-cell office:value-type="float" office:value="8491" table:style-name="ce39">
            <text:p>8,491</text:p>
          </table:table-cell>
          <table:table-cell office:value-type="float" office:value="7550" table:style-name="ce39">
            <text:p>7,550</text:p>
          </table:table-cell>
          <table:table-cell office:value-type="float" office:value="6669" table:style-name="ce39">
            <text:p>6,669</text:p>
          </table:table-cell>
          <table:table-cell office:value-type="float" office:value="5926" table:style-name="ce39">
            <text:p>5,926</text:p>
          </table:table-cell>
          <table:table-cell office:value-type="float" office:value="5217" table:style-name="ce40">
            <text:p>5,217</text:p>
          </table:table-cell>
          <table:table-cell office:value-type="float" office:value="17777" table:style-name="ce39">
            <text:p>17,777</text:p>
          </table:table-cell>
          <table:table-cell office:value-type="float" office:value="4649" table:style-name="ce39">
            <text:p>4,649</text:p>
          </table:table-cell>
          <table:table-cell office:value-type="float" office:value="3944" table:style-name="ce39">
            <text:p>3,944</text:p>
          </table:table-cell>
          <table:table-cell office:value-type="float" office:value="3444" table:style-name="ce39">
            <text:p>3,444</text:p>
          </table:table-cell>
          <table:table-cell office:value-type="float" office:value="3086" table:style-name="ce39">
            <text:p>3,086</text:p>
          </table:table-cell>
          <table:table-cell office:value-type="float" office:value="2654" table:style-name="ce40">
            <text:p>2,654</text:p>
          </table:table-cell>
          <table:table-cell office:value-type="float" office:value="7974" table:style-name="ce39">
            <text:p>7,974</text:p>
          </table:table-cell>
          <table:table-cell office:value-type="float" office:value="2183" table:style-name="ce39">
            <text:p>2,183</text:p>
          </table:table-cell>
          <table:table-cell office:value-type="float" office:value="1886" table:style-name="ce39">
            <text:p>1,886</text:p>
          </table:table-cell>
          <table:table-cell office:value-type="float" office:value="1597" table:style-name="ce39">
            <text:p>1,597</text:p>
          </table:table-cell>
          <table:table-cell office:value-type="float" office:value="1355" table:style-name="ce39">
            <text:p>1,355</text:p>
          </table:table-cell>
          <table:table-cell office:value-type="float" office:value="953" table:style-name="ce40">
            <text:p>953</text:p>
          </table:table-cell>
          <table:table-cell office:value-type="float" office:value="2132" table:style-name="ce39">
            <text:p>2,132</text:p>
          </table:table-cell>
          <table:table-cell office:value-type="float" office:value="701" table:style-name="ce39">
            <text:p>701</text:p>
          </table:table-cell>
          <table:table-cell office:value-type="float" office:value="550" table:style-name="ce39">
            <text:p>550</text:p>
          </table:table-cell>
          <table:table-cell office:value-type="float" office:value="396" table:style-name="ce39">
            <text:p>396</text:p>
          </table:table-cell>
          <table:table-cell office:value-type="float" office:value="289" table:style-name="ce39">
            <text:p>289</text:p>
          </table:table-cell>
          <table:table-cell office:value-type="float" office:value="196" table:style-name="ce40">
            <text:p>196</text:p>
          </table:table-cell>
          <table:table-cell office:value-type="float" office:value="371" table:style-name="ce39">
            <text:p>371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31083" table:style-name="ce37">
            <text:p>2,631,083</text:p>
          </table:table-cell>
          <table:table-cell office:value-type="float" office:value="121407" table:style-name="ce37">
            <text:p>121,407</text:p>
          </table:table-cell>
          <table:table-cell office:value-type="float" office:value="19496" table:style-name="ce37">
            <text:p>19,496</text:p>
          </table:table-cell>
          <table:table-cell office:value-type="float" office:value="22244" table:style-name="ce37">
            <text:p>22,244</text:p>
          </table:table-cell>
          <table:table-cell office:value-type="float" office:value="24320" table:style-name="ce37">
            <text:p>24,320</text:p>
          </table:table-cell>
          <table:table-cell office:value-type="float" office:value="27142" table:style-name="ce37">
            <text:p>27,142</text:p>
          </table:table-cell>
          <table:table-cell office:value-type="float" office:value="28205" table:style-name="ce37">
            <text:p>28,205</text:p>
          </table:table-cell>
          <table:table-cell office:value-type="float" office:value="120116" table:style-name="ce37">
            <text:p>120,116</text:p>
          </table:table-cell>
          <table:table-cell office:value-type="float" office:value="27250" table:style-name="ce37">
            <text:p>27,250</text:p>
          </table:table-cell>
          <table:table-cell office:value-type="float" office:value="22832" table:style-name="ce37">
            <text:p>22,832</text:p>
          </table:table-cell>
          <table:table-cell office:value-type="float" office:value="25919" table:style-name="ce37">
            <text:p>25,919</text:p>
          </table:table-cell>
          <table:table-cell office:value-type="float" office:value="23947" table:style-name="ce37">
            <text:p>23,947</text:p>
          </table:table-cell>
          <table:table-cell office:value-type="float" office:value="20168" table:style-name="ce38">
            <text:p>20,168</text:p>
          </table:table-cell>
          <table:table-cell office:value-type="float" office:value="109709" table:style-name="ce37">
            <text:p>109,709</text:p>
          </table:table-cell>
          <table:table-cell office:value-type="float" office:value="21523" table:style-name="ce37">
            <text:p>21,523</text:p>
          </table:table-cell>
          <table:table-cell office:value-type="float" office:value="21810" table:style-name="ce37">
            <text:p>21,810</text:p>
          </table:table-cell>
          <table:table-cell office:value-type="float" office:value="23517" table:style-name="ce37">
            <text:p>23,517</text:p>
          </table:table-cell>
          <table:table-cell office:value-type="float" office:value="21821" table:style-name="ce37">
            <text:p>21,821</text:p>
          </table:table-cell>
          <table:table-cell office:value-type="float" office:value="21038" table:style-name="ce38">
            <text:p>21,038</text:p>
          </table:table-cell>
          <table:table-cell office:value-type="float" office:value="115346" table:style-name="ce37">
            <text:p>115,346</text:p>
          </table:table-cell>
          <table:table-cell office:value-type="float" office:value="21352" table:style-name="ce37">
            <text:p>21,352</text:p>
          </table:table-cell>
          <table:table-cell office:value-type="float" office:value="21196" table:style-name="ce37">
            <text:p>21,196</text:p>
          </table:table-cell>
          <table:table-cell office:value-type="float" office:value="22932" table:style-name="ce37">
            <text:p>22,932</text:p>
          </table:table-cell>
          <table:table-cell office:value-type="float" office:value="22787" table:style-name="ce37">
            <text:p>22,787</text:p>
          </table:table-cell>
          <table:table-cell office:value-type="float" office:value="27079" table:style-name="ce38">
            <text:p>27,079</text:p>
          </table:table-cell>
          <table:table-cell office:value-type="float" office:value="138474" table:style-name="ce37">
            <text:p>138,474</text:p>
          </table:table-cell>
          <table:table-cell office:value-type="float" office:value="26493" table:style-name="ce37">
            <text:p>26,493</text:p>
          </table:table-cell>
          <table:table-cell office:value-type="float" office:value="24684" table:style-name="ce37">
            <text:p>24,684</text:p>
          </table:table-cell>
          <table:table-cell office:value-type="float" office:value="28187" table:style-name="ce37">
            <text:p>28,187</text:p>
          </table:table-cell>
          <table:table-cell office:value-type="float" office:value="28959" table:style-name="ce37">
            <text:p>28,959</text:p>
          </table:table-cell>
          <table:table-cell office:value-type="float" office:value="30151" table:style-name="ce38">
            <text:p>30,151</text:p>
          </table:table-cell>
          <table:table-cell office:value-type="float" office:value="150409" table:style-name="ce37">
            <text:p>150,409</text:p>
          </table:table-cell>
          <table:table-cell office:value-type="float" office:value="29722" table:style-name="ce37">
            <text:p>29,722</text:p>
          </table:table-cell>
          <table:table-cell office:value-type="float" office:value="29634" table:style-name="ce37">
            <text:p>29,634</text:p>
          </table:table-cell>
          <table:table-cell office:value-type="float" office:value="29717" table:style-name="ce37">
            <text:p>29,717</text:p>
          </table:table-cell>
          <table:table-cell office:value-type="float" office:value="29686" table:style-name="ce37">
            <text:p>29,686</text:p>
          </table:table-cell>
          <table:table-cell office:value-type="float" office:value="31650" table:style-name="ce38">
            <text:p>31,650</text:p>
          </table:table-cell>
          <table:table-cell office:value-type="float" office:value="167221" table:style-name="ce37">
            <text:p>167,221</text:p>
          </table:table-cell>
          <table:table-cell office:value-type="float" office:value="31714" table:style-name="ce37">
            <text:p>31,714</text:p>
          </table:table-cell>
          <table:table-cell office:value-type="float" office:value="34315" table:style-name="ce37">
            <text:p>34,315</text:p>
          </table:table-cell>
          <table:table-cell office:value-type="float" office:value="32375" table:style-name="ce37">
            <text:p>32,375</text:p>
          </table:table-cell>
          <table:table-cell office:value-type="float" office:value="32392" table:style-name="ce37">
            <text:p>32,392</text:p>
          </table:table-cell>
          <table:table-cell office:value-type="float" office:value="36425" table:style-name="ce38">
            <text:p>36,425</text:p>
          </table:table-cell>
          <table:table-cell office:value-type="float" office:value="220846" table:style-name="ce37">
            <text:p>220,846</text:p>
          </table:table-cell>
          <table:table-cell office:value-type="float" office:value="40545" table:style-name="ce37">
            <text:p>40,545</text:p>
          </table:table-cell>
          <table:table-cell office:value-type="float" office:value="41880" table:style-name="ce37">
            <text:p>41,880</text:p>
          </table:table-cell>
          <table:table-cell office:value-type="float" office:value="45182" table:style-name="ce37">
            <text:p>45,182</text:p>
          </table:table-cell>
          <table:table-cell office:value-type="float" office:value="46946" table:style-name="ce37">
            <text:p>46,946</text:p>
          </table:table-cell>
          <table:table-cell office:value-type="float" office:value="46293" table:style-name="ce38">
            <text:p>46,293</text:p>
          </table:table-cell>
          <table:table-cell office:value-type="float" office:value="221099" table:style-name="ce37">
            <text:p>221,099</text:p>
          </table:table-cell>
          <table:table-cell office:value-type="float" office:value="46635" table:style-name="ce37">
            <text:p>46,635</text:p>
          </table:table-cell>
          <table:table-cell office:value-type="float" office:value="45461" table:style-name="ce37">
            <text:p>45,461</text:p>
          </table:table-cell>
          <table:table-cell office:value-type="float" office:value="41665" table:style-name="ce37">
            <text:p>41,665</text:p>
          </table:table-cell>
          <table:table-cell office:value-type="float" office:value="46993" table:style-name="ce37">
            <text:p>46,993</text:p>
          </table:table-cell>
          <table:table-cell office:value-type="float" office:value="40345" table:style-name="ce38">
            <text:p>40,345</text:p>
          </table:table-cell>
          <table:table-cell office:value-type="float" office:value="194371" table:style-name="ce37">
            <text:p>194,371</text:p>
          </table:table-cell>
          <table:table-cell office:value-type="float" office:value="39264" table:style-name="ce37">
            <text:p>39,264</text:p>
          </table:table-cell>
          <table:table-cell office:value-type="float" office:value="38274" table:style-name="ce37">
            <text:p>38,274</text:p>
          </table:table-cell>
          <table:table-cell office:value-type="float" office:value="38016" table:style-name="ce37">
            <text:p>38,016</text:p>
          </table:table-cell>
          <table:table-cell office:value-type="float" office:value="38811" table:style-name="ce37">
            <text:p>38,811</text:p>
          </table:table-cell>
          <table:table-cell office:value-type="float" office:value="40006" table:style-name="ce38">
            <text:p>40,006</text:p>
          </table:table-cell>
          <table:table-cell office:value-type="float" office:value="195147" table:style-name="ce37">
            <text:p>195,147</text:p>
          </table:table-cell>
          <table:table-cell office:value-type="float" office:value="39975" table:style-name="ce37">
            <text:p>39,975</text:p>
          </table:table-cell>
          <table:table-cell office:value-type="float" office:value="39834" table:style-name="ce37">
            <text:p>39,834</text:p>
          </table:table-cell>
          <table:table-cell office:value-type="float" office:value="38250" table:style-name="ce37">
            <text:p>38,250</text:p>
          </table:table-cell>
          <table:table-cell office:value-type="float" office:value="38107" table:style-name="ce37">
            <text:p>38,107</text:p>
          </table:table-cell>
          <table:table-cell office:value-type="float" office:value="38981" table:style-name="ce38">
            <text:p>38,981</text:p>
          </table:table-cell>
          <table:table-cell office:value-type="float" office:value="197964" table:style-name="ce37">
            <text:p>197,964</text:p>
          </table:table-cell>
          <table:table-cell office:value-type="float" office:value="40015" table:style-name="ce37">
            <text:p>40,015</text:p>
          </table:table-cell>
          <table:table-cell office:value-type="float" office:value="39989" table:style-name="ce37">
            <text:p>39,989</text:p>
          </table:table-cell>
          <table:table-cell office:value-type="float" office:value="39914" table:style-name="ce37">
            <text:p>39,914</text:p>
          </table:table-cell>
          <table:table-cell office:value-type="float" office:value="39020" table:style-name="ce37">
            <text:p>39,020</text:p>
          </table:table-cell>
          <table:table-cell office:value-type="float" office:value="39026" table:style-name="ce38">
            <text:p>39,026</text:p>
          </table:table-cell>
          <table:table-cell office:value-type="float" office:value="194362" table:style-name="ce37">
            <text:p>194,362</text:p>
          </table:table-cell>
          <table:table-cell office:value-type="float" office:value="39142" table:style-name="ce37">
            <text:p>39,142</text:p>
          </table:table-cell>
          <table:table-cell office:value-type="float" office:value="40342" table:style-name="ce37">
            <text:p>40,342</text:p>
          </table:table-cell>
          <table:table-cell office:value-type="float" office:value="37568" table:style-name="ce37">
            <text:p>37,568</text:p>
          </table:table-cell>
          <table:table-cell office:value-type="float" office:value="38659" table:style-name="ce37">
            <text:p>38,659</text:p>
          </table:table-cell>
          <table:table-cell office:value-type="float" office:value="38651" table:style-name="ce38">
            <text:p>38,651</text:p>
          </table:table-cell>
          <table:table-cell office:value-type="float" office:value="177728" table:style-name="ce37">
            <text:p>177,728</text:p>
          </table:table-cell>
          <table:table-cell office:value-type="float" office:value="37796" table:style-name="ce37">
            <text:p>37,796</text:p>
          </table:table-cell>
          <table:table-cell office:value-type="float" office:value="36382" table:style-name="ce37">
            <text:p>36,382</text:p>
          </table:table-cell>
          <table:table-cell office:value-type="float" office:value="35647" table:style-name="ce37">
            <text:p>35,647</text:p>
          </table:table-cell>
          <table:table-cell office:value-type="float" office:value="35739" table:style-name="ce37">
            <text:p>35,739</text:p>
          </table:table-cell>
          <table:table-cell office:value-type="float" office:value="32164" table:style-name="ce38">
            <text:p>32,164</text:p>
          </table:table-cell>
          <table:table-cell office:value-type="float" office:value="116022" table:style-name="ce37">
            <text:p>116,022</text:p>
          </table:table-cell>
          <table:table-cell office:value-type="float" office:value="29726" table:style-name="ce37">
            <text:p>29,726</text:p>
          </table:table-cell>
          <table:table-cell office:value-type="float" office:value="28201" table:style-name="ce37">
            <text:p>28,201</text:p>
          </table:table-cell>
          <table:table-cell office:value-type="float" office:value="23476" table:style-name="ce37">
            <text:p>23,476</text:p>
          </table:table-cell>
          <table:table-cell office:value-type="float" office:value="20381" table:style-name="ce37">
            <text:p>20,381</text:p>
          </table:table-cell>
          <table:table-cell office:value-type="float" office:value="14238" table:style-name="ce38">
            <text:p>14,238</text:p>
          </table:table-cell>
          <table:table-cell office:value-type="float" office:value="78199" table:style-name="ce37">
            <text:p>78,199</text:p>
          </table:table-cell>
          <table:table-cell office:value-type="float" office:value="16276" table:style-name="ce37">
            <text:p>16,276</text:p>
          </table:table-cell>
          <table:table-cell office:value-type="float" office:value="16662" table:style-name="ce37">
            <text:p>16,662</text:p>
          </table:table-cell>
          <table:table-cell office:value-type="float" office:value="15799" table:style-name="ce37">
            <text:p>15,799</text:p>
          </table:table-cell>
          <table:table-cell office:value-type="float" office:value="14903" table:style-name="ce37">
            <text:p>14,903</text:p>
          </table:table-cell>
          <table:table-cell office:value-type="float" office:value="14559" table:style-name="ce38">
            <text:p>14,559</text:p>
          </table:table-cell>
          <table:table-cell office:value-type="float" office:value="54772" table:style-name="ce37">
            <text:p>54,772</text:p>
          </table:table-cell>
          <table:table-cell office:value-type="float" office:value="13311" table:style-name="ce37">
            <text:p>13,311</text:p>
          </table:table-cell>
          <table:table-cell office:value-type="float" office:value="12192" table:style-name="ce37">
            <text:p>12,192</text:p>
          </table:table-cell>
          <table:table-cell office:value-type="float" office:value="10735" table:style-name="ce37">
            <text:p>10,735</text:p>
          </table:table-cell>
          <table:table-cell office:value-type="float" office:value="9571" table:style-name="ce37">
            <text:p>9,571</text:p>
          </table:table-cell>
          <table:table-cell office:value-type="float" office:value="8963" table:style-name="ce38">
            <text:p>8,963</text:p>
          </table:table-cell>
          <table:table-cell office:value-type="float" office:value="34059" table:style-name="ce37">
            <text:p>34,059</text:p>
          </table:table-cell>
          <table:table-cell office:value-type="float" office:value="8055" table:style-name="ce37">
            <text:p>8,055</text:p>
          </table:table-cell>
          <table:table-cell office:value-type="float" office:value="7298" table:style-name="ce37">
            <text:p>7,298</text:p>
          </table:table-cell>
          <table:table-cell office:value-type="float" office:value="6658" table:style-name="ce37">
            <text:p>6,658</text:p>
          </table:table-cell>
          <table:table-cell office:value-type="float" office:value="6504" table:style-name="ce37">
            <text:p>6,504</text:p>
          </table:table-cell>
          <table:table-cell office:value-type="float" office:value="5544" table:style-name="ce38">
            <text:p>5,544</text:p>
          </table:table-cell>
          <table:table-cell office:value-type="float" office:value="17775" table:style-name="ce37">
            <text:p>17,775</text:p>
          </table:table-cell>
          <table:table-cell office:value-type="float" office:value="4819" table:style-name="ce37">
            <text:p>4,819</text:p>
          </table:table-cell>
          <table:table-cell office:value-type="float" office:value="4309" table:style-name="ce37">
            <text:p>4,309</text:p>
          </table:table-cell>
          <table:table-cell office:value-type="float" office:value="3460" table:style-name="ce37">
            <text:p>3,460</text:p>
          </table:table-cell>
          <table:table-cell office:value-type="float" office:value="2991" table:style-name="ce37">
            <text:p>2,991</text:p>
          </table:table-cell>
          <table:table-cell office:value-type="float" office:value="2196" table:style-name="ce38">
            <text:p>2,196</text:p>
          </table:table-cell>
          <table:table-cell office:value-type="float" office:value="5116" table:style-name="ce37">
            <text:p>5,116</text:p>
          </table:table-cell>
          <table:table-cell office:value-type="float" office:value="1688" table:style-name="ce37">
            <text:p>1,688</text:p>
          </table:table-cell>
          <table:table-cell office:value-type="float" office:value="1266" table:style-name="ce37">
            <text:p>1,266</text:p>
          </table:table-cell>
          <table:table-cell office:value-type="float" office:value="956" table:style-name="ce37">
            <text:p>956</text:p>
          </table:table-cell>
          <table:table-cell office:value-type="float" office:value="729" table:style-name="ce37">
            <text:p>729</text:p>
          </table:table-cell>
          <table:table-cell office:value-type="float" office:value="477" table:style-name="ce38">
            <text:p>477</text:p>
          </table:table-cell>
          <table:table-cell office:value-type="float" office:value="941" table:style-name="ce37">
            <text:p>941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52726" table:style-name="ce37">
            <text:p>1,252,726</text:p>
          </table:table-cell>
          <table:table-cell office:value-type="float" office:value="62638" table:style-name="ce37">
            <text:p>62,638</text:p>
          </table:table-cell>
          <table:table-cell office:value-type="float" office:value="10118" table:style-name="ce41">
            <text:p>10,118</text:p>
          </table:table-cell>
          <table:table-cell office:value-type="float" office:value="11418" table:style-name="ce41">
            <text:p>11,418</text:p>
          </table:table-cell>
          <table:table-cell office:value-type="float" office:value="12530" table:style-name="ce41">
            <text:p>12,530</text:p>
          </table:table-cell>
          <table:table-cell office:value-type="float" office:value="14019" table:style-name="ce41">
            <text:p>14,019</text:p>
          </table:table-cell>
          <table:table-cell office:value-type="float" office:value="14553" table:style-name="ce41">
            <text:p>14,553</text:p>
          </table:table-cell>
          <table:table-cell office:value-type="float" office:value="62099" table:style-name="ce41">
            <text:p>62,099</text:p>
          </table:table-cell>
          <table:table-cell office:value-type="float" office:value="14042" table:style-name="ce41">
            <text:p>14,042</text:p>
          </table:table-cell>
          <table:table-cell office:value-type="float" office:value="11794" table:style-name="ce41">
            <text:p>11,794</text:p>
          </table:table-cell>
          <table:table-cell office:value-type="float" office:value="13316" table:style-name="ce41">
            <text:p>13,316</text:p>
          </table:table-cell>
          <table:table-cell office:value-type="float" office:value="12469" table:style-name="ce41">
            <text:p>12,469</text:p>
          </table:table-cell>
          <table:table-cell office:value-type="float" office:value="10478" table:style-name="ce42">
            <text:p>10,478</text:p>
          </table:table-cell>
          <table:table-cell office:value-type="float" office:value="57075" table:style-name="ce41">
            <text:p>57,075</text:p>
          </table:table-cell>
          <table:table-cell office:value-type="float" office:value="11197" table:style-name="ce41">
            <text:p>11,197</text:p>
          </table:table-cell>
          <table:table-cell office:value-type="float" office:value="11334" table:style-name="ce41">
            <text:p>11,334</text:p>
          </table:table-cell>
          <table:table-cell office:value-type="float" office:value="12202" table:style-name="ce41">
            <text:p>12,202</text:p>
          </table:table-cell>
          <table:table-cell office:value-type="float" office:value="11277" table:style-name="ce41">
            <text:p>11,277</text:p>
          </table:table-cell>
          <table:table-cell office:value-type="float" office:value="11065" table:style-name="ce42">
            <text:p>11,065</text:p>
          </table:table-cell>
          <table:table-cell office:value-type="float" office:value="60051" table:style-name="ce41">
            <text:p>60,051</text:p>
          </table:table-cell>
          <table:table-cell office:value-type="float" office:value="11250" table:style-name="ce41">
            <text:p>11,250</text:p>
          </table:table-cell>
          <table:table-cell office:value-type="float" office:value="11074" table:style-name="ce41">
            <text:p>11,074</text:p>
          </table:table-cell>
          <table:table-cell office:value-type="float" office:value="11925" table:style-name="ce41">
            <text:p>11,925</text:p>
          </table:table-cell>
          <table:table-cell office:value-type="float" office:value="11794" table:style-name="ce41">
            <text:p>11,794</text:p>
          </table:table-cell>
          <table:table-cell office:value-type="float" office:value="14008" table:style-name="ce42">
            <text:p>14,008</text:p>
          </table:table-cell>
          <table:table-cell office:value-type="float" office:value="71471" table:style-name="ce41">
            <text:p>71,471</text:p>
          </table:table-cell>
          <table:table-cell office:value-type="float" office:value="13803" table:style-name="ce41">
            <text:p>13,803</text:p>
          </table:table-cell>
          <table:table-cell office:value-type="float" office:value="12795" table:style-name="ce41">
            <text:p>12,795</text:p>
          </table:table-cell>
          <table:table-cell office:value-type="float" office:value="14560" table:style-name="ce41">
            <text:p>14,560</text:p>
          </table:table-cell>
          <table:table-cell office:value-type="float" office:value="14810" table:style-name="ce41">
            <text:p>14,810</text:p>
          </table:table-cell>
          <table:table-cell office:value-type="float" office:value="15503" table:style-name="ce42">
            <text:p>15,503</text:p>
          </table:table-cell>
          <table:table-cell office:value-type="float" office:value="76237" table:style-name="ce41">
            <text:p>76,237</text:p>
          </table:table-cell>
          <table:table-cell office:value-type="float" office:value="15268" table:style-name="ce41">
            <text:p>15,268</text:p>
          </table:table-cell>
          <table:table-cell office:value-type="float" office:value="15076" table:style-name="ce41">
            <text:p>15,076</text:p>
          </table:table-cell>
          <table:table-cell office:value-type="float" office:value="14986" table:style-name="ce41">
            <text:p>14,986</text:p>
          </table:table-cell>
          <table:table-cell office:value-type="float" office:value="14975" table:style-name="ce41">
            <text:p>14,975</text:p>
          </table:table-cell>
          <table:table-cell office:value-type="float" office:value="15932" table:style-name="ce42">
            <text:p>15,932</text:p>
          </table:table-cell>
          <table:table-cell office:value-type="float" office:value="79901" table:style-name="ce41">
            <text:p>79,901</text:p>
          </table:table-cell>
          <table:table-cell office:value-type="float" office:value="15782" table:style-name="ce41">
            <text:p>15,782</text:p>
          </table:table-cell>
          <table:table-cell office:value-type="float" office:value="16436" table:style-name="ce41">
            <text:p>16,436</text:p>
          </table:table-cell>
          <table:table-cell office:value-type="float" office:value="15530" table:style-name="ce41">
            <text:p>15,530</text:p>
          </table:table-cell>
          <table:table-cell office:value-type="float" office:value="15148" table:style-name="ce41">
            <text:p>15,148</text:p>
          </table:table-cell>
          <table:table-cell office:value-type="float" office:value="17005" table:style-name="ce42">
            <text:p>17,005</text:p>
          </table:table-cell>
          <table:table-cell office:value-type="float" office:value="103775" table:style-name="ce41">
            <text:p>103,775</text:p>
          </table:table-cell>
          <table:table-cell office:value-type="float" office:value="19023" table:style-name="ce41">
            <text:p>19,023</text:p>
          </table:table-cell>
          <table:table-cell office:value-type="float" office:value="19716" table:style-name="ce41">
            <text:p>19,716</text:p>
          </table:table-cell>
          <table:table-cell office:value-type="float" office:value="21336" table:style-name="ce41">
            <text:p>21,336</text:p>
          </table:table-cell>
          <table:table-cell office:value-type="float" office:value="21993" table:style-name="ce41">
            <text:p>21,993</text:p>
          </table:table-cell>
          <table:table-cell office:value-type="float" office:value="21707" table:style-name="ce42">
            <text:p>21,707</text:p>
          </table:table-cell>
          <table:table-cell office:value-type="float" office:value="102976" table:style-name="ce41">
            <text:p>102,976</text:p>
          </table:table-cell>
          <table:table-cell office:value-type="float" office:value="21807" table:style-name="ce41">
            <text:p>21,807</text:p>
          </table:table-cell>
          <table:table-cell office:value-type="float" office:value="21238" table:style-name="ce41">
            <text:p>21,238</text:p>
          </table:table-cell>
          <table:table-cell office:value-type="float" office:value="19509" table:style-name="ce41">
            <text:p>19,509</text:p>
          </table:table-cell>
          <table:table-cell office:value-type="float" office:value="21861" table:style-name="ce41">
            <text:p>21,861</text:p>
          </table:table-cell>
          <table:table-cell office:value-type="float" office:value="18561" table:style-name="ce42">
            <text:p>18,561</text:p>
          </table:table-cell>
          <table:table-cell office:value-type="float" office:value="90030" table:style-name="ce41">
            <text:p>90,030</text:p>
          </table:table-cell>
          <table:table-cell office:value-type="float" office:value="18078" table:style-name="ce41">
            <text:p>18,078</text:p>
          </table:table-cell>
          <table:table-cell office:value-type="float" office:value="17925" table:style-name="ce41">
            <text:p>17,925</text:p>
          </table:table-cell>
          <table:table-cell office:value-type="float" office:value="17589" table:style-name="ce41">
            <text:p>17,589</text:p>
          </table:table-cell>
          <table:table-cell office:value-type="float" office:value="18007" table:style-name="ce41">
            <text:p>18,007</text:p>
          </table:table-cell>
          <table:table-cell office:value-type="float" office:value="18431" table:style-name="ce42">
            <text:p>18,431</text:p>
          </table:table-cell>
          <table:table-cell office:value-type="float" office:value="90061" table:style-name="ce41">
            <text:p>90,061</text:p>
          </table:table-cell>
          <table:table-cell office:value-type="float" office:value="18429" table:style-name="ce41">
            <text:p>18,429</text:p>
          </table:table-cell>
          <table:table-cell office:value-type="float" office:value="18329" table:style-name="ce41">
            <text:p>18,329</text:p>
          </table:table-cell>
          <table:table-cell office:value-type="float" office:value="17564" table:style-name="ce41">
            <text:p>17,564</text:p>
          </table:table-cell>
          <table:table-cell office:value-type="float" office:value="17670" table:style-name="ce41">
            <text:p>17,670</text:p>
          </table:table-cell>
          <table:table-cell office:value-type="float" office:value="18069" table:style-name="ce42">
            <text:p>18,069</text:p>
          </table:table-cell>
          <table:table-cell office:value-type="float" office:value="91555" table:style-name="ce41">
            <text:p>91,555</text:p>
          </table:table-cell>
          <table:table-cell office:value-type="float" office:value="18553" table:style-name="ce41">
            <text:p>18,553</text:p>
          </table:table-cell>
          <table:table-cell office:value-type="float" office:value="18498" table:style-name="ce41">
            <text:p>18,498</text:p>
          </table:table-cell>
          <table:table-cell office:value-type="float" office:value="18408" table:style-name="ce41">
            <text:p>18,408</text:p>
          </table:table-cell>
          <table:table-cell office:value-type="float" office:value="17945" table:style-name="ce41">
            <text:p>17,945</text:p>
          </table:table-cell>
          <table:table-cell office:value-type="float" office:value="18151" table:style-name="ce42">
            <text:p>18,151</text:p>
          </table:table-cell>
          <table:table-cell office:value-type="float" office:value="89248" table:style-name="ce41">
            <text:p>89,248</text:p>
          </table:table-cell>
          <table:table-cell office:value-type="float" office:value="17873" table:style-name="ce41">
            <text:p>17,873</text:p>
          </table:table-cell>
          <table:table-cell office:value-type="float" office:value="18602" table:style-name="ce41">
            <text:p>18,602</text:p>
          </table:table-cell>
          <table:table-cell office:value-type="float" office:value="17264" table:style-name="ce41">
            <text:p>17,264</text:p>
          </table:table-cell>
          <table:table-cell office:value-type="float" office:value="17583" table:style-name="ce41">
            <text:p>17,583</text:p>
          </table:table-cell>
          <table:table-cell office:value-type="float" office:value="17926" table:style-name="ce42">
            <text:p>17,926</text:p>
          </table:table-cell>
          <table:table-cell office:value-type="float" office:value="81775" table:style-name="ce41">
            <text:p>81,775</text:p>
          </table:table-cell>
          <table:table-cell office:value-type="float" office:value="17612" table:style-name="ce41">
            <text:p>17,612</text:p>
          </table:table-cell>
          <table:table-cell office:value-type="float" office:value="16815" table:style-name="ce41">
            <text:p>16,815</text:p>
          </table:table-cell>
          <table:table-cell office:value-type="float" office:value="16356" table:style-name="ce41">
            <text:p>16,356</text:p>
          </table:table-cell>
          <table:table-cell office:value-type="float" office:value="16392" table:style-name="ce41">
            <text:p>16,392</text:p>
          </table:table-cell>
          <table:table-cell office:value-type="float" office:value="14600" table:style-name="ce42">
            <text:p>14,600</text:p>
          </table:table-cell>
          <table:table-cell office:value-type="float" office:value="52400" table:style-name="ce41">
            <text:p>52,400</text:p>
          </table:table-cell>
          <table:table-cell office:value-type="float" office:value="13298" table:style-name="ce41">
            <text:p>13,298</text:p>
          </table:table-cell>
          <table:table-cell office:value-type="float" office:value="12787" table:style-name="ce41">
            <text:p>12,787</text:p>
          </table:table-cell>
          <table:table-cell office:value-type="float" office:value="10698" table:style-name="ce41">
            <text:p>10,698</text:p>
          </table:table-cell>
          <table:table-cell office:value-type="float" office:value="9233" table:style-name="ce41">
            <text:p>9,233</text:p>
          </table:table-cell>
          <table:table-cell office:value-type="float" office:value="6384" table:style-name="ce42">
            <text:p>6,384</text:p>
          </table:table-cell>
          <table:table-cell office:value-type="float" office:value="33860" table:style-name="ce41">
            <text:p>33,860</text:p>
          </table:table-cell>
          <table:table-cell office:value-type="float" office:value="7187" table:style-name="ce41">
            <text:p>7,187</text:p>
          </table:table-cell>
          <table:table-cell office:value-type="float" office:value="7276" table:style-name="ce41">
            <text:p>7,276</text:p>
          </table:table-cell>
          <table:table-cell office:value-type="float" office:value="6930" table:style-name="ce41">
            <text:p>6,930</text:p>
          </table:table-cell>
          <table:table-cell office:value-type="float" office:value="6301" table:style-name="ce41">
            <text:p>6,301</text:p>
          </table:table-cell>
          <table:table-cell office:value-type="float" office:value="6166" table:style-name="ce42">
            <text:p>6,166</text:p>
          </table:table-cell>
          <table:table-cell office:value-type="float" office:value="21874" table:style-name="ce41">
            <text:p>21,874</text:p>
          </table:table-cell>
          <table:table-cell office:value-type="float" office:value="5432" table:style-name="ce41">
            <text:p>5,432</text:p>
          </table:table-cell>
          <table:table-cell office:value-type="float" office:value="4980" table:style-name="ce41">
            <text:p>4,980</text:p>
          </table:table-cell>
          <table:table-cell office:value-type="float" office:value="4254" table:style-name="ce41">
            <text:p>4,254</text:p>
          </table:table-cell>
          <table:table-cell office:value-type="float" office:value="3694" table:style-name="ce41">
            <text:p>3,694</text:p>
          </table:table-cell>
          <table:table-cell office:value-type="float" office:value="3514" table:style-name="ce42">
            <text:p>3,514</text:p>
          </table:table-cell>
          <table:table-cell office:value-type="float" office:value="14514" table:style-name="ce41">
            <text:p>14,514</text:p>
          </table:table-cell>
          <table:table-cell office:value-type="float" office:value="3172" table:style-name="ce41">
            <text:p>3,172</text:p>
          </table:table-cell>
          <table:table-cell office:value-type="float" office:value="3030" table:style-name="ce41">
            <text:p>3,030</text:p>
          </table:table-cell>
          <table:table-cell office:value-type="float" office:value="2845" table:style-name="ce41">
            <text:p>2,845</text:p>
          </table:table-cell>
          <table:table-cell office:value-type="float" office:value="2901" table:style-name="ce41">
            <text:p>2,901</text:p>
          </table:table-cell>
          <table:table-cell office:value-type="float" office:value="2566" table:style-name="ce42">
            <text:p>2,566</text:p>
          </table:table-cell>
          <table:table-cell office:value-type="float" office:value="8326" table:style-name="ce41">
            <text:p>8,326</text:p>
          </table:table-cell>
          <table:table-cell office:value-type="float" office:value="2272" table:style-name="ce41">
            <text:p>2,272</text:p>
          </table:table-cell>
          <table:table-cell office:value-type="float" office:value="2002" table:style-name="ce41">
            <text:p>2,002</text:p>
          </table:table-cell>
          <table:table-cell office:value-type="float" office:value="1602" table:style-name="ce41">
            <text:p>1,602</text:p>
          </table:table-cell>
          <table:table-cell office:value-type="float" office:value="1408" table:style-name="ce41">
            <text:p>1,408</text:p>
          </table:table-cell>
          <table:table-cell office:value-type="float" office:value="1042" table:style-name="ce42">
            <text:p>1,042</text:p>
          </table:table-cell>
          <table:table-cell office:value-type="float" office:value="2396" table:style-name="ce41">
            <text:p>2,396</text:p>
          </table:table-cell>
          <table:table-cell office:value-type="float" office:value="789" table:style-name="ce41">
            <text:p>789</text:p>
          </table:table-cell>
          <table:table-cell office:value-type="float" office:value="564" table:style-name="ce41">
            <text:p>564</text:p>
          </table:table-cell>
          <table:table-cell office:value-type="float" office:value="470" table:style-name="ce41">
            <text:p>470</text:p>
          </table:table-cell>
          <table:table-cell office:value-type="float" office:value="355" table:style-name="ce41">
            <text:p>355</text:p>
          </table:table-cell>
          <table:table-cell office:value-type="float" office:value="218" table:style-name="ce42">
            <text:p>218</text:p>
          </table:table-cell>
          <table:table-cell office:value-type="float" office:value="464" table:style-name="ce41">
            <text:p>46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78357" table:style-name="ce39">
            <text:p>1,378,357</text:p>
          </table:table-cell>
          <table:table-cell office:value-type="float" office:value="58769" table:style-name="ce40">
            <text:p>58,769</text:p>
          </table:table-cell>
          <table:table-cell office:value-type="float" office:value="9378" table:style-name="ce44">
            <text:p>9,378</text:p>
          </table:table-cell>
          <table:table-cell office:value-type="float" office:value="10826" table:style-name="ce44">
            <text:p>10,826</text:p>
          </table:table-cell>
          <table:table-cell office:value-type="float" office:value="11790" table:style-name="ce44">
            <text:p>11,790</text:p>
          </table:table-cell>
          <table:table-cell office:value-type="float" office:value="13123" table:style-name="ce44">
            <text:p>13,123</text:p>
          </table:table-cell>
          <table:table-cell office:value-type="float" office:value="13652" table:style-name="ce44">
            <text:p>13,652</text:p>
          </table:table-cell>
          <table:table-cell office:value-type="float" office:value="58017" table:style-name="ce44">
            <text:p>58,017</text:p>
          </table:table-cell>
          <table:table-cell office:value-type="float" office:value="13208" table:style-name="ce44">
            <text:p>13,208</text:p>
          </table:table-cell>
          <table:table-cell office:value-type="float" office:value="11038" table:style-name="ce44">
            <text:p>11,038</text:p>
          </table:table-cell>
          <table:table-cell office:value-type="float" office:value="12603" table:style-name="ce44">
            <text:p>12,603</text:p>
          </table:table-cell>
          <table:table-cell office:value-type="float" office:value="11478" table:style-name="ce44">
            <text:p>11,478</text:p>
          </table:table-cell>
          <table:table-cell office:value-type="float" office:value="9690" table:style-name="ce45">
            <text:p>9,690</text:p>
          </table:table-cell>
          <table:table-cell office:value-type="float" office:value="52634" table:style-name="ce44">
            <text:p>52,634</text:p>
          </table:table-cell>
          <table:table-cell office:value-type="float" office:value="10326" table:style-name="ce44">
            <text:p>10,326</text:p>
          </table:table-cell>
          <table:table-cell office:value-type="float" office:value="10476" table:style-name="ce44">
            <text:p>10,476</text:p>
          </table:table-cell>
          <table:table-cell office:value-type="float" office:value="11315" table:style-name="ce44">
            <text:p>11,315</text:p>
          </table:table-cell>
          <table:table-cell office:value-type="float" office:value="10544" table:style-name="ce44">
            <text:p>10,544</text:p>
          </table:table-cell>
          <table:table-cell office:value-type="float" office:value="9973" table:style-name="ce45">
            <text:p>9,973</text:p>
          </table:table-cell>
          <table:table-cell office:value-type="float" office:value="55295" table:style-name="ce44">
            <text:p>55,295</text:p>
          </table:table-cell>
          <table:table-cell office:value-type="float" office:value="10102" table:style-name="ce44">
            <text:p>10,102</text:p>
          </table:table-cell>
          <table:table-cell office:value-type="float" office:value="10122" table:style-name="ce44">
            <text:p>10,122</text:p>
          </table:table-cell>
          <table:table-cell office:value-type="float" office:value="11007" table:style-name="ce44">
            <text:p>11,007</text:p>
          </table:table-cell>
          <table:table-cell office:value-type="float" office:value="10993" table:style-name="ce44">
            <text:p>10,993</text:p>
          </table:table-cell>
          <table:table-cell office:value-type="float" office:value="13071" table:style-name="ce45">
            <text:p>13,071</text:p>
          </table:table-cell>
          <table:table-cell office:value-type="float" office:value="67003" table:style-name="ce44">
            <text:p>67,003</text:p>
          </table:table-cell>
          <table:table-cell office:value-type="float" office:value="12690" table:style-name="ce44">
            <text:p>12,690</text:p>
          </table:table-cell>
          <table:table-cell office:value-type="float" office:value="11889" table:style-name="ce44">
            <text:p>11,889</text:p>
          </table:table-cell>
          <table:table-cell office:value-type="float" office:value="13627" table:style-name="ce44">
            <text:p>13,627</text:p>
          </table:table-cell>
          <table:table-cell office:value-type="float" office:value="14149" table:style-name="ce44">
            <text:p>14,149</text:p>
          </table:table-cell>
          <table:table-cell office:value-type="float" office:value="14648" table:style-name="ce45">
            <text:p>14,648</text:p>
          </table:table-cell>
          <table:table-cell office:value-type="float" office:value="74172" table:style-name="ce44">
            <text:p>74,172</text:p>
          </table:table-cell>
          <table:table-cell office:value-type="float" office:value="14454" table:style-name="ce44">
            <text:p>14,454</text:p>
          </table:table-cell>
          <table:table-cell office:value-type="float" office:value="14558" table:style-name="ce44">
            <text:p>14,558</text:p>
          </table:table-cell>
          <table:table-cell office:value-type="float" office:value="14731" table:style-name="ce44">
            <text:p>14,731</text:p>
          </table:table-cell>
          <table:table-cell office:value-type="float" office:value="14711" table:style-name="ce44">
            <text:p>14,711</text:p>
          </table:table-cell>
          <table:table-cell office:value-type="float" office:value="15718" table:style-name="ce45">
            <text:p>15,718</text:p>
          </table:table-cell>
          <table:table-cell office:value-type="float" office:value="87320" table:style-name="ce44">
            <text:p>87,320</text:p>
          </table:table-cell>
          <table:table-cell office:value-type="float" office:value="15932" table:style-name="ce44">
            <text:p>15,932</text:p>
          </table:table-cell>
          <table:table-cell office:value-type="float" office:value="17879" table:style-name="ce44">
            <text:p>17,879</text:p>
          </table:table-cell>
          <table:table-cell office:value-type="float" office:value="16845" table:style-name="ce44">
            <text:p>16,845</text:p>
          </table:table-cell>
          <table:table-cell office:value-type="float" office:value="17244" table:style-name="ce44">
            <text:p>17,244</text:p>
          </table:table-cell>
          <table:table-cell office:value-type="float" office:value="19420" table:style-name="ce45">
            <text:p>19,420</text:p>
          </table:table-cell>
          <table:table-cell office:value-type="float" office:value="117071" table:style-name="ce44">
            <text:p>117,071</text:p>
          </table:table-cell>
          <table:table-cell office:value-type="float" office:value="21522" table:style-name="ce44">
            <text:p>21,522</text:p>
          </table:table-cell>
          <table:table-cell office:value-type="float" office:value="22164" table:style-name="ce44">
            <text:p>22,164</text:p>
          </table:table-cell>
          <table:table-cell office:value-type="float" office:value="23846" table:style-name="ce44">
            <text:p>23,846</text:p>
          </table:table-cell>
          <table:table-cell office:value-type="float" office:value="24953" table:style-name="ce44">
            <text:p>24,953</text:p>
          </table:table-cell>
          <table:table-cell office:value-type="float" office:value="24586" table:style-name="ce45">
            <text:p>24,586</text:p>
          </table:table-cell>
          <table:table-cell office:value-type="float" office:value="118123" table:style-name="ce44">
            <text:p>118,123</text:p>
          </table:table-cell>
          <table:table-cell office:value-type="float" office:value="24828" table:style-name="ce44">
            <text:p>24,828</text:p>
          </table:table-cell>
          <table:table-cell office:value-type="float" office:value="24223" table:style-name="ce44">
            <text:p>24,223</text:p>
          </table:table-cell>
          <table:table-cell office:value-type="float" office:value="22156" table:style-name="ce44">
            <text:p>22,156</text:p>
          </table:table-cell>
          <table:table-cell office:value-type="float" office:value="25132" table:style-name="ce44">
            <text:p>25,132</text:p>
          </table:table-cell>
          <table:table-cell office:value-type="float" office:value="21784" table:style-name="ce45">
            <text:p>21,784</text:p>
          </table:table-cell>
          <table:table-cell office:value-type="float" office:value="104341" table:style-name="ce44">
            <text:p>104,341</text:p>
          </table:table-cell>
          <table:table-cell office:value-type="float" office:value="21186" table:style-name="ce44">
            <text:p>21,186</text:p>
          </table:table-cell>
          <table:table-cell office:value-type="float" office:value="20349" table:style-name="ce44">
            <text:p>20,349</text:p>
          </table:table-cell>
          <table:table-cell office:value-type="float" office:value="20427" table:style-name="ce44">
            <text:p>20,427</text:p>
          </table:table-cell>
          <table:table-cell office:value-type="float" office:value="20804" table:style-name="ce44">
            <text:p>20,804</text:p>
          </table:table-cell>
          <table:table-cell office:value-type="float" office:value="21575" table:style-name="ce45">
            <text:p>21,575</text:p>
          </table:table-cell>
          <table:table-cell office:value-type="float" office:value="105086" table:style-name="ce44">
            <text:p>105,086</text:p>
          </table:table-cell>
          <table:table-cell office:value-type="float" office:value="21546" table:style-name="ce44">
            <text:p>21,546</text:p>
          </table:table-cell>
          <table:table-cell office:value-type="float" office:value="21505" table:style-name="ce44">
            <text:p>21,505</text:p>
          </table:table-cell>
          <table:table-cell office:value-type="float" office:value="20686" table:style-name="ce44">
            <text:p>20,686</text:p>
          </table:table-cell>
          <table:table-cell office:value-type="float" office:value="20437" table:style-name="ce44">
            <text:p>20,437</text:p>
          </table:table-cell>
          <table:table-cell office:value-type="float" office:value="20912" table:style-name="ce45">
            <text:p>20,912</text:p>
          </table:table-cell>
          <table:table-cell office:value-type="float" office:value="106409" table:style-name="ce44">
            <text:p>106,409</text:p>
          </table:table-cell>
          <table:table-cell office:value-type="float" office:value="21462" table:style-name="ce44">
            <text:p>21,462</text:p>
          </table:table-cell>
          <table:table-cell office:value-type="float" office:value="21491" table:style-name="ce44">
            <text:p>21,491</text:p>
          </table:table-cell>
          <table:table-cell office:value-type="float" office:value="21506" table:style-name="ce44">
            <text:p>21,506</text:p>
          </table:table-cell>
          <table:table-cell office:value-type="float" office:value="21075" table:style-name="ce44">
            <text:p>21,075</text:p>
          </table:table-cell>
          <table:table-cell office:value-type="float" office:value="20875" table:style-name="ce45">
            <text:p>20,875</text:p>
          </table:table-cell>
          <table:table-cell office:value-type="float" office:value="105114" table:style-name="ce44">
            <text:p>105,114</text:p>
          </table:table-cell>
          <table:table-cell office:value-type="float" office:value="21269" table:style-name="ce44">
            <text:p>21,269</text:p>
          </table:table-cell>
          <table:table-cell office:value-type="float" office:value="21740" table:style-name="ce44">
            <text:p>21,740</text:p>
          </table:table-cell>
          <table:table-cell office:value-type="float" office:value="20304" table:style-name="ce44">
            <text:p>20,304</text:p>
          </table:table-cell>
          <table:table-cell office:value-type="float" office:value="21076" table:style-name="ce44">
            <text:p>21,076</text:p>
          </table:table-cell>
          <table:table-cell office:value-type="float" office:value="20725" table:style-name="ce45">
            <text:p>20,725</text:p>
          </table:table-cell>
          <table:table-cell office:value-type="float" office:value="95953" table:style-name="ce44">
            <text:p>95,953</text:p>
          </table:table-cell>
          <table:table-cell office:value-type="float" office:value="20184" table:style-name="ce44">
            <text:p>20,184</text:p>
          </table:table-cell>
          <table:table-cell office:value-type="float" office:value="19567" table:style-name="ce44">
            <text:p>19,567</text:p>
          </table:table-cell>
          <table:table-cell office:value-type="float" office:value="19291" table:style-name="ce44">
            <text:p>19,291</text:p>
          </table:table-cell>
          <table:table-cell office:value-type="float" office:value="19347" table:style-name="ce44">
            <text:p>19,347</text:p>
          </table:table-cell>
          <table:table-cell office:value-type="float" office:value="17564" table:style-name="ce45">
            <text:p>17,564</text:p>
          </table:table-cell>
          <table:table-cell office:value-type="float" office:value="63622" table:style-name="ce44">
            <text:p>63,622</text:p>
          </table:table-cell>
          <table:table-cell office:value-type="float" office:value="16428" table:style-name="ce44">
            <text:p>16,428</text:p>
          </table:table-cell>
          <table:table-cell office:value-type="float" office:value="15414" table:style-name="ce44">
            <text:p>15,414</text:p>
          </table:table-cell>
          <table:table-cell office:value-type="float" office:value="12778" table:style-name="ce44">
            <text:p>12,778</text:p>
          </table:table-cell>
          <table:table-cell office:value-type="float" office:value="11148" table:style-name="ce44">
            <text:p>11,148</text:p>
          </table:table-cell>
          <table:table-cell office:value-type="float" office:value="7854" table:style-name="ce45">
            <text:p>7,854</text:p>
          </table:table-cell>
          <table:table-cell office:value-type="float" office:value="44339" table:style-name="ce44">
            <text:p>44,339</text:p>
          </table:table-cell>
          <table:table-cell office:value-type="float" office:value="9089" table:style-name="ce44">
            <text:p>9,089</text:p>
          </table:table-cell>
          <table:table-cell office:value-type="float" office:value="9386" table:style-name="ce44">
            <text:p>9,386</text:p>
          </table:table-cell>
          <table:table-cell office:value-type="float" office:value="8869" table:style-name="ce44">
            <text:p>8,869</text:p>
          </table:table-cell>
          <table:table-cell office:value-type="float" office:value="8602" table:style-name="ce44">
            <text:p>8,602</text:p>
          </table:table-cell>
          <table:table-cell office:value-type="float" office:value="8393" table:style-name="ce45">
            <text:p>8,393</text:p>
          </table:table-cell>
          <table:table-cell office:value-type="float" office:value="32898" table:style-name="ce44">
            <text:p>32,898</text:p>
          </table:table-cell>
          <table:table-cell office:value-type="float" office:value="7879" table:style-name="ce44">
            <text:p>7,879</text:p>
          </table:table-cell>
          <table:table-cell office:value-type="float" office:value="7212" table:style-name="ce44">
            <text:p>7,212</text:p>
          </table:table-cell>
          <table:table-cell office:value-type="float" office:value="6481" table:style-name="ce44">
            <text:p>6,481</text:p>
          </table:table-cell>
          <table:table-cell office:value-type="float" office:value="5877" table:style-name="ce44">
            <text:p>5,877</text:p>
          </table:table-cell>
          <table:table-cell office:value-type="float" office:value="5449" table:style-name="ce45">
            <text:p>5,449</text:p>
          </table:table-cell>
          <table:table-cell office:value-type="float" office:value="19545" table:style-name="ce44">
            <text:p>19,545</text:p>
          </table:table-cell>
          <table:table-cell office:value-type="float" office:value="4883" table:style-name="ce44">
            <text:p>4,883</text:p>
          </table:table-cell>
          <table:table-cell office:value-type="float" office:value="4268" table:style-name="ce44">
            <text:p>4,268</text:p>
          </table:table-cell>
          <table:table-cell office:value-type="float" office:value="3813" table:style-name="ce44">
            <text:p>3,813</text:p>
          </table:table-cell>
          <table:table-cell office:value-type="float" office:value="3603" table:style-name="ce44">
            <text:p>3,603</text:p>
          </table:table-cell>
          <table:table-cell office:value-type="float" office:value="2978" table:style-name="ce45">
            <text:p>2,978</text:p>
          </table:table-cell>
          <table:table-cell office:value-type="float" office:value="9449" table:style-name="ce44">
            <text:p>9,449</text:p>
          </table:table-cell>
          <table:table-cell office:value-type="float" office:value="2547" table:style-name="ce44">
            <text:p>2,547</text:p>
          </table:table-cell>
          <table:table-cell office:value-type="float" office:value="2307" table:style-name="ce44">
            <text:p>2,307</text:p>
          </table:table-cell>
          <table:table-cell office:value-type="float" office:value="1858" table:style-name="ce44">
            <text:p>1,858</text:p>
          </table:table-cell>
          <table:table-cell office:value-type="float" office:value="1583" table:style-name="ce44">
            <text:p>1,583</text:p>
          </table:table-cell>
          <table:table-cell office:value-type="float" office:value="1154" table:style-name="ce45">
            <text:p>1,154</text:p>
          </table:table-cell>
          <table:table-cell office:value-type="float" office:value="2720" table:style-name="ce44">
            <text:p>2,720</text:p>
          </table:table-cell>
          <table:table-cell office:value-type="float" office:value="899" table:style-name="ce44">
            <text:p>899</text:p>
          </table:table-cell>
          <table:table-cell office:value-type="float" office:value="702" table:style-name="ce44">
            <text:p>702</text:p>
          </table:table-cell>
          <table:table-cell office:value-type="float" office:value="486" table:style-name="ce44">
            <text:p>486</text:p>
          </table:table-cell>
          <table:table-cell office:value-type="float" office:value="374" table:style-name="ce44">
            <text:p>374</text:p>
          </table:table-cell>
          <table:table-cell office:value-type="float" office:value="259" table:style-name="ce45">
            <text:p>259</text:p>
          </table:table-cell>
          <table:table-cell office:value-type="float" office:value="477" table:style-name="ce44">
            <text:p>477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55753" table:style-name="ce37">
            <text:p>2,255,753</text:p>
          </table:table-cell>
          <table:table-cell office:value-type="float" office:value="114161" table:style-name="ce37">
            <text:p>114,161</text:p>
          </table:table-cell>
          <table:table-cell office:value-type="float" office:value="20790" table:style-name="ce37">
            <text:p>20,790</text:p>
          </table:table-cell>
          <table:table-cell office:value-type="float" office:value="22314" table:style-name="ce37">
            <text:p>22,314</text:p>
          </table:table-cell>
          <table:table-cell office:value-type="float" office:value="23245" table:style-name="ce37">
            <text:p>23,245</text:p>
          </table:table-cell>
          <table:table-cell office:value-type="float" office:value="23959" table:style-name="ce37">
            <text:p>23,959</text:p>
          </table:table-cell>
          <table:table-cell office:value-type="float" office:value="23853" table:style-name="ce37">
            <text:p>23,853</text:p>
          </table:table-cell>
          <table:table-cell office:value-type="float" office:value="112596" table:style-name="ce37">
            <text:p>112,596</text:p>
          </table:table-cell>
          <table:table-cell office:value-type="float" office:value="23939" table:style-name="ce37">
            <text:p>23,939</text:p>
          </table:table-cell>
          <table:table-cell office:value-type="float" office:value="21649" table:style-name="ce37">
            <text:p>21,649</text:p>
          </table:table-cell>
          <table:table-cell office:value-type="float" office:value="25282" table:style-name="ce37">
            <text:p>25,282</text:p>
          </table:table-cell>
          <table:table-cell office:value-type="float" office:value="23060" table:style-name="ce37">
            <text:p>23,060</text:p>
          </table:table-cell>
          <table:table-cell office:value-type="float" office:value="18666" table:style-name="ce38">
            <text:p>18,666</text:p>
          </table:table-cell>
          <table:table-cell office:value-type="float" office:value="106993" table:style-name="ce37">
            <text:p>106,993</text:p>
          </table:table-cell>
          <table:table-cell office:value-type="float" office:value="20200" table:style-name="ce37">
            <text:p>20,200</text:p>
          </table:table-cell>
          <table:table-cell office:value-type="float" office:value="21064" table:style-name="ce37">
            <text:p>21,064</text:p>
          </table:table-cell>
          <table:table-cell office:value-type="float" office:value="22051" table:style-name="ce37">
            <text:p>22,051</text:p>
          </table:table-cell>
          <table:table-cell office:value-type="float" office:value="21674" table:style-name="ce37">
            <text:p>21,674</text:p>
          </table:table-cell>
          <table:table-cell office:value-type="float" office:value="22004" table:style-name="ce38">
            <text:p>22,004</text:p>
          </table:table-cell>
          <table:table-cell office:value-type="float" office:value="128539" table:style-name="ce37">
            <text:p>128,539</text:p>
          </table:table-cell>
          <table:table-cell office:value-type="float" office:value="22848" table:style-name="ce37">
            <text:p>22,848</text:p>
          </table:table-cell>
          <table:table-cell office:value-type="float" office:value="23617" table:style-name="ce37">
            <text:p>23,617</text:p>
          </table:table-cell>
          <table:table-cell office:value-type="float" office:value="25420" table:style-name="ce37">
            <text:p>25,420</text:p>
          </table:table-cell>
          <table:table-cell office:value-type="float" office:value="26257" table:style-name="ce37">
            <text:p>26,257</text:p>
          </table:table-cell>
          <table:table-cell office:value-type="float" office:value="30397" table:style-name="ce38">
            <text:p>30,397</text:p>
          </table:table-cell>
          <table:table-cell office:value-type="float" office:value="152147" table:style-name="ce37">
            <text:p>152,147</text:p>
          </table:table-cell>
          <table:table-cell office:value-type="float" office:value="28991" table:style-name="ce37">
            <text:p>28,991</text:p>
          </table:table-cell>
          <table:table-cell office:value-type="float" office:value="27485" table:style-name="ce37">
            <text:p>27,485</text:p>
          </table:table-cell>
          <table:table-cell office:value-type="float" office:value="31130" table:style-name="ce37">
            <text:p>31,130</text:p>
          </table:table-cell>
          <table:table-cell office:value-type="float" office:value="32141" table:style-name="ce37">
            <text:p>32,141</text:p>
          </table:table-cell>
          <table:table-cell office:value-type="float" office:value="32400" table:style-name="ce38">
            <text:p>32,400</text:p>
          </table:table-cell>
          <table:table-cell office:value-type="float" office:value="162985" table:style-name="ce37">
            <text:p>162,985</text:p>
          </table:table-cell>
          <table:table-cell office:value-type="float" office:value="32527" table:style-name="ce37">
            <text:p>32,527</text:p>
          </table:table-cell>
          <table:table-cell office:value-type="float" office:value="32408" table:style-name="ce37">
            <text:p>32,408</text:p>
          </table:table-cell>
          <table:table-cell office:value-type="float" office:value="32282" table:style-name="ce37">
            <text:p>32,282</text:p>
          </table:table-cell>
          <table:table-cell office:value-type="float" office:value="31979" table:style-name="ce37">
            <text:p>31,979</text:p>
          </table:table-cell>
          <table:table-cell office:value-type="float" office:value="33789" table:style-name="ce38">
            <text:p>33,789</text:p>
          </table:table-cell>
          <table:table-cell office:value-type="float" office:value="164063" table:style-name="ce37">
            <text:p>164,063</text:p>
          </table:table-cell>
          <table:table-cell office:value-type="float" office:value="32851" table:style-name="ce37">
            <text:p>32,851</text:p>
          </table:table-cell>
          <table:table-cell office:value-type="float" office:value="34490" table:style-name="ce37">
            <text:p>34,490</text:p>
          </table:table-cell>
          <table:table-cell office:value-type="float" office:value="32142" table:style-name="ce37">
            <text:p>32,142</text:p>
          </table:table-cell>
          <table:table-cell office:value-type="float" office:value="30462" table:style-name="ce37">
            <text:p>30,462</text:p>
          </table:table-cell>
          <table:table-cell office:value-type="float" office:value="34118" table:style-name="ce38">
            <text:p>34,118</text:p>
          </table:table-cell>
          <table:table-cell office:value-type="float" office:value="200772" table:style-name="ce37">
            <text:p>200,772</text:p>
          </table:table-cell>
          <table:table-cell office:value-type="float" office:value="37254" table:style-name="ce37">
            <text:p>37,254</text:p>
          </table:table-cell>
          <table:table-cell office:value-type="float" office:value="38391" table:style-name="ce37">
            <text:p>38,391</text:p>
          </table:table-cell>
          <table:table-cell office:value-type="float" office:value="41005" table:style-name="ce37">
            <text:p>41,005</text:p>
          </table:table-cell>
          <table:table-cell office:value-type="float" office:value="42266" table:style-name="ce37">
            <text:p>42,266</text:p>
          </table:table-cell>
          <table:table-cell office:value-type="float" office:value="41856" table:style-name="ce38">
            <text:p>41,856</text:p>
          </table:table-cell>
          <table:table-cell office:value-type="float" office:value="196429" table:style-name="ce37">
            <text:p>196,429</text:p>
          </table:table-cell>
          <table:table-cell office:value-type="float" office:value="41640" table:style-name="ce37">
            <text:p>41,640</text:p>
          </table:table-cell>
          <table:table-cell office:value-type="float" office:value="40289" table:style-name="ce37">
            <text:p>40,289</text:p>
          </table:table-cell>
          <table:table-cell office:value-type="float" office:value="38227" table:style-name="ce37">
            <text:p>38,227</text:p>
          </table:table-cell>
          <table:table-cell office:value-type="float" office:value="40580" table:style-name="ce37">
            <text:p>40,580</text:p>
          </table:table-cell>
          <table:table-cell office:value-type="float" office:value="35693" table:style-name="ce38">
            <text:p>35,693</text:p>
          </table:table-cell>
          <table:table-cell office:value-type="float" office:value="170291" table:style-name="ce37">
            <text:p>170,291</text:p>
          </table:table-cell>
          <table:table-cell office:value-type="float" office:value="34331" table:style-name="ce37">
            <text:p>34,331</text:p>
          </table:table-cell>
          <table:table-cell office:value-type="float" office:value="33630" table:style-name="ce37">
            <text:p>33,630</text:p>
          </table:table-cell>
          <table:table-cell office:value-type="float" office:value="33788" table:style-name="ce37">
            <text:p>33,788</text:p>
          </table:table-cell>
          <table:table-cell office:value-type="float" office:value="33837" table:style-name="ce37">
            <text:p>33,837</text:p>
          </table:table-cell>
          <table:table-cell office:value-type="float" office:value="34705" table:style-name="ce38">
            <text:p>34,705</text:p>
          </table:table-cell>
          <table:table-cell office:value-type="float" office:value="166895" table:style-name="ce37">
            <text:p>166,895</text:p>
          </table:table-cell>
          <table:table-cell office:value-type="float" office:value="34629" table:style-name="ce37">
            <text:p>34,629</text:p>
          </table:table-cell>
          <table:table-cell office:value-type="float" office:value="33963" table:style-name="ce37">
            <text:p>33,963</text:p>
          </table:table-cell>
          <table:table-cell office:value-type="float" office:value="32808" table:style-name="ce37">
            <text:p>32,808</text:p>
          </table:table-cell>
          <table:table-cell office:value-type="float" office:value="32476" table:style-name="ce37">
            <text:p>32,476</text:p>
          </table:table-cell>
          <table:table-cell office:value-type="float" office:value="33019" table:style-name="ce38">
            <text:p>33,019</text:p>
          </table:table-cell>
          <table:table-cell office:value-type="float" office:value="161053" table:style-name="ce37">
            <text:p>161,053</text:p>
          </table:table-cell>
          <table:table-cell office:value-type="float" office:value="33789" table:style-name="ce37">
            <text:p>33,789</text:p>
          </table:table-cell>
          <table:table-cell office:value-type="float" office:value="33288" table:style-name="ce37">
            <text:p>33,288</text:p>
          </table:table-cell>
          <table:table-cell office:value-type="float" office:value="32717" table:style-name="ce37">
            <text:p>32,717</text:p>
          </table:table-cell>
          <table:table-cell office:value-type="float" office:value="31441" table:style-name="ce37">
            <text:p>31,441</text:p>
          </table:table-cell>
          <table:table-cell office:value-type="float" office:value="29818" table:style-name="ce38">
            <text:p>29,818</text:p>
          </table:table-cell>
          <table:table-cell office:value-type="float" office:value="139353" table:style-name="ce37">
            <text:p>139,353</text:p>
          </table:table-cell>
          <table:table-cell office:value-type="float" office:value="29800" table:style-name="ce37">
            <text:p>29,800</text:p>
          </table:table-cell>
          <table:table-cell office:value-type="float" office:value="29664" table:style-name="ce37">
            <text:p>29,664</text:p>
          </table:table-cell>
          <table:table-cell office:value-type="float" office:value="26460" table:style-name="ce37">
            <text:p>26,460</text:p>
          </table:table-cell>
          <table:table-cell office:value-type="float" office:value="27086" table:style-name="ce37">
            <text:p>27,086</text:p>
          </table:table-cell>
          <table:table-cell office:value-type="float" office:value="26343" table:style-name="ce38">
            <text:p>26,343</text:p>
          </table:table-cell>
          <table:table-cell office:value-type="float" office:value="114932" table:style-name="ce37">
            <text:p>114,932</text:p>
          </table:table-cell>
          <table:table-cell office:value-type="float" office:value="25948" table:style-name="ce37">
            <text:p>25,948</text:p>
          </table:table-cell>
          <table:table-cell office:value-type="float" office:value="23782" table:style-name="ce37">
            <text:p>23,782</text:p>
          </table:table-cell>
          <table:table-cell office:value-type="float" office:value="23120" table:style-name="ce37">
            <text:p>23,120</text:p>
          </table:table-cell>
          <table:table-cell office:value-type="float" office:value="23110" table:style-name="ce37">
            <text:p>23,110</text:p>
          </table:table-cell>
          <table:table-cell office:value-type="float" office:value="18972" table:style-name="ce38">
            <text:p>18,972</text:p>
          </table:table-cell>
          <table:table-cell office:value-type="float" office:value="64254" table:style-name="ce37">
            <text:p>64,254</text:p>
          </table:table-cell>
          <table:table-cell office:value-type="float" office:value="16771" table:style-name="ce37">
            <text:p>16,771</text:p>
          </table:table-cell>
          <table:table-cell office:value-type="float" office:value="16094" table:style-name="ce37">
            <text:p>16,094</text:p>
          </table:table-cell>
          <table:table-cell office:value-type="float" office:value="12214" table:style-name="ce37">
            <text:p>12,214</text:p>
          </table:table-cell>
          <table:table-cell office:value-type="float" office:value="11201" table:style-name="ce37">
            <text:p>11,201</text:p>
          </table:table-cell>
          <table:table-cell office:value-type="float" office:value="7974" table:style-name="ce38">
            <text:p>7,974</text:p>
          </table:table-cell>
          <table:table-cell office:value-type="float" office:value="42979" table:style-name="ce37">
            <text:p>42,979</text:p>
          </table:table-cell>
          <table:table-cell office:value-type="float" office:value="9181" table:style-name="ce37">
            <text:p>9,181</text:p>
          </table:table-cell>
          <table:table-cell office:value-type="float" office:value="9199" table:style-name="ce37">
            <text:p>9,199</text:p>
          </table:table-cell>
          <table:table-cell office:value-type="float" office:value="8747" table:style-name="ce37">
            <text:p>8,747</text:p>
          </table:table-cell>
          <table:table-cell office:value-type="float" office:value="7978" table:style-name="ce37">
            <text:p>7,978</text:p>
          </table:table-cell>
          <table:table-cell office:value-type="float" office:value="7874" table:style-name="ce38">
            <text:p>7,874</text:p>
          </table:table-cell>
          <table:table-cell office:value-type="float" office:value="28466" table:style-name="ce37">
            <text:p>28,466</text:p>
          </table:table-cell>
          <table:table-cell office:value-type="float" office:value="6934" table:style-name="ce37">
            <text:p>6,934</text:p>
          </table:table-cell>
          <table:table-cell office:value-type="float" office:value="6248" table:style-name="ce37">
            <text:p>6,248</text:p>
          </table:table-cell>
          <table:table-cell office:value-type="float" office:value="5812" table:style-name="ce37">
            <text:p>5,812</text:p>
          </table:table-cell>
          <table:table-cell office:value-type="float" office:value="4934" table:style-name="ce37">
            <text:p>4,934</text:p>
          </table:table-cell>
          <table:table-cell office:value-type="float" office:value="4538" table:style-name="ce38">
            <text:p>4,538</text:p>
          </table:table-cell>
          <table:table-cell office:value-type="float" office:value="17275" table:style-name="ce37">
            <text:p>17,275</text:p>
          </table:table-cell>
          <table:table-cell office:value-type="float" office:value="3924" table:style-name="ce37">
            <text:p>3,924</text:p>
          </table:table-cell>
          <table:table-cell office:value-type="float" office:value="3638" table:style-name="ce37">
            <text:p>3,638</text:p>
          </table:table-cell>
          <table:table-cell office:value-type="float" office:value="3372" table:style-name="ce37">
            <text:p>3,372</text:p>
          </table:table-cell>
          <table:table-cell office:value-type="float" office:value="3295" table:style-name="ce37">
            <text:p>3,295</text:p>
          </table:table-cell>
          <table:table-cell office:value-type="float" office:value="3046" table:style-name="ce38">
            <text:p>3,046</text:p>
          </table:table-cell>
          <table:table-cell office:value-type="float" office:value="9295" table:style-name="ce37">
            <text:p>9,295</text:p>
          </table:table-cell>
          <table:table-cell office:value-type="float" office:value="2698" table:style-name="ce37">
            <text:p>2,698</text:p>
          </table:table-cell>
          <table:table-cell office:value-type="float" office:value="2383" table:style-name="ce37">
            <text:p>2,383</text:p>
          </table:table-cell>
          <table:table-cell office:value-type="float" office:value="1765" table:style-name="ce37">
            <text:p>1,765</text:p>
          </table:table-cell>
          <table:table-cell office:value-type="float" office:value="1363" table:style-name="ce37">
            <text:p>1,363</text:p>
          </table:table-cell>
          <table:table-cell office:value-type="float" office:value="1086" table:style-name="ce38">
            <text:p>1,086</text:p>
          </table:table-cell>
          <table:table-cell office:value-type="float" office:value="1965" table:style-name="ce37">
            <text:p>1,965</text:p>
          </table:table-cell>
          <table:table-cell office:value-type="float" office:value="696" table:style-name="ce37">
            <text:p>696</text:p>
          </table:table-cell>
          <table:table-cell office:value-type="float" office:value="512" table:style-name="ce37">
            <text:p>512</text:p>
          </table:table-cell>
          <table:table-cell office:value-type="float" office:value="341" table:style-name="ce37">
            <text:p>341</text:p>
          </table:table-cell>
          <table:table-cell office:value-type="float" office:value="256" table:style-name="ce37">
            <text:p>256</text:p>
          </table:table-cell>
          <table:table-cell office:value-type="float" office:value="160" table:style-name="ce38">
            <text:p>160</text:p>
          </table:table-cell>
          <table:table-cell office:value-type="float" office:value="310" table:style-name="ce37">
            <text:p>310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8766" table:style-name="ce37">
            <text:p>1,118,766</text:p>
          </table:table-cell>
          <table:table-cell office:value-type="float" office:value="59197" table:style-name="ce37">
            <text:p>59,197</text:p>
          </table:table-cell>
          <table:table-cell office:value-type="float" office:value="10754" table:style-name="ce37">
            <text:p>10,754</text:p>
          </table:table-cell>
          <table:table-cell office:value-type="float" office:value="11667" table:style-name="ce37">
            <text:p>11,667</text:p>
          </table:table-cell>
          <table:table-cell office:value-type="float" office:value="12020" table:style-name="ce37">
            <text:p>12,020</text:p>
          </table:table-cell>
          <table:table-cell office:value-type="float" office:value="12403" table:style-name="ce37">
            <text:p>12,403</text:p>
          </table:table-cell>
          <table:table-cell office:value-type="float" office:value="12353" table:style-name="ce37">
            <text:p>12,353</text:p>
          </table:table-cell>
          <table:table-cell office:value-type="float" office:value="58339" table:style-name="ce37">
            <text:p>58,339</text:p>
          </table:table-cell>
          <table:table-cell office:value-type="float" office:value="12458" table:style-name="ce37">
            <text:p>12,458</text:p>
          </table:table-cell>
          <table:table-cell office:value-type="float" office:value="11216" table:style-name="ce37">
            <text:p>11,216</text:p>
          </table:table-cell>
          <table:table-cell office:value-type="float" office:value="13154" table:style-name="ce37">
            <text:p>13,154</text:p>
          </table:table-cell>
          <table:table-cell office:value-type="float" office:value="11908" table:style-name="ce37">
            <text:p>11,908</text:p>
          </table:table-cell>
          <table:table-cell office:value-type="float" office:value="9603" table:style-name="ce38">
            <text:p>9,603</text:p>
          </table:table-cell>
          <table:table-cell office:value-type="float" office:value="56095" table:style-name="ce37">
            <text:p>56,095</text:p>
          </table:table-cell>
          <table:table-cell office:value-type="float" office:value="10600" table:style-name="ce37">
            <text:p>10,600</text:p>
          </table:table-cell>
          <table:table-cell office:value-type="float" office:value="10954" table:style-name="ce37">
            <text:p>10,954</text:p>
          </table:table-cell>
          <table:table-cell office:value-type="float" office:value="11594" table:style-name="ce37">
            <text:p>11,594</text:p>
          </table:table-cell>
          <table:table-cell office:value-type="float" office:value="11396" table:style-name="ce37">
            <text:p>11,396</text:p>
          </table:table-cell>
          <table:table-cell office:value-type="float" office:value="11551" table:style-name="ce38">
            <text:p>11,551</text:p>
          </table:table-cell>
          <table:table-cell office:value-type="float" office:value="67314" table:style-name="ce37">
            <text:p>67,314</text:p>
          </table:table-cell>
          <table:table-cell office:value-type="float" office:value="12016" table:style-name="ce37">
            <text:p>12,016</text:p>
          </table:table-cell>
          <table:table-cell office:value-type="float" office:value="12443" table:style-name="ce37">
            <text:p>12,443</text:p>
          </table:table-cell>
          <table:table-cell office:value-type="float" office:value="13192" table:style-name="ce37">
            <text:p>13,192</text:p>
          </table:table-cell>
          <table:table-cell office:value-type="float" office:value="13807" table:style-name="ce37">
            <text:p>13,807</text:p>
          </table:table-cell>
          <table:table-cell office:value-type="float" office:value="15856" table:style-name="ce38">
            <text:p>15,856</text:p>
          </table:table-cell>
          <table:table-cell office:value-type="float" office:value="78909" table:style-name="ce37">
            <text:p>78,909</text:p>
          </table:table-cell>
          <table:table-cell office:value-type="float" office:value="15059" table:style-name="ce37">
            <text:p>15,059</text:p>
          </table:table-cell>
          <table:table-cell office:value-type="float" office:value="14410" table:style-name="ce37">
            <text:p>14,410</text:p>
          </table:table-cell>
          <table:table-cell office:value-type="float" office:value="16050" table:style-name="ce37">
            <text:p>16,050</text:p>
          </table:table-cell>
          <table:table-cell office:value-type="float" office:value="16651" table:style-name="ce37">
            <text:p>16,651</text:p>
          </table:table-cell>
          <table:table-cell office:value-type="float" office:value="16739" table:style-name="ce38">
            <text:p>16,739</text:p>
          </table:table-cell>
          <table:table-cell office:value-type="float" office:value="83808" table:style-name="ce37">
            <text:p>83,808</text:p>
          </table:table-cell>
          <table:table-cell office:value-type="float" office:value="16843" table:style-name="ce37">
            <text:p>16,843</text:p>
          </table:table-cell>
          <table:table-cell office:value-type="float" office:value="16700" table:style-name="ce37">
            <text:p>16,700</text:p>
          </table:table-cell>
          <table:table-cell office:value-type="float" office:value="16534" table:style-name="ce37">
            <text:p>16,534</text:p>
          </table:table-cell>
          <table:table-cell office:value-type="float" office:value="16492" table:style-name="ce37">
            <text:p>16,492</text:p>
          </table:table-cell>
          <table:table-cell office:value-type="float" office:value="17239" table:style-name="ce38">
            <text:p>17,239</text:p>
          </table:table-cell>
          <table:table-cell office:value-type="float" office:value="82738" table:style-name="ce37">
            <text:p>82,738</text:p>
          </table:table-cell>
          <table:table-cell office:value-type="float" office:value="16749" table:style-name="ce37">
            <text:p>16,749</text:p>
          </table:table-cell>
          <table:table-cell office:value-type="float" office:value="17425" table:style-name="ce37">
            <text:p>17,425</text:p>
          </table:table-cell>
          <table:table-cell office:value-type="float" office:value="16368" table:style-name="ce37">
            <text:p>16,368</text:p>
          </table:table-cell>
          <table:table-cell office:value-type="float" office:value="15266" table:style-name="ce37">
            <text:p>15,266</text:p>
          </table:table-cell>
          <table:table-cell office:value-type="float" office:value="16930" table:style-name="ce38">
            <text:p>16,930</text:p>
          </table:table-cell>
          <table:table-cell office:value-type="float" office:value="98464" table:style-name="ce37">
            <text:p>98,464</text:p>
          </table:table-cell>
          <table:table-cell office:value-type="float" office:value="18278" table:style-name="ce37">
            <text:p>18,278</text:p>
          </table:table-cell>
          <table:table-cell office:value-type="float" office:value="19033" table:style-name="ce37">
            <text:p>19,033</text:p>
          </table:table-cell>
          <table:table-cell office:value-type="float" office:value="19971" table:style-name="ce37">
            <text:p>19,971</text:p>
          </table:table-cell>
          <table:table-cell office:value-type="float" office:value="20798" table:style-name="ce37">
            <text:p>20,798</text:p>
          </table:table-cell>
          <table:table-cell office:value-type="float" office:value="20384" table:style-name="ce38">
            <text:p>20,384</text:p>
          </table:table-cell>
          <table:table-cell office:value-type="float" office:value="96684" table:style-name="ce37">
            <text:p>96,684</text:p>
          </table:table-cell>
          <table:table-cell office:value-type="float" office:value="20317" table:style-name="ce37">
            <text:p>20,317</text:p>
          </table:table-cell>
          <table:table-cell office:value-type="float" office:value="19926" table:style-name="ce37">
            <text:p>19,926</text:p>
          </table:table-cell>
          <table:table-cell office:value-type="float" office:value="18673" table:style-name="ce37">
            <text:p>18,673</text:p>
          </table:table-cell>
          <table:table-cell office:value-type="float" office:value="20105" table:style-name="ce37">
            <text:p>20,105</text:p>
          </table:table-cell>
          <table:table-cell office:value-type="float" office:value="17663" table:style-name="ce38">
            <text:p>17,663</text:p>
          </table:table-cell>
          <table:table-cell office:value-type="float" office:value="82992" table:style-name="ce37">
            <text:p>82,992</text:p>
          </table:table-cell>
          <table:table-cell office:value-type="float" office:value="16709" table:style-name="ce37">
            <text:p>16,709</text:p>
          </table:table-cell>
          <table:table-cell office:value-type="float" office:value="16426" table:style-name="ce37">
            <text:p>16,426</text:p>
          </table:table-cell>
          <table:table-cell office:value-type="float" office:value="16425" table:style-name="ce37">
            <text:p>16,425</text:p>
          </table:table-cell>
          <table:table-cell office:value-type="float" office:value="16527" table:style-name="ce37">
            <text:p>16,527</text:p>
          </table:table-cell>
          <table:table-cell office:value-type="float" office:value="16905" table:style-name="ce38">
            <text:p>16,905</text:p>
          </table:table-cell>
          <table:table-cell office:value-type="float" office:value="81322" table:style-name="ce37">
            <text:p>81,322</text:p>
          </table:table-cell>
          <table:table-cell office:value-type="float" office:value="16999" table:style-name="ce37">
            <text:p>16,999</text:p>
          </table:table-cell>
          <table:table-cell office:value-type="float" office:value="16604" table:style-name="ce37">
            <text:p>16,604</text:p>
          </table:table-cell>
          <table:table-cell office:value-type="float" office:value="15943" table:style-name="ce37">
            <text:p>15,943</text:p>
          </table:table-cell>
          <table:table-cell office:value-type="float" office:value="15800" table:style-name="ce37">
            <text:p>15,800</text:p>
          </table:table-cell>
          <table:table-cell office:value-type="float" office:value="15976" table:style-name="ce38">
            <text:p>15,976</text:p>
          </table:table-cell>
          <table:table-cell office:value-type="float" office:value="77987" table:style-name="ce37">
            <text:p>77,987</text:p>
          </table:table-cell>
          <table:table-cell office:value-type="float" office:value="16404" table:style-name="ce37">
            <text:p>16,404</text:p>
          </table:table-cell>
          <table:table-cell office:value-type="float" office:value="16149" table:style-name="ce37">
            <text:p>16,149</text:p>
          </table:table-cell>
          <table:table-cell office:value-type="float" office:value="15878" table:style-name="ce37">
            <text:p>15,878</text:p>
          </table:table-cell>
          <table:table-cell office:value-type="float" office:value="15023" table:style-name="ce37">
            <text:p>15,023</text:p>
          </table:table-cell>
          <table:table-cell office:value-type="float" office:value="14533" table:style-name="ce38">
            <text:p>14,533</text:p>
          </table:table-cell>
          <table:table-cell office:value-type="float" office:value="66666" table:style-name="ce37">
            <text:p>66,666</text:p>
          </table:table-cell>
          <table:table-cell office:value-type="float" office:value="14400" table:style-name="ce37">
            <text:p>14,400</text:p>
          </table:table-cell>
          <table:table-cell office:value-type="float" office:value="14191" table:style-name="ce37">
            <text:p>14,191</text:p>
          </table:table-cell>
          <table:table-cell office:value-type="float" office:value="12704" table:style-name="ce37">
            <text:p>12,704</text:p>
          </table:table-cell>
          <table:table-cell office:value-type="float" office:value="12819" table:style-name="ce37">
            <text:p>12,819</text:p>
          </table:table-cell>
          <table:table-cell office:value-type="float" office:value="12552" table:style-name="ce38">
            <text:p>12,552</text:p>
          </table:table-cell>
          <table:table-cell office:value-type="float" office:value="53606" table:style-name="ce37">
            <text:p>53,606</text:p>
          </table:table-cell>
          <table:table-cell office:value-type="float" office:value="12209" table:style-name="ce37">
            <text:p>12,209</text:p>
          </table:table-cell>
          <table:table-cell office:value-type="float" office:value="11021" table:style-name="ce37">
            <text:p>11,021</text:p>
          </table:table-cell>
          <table:table-cell office:value-type="float" office:value="10881" table:style-name="ce37">
            <text:p>10,881</text:p>
          </table:table-cell>
          <table:table-cell office:value-type="float" office:value="10698" table:style-name="ce37">
            <text:p>10,698</text:p>
          </table:table-cell>
          <table:table-cell office:value-type="float" office:value="8797" table:style-name="ce38">
            <text:p>8,797</text:p>
          </table:table-cell>
          <table:table-cell office:value-type="float" office:value="29482" table:style-name="ce37">
            <text:p>29,482</text:p>
          </table:table-cell>
          <table:table-cell office:value-type="float" office:value="7778" table:style-name="ce37">
            <text:p>7,778</text:p>
          </table:table-cell>
          <table:table-cell office:value-type="float" office:value="7388" table:style-name="ce37">
            <text:p>7,388</text:p>
          </table:table-cell>
          <table:table-cell office:value-type="float" office:value="5595" table:style-name="ce37">
            <text:p>5,595</text:p>
          </table:table-cell>
          <table:table-cell office:value-type="float" office:value="5117" table:style-name="ce37">
            <text:p>5,117</text:p>
          </table:table-cell>
          <table:table-cell office:value-type="float" office:value="3604" table:style-name="ce38">
            <text:p>3,604</text:p>
          </table:table-cell>
          <table:table-cell office:value-type="float" office:value="18760" table:style-name="ce37">
            <text:p>18,760</text:p>
          </table:table-cell>
          <table:table-cell office:value-type="float" office:value="4058" table:style-name="ce37">
            <text:p>4,058</text:p>
          </table:table-cell>
          <table:table-cell office:value-type="float" office:value="4088" table:style-name="ce37">
            <text:p>4,088</text:p>
          </table:table-cell>
          <table:table-cell office:value-type="float" office:value="3725" table:style-name="ce37">
            <text:p>3,725</text:p>
          </table:table-cell>
          <table:table-cell office:value-type="float" office:value="3488" table:style-name="ce37">
            <text:p>3,488</text:p>
          </table:table-cell>
          <table:table-cell office:value-type="float" office:value="3401" table:style-name="ce38">
            <text:p>3,401</text:p>
          </table:table-cell>
          <table:table-cell office:value-type="float" office:value="11544" table:style-name="ce37">
            <text:p>11,544</text:p>
          </table:table-cell>
          <table:table-cell office:value-type="float" office:value="2844" table:style-name="ce37">
            <text:p>2,844</text:p>
          </table:table-cell>
          <table:table-cell office:value-type="float" office:value="2502" table:style-name="ce37">
            <text:p>2,502</text:p>
          </table:table-cell>
          <table:table-cell office:value-type="float" office:value="2381" table:style-name="ce37">
            <text:p>2,381</text:p>
          </table:table-cell>
          <table:table-cell office:value-type="float" office:value="1986" table:style-name="ce37">
            <text:p>1,986</text:p>
          </table:table-cell>
          <table:table-cell office:value-type="float" office:value="1831" table:style-name="ce38">
            <text:p>1,831</text:p>
          </table:table-cell>
          <table:table-cell office:value-type="float" office:value="8387" table:style-name="ce37">
            <text:p>8,387</text:p>
          </table:table-cell>
          <table:table-cell office:value-type="float" office:value="1587" table:style-name="ce37">
            <text:p>1,587</text:p>
          </table:table-cell>
          <table:table-cell office:value-type="float" office:value="1680" table:style-name="ce37">
            <text:p>1,680</text:p>
          </table:table-cell>
          <table:table-cell office:value-type="float" office:value="1627" table:style-name="ce37">
            <text:p>1,627</text:p>
          </table:table-cell>
          <table:table-cell office:value-type="float" office:value="1765" table:style-name="ce37">
            <text:p>1,765</text:p>
          </table:table-cell>
          <table:table-cell office:value-type="float" office:value="1728" table:style-name="ce38">
            <text:p>1,728</text:p>
          </table:table-cell>
          <table:table-cell office:value-type="float" office:value="5345" table:style-name="ce37">
            <text:p>5,345</text:p>
          </table:table-cell>
          <table:table-cell office:value-type="float" office:value="1573" table:style-name="ce37">
            <text:p>1,573</text:p>
          </table:table-cell>
          <table:table-cell office:value-type="float" office:value="1385" table:style-name="ce37">
            <text:p>1,385</text:p>
          </table:table-cell>
          <table:table-cell office:value-type="float" office:value="1018" table:style-name="ce37">
            <text:p>1,018</text:p>
          </table:table-cell>
          <table:table-cell office:value-type="float" office:value="743" table:style-name="ce37">
            <text:p>743</text:p>
          </table:table-cell>
          <table:table-cell office:value-type="float" office:value="626" table:style-name="ce38">
            <text:p>626</text:p>
          </table:table-cell>
          <table:table-cell office:value-type="float" office:value="978" table:style-name="ce37">
            <text:p>978</text:p>
          </table:table-cell>
          <table:table-cell office:value-type="float" office:value="346" table:style-name="ce37">
            <text:p>346</text:p>
          </table:table-cell>
          <table:table-cell office:value-type="float" office:value="255" table:style-name="ce37">
            <text:p>255</text:p>
          </table:table-cell>
          <table:table-cell office:value-type="float" office:value="168" table:style-name="ce37">
            <text:p>168</text:p>
          </table:table-cell>
          <table:table-cell office:value-type="float" office:value="125" table:style-name="ce37">
            <text:p>125</text:p>
          </table:table-cell>
          <table:table-cell office:value-type="float" office:value="84" table:style-name="ce38">
            <text:p>84</text:p>
          </table:table-cell>
          <table:table-cell office:value-type="float" office:value="149" table:style-name="ce37">
            <text:p>149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6987" table:style-name="ce39">
            <text:p>1,136,987</text:p>
          </table:table-cell>
          <table:table-cell office:value-type="float" office:value="54964" table:style-name="ce40">
            <text:p>54,964</text:p>
          </table:table-cell>
          <table:table-cell office:value-type="float" office:value="10036" table:style-name="ce39">
            <text:p>10,036</text:p>
          </table:table-cell>
          <table:table-cell office:value-type="float" office:value="10647" table:style-name="ce39">
            <text:p>10,647</text:p>
          </table:table-cell>
          <table:table-cell office:value-type="float" office:value="11225" table:style-name="ce39">
            <text:p>11,225</text:p>
          </table:table-cell>
          <table:table-cell office:value-type="float" office:value="11556" table:style-name="ce39">
            <text:p>11,556</text:p>
          </table:table-cell>
          <table:table-cell office:value-type="float" office:value="11500" table:style-name="ce39">
            <text:p>11,500</text:p>
          </table:table-cell>
          <table:table-cell office:value-type="float" office:value="54257" table:style-name="ce39">
            <text:p>54,257</text:p>
          </table:table-cell>
          <table:table-cell office:value-type="float" office:value="11481" table:style-name="ce39">
            <text:p>11,481</text:p>
          </table:table-cell>
          <table:table-cell office:value-type="float" office:value="10433" table:style-name="ce39">
            <text:p>10,433</text:p>
          </table:table-cell>
          <table:table-cell office:value-type="float" office:value="12128" table:style-name="ce39">
            <text:p>12,128</text:p>
          </table:table-cell>
          <table:table-cell office:value-type="float" office:value="11152" table:style-name="ce39">
            <text:p>11,152</text:p>
          </table:table-cell>
          <table:table-cell office:value-type="float" office:value="9063" table:style-name="ce40">
            <text:p>9,063</text:p>
          </table:table-cell>
          <table:table-cell office:value-type="float" office:value="50898" table:style-name="ce39">
            <text:p>50,898</text:p>
          </table:table-cell>
          <table:table-cell office:value-type="float" office:value="9600" table:style-name="ce39">
            <text:p>9,600</text:p>
          </table:table-cell>
          <table:table-cell office:value-type="float" office:value="10110" table:style-name="ce39">
            <text:p>10,110</text:p>
          </table:table-cell>
          <table:table-cell office:value-type="float" office:value="10457" table:style-name="ce39">
            <text:p>10,457</text:p>
          </table:table-cell>
          <table:table-cell office:value-type="float" office:value="10278" table:style-name="ce39">
            <text:p>10,278</text:p>
          </table:table-cell>
          <table:table-cell office:value-type="float" office:value="10453" table:style-name="ce40">
            <text:p>10,453</text:p>
          </table:table-cell>
          <table:table-cell office:value-type="float" office:value="61225" table:style-name="ce39">
            <text:p>61,225</text:p>
          </table:table-cell>
          <table:table-cell office:value-type="float" office:value="10832" table:style-name="ce39">
            <text:p>10,832</text:p>
          </table:table-cell>
          <table:table-cell office:value-type="float" office:value="11174" table:style-name="ce39">
            <text:p>11,174</text:p>
          </table:table-cell>
          <table:table-cell office:value-type="float" office:value="12228" table:style-name="ce39">
            <text:p>12,228</text:p>
          </table:table-cell>
          <table:table-cell office:value-type="float" office:value="12450" table:style-name="ce39">
            <text:p>12,450</text:p>
          </table:table-cell>
          <table:table-cell office:value-type="float" office:value="14541" table:style-name="ce40">
            <text:p>14,541</text:p>
          </table:table-cell>
          <table:table-cell office:value-type="float" office:value="73238" table:style-name="ce39">
            <text:p>73,238</text:p>
          </table:table-cell>
          <table:table-cell office:value-type="float" office:value="13932" table:style-name="ce39">
            <text:p>13,932</text:p>
          </table:table-cell>
          <table:table-cell office:value-type="float" office:value="13075" table:style-name="ce39">
            <text:p>13,075</text:p>
          </table:table-cell>
          <table:table-cell office:value-type="float" office:value="15080" table:style-name="ce39">
            <text:p>15,080</text:p>
          </table:table-cell>
          <table:table-cell office:value-type="float" office:value="15490" table:style-name="ce39">
            <text:p>15,490</text:p>
          </table:table-cell>
          <table:table-cell office:value-type="float" office:value="15661" table:style-name="ce40">
            <text:p>15,661</text:p>
          </table:table-cell>
          <table:table-cell office:value-type="float" office:value="79177" table:style-name="ce39">
            <text:p>79,177</text:p>
          </table:table-cell>
          <table:table-cell office:value-type="float" office:value="15684" table:style-name="ce39">
            <text:p>15,684</text:p>
          </table:table-cell>
          <table:table-cell office:value-type="float" office:value="15708" table:style-name="ce39">
            <text:p>15,708</text:p>
          </table:table-cell>
          <table:table-cell office:value-type="float" office:value="15748" table:style-name="ce39">
            <text:p>15,748</text:p>
          </table:table-cell>
          <table:table-cell office:value-type="float" office:value="15487" table:style-name="ce39">
            <text:p>15,487</text:p>
          </table:table-cell>
          <table:table-cell office:value-type="float" office:value="16550" table:style-name="ce40">
            <text:p>16,550</text:p>
          </table:table-cell>
          <table:table-cell office:value-type="float" office:value="81325" table:style-name="ce39">
            <text:p>81,325</text:p>
          </table:table-cell>
          <table:table-cell office:value-type="float" office:value="16102" table:style-name="ce39">
            <text:p>16,102</text:p>
          </table:table-cell>
          <table:table-cell office:value-type="float" office:value="17065" table:style-name="ce39">
            <text:p>17,065</text:p>
          </table:table-cell>
          <table:table-cell office:value-type="float" office:value="15774" table:style-name="ce39">
            <text:p>15,774</text:p>
          </table:table-cell>
          <table:table-cell office:value-type="float" office:value="15196" table:style-name="ce39">
            <text:p>15,196</text:p>
          </table:table-cell>
          <table:table-cell office:value-type="float" office:value="17188" table:style-name="ce40">
            <text:p>17,188</text:p>
          </table:table-cell>
          <table:table-cell office:value-type="float" office:value="102308" table:style-name="ce39">
            <text:p>102,308</text:p>
          </table:table-cell>
          <table:table-cell office:value-type="float" office:value="18976" table:style-name="ce39">
            <text:p>18,976</text:p>
          </table:table-cell>
          <table:table-cell office:value-type="float" office:value="19358" table:style-name="ce39">
            <text:p>19,358</text:p>
          </table:table-cell>
          <table:table-cell office:value-type="float" office:value="21034" table:style-name="ce39">
            <text:p>21,034</text:p>
          </table:table-cell>
          <table:table-cell office:value-type="float" office:value="21468" table:style-name="ce39">
            <text:p>21,468</text:p>
          </table:table-cell>
          <table:table-cell office:value-type="float" office:value="21472" table:style-name="ce40">
            <text:p>21,472</text:p>
          </table:table-cell>
          <table:table-cell office:value-type="float" office:value="99745" table:style-name="ce39">
            <text:p>99,745</text:p>
          </table:table-cell>
          <table:table-cell office:value-type="float" office:value="21323" table:style-name="ce39">
            <text:p>21,323</text:p>
          </table:table-cell>
          <table:table-cell office:value-type="float" office:value="20363" table:style-name="ce39">
            <text:p>20,363</text:p>
          </table:table-cell>
          <table:table-cell office:value-type="float" office:value="19554" table:style-name="ce39">
            <text:p>19,554</text:p>
          </table:table-cell>
          <table:table-cell office:value-type="float" office:value="20475" table:style-name="ce39">
            <text:p>20,475</text:p>
          </table:table-cell>
          <table:table-cell office:value-type="float" office:value="18030" table:style-name="ce40">
            <text:p>18,030</text:p>
          </table:table-cell>
          <table:table-cell office:value-type="float" office:value="87299" table:style-name="ce39">
            <text:p>87,299</text:p>
          </table:table-cell>
          <table:table-cell office:value-type="float" office:value="17622" table:style-name="ce39">
            <text:p>17,622</text:p>
          </table:table-cell>
          <table:table-cell office:value-type="float" office:value="17204" table:style-name="ce39">
            <text:p>17,204</text:p>
          </table:table-cell>
          <table:table-cell office:value-type="float" office:value="17363" table:style-name="ce39">
            <text:p>17,363</text:p>
          </table:table-cell>
          <table:table-cell office:value-type="float" office:value="17310" table:style-name="ce39">
            <text:p>17,310</text:p>
          </table:table-cell>
          <table:table-cell office:value-type="float" office:value="17800" table:style-name="ce40">
            <text:p>17,800</text:p>
          </table:table-cell>
          <table:table-cell office:value-type="float" office:value="85573" table:style-name="ce39">
            <text:p>85,573</text:p>
          </table:table-cell>
          <table:table-cell office:value-type="float" office:value="17630" table:style-name="ce39">
            <text:p>17,630</text:p>
          </table:table-cell>
          <table:table-cell office:value-type="float" office:value="17359" table:style-name="ce39">
            <text:p>17,359</text:p>
          </table:table-cell>
          <table:table-cell office:value-type="float" office:value="16865" table:style-name="ce39">
            <text:p>16,865</text:p>
          </table:table-cell>
          <table:table-cell office:value-type="float" office:value="16676" table:style-name="ce39">
            <text:p>16,676</text:p>
          </table:table-cell>
          <table:table-cell office:value-type="float" office:value="17043" table:style-name="ce40">
            <text:p>17,043</text:p>
          </table:table-cell>
          <table:table-cell office:value-type="float" office:value="83066" table:style-name="ce39">
            <text:p>83,066</text:p>
          </table:table-cell>
          <table:table-cell office:value-type="float" office:value="17385" table:style-name="ce39">
            <text:p>17,385</text:p>
          </table:table-cell>
          <table:table-cell office:value-type="float" office:value="17139" table:style-name="ce39">
            <text:p>17,139</text:p>
          </table:table-cell>
          <table:table-cell office:value-type="float" office:value="16839" table:style-name="ce39">
            <text:p>16,839</text:p>
          </table:table-cell>
          <table:table-cell office:value-type="float" office:value="16418" table:style-name="ce39">
            <text:p>16,418</text:p>
          </table:table-cell>
          <table:table-cell office:value-type="float" office:value="15285" table:style-name="ce40">
            <text:p>15,285</text:p>
          </table:table-cell>
          <table:table-cell office:value-type="float" office:value="72687" table:style-name="ce39">
            <text:p>72,687</text:p>
          </table:table-cell>
          <table:table-cell office:value-type="float" office:value="15400" table:style-name="ce39">
            <text:p>15,400</text:p>
          </table:table-cell>
          <table:table-cell office:value-type="float" office:value="15473" table:style-name="ce39">
            <text:p>15,473</text:p>
          </table:table-cell>
          <table:table-cell office:value-type="float" office:value="13756" table:style-name="ce39">
            <text:p>13,756</text:p>
          </table:table-cell>
          <table:table-cell office:value-type="float" office:value="14267" table:style-name="ce39">
            <text:p>14,267</text:p>
          </table:table-cell>
          <table:table-cell office:value-type="float" office:value="13791" table:style-name="ce40">
            <text:p>13,791</text:p>
          </table:table-cell>
          <table:table-cell office:value-type="float" office:value="61326" table:style-name="ce39">
            <text:p>61,326</text:p>
          </table:table-cell>
          <table:table-cell office:value-type="float" office:value="13739" table:style-name="ce39">
            <text:p>13,739</text:p>
          </table:table-cell>
          <table:table-cell office:value-type="float" office:value="12761" table:style-name="ce39">
            <text:p>12,761</text:p>
          </table:table-cell>
          <table:table-cell office:value-type="float" office:value="12239" table:style-name="ce39">
            <text:p>12,239</text:p>
          </table:table-cell>
          <table:table-cell office:value-type="float" office:value="12412" table:style-name="ce39">
            <text:p>12,412</text:p>
          </table:table-cell>
          <table:table-cell office:value-type="float" office:value="10175" table:style-name="ce40">
            <text:p>10,175</text:p>
          </table:table-cell>
          <table:table-cell office:value-type="float" office:value="34772" table:style-name="ce39">
            <text:p>34,772</text:p>
          </table:table-cell>
          <table:table-cell office:value-type="float" office:value="8993" table:style-name="ce39">
            <text:p>8,993</text:p>
          </table:table-cell>
          <table:table-cell office:value-type="float" office:value="8706" table:style-name="ce39">
            <text:p>8,706</text:p>
          </table:table-cell>
          <table:table-cell office:value-type="float" office:value="6619" table:style-name="ce39">
            <text:p>6,619</text:p>
          </table:table-cell>
          <table:table-cell office:value-type="float" office:value="6084" table:style-name="ce39">
            <text:p>6,084</text:p>
          </table:table-cell>
          <table:table-cell office:value-type="float" office:value="4370" table:style-name="ce40">
            <text:p>4,370</text:p>
          </table:table-cell>
          <table:table-cell office:value-type="float" office:value="24219" table:style-name="ce39">
            <text:p>24,219</text:p>
          </table:table-cell>
          <table:table-cell office:value-type="float" office:value="5123" table:style-name="ce39">
            <text:p>5,123</text:p>
          </table:table-cell>
          <table:table-cell office:value-type="float" office:value="5111" table:style-name="ce39">
            <text:p>5,111</text:p>
          </table:table-cell>
          <table:table-cell office:value-type="float" office:value="5022" table:style-name="ce39">
            <text:p>5,022</text:p>
          </table:table-cell>
          <table:table-cell office:value-type="float" office:value="4490" table:style-name="ce39">
            <text:p>4,490</text:p>
          </table:table-cell>
          <table:table-cell office:value-type="float" office:value="4473" table:style-name="ce40">
            <text:p>4,473</text:p>
          </table:table-cell>
          <table:table-cell office:value-type="float" office:value="16922" table:style-name="ce39">
            <text:p>16,922</text:p>
          </table:table-cell>
          <table:table-cell office:value-type="float" office:value="4090" table:style-name="ce39">
            <text:p>4,090</text:p>
          </table:table-cell>
          <table:table-cell office:value-type="float" office:value="3746" table:style-name="ce39">
            <text:p>3,746</text:p>
          </table:table-cell>
          <table:table-cell office:value-type="float" office:value="3431" table:style-name="ce39">
            <text:p>3,431</text:p>
          </table:table-cell>
          <table:table-cell office:value-type="float" office:value="2948" table:style-name="ce39">
            <text:p>2,948</text:p>
          </table:table-cell>
          <table:table-cell office:value-type="float" office:value="2707" table:style-name="ce40">
            <text:p>2,707</text:p>
          </table:table-cell>
          <table:table-cell office:value-type="float" office:value="8888" table:style-name="ce39">
            <text:p>8,888</text:p>
          </table:table-cell>
          <table:table-cell office:value-type="float" office:value="2337" table:style-name="ce39">
            <text:p>2,337</text:p>
          </table:table-cell>
          <table:table-cell office:value-type="float" office:value="1958" table:style-name="ce39">
            <text:p>1,958</text:p>
          </table:table-cell>
          <table:table-cell office:value-type="float" office:value="1745" table:style-name="ce39">
            <text:p>1,745</text:p>
          </table:table-cell>
          <table:table-cell office:value-type="float" office:value="1530" table:style-name="ce39">
            <text:p>1,530</text:p>
          </table:table-cell>
          <table:table-cell office:value-type="float" office:value="1318" table:style-name="ce40">
            <text:p>1,318</text:p>
          </table:table-cell>
          <table:table-cell office:value-type="float" office:value="3950" table:style-name="ce39">
            <text:p>3,950</text:p>
          </table:table-cell>
          <table:table-cell office:value-type="float" office:value="1125" table:style-name="ce39">
            <text:p>1,125</text:p>
          </table:table-cell>
          <table:table-cell office:value-type="float" office:value="998" table:style-name="ce39">
            <text:p>998</text:p>
          </table:table-cell>
          <table:table-cell office:value-type="float" office:value="747" table:style-name="ce39">
            <text:p>747</text:p>
          </table:table-cell>
          <table:table-cell office:value-type="float" office:value="620" table:style-name="ce39">
            <text:p>620</text:p>
          </table:table-cell>
          <table:table-cell office:value-type="float" office:value="460" table:style-name="ce40">
            <text:p>460</text:p>
          </table:table-cell>
          <table:table-cell office:value-type="float" office:value="987" table:style-name="ce39">
            <text:p>987</text:p>
          </table:table-cell>
          <table:table-cell office:value-type="float" office:value="350" table:style-name="ce39">
            <text:p>350</text:p>
          </table:table-cell>
          <table:table-cell office:value-type="float" office:value="257" table:style-name="ce39">
            <text:p>257</text:p>
          </table:table-cell>
          <table:table-cell office:value-type="float" office:value="173" table:style-name="ce39">
            <text:p>173</text:p>
          </table:table-cell>
          <table:table-cell office:value-type="float" office:value="131" table:style-name="ce39">
            <text:p>131</text:p>
          </table:table-cell>
          <table:table-cell office:value-type="float" office:value="76" table:style-name="ce40">
            <text:p>76</text:p>
          </table:table-cell>
          <table:table-cell office:value-type="float" office:value="161" table:style-name="ce39">
            <text:p>161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6741" table:style-name="ce37">
            <text:p>2,816,741</text:p>
          </table:table-cell>
          <table:table-cell office:value-type="float" office:value="129028" table:style-name="ce37">
            <text:p>129,028</text:p>
          </table:table-cell>
          <table:table-cell office:value-type="float" office:value="20139" table:style-name="ce37">
            <text:p>20,139</text:p>
          </table:table-cell>
          <table:table-cell office:value-type="float" office:value="23822" table:style-name="ce37">
            <text:p>23,822</text:p>
          </table:table-cell>
          <table:table-cell office:value-type="float" office:value="26239" table:style-name="ce37">
            <text:p>26,239</text:p>
          </table:table-cell>
          <table:table-cell office:value-type="float" office:value="28894" table:style-name="ce37">
            <text:p>28,894</text:p>
          </table:table-cell>
          <table:table-cell office:value-type="float" office:value="29934" table:style-name="ce37">
            <text:p>29,934</text:p>
          </table:table-cell>
          <table:table-cell office:value-type="float" office:value="138845" table:style-name="ce37">
            <text:p>138,845</text:p>
          </table:table-cell>
          <table:table-cell office:value-type="float" office:value="30090" table:style-name="ce37">
            <text:p>30,090</text:p>
          </table:table-cell>
          <table:table-cell office:value-type="float" office:value="26486" table:style-name="ce37">
            <text:p>26,486</text:p>
          </table:table-cell>
          <table:table-cell office:value-type="float" office:value="31114" table:style-name="ce37">
            <text:p>31,114</text:p>
          </table:table-cell>
          <table:table-cell office:value-type="float" office:value="28148" table:style-name="ce37">
            <text:p>28,148</text:p>
          </table:table-cell>
          <table:table-cell office:value-type="float" office:value="23007" table:style-name="ce38">
            <text:p>23,007</text:p>
          </table:table-cell>
          <table:table-cell office:value-type="float" office:value="131060" table:style-name="ce37">
            <text:p>131,060</text:p>
          </table:table-cell>
          <table:table-cell office:value-type="float" office:value="24582" table:style-name="ce37">
            <text:p>24,582</text:p>
          </table:table-cell>
          <table:table-cell office:value-type="float" office:value="25698" table:style-name="ce37">
            <text:p>25,698</text:p>
          </table:table-cell>
          <table:table-cell office:value-type="float" office:value="27338" table:style-name="ce37">
            <text:p>27,338</text:p>
          </table:table-cell>
          <table:table-cell office:value-type="float" office:value="26662" table:style-name="ce37">
            <text:p>26,662</text:p>
          </table:table-cell>
          <table:table-cell office:value-type="float" office:value="26780" table:style-name="ce38">
            <text:p>26,780</text:p>
          </table:table-cell>
          <table:table-cell office:value-type="float" office:value="156743" table:style-name="ce37">
            <text:p>156,743</text:p>
          </table:table-cell>
          <table:table-cell office:value-type="float" office:value="27965" table:style-name="ce37">
            <text:p>27,965</text:p>
          </table:table-cell>
          <table:table-cell office:value-type="float" office:value="28397" table:style-name="ce37">
            <text:p>28,397</text:p>
          </table:table-cell>
          <table:table-cell office:value-type="float" office:value="30846" table:style-name="ce37">
            <text:p>30,846</text:p>
          </table:table-cell>
          <table:table-cell office:value-type="float" office:value="31926" table:style-name="ce37">
            <text:p>31,926</text:p>
          </table:table-cell>
          <table:table-cell office:value-type="float" office:value="37609" table:style-name="ce38">
            <text:p>37,609</text:p>
          </table:table-cell>
          <table:table-cell office:value-type="float" office:value="193004" table:style-name="ce37">
            <text:p>193,004</text:p>
          </table:table-cell>
          <table:table-cell office:value-type="float" office:value="36551" table:style-name="ce37">
            <text:p>36,551</text:p>
          </table:table-cell>
          <table:table-cell office:value-type="float" office:value="34599" table:style-name="ce37">
            <text:p>34,599</text:p>
          </table:table-cell>
          <table:table-cell office:value-type="float" office:value="39432" table:style-name="ce37">
            <text:p>39,432</text:p>
          </table:table-cell>
          <table:table-cell office:value-type="float" office:value="41372" table:style-name="ce37">
            <text:p>41,372</text:p>
          </table:table-cell>
          <table:table-cell office:value-type="float" office:value="41050" table:style-name="ce38">
            <text:p>41,050</text:p>
          </table:table-cell>
          <table:table-cell office:value-type="float" office:value="202889" table:style-name="ce37">
            <text:p>202,889</text:p>
          </table:table-cell>
          <table:table-cell office:value-type="float" office:value="40546" table:style-name="ce37">
            <text:p>40,546</text:p>
          </table:table-cell>
          <table:table-cell office:value-type="float" office:value="40673" table:style-name="ce37">
            <text:p>40,673</text:p>
          </table:table-cell>
          <table:table-cell office:value-type="float" office:value="40444" table:style-name="ce37">
            <text:p>40,444</text:p>
          </table:table-cell>
          <table:table-cell office:value-type="float" office:value="39944" table:style-name="ce37">
            <text:p>39,944</text:p>
          </table:table-cell>
          <table:table-cell office:value-type="float" office:value="41282" table:style-name="ce38">
            <text:p>41,282</text:p>
          </table:table-cell>
          <table:table-cell office:value-type="float" office:value="201373" table:style-name="ce37">
            <text:p>201,373</text:p>
          </table:table-cell>
          <table:table-cell office:value-type="float" office:value="40444" table:style-name="ce37">
            <text:p>40,444</text:p>
          </table:table-cell>
          <table:table-cell office:value-type="float" office:value="41556" table:style-name="ce37">
            <text:p>41,556</text:p>
          </table:table-cell>
          <table:table-cell office:value-type="float" office:value="39240" table:style-name="ce37">
            <text:p>39,240</text:p>
          </table:table-cell>
          <table:table-cell office:value-type="float" office:value="38314" table:style-name="ce37">
            <text:p>38,314</text:p>
          </table:table-cell>
          <table:table-cell office:value-type="float" office:value="41819" table:style-name="ce38">
            <text:p>41,819</text:p>
          </table:table-cell>
          <table:table-cell office:value-type="float" office:value="242453" table:style-name="ce37">
            <text:p>242,453</text:p>
          </table:table-cell>
          <table:table-cell office:value-type="float" office:value="45793" table:style-name="ce37">
            <text:p>45,793</text:p>
          </table:table-cell>
          <table:table-cell office:value-type="float" office:value="46157" table:style-name="ce37">
            <text:p>46,157</text:p>
          </table:table-cell>
          <table:table-cell office:value-type="float" office:value="49337" table:style-name="ce37">
            <text:p>49,337</text:p>
          </table:table-cell>
          <table:table-cell office:value-type="float" office:value="50590" table:style-name="ce37">
            <text:p>50,590</text:p>
          </table:table-cell>
          <table:table-cell office:value-type="float" office:value="50576" table:style-name="ce38">
            <text:p>50,576</text:p>
          </table:table-cell>
          <table:table-cell office:value-type="float" office:value="240264" table:style-name="ce37">
            <text:p>240,264</text:p>
          </table:table-cell>
          <table:table-cell office:value-type="float" office:value="50843" table:style-name="ce37">
            <text:p>50,843</text:p>
          </table:table-cell>
          <table:table-cell office:value-type="float" office:value="49636" table:style-name="ce37">
            <text:p>49,636</text:p>
          </table:table-cell>
          <table:table-cell office:value-type="float" office:value="46736" table:style-name="ce37">
            <text:p>46,736</text:p>
          </table:table-cell>
          <table:table-cell office:value-type="float" office:value="49131" table:style-name="ce37">
            <text:p>49,131</text:p>
          </table:table-cell>
          <table:table-cell office:value-type="float" office:value="43918" table:style-name="ce38">
            <text:p>43,918</text:p>
          </table:table-cell>
          <table:table-cell office:value-type="float" office:value="208540" table:style-name="ce37">
            <text:p>208,540</text:p>
          </table:table-cell>
          <table:table-cell office:value-type="float" office:value="41399" table:style-name="ce37">
            <text:p>41,399</text:p>
          </table:table-cell>
          <table:table-cell office:value-type="float" office:value="41190" table:style-name="ce37">
            <text:p>41,190</text:p>
          </table:table-cell>
          <table:table-cell office:value-type="float" office:value="41338" table:style-name="ce37">
            <text:p>41,338</text:p>
          </table:table-cell>
          <table:table-cell office:value-type="float" office:value="41610" table:style-name="ce37">
            <text:p>41,610</text:p>
          </table:table-cell>
          <table:table-cell office:value-type="float" office:value="43003" table:style-name="ce38">
            <text:p>43,003</text:p>
          </table:table-cell>
          <table:table-cell office:value-type="float" office:value="212453" table:style-name="ce37">
            <text:p>212,453</text:p>
          </table:table-cell>
          <table:table-cell office:value-type="float" office:value="43259" table:style-name="ce37">
            <text:p>43,259</text:p>
          </table:table-cell>
          <table:table-cell office:value-type="float" office:value="42906" table:style-name="ce37">
            <text:p>42,906</text:p>
          </table:table-cell>
          <table:table-cell office:value-type="float" office:value="42425" table:style-name="ce37">
            <text:p>42,425</text:p>
          </table:table-cell>
          <table:table-cell office:value-type="float" office:value="41825" table:style-name="ce37">
            <text:p>41,825</text:p>
          </table:table-cell>
          <table:table-cell office:value-type="float" office:value="42038" table:style-name="ce38">
            <text:p>42,038</text:p>
          </table:table-cell>
          <table:table-cell office:value-type="float" office:value="208340" table:style-name="ce37">
            <text:p>208,340</text:p>
          </table:table-cell>
          <table:table-cell office:value-type="float" office:value="42843" table:style-name="ce37">
            <text:p>42,843</text:p>
          </table:table-cell>
          <table:table-cell office:value-type="float" office:value="42502" table:style-name="ce37">
            <text:p>42,502</text:p>
          </table:table-cell>
          <table:table-cell office:value-type="float" office:value="42286" table:style-name="ce37">
            <text:p>42,286</text:p>
          </table:table-cell>
          <table:table-cell office:value-type="float" office:value="41097" table:style-name="ce37">
            <text:p>41,097</text:p>
          </table:table-cell>
          <table:table-cell office:value-type="float" office:value="39612" table:style-name="ce38">
            <text:p>39,612</text:p>
          </table:table-cell>
          <table:table-cell office:value-type="float" office:value="181540" table:style-name="ce37">
            <text:p>181,540</text:p>
          </table:table-cell>
          <table:table-cell office:value-type="float" office:value="38775" table:style-name="ce37">
            <text:p>38,775</text:p>
          </table:table-cell>
          <table:table-cell office:value-type="float" office:value="38901" table:style-name="ce37">
            <text:p>38,901</text:p>
          </table:table-cell>
          <table:table-cell office:value-type="float" office:value="34288" table:style-name="ce37">
            <text:p>34,288</text:p>
          </table:table-cell>
          <table:table-cell office:value-type="float" office:value="35123" table:style-name="ce37">
            <text:p>35,123</text:p>
          </table:table-cell>
          <table:table-cell office:value-type="float" office:value="34453" table:style-name="ce38">
            <text:p>34,453</text:p>
          </table:table-cell>
          <table:table-cell office:value-type="float" office:value="150297" table:style-name="ce37">
            <text:p>150,297</text:p>
          </table:table-cell>
          <table:table-cell office:value-type="float" office:value="33763" table:style-name="ce37">
            <text:p>33,763</text:p>
          </table:table-cell>
          <table:table-cell office:value-type="float" office:value="31608" table:style-name="ce37">
            <text:p>31,608</text:p>
          </table:table-cell>
          <table:table-cell office:value-type="float" office:value="29653" table:style-name="ce37">
            <text:p>29,653</text:p>
          </table:table-cell>
          <table:table-cell office:value-type="float" office:value="29381" table:style-name="ce37">
            <text:p>29,381</text:p>
          </table:table-cell>
          <table:table-cell office:value-type="float" office:value="25892" table:style-name="ce38">
            <text:p>25,892</text:p>
          </table:table-cell>
          <table:table-cell office:value-type="float" office:value="85167" table:style-name="ce37">
            <text:p>85,167</text:p>
          </table:table-cell>
          <table:table-cell office:value-type="float" office:value="22151" table:style-name="ce37">
            <text:p>22,151</text:p>
          </table:table-cell>
          <table:table-cell office:value-type="float" office:value="20938" table:style-name="ce37">
            <text:p>20,938</text:p>
          </table:table-cell>
          <table:table-cell office:value-type="float" office:value="16617" table:style-name="ce37">
            <text:p>16,617</text:p>
          </table:table-cell>
          <table:table-cell office:value-type="float" office:value="14584" table:style-name="ce37">
            <text:p>14,584</text:p>
          </table:table-cell>
          <table:table-cell office:value-type="float" office:value="10877" table:style-name="ce38">
            <text:p>10,877</text:p>
          </table:table-cell>
          <table:table-cell office:value-type="float" office:value="58723" table:style-name="ce37">
            <text:p>58,723</text:p>
          </table:table-cell>
          <table:table-cell office:value-type="float" office:value="12388" table:style-name="ce37">
            <text:p>12,388</text:p>
          </table:table-cell>
          <table:table-cell office:value-type="float" office:value="12268" table:style-name="ce37">
            <text:p>12,268</text:p>
          </table:table-cell>
          <table:table-cell office:value-type="float" office:value="11992" table:style-name="ce37">
            <text:p>11,992</text:p>
          </table:table-cell>
          <table:table-cell office:value-type="float" office:value="11269" table:style-name="ce37">
            <text:p>11,269</text:p>
          </table:table-cell>
          <table:table-cell office:value-type="float" office:value="10806" table:style-name="ce38">
            <text:p>10,806</text:p>
          </table:table-cell>
          <table:table-cell office:value-type="float" office:value="40885" table:style-name="ce37">
            <text:p>40,885</text:p>
          </table:table-cell>
          <table:table-cell office:value-type="float" office:value="10181" table:style-name="ce37">
            <text:p>10,181</text:p>
          </table:table-cell>
          <table:table-cell office:value-type="float" office:value="9034" table:style-name="ce37">
            <text:p>9,034</text:p>
          </table:table-cell>
          <table:table-cell office:value-type="float" office:value="7946" table:style-name="ce37">
            <text:p>7,946</text:p>
          </table:table-cell>
          <table:table-cell office:value-type="float" office:value="7378" table:style-name="ce37">
            <text:p>7,378</text:p>
          </table:table-cell>
          <table:table-cell office:value-type="float" office:value="6346" table:style-name="ce38">
            <text:p>6,346</text:p>
          </table:table-cell>
          <table:table-cell office:value-type="float" office:value="22525" table:style-name="ce37">
            <text:p>22,525</text:p>
          </table:table-cell>
          <table:table-cell office:value-type="float" office:value="5563" table:style-name="ce37">
            <text:p>5,563</text:p>
          </table:table-cell>
          <table:table-cell office:value-type="float" office:value="4998" table:style-name="ce37">
            <text:p>4,998</text:p>
          </table:table-cell>
          <table:table-cell office:value-type="float" office:value="4510" table:style-name="ce37">
            <text:p>4,510</text:p>
          </table:table-cell>
          <table:table-cell office:value-type="float" office:value="4014" table:style-name="ce37">
            <text:p>4,014</text:p>
          </table:table-cell>
          <table:table-cell office:value-type="float" office:value="3440" table:style-name="ce38">
            <text:p>3,440</text:p>
          </table:table-cell>
          <table:table-cell office:value-type="float" office:value="10120" table:style-name="ce37">
            <text:p>10,120</text:p>
          </table:table-cell>
          <table:table-cell office:value-type="float" office:value="3000" table:style-name="ce37">
            <text:p>3,000</text:p>
          </table:table-cell>
          <table:table-cell office:value-type="float" office:value="2465" table:style-name="ce37">
            <text:p>2,465</text:p>
          </table:table-cell>
          <table:table-cell office:value-type="float" office:value="1929" table:style-name="ce37">
            <text:p>1,929</text:p>
          </table:table-cell>
          <table:table-cell office:value-type="float" office:value="1573" table:style-name="ce37">
            <text:p>1,573</text:p>
          </table:table-cell>
          <table:table-cell office:value-type="float" office:value="1153" table:style-name="ce38">
            <text:p>1,153</text:p>
          </table:table-cell>
          <table:table-cell office:value-type="float" office:value="2214" table:style-name="ce37">
            <text:p>2,214</text:p>
          </table:table-cell>
          <table:table-cell office:value-type="float" office:value="786" table:style-name="ce37">
            <text:p>786</text:p>
          </table:table-cell>
          <table:table-cell office:value-type="float" office:value="547" table:style-name="ce37">
            <text:p>547</text:p>
          </table:table-cell>
          <table:table-cell office:value-type="float" office:value="391" table:style-name="ce37">
            <text:p>391</text:p>
          </table:table-cell>
          <table:table-cell office:value-type="float" office:value="301" table:style-name="ce37">
            <text:p>301</text:p>
          </table:table-cell>
          <table:table-cell office:value-type="float" office:value="189" table:style-name="ce38">
            <text:p>189</text:p>
          </table:table-cell>
          <table:table-cell office:value-type="float" office:value="278" table:style-name="ce37">
            <text:p>27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376" table:style-name="ce37">
            <text:p>1,384,376</text:p>
          </table:table-cell>
          <table:table-cell office:value-type="float" office:value="67086" table:style-name="ce37">
            <text:p>67,086</text:p>
          </table:table-cell>
          <table:table-cell office:value-type="float" office:value="10439" table:style-name="ce37">
            <text:p>10,439</text:p>
          </table:table-cell>
          <table:table-cell office:value-type="float" office:value="12306" table:style-name="ce37">
            <text:p>12,306</text:p>
          </table:table-cell>
          <table:table-cell office:value-type="float" office:value="13633" table:style-name="ce37">
            <text:p>13,633</text:p>
          </table:table-cell>
          <table:table-cell office:value-type="float" office:value="15030" table:style-name="ce37">
            <text:p>15,030</text:p>
          </table:table-cell>
          <table:table-cell office:value-type="float" office:value="15678" table:style-name="ce37">
            <text:p>15,678</text:p>
          </table:table-cell>
          <table:table-cell office:value-type="float" office:value="71867" table:style-name="ce37">
            <text:p>71,867</text:p>
          </table:table-cell>
          <table:table-cell office:value-type="float" office:value="15581" table:style-name="ce37">
            <text:p>15,581</text:p>
          </table:table-cell>
          <table:table-cell office:value-type="float" office:value="13626" table:style-name="ce37">
            <text:p>13,626</text:p>
          </table:table-cell>
          <table:table-cell office:value-type="float" office:value="16128" table:style-name="ce37">
            <text:p>16,128</text:p>
          </table:table-cell>
          <table:table-cell office:value-type="float" office:value="14499" table:style-name="ce37">
            <text:p>14,499</text:p>
          </table:table-cell>
          <table:table-cell office:value-type="float" office:value="12033" table:style-name="ce38">
            <text:p>12,033</text:p>
          </table:table-cell>
          <table:table-cell office:value-type="float" office:value="68201" table:style-name="ce37">
            <text:p>68,201</text:p>
          </table:table-cell>
          <table:table-cell office:value-type="float" office:value="12844" table:style-name="ce37">
            <text:p>12,844</text:p>
          </table:table-cell>
          <table:table-cell office:value-type="float" office:value="13454" table:style-name="ce37">
            <text:p>13,454</text:p>
          </table:table-cell>
          <table:table-cell office:value-type="float" office:value="14044" table:style-name="ce37">
            <text:p>14,044</text:p>
          </table:table-cell>
          <table:table-cell office:value-type="float" office:value="13939" table:style-name="ce37">
            <text:p>13,939</text:p>
          </table:table-cell>
          <table:table-cell office:value-type="float" office:value="13920" table:style-name="ce38">
            <text:p>13,920</text:p>
          </table:table-cell>
          <table:table-cell office:value-type="float" office:value="81162" table:style-name="ce37">
            <text:p>81,162</text:p>
          </table:table-cell>
          <table:table-cell office:value-type="float" office:value="14439" table:style-name="ce37">
            <text:p>14,439</text:p>
          </table:table-cell>
          <table:table-cell office:value-type="float" office:value="14765" table:style-name="ce37">
            <text:p>14,765</text:p>
          </table:table-cell>
          <table:table-cell office:value-type="float" office:value="16056" table:style-name="ce37">
            <text:p>16,056</text:p>
          </table:table-cell>
          <table:table-cell office:value-type="float" office:value="16511" table:style-name="ce37">
            <text:p>16,511</text:p>
          </table:table-cell>
          <table:table-cell office:value-type="float" office:value="19391" table:style-name="ce38">
            <text:p>19,391</text:p>
          </table:table-cell>
          <table:table-cell office:value-type="float" office:value="100188" table:style-name="ce37">
            <text:p>100,188</text:p>
          </table:table-cell>
          <table:table-cell office:value-type="float" office:value="19060" table:style-name="ce37">
            <text:p>19,060</text:p>
          </table:table-cell>
          <table:table-cell office:value-type="float" office:value="17946" table:style-name="ce37">
            <text:p>17,946</text:p>
          </table:table-cell>
          <table:table-cell office:value-type="float" office:value="20660" table:style-name="ce37">
            <text:p>20,660</text:p>
          </table:table-cell>
          <table:table-cell office:value-type="float" office:value="21340" table:style-name="ce37">
            <text:p>21,340</text:p>
          </table:table-cell>
          <table:table-cell office:value-type="float" office:value="21182" table:style-name="ce38">
            <text:p>21,182</text:p>
          </table:table-cell>
          <table:table-cell office:value-type="float" office:value="104369" table:style-name="ce37">
            <text:p>104,369</text:p>
          </table:table-cell>
          <table:table-cell office:value-type="float" office:value="20867" table:style-name="ce37">
            <text:p>20,867</text:p>
          </table:table-cell>
          <table:table-cell office:value-type="float" office:value="20963" table:style-name="ce37">
            <text:p>20,963</text:p>
          </table:table-cell>
          <table:table-cell office:value-type="float" office:value="20821" table:style-name="ce37">
            <text:p>20,821</text:p>
          </table:table-cell>
          <table:table-cell office:value-type="float" office:value="20573" table:style-name="ce37">
            <text:p>20,573</text:p>
          </table:table-cell>
          <table:table-cell office:value-type="float" office:value="21145" table:style-name="ce38">
            <text:p>21,145</text:p>
          </table:table-cell>
          <table:table-cell office:value-type="float" office:value="101677" table:style-name="ce37">
            <text:p>101,677</text:p>
          </table:table-cell>
          <table:table-cell office:value-type="float" office:value="20603" table:style-name="ce37">
            <text:p>20,603</text:p>
          </table:table-cell>
          <table:table-cell office:value-type="float" office:value="21319" table:style-name="ce37">
            <text:p>21,319</text:p>
          </table:table-cell>
          <table:table-cell office:value-type="float" office:value="19763" table:style-name="ce37">
            <text:p>19,763</text:p>
          </table:table-cell>
          <table:table-cell office:value-type="float" office:value="19284" table:style-name="ce37">
            <text:p>19,284</text:p>
          </table:table-cell>
          <table:table-cell office:value-type="float" office:value="20708" table:style-name="ce38">
            <text:p>20,708</text:p>
          </table:table-cell>
          <table:table-cell office:value-type="float" office:value="118838" table:style-name="ce37">
            <text:p>118,838</text:p>
          </table:table-cell>
          <table:table-cell office:value-type="float" office:value="22513" table:style-name="ce37">
            <text:p>22,513</text:p>
          </table:table-cell>
          <table:table-cell office:value-type="float" office:value="22707" table:style-name="ce37">
            <text:p>22,707</text:p>
          </table:table-cell>
          <table:table-cell office:value-type="float" office:value="24149" table:style-name="ce37">
            <text:p>24,149</text:p>
          </table:table-cell>
          <table:table-cell office:value-type="float" office:value="24769" table:style-name="ce37">
            <text:p>24,769</text:p>
          </table:table-cell>
          <table:table-cell office:value-type="float" office:value="24700" table:style-name="ce38">
            <text:p>24,700</text:p>
          </table:table-cell>
          <table:table-cell office:value-type="float" office:value="116604" table:style-name="ce37">
            <text:p>116,604</text:p>
          </table:table-cell>
          <table:table-cell office:value-type="float" office:value="24887" table:style-name="ce37">
            <text:p>24,887</text:p>
          </table:table-cell>
          <table:table-cell office:value-type="float" office:value="24272" table:style-name="ce37">
            <text:p>24,272</text:p>
          </table:table-cell>
          <table:table-cell office:value-type="float" office:value="22691" table:style-name="ce37">
            <text:p>22,691</text:p>
          </table:table-cell>
          <table:table-cell office:value-type="float" office:value="23664" table:style-name="ce37">
            <text:p>23,664</text:p>
          </table:table-cell>
          <table:table-cell office:value-type="float" office:value="21090" table:style-name="ce38">
            <text:p>21,090</text:p>
          </table:table-cell>
          <table:table-cell office:value-type="float" office:value="99020" table:style-name="ce37">
            <text:p>99,020</text:p>
          </table:table-cell>
          <table:table-cell office:value-type="float" office:value="19767" table:style-name="ce37">
            <text:p>19,767</text:p>
          </table:table-cell>
          <table:table-cell office:value-type="float" office:value="19676" table:style-name="ce37">
            <text:p>19,676</text:p>
          </table:table-cell>
          <table:table-cell office:value-type="float" office:value="19472" table:style-name="ce37">
            <text:p>19,472</text:p>
          </table:table-cell>
          <table:table-cell office:value-type="float" office:value="19715" table:style-name="ce37">
            <text:p>19,715</text:p>
          </table:table-cell>
          <table:table-cell office:value-type="float" office:value="20390" table:style-name="ce38">
            <text:p>20,390</text:p>
          </table:table-cell>
          <table:table-cell office:value-type="float" office:value="101004" table:style-name="ce37">
            <text:p>101,004</text:p>
          </table:table-cell>
          <table:table-cell office:value-type="float" office:value="20450" table:style-name="ce37">
            <text:p>20,450</text:p>
          </table:table-cell>
          <table:table-cell office:value-type="float" office:value="20561" table:style-name="ce37">
            <text:p>20,561</text:p>
          </table:table-cell>
          <table:table-cell office:value-type="float" office:value="20094" table:style-name="ce37">
            <text:p>20,094</text:p>
          </table:table-cell>
          <table:table-cell office:value-type="float" office:value="19843" table:style-name="ce37">
            <text:p>19,843</text:p>
          </table:table-cell>
          <table:table-cell office:value-type="float" office:value="20056" table:style-name="ce38">
            <text:p>20,056</text:p>
          </table:table-cell>
          <table:table-cell office:value-type="float" office:value="99208" table:style-name="ce37">
            <text:p>99,208</text:p>
          </table:table-cell>
          <table:table-cell office:value-type="float" office:value="20257" table:style-name="ce37">
            <text:p>20,257</text:p>
          </table:table-cell>
          <table:table-cell office:value-type="float" office:value="20154" table:style-name="ce37">
            <text:p>20,154</text:p>
          </table:table-cell>
          <table:table-cell office:value-type="float" office:value="20089" table:style-name="ce37">
            <text:p>20,089</text:p>
          </table:table-cell>
          <table:table-cell office:value-type="float" office:value="19634" table:style-name="ce37">
            <text:p>19,634</text:p>
          </table:table-cell>
          <table:table-cell office:value-type="float" office:value="19074" table:style-name="ce38">
            <text:p>19,074</text:p>
          </table:table-cell>
          <table:table-cell office:value-type="float" office:value="86217" table:style-name="ce37">
            <text:p>86,217</text:p>
          </table:table-cell>
          <table:table-cell office:value-type="float" office:value="18337" table:style-name="ce37">
            <text:p>18,337</text:p>
          </table:table-cell>
          <table:table-cell office:value-type="float" office:value="18454" table:style-name="ce37">
            <text:p>18,454</text:p>
          </table:table-cell>
          <table:table-cell office:value-type="float" office:value="16332" table:style-name="ce37">
            <text:p>16,332</text:p>
          </table:table-cell>
          <table:table-cell office:value-type="float" office:value="16693" table:style-name="ce37">
            <text:p>16,693</text:p>
          </table:table-cell>
          <table:table-cell office:value-type="float" office:value="16401" table:style-name="ce38">
            <text:p>16,401</text:p>
          </table:table-cell>
          <table:table-cell office:value-type="float" office:value="70902" table:style-name="ce37">
            <text:p>70,902</text:p>
          </table:table-cell>
          <table:table-cell office:value-type="float" office:value="15869" table:style-name="ce37">
            <text:p>15,869</text:p>
          </table:table-cell>
          <table:table-cell office:value-type="float" office:value="15023" table:style-name="ce37">
            <text:p>15,023</text:p>
          </table:table-cell>
          <table:table-cell office:value-type="float" office:value="14055" table:style-name="ce37">
            <text:p>14,055</text:p>
          </table:table-cell>
          <table:table-cell office:value-type="float" office:value="13664" table:style-name="ce37">
            <text:p>13,664</text:p>
          </table:table-cell>
          <table:table-cell office:value-type="float" office:value="12291" table:style-name="ce38">
            <text:p>12,291</text:p>
          </table:table-cell>
          <table:table-cell office:value-type="float" office:value="39608" table:style-name="ce37">
            <text:p>39,608</text:p>
          </table:table-cell>
          <table:table-cell office:value-type="float" office:value="10458" table:style-name="ce37">
            <text:p>10,458</text:p>
          </table:table-cell>
          <table:table-cell office:value-type="float" office:value="9848" table:style-name="ce37">
            <text:p>9,848</text:p>
          </table:table-cell>
          <table:table-cell office:value-type="float" office:value="7796" table:style-name="ce37">
            <text:p>7,796</text:p>
          </table:table-cell>
          <table:table-cell office:value-type="float" office:value="6647" table:style-name="ce37">
            <text:p>6,647</text:p>
          </table:table-cell>
          <table:table-cell office:value-type="float" office:value="4859" table:style-name="ce38">
            <text:p>4,859</text:p>
          </table:table-cell>
          <table:table-cell office:value-type="float" office:value="25849" table:style-name="ce37">
            <text:p>25,849</text:p>
          </table:table-cell>
          <table:table-cell office:value-type="float" office:value="5581" table:style-name="ce37">
            <text:p>5,581</text:p>
          </table:table-cell>
          <table:table-cell office:value-type="float" office:value="5401" table:style-name="ce37">
            <text:p>5,401</text:p>
          </table:table-cell>
          <table:table-cell office:value-type="float" office:value="5330" table:style-name="ce37">
            <text:p>5,330</text:p>
          </table:table-cell>
          <table:table-cell office:value-type="float" office:value="4897" table:style-name="ce37">
            <text:p>4,897</text:p>
          </table:table-cell>
          <table:table-cell office:value-type="float" office:value="4640" table:style-name="ce38">
            <text:p>4,640</text:p>
          </table:table-cell>
          <table:table-cell office:value-type="float" office:value="17013" table:style-name="ce37">
            <text:p>17,013</text:p>
          </table:table-cell>
          <table:table-cell office:value-type="float" office:value="4383" table:style-name="ce37">
            <text:p>4,383</text:p>
          </table:table-cell>
          <table:table-cell office:value-type="float" office:value="3775" table:style-name="ce37">
            <text:p>3,775</text:p>
          </table:table-cell>
          <table:table-cell office:value-type="float" office:value="3271" table:style-name="ce37">
            <text:p>3,271</text:p>
          </table:table-cell>
          <table:table-cell office:value-type="float" office:value="3104" table:style-name="ce37">
            <text:p>3,104</text:p>
          </table:table-cell>
          <table:table-cell office:value-type="float" office:value="2480" table:style-name="ce38">
            <text:p>2,480</text:p>
          </table:table-cell>
          <table:table-cell office:value-type="float" office:value="9623" table:style-name="ce37">
            <text:p>9,623</text:p>
          </table:table-cell>
          <table:table-cell office:value-type="float" office:value="2291" table:style-name="ce37">
            <text:p>2,291</text:p>
          </table:table-cell>
          <table:table-cell office:value-type="float" office:value="2019" table:style-name="ce37">
            <text:p>2,019</text:p>
          </table:table-cell>
          <table:table-cell office:value-type="float" office:value="1928" table:style-name="ce37">
            <text:p>1,928</text:p>
          </table:table-cell>
          <table:table-cell office:value-type="float" office:value="1752" table:style-name="ce37">
            <text:p>1,752</text:p>
          </table:table-cell>
          <table:table-cell office:value-type="float" office:value="1633" table:style-name="ce38">
            <text:p>1,633</text:p>
          </table:table-cell>
          <table:table-cell office:value-type="float" office:value="4791" table:style-name="ce37">
            <text:p>4,791</text:p>
          </table:table-cell>
          <table:table-cell office:value-type="float" office:value="1417" table:style-name="ce37">
            <text:p>1,417</text:p>
          </table:table-cell>
          <table:table-cell office:value-type="float" office:value="1158" table:style-name="ce37">
            <text:p>1,158</text:p>
          </table:table-cell>
          <table:table-cell office:value-type="float" office:value="929" table:style-name="ce37">
            <text:p>929</text:p>
          </table:table-cell>
          <table:table-cell office:value-type="float" office:value="741" table:style-name="ce37">
            <text:p>741</text:p>
          </table:table-cell>
          <table:table-cell office:value-type="float" office:value="546" table:style-name="ce38">
            <text:p>546</text:p>
          </table:table-cell>
          <table:table-cell office:value-type="float" office:value="1033" table:style-name="ce37">
            <text:p>1,033</text:p>
          </table:table-cell>
          <table:table-cell office:value-type="float" office:value="400" table:style-name="ce37">
            <text:p>400</text:p>
          </table:table-cell>
          <table:table-cell office:value-type="float" office:value="252" table:style-name="ce37">
            <text:p>252</text:p>
          </table:table-cell>
          <table:table-cell office:value-type="float" office:value="175" table:style-name="ce37">
            <text:p>175</text:p>
          </table:table-cell>
          <table:table-cell office:value-type="float" office:value="122" table:style-name="ce37">
            <text:p>122</text:p>
          </table:table-cell>
          <table:table-cell office:value-type="float" office:value="84" table:style-name="ce38">
            <text:p>84</text:p>
          </table:table-cell>
          <table:table-cell office:value-type="float" office:value="116" table:style-name="ce37">
            <text:p>116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2365" table:style-name="ce39">
            <text:p>1,432,365</text:p>
          </table:table-cell>
          <table:table-cell office:value-type="float" office:value="61942" table:style-name="ce40">
            <text:p>61,942</text:p>
          </table:table-cell>
          <table:table-cell office:value-type="float" office:value="9700" table:style-name="ce39">
            <text:p>9,700</text:p>
          </table:table-cell>
          <table:table-cell office:value-type="float" office:value="11516" table:style-name="ce39">
            <text:p>11,516</text:p>
          </table:table-cell>
          <table:table-cell office:value-type="float" office:value="12606" table:style-name="ce39">
            <text:p>12,606</text:p>
          </table:table-cell>
          <table:table-cell office:value-type="float" office:value="13864" table:style-name="ce39">
            <text:p>13,864</text:p>
          </table:table-cell>
          <table:table-cell office:value-type="float" office:value="14256" table:style-name="ce39">
            <text:p>14,256</text:p>
          </table:table-cell>
          <table:table-cell office:value-type="float" office:value="66978" table:style-name="ce39">
            <text:p>66,978</text:p>
          </table:table-cell>
          <table:table-cell office:value-type="float" office:value="14509" table:style-name="ce39">
            <text:p>14,509</text:p>
          </table:table-cell>
          <table:table-cell office:value-type="float" office:value="12860" table:style-name="ce39">
            <text:p>12,860</text:p>
          </table:table-cell>
          <table:table-cell office:value-type="float" office:value="14986" table:style-name="ce39">
            <text:p>14,986</text:p>
          </table:table-cell>
          <table:table-cell office:value-type="float" office:value="13649" table:style-name="ce39">
            <text:p>13,649</text:p>
          </table:table-cell>
          <table:table-cell office:value-type="float" office:value="10974" table:style-name="ce40">
            <text:p>10,974</text:p>
          </table:table-cell>
          <table:table-cell office:value-type="float" office:value="62859" table:style-name="ce39">
            <text:p>62,859</text:p>
          </table:table-cell>
          <table:table-cell office:value-type="float" office:value="11738" table:style-name="ce39">
            <text:p>11,738</text:p>
          </table:table-cell>
          <table:table-cell office:value-type="float" office:value="12244" table:style-name="ce39">
            <text:p>12,244</text:p>
          </table:table-cell>
          <table:table-cell office:value-type="float" office:value="13294" table:style-name="ce39">
            <text:p>13,294</text:p>
          </table:table-cell>
          <table:table-cell office:value-type="float" office:value="12723" table:style-name="ce39">
            <text:p>12,723</text:p>
          </table:table-cell>
          <table:table-cell office:value-type="float" office:value="12860" table:style-name="ce40">
            <text:p>12,860</text:p>
          </table:table-cell>
          <table:table-cell office:value-type="float" office:value="75581" table:style-name="ce39">
            <text:p>75,581</text:p>
          </table:table-cell>
          <table:table-cell office:value-type="float" office:value="13526" table:style-name="ce39">
            <text:p>13,526</text:p>
          </table:table-cell>
          <table:table-cell office:value-type="float" office:value="13632" table:style-name="ce39">
            <text:p>13,632</text:p>
          </table:table-cell>
          <table:table-cell office:value-type="float" office:value="14790" table:style-name="ce39">
            <text:p>14,790</text:p>
          </table:table-cell>
          <table:table-cell office:value-type="float" office:value="15415" table:style-name="ce39">
            <text:p>15,415</text:p>
          </table:table-cell>
          <table:table-cell office:value-type="float" office:value="18218" table:style-name="ce40">
            <text:p>18,218</text:p>
          </table:table-cell>
          <table:table-cell office:value-type="float" office:value="92816" table:style-name="ce39">
            <text:p>92,816</text:p>
          </table:table-cell>
          <table:table-cell office:value-type="float" office:value="17491" table:style-name="ce39">
            <text:p>17,491</text:p>
          </table:table-cell>
          <table:table-cell office:value-type="float" office:value="16653" table:style-name="ce39">
            <text:p>16,653</text:p>
          </table:table-cell>
          <table:table-cell office:value-type="float" office:value="18772" table:style-name="ce39">
            <text:p>18,772</text:p>
          </table:table-cell>
          <table:table-cell office:value-type="float" office:value="20032" table:style-name="ce39">
            <text:p>20,032</text:p>
          </table:table-cell>
          <table:table-cell office:value-type="float" office:value="19868" table:style-name="ce40">
            <text:p>19,868</text:p>
          </table:table-cell>
          <table:table-cell office:value-type="float" office:value="98520" table:style-name="ce39">
            <text:p>98,520</text:p>
          </table:table-cell>
          <table:table-cell office:value-type="float" office:value="19679" table:style-name="ce39">
            <text:p>19,679</text:p>
          </table:table-cell>
          <table:table-cell office:value-type="float" office:value="19710" table:style-name="ce39">
            <text:p>19,710</text:p>
          </table:table-cell>
          <table:table-cell office:value-type="float" office:value="19623" table:style-name="ce39">
            <text:p>19,623</text:p>
          </table:table-cell>
          <table:table-cell office:value-type="float" office:value="19371" table:style-name="ce39">
            <text:p>19,371</text:p>
          </table:table-cell>
          <table:table-cell office:value-type="float" office:value="20137" table:style-name="ce40">
            <text:p>20,137</text:p>
          </table:table-cell>
          <table:table-cell office:value-type="float" office:value="99696" table:style-name="ce39">
            <text:p>99,696</text:p>
          </table:table-cell>
          <table:table-cell office:value-type="float" office:value="19841" table:style-name="ce39">
            <text:p>19,841</text:p>
          </table:table-cell>
          <table:table-cell office:value-type="float" office:value="20237" table:style-name="ce39">
            <text:p>20,237</text:p>
          </table:table-cell>
          <table:table-cell office:value-type="float" office:value="19477" table:style-name="ce39">
            <text:p>19,477</text:p>
          </table:table-cell>
          <table:table-cell office:value-type="float" office:value="19030" table:style-name="ce39">
            <text:p>19,030</text:p>
          </table:table-cell>
          <table:table-cell office:value-type="float" office:value="21111" table:style-name="ce40">
            <text:p>21,111</text:p>
          </table:table-cell>
          <table:table-cell office:value-type="float" office:value="123615" table:style-name="ce39">
            <text:p>123,615</text:p>
          </table:table-cell>
          <table:table-cell office:value-type="float" office:value="23280" table:style-name="ce39">
            <text:p>23,280</text:p>
          </table:table-cell>
          <table:table-cell office:value-type="float" office:value="23450" table:style-name="ce39">
            <text:p>23,450</text:p>
          </table:table-cell>
          <table:table-cell office:value-type="float" office:value="25188" table:style-name="ce39">
            <text:p>25,188</text:p>
          </table:table-cell>
          <table:table-cell office:value-type="float" office:value="25821" table:style-name="ce39">
            <text:p>25,821</text:p>
          </table:table-cell>
          <table:table-cell office:value-type="float" office:value="25876" table:style-name="ce40">
            <text:p>25,876</text:p>
          </table:table-cell>
          <table:table-cell office:value-type="float" office:value="123660" table:style-name="ce39">
            <text:p>123,660</text:p>
          </table:table-cell>
          <table:table-cell office:value-type="float" office:value="25956" table:style-name="ce39">
            <text:p>25,956</text:p>
          </table:table-cell>
          <table:table-cell office:value-type="float" office:value="25364" table:style-name="ce39">
            <text:p>25,364</text:p>
          </table:table-cell>
          <table:table-cell office:value-type="float" office:value="24045" table:style-name="ce39">
            <text:p>24,045</text:p>
          </table:table-cell>
          <table:table-cell office:value-type="float" office:value="25467" table:style-name="ce39">
            <text:p>25,467</text:p>
          </table:table-cell>
          <table:table-cell office:value-type="float" office:value="22828" table:style-name="ce40">
            <text:p>22,828</text:p>
          </table:table-cell>
          <table:table-cell office:value-type="float" office:value="109520" table:style-name="ce39">
            <text:p>109,520</text:p>
          </table:table-cell>
          <table:table-cell office:value-type="float" office:value="21632" table:style-name="ce39">
            <text:p>21,632</text:p>
          </table:table-cell>
          <table:table-cell office:value-type="float" office:value="21514" table:style-name="ce39">
            <text:p>21,514</text:p>
          </table:table-cell>
          <table:table-cell office:value-type="float" office:value="21866" table:style-name="ce39">
            <text:p>21,866</text:p>
          </table:table-cell>
          <table:table-cell office:value-type="float" office:value="21895" table:style-name="ce39">
            <text:p>21,895</text:p>
          </table:table-cell>
          <table:table-cell office:value-type="float" office:value="22613" table:style-name="ce40">
            <text:p>22,613</text:p>
          </table:table-cell>
          <table:table-cell office:value-type="float" office:value="111449" table:style-name="ce39">
            <text:p>111,449</text:p>
          </table:table-cell>
          <table:table-cell office:value-type="float" office:value="22809" table:style-name="ce39">
            <text:p>22,809</text:p>
          </table:table-cell>
          <table:table-cell office:value-type="float" office:value="22345" table:style-name="ce39">
            <text:p>22,345</text:p>
          </table:table-cell>
          <table:table-cell office:value-type="float" office:value="22331" table:style-name="ce39">
            <text:p>22,331</text:p>
          </table:table-cell>
          <table:table-cell office:value-type="float" office:value="21982" table:style-name="ce39">
            <text:p>21,982</text:p>
          </table:table-cell>
          <table:table-cell office:value-type="float" office:value="21982" table:style-name="ce40">
            <text:p>21,982</text:p>
          </table:table-cell>
          <table:table-cell office:value-type="float" office:value="109132" table:style-name="ce39">
            <text:p>109,132</text:p>
          </table:table-cell>
          <table:table-cell office:value-type="float" office:value="22586" table:style-name="ce39">
            <text:p>22,586</text:p>
          </table:table-cell>
          <table:table-cell office:value-type="float" office:value="22348" table:style-name="ce39">
            <text:p>22,348</text:p>
          </table:table-cell>
          <table:table-cell office:value-type="float" office:value="22197" table:style-name="ce39">
            <text:p>22,197</text:p>
          </table:table-cell>
          <table:table-cell office:value-type="float" office:value="21463" table:style-name="ce39">
            <text:p>21,463</text:p>
          </table:table-cell>
          <table:table-cell office:value-type="float" office:value="20538" table:style-name="ce40">
            <text:p>20,538</text:p>
          </table:table-cell>
          <table:table-cell office:value-type="float" office:value="95323" table:style-name="ce39">
            <text:p>95,323</text:p>
          </table:table-cell>
          <table:table-cell office:value-type="float" office:value="20438" table:style-name="ce39">
            <text:p>20,438</text:p>
          </table:table-cell>
          <table:table-cell office:value-type="float" office:value="20447" table:style-name="ce39">
            <text:p>20,447</text:p>
          </table:table-cell>
          <table:table-cell office:value-type="float" office:value="17956" table:style-name="ce39">
            <text:p>17,956</text:p>
          </table:table-cell>
          <table:table-cell office:value-type="float" office:value="18430" table:style-name="ce39">
            <text:p>18,430</text:p>
          </table:table-cell>
          <table:table-cell office:value-type="float" office:value="18052" table:style-name="ce40">
            <text:p>18,052</text:p>
          </table:table-cell>
          <table:table-cell office:value-type="float" office:value="79395" table:style-name="ce39">
            <text:p>79,395</text:p>
          </table:table-cell>
          <table:table-cell office:value-type="float" office:value="17894" table:style-name="ce39">
            <text:p>17,894</text:p>
          </table:table-cell>
          <table:table-cell office:value-type="float" office:value="16585" table:style-name="ce39">
            <text:p>16,585</text:p>
          </table:table-cell>
          <table:table-cell office:value-type="float" office:value="15598" table:style-name="ce39">
            <text:p>15,598</text:p>
          </table:table-cell>
          <table:table-cell office:value-type="float" office:value="15717" table:style-name="ce39">
            <text:p>15,717</text:p>
          </table:table-cell>
          <table:table-cell office:value-type="float" office:value="13601" table:style-name="ce40">
            <text:p>13,601</text:p>
          </table:table-cell>
          <table:table-cell office:value-type="float" office:value="45559" table:style-name="ce39">
            <text:p>45,559</text:p>
          </table:table-cell>
          <table:table-cell office:value-type="float" office:value="11693" table:style-name="ce39">
            <text:p>11,693</text:p>
          </table:table-cell>
          <table:table-cell office:value-type="float" office:value="11090" table:style-name="ce39">
            <text:p>11,090</text:p>
          </table:table-cell>
          <table:table-cell office:value-type="float" office:value="8821" table:style-name="ce39">
            <text:p>8,821</text:p>
          </table:table-cell>
          <table:table-cell office:value-type="float" office:value="7937" table:style-name="ce39">
            <text:p>7,937</text:p>
          </table:table-cell>
          <table:table-cell office:value-type="float" office:value="6018" table:style-name="ce40">
            <text:p>6,018</text:p>
          </table:table-cell>
          <table:table-cell office:value-type="float" office:value="32874" table:style-name="ce39">
            <text:p>32,874</text:p>
          </table:table-cell>
          <table:table-cell office:value-type="float" office:value="6807" table:style-name="ce39">
            <text:p>6,807</text:p>
          </table:table-cell>
          <table:table-cell office:value-type="float" office:value="6867" table:style-name="ce39">
            <text:p>6,867</text:p>
          </table:table-cell>
          <table:table-cell office:value-type="float" office:value="6662" table:style-name="ce39">
            <text:p>6,662</text:p>
          </table:table-cell>
          <table:table-cell office:value-type="float" office:value="6372" table:style-name="ce39">
            <text:p>6,372</text:p>
          </table:table-cell>
          <table:table-cell office:value-type="float" office:value="6166" table:style-name="ce40">
            <text:p>6,166</text:p>
          </table:table-cell>
          <table:table-cell office:value-type="float" office:value="23872" table:style-name="ce39">
            <text:p>23,872</text:p>
          </table:table-cell>
          <table:table-cell office:value-type="float" office:value="5798" table:style-name="ce39">
            <text:p>5,798</text:p>
          </table:table-cell>
          <table:table-cell office:value-type="float" office:value="5259" table:style-name="ce39">
            <text:p>5,259</text:p>
          </table:table-cell>
          <table:table-cell office:value-type="float" office:value="4675" table:style-name="ce39">
            <text:p>4,675</text:p>
          </table:table-cell>
          <table:table-cell office:value-type="float" office:value="4274" table:style-name="ce39">
            <text:p>4,274</text:p>
          </table:table-cell>
          <table:table-cell office:value-type="float" office:value="3866" table:style-name="ce40">
            <text:p>3,866</text:p>
          </table:table-cell>
          <table:table-cell office:value-type="float" office:value="12902" table:style-name="ce39">
            <text:p>12,902</text:p>
          </table:table-cell>
          <table:table-cell office:value-type="float" office:value="3272" table:style-name="ce39">
            <text:p>3,272</text:p>
          </table:table-cell>
          <table:table-cell office:value-type="float" office:value="2979" table:style-name="ce39">
            <text:p>2,979</text:p>
          </table:table-cell>
          <table:table-cell office:value-type="float" office:value="2582" table:style-name="ce39">
            <text:p>2,582</text:p>
          </table:table-cell>
          <table:table-cell office:value-type="float" office:value="2262" table:style-name="ce39">
            <text:p>2,262</text:p>
          </table:table-cell>
          <table:table-cell office:value-type="float" office:value="1807" table:style-name="ce40">
            <text:p>1,807</text:p>
          </table:table-cell>
          <table:table-cell office:value-type="float" office:value="5329" table:style-name="ce39">
            <text:p>5,329</text:p>
          </table:table-cell>
          <table:table-cell office:value-type="float" office:value="1583" table:style-name="ce39">
            <text:p>1,583</text:p>
          </table:table-cell>
          <table:table-cell office:value-type="float" office:value="1307" table:style-name="ce39">
            <text:p>1,307</text:p>
          </table:table-cell>
          <table:table-cell office:value-type="float" office:value="1000" table:style-name="ce39">
            <text:p>1,000</text:p>
          </table:table-cell>
          <table:table-cell office:value-type="float" office:value="832" table:style-name="ce39">
            <text:p>832</text:p>
          </table:table-cell>
          <table:table-cell office:value-type="float" office:value="607" table:style-name="ce40">
            <text:p>607</text:p>
          </table:table-cell>
          <table:table-cell office:value-type="float" office:value="1181" table:style-name="ce39">
            <text:p>1,181</text:p>
          </table:table-cell>
          <table:table-cell office:value-type="float" office:value="386" table:style-name="ce39">
            <text:p>386</text:p>
          </table:table-cell>
          <table:table-cell office:value-type="float" office:value="295" table:style-name="ce39">
            <text:p>295</text:p>
          </table:table-cell>
          <table:table-cell office:value-type="float" office:value="216" table:style-name="ce39">
            <text:p>216</text:p>
          </table:table-cell>
          <table:table-cell office:value-type="float" office:value="179" table:style-name="ce39">
            <text:p>179</text:p>
          </table:table-cell>
          <table:table-cell office:value-type="float" office:value="105" table:style-name="ce40">
            <text:p>105</text:p>
          </table:table-cell>
          <table:table-cell office:value-type="float" office:value="162" table:style-name="ce39">
            <text:p>16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78845" table:style-name="ce37">
            <text:p>1,878,845</text:p>
          </table:table-cell>
          <table:table-cell office:value-type="float" office:value="70427" table:style-name="ce37">
            <text:p>70,427</text:p>
          </table:table-cell>
          <table:table-cell office:value-type="float" office:value="11142" table:style-name="ce37">
            <text:p>11,142</text:p>
          </table:table-cell>
          <table:table-cell office:value-type="float" office:value="12718" table:style-name="ce37">
            <text:p>12,718</text:p>
          </table:table-cell>
          <table:table-cell office:value-type="float" office:value="14243" table:style-name="ce37">
            <text:p>14,243</text:p>
          </table:table-cell>
          <table:table-cell office:value-type="float" office:value="15621" table:style-name="ce37">
            <text:p>15,621</text:p>
          </table:table-cell>
          <table:table-cell office:value-type="float" office:value="16703" table:style-name="ce37">
            <text:p>16,703</text:p>
          </table:table-cell>
          <table:table-cell office:value-type="float" office:value="79109" table:style-name="ce37">
            <text:p>79,109</text:p>
          </table:table-cell>
          <table:table-cell office:value-type="float" office:value="16722" table:style-name="ce37">
            <text:p>16,722</text:p>
          </table:table-cell>
          <table:table-cell office:value-type="float" office:value="15221" table:style-name="ce37">
            <text:p>15,221</text:p>
          </table:table-cell>
          <table:table-cell office:value-type="float" office:value="18109" table:style-name="ce37">
            <text:p>18,109</text:p>
          </table:table-cell>
          <table:table-cell office:value-type="float" office:value="16083" table:style-name="ce37">
            <text:p>16,083</text:p>
          </table:table-cell>
          <table:table-cell office:value-type="float" office:value="12974" table:style-name="ce38">
            <text:p>12,974</text:p>
          </table:table-cell>
          <table:table-cell office:value-type="float" office:value="76952" table:style-name="ce37">
            <text:p>76,952</text:p>
          </table:table-cell>
          <table:table-cell office:value-type="float" office:value="14380" table:style-name="ce37">
            <text:p>14,380</text:p>
          </table:table-cell>
          <table:table-cell office:value-type="float" office:value="15270" table:style-name="ce37">
            <text:p>15,270</text:p>
          </table:table-cell>
          <table:table-cell office:value-type="float" office:value="15898" table:style-name="ce37">
            <text:p>15,898</text:p>
          </table:table-cell>
          <table:table-cell office:value-type="float" office:value="15604" table:style-name="ce37">
            <text:p>15,604</text:p>
          </table:table-cell>
          <table:table-cell office:value-type="float" office:value="15800" table:style-name="ce38">
            <text:p>15,800</text:p>
          </table:table-cell>
          <table:table-cell office:value-type="float" office:value="92153" table:style-name="ce37">
            <text:p>92,153</text:p>
          </table:table-cell>
          <table:table-cell office:value-type="float" office:value="16199" table:style-name="ce37">
            <text:p>16,199</text:p>
          </table:table-cell>
          <table:table-cell office:value-type="float" office:value="16726" table:style-name="ce37">
            <text:p>16,726</text:p>
          </table:table-cell>
          <table:table-cell office:value-type="float" office:value="18075" table:style-name="ce37">
            <text:p>18,075</text:p>
          </table:table-cell>
          <table:table-cell office:value-type="float" office:value="18690" table:style-name="ce37">
            <text:p>18,690</text:p>
          </table:table-cell>
          <table:table-cell office:value-type="float" office:value="22463" table:style-name="ce38">
            <text:p>22,463</text:p>
          </table:table-cell>
          <table:table-cell office:value-type="float" office:value="115288" table:style-name="ce37">
            <text:p>115,288</text:p>
          </table:table-cell>
          <table:table-cell office:value-type="float" office:value="21750" table:style-name="ce37">
            <text:p>21,750</text:p>
          </table:table-cell>
          <table:table-cell office:value-type="float" office:value="20416" table:style-name="ce37">
            <text:p>20,416</text:p>
          </table:table-cell>
          <table:table-cell office:value-type="float" office:value="23775" table:style-name="ce37">
            <text:p>23,775</text:p>
          </table:table-cell>
          <table:table-cell office:value-type="float" office:value="24406" table:style-name="ce37">
            <text:p>24,406</text:p>
          </table:table-cell>
          <table:table-cell office:value-type="float" office:value="24941" table:style-name="ce38">
            <text:p>24,941</text:p>
          </table:table-cell>
          <table:table-cell office:value-type="float" office:value="125926" table:style-name="ce37">
            <text:p>125,926</text:p>
          </table:table-cell>
          <table:table-cell office:value-type="float" office:value="24935" table:style-name="ce37">
            <text:p>24,935</text:p>
          </table:table-cell>
          <table:table-cell office:value-type="float" office:value="25505" table:style-name="ce37">
            <text:p>25,505</text:p>
          </table:table-cell>
          <table:table-cell office:value-type="float" office:value="24757" table:style-name="ce37">
            <text:p>24,757</text:p>
          </table:table-cell>
          <table:table-cell office:value-type="float" office:value="24807" table:style-name="ce37">
            <text:p>24,807</text:p>
          </table:table-cell>
          <table:table-cell office:value-type="float" office:value="25922" table:style-name="ce38">
            <text:p>25,922</text:p>
          </table:table-cell>
          <table:table-cell office:value-type="float" office:value="128261" table:style-name="ce37">
            <text:p>128,261</text:p>
          </table:table-cell>
          <table:table-cell office:value-type="float" office:value="25084" table:style-name="ce37">
            <text:p>25,084</text:p>
          </table:table-cell>
          <table:table-cell office:value-type="float" office:value="27037" table:style-name="ce37">
            <text:p>27,037</text:p>
          </table:table-cell>
          <table:table-cell office:value-type="float" office:value="25042" table:style-name="ce37">
            <text:p>25,042</text:p>
          </table:table-cell>
          <table:table-cell office:value-type="float" office:value="24436" table:style-name="ce37">
            <text:p>24,436</text:p>
          </table:table-cell>
          <table:table-cell office:value-type="float" office:value="26662" table:style-name="ce38">
            <text:p>26,662</text:p>
          </table:table-cell>
          <table:table-cell office:value-type="float" office:value="157769" table:style-name="ce37">
            <text:p>157,769</text:p>
          </table:table-cell>
          <table:table-cell office:value-type="float" office:value="29515" table:style-name="ce37">
            <text:p>29,515</text:p>
          </table:table-cell>
          <table:table-cell office:value-type="float" office:value="30121" table:style-name="ce37">
            <text:p>30,121</text:p>
          </table:table-cell>
          <table:table-cell office:value-type="float" office:value="32159" table:style-name="ce37">
            <text:p>32,159</text:p>
          </table:table-cell>
          <table:table-cell office:value-type="float" office:value="32886" table:style-name="ce37">
            <text:p>32,886</text:p>
          </table:table-cell>
          <table:table-cell office:value-type="float" office:value="33088" table:style-name="ce38">
            <text:p>33,088</text:p>
          </table:table-cell>
          <table:table-cell office:value-type="float" office:value="158931" table:style-name="ce37">
            <text:p>158,931</text:p>
          </table:table-cell>
          <table:table-cell office:value-type="float" office:value="33346" table:style-name="ce37">
            <text:p>33,346</text:p>
          </table:table-cell>
          <table:table-cell office:value-type="float" office:value="32653" table:style-name="ce37">
            <text:p>32,653</text:p>
          </table:table-cell>
          <table:table-cell office:value-type="float" office:value="30856" table:style-name="ce37">
            <text:p>30,856</text:p>
          </table:table-cell>
          <table:table-cell office:value-type="float" office:value="33038" table:style-name="ce37">
            <text:p>33,038</text:p>
          </table:table-cell>
          <table:table-cell office:value-type="float" office:value="29038" table:style-name="ce38">
            <text:p>29,038</text:p>
          </table:table-cell>
          <table:table-cell office:value-type="float" office:value="137441" table:style-name="ce37">
            <text:p>137,441</text:p>
          </table:table-cell>
          <table:table-cell office:value-type="float" office:value="27831" table:style-name="ce37">
            <text:p>27,831</text:p>
          </table:table-cell>
          <table:table-cell office:value-type="float" office:value="26831" table:style-name="ce37">
            <text:p>26,831</text:p>
          </table:table-cell>
          <table:table-cell office:value-type="float" office:value="27002" table:style-name="ce37">
            <text:p>27,002</text:p>
          </table:table-cell>
          <table:table-cell office:value-type="float" office:value="27290" table:style-name="ce37">
            <text:p>27,290</text:p>
          </table:table-cell>
          <table:table-cell office:value-type="float" office:value="28487" table:style-name="ce38">
            <text:p>28,487</text:p>
          </table:table-cell>
          <table:table-cell office:value-type="float" office:value="145235" table:style-name="ce37">
            <text:p>145,235</text:p>
          </table:table-cell>
          <table:table-cell office:value-type="float" office:value="28858" table:style-name="ce37">
            <text:p>28,858</text:p>
          </table:table-cell>
          <table:table-cell office:value-type="float" office:value="28951" table:style-name="ce37">
            <text:p>28,951</text:p>
          </table:table-cell>
          <table:table-cell office:value-type="float" office:value="28768" table:style-name="ce37">
            <text:p>28,768</text:p>
          </table:table-cell>
          <table:table-cell office:value-type="float" office:value="29165" table:style-name="ce37">
            <text:p>29,165</text:p>
          </table:table-cell>
          <table:table-cell office:value-type="float" office:value="29493" table:style-name="ce38">
            <text:p>29,493</text:p>
          </table:table-cell>
          <table:table-cell office:value-type="float" office:value="152422" table:style-name="ce37">
            <text:p>152,422</text:p>
          </table:table-cell>
          <table:table-cell office:value-type="float" office:value="30221" table:style-name="ce37">
            <text:p>30,221</text:p>
          </table:table-cell>
          <table:table-cell office:value-type="float" office:value="30512" table:style-name="ce37">
            <text:p>30,512</text:p>
          </table:table-cell>
          <table:table-cell office:value-type="float" office:value="30902" table:style-name="ce37">
            <text:p>30,902</text:p>
          </table:table-cell>
          <table:table-cell office:value-type="float" office:value="30972" table:style-name="ce37">
            <text:p>30,972</text:p>
          </table:table-cell>
          <table:table-cell office:value-type="float" office:value="29815" table:style-name="ce38">
            <text:p>29,815</text:p>
          </table:table-cell>
          <table:table-cell office:value-type="float" office:value="138440" table:style-name="ce37">
            <text:p>138,440</text:p>
          </table:table-cell>
          <table:table-cell office:value-type="float" office:value="29490" table:style-name="ce37">
            <text:p>29,490</text:p>
          </table:table-cell>
          <table:table-cell office:value-type="float" office:value="29207" table:style-name="ce37">
            <text:p>29,207</text:p>
          </table:table-cell>
          <table:table-cell office:value-type="float" office:value="26529" table:style-name="ce37">
            <text:p>26,529</text:p>
          </table:table-cell>
          <table:table-cell office:value-type="float" office:value="27125" table:style-name="ce37">
            <text:p>27,125</text:p>
          </table:table-cell>
          <table:table-cell office:value-type="float" office:value="26089" table:style-name="ce38">
            <text:p>26,089</text:p>
          </table:table-cell>
          <table:table-cell office:value-type="float" office:value="111934" table:style-name="ce37">
            <text:p>111,934</text:p>
          </table:table-cell>
          <table:table-cell office:value-type="float" office:value="24883" table:style-name="ce37">
            <text:p>24,883</text:p>
          </table:table-cell>
          <table:table-cell office:value-type="float" office:value="23294" table:style-name="ce37">
            <text:p>23,294</text:p>
          </table:table-cell>
          <table:table-cell office:value-type="float" office:value="22009" table:style-name="ce37">
            <text:p>22,009</text:p>
          </table:table-cell>
          <table:table-cell office:value-type="float" office:value="22281" table:style-name="ce37">
            <text:p>22,281</text:p>
          </table:table-cell>
          <table:table-cell office:value-type="float" office:value="19467" table:style-name="ce38">
            <text:p>19,467</text:p>
          </table:table-cell>
          <table:table-cell office:value-type="float" office:value="66478" table:style-name="ce37">
            <text:p>66,478</text:p>
          </table:table-cell>
          <table:table-cell office:value-type="float" office:value="17023" table:style-name="ce37">
            <text:p>17,023</text:p>
          </table:table-cell>
          <table:table-cell office:value-type="float" office:value="16535" table:style-name="ce37">
            <text:p>16,535</text:p>
          </table:table-cell>
          <table:table-cell office:value-type="float" office:value="13876" table:style-name="ce37">
            <text:p>13,876</text:p>
          </table:table-cell>
          <table:table-cell office:value-type="float" office:value="10665" table:style-name="ce37">
            <text:p>10,665</text:p>
          </table:table-cell>
          <table:table-cell office:value-type="float" office:value="8379" table:style-name="ce38">
            <text:p>8,379</text:p>
          </table:table-cell>
          <table:table-cell office:value-type="float" office:value="49593" table:style-name="ce37">
            <text:p>49,593</text:p>
          </table:table-cell>
          <table:table-cell office:value-type="float" office:value="10082" table:style-name="ce37">
            <text:p>10,082</text:p>
          </table:table-cell>
          <table:table-cell office:value-type="float" office:value="10609" table:style-name="ce37">
            <text:p>10,609</text:p>
          </table:table-cell>
          <table:table-cell office:value-type="float" office:value="9718" table:style-name="ce37">
            <text:p>9,718</text:p>
          </table:table-cell>
          <table:table-cell office:value-type="float" office:value="9632" table:style-name="ce37">
            <text:p>9,632</text:p>
          </table:table-cell>
          <table:table-cell office:value-type="float" office:value="9552" table:style-name="ce38">
            <text:p>9,552</text:p>
          </table:table-cell>
          <table:table-cell office:value-type="float" office:value="38119" table:style-name="ce37">
            <text:p>38,119</text:p>
          </table:table-cell>
          <table:table-cell office:value-type="float" office:value="8906" table:style-name="ce37">
            <text:p>8,906</text:p>
          </table:table-cell>
          <table:table-cell office:value-type="float" office:value="8218" table:style-name="ce37">
            <text:p>8,218</text:p>
          </table:table-cell>
          <table:table-cell office:value-type="float" office:value="7587" table:style-name="ce37">
            <text:p>7,587</text:p>
          </table:table-cell>
          <table:table-cell office:value-type="float" office:value="6901" table:style-name="ce37">
            <text:p>6,901</text:p>
          </table:table-cell>
          <table:table-cell office:value-type="float" office:value="6507" table:style-name="ce38">
            <text:p>6,507</text:p>
          </table:table-cell>
          <table:table-cell office:value-type="float" office:value="22972" table:style-name="ce37">
            <text:p>22,972</text:p>
          </table:table-cell>
          <table:table-cell office:value-type="float" office:value="6098" table:style-name="ce37">
            <text:p>6,098</text:p>
          </table:table-cell>
          <table:table-cell office:value-type="float" office:value="5016" table:style-name="ce37">
            <text:p>5,016</text:p>
          </table:table-cell>
          <table:table-cell office:value-type="float" office:value="4264" table:style-name="ce37">
            <text:p>4,264</text:p>
          </table:table-cell>
          <table:table-cell office:value-type="float" office:value="4051" table:style-name="ce37">
            <text:p>4,051</text:p>
          </table:table-cell>
          <table:table-cell office:value-type="float" office:value="3543" table:style-name="ce38">
            <text:p>3,543</text:p>
          </table:table-cell>
          <table:table-cell office:value-type="float" office:value="9253" table:style-name="ce37">
            <text:p>9,253</text:p>
          </table:table-cell>
          <table:table-cell office:value-type="float" office:value="2822" table:style-name="ce37">
            <text:p>2,822</text:p>
          </table:table-cell>
          <table:table-cell office:value-type="float" office:value="2304" table:style-name="ce37">
            <text:p>2,304</text:p>
          </table:table-cell>
          <table:table-cell office:value-type="float" office:value="1772" table:style-name="ce37">
            <text:p>1,772</text:p>
          </table:table-cell>
          <table:table-cell office:value-type="float" office:value="1380" table:style-name="ce37">
            <text:p>1,380</text:p>
          </table:table-cell>
          <table:table-cell office:value-type="float" office:value="975" table:style-name="ce38">
            <text:p>975</text:p>
          </table:table-cell>
          <table:table-cell office:value-type="float" office:value="1932" table:style-name="ce37">
            <text:p>1,932</text:p>
          </table:table-cell>
          <table:table-cell office:value-type="float" office:value="714" table:style-name="ce37">
            <text:p>714</text:p>
          </table:table-cell>
          <table:table-cell office:value-type="float" office:value="497" table:style-name="ce37">
            <text:p>497</text:p>
          </table:table-cell>
          <table:table-cell office:value-type="float" office:value="336" table:style-name="ce37">
            <text:p>336</text:p>
          </table:table-cell>
          <table:table-cell office:value-type="float" office:value="237" table:style-name="ce37">
            <text:p>237</text:p>
          </table:table-cell>
          <table:table-cell office:value-type="float" office:value="148" table:style-name="ce38">
            <text:p>148</text:p>
          </table:table-cell>
          <table:table-cell office:value-type="float" office:value="210" table:style-name="ce37">
            <text:p>210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6057" table:style-name="ce37">
            <text:p>936,057</text:p>
          </table:table-cell>
          <table:table-cell office:value-type="float" office:value="36489" table:style-name="ce37">
            <text:p>36,489</text:p>
          </table:table-cell>
          <table:table-cell office:value-type="float" office:value="5794" table:style-name="ce41">
            <text:p>5,794</text:p>
          </table:table-cell>
          <table:table-cell office:value-type="float" office:value="6588" table:style-name="ce41">
            <text:p>6,588</text:p>
          </table:table-cell>
          <table:table-cell office:value-type="float" office:value="7344" table:style-name="ce41">
            <text:p>7,344</text:p>
          </table:table-cell>
          <table:table-cell office:value-type="float" office:value="8111" table:style-name="ce41">
            <text:p>8,111</text:p>
          </table:table-cell>
          <table:table-cell office:value-type="float" office:value="8652" table:style-name="ce41">
            <text:p>8,652</text:p>
          </table:table-cell>
          <table:table-cell office:value-type="float" office:value="40992" table:style-name="ce41">
            <text:p>40,992</text:p>
          </table:table-cell>
          <table:table-cell office:value-type="float" office:value="8656" table:style-name="ce41">
            <text:p>8,656</text:p>
          </table:table-cell>
          <table:table-cell office:value-type="float" office:value="7830" table:style-name="ce41">
            <text:p>7,830</text:p>
          </table:table-cell>
          <table:table-cell office:value-type="float" office:value="9230" table:style-name="ce41">
            <text:p>9,230</text:p>
          </table:table-cell>
          <table:table-cell office:value-type="float" office:value="8495" table:style-name="ce41">
            <text:p>8,495</text:p>
          </table:table-cell>
          <table:table-cell office:value-type="float" office:value="6781" table:style-name="ce42">
            <text:p>6,781</text:p>
          </table:table-cell>
          <table:table-cell office:value-type="float" office:value="39986" table:style-name="ce41">
            <text:p>39,986</text:p>
          </table:table-cell>
          <table:table-cell office:value-type="float" office:value="7482" table:style-name="ce41">
            <text:p>7,482</text:p>
          </table:table-cell>
          <table:table-cell office:value-type="float" office:value="7757" table:style-name="ce41">
            <text:p>7,757</text:p>
          </table:table-cell>
          <table:table-cell office:value-type="float" office:value="8404" table:style-name="ce41">
            <text:p>8,404</text:p>
          </table:table-cell>
          <table:table-cell office:value-type="float" office:value="8106" table:style-name="ce41">
            <text:p>8,106</text:p>
          </table:table-cell>
          <table:table-cell office:value-type="float" office:value="8237" table:style-name="ce42">
            <text:p>8,237</text:p>
          </table:table-cell>
          <table:table-cell office:value-type="float" office:value="48044" table:style-name="ce41">
            <text:p>48,044</text:p>
          </table:table-cell>
          <table:table-cell office:value-type="float" office:value="8443" table:style-name="ce41">
            <text:p>8,443</text:p>
          </table:table-cell>
          <table:table-cell office:value-type="float" office:value="8784" table:style-name="ce41">
            <text:p>8,784</text:p>
          </table:table-cell>
          <table:table-cell office:value-type="float" office:value="9479" table:style-name="ce41">
            <text:p>9,479</text:p>
          </table:table-cell>
          <table:table-cell office:value-type="float" office:value="9625" table:style-name="ce41">
            <text:p>9,625</text:p>
          </table:table-cell>
          <table:table-cell office:value-type="float" office:value="11713" table:style-name="ce42">
            <text:p>11,713</text:p>
          </table:table-cell>
          <table:table-cell office:value-type="float" office:value="60212" table:style-name="ce41">
            <text:p>60,212</text:p>
          </table:table-cell>
          <table:table-cell office:value-type="float" office:value="11348" table:style-name="ce41">
            <text:p>11,348</text:p>
          </table:table-cell>
          <table:table-cell office:value-type="float" office:value="10649" table:style-name="ce41">
            <text:p>10,649</text:p>
          </table:table-cell>
          <table:table-cell office:value-type="float" office:value="12559" table:style-name="ce41">
            <text:p>12,559</text:p>
          </table:table-cell>
          <table:table-cell office:value-type="float" office:value="12616" table:style-name="ce41">
            <text:p>12,616</text:p>
          </table:table-cell>
          <table:table-cell office:value-type="float" office:value="13040" table:style-name="ce42">
            <text:p>13,040</text:p>
          </table:table-cell>
          <table:table-cell office:value-type="float" office:value="65111" table:style-name="ce41">
            <text:p>65,111</text:p>
          </table:table-cell>
          <table:table-cell office:value-type="float" office:value="12887" table:style-name="ce41">
            <text:p>12,887</text:p>
          </table:table-cell>
          <table:table-cell office:value-type="float" office:value="13062" table:style-name="ce41">
            <text:p>13,062</text:p>
          </table:table-cell>
          <table:table-cell office:value-type="float" office:value="12813" table:style-name="ce41">
            <text:p>12,813</text:p>
          </table:table-cell>
          <table:table-cell office:value-type="float" office:value="12939" table:style-name="ce41">
            <text:p>12,939</text:p>
          </table:table-cell>
          <table:table-cell office:value-type="float" office:value="13410" table:style-name="ce42">
            <text:p>13,410</text:p>
          </table:table-cell>
          <table:table-cell office:value-type="float" office:value="66118" table:style-name="ce41">
            <text:p>66,118</text:p>
          </table:table-cell>
          <table:table-cell office:value-type="float" office:value="13074" table:style-name="ce41">
            <text:p>13,074</text:p>
          </table:table-cell>
          <table:table-cell office:value-type="float" office:value="14110" table:style-name="ce41">
            <text:p>14,110</text:p>
          </table:table-cell>
          <table:table-cell office:value-type="float" office:value="13007" table:style-name="ce41">
            <text:p>13,007</text:p>
          </table:table-cell>
          <table:table-cell office:value-type="float" office:value="12519" table:style-name="ce41">
            <text:p>12,519</text:p>
          </table:table-cell>
          <table:table-cell office:value-type="float" office:value="13408" table:style-name="ce42">
            <text:p>13,408</text:p>
          </table:table-cell>
          <table:table-cell office:value-type="float" office:value="78841" table:style-name="ce41">
            <text:p>78,841</text:p>
          </table:table-cell>
          <table:table-cell office:value-type="float" office:value="14945" table:style-name="ce41">
            <text:p>14,945</text:p>
          </table:table-cell>
          <table:table-cell office:value-type="float" office:value="15049" table:style-name="ce41">
            <text:p>15,049</text:p>
          </table:table-cell>
          <table:table-cell office:value-type="float" office:value="16059" table:style-name="ce41">
            <text:p>16,059</text:p>
          </table:table-cell>
          <table:table-cell office:value-type="float" office:value="16266" table:style-name="ce41">
            <text:p>16,266</text:p>
          </table:table-cell>
          <table:table-cell office:value-type="float" office:value="16522" table:style-name="ce42">
            <text:p>16,522</text:p>
          </table:table-cell>
          <table:table-cell office:value-type="float" office:value="79391" table:style-name="ce41">
            <text:p>79,391</text:p>
          </table:table-cell>
          <table:table-cell office:value-type="float" office:value="16627" table:style-name="ce41">
            <text:p>16,627</text:p>
          </table:table-cell>
          <table:table-cell office:value-type="float" office:value="16517" table:style-name="ce41">
            <text:p>16,517</text:p>
          </table:table-cell>
          <table:table-cell office:value-type="float" office:value="15534" table:style-name="ce41">
            <text:p>15,534</text:p>
          </table:table-cell>
          <table:table-cell office:value-type="float" office:value="16426" table:style-name="ce41">
            <text:p>16,426</text:p>
          </table:table-cell>
          <table:table-cell office:value-type="float" office:value="14287" table:style-name="ce42">
            <text:p>14,287</text:p>
          </table:table-cell>
          <table:table-cell office:value-type="float" office:value="67225" table:style-name="ce41">
            <text:p>67,225</text:p>
          </table:table-cell>
          <table:table-cell office:value-type="float" office:value="13658" table:style-name="ce41">
            <text:p>13,658</text:p>
          </table:table-cell>
          <table:table-cell office:value-type="float" office:value="13269" table:style-name="ce41">
            <text:p>13,269</text:p>
          </table:table-cell>
          <table:table-cell office:value-type="float" office:value="12988" table:style-name="ce41">
            <text:p>12,988</text:p>
          </table:table-cell>
          <table:table-cell office:value-type="float" office:value="13420" table:style-name="ce41">
            <text:p>13,420</text:p>
          </table:table-cell>
          <table:table-cell office:value-type="float" office:value="13890" table:style-name="ce42">
            <text:p>13,890</text:p>
          </table:table-cell>
          <table:table-cell office:value-type="float" office:value="71568" table:style-name="ce41">
            <text:p>71,568</text:p>
          </table:table-cell>
          <table:table-cell office:value-type="float" office:value="14141" table:style-name="ce41">
            <text:p>14,141</text:p>
          </table:table-cell>
          <table:table-cell office:value-type="float" office:value="14361" table:style-name="ce41">
            <text:p>14,361</text:p>
          </table:table-cell>
          <table:table-cell office:value-type="float" office:value="14110" table:style-name="ce41">
            <text:p>14,110</text:p>
          </table:table-cell>
          <table:table-cell office:value-type="float" office:value="14408" table:style-name="ce41">
            <text:p>14,408</text:p>
          </table:table-cell>
          <table:table-cell office:value-type="float" office:value="14548" table:style-name="ce42">
            <text:p>14,548</text:p>
          </table:table-cell>
          <table:table-cell office:value-type="float" office:value="75357" table:style-name="ce41">
            <text:p>75,357</text:p>
          </table:table-cell>
          <table:table-cell office:value-type="float" office:value="14937" table:style-name="ce41">
            <text:p>14,937</text:p>
          </table:table-cell>
          <table:table-cell office:value-type="float" office:value="15058" table:style-name="ce41">
            <text:p>15,058</text:p>
          </table:table-cell>
          <table:table-cell office:value-type="float" office:value="15271" table:style-name="ce41">
            <text:p>15,271</text:p>
          </table:table-cell>
          <table:table-cell office:value-type="float" office:value="15409" table:style-name="ce41">
            <text:p>15,409</text:p>
          </table:table-cell>
          <table:table-cell office:value-type="float" office:value="14682" table:style-name="ce42">
            <text:p>14,682</text:p>
          </table:table-cell>
          <table:table-cell office:value-type="float" office:value="68768" table:style-name="ce41">
            <text:p>68,768</text:p>
          </table:table-cell>
          <table:table-cell office:value-type="float" office:value="14634" table:style-name="ce41">
            <text:p>14,634</text:p>
          </table:table-cell>
          <table:table-cell office:value-type="float" office:value="14463" table:style-name="ce41">
            <text:p>14,463</text:p>
          </table:table-cell>
          <table:table-cell office:value-type="float" office:value="13201" table:style-name="ce41">
            <text:p>13,201</text:p>
          </table:table-cell>
          <table:table-cell office:value-type="float" office:value="13538" table:style-name="ce41">
            <text:p>13,538</text:p>
          </table:table-cell>
          <table:table-cell office:value-type="float" office:value="12932" table:style-name="ce42">
            <text:p>12,932</text:p>
          </table:table-cell>
          <table:table-cell office:value-type="float" office:value="54911" table:style-name="ce41">
            <text:p>54,911</text:p>
          </table:table-cell>
          <table:table-cell office:value-type="float" office:value="12223" table:style-name="ce41">
            <text:p>12,223</text:p>
          </table:table-cell>
          <table:table-cell office:value-type="float" office:value="11482" table:style-name="ce41">
            <text:p>11,482</text:p>
          </table:table-cell>
          <table:table-cell office:value-type="float" office:value="10848" table:style-name="ce41">
            <text:p>10,848</text:p>
          </table:table-cell>
          <table:table-cell office:value-type="float" office:value="10756" table:style-name="ce41">
            <text:p>10,756</text:p>
          </table:table-cell>
          <table:table-cell office:value-type="float" office:value="9602" table:style-name="ce42">
            <text:p>9,602</text:p>
          </table:table-cell>
          <table:table-cell office:value-type="float" office:value="31331" table:style-name="ce41">
            <text:p>31,331</text:p>
          </table:table-cell>
          <table:table-cell office:value-type="float" office:value="8187" table:style-name="ce41">
            <text:p>8,187</text:p>
          </table:table-cell>
          <table:table-cell office:value-type="float" office:value="7827" table:style-name="ce41">
            <text:p>7,827</text:p>
          </table:table-cell>
          <table:table-cell office:value-type="float" office:value="6521" table:style-name="ce41">
            <text:p>6,521</text:p>
          </table:table-cell>
          <table:table-cell office:value-type="float" office:value="4976" table:style-name="ce41">
            <text:p>4,976</text:p>
          </table:table-cell>
          <table:table-cell office:value-type="float" office:value="3820" table:style-name="ce42">
            <text:p>3,820</text:p>
          </table:table-cell>
          <table:table-cell office:value-type="float" office:value="22063" table:style-name="ce41">
            <text:p>22,063</text:p>
          </table:table-cell>
          <table:table-cell office:value-type="float" office:value="4554" table:style-name="ce41">
            <text:p>4,554</text:p>
          </table:table-cell>
          <table:table-cell office:value-type="float" office:value="4784" table:style-name="ce41">
            <text:p>4,784</text:p>
          </table:table-cell>
          <table:table-cell office:value-type="float" office:value="4332" table:style-name="ce41">
            <text:p>4,332</text:p>
          </table:table-cell>
          <table:table-cell office:value-type="float" office:value="4223" table:style-name="ce41">
            <text:p>4,223</text:p>
          </table:table-cell>
          <table:table-cell office:value-type="float" office:value="4170" table:style-name="ce42">
            <text:p>4,170</text:p>
          </table:table-cell>
          <table:table-cell office:value-type="float" office:value="15896" table:style-name="ce41">
            <text:p>15,896</text:p>
          </table:table-cell>
          <table:table-cell office:value-type="float" office:value="3785" table:style-name="ce41">
            <text:p>3,785</text:p>
          </table:table-cell>
          <table:table-cell office:value-type="float" office:value="3444" table:style-name="ce41">
            <text:p>3,444</text:p>
          </table:table-cell>
          <table:table-cell office:value-type="float" office:value="3152" table:style-name="ce41">
            <text:p>3,152</text:p>
          </table:table-cell>
          <table:table-cell office:value-type="float" office:value="2882" table:style-name="ce41">
            <text:p>2,882</text:p>
          </table:table-cell>
          <table:table-cell office:value-type="float" office:value="2633" table:style-name="ce42">
            <text:p>2,633</text:p>
          </table:table-cell>
          <table:table-cell office:value-type="float" office:value="9218" table:style-name="ce41">
            <text:p>9,218</text:p>
          </table:table-cell>
          <table:table-cell office:value-type="float" office:value="2467" table:style-name="ce41">
            <text:p>2,467</text:p>
          </table:table-cell>
          <table:table-cell office:value-type="float" office:value="1945" table:style-name="ce41">
            <text:p>1,945</text:p>
          </table:table-cell>
          <table:table-cell office:value-type="float" office:value="1747" table:style-name="ce41">
            <text:p>1,747</text:p>
          </table:table-cell>
          <table:table-cell office:value-type="float" office:value="1620" table:style-name="ce41">
            <text:p>1,620</text:p>
          </table:table-cell>
          <table:table-cell office:value-type="float" office:value="1439" table:style-name="ce42">
            <text:p>1,439</text:p>
          </table:table-cell>
          <table:table-cell office:value-type="float" office:value="3775" table:style-name="ce41">
            <text:p>3,775</text:p>
          </table:table-cell>
          <table:table-cell office:value-type="float" office:value="1186" table:style-name="ce41">
            <text:p>1,186</text:p>
          </table:table-cell>
          <table:table-cell office:value-type="float" office:value="920" table:style-name="ce41">
            <text:p>920</text:p>
          </table:table-cell>
          <table:table-cell office:value-type="float" office:value="736" table:style-name="ce41">
            <text:p>736</text:p>
          </table:table-cell>
          <table:table-cell office:value-type="float" office:value="566" table:style-name="ce41">
            <text:p>566</text:p>
          </table:table-cell>
          <table:table-cell office:value-type="float" office:value="367" table:style-name="ce42">
            <text:p>367</text:p>
          </table:table-cell>
          <table:table-cell office:value-type="float" office:value="686" table:style-name="ce41">
            <text:p>686</text:p>
          </table:table-cell>
          <table:table-cell office:value-type="float" office:value="269" table:style-name="ce41">
            <text:p>269</text:p>
          </table:table-cell>
          <table:table-cell office:value-type="float" office:value="169" table:style-name="ce41">
            <text:p>169</text:p>
          </table:table-cell>
          <table:table-cell office:value-type="float" office:value="112" table:style-name="ce41">
            <text:p>112</text:p>
          </table:table-cell>
          <table:table-cell office:value-type="float" office:value="87" table:style-name="ce41">
            <text:p>87</text:p>
          </table:table-cell>
          <table:table-cell office:value-type="float" office:value="49" table:style-name="ce42">
            <text:p>49</text:p>
          </table:table-cell>
          <table:table-cell office:value-type="float" office:value="75" table:style-name="ce41">
            <text:p>7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2788" table:style-name="ce39">
            <text:p>942,788</text:p>
          </table:table-cell>
          <table:table-cell office:value-type="float" office:value="33938" table:style-name="ce40">
            <text:p>33,938</text:p>
          </table:table-cell>
          <table:table-cell office:value-type="float" office:value="5348" table:style-name="ce44">
            <text:p>5,348</text:p>
          </table:table-cell>
          <table:table-cell office:value-type="float" office:value="6130" table:style-name="ce44">
            <text:p>6,130</text:p>
          </table:table-cell>
          <table:table-cell office:value-type="float" office:value="6899" table:style-name="ce44">
            <text:p>6,899</text:p>
          </table:table-cell>
          <table:table-cell office:value-type="float" office:value="7510" table:style-name="ce44">
            <text:p>7,510</text:p>
          </table:table-cell>
          <table:table-cell office:value-type="float" office:value="8051" table:style-name="ce44">
            <text:p>8,051</text:p>
          </table:table-cell>
          <table:table-cell office:value-type="float" office:value="38117" table:style-name="ce44">
            <text:p>38,117</text:p>
          </table:table-cell>
          <table:table-cell office:value-type="float" office:value="8066" table:style-name="ce44">
            <text:p>8,066</text:p>
          </table:table-cell>
          <table:table-cell office:value-type="float" office:value="7391" table:style-name="ce44">
            <text:p>7,391</text:p>
          </table:table-cell>
          <table:table-cell office:value-type="float" office:value="8879" table:style-name="ce44">
            <text:p>8,879</text:p>
          </table:table-cell>
          <table:table-cell office:value-type="float" office:value="7588" table:style-name="ce44">
            <text:p>7,588</text:p>
          </table:table-cell>
          <table:table-cell office:value-type="float" office:value="6193" table:style-name="ce45">
            <text:p>6,193</text:p>
          </table:table-cell>
          <table:table-cell office:value-type="float" office:value="36966" table:style-name="ce44">
            <text:p>36,966</text:p>
          </table:table-cell>
          <table:table-cell office:value-type="float" office:value="6898" table:style-name="ce44">
            <text:p>6,898</text:p>
          </table:table-cell>
          <table:table-cell office:value-type="float" office:value="7513" table:style-name="ce44">
            <text:p>7,513</text:p>
          </table:table-cell>
          <table:table-cell office:value-type="float" office:value="7494" table:style-name="ce44">
            <text:p>7,494</text:p>
          </table:table-cell>
          <table:table-cell office:value-type="float" office:value="7498" table:style-name="ce44">
            <text:p>7,498</text:p>
          </table:table-cell>
          <table:table-cell office:value-type="float" office:value="7563" table:style-name="ce45">
            <text:p>7,563</text:p>
          </table:table-cell>
          <table:table-cell office:value-type="float" office:value="44109" table:style-name="ce44">
            <text:p>44,109</text:p>
          </table:table-cell>
          <table:table-cell office:value-type="float" office:value="7756" table:style-name="ce44">
            <text:p>7,756</text:p>
          </table:table-cell>
          <table:table-cell office:value-type="float" office:value="7942" table:style-name="ce44">
            <text:p>7,942</text:p>
          </table:table-cell>
          <table:table-cell office:value-type="float" office:value="8596" table:style-name="ce44">
            <text:p>8,596</text:p>
          </table:table-cell>
          <table:table-cell office:value-type="float" office:value="9065" table:style-name="ce44">
            <text:p>9,065</text:p>
          </table:table-cell>
          <table:table-cell office:value-type="float" office:value="10750" table:style-name="ce45">
            <text:p>10,750</text:p>
          </table:table-cell>
          <table:table-cell office:value-type="float" office:value="55076" table:style-name="ce44">
            <text:p>55,076</text:p>
          </table:table-cell>
          <table:table-cell office:value-type="float" office:value="10402" table:style-name="ce44">
            <text:p>10,402</text:p>
          </table:table-cell>
          <table:table-cell office:value-type="float" office:value="9767" table:style-name="ce44">
            <text:p>9,767</text:p>
          </table:table-cell>
          <table:table-cell office:value-type="float" office:value="11216" table:style-name="ce44">
            <text:p>11,216</text:p>
          </table:table-cell>
          <table:table-cell office:value-type="float" office:value="11790" table:style-name="ce44">
            <text:p>11,790</text:p>
          </table:table-cell>
          <table:table-cell office:value-type="float" office:value="11901" table:style-name="ce45">
            <text:p>11,901</text:p>
          </table:table-cell>
          <table:table-cell office:value-type="float" office:value="60815" table:style-name="ce44">
            <text:p>60,815</text:p>
          </table:table-cell>
          <table:table-cell office:value-type="float" office:value="12048" table:style-name="ce44">
            <text:p>12,048</text:p>
          </table:table-cell>
          <table:table-cell office:value-type="float" office:value="12443" table:style-name="ce44">
            <text:p>12,443</text:p>
          </table:table-cell>
          <table:table-cell office:value-type="float" office:value="11944" table:style-name="ce44">
            <text:p>11,944</text:p>
          </table:table-cell>
          <table:table-cell office:value-type="float" office:value="11868" table:style-name="ce44">
            <text:p>11,868</text:p>
          </table:table-cell>
          <table:table-cell office:value-type="float" office:value="12512" table:style-name="ce45">
            <text:p>12,512</text:p>
          </table:table-cell>
          <table:table-cell office:value-type="float" office:value="62143" table:style-name="ce44">
            <text:p>62,143</text:p>
          </table:table-cell>
          <table:table-cell office:value-type="float" office:value="12010" table:style-name="ce44">
            <text:p>12,010</text:p>
          </table:table-cell>
          <table:table-cell office:value-type="float" office:value="12927" table:style-name="ce44">
            <text:p>12,927</text:p>
          </table:table-cell>
          <table:table-cell office:value-type="float" office:value="12035" table:style-name="ce44">
            <text:p>12,035</text:p>
          </table:table-cell>
          <table:table-cell office:value-type="float" office:value="11917" table:style-name="ce44">
            <text:p>11,917</text:p>
          </table:table-cell>
          <table:table-cell office:value-type="float" office:value="13254" table:style-name="ce45">
            <text:p>13,254</text:p>
          </table:table-cell>
          <table:table-cell office:value-type="float" office:value="78928" table:style-name="ce44">
            <text:p>78,928</text:p>
          </table:table-cell>
          <table:table-cell office:value-type="float" office:value="14570" table:style-name="ce44">
            <text:p>14,570</text:p>
          </table:table-cell>
          <table:table-cell office:value-type="float" office:value="15072" table:style-name="ce44">
            <text:p>15,072</text:p>
          </table:table-cell>
          <table:table-cell office:value-type="float" office:value="16100" table:style-name="ce44">
            <text:p>16,100</text:p>
          </table:table-cell>
          <table:table-cell office:value-type="float" office:value="16620" table:style-name="ce44">
            <text:p>16,620</text:p>
          </table:table-cell>
          <table:table-cell office:value-type="float" office:value="16566" table:style-name="ce45">
            <text:p>16,566</text:p>
          </table:table-cell>
          <table:table-cell office:value-type="float" office:value="79540" table:style-name="ce44">
            <text:p>79,540</text:p>
          </table:table-cell>
          <table:table-cell office:value-type="float" office:value="16719" table:style-name="ce44">
            <text:p>16,719</text:p>
          </table:table-cell>
          <table:table-cell office:value-type="float" office:value="16136" table:style-name="ce44">
            <text:p>16,136</text:p>
          </table:table-cell>
          <table:table-cell office:value-type="float" office:value="15322" table:style-name="ce44">
            <text:p>15,322</text:p>
          </table:table-cell>
          <table:table-cell office:value-type="float" office:value="16612" table:style-name="ce44">
            <text:p>16,612</text:p>
          </table:table-cell>
          <table:table-cell office:value-type="float" office:value="14751" table:style-name="ce45">
            <text:p>14,751</text:p>
          </table:table-cell>
          <table:table-cell office:value-type="float" office:value="70216" table:style-name="ce44">
            <text:p>70,216</text:p>
          </table:table-cell>
          <table:table-cell office:value-type="float" office:value="14173" table:style-name="ce44">
            <text:p>14,173</text:p>
          </table:table-cell>
          <table:table-cell office:value-type="float" office:value="13562" table:style-name="ce44">
            <text:p>13,562</text:p>
          </table:table-cell>
          <table:table-cell office:value-type="float" office:value="14014" table:style-name="ce44">
            <text:p>14,014</text:p>
          </table:table-cell>
          <table:table-cell office:value-type="float" office:value="13870" table:style-name="ce44">
            <text:p>13,870</text:p>
          </table:table-cell>
          <table:table-cell office:value-type="float" office:value="14597" table:style-name="ce45">
            <text:p>14,597</text:p>
          </table:table-cell>
          <table:table-cell office:value-type="float" office:value="73667" table:style-name="ce44">
            <text:p>73,667</text:p>
          </table:table-cell>
          <table:table-cell office:value-type="float" office:value="14717" table:style-name="ce44">
            <text:p>14,717</text:p>
          </table:table-cell>
          <table:table-cell office:value-type="float" office:value="14590" table:style-name="ce44">
            <text:p>14,590</text:p>
          </table:table-cell>
          <table:table-cell office:value-type="float" office:value="14658" table:style-name="ce44">
            <text:p>14,658</text:p>
          </table:table-cell>
          <table:table-cell office:value-type="float" office:value="14757" table:style-name="ce44">
            <text:p>14,757</text:p>
          </table:table-cell>
          <table:table-cell office:value-type="float" office:value="14945" table:style-name="ce45">
            <text:p>14,945</text:p>
          </table:table-cell>
          <table:table-cell office:value-type="float" office:value="77065" table:style-name="ce44">
            <text:p>77,065</text:p>
          </table:table-cell>
          <table:table-cell office:value-type="float" office:value="15284" table:style-name="ce44">
            <text:p>15,284</text:p>
          </table:table-cell>
          <table:table-cell office:value-type="float" office:value="15454" table:style-name="ce44">
            <text:p>15,454</text:p>
          </table:table-cell>
          <table:table-cell office:value-type="float" office:value="15631" table:style-name="ce44">
            <text:p>15,631</text:p>
          </table:table-cell>
          <table:table-cell office:value-type="float" office:value="15563" table:style-name="ce44">
            <text:p>15,563</text:p>
          </table:table-cell>
          <table:table-cell office:value-type="float" office:value="15133" table:style-name="ce45">
            <text:p>15,133</text:p>
          </table:table-cell>
          <table:table-cell office:value-type="float" office:value="69672" table:style-name="ce44">
            <text:p>69,672</text:p>
          </table:table-cell>
          <table:table-cell office:value-type="float" office:value="14856" table:style-name="ce44">
            <text:p>14,856</text:p>
          </table:table-cell>
          <table:table-cell office:value-type="float" office:value="14744" table:style-name="ce44">
            <text:p>14,744</text:p>
          </table:table-cell>
          <table:table-cell office:value-type="float" office:value="13328" table:style-name="ce44">
            <text:p>13,328</text:p>
          </table:table-cell>
          <table:table-cell office:value-type="float" office:value="13587" table:style-name="ce44">
            <text:p>13,587</text:p>
          </table:table-cell>
          <table:table-cell office:value-type="float" office:value="13157" table:style-name="ce45">
            <text:p>13,157</text:p>
          </table:table-cell>
          <table:table-cell office:value-type="float" office:value="57023" table:style-name="ce44">
            <text:p>57,023</text:p>
          </table:table-cell>
          <table:table-cell office:value-type="float" office:value="12660" table:style-name="ce44">
            <text:p>12,660</text:p>
          </table:table-cell>
          <table:table-cell office:value-type="float" office:value="11812" table:style-name="ce44">
            <text:p>11,812</text:p>
          </table:table-cell>
          <table:table-cell office:value-type="float" office:value="11161" table:style-name="ce44">
            <text:p>11,161</text:p>
          </table:table-cell>
          <table:table-cell office:value-type="float" office:value="11525" table:style-name="ce44">
            <text:p>11,525</text:p>
          </table:table-cell>
          <table:table-cell office:value-type="float" office:value="9865" table:style-name="ce45">
            <text:p>9,865</text:p>
          </table:table-cell>
          <table:table-cell office:value-type="float" office:value="35147" table:style-name="ce44">
            <text:p>35,147</text:p>
          </table:table-cell>
          <table:table-cell office:value-type="float" office:value="8836" table:style-name="ce44">
            <text:p>8,836</text:p>
          </table:table-cell>
          <table:table-cell office:value-type="float" office:value="8708" table:style-name="ce44">
            <text:p>8,708</text:p>
          </table:table-cell>
          <table:table-cell office:value-type="float" office:value="7355" table:style-name="ce44">
            <text:p>7,355</text:p>
          </table:table-cell>
          <table:table-cell office:value-type="float" office:value="5689" table:style-name="ce44">
            <text:p>5,689</text:p>
          </table:table-cell>
          <table:table-cell office:value-type="float" office:value="4559" table:style-name="ce45">
            <text:p>4,559</text:p>
          </table:table-cell>
          <table:table-cell office:value-type="float" office:value="27530" table:style-name="ce44">
            <text:p>27,530</text:p>
          </table:table-cell>
          <table:table-cell office:value-type="float" office:value="5528" table:style-name="ce44">
            <text:p>5,528</text:p>
          </table:table-cell>
          <table:table-cell office:value-type="float" office:value="5825" table:style-name="ce44">
            <text:p>5,825</text:p>
          </table:table-cell>
          <table:table-cell office:value-type="float" office:value="5386" table:style-name="ce44">
            <text:p>5,386</text:p>
          </table:table-cell>
          <table:table-cell office:value-type="float" office:value="5409" table:style-name="ce44">
            <text:p>5,409</text:p>
          </table:table-cell>
          <table:table-cell office:value-type="float" office:value="5382" table:style-name="ce45">
            <text:p>5,382</text:p>
          </table:table-cell>
          <table:table-cell office:value-type="float" office:value="22223" table:style-name="ce44">
            <text:p>22,223</text:p>
          </table:table-cell>
          <table:table-cell office:value-type="float" office:value="5121" table:style-name="ce44">
            <text:p>5,121</text:p>
          </table:table-cell>
          <table:table-cell office:value-type="float" office:value="4774" table:style-name="ce44">
            <text:p>4,774</text:p>
          </table:table-cell>
          <table:table-cell office:value-type="float" office:value="4435" table:style-name="ce44">
            <text:p>4,435</text:p>
          </table:table-cell>
          <table:table-cell office:value-type="float" office:value="4019" table:style-name="ce44">
            <text:p>4,019</text:p>
          </table:table-cell>
          <table:table-cell office:value-type="float" office:value="3874" table:style-name="ce45">
            <text:p>3,874</text:p>
          </table:table-cell>
          <table:table-cell office:value-type="float" office:value="13754" table:style-name="ce44">
            <text:p>13,754</text:p>
          </table:table-cell>
          <table:table-cell office:value-type="float" office:value="3631" table:style-name="ce44">
            <text:p>3,631</text:p>
          </table:table-cell>
          <table:table-cell office:value-type="float" office:value="3071" table:style-name="ce44">
            <text:p>3,071</text:p>
          </table:table-cell>
          <table:table-cell office:value-type="float" office:value="2517" table:style-name="ce44">
            <text:p>2,517</text:p>
          </table:table-cell>
          <table:table-cell office:value-type="float" office:value="2431" table:style-name="ce44">
            <text:p>2,431</text:p>
          </table:table-cell>
          <table:table-cell office:value-type="float" office:value="2104" table:style-name="ce45">
            <text:p>2,104</text:p>
          </table:table-cell>
          <table:table-cell office:value-type="float" office:value="5478" table:style-name="ce44">
            <text:p>5,478</text:p>
          </table:table-cell>
          <table:table-cell office:value-type="float" office:value="1636" table:style-name="ce44">
            <text:p>1,636</text:p>
          </table:table-cell>
          <table:table-cell office:value-type="float" office:value="1384" table:style-name="ce44">
            <text:p>1,384</text:p>
          </table:table-cell>
          <table:table-cell office:value-type="float" office:value="1036" table:style-name="ce44">
            <text:p>1,036</text:p>
          </table:table-cell>
          <table:table-cell office:value-type="float" office:value="814" table:style-name="ce44">
            <text:p>814</text:p>
          </table:table-cell>
          <table:table-cell office:value-type="float" office:value="608" table:style-name="ce45">
            <text:p>608</text:p>
          </table:table-cell>
          <table:table-cell office:value-type="float" office:value="1246" table:style-name="ce44">
            <text:p>1,246</text:p>
          </table:table-cell>
          <table:table-cell office:value-type="float" office:value="445" table:style-name="ce44">
            <text:p>445</text:p>
          </table:table-cell>
          <table:table-cell office:value-type="float" office:value="328" table:style-name="ce44">
            <text:p>328</text:p>
          </table:table-cell>
          <table:table-cell office:value-type="float" office:value="224" table:style-name="ce44">
            <text:p>224</text:p>
          </table:table-cell>
          <table:table-cell office:value-type="float" office:value="150" table:style-name="ce44">
            <text:p>150</text:p>
          </table:table-cell>
          <table:table-cell office:value-type="float" office:value="99" table:style-name="ce45">
            <text:p>99</text:p>
          </table:table-cell>
          <table:table-cell office:value-type="float" office:value="135" table:style-name="ce44">
            <text:p>135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3401" table:style-name="ce37">
            <text:p>2,773,401</text:p>
          </table:table-cell>
          <table:table-cell office:value-type="float" office:value="104384" table:style-name="ce37">
            <text:p>104,384</text:p>
          </table:table-cell>
          <table:table-cell office:value-type="float" office:value="18244" table:style-name="ce37">
            <text:p>18,244</text:p>
          </table:table-cell>
          <table:table-cell office:value-type="float" office:value="19734" table:style-name="ce37">
            <text:p>19,734</text:p>
          </table:table-cell>
          <table:table-cell office:value-type="float" office:value="20845" table:style-name="ce37">
            <text:p>20,845</text:p>
          </table:table-cell>
          <table:table-cell office:value-type="float" office:value="22291" table:style-name="ce37">
            <text:p>22,291</text:p>
          </table:table-cell>
          <table:table-cell office:value-type="float" office:value="23270" table:style-name="ce37">
            <text:p>23,270</text:p>
          </table:table-cell>
          <table:table-cell office:value-type="float" office:value="111589" table:style-name="ce37">
            <text:p>111,589</text:p>
          </table:table-cell>
          <table:table-cell office:value-type="float" office:value="23374" table:style-name="ce37">
            <text:p>23,374</text:p>
          </table:table-cell>
          <table:table-cell office:value-type="float" office:value="21540" table:style-name="ce37">
            <text:p>21,540</text:p>
          </table:table-cell>
          <table:table-cell office:value-type="float" office:value="25261" table:style-name="ce37">
            <text:p>25,261</text:p>
          </table:table-cell>
          <table:table-cell office:value-type="float" office:value="22912" table:style-name="ce37">
            <text:p>22,912</text:p>
          </table:table-cell>
          <table:table-cell office:value-type="float" office:value="18502" table:style-name="ce48">
            <text:p>18,502</text:p>
          </table:table-cell>
          <table:table-cell office:value-type="float" office:value="111078" table:style-name="ce37">
            <text:p>111,078</text:p>
          </table:table-cell>
          <table:table-cell office:value-type="float" office:value="20587" table:style-name="ce37">
            <text:p>20,587</text:p>
          </table:table-cell>
          <table:table-cell office:value-type="float" office:value="21722" table:style-name="ce37">
            <text:p>21,722</text:p>
          </table:table-cell>
          <table:table-cell office:value-type="float" office:value="22535" table:style-name="ce37">
            <text:p>22,535</text:p>
          </table:table-cell>
          <table:table-cell office:value-type="float" office:value="22810" table:style-name="ce37">
            <text:p>22,810</text:p>
          </table:table-cell>
          <table:table-cell office:value-type="float" office:value="23424" table:style-name="ce37">
            <text:p>23,424</text:p>
          </table:table-cell>
          <table:table-cell office:value-type="float" office:value="138789" table:style-name="ce37">
            <text:p>138,789</text:p>
          </table:table-cell>
          <table:table-cell office:value-type="float" office:value="24232" table:style-name="ce37">
            <text:p>24,232</text:p>
          </table:table-cell>
          <table:table-cell office:value-type="float" office:value="25246" table:style-name="ce37">
            <text:p>25,246</text:p>
          </table:table-cell>
          <table:table-cell office:value-type="float" office:value="27326" table:style-name="ce37">
            <text:p>27,326</text:p>
          </table:table-cell>
          <table:table-cell office:value-type="float" office:value="27987" table:style-name="ce37">
            <text:p>27,987</text:p>
          </table:table-cell>
          <table:table-cell office:value-type="float" office:value="33998" table:style-name="ce38">
            <text:p>33,998</text:p>
          </table:table-cell>
          <table:table-cell office:value-type="float" office:value="172952" table:style-name="ce37">
            <text:p>172,952</text:p>
          </table:table-cell>
          <table:table-cell office:value-type="float" office:value="32927" table:style-name="ce37">
            <text:p>32,927</text:p>
          </table:table-cell>
          <table:table-cell office:value-type="float" office:value="30706" table:style-name="ce37">
            <text:p>30,706</text:p>
          </table:table-cell>
          <table:table-cell office:value-type="float" office:value="35120" table:style-name="ce37">
            <text:p>35,120</text:p>
          </table:table-cell>
          <table:table-cell office:value-type="float" office:value="37209" table:style-name="ce37">
            <text:p>37,209</text:p>
          </table:table-cell>
          <table:table-cell office:value-type="float" office:value="36990" table:style-name="ce37">
            <text:p>36,990</text:p>
          </table:table-cell>
          <table:table-cell office:value-type="float" office:value="186786" table:style-name="ce37">
            <text:p>186,786</text:p>
          </table:table-cell>
          <table:table-cell office:value-type="float" office:value="37636" table:style-name="ce37">
            <text:p>37,636</text:p>
          </table:table-cell>
          <table:table-cell office:value-type="float" office:value="37563" table:style-name="ce37">
            <text:p>37,563</text:p>
          </table:table-cell>
          <table:table-cell office:value-type="float" office:value="36664" table:style-name="ce37">
            <text:p>36,664</text:p>
          </table:table-cell>
          <table:table-cell office:value-type="float" office:value="36818" table:style-name="ce37">
            <text:p>36,818</text:p>
          </table:table-cell>
          <table:table-cell office:value-type="float" office:value="38105" table:style-name="ce38">
            <text:p>38,105</text:p>
          </table:table-cell>
          <table:table-cell office:value-type="float" office:value="183454" table:style-name="ce37">
            <text:p>183,454</text:p>
          </table:table-cell>
          <table:table-cell office:value-type="float" office:value="36755" table:style-name="ce37">
            <text:p>36,755</text:p>
          </table:table-cell>
          <table:table-cell office:value-type="float" office:value="38959" table:style-name="ce37">
            <text:p>38,959</text:p>
          </table:table-cell>
          <table:table-cell office:value-type="float" office:value="35788" table:style-name="ce37">
            <text:p>35,788</text:p>
          </table:table-cell>
          <table:table-cell office:value-type="float" office:value="34533" table:style-name="ce37">
            <text:p>34,533</text:p>
          </table:table-cell>
          <table:table-cell office:value-type="float" office:value="37419" table:style-name="ce37">
            <text:p>37,419</text:p>
          </table:table-cell>
          <table:table-cell office:value-type="float" office:value="225584" table:style-name="ce37">
            <text:p>225,584</text:p>
          </table:table-cell>
          <table:table-cell office:value-type="float" office:value="41996" table:style-name="ce37">
            <text:p>41,996</text:p>
          </table:table-cell>
          <table:table-cell office:value-type="float" office:value="42826" table:style-name="ce37">
            <text:p>42,826</text:p>
          </table:table-cell>
          <table:table-cell office:value-type="float" office:value="45733" table:style-name="ce37">
            <text:p>45,733</text:p>
          </table:table-cell>
          <table:table-cell office:value-type="float" office:value="47268" table:style-name="ce37">
            <text:p>47,268</text:p>
          </table:table-cell>
          <table:table-cell office:value-type="float" office:value="47761" table:style-name="ce38">
            <text:p>47,761</text:p>
          </table:table-cell>
          <table:table-cell office:value-type="float" office:value="239474" table:style-name="ce37">
            <text:p>239,474</text:p>
          </table:table-cell>
          <table:table-cell office:value-type="float" office:value="48876" table:style-name="ce37">
            <text:p>48,876</text:p>
          </table:table-cell>
          <table:table-cell office:value-type="float" office:value="48474" table:style-name="ce37">
            <text:p>48,474</text:p>
          </table:table-cell>
          <table:table-cell office:value-type="float" office:value="46392" table:style-name="ce37">
            <text:p>46,392</text:p>
          </table:table-cell>
          <table:table-cell office:value-type="float" office:value="50510" table:style-name="ce37">
            <text:p>50,510</text:p>
          </table:table-cell>
          <table:table-cell office:value-type="float" office:value="45222" table:style-name="ce37">
            <text:p>45,222</text:p>
          </table:table-cell>
          <table:table-cell office:value-type="float" office:value="216951" table:style-name="ce37">
            <text:p>216,951</text:p>
          </table:table-cell>
          <table:table-cell office:value-type="float" office:value="43653" table:style-name="ce37">
            <text:p>43,653</text:p>
          </table:table-cell>
          <table:table-cell office:value-type="float" office:value="42859" table:style-name="ce37">
            <text:p>42,859</text:p>
          </table:table-cell>
          <table:table-cell office:value-type="float" office:value="42636" table:style-name="ce37">
            <text:p>42,636</text:p>
          </table:table-cell>
          <table:table-cell office:value-type="float" office:value="43261" table:style-name="ce37">
            <text:p>43,261</text:p>
          </table:table-cell>
          <table:table-cell office:value-type="float" office:value="44542" table:style-name="ce38">
            <text:p>44,542</text:p>
          </table:table-cell>
          <table:table-cell office:value-type="float" office:value="217224" table:style-name="ce37">
            <text:p>217,224</text:p>
          </table:table-cell>
          <table:table-cell office:value-type="float" office:value="44021" table:style-name="ce37">
            <text:p>44,021</text:p>
          </table:table-cell>
          <table:table-cell office:value-type="float" office:value="44335" table:style-name="ce37">
            <text:p>44,335</text:p>
          </table:table-cell>
          <table:table-cell office:value-type="float" office:value="42876" table:style-name="ce37">
            <text:p>42,876</text:p>
          </table:table-cell>
          <table:table-cell office:value-type="float" office:value="43282" table:style-name="ce37">
            <text:p>43,282</text:p>
          </table:table-cell>
          <table:table-cell office:value-type="float" office:value="42710" table:style-name="ce37">
            <text:p>42,710</text:p>
          </table:table-cell>
          <table:table-cell office:value-type="float" office:value="215881" table:style-name="ce37">
            <text:p>215,881</text:p>
          </table:table-cell>
          <table:table-cell office:value-type="float" office:value="43341" table:style-name="ce37">
            <text:p>43,341</text:p>
          </table:table-cell>
          <table:table-cell office:value-type="float" office:value="43402" table:style-name="ce37">
            <text:p>43,402</text:p>
          </table:table-cell>
          <table:table-cell office:value-type="float" office:value="43990" table:style-name="ce37">
            <text:p>43,990</text:p>
          </table:table-cell>
          <table:table-cell office:value-type="float" office:value="43265" table:style-name="ce37">
            <text:p>43,265</text:p>
          </table:table-cell>
          <table:table-cell office:value-type="float" office:value="41883" table:style-name="ce38">
            <text:p>41,883</text:p>
          </table:table-cell>
          <table:table-cell office:value-type="float" office:value="202740" table:style-name="ce37">
            <text:p>202,740</text:p>
          </table:table-cell>
          <table:table-cell office:value-type="float" office:value="42012" table:style-name="ce37">
            <text:p>42,012</text:p>
          </table:table-cell>
          <table:table-cell office:value-type="float" office:value="41830" table:style-name="ce37">
            <text:p>41,830</text:p>
          </table:table-cell>
          <table:table-cell office:value-type="float" office:value="39040" table:style-name="ce37">
            <text:p>39,040</text:p>
          </table:table-cell>
          <table:table-cell office:value-type="float" office:value="39713" table:style-name="ce37">
            <text:p>39,713</text:p>
          </table:table-cell>
          <table:table-cell office:value-type="float" office:value="40145" table:style-name="ce37">
            <text:p>40,145</text:p>
          </table:table-cell>
          <table:table-cell office:value-type="float" office:value="178279" table:style-name="ce37">
            <text:p>178,279</text:p>
          </table:table-cell>
          <table:table-cell office:value-type="float" office:value="38444" table:style-name="ce37">
            <text:p>38,444</text:p>
          </table:table-cell>
          <table:table-cell office:value-type="float" office:value="36991" table:style-name="ce37">
            <text:p>36,991</text:p>
          </table:table-cell>
          <table:table-cell office:value-type="float" office:value="35023" table:style-name="ce37">
            <text:p>35,023</text:p>
          </table:table-cell>
          <table:table-cell office:value-type="float" office:value="36004" table:style-name="ce37">
            <text:p>36,004</text:p>
          </table:table-cell>
          <table:table-cell office:value-type="float" office:value="31817" table:style-name="ce38">
            <text:p>31,817</text:p>
          </table:table-cell>
          <table:table-cell office:value-type="float" office:value="106265" table:style-name="ce37">
            <text:p>106,265</text:p>
          </table:table-cell>
          <table:table-cell office:value-type="float" office:value="27517" table:style-name="ce37">
            <text:p>27,517</text:p>
          </table:table-cell>
          <table:table-cell office:value-type="float" office:value="26311" table:style-name="ce37">
            <text:p>26,311</text:p>
          </table:table-cell>
          <table:table-cell office:value-type="float" office:value="21748" table:style-name="ce37">
            <text:p>21,748</text:p>
          </table:table-cell>
          <table:table-cell office:value-type="float" office:value="17278" table:style-name="ce37">
            <text:p>17,278</text:p>
          </table:table-cell>
          <table:table-cell office:value-type="float" office:value="13411" table:style-name="ce37">
            <text:p>13,411</text:p>
          </table:table-cell>
          <table:table-cell office:value-type="float" office:value="73334" table:style-name="ce37">
            <text:p>73,334</text:p>
          </table:table-cell>
          <table:table-cell office:value-type="float" office:value="15815" table:style-name="ce37">
            <text:p>15,815</text:p>
          </table:table-cell>
          <table:table-cell office:value-type="float" office:value="15726" table:style-name="ce37">
            <text:p>15,726</text:p>
          </table:table-cell>
          <table:table-cell office:value-type="float" office:value="14599" table:style-name="ce37">
            <text:p>14,599</text:p>
          </table:table-cell>
          <table:table-cell office:value-type="float" office:value="13901" table:style-name="ce37">
            <text:p>13,901</text:p>
          </table:table-cell>
          <table:table-cell office:value-type="float" office:value="13293" table:style-name="ce38">
            <text:p>13,293</text:p>
          </table:table-cell>
          <table:table-cell office:value-type="float" office:value="48759" table:style-name="ce37">
            <text:p>48,759</text:p>
          </table:table-cell>
          <table:table-cell office:value-type="float" office:value="12286" table:style-name="ce37">
            <text:p>12,286</text:p>
          </table:table-cell>
          <table:table-cell office:value-type="float" office:value="10845" table:style-name="ce37">
            <text:p>10,845</text:p>
          </table:table-cell>
          <table:table-cell office:value-type="float" office:value="9750" table:style-name="ce37">
            <text:p>9,750</text:p>
          </table:table-cell>
          <table:table-cell office:value-type="float" office:value="8350" table:style-name="ce37">
            <text:p>8,350</text:p>
          </table:table-cell>
          <table:table-cell office:value-type="float" office:value="7528" table:style-name="ce37">
            <text:p>7,528</text:p>
          </table:table-cell>
          <table:table-cell office:value-type="float" office:value="26070" table:style-name="ce37">
            <text:p>26,070</text:p>
          </table:table-cell>
          <table:table-cell office:value-type="float" office:value="6745" table:style-name="ce37">
            <text:p>6,745</text:p>
          </table:table-cell>
          <table:table-cell office:value-type="float" office:value="5735" table:style-name="ce37">
            <text:p>5,735</text:p>
          </table:table-cell>
          <table:table-cell office:value-type="float" office:value="5078" table:style-name="ce37">
            <text:p>5,078</text:p>
          </table:table-cell>
          <table:table-cell office:value-type="float" office:value="4499" table:style-name="ce37">
            <text:p>4,499</text:p>
          </table:table-cell>
          <table:table-cell office:value-type="float" office:value="4013" table:style-name="ce38">
            <text:p>4,013</text:p>
          </table:table-cell>
          <table:table-cell office:value-type="float" office:value="11150" table:style-name="ce37">
            <text:p>11,150</text:p>
          </table:table-cell>
          <table:table-cell office:value-type="float" office:value="3357" table:style-name="ce37">
            <text:p>3,357</text:p>
          </table:table-cell>
          <table:table-cell office:value-type="float" office:value="2681" table:style-name="ce37">
            <text:p>2,681</text:p>
          </table:table-cell>
          <table:table-cell office:value-type="float" office:value="2171" table:style-name="ce37">
            <text:p>2,171</text:p>
          </table:table-cell>
          <table:table-cell office:value-type="float" office:value="1660" table:style-name="ce37">
            <text:p>1,660</text:p>
          </table:table-cell>
          <table:table-cell office:value-type="float" office:value="1281" table:style-name="ce37">
            <text:p>1,281</text:p>
          </table:table-cell>
          <table:table-cell office:value-type="float" office:value="2377" table:style-name="ce37">
            <text:p>2,377</text:p>
          </table:table-cell>
          <table:table-cell office:value-type="float" office:value="876" table:style-name="ce37">
            <text:p>876</text:p>
          </table:table-cell>
          <table:table-cell office:value-type="float" office:value="587" table:style-name="ce37">
            <text:p>587</text:p>
          </table:table-cell>
          <table:table-cell office:value-type="float" office:value="414" table:style-name="ce37">
            <text:p>414</text:p>
          </table:table-cell>
          <table:table-cell office:value-type="float" office:value="290" table:style-name="ce37">
            <text:p>290</text:p>
          </table:table-cell>
          <table:table-cell office:value-type="float" office:value="210" table:style-name="ce37">
            <text:p>210</text:p>
          </table:table-cell>
          <table:table-cell office:value-type="float" office:value="281" table:style-name="ce37">
            <text:p>28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9045" table:style-name="ce37">
            <text:p>1,369,045</text:p>
          </table:table-cell>
          <table:table-cell office:value-type="float" office:value="54160" table:style-name="ce37">
            <text:p>54,160</text:p>
          </table:table-cell>
          <table:table-cell office:value-type="float" office:value="9433" table:style-name="ce37">
            <text:p>9,433</text:p>
          </table:table-cell>
          <table:table-cell office:value-type="float" office:value="10188" table:style-name="ce37">
            <text:p>10,188</text:p>
          </table:table-cell>
          <table:table-cell office:value-type="float" office:value="10952" table:style-name="ce37">
            <text:p>10,952</text:p>
          </table:table-cell>
          <table:table-cell office:value-type="float" office:value="11441" table:style-name="ce37">
            <text:p>11,441</text:p>
          </table:table-cell>
          <table:table-cell office:value-type="float" office:value="12146" table:style-name="ce37">
            <text:p>12,146</text:p>
          </table:table-cell>
          <table:table-cell office:value-type="float" office:value="57775" table:style-name="ce37">
            <text:p>57,775</text:p>
          </table:table-cell>
          <table:table-cell office:value-type="float" office:value="12160" table:style-name="ce37">
            <text:p>12,160</text:p>
          </table:table-cell>
          <table:table-cell office:value-type="float" office:value="11091" table:style-name="ce37">
            <text:p>11,091</text:p>
          </table:table-cell>
          <table:table-cell office:value-type="float" office:value="13028" table:style-name="ce37">
            <text:p>13,028</text:p>
          </table:table-cell>
          <table:table-cell office:value-type="float" office:value="11928" table:style-name="ce37">
            <text:p>11,928</text:p>
          </table:table-cell>
          <table:table-cell office:value-type="float" office:value="9568" table:style-name="ce38">
            <text:p>9,568</text:p>
          </table:table-cell>
          <table:table-cell office:value-type="float" office:value="57842" table:style-name="ce37">
            <text:p>57,842</text:p>
          </table:table-cell>
          <table:table-cell office:value-type="float" office:value="10650" table:style-name="ce37">
            <text:p>10,650</text:p>
          </table:table-cell>
          <table:table-cell office:value-type="float" office:value="11150" table:style-name="ce37">
            <text:p>11,150</text:p>
          </table:table-cell>
          <table:table-cell office:value-type="float" office:value="11897" table:style-name="ce37">
            <text:p>11,897</text:p>
          </table:table-cell>
          <table:table-cell office:value-type="float" office:value="11899" table:style-name="ce37">
            <text:p>11,899</text:p>
          </table:table-cell>
          <table:table-cell office:value-type="float" office:value="12246" table:style-name="ce37">
            <text:p>12,246</text:p>
          </table:table-cell>
          <table:table-cell office:value-type="float" office:value="72220" table:style-name="ce37">
            <text:p>72,220</text:p>
          </table:table-cell>
          <table:table-cell office:value-type="float" office:value="12576" table:style-name="ce37">
            <text:p>12,576</text:p>
          </table:table-cell>
          <table:table-cell office:value-type="float" office:value="13127" table:style-name="ce37">
            <text:p>13,127</text:p>
          </table:table-cell>
          <table:table-cell office:value-type="float" office:value="14246" table:style-name="ce37">
            <text:p>14,246</text:p>
          </table:table-cell>
          <table:table-cell office:value-type="float" office:value="14492" table:style-name="ce37">
            <text:p>14,492</text:p>
          </table:table-cell>
          <table:table-cell office:value-type="float" office:value="17779" table:style-name="ce42">
            <text:p>17,779</text:p>
          </table:table-cell>
          <table:table-cell office:value-type="float" office:value="89365" table:style-name="ce41">
            <text:p>89,365</text:p>
          </table:table-cell>
          <table:table-cell office:value-type="float" office:value="17087" table:style-name="ce37">
            <text:p>17,087</text:p>
          </table:table-cell>
          <table:table-cell office:value-type="float" office:value="15740" table:style-name="ce37">
            <text:p>15,740</text:p>
          </table:table-cell>
          <table:table-cell office:value-type="float" office:value="18179" table:style-name="ce37">
            <text:p>18,179</text:p>
          </table:table-cell>
          <table:table-cell office:value-type="float" office:value="19215" table:style-name="ce37">
            <text:p>19,215</text:p>
          </table:table-cell>
          <table:table-cell office:value-type="float" office:value="19144" table:style-name="ce37">
            <text:p>19,144</text:p>
          </table:table-cell>
          <table:table-cell office:value-type="float" office:value="97036" table:style-name="ce37">
            <text:p>97,036</text:p>
          </table:table-cell>
          <table:table-cell office:value-type="float" office:value="19497" table:style-name="ce37">
            <text:p>19,497</text:p>
          </table:table-cell>
          <table:table-cell office:value-type="float" office:value="19489" table:style-name="ce37">
            <text:p>19,489</text:p>
          </table:table-cell>
          <table:table-cell office:value-type="float" office:value="19077" table:style-name="ce37">
            <text:p>19,077</text:p>
          </table:table-cell>
          <table:table-cell office:value-type="float" office:value="19165" table:style-name="ce37">
            <text:p>19,165</text:p>
          </table:table-cell>
          <table:table-cell office:value-type="float" office:value="19808" table:style-name="ce42">
            <text:p>19,808</text:p>
          </table:table-cell>
          <table:table-cell office:value-type="float" office:value="93954" table:style-name="ce37">
            <text:p>93,954</text:p>
          </table:table-cell>
          <table:table-cell office:value-type="float" office:value="18919" table:style-name="ce37">
            <text:p>18,919</text:p>
          </table:table-cell>
          <table:table-cell office:value-type="float" office:value="20045" table:style-name="ce37">
            <text:p>20,045</text:p>
          </table:table-cell>
          <table:table-cell office:value-type="float" office:value="18377" table:style-name="ce37">
            <text:p>18,377</text:p>
          </table:table-cell>
          <table:table-cell office:value-type="float" office:value="17627" table:style-name="ce37">
            <text:p>17,627</text:p>
          </table:table-cell>
          <table:table-cell office:value-type="float" office:value="18986" table:style-name="ce37">
            <text:p>18,986</text:p>
          </table:table-cell>
          <table:table-cell office:value-type="float" office:value="111969" table:style-name="ce37">
            <text:p>111,969</text:p>
          </table:table-cell>
          <table:table-cell office:value-type="float" office:value="20982" table:style-name="ce37">
            <text:p>20,982</text:p>
          </table:table-cell>
          <table:table-cell office:value-type="float" office:value="21469" table:style-name="ce37">
            <text:p>21,469</text:p>
          </table:table-cell>
          <table:table-cell office:value-type="float" office:value="22614" table:style-name="ce37">
            <text:p>22,614</text:p>
          </table:table-cell>
          <table:table-cell office:value-type="float" office:value="23348" table:style-name="ce37">
            <text:p>23,348</text:p>
          </table:table-cell>
          <table:table-cell office:value-type="float" office:value="23556" table:style-name="ce42">
            <text:p>23,556</text:p>
          </table:table-cell>
          <table:table-cell office:value-type="float" office:value="117768" table:style-name="ce41">
            <text:p>117,768</text:p>
          </table:table-cell>
          <table:table-cell office:value-type="float" office:value="24232" table:style-name="ce37">
            <text:p>24,232</text:p>
          </table:table-cell>
          <table:table-cell office:value-type="float" office:value="23688" table:style-name="ce37">
            <text:p>23,688</text:p>
          </table:table-cell>
          <table:table-cell office:value-type="float" office:value="22778" table:style-name="ce37">
            <text:p>22,778</text:p>
          </table:table-cell>
          <table:table-cell office:value-type="float" office:value="24803" table:style-name="ce37">
            <text:p>24,803</text:p>
          </table:table-cell>
          <table:table-cell office:value-type="float" office:value="22267" table:style-name="ce37">
            <text:p>22,267</text:p>
          </table:table-cell>
          <table:table-cell office:value-type="float" office:value="106133" table:style-name="ce37">
            <text:p>106,133</text:p>
          </table:table-cell>
          <table:table-cell office:value-type="float" office:value="21252" table:style-name="ce37">
            <text:p>21,252</text:p>
          </table:table-cell>
          <table:table-cell office:value-type="float" office:value="20905" table:style-name="ce37">
            <text:p>20,905</text:p>
          </table:table-cell>
          <table:table-cell office:value-type="float" office:value="20713" table:style-name="ce37">
            <text:p>20,713</text:p>
          </table:table-cell>
          <table:table-cell office:value-type="float" office:value="21294" table:style-name="ce37">
            <text:p>21,294</text:p>
          </table:table-cell>
          <table:table-cell office:value-type="float" office:value="21969" table:style-name="ce42">
            <text:p>21,969</text:p>
          </table:table-cell>
          <table:table-cell office:value-type="float" office:value="107116" table:style-name="ce37">
            <text:p>107,116</text:p>
          </table:table-cell>
          <table:table-cell office:value-type="float" office:value="21695" table:style-name="ce37">
            <text:p>21,695</text:p>
          </table:table-cell>
          <table:table-cell office:value-type="float" office:value="21802" table:style-name="ce37">
            <text:p>21,802</text:p>
          </table:table-cell>
          <table:table-cell office:value-type="float" office:value="21375" table:style-name="ce37">
            <text:p>21,375</text:p>
          </table:table-cell>
          <table:table-cell office:value-type="float" office:value="21330" table:style-name="ce37">
            <text:p>21,330</text:p>
          </table:table-cell>
          <table:table-cell office:value-type="float" office:value="20914" table:style-name="ce37">
            <text:p>20,914</text:p>
          </table:table-cell>
          <table:table-cell office:value-type="float" office:value="104660" table:style-name="ce37">
            <text:p>104,660</text:p>
          </table:table-cell>
          <table:table-cell office:value-type="float" office:value="21322" table:style-name="ce37">
            <text:p>21,322</text:p>
          </table:table-cell>
          <table:table-cell office:value-type="float" office:value="21126" table:style-name="ce37">
            <text:p>21,126</text:p>
          </table:table-cell>
          <table:table-cell office:value-type="float" office:value="21252" table:style-name="ce37">
            <text:p>21,252</text:p>
          </table:table-cell>
          <table:table-cell office:value-type="float" office:value="20919" table:style-name="ce37">
            <text:p>20,919</text:p>
          </table:table-cell>
          <table:table-cell office:value-type="float" office:value="20041" table:style-name="ce42">
            <text:p>20,041</text:p>
          </table:table-cell>
          <table:table-cell office:value-type="float" office:value="95959" table:style-name="ce41">
            <text:p>95,959</text:p>
          </table:table-cell>
          <table:table-cell office:value-type="float" office:value="20127" table:style-name="ce37">
            <text:p>20,127</text:p>
          </table:table-cell>
          <table:table-cell office:value-type="float" office:value="19909" table:style-name="ce37">
            <text:p>19,909</text:p>
          </table:table-cell>
          <table:table-cell office:value-type="float" office:value="18420" table:style-name="ce37">
            <text:p>18,420</text:p>
          </table:table-cell>
          <table:table-cell office:value-type="float" office:value="18732" table:style-name="ce37">
            <text:p>18,732</text:p>
          </table:table-cell>
          <table:table-cell office:value-type="float" office:value="18771" table:style-name="ce37">
            <text:p>18,771</text:p>
          </table:table-cell>
          <table:table-cell office:value-type="float" office:value="83135" table:style-name="ce37">
            <text:p>83,135</text:p>
          </table:table-cell>
          <table:table-cell office:value-type="float" office:value="18034" table:style-name="ce37">
            <text:p>18,034</text:p>
          </table:table-cell>
          <table:table-cell office:value-type="float" office:value="17354" table:style-name="ce37">
            <text:p>17,354</text:p>
          </table:table-cell>
          <table:table-cell office:value-type="float" office:value="16208" table:style-name="ce37">
            <text:p>16,208</text:p>
          </table:table-cell>
          <table:table-cell office:value-type="float" office:value="16732" table:style-name="ce37">
            <text:p>16,732</text:p>
          </table:table-cell>
          <table:table-cell office:value-type="float" office:value="14807" table:style-name="ce42">
            <text:p>14,807</text:p>
          </table:table-cell>
          <table:table-cell office:value-type="float" office:value="48929" table:style-name="ce41">
            <text:p>48,929</text:p>
          </table:table-cell>
          <table:table-cell office:value-type="float" office:value="12731" table:style-name="ce37">
            <text:p>12,731</text:p>
          </table:table-cell>
          <table:table-cell office:value-type="float" office:value="11992" table:style-name="ce37">
            <text:p>11,992</text:p>
          </table:table-cell>
          <table:table-cell office:value-type="float" office:value="10225" table:style-name="ce37">
            <text:p>10,225</text:p>
          </table:table-cell>
          <table:table-cell office:value-type="float" office:value="7885" table:style-name="ce37">
            <text:p>7,885</text:p>
          </table:table-cell>
          <table:table-cell office:value-type="float" office:value="6096" table:style-name="ce37">
            <text:p>6,096</text:p>
          </table:table-cell>
          <table:table-cell office:value-type="float" office:value="32811" table:style-name="ce37">
            <text:p>32,811</text:p>
          </table:table-cell>
          <table:table-cell office:value-type="float" office:value="7180" table:style-name="ce37">
            <text:p>7,180</text:p>
          </table:table-cell>
          <table:table-cell office:value-type="float" office:value="7131" table:style-name="ce37">
            <text:p>7,131</text:p>
          </table:table-cell>
          <table:table-cell office:value-type="float" office:value="6485" table:style-name="ce37">
            <text:p>6,485</text:p>
          </table:table-cell>
          <table:table-cell office:value-type="float" office:value="6266" table:style-name="ce37">
            <text:p>6,266</text:p>
          </table:table-cell>
          <table:table-cell office:value-type="float" office:value="5749" table:style-name="ce42">
            <text:p>5,749</text:p>
          </table:table-cell>
          <table:table-cell office:value-type="float" office:value="20034" table:style-name="ce41">
            <text:p>20,034</text:p>
          </table:table-cell>
          <table:table-cell office:value-type="float" office:value="5179" table:style-name="ce37">
            <text:p>5,179</text:p>
          </table:table-cell>
          <table:table-cell office:value-type="float" office:value="4466" table:style-name="ce37">
            <text:p>4,466</text:p>
          </table:table-cell>
          <table:table-cell office:value-type="float" office:value="3921" table:style-name="ce37">
            <text:p>3,921</text:p>
          </table:table-cell>
          <table:table-cell office:value-type="float" office:value="3506" table:style-name="ce37">
            <text:p>3,506</text:p>
          </table:table-cell>
          <table:table-cell office:value-type="float" office:value="2962" table:style-name="ce37">
            <text:p>2,962</text:p>
          </table:table-cell>
          <table:table-cell office:value-type="float" office:value="11411" table:style-name="ce37">
            <text:p>11,411</text:p>
          </table:table-cell>
          <table:table-cell office:value-type="float" office:value="2818" table:style-name="ce37">
            <text:p>2,818</text:p>
          </table:table-cell>
          <table:table-cell office:value-type="float" office:value="2440" table:style-name="ce37">
            <text:p>2,440</text:p>
          </table:table-cell>
          <table:table-cell office:value-type="float" office:value="2204" table:style-name="ce37">
            <text:p>2,204</text:p>
          </table:table-cell>
          <table:table-cell office:value-type="float" office:value="2061" table:style-name="ce37">
            <text:p>2,061</text:p>
          </table:table-cell>
          <table:table-cell office:value-type="float" office:value="1888" table:style-name="ce42">
            <text:p>1,888</text:p>
          </table:table-cell>
          <table:table-cell office:value-type="float" office:value="5542" table:style-name="ce41">
            <text:p>5,542</text:p>
          </table:table-cell>
          <table:table-cell office:value-type="float" office:value="1673" table:style-name="ce37">
            <text:p>1,673</text:p>
          </table:table-cell>
          <table:table-cell office:value-type="float" office:value="1290" table:style-name="ce37">
            <text:p>1,290</text:p>
          </table:table-cell>
          <table:table-cell office:value-type="float" office:value="1126" table:style-name="ce37">
            <text:p>1,126</text:p>
          </table:table-cell>
          <table:table-cell office:value-type="float" office:value="800" table:style-name="ce37">
            <text:p>800</text:p>
          </table:table-cell>
          <table:table-cell office:value-type="float" office:value="653" table:style-name="ce37">
            <text:p>653</text:p>
          </table:table-cell>
          <table:table-cell office:value-type="float" office:value="1107" table:style-name="ce37">
            <text:p>1,107</text:p>
          </table:table-cell>
          <table:table-cell office:value-type="float" office:value="430" table:style-name="ce37">
            <text:p>430</text:p>
          </table:table-cell>
          <table:table-cell office:value-type="float" office:value="266" table:style-name="ce37">
            <text:p>266</text:p>
          </table:table-cell>
          <table:table-cell office:value-type="float" office:value="191" table:style-name="ce37">
            <text:p>191</text:p>
          </table:table-cell>
          <table:table-cell office:value-type="float" office:value="122" table:style-name="ce37">
            <text:p>122</text:p>
          </table:table-cell>
          <table:table-cell office:value-type="float" office:value="98" table:style-name="ce37">
            <text:p>98</text:p>
          </table:table-cell>
          <table:table-cell office:value-type="float" office:value="119" table:style-name="ce37">
            <text:p>119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4356" table:style-name="ce39">
            <text:p>1,404,356</text:p>
          </table:table-cell>
          <table:table-cell office:value-type="float" office:value="50224" table:style-name="ce40">
            <text:p>50,224</text:p>
          </table:table-cell>
          <table:table-cell office:value-type="float" office:value="8811" table:style-name="ce40">
            <text:p>8,811</text:p>
          </table:table-cell>
          <table:table-cell office:value-type="float" office:value="9546" table:style-name="ce40">
            <text:p>9,546</text:p>
          </table:table-cell>
          <table:table-cell office:value-type="float" office:value="9893" table:style-name="ce40">
            <text:p>9,893</text:p>
          </table:table-cell>
          <table:table-cell office:value-type="float" office:value="10850" table:style-name="ce40">
            <text:p>10,850</text:p>
          </table:table-cell>
          <table:table-cell office:value-type="float" office:value="11124" table:style-name="ce40">
            <text:p>11,124</text:p>
          </table:table-cell>
          <table:table-cell office:value-type="float" office:value="53814" table:style-name="ce40">
            <text:p>53,814</text:p>
          </table:table-cell>
          <table:table-cell office:value-type="float" office:value="11214" table:style-name="ce40">
            <text:p>11,214</text:p>
          </table:table-cell>
          <table:table-cell office:value-type="float" office:value="10449" table:style-name="ce40">
            <text:p>10,449</text:p>
          </table:table-cell>
          <table:table-cell office:value-type="float" office:value="12233" table:style-name="ce40">
            <text:p>12,233</text:p>
          </table:table-cell>
          <table:table-cell office:value-type="float" office:value="10984" table:style-name="ce40">
            <text:p>10,984</text:p>
          </table:table-cell>
          <table:table-cell office:value-type="float" office:value="8934" table:style-name="ce40">
            <text:p>8,934</text:p>
          </table:table-cell>
          <table:table-cell office:value-type="float" office:value="53236" table:style-name="ce40">
            <text:p>53,236</text:p>
          </table:table-cell>
          <table:table-cell office:value-type="float" office:value="9937" table:style-name="ce40">
            <text:p>9,937</text:p>
          </table:table-cell>
          <table:table-cell office:value-type="float" office:value="10572" table:style-name="ce40">
            <text:p>10,572</text:p>
          </table:table-cell>
          <table:table-cell office:value-type="float" office:value="10638" table:style-name="ce40">
            <text:p>10,638</text:p>
          </table:table-cell>
          <table:table-cell office:value-type="float" office:value="10911" table:style-name="ce40">
            <text:p>10,911</text:p>
          </table:table-cell>
          <table:table-cell office:value-type="float" office:value="11178" table:style-name="ce40">
            <text:p>11,178</text:p>
          </table:table-cell>
          <table:table-cell office:value-type="float" office:value="66569" table:style-name="ce40">
            <text:p>66,569</text:p>
          </table:table-cell>
          <table:table-cell office:value-type="float" office:value="11656" table:style-name="ce40">
            <text:p>11,656</text:p>
          </table:table-cell>
          <table:table-cell office:value-type="float" office:value="12119" table:style-name="ce40">
            <text:p>12,119</text:p>
          </table:table-cell>
          <table:table-cell office:value-type="float" office:value="13080" table:style-name="ce40">
            <text:p>13,080</text:p>
          </table:table-cell>
          <table:table-cell office:value-type="float" office:value="13495" table:style-name="ce40">
            <text:p>13,495</text:p>
          </table:table-cell>
          <table:table-cell office:value-type="float" office:value="16219" table:style-name="ce45">
            <text:p>16,219</text:p>
          </table:table-cell>
          <table:table-cell office:value-type="float" office:value="83587" table:style-name="ce44">
            <text:p>83,587</text:p>
          </table:table-cell>
          <table:table-cell office:value-type="float" office:value="15840" table:style-name="ce40">
            <text:p>15,840</text:p>
          </table:table-cell>
          <table:table-cell office:value-type="float" office:value="14966" table:style-name="ce40">
            <text:p>14,966</text:p>
          </table:table-cell>
          <table:table-cell office:value-type="float" office:value="16941" table:style-name="ce40">
            <text:p>16,941</text:p>
          </table:table-cell>
          <table:table-cell office:value-type="float" office:value="17994" table:style-name="ce40">
            <text:p>17,994</text:p>
          </table:table-cell>
          <table:table-cell office:value-type="float" office:value="17846" table:style-name="ce40">
            <text:p>17,846</text:p>
          </table:table-cell>
          <table:table-cell office:value-type="float" office:value="89750" table:style-name="ce40">
            <text:p>89,750</text:p>
          </table:table-cell>
          <table:table-cell office:value-type="float" office:value="18139" table:style-name="ce40">
            <text:p>18,139</text:p>
          </table:table-cell>
          <table:table-cell office:value-type="float" office:value="18074" table:style-name="ce40">
            <text:p>18,074</text:p>
          </table:table-cell>
          <table:table-cell office:value-type="float" office:value="17587" table:style-name="ce40">
            <text:p>17,587</text:p>
          </table:table-cell>
          <table:table-cell office:value-type="float" office:value="17653" table:style-name="ce40">
            <text:p>17,653</text:p>
          </table:table-cell>
          <table:table-cell office:value-type="float" office:value="18297" table:style-name="ce45">
            <text:p>18,297</text:p>
          </table:table-cell>
          <table:table-cell office:value-type="float" office:value="89500" table:style-name="ce40">
            <text:p>89,500</text:p>
          </table:table-cell>
          <table:table-cell office:value-type="float" office:value="17836" table:style-name="ce40">
            <text:p>17,836</text:p>
          </table:table-cell>
          <table:table-cell office:value-type="float" office:value="18914" table:style-name="ce40">
            <text:p>18,914</text:p>
          </table:table-cell>
          <table:table-cell office:value-type="float" office:value="17411" table:style-name="ce40">
            <text:p>17,411</text:p>
          </table:table-cell>
          <table:table-cell office:value-type="float" office:value="16906" table:style-name="ce40">
            <text:p>16,906</text:p>
          </table:table-cell>
          <table:table-cell office:value-type="float" office:value="18433" table:style-name="ce40">
            <text:p>18,433</text:p>
          </table:table-cell>
          <table:table-cell office:value-type="float" office:value="113615" table:style-name="ce40">
            <text:p>113,615</text:p>
          </table:table-cell>
          <table:table-cell office:value-type="float" office:value="21014" table:style-name="ce40">
            <text:p>21,014</text:p>
          </table:table-cell>
          <table:table-cell office:value-type="float" office:value="21357" table:style-name="ce40">
            <text:p>21,357</text:p>
          </table:table-cell>
          <table:table-cell office:value-type="float" office:value="23119" table:style-name="ce40">
            <text:p>23,119</text:p>
          </table:table-cell>
          <table:table-cell office:value-type="float" office:value="23920" table:style-name="ce40">
            <text:p>23,920</text:p>
          </table:table-cell>
          <table:table-cell office:value-type="float" office:value="24205" table:style-name="ce45">
            <text:p>24,205</text:p>
          </table:table-cell>
          <table:table-cell office:value-type="float" office:value="121706" table:style-name="ce44">
            <text:p>121,706</text:p>
          </table:table-cell>
          <table:table-cell office:value-type="float" office:value="24644" table:style-name="ce40">
            <text:p>24,644</text:p>
          </table:table-cell>
          <table:table-cell office:value-type="float" office:value="24786" table:style-name="ce40">
            <text:p>24,786</text:p>
          </table:table-cell>
          <table:table-cell office:value-type="float" office:value="23614" table:style-name="ce40">
            <text:p>23,614</text:p>
          </table:table-cell>
          <table:table-cell office:value-type="float" office:value="25707" table:style-name="ce40">
            <text:p>25,707</text:p>
          </table:table-cell>
          <table:table-cell office:value-type="float" office:value="22955" table:style-name="ce40">
            <text:p>22,955</text:p>
          </table:table-cell>
          <table:table-cell office:value-type="float" office:value="110818" table:style-name="ce40">
            <text:p>110,818</text:p>
          </table:table-cell>
          <table:table-cell office:value-type="float" office:value="22401" table:style-name="ce40">
            <text:p>22,401</text:p>
          </table:table-cell>
          <table:table-cell office:value-type="float" office:value="21954" table:style-name="ce40">
            <text:p>21,954</text:p>
          </table:table-cell>
          <table:table-cell office:value-type="float" office:value="21923" table:style-name="ce40">
            <text:p>21,923</text:p>
          </table:table-cell>
          <table:table-cell office:value-type="float" office:value="21967" table:style-name="ce40">
            <text:p>21,967</text:p>
          </table:table-cell>
          <table:table-cell office:value-type="float" office:value="22573" table:style-name="ce45">
            <text:p>22,573</text:p>
          </table:table-cell>
          <table:table-cell office:value-type="float" office:value="110108" table:style-name="ce40">
            <text:p>110,108</text:p>
          </table:table-cell>
          <table:table-cell office:value-type="float" office:value="22326" table:style-name="ce40">
            <text:p>22,326</text:p>
          </table:table-cell>
          <table:table-cell office:value-type="float" office:value="22533" table:style-name="ce40">
            <text:p>22,533</text:p>
          </table:table-cell>
          <table:table-cell office:value-type="float" office:value="21501" table:style-name="ce40">
            <text:p>21,501</text:p>
          </table:table-cell>
          <table:table-cell office:value-type="float" office:value="21952" table:style-name="ce40">
            <text:p>21,952</text:p>
          </table:table-cell>
          <table:table-cell office:value-type="float" office:value="21796" table:style-name="ce40">
            <text:p>21,796</text:p>
          </table:table-cell>
          <table:table-cell office:value-type="float" office:value="111221" table:style-name="ce40">
            <text:p>111,221</text:p>
          </table:table-cell>
          <table:table-cell office:value-type="float" office:value="22019" table:style-name="ce40">
            <text:p>22,019</text:p>
          </table:table-cell>
          <table:table-cell office:value-type="float" office:value="22276" table:style-name="ce40">
            <text:p>22,276</text:p>
          </table:table-cell>
          <table:table-cell office:value-type="float" office:value="22738" table:style-name="ce40">
            <text:p>22,738</text:p>
          </table:table-cell>
          <table:table-cell office:value-type="float" office:value="22346" table:style-name="ce40">
            <text:p>22,346</text:p>
          </table:table-cell>
          <table:table-cell office:value-type="float" office:value="21842" table:style-name="ce45">
            <text:p>21,842</text:p>
          </table:table-cell>
          <table:table-cell office:value-type="float" office:value="106781" table:style-name="ce44">
            <text:p>106,781</text:p>
          </table:table-cell>
          <table:table-cell office:value-type="float" office:value="21885" table:style-name="ce40">
            <text:p>21,885</text:p>
          </table:table-cell>
          <table:table-cell office:value-type="float" office:value="21921" table:style-name="ce40">
            <text:p>21,921</text:p>
          </table:table-cell>
          <table:table-cell office:value-type="float" office:value="20620" table:style-name="ce40">
            <text:p>20,620</text:p>
          </table:table-cell>
          <table:table-cell office:value-type="float" office:value="20981" table:style-name="ce40">
            <text:p>20,981</text:p>
          </table:table-cell>
          <table:table-cell office:value-type="float" office:value="21374" table:style-name="ce40">
            <text:p>21,374</text:p>
          </table:table-cell>
          <table:table-cell office:value-type="float" office:value="95144" table:style-name="ce40">
            <text:p>95,144</text:p>
          </table:table-cell>
          <table:table-cell office:value-type="float" office:value="20410" table:style-name="ce40">
            <text:p>20,410</text:p>
          </table:table-cell>
          <table:table-cell office:value-type="float" office:value="19637" table:style-name="ce40">
            <text:p>19,637</text:p>
          </table:table-cell>
          <table:table-cell office:value-type="float" office:value="18815" table:style-name="ce40">
            <text:p>18,815</text:p>
          </table:table-cell>
          <table:table-cell office:value-type="float" office:value="19272" table:style-name="ce40">
            <text:p>19,272</text:p>
          </table:table-cell>
          <table:table-cell office:value-type="float" office:value="17010" table:style-name="ce45">
            <text:p>17,010</text:p>
          </table:table-cell>
          <table:table-cell office:value-type="float" office:value="57336" table:style-name="ce44">
            <text:p>57,336</text:p>
          </table:table-cell>
          <table:table-cell office:value-type="float" office:value="14786" table:style-name="ce40">
            <text:p>14,786</text:p>
          </table:table-cell>
          <table:table-cell office:value-type="float" office:value="14319" table:style-name="ce40">
            <text:p>14,319</text:p>
          </table:table-cell>
          <table:table-cell office:value-type="float" office:value="11523" table:style-name="ce40">
            <text:p>11,523</text:p>
          </table:table-cell>
          <table:table-cell office:value-type="float" office:value="9393" table:style-name="ce40">
            <text:p>9,393</text:p>
          </table:table-cell>
          <table:table-cell office:value-type="float" office:value="7315" table:style-name="ce40">
            <text:p>7,315</text:p>
          </table:table-cell>
          <table:table-cell office:value-type="float" office:value="40523" table:style-name="ce40">
            <text:p>40,523</text:p>
          </table:table-cell>
          <table:table-cell office:value-type="float" office:value="8635" table:style-name="ce40">
            <text:p>8,635</text:p>
          </table:table-cell>
          <table:table-cell office:value-type="float" office:value="8595" table:style-name="ce40">
            <text:p>8,595</text:p>
          </table:table-cell>
          <table:table-cell office:value-type="float" office:value="8114" table:style-name="ce40">
            <text:p>8,114</text:p>
          </table:table-cell>
          <table:table-cell office:value-type="float" office:value="7635" table:style-name="ce40">
            <text:p>7,635</text:p>
          </table:table-cell>
          <table:table-cell office:value-type="float" office:value="7544" table:style-name="ce45">
            <text:p>7,544</text:p>
          </table:table-cell>
          <table:table-cell office:value-type="float" office:value="28725" table:style-name="ce44">
            <text:p>28,725</text:p>
          </table:table-cell>
          <table:table-cell office:value-type="float" office:value="7107" table:style-name="ce40">
            <text:p>7,107</text:p>
          </table:table-cell>
          <table:table-cell office:value-type="float" office:value="6379" table:style-name="ce40">
            <text:p>6,379</text:p>
          </table:table-cell>
          <table:table-cell office:value-type="float" office:value="5829" table:style-name="ce40">
            <text:p>5,829</text:p>
          </table:table-cell>
          <table:table-cell office:value-type="float" office:value="4844" table:style-name="ce40">
            <text:p>4,844</text:p>
          </table:table-cell>
          <table:table-cell office:value-type="float" office:value="4566" table:style-name="ce40">
            <text:p>4,566</text:p>
          </table:table-cell>
          <table:table-cell office:value-type="float" office:value="14659" table:style-name="ce40">
            <text:p>14,659</text:p>
          </table:table-cell>
          <table:table-cell office:value-type="float" office:value="3927" table:style-name="ce40">
            <text:p>3,927</text:p>
          </table:table-cell>
          <table:table-cell office:value-type="float" office:value="3295" table:style-name="ce40">
            <text:p>3,295</text:p>
          </table:table-cell>
          <table:table-cell office:value-type="float" office:value="2874" table:style-name="ce40">
            <text:p>2,874</text:p>
          </table:table-cell>
          <table:table-cell office:value-type="float" office:value="2438" table:style-name="ce40">
            <text:p>2,438</text:p>
          </table:table-cell>
          <table:table-cell office:value-type="float" office:value="2125" table:style-name="ce45">
            <text:p>2,125</text:p>
          </table:table-cell>
          <table:table-cell office:value-type="float" office:value="5608" table:style-name="ce44">
            <text:p>5,608</text:p>
          </table:table-cell>
          <table:table-cell office:value-type="float" office:value="1684" table:style-name="ce40">
            <text:p>1,684</text:p>
          </table:table-cell>
          <table:table-cell office:value-type="float" office:value="1391" table:style-name="ce40">
            <text:p>1,391</text:p>
          </table:table-cell>
          <table:table-cell office:value-type="float" office:value="1045" table:style-name="ce40">
            <text:p>1,045</text:p>
          </table:table-cell>
          <table:table-cell office:value-type="float" office:value="860" table:style-name="ce40">
            <text:p>860</text:p>
          </table:table-cell>
          <table:table-cell office:value-type="float" office:value="628" table:style-name="ce40">
            <text:p>628</text:p>
          </table:table-cell>
          <table:table-cell office:value-type="float" office:value="1270" table:style-name="ce40">
            <text:p>1,270</text:p>
          </table:table-cell>
          <table:table-cell office:value-type="float" office:value="446" table:style-name="ce40">
            <text:p>446</text:p>
          </table:table-cell>
          <table:table-cell office:value-type="float" office:value="321" table:style-name="ce40">
            <text:p>321</text:p>
          </table:table-cell>
          <table:table-cell office:value-type="float" office:value="223" table:style-name="ce40">
            <text:p>223</text:p>
          </table:table-cell>
          <table:table-cell office:value-type="float" office:value="168" table:style-name="ce40">
            <text:p>168</text:p>
          </table:table-cell>
          <table:table-cell office:value-type="float" office:value="112" table:style-name="ce40">
            <text:p>112</text:p>
          </table:table-cell>
          <table:table-cell office:value-type="float" office:value="162" table:style-name="ce39">
            <text:p>162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58709" table:style-name="ce37">
            <text:p>7,058,709</text:p>
          </table:table-cell>
          <table:table-cell office:value-type="float" office:value="263873" table:style-name="ce37">
            <text:p>263,873</text:p>
          </table:table-cell>
          <table:table-cell office:value-type="float" office:value="46785" table:style-name="ce37">
            <text:p>46,785</text:p>
          </table:table-cell>
          <table:table-cell office:value-type="float" office:value="50050" table:style-name="ce37">
            <text:p>50,050</text:p>
          </table:table-cell>
          <table:table-cell office:value-type="float" office:value="52621" table:style-name="ce37">
            <text:p>52,621</text:p>
          </table:table-cell>
          <table:table-cell office:value-type="float" office:value="56077" table:style-name="ce37">
            <text:p>56,077</text:p>
          </table:table-cell>
          <table:table-cell office:value-type="float" office:value="58340" table:style-name="ce37">
            <text:p>58,340</text:p>
          </table:table-cell>
          <table:table-cell office:value-type="float" office:value="292585" table:style-name="ce37">
            <text:p>292,585</text:p>
          </table:table-cell>
          <table:table-cell office:value-type="float" office:value="59486" table:style-name="ce37">
            <text:p>59,486</text:p>
          </table:table-cell>
          <table:table-cell office:value-type="float" office:value="55918" table:style-name="ce37">
            <text:p>55,918</text:p>
          </table:table-cell>
          <table:table-cell office:value-type="float" office:value="65589" table:style-name="ce37">
            <text:p>65,589</text:p>
          </table:table-cell>
          <table:table-cell office:value-type="float" office:value="60427" table:style-name="ce37">
            <text:p>60,427</text:p>
          </table:table-cell>
          <table:table-cell office:value-type="float" office:value="51165" table:style-name="ce38">
            <text:p>51,165</text:p>
          </table:table-cell>
          <table:table-cell office:value-type="float" office:value="302120" table:style-name="ce37">
            <text:p>302,120</text:p>
          </table:table-cell>
          <table:table-cell office:value-type="float" office:value="56040" table:style-name="ce37">
            <text:p>56,040</text:p>
          </table:table-cell>
          <table:table-cell office:value-type="float" office:value="58664" table:style-name="ce37">
            <text:p>58,664</text:p>
          </table:table-cell>
          <table:table-cell office:value-type="float" office:value="61213" table:style-name="ce37">
            <text:p>61,213</text:p>
          </table:table-cell>
          <table:table-cell office:value-type="float" office:value="62524" table:style-name="ce37">
            <text:p>62,524</text:p>
          </table:table-cell>
          <table:table-cell office:value-type="float" office:value="63679" table:style-name="ce38">
            <text:p>63,679</text:p>
          </table:table-cell>
          <table:table-cell office:value-type="float" office:value="385648" table:style-name="ce37">
            <text:p>385,648</text:p>
          </table:table-cell>
          <table:table-cell office:value-type="float" office:value="66953" table:style-name="ce37">
            <text:p>66,953</text:p>
          </table:table-cell>
          <table:table-cell office:value-type="float" office:value="70264" table:style-name="ce37">
            <text:p>70,264</text:p>
          </table:table-cell>
          <table:table-cell office:value-type="float" office:value="76399" table:style-name="ce37">
            <text:p>76,399</text:p>
          </table:table-cell>
          <table:table-cell office:value-type="float" office:value="79340" table:style-name="ce37">
            <text:p>79,340</text:p>
          </table:table-cell>
          <table:table-cell office:value-type="float" office:value="92692" table:style-name="ce38">
            <text:p>92,692</text:p>
          </table:table-cell>
          <table:table-cell office:value-type="float" office:value="473041" table:style-name="ce37">
            <text:p>473,041</text:p>
          </table:table-cell>
          <table:table-cell office:value-type="float" office:value="89720" table:style-name="ce37">
            <text:p>89,720</text:p>
          </table:table-cell>
          <table:table-cell office:value-type="float" office:value="85432" table:style-name="ce37">
            <text:p>85,432</text:p>
          </table:table-cell>
          <table:table-cell office:value-type="float" office:value="96963" table:style-name="ce37">
            <text:p>96,963</text:p>
          </table:table-cell>
          <table:table-cell office:value-type="float" office:value="100604" table:style-name="ce37">
            <text:p>100,604</text:p>
          </table:table-cell>
          <table:table-cell office:value-type="float" office:value="100322" table:style-name="ce38">
            <text:p>100,322</text:p>
          </table:table-cell>
          <table:table-cell office:value-type="float" office:value="487851" table:style-name="ce37">
            <text:p>487,851</text:p>
          </table:table-cell>
          <table:table-cell office:value-type="float" office:value="99575" table:style-name="ce37">
            <text:p>99,575</text:p>
          </table:table-cell>
          <table:table-cell office:value-type="float" office:value="99048" table:style-name="ce37">
            <text:p>99,048</text:p>
          </table:table-cell>
          <table:table-cell office:value-type="float" office:value="97591" table:style-name="ce37">
            <text:p>97,591</text:p>
          </table:table-cell>
          <table:table-cell office:value-type="float" office:value="95016" table:style-name="ce37">
            <text:p>95,016</text:p>
          </table:table-cell>
          <table:table-cell office:value-type="float" office:value="96621" table:style-name="ce38">
            <text:p>96,621</text:p>
          </table:table-cell>
          <table:table-cell office:value-type="float" office:value="459622" table:style-name="ce37">
            <text:p>459,622</text:p>
          </table:table-cell>
          <table:table-cell office:value-type="float" office:value="92690" table:style-name="ce37">
            <text:p>92,690</text:p>
          </table:table-cell>
          <table:table-cell office:value-type="float" office:value="95948" table:style-name="ce37">
            <text:p>95,948</text:p>
          </table:table-cell>
          <table:table-cell office:value-type="float" office:value="89705" table:style-name="ce37">
            <text:p>89,705</text:p>
          </table:table-cell>
          <table:table-cell office:value-type="float" office:value="87199" table:style-name="ce37">
            <text:p>87,199</text:p>
          </table:table-cell>
          <table:table-cell office:value-type="float" office:value="94080" table:style-name="ce38">
            <text:p>94,080</text:p>
          </table:table-cell>
          <table:table-cell office:value-type="float" office:value="551012" table:style-name="ce37">
            <text:p>551,012</text:p>
          </table:table-cell>
          <table:table-cell office:value-type="float" office:value="101886" table:style-name="ce37">
            <text:p>101,886</text:p>
          </table:table-cell>
          <table:table-cell office:value-type="float" office:value="105810" table:style-name="ce37">
            <text:p>105,810</text:p>
          </table:table-cell>
          <table:table-cell office:value-type="float" office:value="112172" table:style-name="ce37">
            <text:p>112,172</text:p>
          </table:table-cell>
          <table:table-cell office:value-type="float" office:value="115266" table:style-name="ce37">
            <text:p>115,266</text:p>
          </table:table-cell>
          <table:table-cell office:value-type="float" office:value="115878" table:style-name="ce38">
            <text:p>115,878</text:p>
          </table:table-cell>
          <table:table-cell office:value-type="float" office:value="565331" table:style-name="ce37">
            <text:p>565,331</text:p>
          </table:table-cell>
          <table:table-cell office:value-type="float" office:value="116534" table:style-name="ce37">
            <text:p>116,534</text:p>
          </table:table-cell>
          <table:table-cell office:value-type="float" office:value="115395" table:style-name="ce37">
            <text:p>115,395</text:p>
          </table:table-cell>
          <table:table-cell office:value-type="float" office:value="110448" table:style-name="ce37">
            <text:p>110,448</text:p>
          </table:table-cell>
          <table:table-cell office:value-type="float" office:value="117184" table:style-name="ce37">
            <text:p>117,184</text:p>
          </table:table-cell>
          <table:table-cell office:value-type="float" office:value="105770" table:style-name="ce38">
            <text:p>105,770</text:p>
          </table:table-cell>
          <table:table-cell office:value-type="float" office:value="516039" table:style-name="ce37">
            <text:p>516,039</text:p>
          </table:table-cell>
          <table:table-cell office:value-type="float" office:value="102157" table:style-name="ce37">
            <text:p>102,157</text:p>
          </table:table-cell>
          <table:table-cell office:value-type="float" office:value="101224" table:style-name="ce37">
            <text:p>101,224</text:p>
          </table:table-cell>
          <table:table-cell office:value-type="float" office:value="101744" table:style-name="ce37">
            <text:p>101,744</text:p>
          </table:table-cell>
          <table:table-cell office:value-type="float" office:value="103662" table:style-name="ce37">
            <text:p>103,662</text:p>
          </table:table-cell>
          <table:table-cell office:value-type="float" office:value="107252" table:style-name="ce38">
            <text:p>107,252</text:p>
          </table:table-cell>
          <table:table-cell office:value-type="float" office:value="538444" table:style-name="ce37">
            <text:p>538,444</text:p>
          </table:table-cell>
          <table:table-cell office:value-type="float" office:value="108265" table:style-name="ce37">
            <text:p>108,265</text:p>
          </table:table-cell>
          <table:table-cell office:value-type="float" office:value="108088" table:style-name="ce37">
            <text:p>108,088</text:p>
          </table:table-cell>
          <table:table-cell office:value-type="float" office:value="106226" table:style-name="ce37">
            <text:p>106,226</text:p>
          </table:table-cell>
          <table:table-cell office:value-type="float" office:value="107643" table:style-name="ce37">
            <text:p>107,643</text:p>
          </table:table-cell>
          <table:table-cell office:value-type="float" office:value="108222" table:style-name="ce38">
            <text:p>108,222</text:p>
          </table:table-cell>
          <table:table-cell office:value-type="float" office:value="551274" table:style-name="ce37">
            <text:p>551,274</text:p>
          </table:table-cell>
          <table:table-cell office:value-type="float" office:value="111227" table:style-name="ce37">
            <text:p>111,227</text:p>
          </table:table-cell>
          <table:table-cell office:value-type="float" office:value="111236" table:style-name="ce37">
            <text:p>111,236</text:p>
          </table:table-cell>
          <table:table-cell office:value-type="float" office:value="112083" table:style-name="ce37">
            <text:p>112,083</text:p>
          </table:table-cell>
          <table:table-cell office:value-type="float" office:value="110808" table:style-name="ce37">
            <text:p>110,808</text:p>
          </table:table-cell>
          <table:table-cell office:value-type="float" office:value="105920" table:style-name="ce38">
            <text:p>105,920</text:p>
          </table:table-cell>
          <table:table-cell office:value-type="float" office:value="494652" table:style-name="ce37">
            <text:p>494,652</text:p>
          </table:table-cell>
          <table:table-cell office:value-type="float" office:value="106282" table:style-name="ce37">
            <text:p>106,282</text:p>
          </table:table-cell>
          <table:table-cell office:value-type="float" office:value="105527" table:style-name="ce37">
            <text:p>105,527</text:p>
          </table:table-cell>
          <table:table-cell office:value-type="float" office:value="93737" table:style-name="ce37">
            <text:p>93,737</text:p>
          </table:table-cell>
          <table:table-cell office:value-type="float" office:value="95855" table:style-name="ce37">
            <text:p>95,855</text:p>
          </table:table-cell>
          <table:table-cell office:value-type="float" office:value="93251" table:style-name="ce38">
            <text:p>93,251</text:p>
          </table:table-cell>
          <table:table-cell office:value-type="float" office:value="407213" table:style-name="ce37">
            <text:p>407,213</text:p>
          </table:table-cell>
          <table:table-cell office:value-type="float" office:value="90203" table:style-name="ce37">
            <text:p>90,203</text:p>
          </table:table-cell>
          <table:table-cell office:value-type="float" office:value="83907" table:style-name="ce37">
            <text:p>83,907</text:p>
          </table:table-cell>
          <table:table-cell office:value-type="float" office:value="80617" table:style-name="ce37">
            <text:p>80,617</text:p>
          </table:table-cell>
          <table:table-cell office:value-type="float" office:value="81913" table:style-name="ce37">
            <text:p>81,913</text:p>
          </table:table-cell>
          <table:table-cell office:value-type="float" office:value="70573" table:style-name="ce38">
            <text:p>70,573</text:p>
          </table:table-cell>
          <table:table-cell office:value-type="float" office:value="253949" table:style-name="ce37">
            <text:p>253,949</text:p>
          </table:table-cell>
          <table:table-cell office:value-type="float" office:value="62828" table:style-name="ce37">
            <text:p>62,828</text:p>
          </table:table-cell>
          <table:table-cell office:value-type="float" office:value="62136" table:style-name="ce37">
            <text:p>62,136</text:p>
          </table:table-cell>
          <table:table-cell office:value-type="float" office:value="50703" table:style-name="ce37">
            <text:p>50,703</text:p>
          </table:table-cell>
          <table:table-cell office:value-type="float" office:value="44653" table:style-name="ce37">
            <text:p>44,653</text:p>
          </table:table-cell>
          <table:table-cell office:value-type="float" office:value="33629" table:style-name="ce38">
            <text:p>33,629</text:p>
          </table:table-cell>
          <table:table-cell office:value-type="float" office:value="207565" table:style-name="ce37">
            <text:p>207,565</text:p>
          </table:table-cell>
          <table:table-cell office:value-type="float" office:value="40996" table:style-name="ce37">
            <text:p>40,996</text:p>
          </table:table-cell>
          <table:table-cell office:value-type="float" office:value="42099" table:style-name="ce37">
            <text:p>42,099</text:p>
          </table:table-cell>
          <table:table-cell office:value-type="float" office:value="42155" table:style-name="ce37">
            <text:p>42,155</text:p>
          </table:table-cell>
          <table:table-cell office:value-type="float" office:value="41003" table:style-name="ce37">
            <text:p>41,003</text:p>
          </table:table-cell>
          <table:table-cell office:value-type="float" office:value="41312" table:style-name="ce38">
            <text:p>41,312</text:p>
          </table:table-cell>
          <table:table-cell office:value-type="float" office:value="164048" table:style-name="ce37">
            <text:p>164,048</text:p>
          </table:table-cell>
          <table:table-cell office:value-type="float" office:value="39175" table:style-name="ce37">
            <text:p>39,175</text:p>
          </table:table-cell>
          <table:table-cell office:value-type="float" office:value="35590" table:style-name="ce37">
            <text:p>35,590</text:p>
          </table:table-cell>
          <table:table-cell office:value-type="float" office:value="32613" table:style-name="ce37">
            <text:p>32,613</text:p>
          </table:table-cell>
          <table:table-cell office:value-type="float" office:value="29809" table:style-name="ce37">
            <text:p>29,809</text:p>
          </table:table-cell>
          <table:table-cell office:value-type="float" office:value="26861" table:style-name="ce38">
            <text:p>26,861</text:p>
          </table:table-cell>
          <table:table-cell office:value-type="float" office:value="95834" table:style-name="ce37">
            <text:p>95,834</text:p>
          </table:table-cell>
          <table:table-cell office:value-type="float" office:value="24405" table:style-name="ce37">
            <text:p>24,405</text:p>
          </table:table-cell>
          <table:table-cell office:value-type="float" office:value="21542" table:style-name="ce37">
            <text:p>21,542</text:p>
          </table:table-cell>
          <table:table-cell office:value-type="float" office:value="18717" table:style-name="ce37">
            <text:p>18,717</text:p>
          </table:table-cell>
          <table:table-cell office:value-type="float" office:value="16877" table:style-name="ce37">
            <text:p>16,877</text:p>
          </table:table-cell>
          <table:table-cell office:value-type="float" office:value="14293" table:style-name="ce38">
            <text:p>14,293</text:p>
          </table:table-cell>
          <table:table-cell office:value-type="float" office:value="39168" table:style-name="ce37">
            <text:p>39,168</text:p>
          </table:table-cell>
          <table:table-cell office:value-type="float" office:value="11910" table:style-name="ce37">
            <text:p>11,910</text:p>
          </table:table-cell>
          <table:table-cell office:value-type="float" office:value="9329" table:style-name="ce37">
            <text:p>9,329</text:p>
          </table:table-cell>
          <table:table-cell office:value-type="float" office:value="7354" table:style-name="ce37">
            <text:p>7,354</text:p>
          </table:table-cell>
          <table:table-cell office:value-type="float" office:value="6212" table:style-name="ce37">
            <text:p>6,212</text:p>
          </table:table-cell>
          <table:table-cell office:value-type="float" office:value="4363" table:style-name="ce38">
            <text:p>4,363</text:p>
          </table:table-cell>
          <table:table-cell office:value-type="float" office:value="8309" table:style-name="ce37">
            <text:p>8,309</text:p>
          </table:table-cell>
          <table:table-cell office:value-type="float" office:value="2859" table:style-name="ce37">
            <text:p>2,859</text:p>
          </table:table-cell>
          <table:table-cell office:value-type="float" office:value="2179" table:style-name="ce37">
            <text:p>2,179</text:p>
          </table:table-cell>
          <table:table-cell office:value-type="float" office:value="1556" table:style-name="ce37">
            <text:p>1,556</text:p>
          </table:table-cell>
          <table:table-cell office:value-type="float" office:value="1040" table:style-name="ce37">
            <text:p>1,040</text:p>
          </table:table-cell>
          <table:table-cell office:value-type="float" office:value="675" table:style-name="ce38">
            <text:p>675</text:p>
          </table:table-cell>
          <table:table-cell office:value-type="float" office:value="1131" table:style-name="ce37">
            <text:p>1,13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90581" table:style-name="ce37">
            <text:p>3,590,581</text:p>
          </table:table-cell>
          <table:table-cell office:value-type="float" office:value="136782" table:style-name="ce37">
            <text:p>136,782</text:p>
          </table:table-cell>
          <table:table-cell office:value-type="float" office:value="24246" table:style-name="ce37">
            <text:p>24,246</text:p>
          </table:table-cell>
          <table:table-cell office:value-type="float" office:value="25936" table:style-name="ce37">
            <text:p>25,936</text:p>
          </table:table-cell>
          <table:table-cell office:value-type="float" office:value="27342" table:style-name="ce37">
            <text:p>27,342</text:p>
          </table:table-cell>
          <table:table-cell office:value-type="float" office:value="28970" table:style-name="ce37">
            <text:p>28,970</text:p>
          </table:table-cell>
          <table:table-cell office:value-type="float" office:value="30288" table:style-name="ce37">
            <text:p>30,288</text:p>
          </table:table-cell>
          <table:table-cell office:value-type="float" office:value="151969" table:style-name="ce37">
            <text:p>151,969</text:p>
          </table:table-cell>
          <table:table-cell office:value-type="float" office:value="30744" table:style-name="ce37">
            <text:p>30,744</text:p>
          </table:table-cell>
          <table:table-cell office:value-type="float" office:value="29060" table:style-name="ce37">
            <text:p>29,060</text:p>
          </table:table-cell>
          <table:table-cell office:value-type="float" office:value="34073" table:style-name="ce37">
            <text:p>34,073</text:p>
          </table:table-cell>
          <table:table-cell office:value-type="float" office:value="31403" table:style-name="ce37">
            <text:p>31,403</text:p>
          </table:table-cell>
          <table:table-cell office:value-type="float" office:value="26689" table:style-name="ce38">
            <text:p>26,689</text:p>
          </table:table-cell>
          <table:table-cell office:value-type="float" office:value="158279" table:style-name="ce37">
            <text:p>158,279</text:p>
          </table:table-cell>
          <table:table-cell office:value-type="float" office:value="29273" table:style-name="ce37">
            <text:p>29,273</text:p>
          </table:table-cell>
          <table:table-cell office:value-type="float" office:value="30833" table:style-name="ce37">
            <text:p>30,833</text:p>
          </table:table-cell>
          <table:table-cell office:value-type="float" office:value="32094" table:style-name="ce37">
            <text:p>32,094</text:p>
          </table:table-cell>
          <table:table-cell office:value-type="float" office:value="32762" table:style-name="ce37">
            <text:p>32,762</text:p>
          </table:table-cell>
          <table:table-cell office:value-type="float" office:value="33317" table:style-name="ce38">
            <text:p>33,317</text:p>
          </table:table-cell>
          <table:table-cell office:value-type="float" office:value="202223" table:style-name="ce37">
            <text:p>202,223</text:p>
          </table:table-cell>
          <table:table-cell office:value-type="float" office:value="35102" table:style-name="ce37">
            <text:p>35,102</text:p>
          </table:table-cell>
          <table:table-cell office:value-type="float" office:value="37095" table:style-name="ce37">
            <text:p>37,095</text:p>
          </table:table-cell>
          <table:table-cell office:value-type="float" office:value="40160" table:style-name="ce37">
            <text:p>40,160</text:p>
          </table:table-cell>
          <table:table-cell office:value-type="float" office:value="41317" table:style-name="ce37">
            <text:p>41,317</text:p>
          </table:table-cell>
          <table:table-cell office:value-type="float" office:value="48549" table:style-name="ce38">
            <text:p>48,549</text:p>
          </table:table-cell>
          <table:table-cell office:value-type="float" office:value="247342" table:style-name="ce37">
            <text:p>247,342</text:p>
          </table:table-cell>
          <table:table-cell office:value-type="float" office:value="47106" table:style-name="ce37">
            <text:p>47,106</text:p>
          </table:table-cell>
          <table:table-cell office:value-type="float" office:value="44669" table:style-name="ce37">
            <text:p>44,669</text:p>
          </table:table-cell>
          <table:table-cell office:value-type="float" office:value="50583" table:style-name="ce37">
            <text:p>50,583</text:p>
          </table:table-cell>
          <table:table-cell office:value-type="float" office:value="52618" table:style-name="ce37">
            <text:p>52,618</text:p>
          </table:table-cell>
          <table:table-cell office:value-type="float" office:value="52366" table:style-name="ce38">
            <text:p>52,366</text:p>
          </table:table-cell>
          <table:table-cell office:value-type="float" office:value="256752" table:style-name="ce37">
            <text:p>256,752</text:p>
          </table:table-cell>
          <table:table-cell office:value-type="float" office:value="51803" table:style-name="ce37">
            <text:p>51,803</text:p>
          </table:table-cell>
          <table:table-cell office:value-type="float" office:value="51757" table:style-name="ce37">
            <text:p>51,757</text:p>
          </table:table-cell>
          <table:table-cell office:value-type="float" office:value="51325" table:style-name="ce37">
            <text:p>51,325</text:p>
          </table:table-cell>
          <table:table-cell office:value-type="float" office:value="50345" table:style-name="ce37">
            <text:p>50,345</text:p>
          </table:table-cell>
          <table:table-cell office:value-type="float" office:value="51522" table:style-name="ce38">
            <text:p>51,522</text:p>
          </table:table-cell>
          <table:table-cell office:value-type="float" office:value="242255" table:style-name="ce37">
            <text:p>242,255</text:p>
          </table:table-cell>
          <table:table-cell office:value-type="float" office:value="49027" table:style-name="ce37">
            <text:p>49,027</text:p>
          </table:table-cell>
          <table:table-cell office:value-type="float" office:value="50876" table:style-name="ce37">
            <text:p>50,876</text:p>
          </table:table-cell>
          <table:table-cell office:value-type="float" office:value="47687" table:style-name="ce37">
            <text:p>47,687</text:p>
          </table:table-cell>
          <table:table-cell office:value-type="float" office:value="45710" table:style-name="ce37">
            <text:p>45,710</text:p>
          </table:table-cell>
          <table:table-cell office:value-type="float" office:value="48955" table:style-name="ce38">
            <text:p>48,955</text:p>
          </table:table-cell>
          <table:table-cell office:value-type="float" office:value="281534" table:style-name="ce37">
            <text:p>281,534</text:p>
          </table:table-cell>
          <table:table-cell office:value-type="float" office:value="52709" table:style-name="ce37">
            <text:p>52,709</text:p>
          </table:table-cell>
          <table:table-cell office:value-type="float" office:value="54516" table:style-name="ce37">
            <text:p>54,516</text:p>
          </table:table-cell>
          <table:table-cell office:value-type="float" office:value="57153" table:style-name="ce37">
            <text:p>57,153</text:p>
          </table:table-cell>
          <table:table-cell office:value-type="float" office:value="58421" table:style-name="ce37">
            <text:p>58,421</text:p>
          </table:table-cell>
          <table:table-cell office:value-type="float" office:value="58735" table:style-name="ce38">
            <text:p>58,735</text:p>
          </table:table-cell>
          <table:table-cell office:value-type="float" office:value="286401" table:style-name="ce37">
            <text:p>286,401</text:p>
          </table:table-cell>
          <table:table-cell office:value-type="float" office:value="59060" table:style-name="ce37">
            <text:p>59,060</text:p>
          </table:table-cell>
          <table:table-cell office:value-type="float" office:value="58442" table:style-name="ce37">
            <text:p>58,442</text:p>
          </table:table-cell>
          <table:table-cell office:value-type="float" office:value="55819" table:style-name="ce37">
            <text:p>55,819</text:p>
          </table:table-cell>
          <table:table-cell office:value-type="float" office:value="59213" table:style-name="ce37">
            <text:p>59,213</text:p>
          </table:table-cell>
          <table:table-cell office:value-type="float" office:value="53867" table:style-name="ce38">
            <text:p>53,867</text:p>
          </table:table-cell>
          <table:table-cell office:value-type="float" office:value="263483" table:style-name="ce37">
            <text:p>263,483</text:p>
          </table:table-cell>
          <table:table-cell office:value-type="float" office:value="51856" table:style-name="ce37">
            <text:p>51,856</text:p>
          </table:table-cell>
          <table:table-cell office:value-type="float" office:value="51449" table:style-name="ce37">
            <text:p>51,449</text:p>
          </table:table-cell>
          <table:table-cell office:value-type="float" office:value="51943" table:style-name="ce37">
            <text:p>51,943</text:p>
          </table:table-cell>
          <table:table-cell office:value-type="float" office:value="52942" table:style-name="ce37">
            <text:p>52,942</text:p>
          </table:table-cell>
          <table:table-cell office:value-type="float" office:value="55293" table:style-name="ce38">
            <text:p>55,293</text:p>
          </table:table-cell>
          <table:table-cell office:value-type="float" office:value="281317" table:style-name="ce37">
            <text:p>281,317</text:p>
          </table:table-cell>
          <table:table-cell office:value-type="float" office:value="56140" table:style-name="ce37">
            <text:p>56,140</text:p>
          </table:table-cell>
          <table:table-cell office:value-type="float" office:value="56402" table:style-name="ce37">
            <text:p>56,402</text:p>
          </table:table-cell>
          <table:table-cell office:value-type="float" office:value="55550" table:style-name="ce37">
            <text:p>55,550</text:p>
          </table:table-cell>
          <table:table-cell office:value-type="float" office:value="56679" table:style-name="ce37">
            <text:p>56,679</text:p>
          </table:table-cell>
          <table:table-cell office:value-type="float" office:value="56546" table:style-name="ce38">
            <text:p>56,546</text:p>
          </table:table-cell>
          <table:table-cell office:value-type="float" office:value="286205" table:style-name="ce37">
            <text:p>286,205</text:p>
          </table:table-cell>
          <table:table-cell office:value-type="float" office:value="58182" table:style-name="ce37">
            <text:p>58,182</text:p>
          </table:table-cell>
          <table:table-cell office:value-type="float" office:value="57832" table:style-name="ce37">
            <text:p>57,832</text:p>
          </table:table-cell>
          <table:table-cell office:value-type="float" office:value="58018" table:style-name="ce37">
            <text:p>58,018</text:p>
          </table:table-cell>
          <table:table-cell office:value-type="float" office:value="57366" table:style-name="ce37">
            <text:p>57,366</text:p>
          </table:table-cell>
          <table:table-cell office:value-type="float" office:value="54807" table:style-name="ce38">
            <text:p>54,807</text:p>
          </table:table-cell>
          <table:table-cell office:value-type="float" office:value="251926" table:style-name="ce37">
            <text:p>251,926</text:p>
          </table:table-cell>
          <table:table-cell office:value-type="float" office:value="54537" table:style-name="ce37">
            <text:p>54,537</text:p>
          </table:table-cell>
          <table:table-cell office:value-type="float" office:value="54125" table:style-name="ce37">
            <text:p>54,125</text:p>
          </table:table-cell>
          <table:table-cell office:value-type="float" office:value="47641" table:style-name="ce37">
            <text:p>47,641</text:p>
          </table:table-cell>
          <table:table-cell office:value-type="float" office:value="48523" table:style-name="ce37">
            <text:p>48,523</text:p>
          </table:table-cell>
          <table:table-cell office:value-type="float" office:value="47100" table:style-name="ce38">
            <text:p>47,100</text:p>
          </table:table-cell>
          <table:table-cell office:value-type="float" office:value="201655" table:style-name="ce37">
            <text:p>201,655</text:p>
          </table:table-cell>
          <table:table-cell office:value-type="float" office:value="45213" table:style-name="ce37">
            <text:p>45,213</text:p>
          </table:table-cell>
          <table:table-cell office:value-type="float" office:value="41858" table:style-name="ce37">
            <text:p>41,858</text:p>
          </table:table-cell>
          <table:table-cell office:value-type="float" office:value="39822" table:style-name="ce37">
            <text:p>39,822</text:p>
          </table:table-cell>
          <table:table-cell office:value-type="float" office:value="40103" table:style-name="ce37">
            <text:p>40,103</text:p>
          </table:table-cell>
          <table:table-cell office:value-type="float" office:value="34659" table:style-name="ce38">
            <text:p>34,659</text:p>
          </table:table-cell>
          <table:table-cell office:value-type="float" office:value="120815" table:style-name="ce37">
            <text:p>120,815</text:p>
          </table:table-cell>
          <table:table-cell office:value-type="float" office:value="30524" table:style-name="ce37">
            <text:p>30,524</text:p>
          </table:table-cell>
          <table:table-cell office:value-type="float" office:value="29466" table:style-name="ce37">
            <text:p>29,466</text:p>
          </table:table-cell>
          <table:table-cell office:value-type="float" office:value="24296" table:style-name="ce37">
            <text:p>24,296</text:p>
          </table:table-cell>
          <table:table-cell office:value-type="float" office:value="20982" table:style-name="ce37">
            <text:p>20,982</text:p>
          </table:table-cell>
          <table:table-cell office:value-type="float" office:value="15547" table:style-name="ce38">
            <text:p>15,547</text:p>
          </table:table-cell>
          <table:table-cell office:value-type="float" office:value="94088" table:style-name="ce37">
            <text:p>94,088</text:p>
          </table:table-cell>
          <table:table-cell office:value-type="float" office:value="18782" table:style-name="ce37">
            <text:p>18,782</text:p>
          </table:table-cell>
          <table:table-cell office:value-type="float" office:value="19375" table:style-name="ce37">
            <text:p>19,375</text:p>
          </table:table-cell>
          <table:table-cell office:value-type="float" office:value="19014" table:style-name="ce37">
            <text:p>19,014</text:p>
          </table:table-cell>
          <table:table-cell office:value-type="float" office:value="18468" table:style-name="ce37">
            <text:p>18,468</text:p>
          </table:table-cell>
          <table:table-cell office:value-type="float" office:value="18449" table:style-name="ce38">
            <text:p>18,449</text:p>
          </table:table-cell>
          <table:table-cell office:value-type="float" office:value="70122" table:style-name="ce37">
            <text:p>70,122</text:p>
          </table:table-cell>
          <table:table-cell office:value-type="float" office:value="17191" table:style-name="ce37">
            <text:p>17,191</text:p>
          </table:table-cell>
          <table:table-cell office:value-type="float" office:value="15407" table:style-name="ce37">
            <text:p>15,407</text:p>
          </table:table-cell>
          <table:table-cell office:value-type="float" office:value="13989" table:style-name="ce37">
            <text:p>13,989</text:p>
          </table:table-cell>
          <table:table-cell office:value-type="float" office:value="12513" table:style-name="ce37">
            <text:p>12,513</text:p>
          </table:table-cell>
          <table:table-cell office:value-type="float" office:value="11022" table:style-name="ce38">
            <text:p>11,022</text:p>
          </table:table-cell>
          <table:table-cell office:value-type="float" office:value="38561" table:style-name="ce37">
            <text:p>38,561</text:p>
          </table:table-cell>
          <table:table-cell office:value-type="float" office:value="9852" table:style-name="ce37">
            <text:p>9,852</text:p>
          </table:table-cell>
          <table:table-cell office:value-type="float" office:value="8578" table:style-name="ce37">
            <text:p>8,578</text:p>
          </table:table-cell>
          <table:table-cell office:value-type="float" office:value="7514" table:style-name="ce37">
            <text:p>7,514</text:p>
          </table:table-cell>
          <table:table-cell office:value-type="float" office:value="6854" table:style-name="ce37">
            <text:p>6,854</text:p>
          </table:table-cell>
          <table:table-cell office:value-type="float" office:value="5763" table:style-name="ce38">
            <text:p>5,763</text:p>
          </table:table-cell>
          <table:table-cell office:value-type="float" office:value="15389" table:style-name="ce37">
            <text:p>15,389</text:p>
          </table:table-cell>
          <table:table-cell office:value-type="float" office:value="4638" table:style-name="ce37">
            <text:p>4,638</text:p>
          </table:table-cell>
          <table:table-cell office:value-type="float" office:value="3702" table:style-name="ce37">
            <text:p>3,702</text:p>
          </table:table-cell>
          <table:table-cell office:value-type="float" office:value="2939" table:style-name="ce37">
            <text:p>2,939</text:p>
          </table:table-cell>
          <table:table-cell office:value-type="float" office:value="2432" table:style-name="ce37">
            <text:p>2,432</text:p>
          </table:table-cell>
          <table:table-cell office:value-type="float" office:value="1678" table:style-name="ce38">
            <text:p>1,678</text:p>
          </table:table-cell>
          <table:table-cell office:value-type="float" office:value="3055" table:style-name="ce37">
            <text:p>3,055</text:p>
          </table:table-cell>
          <table:table-cell office:value-type="float" office:value="1097" table:style-name="ce37">
            <text:p>1,097</text:p>
          </table:table-cell>
          <table:table-cell office:value-type="float" office:value="773" table:style-name="ce37">
            <text:p>773</text:p>
          </table:table-cell>
          <table:table-cell office:value-type="float" office:value="562" table:style-name="ce37">
            <text:p>562</text:p>
          </table:table-cell>
          <table:table-cell office:value-type="float" office:value="389" table:style-name="ce37">
            <text:p>389</text:p>
          </table:table-cell>
          <table:table-cell office:value-type="float" office:value="234" table:style-name="ce38">
            <text:p>234</text:p>
          </table:table-cell>
          <table:table-cell office:value-type="float" office:value="428" table:style-name="ce37">
            <text:p>42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68128" table:style-name="ce39">
            <text:p>3,468,128</text:p>
          </table:table-cell>
          <table:table-cell office:value-type="float" office:value="127091" table:style-name="ce40">
            <text:p>127,091</text:p>
          </table:table-cell>
          <table:table-cell office:value-type="float" office:value="22539" table:style-name="ce39">
            <text:p>22,539</text:p>
          </table:table-cell>
          <table:table-cell office:value-type="float" office:value="24114" table:style-name="ce39">
            <text:p>24,114</text:p>
          </table:table-cell>
          <table:table-cell office:value-type="float" office:value="25279" table:style-name="ce39">
            <text:p>25,279</text:p>
          </table:table-cell>
          <table:table-cell office:value-type="float" office:value="27107" table:style-name="ce39">
            <text:p>27,107</text:p>
          </table:table-cell>
          <table:table-cell office:value-type="float" office:value="28052" table:style-name="ce39">
            <text:p>28,052</text:p>
          </table:table-cell>
          <table:table-cell office:value-type="float" office:value="140616" table:style-name="ce39">
            <text:p>140,616</text:p>
          </table:table-cell>
          <table:table-cell office:value-type="float" office:value="28742" table:style-name="ce39">
            <text:p>28,742</text:p>
          </table:table-cell>
          <table:table-cell office:value-type="float" office:value="26858" table:style-name="ce39">
            <text:p>26,858</text:p>
          </table:table-cell>
          <table:table-cell office:value-type="float" office:value="31516" table:style-name="ce39">
            <text:p>31,516</text:p>
          </table:table-cell>
          <table:table-cell office:value-type="float" office:value="29024" table:style-name="ce39">
            <text:p>29,024</text:p>
          </table:table-cell>
          <table:table-cell office:value-type="float" office:value="24476" table:style-name="ce40">
            <text:p>24,476</text:p>
          </table:table-cell>
          <table:table-cell office:value-type="float" office:value="143841" table:style-name="ce39">
            <text:p>143,841</text:p>
          </table:table-cell>
          <table:table-cell office:value-type="float" office:value="26767" table:style-name="ce39">
            <text:p>26,767</text:p>
          </table:table-cell>
          <table:table-cell office:value-type="float" office:value="27831" table:style-name="ce39">
            <text:p>27,831</text:p>
          </table:table-cell>
          <table:table-cell office:value-type="float" office:value="29119" table:style-name="ce39">
            <text:p>29,119</text:p>
          </table:table-cell>
          <table:table-cell office:value-type="float" office:value="29762" table:style-name="ce39">
            <text:p>29,762</text:p>
          </table:table-cell>
          <table:table-cell office:value-type="float" office:value="30362" table:style-name="ce40">
            <text:p>30,362</text:p>
          </table:table-cell>
          <table:table-cell office:value-type="float" office:value="183425" table:style-name="ce39">
            <text:p>183,425</text:p>
          </table:table-cell>
          <table:table-cell office:value-type="float" office:value="31851" table:style-name="ce39">
            <text:p>31,851</text:p>
          </table:table-cell>
          <table:table-cell office:value-type="float" office:value="33169" table:style-name="ce39">
            <text:p>33,169</text:p>
          </table:table-cell>
          <table:table-cell office:value-type="float" office:value="36239" table:style-name="ce39">
            <text:p>36,239</text:p>
          </table:table-cell>
          <table:table-cell office:value-type="float" office:value="38023" table:style-name="ce39">
            <text:p>38,023</text:p>
          </table:table-cell>
          <table:table-cell office:value-type="float" office:value="44143" table:style-name="ce40">
            <text:p>44,143</text:p>
          </table:table-cell>
          <table:table-cell office:value-type="float" office:value="225699" table:style-name="ce39">
            <text:p>225,699</text:p>
          </table:table-cell>
          <table:table-cell office:value-type="float" office:value="42614" table:style-name="ce39">
            <text:p>42,614</text:p>
          </table:table-cell>
          <table:table-cell office:value-type="float" office:value="40763" table:style-name="ce39">
            <text:p>40,763</text:p>
          </table:table-cell>
          <table:table-cell office:value-type="float" office:value="46380" table:style-name="ce39">
            <text:p>46,380</text:p>
          </table:table-cell>
          <table:table-cell office:value-type="float" office:value="47986" table:style-name="ce39">
            <text:p>47,986</text:p>
          </table:table-cell>
          <table:table-cell office:value-type="float" office:value="47956" table:style-name="ce40">
            <text:p>47,956</text:p>
          </table:table-cell>
          <table:table-cell office:value-type="float" office:value="231099" table:style-name="ce39">
            <text:p>231,099</text:p>
          </table:table-cell>
          <table:table-cell office:value-type="float" office:value="47772" table:style-name="ce39">
            <text:p>47,772</text:p>
          </table:table-cell>
          <table:table-cell office:value-type="float" office:value="47291" table:style-name="ce39">
            <text:p>47,291</text:p>
          </table:table-cell>
          <table:table-cell office:value-type="float" office:value="46266" table:style-name="ce39">
            <text:p>46,266</text:p>
          </table:table-cell>
          <table:table-cell office:value-type="float" office:value="44671" table:style-name="ce39">
            <text:p>44,671</text:p>
          </table:table-cell>
          <table:table-cell office:value-type="float" office:value="45099" table:style-name="ce40">
            <text:p>45,099</text:p>
          </table:table-cell>
          <table:table-cell office:value-type="float" office:value="217367" table:style-name="ce39">
            <text:p>217,367</text:p>
          </table:table-cell>
          <table:table-cell office:value-type="float" office:value="43663" table:style-name="ce39">
            <text:p>43,663</text:p>
          </table:table-cell>
          <table:table-cell office:value-type="float" office:value="45072" table:style-name="ce39">
            <text:p>45,072</text:p>
          </table:table-cell>
          <table:table-cell office:value-type="float" office:value="42018" table:style-name="ce39">
            <text:p>42,018</text:p>
          </table:table-cell>
          <table:table-cell office:value-type="float" office:value="41489" table:style-name="ce39">
            <text:p>41,489</text:p>
          </table:table-cell>
          <table:table-cell office:value-type="float" office:value="45125" table:style-name="ce40">
            <text:p>45,125</text:p>
          </table:table-cell>
          <table:table-cell office:value-type="float" office:value="269478" table:style-name="ce39">
            <text:p>269,478</text:p>
          </table:table-cell>
          <table:table-cell office:value-type="float" office:value="49177" table:style-name="ce39">
            <text:p>49,177</text:p>
          </table:table-cell>
          <table:table-cell office:value-type="float" office:value="51294" table:style-name="ce39">
            <text:p>51,294</text:p>
          </table:table-cell>
          <table:table-cell office:value-type="float" office:value="55019" table:style-name="ce39">
            <text:p>55,019</text:p>
          </table:table-cell>
          <table:table-cell office:value-type="float" office:value="56845" table:style-name="ce39">
            <text:p>56,845</text:p>
          </table:table-cell>
          <table:table-cell office:value-type="float" office:value="57143" table:style-name="ce40">
            <text:p>57,143</text:p>
          </table:table-cell>
          <table:table-cell office:value-type="float" office:value="278930" table:style-name="ce39">
            <text:p>278,930</text:p>
          </table:table-cell>
          <table:table-cell office:value-type="float" office:value="57474" table:style-name="ce39">
            <text:p>57,474</text:p>
          </table:table-cell>
          <table:table-cell office:value-type="float" office:value="56953" table:style-name="ce39">
            <text:p>56,953</text:p>
          </table:table-cell>
          <table:table-cell office:value-type="float" office:value="54629" table:style-name="ce39">
            <text:p>54,629</text:p>
          </table:table-cell>
          <table:table-cell office:value-type="float" office:value="57971" table:style-name="ce39">
            <text:p>57,971</text:p>
          </table:table-cell>
          <table:table-cell office:value-type="float" office:value="51903" table:style-name="ce40">
            <text:p>51,903</text:p>
          </table:table-cell>
          <table:table-cell office:value-type="float" office:value="252556" table:style-name="ce39">
            <text:p>252,556</text:p>
          </table:table-cell>
          <table:table-cell office:value-type="float" office:value="50301" table:style-name="ce39">
            <text:p>50,301</text:p>
          </table:table-cell>
          <table:table-cell office:value-type="float" office:value="49775" table:style-name="ce39">
            <text:p>49,775</text:p>
          </table:table-cell>
          <table:table-cell office:value-type="float" office:value="49801" table:style-name="ce39">
            <text:p>49,801</text:p>
          </table:table-cell>
          <table:table-cell office:value-type="float" office:value="50720" table:style-name="ce39">
            <text:p>50,720</text:p>
          </table:table-cell>
          <table:table-cell office:value-type="float" office:value="51959" table:style-name="ce40">
            <text:p>51,959</text:p>
          </table:table-cell>
          <table:table-cell office:value-type="float" office:value="257127" table:style-name="ce39">
            <text:p>257,127</text:p>
          </table:table-cell>
          <table:table-cell office:value-type="float" office:value="52125" table:style-name="ce39">
            <text:p>52,125</text:p>
          </table:table-cell>
          <table:table-cell office:value-type="float" office:value="51686" table:style-name="ce39">
            <text:p>51,686</text:p>
          </table:table-cell>
          <table:table-cell office:value-type="float" office:value="50676" table:style-name="ce39">
            <text:p>50,676</text:p>
          </table:table-cell>
          <table:table-cell office:value-type="float" office:value="50964" table:style-name="ce39">
            <text:p>50,964</text:p>
          </table:table-cell>
          <table:table-cell office:value-type="float" office:value="51676" table:style-name="ce40">
            <text:p>51,676</text:p>
          </table:table-cell>
          <table:table-cell office:value-type="float" office:value="265069" table:style-name="ce39">
            <text:p>265,069</text:p>
          </table:table-cell>
          <table:table-cell office:value-type="float" office:value="53045" table:style-name="ce39">
            <text:p>53,045</text:p>
          </table:table-cell>
          <table:table-cell office:value-type="float" office:value="53404" table:style-name="ce39">
            <text:p>53,404</text:p>
          </table:table-cell>
          <table:table-cell office:value-type="float" office:value="54065" table:style-name="ce39">
            <text:p>54,065</text:p>
          </table:table-cell>
          <table:table-cell office:value-type="float" office:value="53442" table:style-name="ce39">
            <text:p>53,442</text:p>
          </table:table-cell>
          <table:table-cell office:value-type="float" office:value="51113" table:style-name="ce40">
            <text:p>51,113</text:p>
          </table:table-cell>
          <table:table-cell office:value-type="float" office:value="242726" table:style-name="ce39">
            <text:p>242,726</text:p>
          </table:table-cell>
          <table:table-cell office:value-type="float" office:value="51745" table:style-name="ce39">
            <text:p>51,745</text:p>
          </table:table-cell>
          <table:table-cell office:value-type="float" office:value="51402" table:style-name="ce39">
            <text:p>51,402</text:p>
          </table:table-cell>
          <table:table-cell office:value-type="float" office:value="46096" table:style-name="ce39">
            <text:p>46,096</text:p>
          </table:table-cell>
          <table:table-cell office:value-type="float" office:value="47332" table:style-name="ce39">
            <text:p>47,332</text:p>
          </table:table-cell>
          <table:table-cell office:value-type="float" office:value="46151" table:style-name="ce40">
            <text:p>46,151</text:p>
          </table:table-cell>
          <table:table-cell office:value-type="float" office:value="205558" table:style-name="ce39">
            <text:p>205,558</text:p>
          </table:table-cell>
          <table:table-cell office:value-type="float" office:value="44990" table:style-name="ce39">
            <text:p>44,990</text:p>
          </table:table-cell>
          <table:table-cell office:value-type="float" office:value="42049" table:style-name="ce39">
            <text:p>42,049</text:p>
          </table:table-cell>
          <table:table-cell office:value-type="float" office:value="40795" table:style-name="ce39">
            <text:p>40,795</text:p>
          </table:table-cell>
          <table:table-cell office:value-type="float" office:value="41810" table:style-name="ce39">
            <text:p>41,810</text:p>
          </table:table-cell>
          <table:table-cell office:value-type="float" office:value="35914" table:style-name="ce40">
            <text:p>35,914</text:p>
          </table:table-cell>
          <table:table-cell office:value-type="float" office:value="133134" table:style-name="ce39">
            <text:p>133,134</text:p>
          </table:table-cell>
          <table:table-cell office:value-type="float" office:value="32304" table:style-name="ce39">
            <text:p>32,304</text:p>
          </table:table-cell>
          <table:table-cell office:value-type="float" office:value="32670" table:style-name="ce39">
            <text:p>32,670</text:p>
          </table:table-cell>
          <table:table-cell office:value-type="float" office:value="26407" table:style-name="ce39">
            <text:p>26,407</text:p>
          </table:table-cell>
          <table:table-cell office:value-type="float" office:value="23671" table:style-name="ce39">
            <text:p>23,671</text:p>
          </table:table-cell>
          <table:table-cell office:value-type="float" office:value="18082" table:style-name="ce40">
            <text:p>18,082</text:p>
          </table:table-cell>
          <table:table-cell office:value-type="float" office:value="113477" table:style-name="ce39">
            <text:p>113,477</text:p>
          </table:table-cell>
          <table:table-cell office:value-type="float" office:value="22214" table:style-name="ce39">
            <text:p>22,214</text:p>
          </table:table-cell>
          <table:table-cell office:value-type="float" office:value="22724" table:style-name="ce39">
            <text:p>22,724</text:p>
          </table:table-cell>
          <table:table-cell office:value-type="float" office:value="23141" table:style-name="ce39">
            <text:p>23,141</text:p>
          </table:table-cell>
          <table:table-cell office:value-type="float" office:value="22535" table:style-name="ce39">
            <text:p>22,535</text:p>
          </table:table-cell>
          <table:table-cell office:value-type="float" office:value="22863" table:style-name="ce40">
            <text:p>22,863</text:p>
          </table:table-cell>
          <table:table-cell office:value-type="float" office:value="93926" table:style-name="ce39">
            <text:p>93,926</text:p>
          </table:table-cell>
          <table:table-cell office:value-type="float" office:value="21984" table:style-name="ce39">
            <text:p>21,984</text:p>
          </table:table-cell>
          <table:table-cell office:value-type="float" office:value="20183" table:style-name="ce39">
            <text:p>20,183</text:p>
          </table:table-cell>
          <table:table-cell office:value-type="float" office:value="18624" table:style-name="ce39">
            <text:p>18,624</text:p>
          </table:table-cell>
          <table:table-cell office:value-type="float" office:value="17296" table:style-name="ce39">
            <text:p>17,296</text:p>
          </table:table-cell>
          <table:table-cell office:value-type="float" office:value="15839" table:style-name="ce40">
            <text:p>15,839</text:p>
          </table:table-cell>
          <table:table-cell office:value-type="float" office:value="57273" table:style-name="ce39">
            <text:p>57,273</text:p>
          </table:table-cell>
          <table:table-cell office:value-type="float" office:value="14553" table:style-name="ce39">
            <text:p>14,553</text:p>
          </table:table-cell>
          <table:table-cell office:value-type="float" office:value="12964" table:style-name="ce39">
            <text:p>12,964</text:p>
          </table:table-cell>
          <table:table-cell office:value-type="float" office:value="11203" table:style-name="ce39">
            <text:p>11,203</text:p>
          </table:table-cell>
          <table:table-cell office:value-type="float" office:value="10023" table:style-name="ce39">
            <text:p>10,023</text:p>
          </table:table-cell>
          <table:table-cell office:value-type="float" office:value="8530" table:style-name="ce40">
            <text:p>8,530</text:p>
          </table:table-cell>
          <table:table-cell office:value-type="float" office:value="23779" table:style-name="ce39">
            <text:p>23,779</text:p>
          </table:table-cell>
          <table:table-cell office:value-type="float" office:value="7272" table:style-name="ce39">
            <text:p>7,272</text:p>
          </table:table-cell>
          <table:table-cell office:value-type="float" office:value="5627" table:style-name="ce39">
            <text:p>5,627</text:p>
          </table:table-cell>
          <table:table-cell office:value-type="float" office:value="4415" table:style-name="ce39">
            <text:p>4,415</text:p>
          </table:table-cell>
          <table:table-cell office:value-type="float" office:value="3780" table:style-name="ce39">
            <text:p>3,780</text:p>
          </table:table-cell>
          <table:table-cell office:value-type="float" office:value="2685" table:style-name="ce40">
            <text:p>2,685</text:p>
          </table:table-cell>
          <table:table-cell office:value-type="float" office:value="5254" table:style-name="ce39">
            <text:p>5,254</text:p>
          </table:table-cell>
          <table:table-cell office:value-type="float" office:value="1762" table:style-name="ce39">
            <text:p>1,762</text:p>
          </table:table-cell>
          <table:table-cell office:value-type="float" office:value="1406" table:style-name="ce39">
            <text:p>1,406</text:p>
          </table:table-cell>
          <table:table-cell office:value-type="float" office:value="994" table:style-name="ce39">
            <text:p>994</text:p>
          </table:table-cell>
          <table:table-cell office:value-type="float" office:value="651" table:style-name="ce39">
            <text:p>651</text:p>
          </table:table-cell>
          <table:table-cell office:value-type="float" office:value="441" table:style-name="ce40">
            <text:p>441</text:p>
          </table:table-cell>
          <table:table-cell office:value-type="float" office:value="703" table:style-name="ce39">
            <text:p>70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3915" table:style-name="ce52">
            <text:p>453,915</text:p>
          </table:table-cell>
          <table:table-cell office:value-type="float" office:value="16476" table:style-name="ce52">
            <text:p>16,476</text:p>
          </table:table-cell>
          <table:table-cell office:value-type="float" office:value="2848" table:style-name="ce52">
            <text:p>2,848</text:p>
          </table:table-cell>
          <table:table-cell office:value-type="float" office:value="3031" table:style-name="ce52">
            <text:p>3,031</text:p>
          </table:table-cell>
          <table:table-cell office:value-type="float" office:value="3314" table:style-name="ce52">
            <text:p>3,314</text:p>
          </table:table-cell>
          <table:table-cell office:value-type="float" office:value="3615" table:style-name="ce52">
            <text:p>3,615</text:p>
          </table:table-cell>
          <table:table-cell office:value-type="float" office:value="3668" table:style-name="ce52">
            <text:p>3,668</text:p>
          </table:table-cell>
          <table:table-cell office:value-type="float" office:value="18280" table:style-name="ce52">
            <text:p>18,280</text:p>
          </table:table-cell>
          <table:table-cell office:value-type="float" office:value="3648" table:style-name="ce52">
            <text:p>3,648</text:p>
          </table:table-cell>
          <table:table-cell office:value-type="float" office:value="3525" table:style-name="ce52">
            <text:p>3,525</text:p>
          </table:table-cell>
          <table:table-cell office:value-type="float" office:value="4052" table:style-name="ce52">
            <text:p>4,052</text:p>
          </table:table-cell>
          <table:table-cell office:value-type="float" office:value="3756" table:style-name="ce52">
            <text:p>3,756</text:p>
          </table:table-cell>
          <table:table-cell office:value-type="float" office:value="3299" table:style-name="ce53">
            <text:p>3,299</text:p>
          </table:table-cell>
          <table:table-cell office:value-type="float" office:value="18740" table:style-name="ce52">
            <text:p>18,740</text:p>
          </table:table-cell>
          <table:table-cell office:value-type="float" office:value="3506" table:style-name="ce52">
            <text:p>3,506</text:p>
          </table:table-cell>
          <table:table-cell office:value-type="float" office:value="3689" table:style-name="ce52">
            <text:p>3,689</text:p>
          </table:table-cell>
          <table:table-cell office:value-type="float" office:value="3725" table:style-name="ce52">
            <text:p>3,725</text:p>
          </table:table-cell>
          <table:table-cell office:value-type="float" office:value="3798" table:style-name="ce52">
            <text:p>3,798</text:p>
          </table:table-cell>
          <table:table-cell office:value-type="float" office:value="4022" table:style-name="ce53">
            <text:p>4,022</text:p>
          </table:table-cell>
          <table:table-cell office:value-type="float" office:value="23833" table:style-name="ce52">
            <text:p>23,833</text:p>
          </table:table-cell>
          <table:table-cell office:value-type="float" office:value="4177" table:style-name="ce52">
            <text:p>4,177</text:p>
          </table:table-cell>
          <table:table-cell office:value-type="float" office:value="4385" table:style-name="ce52">
            <text:p>4,385</text:p>
          </table:table-cell>
          <table:table-cell office:value-type="float" office:value="4667" table:style-name="ce52">
            <text:p>4,667</text:p>
          </table:table-cell>
          <table:table-cell office:value-type="float" office:value="4873" table:style-name="ce52">
            <text:p>4,873</text:p>
          </table:table-cell>
          <table:table-cell office:value-type="float" office:value="5731" table:style-name="ce53">
            <text:p>5,731</text:p>
          </table:table-cell>
          <table:table-cell office:value-type="float" office:value="31124" table:style-name="ce52">
            <text:p>31,124</text:p>
          </table:table-cell>
          <table:table-cell office:value-type="float" office:value="5722" table:style-name="ce52">
            <text:p>5,722</text:p>
          </table:table-cell>
          <table:table-cell office:value-type="float" office:value="5460" table:style-name="ce52">
            <text:p>5,460</text:p>
          </table:table-cell>
          <table:table-cell office:value-type="float" office:value="6482" table:style-name="ce52">
            <text:p>6,482</text:p>
          </table:table-cell>
          <table:table-cell office:value-type="float" office:value="6648" table:style-name="ce52">
            <text:p>6,648</text:p>
          </table:table-cell>
          <table:table-cell office:value-type="float" office:value="6812" table:style-name="ce53">
            <text:p>6,812</text:p>
          </table:table-cell>
          <table:table-cell office:value-type="float" office:value="33044" table:style-name="ce52">
            <text:p>33,044</text:p>
          </table:table-cell>
          <table:table-cell office:value-type="float" office:value="6670" table:style-name="ce52">
            <text:p>6,670</text:p>
          </table:table-cell>
          <table:table-cell office:value-type="float" office:value="6760" table:style-name="ce52">
            <text:p>6,760</text:p>
          </table:table-cell>
          <table:table-cell office:value-type="float" office:value="6647" table:style-name="ce52">
            <text:p>6,647</text:p>
          </table:table-cell>
          <table:table-cell office:value-type="float" office:value="6462" table:style-name="ce52">
            <text:p>6,462</text:p>
          </table:table-cell>
          <table:table-cell office:value-type="float" office:value="6505" table:style-name="ce53">
            <text:p>6,505</text:p>
          </table:table-cell>
          <table:table-cell office:value-type="float" office:value="29627" table:style-name="ce52">
            <text:p>29,627</text:p>
          </table:table-cell>
          <table:table-cell office:value-type="float" office:value="6233" table:style-name="ce52">
            <text:p>6,233</text:p>
          </table:table-cell>
          <table:table-cell office:value-type="float" office:value="6331" table:style-name="ce52">
            <text:p>6,331</text:p>
          </table:table-cell>
          <table:table-cell office:value-type="float" office:value="5803" table:style-name="ce52">
            <text:p>5,803</text:p>
          </table:table-cell>
          <table:table-cell office:value-type="float" office:value="5398" table:style-name="ce52">
            <text:p>5,398</text:p>
          </table:table-cell>
          <table:table-cell office:value-type="float" office:value="5862" table:style-name="ce53">
            <text:p>5,862</text:p>
          </table:table-cell>
          <table:table-cell office:value-type="float" office:value="33675" table:style-name="ce52">
            <text:p>33,675</text:p>
          </table:table-cell>
          <table:table-cell office:value-type="float" office:value="6304" table:style-name="ce52">
            <text:p>6,304</text:p>
          </table:table-cell>
          <table:table-cell office:value-type="float" office:value="6561" table:style-name="ce52">
            <text:p>6,561</text:p>
          </table:table-cell>
          <table:table-cell office:value-type="float" office:value="6745" table:style-name="ce52">
            <text:p>6,745</text:p>
          </table:table-cell>
          <table:table-cell office:value-type="float" office:value="7012" table:style-name="ce52">
            <text:p>7,012</text:p>
          </table:table-cell>
          <table:table-cell office:value-type="float" office:value="7053" table:style-name="ce53">
            <text:p>7,053</text:p>
          </table:table-cell>
          <table:table-cell office:value-type="float" office:value="34246" table:style-name="ce52">
            <text:p>34,246</text:p>
          </table:table-cell>
          <table:table-cell office:value-type="float" office:value="6984" table:style-name="ce52">
            <text:p>6,984</text:p>
          </table:table-cell>
          <table:table-cell office:value-type="float" office:value="6916" table:style-name="ce52">
            <text:p>6,916</text:p>
          </table:table-cell>
          <table:table-cell office:value-type="float" office:value="6663" table:style-name="ce52">
            <text:p>6,663</text:p>
          </table:table-cell>
          <table:table-cell office:value-type="float" office:value="7207" table:style-name="ce52">
            <text:p>7,207</text:p>
          </table:table-cell>
          <table:table-cell office:value-type="float" office:value="6476" table:style-name="ce53">
            <text:p>6,476</text:p>
          </table:table-cell>
          <table:table-cell office:value-type="float" office:value="33471" table:style-name="ce52">
            <text:p>33,471</text:p>
          </table:table-cell>
          <table:table-cell office:value-type="float" office:value="6666" table:style-name="ce52">
            <text:p>6,666</text:p>
          </table:table-cell>
          <table:table-cell office:value-type="float" office:value="6499" table:style-name="ce52">
            <text:p>6,499</text:p>
          </table:table-cell>
          <table:table-cell office:value-type="float" office:value="6618" table:style-name="ce52">
            <text:p>6,618</text:p>
          </table:table-cell>
          <table:table-cell office:value-type="float" office:value="6538" table:style-name="ce52">
            <text:p>6,538</text:p>
          </table:table-cell>
          <table:table-cell office:value-type="float" office:value="7150" table:style-name="ce53">
            <text:p>7,150</text:p>
          </table:table-cell>
          <table:table-cell office:value-type="float" office:value="35681" table:style-name="ce52">
            <text:p>35,681</text:p>
          </table:table-cell>
          <table:table-cell office:value-type="float" office:value="7234" table:style-name="ce52">
            <text:p>7,234</text:p>
          </table:table-cell>
          <table:table-cell office:value-type="float" office:value="7187" table:style-name="ce52">
            <text:p>7,187</text:p>
          </table:table-cell>
          <table:table-cell office:value-type="float" office:value="7181" table:style-name="ce52">
            <text:p>7,181</text:p>
          </table:table-cell>
          <table:table-cell office:value-type="float" office:value="7131" table:style-name="ce52">
            <text:p>7,131</text:p>
          </table:table-cell>
          <table:table-cell office:value-type="float" office:value="6948" table:style-name="ce53">
            <text:p>6,948</text:p>
          </table:table-cell>
          <table:table-cell office:value-type="float" office:value="36608" table:style-name="ce52">
            <text:p>36,608</text:p>
          </table:table-cell>
          <table:table-cell office:value-type="float" office:value="7509" table:style-name="ce52">
            <text:p>7,509</text:p>
          </table:table-cell>
          <table:table-cell office:value-type="float" office:value="7412" table:style-name="ce52">
            <text:p>7,412</text:p>
          </table:table-cell>
          <table:table-cell office:value-type="float" office:value="7403" table:style-name="ce52">
            <text:p>7,403</text:p>
          </table:table-cell>
          <table:table-cell office:value-type="float" office:value="7285" table:style-name="ce52">
            <text:p>7,285</text:p>
          </table:table-cell>
          <table:table-cell office:value-type="float" office:value="6999" table:style-name="ce53">
            <text:p>6,999</text:p>
          </table:table-cell>
          <table:table-cell office:value-type="float" office:value="32714" table:style-name="ce52">
            <text:p>32,714</text:p>
          </table:table-cell>
          <table:table-cell office:value-type="float" office:value="7063" table:style-name="ce52">
            <text:p>7,063</text:p>
          </table:table-cell>
          <table:table-cell office:value-type="float" office:value="6932" table:style-name="ce52">
            <text:p>6,932</text:p>
          </table:table-cell>
          <table:table-cell office:value-type="float" office:value="6217" table:style-name="ce52">
            <text:p>6,217</text:p>
          </table:table-cell>
          <table:table-cell office:value-type="float" office:value="6343" table:style-name="ce52">
            <text:p>6,343</text:p>
          </table:table-cell>
          <table:table-cell office:value-type="float" office:value="6159" table:style-name="ce53">
            <text:p>6,159</text:p>
          </table:table-cell>
          <table:table-cell office:value-type="float" office:value="26129" table:style-name="ce52">
            <text:p>26,129</text:p>
          </table:table-cell>
          <table:table-cell office:value-type="float" office:value="5904" table:style-name="ce52">
            <text:p>5,904</text:p>
          </table:table-cell>
          <table:table-cell office:value-type="float" office:value="5440" table:style-name="ce52">
            <text:p>5,440</text:p>
          </table:table-cell>
          <table:table-cell office:value-type="float" office:value="5036" table:style-name="ce52">
            <text:p>5,036</text:p>
          </table:table-cell>
          <table:table-cell office:value-type="float" office:value="5299" table:style-name="ce52">
            <text:p>5,299</text:p>
          </table:table-cell>
          <table:table-cell office:value-type="float" office:value="4450" table:style-name="ce53">
            <text:p>4,450</text:p>
          </table:table-cell>
          <table:table-cell office:value-type="float" office:value="15503" table:style-name="ce52">
            <text:p>15,503</text:p>
          </table:table-cell>
          <table:table-cell office:value-type="float" office:value="3792" table:style-name="ce52">
            <text:p>3,792</text:p>
          </table:table-cell>
          <table:table-cell office:value-type="float" office:value="3903" table:style-name="ce52">
            <text:p>3,903</text:p>
          </table:table-cell>
          <table:table-cell office:value-type="float" office:value="2982" table:style-name="ce52">
            <text:p>2,982</text:p>
          </table:table-cell>
          <table:table-cell office:value-type="float" office:value="2778" table:style-name="ce52">
            <text:p>2,778</text:p>
          </table:table-cell>
          <table:table-cell office:value-type="float" office:value="2048" table:style-name="ce53">
            <text:p>2,048</text:p>
          </table:table-cell>
          <table:table-cell office:value-type="float" office:value="14159" table:style-name="ce52">
            <text:p>14,159</text:p>
          </table:table-cell>
          <table:table-cell office:value-type="float" office:value="2748" table:style-name="ce52">
            <text:p>2,748</text:p>
          </table:table-cell>
          <table:table-cell office:value-type="float" office:value="2839" table:style-name="ce52">
            <text:p>2,839</text:p>
          </table:table-cell>
          <table:table-cell office:value-type="float" office:value="2883" table:style-name="ce52">
            <text:p>2,883</text:p>
          </table:table-cell>
          <table:table-cell office:value-type="float" office:value="2780" table:style-name="ce52">
            <text:p>2,780</text:p>
          </table:table-cell>
          <table:table-cell office:value-type="float" office:value="2909" table:style-name="ce53">
            <text:p>2,909</text:p>
          </table:table-cell>
          <table:table-cell office:value-type="float" office:value="11173" table:style-name="ce52">
            <text:p>11,173</text:p>
          </table:table-cell>
          <table:table-cell office:value-type="float" office:value="2722" table:style-name="ce52">
            <text:p>2,722</text:p>
          </table:table-cell>
          <table:table-cell office:value-type="float" office:value="2415" table:style-name="ce52">
            <text:p>2,415</text:p>
          </table:table-cell>
          <table:table-cell office:value-type="float" office:value="2274" table:style-name="ce52">
            <text:p>2,274</text:p>
          </table:table-cell>
          <table:table-cell office:value-type="float" office:value="2000" table:style-name="ce52">
            <text:p>2,000</text:p>
          </table:table-cell>
          <table:table-cell office:value-type="float" office:value="1762" table:style-name="ce53">
            <text:p>1,762</text:p>
          </table:table-cell>
          <table:table-cell office:value-type="float" office:value="6288" table:style-name="ce52">
            <text:p>6,288</text:p>
          </table:table-cell>
          <table:table-cell office:value-type="float" office:value="1606" table:style-name="ce52">
            <text:p>1,606</text:p>
          </table:table-cell>
          <table:table-cell office:value-type="float" office:value="1399" table:style-name="ce52">
            <text:p>1,399</text:p>
          </table:table-cell>
          <table:table-cell office:value-type="float" office:value="1198" table:style-name="ce52">
            <text:p>1,198</text:p>
          </table:table-cell>
          <table:table-cell office:value-type="float" office:value="1093" table:style-name="ce52">
            <text:p>1,093</text:p>
          </table:table-cell>
          <table:table-cell office:value-type="float" office:value="992" table:style-name="ce53">
            <text:p>992</text:p>
          </table:table-cell>
          <table:table-cell office:value-type="float" office:value="2534" table:style-name="ce52">
            <text:p>2,534</text:p>
          </table:table-cell>
          <table:table-cell office:value-type="float" office:value="746" table:style-name="ce52">
            <text:p>746</text:p>
          </table:table-cell>
          <table:table-cell office:value-type="float" office:value="621" table:style-name="ce52">
            <text:p>621</text:p>
          </table:table-cell>
          <table:table-cell office:value-type="float" office:value="469" table:style-name="ce52">
            <text:p>469</text:p>
          </table:table-cell>
          <table:table-cell office:value-type="float" office:value="407" table:style-name="ce52">
            <text:p>407</text:p>
          </table:table-cell>
          <table:table-cell office:value-type="float" office:value="291" table:style-name="ce53">
            <text:p>291</text:p>
          </table:table-cell>
          <table:table-cell office:value-type="float" office:value="533" table:style-name="ce52">
            <text:p>533</text:p>
          </table:table-cell>
          <table:table-cell office:value-type="float" office:value="182" table:style-name="ce52">
            <text:p>182</text:p>
          </table:table-cell>
          <table:table-cell office:value-type="float" office:value="137" table:style-name="ce52">
            <text:p>137</text:p>
          </table:table-cell>
          <table:table-cell office:value-type="float" office:value="106" table:style-name="ce52">
            <text:p>106</text:p>
          </table:table-cell>
          <table:table-cell office:value-type="float" office:value="67" table:style-name="ce52">
            <text:p>67</text:p>
          </table:table-cell>
          <table:table-cell office:value-type="float" office:value="41" table:style-name="ce53">
            <text:p>41</text:p>
          </table:table-cell>
          <table:table-cell office:value-type="float" office:value="77" table:style-name="ce52">
            <text:p>7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8973" table:style-name="ce52">
            <text:p>228,973</text:p>
          </table:table-cell>
          <table:table-cell office:value-type="float" office:value="8482" table:style-name="ce52">
            <text:p>8,482</text:p>
          </table:table-cell>
          <table:table-cell office:value-type="float" office:value="1467" table:style-name="ce55">
            <text:p>1,467</text:p>
          </table:table-cell>
          <table:table-cell office:value-type="float" office:value="1521" table:style-name="ce55">
            <text:p>1,521</text:p>
          </table:table-cell>
          <table:table-cell office:value-type="float" office:value="1715" table:style-name="ce55">
            <text:p>1,715</text:p>
          </table:table-cell>
          <table:table-cell office:value-type="float" office:value="1872" table:style-name="ce55">
            <text:p>1,872</text:p>
          </table:table-cell>
          <table:table-cell office:value-type="float" office:value="1907" table:style-name="ce55">
            <text:p>1,907</text:p>
          </table:table-cell>
          <table:table-cell office:value-type="float" office:value="9546" table:style-name="ce55">
            <text:p>9,546</text:p>
          </table:table-cell>
          <table:table-cell office:value-type="float" office:value="1889" table:style-name="ce55">
            <text:p>1,889</text:p>
          </table:table-cell>
          <table:table-cell office:value-type="float" office:value="1845" table:style-name="ce55">
            <text:p>1,845</text:p>
          </table:table-cell>
          <table:table-cell office:value-type="float" office:value="2148" table:style-name="ce55">
            <text:p>2,148</text:p>
          </table:table-cell>
          <table:table-cell office:value-type="float" office:value="1967" table:style-name="ce55">
            <text:p>1,967</text:p>
          </table:table-cell>
          <table:table-cell office:value-type="float" office:value="1697" table:style-name="ce56">
            <text:p>1,697</text:p>
          </table:table-cell>
          <table:table-cell office:value-type="float" office:value="9701" table:style-name="ce55">
            <text:p>9,701</text:p>
          </table:table-cell>
          <table:table-cell office:value-type="float" office:value="1795" table:style-name="ce55">
            <text:p>1,795</text:p>
          </table:table-cell>
          <table:table-cell office:value-type="float" office:value="1952" table:style-name="ce55">
            <text:p>1,952</text:p>
          </table:table-cell>
          <table:table-cell office:value-type="float" office:value="1916" table:style-name="ce55">
            <text:p>1,916</text:p>
          </table:table-cell>
          <table:table-cell office:value-type="float" office:value="1960" table:style-name="ce55">
            <text:p>1,960</text:p>
          </table:table-cell>
          <table:table-cell office:value-type="float" office:value="2078" table:style-name="ce56">
            <text:p>2,078</text:p>
          </table:table-cell>
          <table:table-cell office:value-type="float" office:value="12430" table:style-name="ce55">
            <text:p>12,430</text:p>
          </table:table-cell>
          <table:table-cell office:value-type="float" office:value="2140" table:style-name="ce55">
            <text:p>2,140</text:p>
          </table:table-cell>
          <table:table-cell office:value-type="float" office:value="2310" table:style-name="ce55">
            <text:p>2,310</text:p>
          </table:table-cell>
          <table:table-cell office:value-type="float" office:value="2481" table:style-name="ce55">
            <text:p>2,481</text:p>
          </table:table-cell>
          <table:table-cell office:value-type="float" office:value="2475" table:style-name="ce55">
            <text:p>2,475</text:p>
          </table:table-cell>
          <table:table-cell office:value-type="float" office:value="3024" table:style-name="ce56">
            <text:p>3,024</text:p>
          </table:table-cell>
          <table:table-cell office:value-type="float" office:value="16301" table:style-name="ce55">
            <text:p>16,301</text:p>
          </table:table-cell>
          <table:table-cell office:value-type="float" office:value="2976" table:style-name="ce55">
            <text:p>2,976</text:p>
          </table:table-cell>
          <table:table-cell office:value-type="float" office:value="2822" table:style-name="ce55">
            <text:p>2,822</text:p>
          </table:table-cell>
          <table:table-cell office:value-type="float" office:value="3394" table:style-name="ce55">
            <text:p>3,394</text:p>
          </table:table-cell>
          <table:table-cell office:value-type="float" office:value="3512" table:style-name="ce55">
            <text:p>3,512</text:p>
          </table:table-cell>
          <table:table-cell office:value-type="float" office:value="3597" table:style-name="ce56">
            <text:p>3,597</text:p>
          </table:table-cell>
          <table:table-cell office:value-type="float" office:value="17295" table:style-name="ce55">
            <text:p>17,295</text:p>
          </table:table-cell>
          <table:table-cell office:value-type="float" office:value="3452" table:style-name="ce55">
            <text:p>3,452</text:p>
          </table:table-cell>
          <table:table-cell office:value-type="float" office:value="3465" table:style-name="ce55">
            <text:p>3,465</text:p>
          </table:table-cell>
          <table:table-cell office:value-type="float" office:value="3459" table:style-name="ce55">
            <text:p>3,459</text:p>
          </table:table-cell>
          <table:table-cell office:value-type="float" office:value="3404" table:style-name="ce55">
            <text:p>3,404</text:p>
          </table:table-cell>
          <table:table-cell office:value-type="float" office:value="3515" table:style-name="ce56">
            <text:p>3,515</text:p>
          </table:table-cell>
          <table:table-cell office:value-type="float" office:value="15654" table:style-name="ce55">
            <text:p>15,654</text:p>
          </table:table-cell>
          <table:table-cell office:value-type="float" office:value="3280" table:style-name="ce55">
            <text:p>3,280</text:p>
          </table:table-cell>
          <table:table-cell office:value-type="float" office:value="3365" table:style-name="ce55">
            <text:p>3,365</text:p>
          </table:table-cell>
          <table:table-cell office:value-type="float" office:value="3104" table:style-name="ce55">
            <text:p>3,104</text:p>
          </table:table-cell>
          <table:table-cell office:value-type="float" office:value="2836" table:style-name="ce55">
            <text:p>2,836</text:p>
          </table:table-cell>
          <table:table-cell office:value-type="float" office:value="3069" table:style-name="ce56">
            <text:p>3,069</text:p>
          </table:table-cell>
          <table:table-cell office:value-type="float" office:value="17087" table:style-name="ce55">
            <text:p>17,087</text:p>
          </table:table-cell>
          <table:table-cell office:value-type="float" office:value="3187" table:style-name="ce55">
            <text:p>3,187</text:p>
          </table:table-cell>
          <table:table-cell office:value-type="float" office:value="3342" table:style-name="ce55">
            <text:p>3,342</text:p>
          </table:table-cell>
          <table:table-cell office:value-type="float" office:value="3486" table:style-name="ce55">
            <text:p>3,486</text:p>
          </table:table-cell>
          <table:table-cell office:value-type="float" office:value="3484" table:style-name="ce55">
            <text:p>3,484</text:p>
          </table:table-cell>
          <table:table-cell office:value-type="float" office:value="3588" table:style-name="ce56">
            <text:p>3,588</text:p>
          </table:table-cell>
          <table:table-cell office:value-type="float" office:value="17197" table:style-name="ce55">
            <text:p>17,197</text:p>
          </table:table-cell>
          <table:table-cell office:value-type="float" office:value="3533" table:style-name="ce55">
            <text:p>3,533</text:p>
          </table:table-cell>
          <table:table-cell office:value-type="float" office:value="3451" table:style-name="ce55">
            <text:p>3,451</text:p>
          </table:table-cell>
          <table:table-cell office:value-type="float" office:value="3392" table:style-name="ce55">
            <text:p>3,392</text:p>
          </table:table-cell>
          <table:table-cell office:value-type="float" office:value="3642" table:style-name="ce55">
            <text:p>3,642</text:p>
          </table:table-cell>
          <table:table-cell office:value-type="float" office:value="3179" table:style-name="ce56">
            <text:p>3,179</text:p>
          </table:table-cell>
          <table:table-cell office:value-type="float" office:value="16787" table:style-name="ce55">
            <text:p>16,787</text:p>
          </table:table-cell>
          <table:table-cell office:value-type="float" office:value="3334" table:style-name="ce55">
            <text:p>3,334</text:p>
          </table:table-cell>
          <table:table-cell office:value-type="float" office:value="3220" table:style-name="ce55">
            <text:p>3,220</text:p>
          </table:table-cell>
          <table:table-cell office:value-type="float" office:value="3331" table:style-name="ce55">
            <text:p>3,331</text:p>
          </table:table-cell>
          <table:table-cell office:value-type="float" office:value="3290" table:style-name="ce55">
            <text:p>3,290</text:p>
          </table:table-cell>
          <table:table-cell office:value-type="float" office:value="3612" table:style-name="ce56">
            <text:p>3,612</text:p>
          </table:table-cell>
          <table:table-cell office:value-type="float" office:value="18263" table:style-name="ce55">
            <text:p>18,263</text:p>
          </table:table-cell>
          <table:table-cell office:value-type="float" office:value="3738" table:style-name="ce55">
            <text:p>3,738</text:p>
          </table:table-cell>
          <table:table-cell office:value-type="float" office:value="3685" table:style-name="ce55">
            <text:p>3,685</text:p>
          </table:table-cell>
          <table:table-cell office:value-type="float" office:value="3679" table:style-name="ce55">
            <text:p>3,679</text:p>
          </table:table-cell>
          <table:table-cell office:value-type="float" office:value="3681" table:style-name="ce55">
            <text:p>3,681</text:p>
          </table:table-cell>
          <table:table-cell office:value-type="float" office:value="3480" table:style-name="ce56">
            <text:p>3,480</text:p>
          </table:table-cell>
          <table:table-cell office:value-type="float" office:value="18569" table:style-name="ce55">
            <text:p>18,569</text:p>
          </table:table-cell>
          <table:table-cell office:value-type="float" office:value="3908" table:style-name="ce55">
            <text:p>3,908</text:p>
          </table:table-cell>
          <table:table-cell office:value-type="float" office:value="3733" table:style-name="ce55">
            <text:p>3,733</text:p>
          </table:table-cell>
          <table:table-cell office:value-type="float" office:value="3750" table:style-name="ce55">
            <text:p>3,750</text:p>
          </table:table-cell>
          <table:table-cell office:value-type="float" office:value="3676" table:style-name="ce55">
            <text:p>3,676</text:p>
          </table:table-cell>
          <table:table-cell office:value-type="float" office:value="3502" table:style-name="ce56">
            <text:p>3,502</text:p>
          </table:table-cell>
          <table:table-cell office:value-type="float" office:value="16329" table:style-name="ce55">
            <text:p>16,329</text:p>
          </table:table-cell>
          <table:table-cell office:value-type="float" office:value="3548" table:style-name="ce55">
            <text:p>3,548</text:p>
          </table:table-cell>
          <table:table-cell office:value-type="float" office:value="3436" table:style-name="ce55">
            <text:p>3,436</text:p>
          </table:table-cell>
          <table:table-cell office:value-type="float" office:value="3040" table:style-name="ce55">
            <text:p>3,040</text:p>
          </table:table-cell>
          <table:table-cell office:value-type="float" office:value="3219" table:style-name="ce55">
            <text:p>3,219</text:p>
          </table:table-cell>
          <table:table-cell office:value-type="float" office:value="3086" table:style-name="ce56">
            <text:p>3,086</text:p>
          </table:table-cell>
          <table:table-cell office:value-type="float" office:value="12837" table:style-name="ce55">
            <text:p>12,837</text:p>
          </table:table-cell>
          <table:table-cell office:value-type="float" office:value="2953" table:style-name="ce55">
            <text:p>2,953</text:p>
          </table:table-cell>
          <table:table-cell office:value-type="float" office:value="2648" table:style-name="ce55">
            <text:p>2,648</text:p>
          </table:table-cell>
          <table:table-cell office:value-type="float" office:value="2482" table:style-name="ce55">
            <text:p>2,482</text:p>
          </table:table-cell>
          <table:table-cell office:value-type="float" office:value="2554" table:style-name="ce55">
            <text:p>2,554</text:p>
          </table:table-cell>
          <table:table-cell office:value-type="float" office:value="2200" table:style-name="ce56">
            <text:p>2,200</text:p>
          </table:table-cell>
          <table:table-cell office:value-type="float" office:value="7406" table:style-name="ce55">
            <text:p>7,406</text:p>
          </table:table-cell>
          <table:table-cell office:value-type="float" office:value="1843" table:style-name="ce55">
            <text:p>1,843</text:p>
          </table:table-cell>
          <table:table-cell office:value-type="float" office:value="1825" table:style-name="ce55">
            <text:p>1,825</text:p>
          </table:table-cell>
          <table:table-cell office:value-type="float" office:value="1413" table:style-name="ce55">
            <text:p>1,413</text:p>
          </table:table-cell>
          <table:table-cell office:value-type="float" office:value="1344" table:style-name="ce55">
            <text:p>1,344</text:p>
          </table:table-cell>
          <table:table-cell office:value-type="float" office:value="981" table:style-name="ce56">
            <text:p>981</text:p>
          </table:table-cell>
          <table:table-cell office:value-type="float" office:value="6434" table:style-name="ce55">
            <text:p>6,434</text:p>
          </table:table-cell>
          <table:table-cell office:value-type="float" office:value="1241" table:style-name="ce55">
            <text:p>1,241</text:p>
          </table:table-cell>
          <table:table-cell office:value-type="float" office:value="1374" table:style-name="ce55">
            <text:p>1,374</text:p>
          </table:table-cell>
          <table:table-cell office:value-type="float" office:value="1301" table:style-name="ce55">
            <text:p>1,301</text:p>
          </table:table-cell>
          <table:table-cell office:value-type="float" office:value="1209" table:style-name="ce55">
            <text:p>1,209</text:p>
          </table:table-cell>
          <table:table-cell office:value-type="float" office:value="1309" table:style-name="ce56">
            <text:p>1,309</text:p>
          </table:table-cell>
          <table:table-cell office:value-type="float" office:value="4836" table:style-name="ce55">
            <text:p>4,836</text:p>
          </table:table-cell>
          <table:table-cell office:value-type="float" office:value="1234" table:style-name="ce55">
            <text:p>1,234</text:p>
          </table:table-cell>
          <table:table-cell office:value-type="float" office:value="1068" table:style-name="ce55">
            <text:p>1,068</text:p>
          </table:table-cell>
          <table:table-cell office:value-type="float" office:value="980" table:style-name="ce55">
            <text:p>980</text:p>
          </table:table-cell>
          <table:table-cell office:value-type="float" office:value="814" table:style-name="ce55">
            <text:p>814</text:p>
          </table:table-cell>
          <table:table-cell office:value-type="float" office:value="740" table:style-name="ce56">
            <text:p>740</text:p>
          </table:table-cell>
          <table:table-cell office:value-type="float" office:value="2569" table:style-name="ce55">
            <text:p>2,569</text:p>
          </table:table-cell>
          <table:table-cell office:value-type="float" office:value="656" table:style-name="ce55">
            <text:p>656</text:p>
          </table:table-cell>
          <table:table-cell office:value-type="float" office:value="600" table:style-name="ce55">
            <text:p>600</text:p>
          </table:table-cell>
          <table:table-cell office:value-type="float" office:value="474" table:style-name="ce55">
            <text:p>474</text:p>
          </table:table-cell>
          <table:table-cell office:value-type="float" office:value="427" table:style-name="ce55">
            <text:p>427</text:p>
          </table:table-cell>
          <table:table-cell office:value-type="float" office:value="412" table:style-name="ce56">
            <text:p>412</text:p>
          </table:table-cell>
          <table:table-cell office:value-type="float" office:value="1032" table:style-name="ce55">
            <text:p>1,032</text:p>
          </table:table-cell>
          <table:table-cell office:value-type="float" office:value="296" table:style-name="ce55">
            <text:p>296</text:p>
          </table:table-cell>
          <table:table-cell office:value-type="float" office:value="257" table:style-name="ce55">
            <text:p>257</text:p>
          </table:table-cell>
          <table:table-cell office:value-type="float" office:value="215" table:style-name="ce55">
            <text:p>215</text:p>
          </table:table-cell>
          <table:table-cell office:value-type="float" office:value="148" table:style-name="ce55">
            <text:p>148</text:p>
          </table:table-cell>
          <table:table-cell office:value-type="float" office:value="116" table:style-name="ce56">
            <text:p>116</text:p>
          </table:table-cell>
          <table:table-cell office:value-type="float" office:value="189" table:style-name="ce55">
            <text:p>189</text:p>
          </table:table-cell>
          <table:table-cell office:value-type="float" office:value="83" table:style-name="ce55">
            <text:p>83</text:p>
          </table:table-cell>
          <table:table-cell office:value-type="float" office:value="39" table:style-name="ce55">
            <text:p>39</text:p>
          </table:table-cell>
          <table:table-cell office:value-type="float" office:value="31" table:style-name="ce55">
            <text:p>31</text:p>
          </table:table-cell>
          <table:table-cell office:value-type="float" office:value="25" table:style-name="ce55">
            <text:p>25</text:p>
          </table:table-cell>
          <table:table-cell office:value-type="float" office:value="11" table:style-name="ce56">
            <text:p>11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4942" table:style-name="ce57">
            <text:p>224,942</text:p>
          </table:table-cell>
          <table:table-cell office:value-type="float" office:value="7994" table:style-name="ce58">
            <text:p>7,994</text:p>
          </table:table-cell>
          <table:table-cell office:value-type="float" office:value="1381" table:style-name="ce59">
            <text:p>1,381</text:p>
          </table:table-cell>
          <table:table-cell office:value-type="float" office:value="1510" table:style-name="ce59">
            <text:p>1,510</text:p>
          </table:table-cell>
          <table:table-cell office:value-type="float" office:value="1599" table:style-name="ce59">
            <text:p>1,599</text:p>
          </table:table-cell>
          <table:table-cell office:value-type="float" office:value="1743" table:style-name="ce59">
            <text:p>1,743</text:p>
          </table:table-cell>
          <table:table-cell office:value-type="float" office:value="1761" table:style-name="ce59">
            <text:p>1,761</text:p>
          </table:table-cell>
          <table:table-cell office:value-type="float" office:value="8734" table:style-name="ce59">
            <text:p>8,734</text:p>
          </table:table-cell>
          <table:table-cell office:value-type="float" office:value="1759" table:style-name="ce59">
            <text:p>1,759</text:p>
          </table:table-cell>
          <table:table-cell office:value-type="float" office:value="1680" table:style-name="ce59">
            <text:p>1,680</text:p>
          </table:table-cell>
          <table:table-cell office:value-type="float" office:value="1904" table:style-name="ce59">
            <text:p>1,904</text:p>
          </table:table-cell>
          <table:table-cell office:value-type="float" office:value="1789" table:style-name="ce59">
            <text:p>1,789</text:p>
          </table:table-cell>
          <table:table-cell office:value-type="float" office:value="1602" table:style-name="ce60">
            <text:p>1,602</text:p>
          </table:table-cell>
          <table:table-cell office:value-type="float" office:value="9039" table:style-name="ce59">
            <text:p>9,039</text:p>
          </table:table-cell>
          <table:table-cell office:value-type="float" office:value="1711" table:style-name="ce59">
            <text:p>1,711</text:p>
          </table:table-cell>
          <table:table-cell office:value-type="float" office:value="1737" table:style-name="ce59">
            <text:p>1,737</text:p>
          </table:table-cell>
          <table:table-cell office:value-type="float" office:value="1809" table:style-name="ce59">
            <text:p>1,809</text:p>
          </table:table-cell>
          <table:table-cell office:value-type="float" office:value="1838" table:style-name="ce59">
            <text:p>1,838</text:p>
          </table:table-cell>
          <table:table-cell office:value-type="float" office:value="1944" table:style-name="ce60">
            <text:p>1,944</text:p>
          </table:table-cell>
          <table:table-cell office:value-type="float" office:value="11403" table:style-name="ce59">
            <text:p>11,403</text:p>
          </table:table-cell>
          <table:table-cell office:value-type="float" office:value="2037" table:style-name="ce59">
            <text:p>2,037</text:p>
          </table:table-cell>
          <table:table-cell office:value-type="float" office:value="2075" table:style-name="ce59">
            <text:p>2,075</text:p>
          </table:table-cell>
          <table:table-cell office:value-type="float" office:value="2186" table:style-name="ce59">
            <text:p>2,186</text:p>
          </table:table-cell>
          <table:table-cell office:value-type="float" office:value="2398" table:style-name="ce59">
            <text:p>2,398</text:p>
          </table:table-cell>
          <table:table-cell office:value-type="float" office:value="2707" table:style-name="ce60">
            <text:p>2,707</text:p>
          </table:table-cell>
          <table:table-cell office:value-type="float" office:value="14823" table:style-name="ce59">
            <text:p>14,823</text:p>
          </table:table-cell>
          <table:table-cell office:value-type="float" office:value="2746" table:style-name="ce59">
            <text:p>2,746</text:p>
          </table:table-cell>
          <table:table-cell office:value-type="float" office:value="2638" table:style-name="ce59">
            <text:p>2,638</text:p>
          </table:table-cell>
          <table:table-cell office:value-type="float" office:value="3088" table:style-name="ce59">
            <text:p>3,088</text:p>
          </table:table-cell>
          <table:table-cell office:value-type="float" office:value="3136" table:style-name="ce59">
            <text:p>3,136</text:p>
          </table:table-cell>
          <table:table-cell office:value-type="float" office:value="3215" table:style-name="ce60">
            <text:p>3,215</text:p>
          </table:table-cell>
          <table:table-cell office:value-type="float" office:value="15749" table:style-name="ce59">
            <text:p>15,749</text:p>
          </table:table-cell>
          <table:table-cell office:value-type="float" office:value="3218" table:style-name="ce59">
            <text:p>3,218</text:p>
          </table:table-cell>
          <table:table-cell office:value-type="float" office:value="3295" table:style-name="ce59">
            <text:p>3,295</text:p>
          </table:table-cell>
          <table:table-cell office:value-type="float" office:value="3188" table:style-name="ce59">
            <text:p>3,188</text:p>
          </table:table-cell>
          <table:table-cell office:value-type="float" office:value="3058" table:style-name="ce59">
            <text:p>3,058</text:p>
          </table:table-cell>
          <table:table-cell office:value-type="float" office:value="2990" table:style-name="ce60">
            <text:p>2,990</text:p>
          </table:table-cell>
          <table:table-cell office:value-type="float" office:value="13973" table:style-name="ce59">
            <text:p>13,973</text:p>
          </table:table-cell>
          <table:table-cell office:value-type="float" office:value="2953" table:style-name="ce59">
            <text:p>2,953</text:p>
          </table:table-cell>
          <table:table-cell office:value-type="float" office:value="2966" table:style-name="ce59">
            <text:p>2,966</text:p>
          </table:table-cell>
          <table:table-cell office:value-type="float" office:value="2699" table:style-name="ce59">
            <text:p>2,699</text:p>
          </table:table-cell>
          <table:table-cell office:value-type="float" office:value="2562" table:style-name="ce59">
            <text:p>2,562</text:p>
          </table:table-cell>
          <table:table-cell office:value-type="float" office:value="2793" table:style-name="ce60">
            <text:p>2,793</text:p>
          </table:table-cell>
          <table:table-cell office:value-type="float" office:value="16588" table:style-name="ce59">
            <text:p>16,588</text:p>
          </table:table-cell>
          <table:table-cell office:value-type="float" office:value="3117" table:style-name="ce59">
            <text:p>3,117</text:p>
          </table:table-cell>
          <table:table-cell office:value-type="float" office:value="3219" table:style-name="ce59">
            <text:p>3,219</text:p>
          </table:table-cell>
          <table:table-cell office:value-type="float" office:value="3259" table:style-name="ce59">
            <text:p>3,259</text:p>
          </table:table-cell>
          <table:table-cell office:value-type="float" office:value="3528" table:style-name="ce59">
            <text:p>3,528</text:p>
          </table:table-cell>
          <table:table-cell office:value-type="float" office:value="3465" table:style-name="ce60">
            <text:p>3,465</text:p>
          </table:table-cell>
          <table:table-cell office:value-type="float" office:value="17049" table:style-name="ce59">
            <text:p>17,049</text:p>
          </table:table-cell>
          <table:table-cell office:value-type="float" office:value="3451" table:style-name="ce59">
            <text:p>3,451</text:p>
          </table:table-cell>
          <table:table-cell office:value-type="float" office:value="3465" table:style-name="ce59">
            <text:p>3,465</text:p>
          </table:table-cell>
          <table:table-cell office:value-type="float" office:value="3271" table:style-name="ce59">
            <text:p>3,271</text:p>
          </table:table-cell>
          <table:table-cell office:value-type="float" office:value="3565" table:style-name="ce59">
            <text:p>3,565</text:p>
          </table:table-cell>
          <table:table-cell office:value-type="float" office:value="3297" table:style-name="ce60">
            <text:p>3,297</text:p>
          </table:table-cell>
          <table:table-cell office:value-type="float" office:value="16684" table:style-name="ce59">
            <text:p>16,684</text:p>
          </table:table-cell>
          <table:table-cell office:value-type="float" office:value="3332" table:style-name="ce59">
            <text:p>3,332</text:p>
          </table:table-cell>
          <table:table-cell office:value-type="float" office:value="3279" table:style-name="ce59">
            <text:p>3,279</text:p>
          </table:table-cell>
          <table:table-cell office:value-type="float" office:value="3287" table:style-name="ce59">
            <text:p>3,287</text:p>
          </table:table-cell>
          <table:table-cell office:value-type="float" office:value="3248" table:style-name="ce59">
            <text:p>3,248</text:p>
          </table:table-cell>
          <table:table-cell office:value-type="float" office:value="3538" table:style-name="ce60">
            <text:p>3,538</text:p>
          </table:table-cell>
          <table:table-cell office:value-type="float" office:value="17418" table:style-name="ce59">
            <text:p>17,418</text:p>
          </table:table-cell>
          <table:table-cell office:value-type="float" office:value="3496" table:style-name="ce59">
            <text:p>3,496</text:p>
          </table:table-cell>
          <table:table-cell office:value-type="float" office:value="3502" table:style-name="ce59">
            <text:p>3,502</text:p>
          </table:table-cell>
          <table:table-cell office:value-type="float" office:value="3502" table:style-name="ce59">
            <text:p>3,502</text:p>
          </table:table-cell>
          <table:table-cell office:value-type="float" office:value="3450" table:style-name="ce59">
            <text:p>3,450</text:p>
          </table:table-cell>
          <table:table-cell office:value-type="float" office:value="3468" table:style-name="ce60">
            <text:p>3,468</text:p>
          </table:table-cell>
          <table:table-cell office:value-type="float" office:value="18039" table:style-name="ce59">
            <text:p>18,039</text:p>
          </table:table-cell>
          <table:table-cell office:value-type="float" office:value="3601" table:style-name="ce59">
            <text:p>3,601</text:p>
          </table:table-cell>
          <table:table-cell office:value-type="float" office:value="3679" table:style-name="ce59">
            <text:p>3,679</text:p>
          </table:table-cell>
          <table:table-cell office:value-type="float" office:value="3653" table:style-name="ce59">
            <text:p>3,653</text:p>
          </table:table-cell>
          <table:table-cell office:value-type="float" office:value="3609" table:style-name="ce59">
            <text:p>3,609</text:p>
          </table:table-cell>
          <table:table-cell office:value-type="float" office:value="3497" table:style-name="ce60">
            <text:p>3,497</text:p>
          </table:table-cell>
          <table:table-cell office:value-type="float" office:value="16385" table:style-name="ce59">
            <text:p>16,385</text:p>
          </table:table-cell>
          <table:table-cell office:value-type="float" office:value="3515" table:style-name="ce59">
            <text:p>3,515</text:p>
          </table:table-cell>
          <table:table-cell office:value-type="float" office:value="3496" table:style-name="ce59">
            <text:p>3,496</text:p>
          </table:table-cell>
          <table:table-cell office:value-type="float" office:value="3177" table:style-name="ce59">
            <text:p>3,177</text:p>
          </table:table-cell>
          <table:table-cell office:value-type="float" office:value="3124" table:style-name="ce59">
            <text:p>3,124</text:p>
          </table:table-cell>
          <table:table-cell office:value-type="float" office:value="3073" table:style-name="ce60">
            <text:p>3,073</text:p>
          </table:table-cell>
          <table:table-cell office:value-type="float" office:value="13292" table:style-name="ce59">
            <text:p>13,292</text:p>
          </table:table-cell>
          <table:table-cell office:value-type="float" office:value="2951" table:style-name="ce59">
            <text:p>2,951</text:p>
          </table:table-cell>
          <table:table-cell office:value-type="float" office:value="2792" table:style-name="ce59">
            <text:p>2,792</text:p>
          </table:table-cell>
          <table:table-cell office:value-type="float" office:value="2554" table:style-name="ce59">
            <text:p>2,554</text:p>
          </table:table-cell>
          <table:table-cell office:value-type="float" office:value="2745" table:style-name="ce59">
            <text:p>2,745</text:p>
          </table:table-cell>
          <table:table-cell office:value-type="float" office:value="2250" table:style-name="ce60">
            <text:p>2,250</text:p>
          </table:table-cell>
          <table:table-cell office:value-type="float" office:value="8097" table:style-name="ce59">
            <text:p>8,097</text:p>
          </table:table-cell>
          <table:table-cell office:value-type="float" office:value="1949" table:style-name="ce59">
            <text:p>1,949</text:p>
          </table:table-cell>
          <table:table-cell office:value-type="float" office:value="2078" table:style-name="ce59">
            <text:p>2,078</text:p>
          </table:table-cell>
          <table:table-cell office:value-type="float" office:value="1569" table:style-name="ce59">
            <text:p>1,569</text:p>
          </table:table-cell>
          <table:table-cell office:value-type="float" office:value="1434" table:style-name="ce59">
            <text:p>1,434</text:p>
          </table:table-cell>
          <table:table-cell office:value-type="float" office:value="1067" table:style-name="ce60">
            <text:p>1,067</text:p>
          </table:table-cell>
          <table:table-cell office:value-type="float" office:value="7725" table:style-name="ce59">
            <text:p>7,725</text:p>
          </table:table-cell>
          <table:table-cell office:value-type="float" office:value="1507" table:style-name="ce59">
            <text:p>1,507</text:p>
          </table:table-cell>
          <table:table-cell office:value-type="float" office:value="1465" table:style-name="ce59">
            <text:p>1,465</text:p>
          </table:table-cell>
          <table:table-cell office:value-type="float" office:value="1582" table:style-name="ce59">
            <text:p>1,582</text:p>
          </table:table-cell>
          <table:table-cell office:value-type="float" office:value="1571" table:style-name="ce59">
            <text:p>1,571</text:p>
          </table:table-cell>
          <table:table-cell office:value-type="float" office:value="1600" table:style-name="ce60">
            <text:p>1,600</text:p>
          </table:table-cell>
          <table:table-cell office:value-type="float" office:value="6337" table:style-name="ce59">
            <text:p>6,337</text:p>
          </table:table-cell>
          <table:table-cell office:value-type="float" office:value="1488" table:style-name="ce59">
            <text:p>1,488</text:p>
          </table:table-cell>
          <table:table-cell office:value-type="float" office:value="1347" table:style-name="ce59">
            <text:p>1,347</text:p>
          </table:table-cell>
          <table:table-cell office:value-type="float" office:value="1294" table:style-name="ce59">
            <text:p>1,294</text:p>
          </table:table-cell>
          <table:table-cell office:value-type="float" office:value="1186" table:style-name="ce59">
            <text:p>1,186</text:p>
          </table:table-cell>
          <table:table-cell office:value-type="float" office:value="1022" table:style-name="ce60">
            <text:p>1,022</text:p>
          </table:table-cell>
          <table:table-cell office:value-type="float" office:value="3719" table:style-name="ce59">
            <text:p>3,719</text:p>
          </table:table-cell>
          <table:table-cell office:value-type="float" office:value="950" table:style-name="ce59">
            <text:p>950</text:p>
          </table:table-cell>
          <table:table-cell office:value-type="float" office:value="799" table:style-name="ce59">
            <text:p>799</text:p>
          </table:table-cell>
          <table:table-cell office:value-type="float" office:value="724" table:style-name="ce59">
            <text:p>724</text:p>
          </table:table-cell>
          <table:table-cell office:value-type="float" office:value="666" table:style-name="ce59">
            <text:p>666</text:p>
          </table:table-cell>
          <table:table-cell office:value-type="float" office:value="580" table:style-name="ce60">
            <text:p>580</text:p>
          </table:table-cell>
          <table:table-cell office:value-type="float" office:value="1502" table:style-name="ce59">
            <text:p>1,502</text:p>
          </table:table-cell>
          <table:table-cell office:value-type="float" office:value="450" table:style-name="ce59">
            <text:p>450</text:p>
          </table:table-cell>
          <table:table-cell office:value-type="float" office:value="364" table:style-name="ce59">
            <text:p>364</text:p>
          </table:table-cell>
          <table:table-cell office:value-type="float" office:value="254" table:style-name="ce59">
            <text:p>254</text:p>
          </table:table-cell>
          <table:table-cell office:value-type="float" office:value="259" table:style-name="ce59">
            <text:p>259</text:p>
          </table:table-cell>
          <table:table-cell office:value-type="float" office:value="175" table:style-name="ce60">
            <text:p>175</text:p>
          </table:table-cell>
          <table:table-cell office:value-type="float" office:value="344" table:style-name="ce59">
            <text:p>344</text:p>
          </table:table-cell>
          <table:table-cell office:value-type="float" office:value="99" table:style-name="ce59">
            <text:p>99</text:p>
          </table:table-cell>
          <table:table-cell office:value-type="float" office:value="98" table:style-name="ce59">
            <text:p>98</text:p>
          </table:table-cell>
          <table:table-cell office:value-type="float" office:value="75" table:style-name="ce59">
            <text:p>75</text:p>
          </table:table-cell>
          <table:table-cell office:value-type="float" office:value="42" table:style-name="ce59">
            <text:p>42</text:p>
          </table:table-cell>
          <table:table-cell office:value-type="float" office:value="30" table:style-name="ce60">
            <text:p>30</text:p>
          </table:table-cell>
          <table:table-cell office:value-type="float" office:value="48" table:style-name="ce59">
            <text:p>4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5851" table:style-name="ce52">
            <text:p>565,851</text:p>
          </table:table-cell>
          <table:table-cell office:value-type="float" office:value="28136" table:style-name="ce52">
            <text:p>28,136</text:p>
          </table:table-cell>
          <table:table-cell office:value-type="float" office:value="4390" table:style-name="ce52">
            <text:p>4,390</text:p>
          </table:table-cell>
          <table:table-cell office:value-type="float" office:value="5145" table:style-name="ce52">
            <text:p>5,145</text:p>
          </table:table-cell>
          <table:table-cell office:value-type="float" office:value="5523" table:style-name="ce52">
            <text:p>5,523</text:p>
          </table:table-cell>
          <table:table-cell office:value-type="float" office:value="6416" table:style-name="ce52">
            <text:p>6,416</text:p>
          </table:table-cell>
          <table:table-cell office:value-type="float" office:value="6662" table:style-name="ce52">
            <text:p>6,662</text:p>
          </table:table-cell>
          <table:table-cell office:value-type="float" office:value="33043" table:style-name="ce52">
            <text:p>33,043</text:p>
          </table:table-cell>
          <table:table-cell office:value-type="float" office:value="6820" table:style-name="ce52">
            <text:p>6,820</text:p>
          </table:table-cell>
          <table:table-cell office:value-type="float" office:value="6473" table:style-name="ce52">
            <text:p>6,473</text:p>
          </table:table-cell>
          <table:table-cell office:value-type="float" office:value="7331" table:style-name="ce52">
            <text:p>7,331</text:p>
          </table:table-cell>
          <table:table-cell office:value-type="float" office:value="6913" table:style-name="ce52">
            <text:p>6,913</text:p>
          </table:table-cell>
          <table:table-cell office:value-type="float" office:value="5506" table:style-name="ce53">
            <text:p>5,506</text:p>
          </table:table-cell>
          <table:table-cell office:value-type="float" office:value="30422" table:style-name="ce52">
            <text:p>30,422</text:p>
          </table:table-cell>
          <table:table-cell office:value-type="float" office:value="5951" table:style-name="ce52">
            <text:p>5,951</text:p>
          </table:table-cell>
          <table:table-cell office:value-type="float" office:value="6118" table:style-name="ce52">
            <text:p>6,118</text:p>
          </table:table-cell>
          <table:table-cell office:value-type="float" office:value="6281" table:style-name="ce52">
            <text:p>6,281</text:p>
          </table:table-cell>
          <table:table-cell office:value-type="float" office:value="6040" table:style-name="ce52">
            <text:p>6,040</text:p>
          </table:table-cell>
          <table:table-cell office:value-type="float" office:value="6032" table:style-name="ce53">
            <text:p>6,032</text:p>
          </table:table-cell>
          <table:table-cell office:value-type="float" office:value="33226" table:style-name="ce52">
            <text:p>33,226</text:p>
          </table:table-cell>
          <table:table-cell office:value-type="float" office:value="6033" table:style-name="ce52">
            <text:p>6,033</text:p>
          </table:table-cell>
          <table:table-cell office:value-type="float" office:value="6281" table:style-name="ce52">
            <text:p>6,281</text:p>
          </table:table-cell>
          <table:table-cell office:value-type="float" office:value="6548" table:style-name="ce52">
            <text:p>6,548</text:p>
          </table:table-cell>
          <table:table-cell office:value-type="float" office:value="6711" table:style-name="ce52">
            <text:p>6,711</text:p>
          </table:table-cell>
          <table:table-cell office:value-type="float" office:value="7653" table:style-name="ce53">
            <text:p>7,653</text:p>
          </table:table-cell>
          <table:table-cell office:value-type="float" office:value="37071" table:style-name="ce52">
            <text:p>37,071</text:p>
          </table:table-cell>
          <table:table-cell office:value-type="float" office:value="7112" table:style-name="ce52">
            <text:p>7,112</text:p>
          </table:table-cell>
          <table:table-cell office:value-type="float" office:value="6727" table:style-name="ce52">
            <text:p>6,727</text:p>
          </table:table-cell>
          <table:table-cell office:value-type="float" office:value="7639" table:style-name="ce52">
            <text:p>7,639</text:p>
          </table:table-cell>
          <table:table-cell office:value-type="float" office:value="7921" table:style-name="ce52">
            <text:p>7,921</text:p>
          </table:table-cell>
          <table:table-cell office:value-type="float" office:value="7672" table:style-name="ce53">
            <text:p>7,672</text:p>
          </table:table-cell>
          <table:table-cell office:value-type="float" office:value="37818" table:style-name="ce52">
            <text:p>37,818</text:p>
          </table:table-cell>
          <table:table-cell office:value-type="float" office:value="7781" table:style-name="ce52">
            <text:p>7,781</text:p>
          </table:table-cell>
          <table:table-cell office:value-type="float" office:value="7638" table:style-name="ce52">
            <text:p>7,638</text:p>
          </table:table-cell>
          <table:table-cell office:value-type="float" office:value="7409" table:style-name="ce52">
            <text:p>7,409</text:p>
          </table:table-cell>
          <table:table-cell office:value-type="float" office:value="7362" table:style-name="ce52">
            <text:p>7,362</text:p>
          </table:table-cell>
          <table:table-cell office:value-type="float" office:value="7628" table:style-name="ce53">
            <text:p>7,628</text:p>
          </table:table-cell>
          <table:table-cell office:value-type="float" office:value="36872" table:style-name="ce52">
            <text:p>36,872</text:p>
          </table:table-cell>
          <table:table-cell office:value-type="float" office:value="7278" table:style-name="ce52">
            <text:p>7,278</text:p>
          </table:table-cell>
          <table:table-cell office:value-type="float" office:value="7538" table:style-name="ce52">
            <text:p>7,538</text:p>
          </table:table-cell>
          <table:table-cell office:value-type="float" office:value="7100" table:style-name="ce52">
            <text:p>7,100</text:p>
          </table:table-cell>
          <table:table-cell office:value-type="float" office:value="7127" table:style-name="ce52">
            <text:p>7,127</text:p>
          </table:table-cell>
          <table:table-cell office:value-type="float" office:value="7829" table:style-name="ce53">
            <text:p>7,829</text:p>
          </table:table-cell>
          <table:table-cell office:value-type="float" office:value="49096" table:style-name="ce52">
            <text:p>49,096</text:p>
          </table:table-cell>
          <table:table-cell office:value-type="float" office:value="8672" table:style-name="ce52">
            <text:p>8,672</text:p>
          </table:table-cell>
          <table:table-cell office:value-type="float" office:value="9223" table:style-name="ce52">
            <text:p>9,223</text:p>
          </table:table-cell>
          <table:table-cell office:value-type="float" office:value="10035" table:style-name="ce52">
            <text:p>10,035</text:p>
          </table:table-cell>
          <table:table-cell office:value-type="float" office:value="10557" table:style-name="ce52">
            <text:p>10,557</text:p>
          </table:table-cell>
          <table:table-cell office:value-type="float" office:value="10609" table:style-name="ce53">
            <text:p>10,609</text:p>
          </table:table-cell>
          <table:table-cell office:value-type="float" office:value="51644" table:style-name="ce52">
            <text:p>51,644</text:p>
          </table:table-cell>
          <table:table-cell office:value-type="float" office:value="10667" table:style-name="ce52">
            <text:p>10,667</text:p>
          </table:table-cell>
          <table:table-cell office:value-type="float" office:value="10496" table:style-name="ce52">
            <text:p>10,496</text:p>
          </table:table-cell>
          <table:table-cell office:value-type="float" office:value="10158" table:style-name="ce52">
            <text:p>10,158</text:p>
          </table:table-cell>
          <table:table-cell office:value-type="float" office:value="10821" table:style-name="ce52">
            <text:p>10,821</text:p>
          </table:table-cell>
          <table:table-cell office:value-type="float" office:value="9502" table:style-name="ce53">
            <text:p>9,502</text:p>
          </table:table-cell>
          <table:table-cell office:value-type="float" office:value="45025" table:style-name="ce52">
            <text:p>45,025</text:p>
          </table:table-cell>
          <table:table-cell office:value-type="float" office:value="9135" table:style-name="ce52">
            <text:p>9,135</text:p>
          </table:table-cell>
          <table:table-cell office:value-type="float" office:value="9251" table:style-name="ce52">
            <text:p>9,251</text:p>
          </table:table-cell>
          <table:table-cell office:value-type="float" office:value="8938" table:style-name="ce52">
            <text:p>8,938</text:p>
          </table:table-cell>
          <table:table-cell office:value-type="float" office:value="8813" table:style-name="ce52">
            <text:p>8,813</text:p>
          </table:table-cell>
          <table:table-cell office:value-type="float" office:value="8888" table:style-name="ce53">
            <text:p>8,888</text:p>
          </table:table-cell>
          <table:table-cell office:value-type="float" office:value="41196" table:style-name="ce52">
            <text:p>41,196</text:p>
          </table:table-cell>
          <table:table-cell office:value-type="float" office:value="8775" table:style-name="ce52">
            <text:p>8,775</text:p>
          </table:table-cell>
          <table:table-cell office:value-type="float" office:value="8465" table:style-name="ce52">
            <text:p>8,465</text:p>
          </table:table-cell>
          <table:table-cell office:value-type="float" office:value="7977" table:style-name="ce52">
            <text:p>7,977</text:p>
          </table:table-cell>
          <table:table-cell office:value-type="float" office:value="7852" table:style-name="ce52">
            <text:p>7,852</text:p>
          </table:table-cell>
          <table:table-cell office:value-type="float" office:value="8127" table:style-name="ce53">
            <text:p>8,127</text:p>
          </table:table-cell>
          <table:table-cell office:value-type="float" office:value="38566" table:style-name="ce52">
            <text:p>38,566</text:p>
          </table:table-cell>
          <table:table-cell office:value-type="float" office:value="7877" table:style-name="ce52">
            <text:p>7,877</text:p>
          </table:table-cell>
          <table:table-cell office:value-type="float" office:value="7990" table:style-name="ce52">
            <text:p>7,990</text:p>
          </table:table-cell>
          <table:table-cell office:value-type="float" office:value="7818" table:style-name="ce52">
            <text:p>7,818</text:p>
          </table:table-cell>
          <table:table-cell office:value-type="float" office:value="7588" table:style-name="ce52">
            <text:p>7,588</text:p>
          </table:table-cell>
          <table:table-cell office:value-type="float" office:value="7293" table:style-name="ce53">
            <text:p>7,293</text:p>
          </table:table-cell>
          <table:table-cell office:value-type="float" office:value="31628" table:style-name="ce52">
            <text:p>31,628</text:p>
          </table:table-cell>
          <table:table-cell office:value-type="float" office:value="6815" table:style-name="ce52">
            <text:p>6,815</text:p>
          </table:table-cell>
          <table:table-cell office:value-type="float" office:value="6929" table:style-name="ce52">
            <text:p>6,929</text:p>
          </table:table-cell>
          <table:table-cell office:value-type="float" office:value="5959" table:style-name="ce52">
            <text:p>5,959</text:p>
          </table:table-cell>
          <table:table-cell office:value-type="float" office:value="6115" table:style-name="ce52">
            <text:p>6,115</text:p>
          </table:table-cell>
          <table:table-cell office:value-type="float" office:value="5810" table:style-name="ce53">
            <text:p>5,810</text:p>
          </table:table-cell>
          <table:table-cell office:value-type="float" office:value="24540" table:style-name="ce52">
            <text:p>24,540</text:p>
          </table:table-cell>
          <table:table-cell office:value-type="float" office:value="5554" table:style-name="ce52">
            <text:p>5,554</text:p>
          </table:table-cell>
          <table:table-cell office:value-type="float" office:value="5135" table:style-name="ce52">
            <text:p>5,135</text:p>
          </table:table-cell>
          <table:table-cell office:value-type="float" office:value="4678" table:style-name="ce52">
            <text:p>4,678</text:p>
          </table:table-cell>
          <table:table-cell office:value-type="float" office:value="4948" table:style-name="ce52">
            <text:p>4,948</text:p>
          </table:table-cell>
          <table:table-cell office:value-type="float" office:value="4225" table:style-name="ce53">
            <text:p>4,225</text:p>
          </table:table-cell>
          <table:table-cell office:value-type="float" office:value="15034" table:style-name="ce52">
            <text:p>15,034</text:p>
          </table:table-cell>
          <table:table-cell office:value-type="float" office:value="3756" table:style-name="ce52">
            <text:p>3,756</text:p>
          </table:table-cell>
          <table:table-cell office:value-type="float" office:value="3669" table:style-name="ce52">
            <text:p>3,669</text:p>
          </table:table-cell>
          <table:table-cell office:value-type="float" office:value="2750" table:style-name="ce52">
            <text:p>2,750</text:p>
          </table:table-cell>
          <table:table-cell office:value-type="float" office:value="2815" table:style-name="ce52">
            <text:p>2,815</text:p>
          </table:table-cell>
          <table:table-cell office:value-type="float" office:value="2044" table:style-name="ce53">
            <text:p>2,044</text:p>
          </table:table-cell>
          <table:table-cell office:value-type="float" office:value="13102" table:style-name="ce52">
            <text:p>13,102</text:p>
          </table:table-cell>
          <table:table-cell office:value-type="float" office:value="2500" table:style-name="ce52">
            <text:p>2,500</text:p>
          </table:table-cell>
          <table:table-cell office:value-type="float" office:value="2655" table:style-name="ce52">
            <text:p>2,655</text:p>
          </table:table-cell>
          <table:table-cell office:value-type="float" office:value="2645" table:style-name="ce52">
            <text:p>2,645</text:p>
          </table:table-cell>
          <table:table-cell office:value-type="float" office:value="2692" table:style-name="ce52">
            <text:p>2,692</text:p>
          </table:table-cell>
          <table:table-cell office:value-type="float" office:value="2610" table:style-name="ce53">
            <text:p>2,610</text:p>
          </table:table-cell>
          <table:table-cell office:value-type="float" office:value="10307" table:style-name="ce52">
            <text:p>10,307</text:p>
          </table:table-cell>
          <table:table-cell office:value-type="float" office:value="2420" table:style-name="ce52">
            <text:p>2,420</text:p>
          </table:table-cell>
          <table:table-cell office:value-type="float" office:value="2260" table:style-name="ce52">
            <text:p>2,260</text:p>
          </table:table-cell>
          <table:table-cell office:value-type="float" office:value="2078" table:style-name="ce52">
            <text:p>2,078</text:p>
          </table:table-cell>
          <table:table-cell office:value-type="float" office:value="1881" table:style-name="ce52">
            <text:p>1,881</text:p>
          </table:table-cell>
          <table:table-cell office:value-type="float" office:value="1668" table:style-name="ce53">
            <text:p>1,668</text:p>
          </table:table-cell>
          <table:table-cell office:value-type="float" office:value="5870" table:style-name="ce52">
            <text:p>5,870</text:p>
          </table:table-cell>
          <table:table-cell office:value-type="float" office:value="1467" table:style-name="ce52">
            <text:p>1,467</text:p>
          </table:table-cell>
          <table:table-cell office:value-type="float" office:value="1344" table:style-name="ce52">
            <text:p>1,344</text:p>
          </table:table-cell>
          <table:table-cell office:value-type="float" office:value="1145" table:style-name="ce52">
            <text:p>1,145</text:p>
          </table:table-cell>
          <table:table-cell office:value-type="float" office:value="1021" table:style-name="ce52">
            <text:p>1,021</text:p>
          </table:table-cell>
          <table:table-cell office:value-type="float" office:value="893" table:style-name="ce53">
            <text:p>893</text:p>
          </table:table-cell>
          <table:table-cell office:value-type="float" office:value="2597" table:style-name="ce52">
            <text:p>2,597</text:p>
          </table:table-cell>
          <table:table-cell office:value-type="float" office:value="779" table:style-name="ce52">
            <text:p>779</text:p>
          </table:table-cell>
          <table:table-cell office:value-type="float" office:value="629" table:style-name="ce52">
            <text:p>629</text:p>
          </table:table-cell>
          <table:table-cell office:value-type="float" office:value="468" table:style-name="ce52">
            <text:p>468</text:p>
          </table:table-cell>
          <table:table-cell office:value-type="float" office:value="455" table:style-name="ce52">
            <text:p>455</text:p>
          </table:table-cell>
          <table:table-cell office:value-type="float" office:value="266" table:style-name="ce53">
            <text:p>266</text:p>
          </table:table-cell>
          <table:table-cell office:value-type="float" office:value="571" table:style-name="ce52">
            <text:p>571</text:p>
          </table:table-cell>
          <table:table-cell office:value-type="float" office:value="212" table:style-name="ce52">
            <text:p>212</text:p>
          </table:table-cell>
          <table:table-cell office:value-type="float" office:value="162" table:style-name="ce52">
            <text:p>162</text:p>
          </table:table-cell>
          <table:table-cell office:value-type="float" office:value="98" table:style-name="ce52">
            <text:p>98</text:p>
          </table:table-cell>
          <table:table-cell office:value-type="float" office:value="59" table:style-name="ce52">
            <text:p>59</text:p>
          </table:table-cell>
          <table:table-cell office:value-type="float" office:value="40" table:style-name="ce53">
            <text:p>40</text:p>
          </table:table-cell>
          <table:table-cell office:value-type="float" office:value="87" table:style-name="ce52">
            <text:p>8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8764" table:style-name="ce52">
            <text:p>288,764</text:p>
          </table:table-cell>
          <table:table-cell office:value-type="float" office:value="14716" table:style-name="ce52">
            <text:p>14,716</text:p>
          </table:table-cell>
          <table:table-cell office:value-type="float" office:value="2249" table:style-name="ce52">
            <text:p>2,249</text:p>
          </table:table-cell>
          <table:table-cell office:value-type="float" office:value="2708" table:style-name="ce52">
            <text:p>2,708</text:p>
          </table:table-cell>
          <table:table-cell office:value-type="float" office:value="2890" table:style-name="ce52">
            <text:p>2,890</text:p>
          </table:table-cell>
          <table:table-cell office:value-type="float" office:value="3320" table:style-name="ce52">
            <text:p>3,320</text:p>
          </table:table-cell>
          <table:table-cell office:value-type="float" office:value="3549" table:style-name="ce52">
            <text:p>3,549</text:p>
          </table:table-cell>
          <table:table-cell office:value-type="float" office:value="16927" table:style-name="ce52">
            <text:p>16,927</text:p>
          </table:table-cell>
          <table:table-cell office:value-type="float" office:value="3483" table:style-name="ce52">
            <text:p>3,483</text:p>
          </table:table-cell>
          <table:table-cell office:value-type="float" office:value="3289" table:style-name="ce52">
            <text:p>3,289</text:p>
          </table:table-cell>
          <table:table-cell office:value-type="float" office:value="3715" table:style-name="ce52">
            <text:p>3,715</text:p>
          </table:table-cell>
          <table:table-cell office:value-type="float" office:value="3557" table:style-name="ce52">
            <text:p>3,557</text:p>
          </table:table-cell>
          <table:table-cell office:value-type="float" office:value="2883" table:style-name="ce53">
            <text:p>2,883</text:p>
          </table:table-cell>
          <table:table-cell office:value-type="float" office:value="15949" table:style-name="ce52">
            <text:p>15,949</text:p>
          </table:table-cell>
          <table:table-cell office:value-type="float" office:value="3146" table:style-name="ce52">
            <text:p>3,146</text:p>
          </table:table-cell>
          <table:table-cell office:value-type="float" office:value="3198" table:style-name="ce52">
            <text:p>3,198</text:p>
          </table:table-cell>
          <table:table-cell office:value-type="float" office:value="3267" table:style-name="ce52">
            <text:p>3,267</text:p>
          </table:table-cell>
          <table:table-cell office:value-type="float" office:value="3164" table:style-name="ce52">
            <text:p>3,164</text:p>
          </table:table-cell>
          <table:table-cell office:value-type="float" office:value="3174" table:style-name="ce53">
            <text:p>3,174</text:p>
          </table:table-cell>
          <table:table-cell office:value-type="float" office:value="17488" table:style-name="ce52">
            <text:p>17,488</text:p>
          </table:table-cell>
          <table:table-cell office:value-type="float" office:value="3200" table:style-name="ce52">
            <text:p>3,200</text:p>
          </table:table-cell>
          <table:table-cell office:value-type="float" office:value="3247" table:style-name="ce52">
            <text:p>3,247</text:p>
          </table:table-cell>
          <table:table-cell office:value-type="float" office:value="3459" table:style-name="ce52">
            <text:p>3,459</text:p>
          </table:table-cell>
          <table:table-cell office:value-type="float" office:value="3561" table:style-name="ce52">
            <text:p>3,561</text:p>
          </table:table-cell>
          <table:table-cell office:value-type="float" office:value="4021" table:style-name="ce53">
            <text:p>4,021</text:p>
          </table:table-cell>
          <table:table-cell office:value-type="float" office:value="19474" table:style-name="ce52">
            <text:p>19,474</text:p>
          </table:table-cell>
          <table:table-cell office:value-type="float" office:value="3713" table:style-name="ce52">
            <text:p>3,713</text:p>
          </table:table-cell>
          <table:table-cell office:value-type="float" office:value="3567" table:style-name="ce52">
            <text:p>3,567</text:p>
          </table:table-cell>
          <table:table-cell office:value-type="float" office:value="4059" table:style-name="ce52">
            <text:p>4,059</text:p>
          </table:table-cell>
          <table:table-cell office:value-type="float" office:value="4113" table:style-name="ce52">
            <text:p>4,113</text:p>
          </table:table-cell>
          <table:table-cell office:value-type="float" office:value="4022" table:style-name="ce53">
            <text:p>4,022</text:p>
          </table:table-cell>
          <table:table-cell office:value-type="float" office:value="19957" table:style-name="ce52">
            <text:p>19,957</text:p>
          </table:table-cell>
          <table:table-cell office:value-type="float" office:value="3981" table:style-name="ce52">
            <text:p>3,981</text:p>
          </table:table-cell>
          <table:table-cell office:value-type="float" office:value="4027" table:style-name="ce52">
            <text:p>4,027</text:p>
          </table:table-cell>
          <table:table-cell office:value-type="float" office:value="3942" table:style-name="ce52">
            <text:p>3,942</text:p>
          </table:table-cell>
          <table:table-cell office:value-type="float" office:value="3933" table:style-name="ce52">
            <text:p>3,933</text:p>
          </table:table-cell>
          <table:table-cell office:value-type="float" office:value="4074" table:style-name="ce53">
            <text:p>4,074</text:p>
          </table:table-cell>
          <table:table-cell office:value-type="float" office:value="19305" table:style-name="ce52">
            <text:p>19,305</text:p>
          </table:table-cell>
          <table:table-cell office:value-type="float" office:value="3903" table:style-name="ce52">
            <text:p>3,903</text:p>
          </table:table-cell>
          <table:table-cell office:value-type="float" office:value="3947" table:style-name="ce52">
            <text:p>3,947</text:p>
          </table:table-cell>
          <table:table-cell office:value-type="float" office:value="3723" table:style-name="ce52">
            <text:p>3,723</text:p>
          </table:table-cell>
          <table:table-cell office:value-type="float" office:value="3692" table:style-name="ce52">
            <text:p>3,692</text:p>
          </table:table-cell>
          <table:table-cell office:value-type="float" office:value="4040" table:style-name="ce53">
            <text:p>4,040</text:p>
          </table:table-cell>
          <table:table-cell office:value-type="float" office:value="24375" table:style-name="ce52">
            <text:p>24,375</text:p>
          </table:table-cell>
          <table:table-cell office:value-type="float" office:value="4350" table:style-name="ce52">
            <text:p>4,350</text:p>
          </table:table-cell>
          <table:table-cell office:value-type="float" office:value="4610" table:style-name="ce52">
            <text:p>4,610</text:p>
          </table:table-cell>
          <table:table-cell office:value-type="float" office:value="4976" table:style-name="ce52">
            <text:p>4,976</text:p>
          </table:table-cell>
          <table:table-cell office:value-type="float" office:value="5183" table:style-name="ce52">
            <text:p>5,183</text:p>
          </table:table-cell>
          <table:table-cell office:value-type="float" office:value="5256" table:style-name="ce53">
            <text:p>5,256</text:p>
          </table:table-cell>
          <table:table-cell office:value-type="float" office:value="25408" table:style-name="ce52">
            <text:p>25,408</text:p>
          </table:table-cell>
          <table:table-cell office:value-type="float" office:value="5254" table:style-name="ce52">
            <text:p>5,254</text:p>
          </table:table-cell>
          <table:table-cell office:value-type="float" office:value="5126" table:style-name="ce52">
            <text:p>5,126</text:p>
          </table:table-cell>
          <table:table-cell office:value-type="float" office:value="4914" table:style-name="ce52">
            <text:p>4,914</text:p>
          </table:table-cell>
          <table:table-cell office:value-type="float" office:value="5310" table:style-name="ce52">
            <text:p>5,310</text:p>
          </table:table-cell>
          <table:table-cell office:value-type="float" office:value="4804" table:style-name="ce53">
            <text:p>4,804</text:p>
          </table:table-cell>
          <table:table-cell office:value-type="float" office:value="22980" table:style-name="ce52">
            <text:p>22,980</text:p>
          </table:table-cell>
          <table:table-cell office:value-type="float" office:value="4614" table:style-name="ce52">
            <text:p>4,614</text:p>
          </table:table-cell>
          <table:table-cell office:value-type="float" office:value="4735" table:style-name="ce52">
            <text:p>4,735</text:p>
          </table:table-cell>
          <table:table-cell office:value-type="float" office:value="4511" table:style-name="ce52">
            <text:p>4,511</text:p>
          </table:table-cell>
          <table:table-cell office:value-type="float" office:value="4530" table:style-name="ce52">
            <text:p>4,530</text:p>
          </table:table-cell>
          <table:table-cell office:value-type="float" office:value="4590" table:style-name="ce53">
            <text:p>4,590</text:p>
          </table:table-cell>
          <table:table-cell office:value-type="float" office:value="21332" table:style-name="ce52">
            <text:p>21,332</text:p>
          </table:table-cell>
          <table:table-cell office:value-type="float" office:value="4511" table:style-name="ce52">
            <text:p>4,511</text:p>
          </table:table-cell>
          <table:table-cell office:value-type="float" office:value="4377" table:style-name="ce52">
            <text:p>4,377</text:p>
          </table:table-cell>
          <table:table-cell office:value-type="float" office:value="4105" table:style-name="ce52">
            <text:p>4,105</text:p>
          </table:table-cell>
          <table:table-cell office:value-type="float" office:value="4110" table:style-name="ce52">
            <text:p>4,110</text:p>
          </table:table-cell>
          <table:table-cell office:value-type="float" office:value="4229" table:style-name="ce53">
            <text:p>4,229</text:p>
          </table:table-cell>
          <table:table-cell office:value-type="float" office:value="20065" table:style-name="ce52">
            <text:p>20,065</text:p>
          </table:table-cell>
          <table:table-cell office:value-type="float" office:value="4092" table:style-name="ce52">
            <text:p>4,092</text:p>
          </table:table-cell>
          <table:table-cell office:value-type="float" office:value="4153" table:style-name="ce52">
            <text:p>4,153</text:p>
          </table:table-cell>
          <table:table-cell office:value-type="float" office:value="4007" table:style-name="ce52">
            <text:p>4,007</text:p>
          </table:table-cell>
          <table:table-cell office:value-type="float" office:value="3940" table:style-name="ce52">
            <text:p>3,940</text:p>
          </table:table-cell>
          <table:table-cell office:value-type="float" office:value="3873" table:style-name="ce53">
            <text:p>3,873</text:p>
          </table:table-cell>
          <table:table-cell office:value-type="float" office:value="16393" table:style-name="ce52">
            <text:p>16,393</text:p>
          </table:table-cell>
          <table:table-cell office:value-type="float" office:value="3554" table:style-name="ce52">
            <text:p>3,554</text:p>
          </table:table-cell>
          <table:table-cell office:value-type="float" office:value="3667" table:style-name="ce52">
            <text:p>3,667</text:p>
          </table:table-cell>
          <table:table-cell office:value-type="float" office:value="3101" table:style-name="ce52">
            <text:p>3,101</text:p>
          </table:table-cell>
          <table:table-cell office:value-type="float" office:value="3113" table:style-name="ce52">
            <text:p>3,113</text:p>
          </table:table-cell>
          <table:table-cell office:value-type="float" office:value="2958" table:style-name="ce53">
            <text:p>2,958</text:p>
          </table:table-cell>
          <table:table-cell office:value-type="float" office:value="12233" table:style-name="ce52">
            <text:p>12,233</text:p>
          </table:table-cell>
          <table:table-cell office:value-type="float" office:value="2834" table:style-name="ce52">
            <text:p>2,834</text:p>
          </table:table-cell>
          <table:table-cell office:value-type="float" office:value="2566" table:style-name="ce52">
            <text:p>2,566</text:p>
          </table:table-cell>
          <table:table-cell office:value-type="float" office:value="2355" table:style-name="ce52">
            <text:p>2,355</text:p>
          </table:table-cell>
          <table:table-cell office:value-type="float" office:value="2400" table:style-name="ce52">
            <text:p>2,400</text:p>
          </table:table-cell>
          <table:table-cell office:value-type="float" office:value="2078" table:style-name="ce53">
            <text:p>2,078</text:p>
          </table:table-cell>
          <table:table-cell office:value-type="float" office:value="7315" table:style-name="ce52">
            <text:p>7,315</text:p>
          </table:table-cell>
          <table:table-cell office:value-type="float" office:value="1866" table:style-name="ce52">
            <text:p>1,866</text:p>
          </table:table-cell>
          <table:table-cell office:value-type="float" office:value="1797" table:style-name="ce52">
            <text:p>1,797</text:p>
          </table:table-cell>
          <table:table-cell office:value-type="float" office:value="1312" table:style-name="ce52">
            <text:p>1,312</text:p>
          </table:table-cell>
          <table:table-cell office:value-type="float" office:value="1367" table:style-name="ce52">
            <text:p>1,367</text:p>
          </table:table-cell>
          <table:table-cell office:value-type="float" office:value="973" table:style-name="ce53">
            <text:p>973</text:p>
          </table:table-cell>
          <table:table-cell office:value-type="float" office:value="6178" table:style-name="ce52">
            <text:p>6,178</text:p>
          </table:table-cell>
          <table:table-cell office:value-type="float" office:value="1191" table:style-name="ce52">
            <text:p>1,191</text:p>
          </table:table-cell>
          <table:table-cell office:value-type="float" office:value="1261" table:style-name="ce52">
            <text:p>1,261</text:p>
          </table:table-cell>
          <table:table-cell office:value-type="float" office:value="1239" table:style-name="ce52">
            <text:p>1,239</text:p>
          </table:table-cell>
          <table:table-cell office:value-type="float" office:value="1235" table:style-name="ce52">
            <text:p>1,235</text:p>
          </table:table-cell>
          <table:table-cell office:value-type="float" office:value="1252" table:style-name="ce53">
            <text:p>1,252</text:p>
          </table:table-cell>
          <table:table-cell office:value-type="float" office:value="4649" table:style-name="ce52">
            <text:p>4,649</text:p>
          </table:table-cell>
          <table:table-cell office:value-type="float" office:value="1109" table:style-name="ce52">
            <text:p>1,109</text:p>
          </table:table-cell>
          <table:table-cell office:value-type="float" office:value="1025" table:style-name="ce52">
            <text:p>1,025</text:p>
          </table:table-cell>
          <table:table-cell office:value-type="float" office:value="957" table:style-name="ce52">
            <text:p>957</text:p>
          </table:table-cell>
          <table:table-cell office:value-type="float" office:value="837" table:style-name="ce52">
            <text:p>837</text:p>
          </table:table-cell>
          <table:table-cell office:value-type="float" office:value="721" table:style-name="ce53">
            <text:p>721</text:p>
          </table:table-cell>
          <table:table-cell office:value-type="float" office:value="2626" table:style-name="ce52">
            <text:p>2,626</text:p>
          </table:table-cell>
          <table:table-cell office:value-type="float" office:value="636" table:style-name="ce52">
            <text:p>636</text:p>
          </table:table-cell>
          <table:table-cell office:value-type="float" office:value="582" table:style-name="ce52">
            <text:p>582</text:p>
          </table:table-cell>
          <table:table-cell office:value-type="float" office:value="493" table:style-name="ce52">
            <text:p>493</text:p>
          </table:table-cell>
          <table:table-cell office:value-type="float" office:value="500" table:style-name="ce52">
            <text:p>500</text:p>
          </table:table-cell>
          <table:table-cell office:value-type="float" office:value="415" table:style-name="ce53">
            <text:p>415</text:p>
          </table:table-cell>
          <table:table-cell office:value-type="float" office:value="1136" table:style-name="ce52">
            <text:p>1,136</text:p>
          </table:table-cell>
          <table:table-cell office:value-type="float" office:value="345" table:style-name="ce52">
            <text:p>345</text:p>
          </table:table-cell>
          <table:table-cell office:value-type="float" office:value="273" table:style-name="ce52">
            <text:p>273</text:p>
          </table:table-cell>
          <table:table-cell office:value-type="float" office:value="211" table:style-name="ce52">
            <text:p>211</text:p>
          </table:table-cell>
          <table:table-cell office:value-type="float" office:value="203" table:style-name="ce52">
            <text:p>203</text:p>
          </table:table-cell>
          <table:table-cell office:value-type="float" office:value="104" table:style-name="ce53">
            <text:p>104</text:p>
          </table:table-cell>
          <table:table-cell office:value-type="float" office:value="229" table:style-name="ce52">
            <text:p>229</text:p>
          </table:table-cell>
          <table:table-cell office:value-type="float" office:value="84" table:style-name="ce52">
            <text:p>84</text:p>
          </table:table-cell>
          <table:table-cell office:value-type="float" office:value="69" table:style-name="ce52">
            <text:p>69</text:p>
          </table:table-cell>
          <table:table-cell office:value-type="float" office:value="36" table:style-name="ce52">
            <text:p>36</text:p>
          </table:table-cell>
          <table:table-cell office:value-type="float" office:value="28" table:style-name="ce52">
            <text:p>28</text:p>
          </table:table-cell>
          <table:table-cell office:value-type="float" office:value="12" table:style-name="ce53">
            <text:p>12</text:p>
          </table:table-cell>
          <table:table-cell office:value-type="float" office:value="29" table:style-name="ce52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7087" table:style-name="ce57">
            <text:p>277,087</text:p>
          </table:table-cell>
          <table:table-cell office:value-type="float" office:value="13420" table:style-name="ce58">
            <text:p>13,420</text:p>
          </table:table-cell>
          <table:table-cell office:value-type="float" office:value="2141" table:style-name="ce57">
            <text:p>2,141</text:p>
          </table:table-cell>
          <table:table-cell office:value-type="float" office:value="2437" table:style-name="ce57">
            <text:p>2,437</text:p>
          </table:table-cell>
          <table:table-cell office:value-type="float" office:value="2633" table:style-name="ce57">
            <text:p>2,633</text:p>
          </table:table-cell>
          <table:table-cell office:value-type="float" office:value="3096" table:style-name="ce57">
            <text:p>3,096</text:p>
          </table:table-cell>
          <table:table-cell office:value-type="float" office:value="3113" table:style-name="ce57">
            <text:p>3,113</text:p>
          </table:table-cell>
          <table:table-cell office:value-type="float" office:value="16116" table:style-name="ce57">
            <text:p>16,116</text:p>
          </table:table-cell>
          <table:table-cell office:value-type="float" office:value="3337" table:style-name="ce57">
            <text:p>3,337</text:p>
          </table:table-cell>
          <table:table-cell office:value-type="float" office:value="3184" table:style-name="ce57">
            <text:p>3,184</text:p>
          </table:table-cell>
          <table:table-cell office:value-type="float" office:value="3616" table:style-name="ce57">
            <text:p>3,616</text:p>
          </table:table-cell>
          <table:table-cell office:value-type="float" office:value="3356" table:style-name="ce57">
            <text:p>3,356</text:p>
          </table:table-cell>
          <table:table-cell office:value-type="float" office:value="2623" table:style-name="ce58">
            <text:p>2,623</text:p>
          </table:table-cell>
          <table:table-cell office:value-type="float" office:value="14473" table:style-name="ce57">
            <text:p>14,473</text:p>
          </table:table-cell>
          <table:table-cell office:value-type="float" office:value="2805" table:style-name="ce57">
            <text:p>2,805</text:p>
          </table:table-cell>
          <table:table-cell office:value-type="float" office:value="2920" table:style-name="ce57">
            <text:p>2,920</text:p>
          </table:table-cell>
          <table:table-cell office:value-type="float" office:value="3014" table:style-name="ce57">
            <text:p>3,014</text:p>
          </table:table-cell>
          <table:table-cell office:value-type="float" office:value="2876" table:style-name="ce57">
            <text:p>2,876</text:p>
          </table:table-cell>
          <table:table-cell office:value-type="float" office:value="2858" table:style-name="ce58">
            <text:p>2,858</text:p>
          </table:table-cell>
          <table:table-cell office:value-type="float" office:value="15738" table:style-name="ce57">
            <text:p>15,738</text:p>
          </table:table-cell>
          <table:table-cell office:value-type="float" office:value="2833" table:style-name="ce57">
            <text:p>2,833</text:p>
          </table:table-cell>
          <table:table-cell office:value-type="float" office:value="3034" table:style-name="ce57">
            <text:p>3,034</text:p>
          </table:table-cell>
          <table:table-cell office:value-type="float" office:value="3089" table:style-name="ce57">
            <text:p>3,089</text:p>
          </table:table-cell>
          <table:table-cell office:value-type="float" office:value="3150" table:style-name="ce57">
            <text:p>3,150</text:p>
          </table:table-cell>
          <table:table-cell office:value-type="float" office:value="3632" table:style-name="ce58">
            <text:p>3,632</text:p>
          </table:table-cell>
          <table:table-cell office:value-type="float" office:value="17597" table:style-name="ce57">
            <text:p>17,597</text:p>
          </table:table-cell>
          <table:table-cell office:value-type="float" office:value="3399" table:style-name="ce57">
            <text:p>3,399</text:p>
          </table:table-cell>
          <table:table-cell office:value-type="float" office:value="3160" table:style-name="ce57">
            <text:p>3,160</text:p>
          </table:table-cell>
          <table:table-cell office:value-type="float" office:value="3580" table:style-name="ce57">
            <text:p>3,580</text:p>
          </table:table-cell>
          <table:table-cell office:value-type="float" office:value="3808" table:style-name="ce57">
            <text:p>3,808</text:p>
          </table:table-cell>
          <table:table-cell office:value-type="float" office:value="3650" table:style-name="ce58">
            <text:p>3,650</text:p>
          </table:table-cell>
          <table:table-cell office:value-type="float" office:value="17861" table:style-name="ce57">
            <text:p>17,861</text:p>
          </table:table-cell>
          <table:table-cell office:value-type="float" office:value="3800" table:style-name="ce57">
            <text:p>3,800</text:p>
          </table:table-cell>
          <table:table-cell office:value-type="float" office:value="3611" table:style-name="ce57">
            <text:p>3,611</text:p>
          </table:table-cell>
          <table:table-cell office:value-type="float" office:value="3467" table:style-name="ce57">
            <text:p>3,467</text:p>
          </table:table-cell>
          <table:table-cell office:value-type="float" office:value="3429" table:style-name="ce57">
            <text:p>3,429</text:p>
          </table:table-cell>
          <table:table-cell office:value-type="float" office:value="3554" table:style-name="ce58">
            <text:p>3,554</text:p>
          </table:table-cell>
          <table:table-cell office:value-type="float" office:value="17567" table:style-name="ce57">
            <text:p>17,567</text:p>
          </table:table-cell>
          <table:table-cell office:value-type="float" office:value="3375" table:style-name="ce57">
            <text:p>3,375</text:p>
          </table:table-cell>
          <table:table-cell office:value-type="float" office:value="3591" table:style-name="ce57">
            <text:p>3,591</text:p>
          </table:table-cell>
          <table:table-cell office:value-type="float" office:value="3377" table:style-name="ce57">
            <text:p>3,377</text:p>
          </table:table-cell>
          <table:table-cell office:value-type="float" office:value="3435" table:style-name="ce57">
            <text:p>3,435</text:p>
          </table:table-cell>
          <table:table-cell office:value-type="float" office:value="3789" table:style-name="ce58">
            <text:p>3,789</text:p>
          </table:table-cell>
          <table:table-cell office:value-type="float" office:value="24721" table:style-name="ce57">
            <text:p>24,721</text:p>
          </table:table-cell>
          <table:table-cell office:value-type="float" office:value="4322" table:style-name="ce57">
            <text:p>4,322</text:p>
          </table:table-cell>
          <table:table-cell office:value-type="float" office:value="4613" table:style-name="ce57">
            <text:p>4,613</text:p>
          </table:table-cell>
          <table:table-cell office:value-type="float" office:value="5059" table:style-name="ce57">
            <text:p>5,059</text:p>
          </table:table-cell>
          <table:table-cell office:value-type="float" office:value="5374" table:style-name="ce57">
            <text:p>5,374</text:p>
          </table:table-cell>
          <table:table-cell office:value-type="float" office:value="5353" table:style-name="ce58">
            <text:p>5,353</text:p>
          </table:table-cell>
          <table:table-cell office:value-type="float" office:value="26236" table:style-name="ce57">
            <text:p>26,236</text:p>
          </table:table-cell>
          <table:table-cell office:value-type="float" office:value="5413" table:style-name="ce57">
            <text:p>5,413</text:p>
          </table:table-cell>
          <table:table-cell office:value-type="float" office:value="5370" table:style-name="ce57">
            <text:p>5,370</text:p>
          </table:table-cell>
          <table:table-cell office:value-type="float" office:value="5244" table:style-name="ce57">
            <text:p>5,244</text:p>
          </table:table-cell>
          <table:table-cell office:value-type="float" office:value="5511" table:style-name="ce57">
            <text:p>5,511</text:p>
          </table:table-cell>
          <table:table-cell office:value-type="float" office:value="4698" table:style-name="ce58">
            <text:p>4,698</text:p>
          </table:table-cell>
          <table:table-cell office:value-type="float" office:value="22045" table:style-name="ce57">
            <text:p>22,045</text:p>
          </table:table-cell>
          <table:table-cell office:value-type="float" office:value="4521" table:style-name="ce57">
            <text:p>4,521</text:p>
          </table:table-cell>
          <table:table-cell office:value-type="float" office:value="4516" table:style-name="ce57">
            <text:p>4,516</text:p>
          </table:table-cell>
          <table:table-cell office:value-type="float" office:value="4427" table:style-name="ce57">
            <text:p>4,427</text:p>
          </table:table-cell>
          <table:table-cell office:value-type="float" office:value="4283" table:style-name="ce57">
            <text:p>4,283</text:p>
          </table:table-cell>
          <table:table-cell office:value-type="float" office:value="4298" table:style-name="ce58">
            <text:p>4,298</text:p>
          </table:table-cell>
          <table:table-cell office:value-type="float" office:value="19864" table:style-name="ce57">
            <text:p>19,864</text:p>
          </table:table-cell>
          <table:table-cell office:value-type="float" office:value="4264" table:style-name="ce57">
            <text:p>4,264</text:p>
          </table:table-cell>
          <table:table-cell office:value-type="float" office:value="4088" table:style-name="ce57">
            <text:p>4,088</text:p>
          </table:table-cell>
          <table:table-cell office:value-type="float" office:value="3872" table:style-name="ce57">
            <text:p>3,872</text:p>
          </table:table-cell>
          <table:table-cell office:value-type="float" office:value="3742" table:style-name="ce57">
            <text:p>3,742</text:p>
          </table:table-cell>
          <table:table-cell office:value-type="float" office:value="3898" table:style-name="ce58">
            <text:p>3,898</text:p>
          </table:table-cell>
          <table:table-cell office:value-type="float" office:value="18501" table:style-name="ce57">
            <text:p>18,501</text:p>
          </table:table-cell>
          <table:table-cell office:value-type="float" office:value="3785" table:style-name="ce57">
            <text:p>3,785</text:p>
          </table:table-cell>
          <table:table-cell office:value-type="float" office:value="3837" table:style-name="ce57">
            <text:p>3,837</text:p>
          </table:table-cell>
          <table:table-cell office:value-type="float" office:value="3811" table:style-name="ce57">
            <text:p>3,811</text:p>
          </table:table-cell>
          <table:table-cell office:value-type="float" office:value="3648" table:style-name="ce57">
            <text:p>3,648</text:p>
          </table:table-cell>
          <table:table-cell office:value-type="float" office:value="3420" table:style-name="ce58">
            <text:p>3,420</text:p>
          </table:table-cell>
          <table:table-cell office:value-type="float" office:value="15235" table:style-name="ce57">
            <text:p>15,235</text:p>
          </table:table-cell>
          <table:table-cell office:value-type="float" office:value="3261" table:style-name="ce57">
            <text:p>3,261</text:p>
          </table:table-cell>
          <table:table-cell office:value-type="float" office:value="3262" table:style-name="ce57">
            <text:p>3,262</text:p>
          </table:table-cell>
          <table:table-cell office:value-type="float" office:value="2858" table:style-name="ce57">
            <text:p>2,858</text:p>
          </table:table-cell>
          <table:table-cell office:value-type="float" office:value="3002" table:style-name="ce57">
            <text:p>3,002</text:p>
          </table:table-cell>
          <table:table-cell office:value-type="float" office:value="2852" table:style-name="ce58">
            <text:p>2,852</text:p>
          </table:table-cell>
          <table:table-cell office:value-type="float" office:value="12307" table:style-name="ce57">
            <text:p>12,307</text:p>
          </table:table-cell>
          <table:table-cell office:value-type="float" office:value="2720" table:style-name="ce57">
            <text:p>2,720</text:p>
          </table:table-cell>
          <table:table-cell office:value-type="float" office:value="2569" table:style-name="ce57">
            <text:p>2,569</text:p>
          </table:table-cell>
          <table:table-cell office:value-type="float" office:value="2323" table:style-name="ce57">
            <text:p>2,323</text:p>
          </table:table-cell>
          <table:table-cell office:value-type="float" office:value="2548" table:style-name="ce57">
            <text:p>2,548</text:p>
          </table:table-cell>
          <table:table-cell office:value-type="float" office:value="2147" table:style-name="ce58">
            <text:p>2,147</text:p>
          </table:table-cell>
          <table:table-cell office:value-type="float" office:value="7719" table:style-name="ce57">
            <text:p>7,719</text:p>
          </table:table-cell>
          <table:table-cell office:value-type="float" office:value="1890" table:style-name="ce57">
            <text:p>1,890</text:p>
          </table:table-cell>
          <table:table-cell office:value-type="float" office:value="1872" table:style-name="ce57">
            <text:p>1,872</text:p>
          </table:table-cell>
          <table:table-cell office:value-type="float" office:value="1438" table:style-name="ce57">
            <text:p>1,438</text:p>
          </table:table-cell>
          <table:table-cell office:value-type="float" office:value="1448" table:style-name="ce57">
            <text:p>1,448</text:p>
          </table:table-cell>
          <table:table-cell office:value-type="float" office:value="1071" table:style-name="ce58">
            <text:p>1,071</text:p>
          </table:table-cell>
          <table:table-cell office:value-type="float" office:value="6924" table:style-name="ce57">
            <text:p>6,924</text:p>
          </table:table-cell>
          <table:table-cell office:value-type="float" office:value="1309" table:style-name="ce57">
            <text:p>1,309</text:p>
          </table:table-cell>
          <table:table-cell office:value-type="float" office:value="1394" table:style-name="ce57">
            <text:p>1,394</text:p>
          </table:table-cell>
          <table:table-cell office:value-type="float" office:value="1406" table:style-name="ce57">
            <text:p>1,406</text:p>
          </table:table-cell>
          <table:table-cell office:value-type="float" office:value="1457" table:style-name="ce57">
            <text:p>1,457</text:p>
          </table:table-cell>
          <table:table-cell office:value-type="float" office:value="1358" table:style-name="ce58">
            <text:p>1,358</text:p>
          </table:table-cell>
          <table:table-cell office:value-type="float" office:value="5658" table:style-name="ce57">
            <text:p>5,658</text:p>
          </table:table-cell>
          <table:table-cell office:value-type="float" office:value="1311" table:style-name="ce57">
            <text:p>1,311</text:p>
          </table:table-cell>
          <table:table-cell office:value-type="float" office:value="1235" table:style-name="ce57">
            <text:p>1,235</text:p>
          </table:table-cell>
          <table:table-cell office:value-type="float" office:value="1121" table:style-name="ce57">
            <text:p>1,121</text:p>
          </table:table-cell>
          <table:table-cell office:value-type="float" office:value="1044" table:style-name="ce57">
            <text:p>1,044</text:p>
          </table:table-cell>
          <table:table-cell office:value-type="float" office:value="947" table:style-name="ce58">
            <text:p>947</text:p>
          </table:table-cell>
          <table:table-cell office:value-type="float" office:value="3244" table:style-name="ce57">
            <text:p>3,244</text:p>
          </table:table-cell>
          <table:table-cell office:value-type="float" office:value="831" table:style-name="ce57">
            <text:p>831</text:p>
          </table:table-cell>
          <table:table-cell office:value-type="float" office:value="762" table:style-name="ce57">
            <text:p>762</text:p>
          </table:table-cell>
          <table:table-cell office:value-type="float" office:value="652" table:style-name="ce57">
            <text:p>652</text:p>
          </table:table-cell>
          <table:table-cell office:value-type="float" office:value="521" table:style-name="ce57">
            <text:p>521</text:p>
          </table:table-cell>
          <table:table-cell office:value-type="float" office:value="478" table:style-name="ce58">
            <text:p>478</text:p>
          </table:table-cell>
          <table:table-cell office:value-type="float" office:value="1461" table:style-name="ce57">
            <text:p>1,461</text:p>
          </table:table-cell>
          <table:table-cell office:value-type="float" office:value="434" table:style-name="ce57">
            <text:p>434</text:p>
          </table:table-cell>
          <table:table-cell office:value-type="float" office:value="356" table:style-name="ce57">
            <text:p>356</text:p>
          </table:table-cell>
          <table:table-cell office:value-type="float" office:value="257" table:style-name="ce57">
            <text:p>257</text:p>
          </table:table-cell>
          <table:table-cell office:value-type="float" office:value="252" table:style-name="ce57">
            <text:p>252</text:p>
          </table:table-cell>
          <table:table-cell office:value-type="float" office:value="162" table:style-name="ce58">
            <text:p>162</text:p>
          </table:table-cell>
          <table:table-cell office:value-type="float" office:value="342" table:style-name="ce57">
            <text:p>342</text:p>
          </table:table-cell>
          <table:table-cell office:value-type="float" office:value="128" table:style-name="ce57">
            <text:p>128</text:p>
          </table:table-cell>
          <table:table-cell office:value-type="float" office:value="93" table:style-name="ce57">
            <text:p>93</text:p>
          </table:table-cell>
          <table:table-cell office:value-type="float" office:value="62" table:style-name="ce57">
            <text:p>62</text:p>
          </table:table-cell>
          <table:table-cell office:value-type="float" office:value="31" table:style-name="ce57">
            <text:p>31</text:p>
          </table:table-cell>
          <table:table-cell office:value-type="float" office:value="28" table:style-name="ce58">
            <text:p>28</text:p>
          </table:table-cell>
          <table:table-cell office:value-type="float" office:value="58" table:style-name="ce57">
            <text:p>5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4548" table:style-name="ce52">
            <text:p>544,548</text:p>
          </table:table-cell>
          <table:table-cell office:value-type="float" office:value="18720" table:style-name="ce52">
            <text:p>18,720</text:p>
          </table:table-cell>
          <table:table-cell office:value-type="float" office:value="2819" table:style-name="ce52">
            <text:p>2,819</text:p>
          </table:table-cell>
          <table:table-cell office:value-type="float" office:value="3345" table:style-name="ce52">
            <text:p>3,345</text:p>
          </table:table-cell>
          <table:table-cell office:value-type="float" office:value="3816" table:style-name="ce52">
            <text:p>3,816</text:p>
          </table:table-cell>
          <table:table-cell office:value-type="float" office:value="4141" table:style-name="ce52">
            <text:p>4,141</text:p>
          </table:table-cell>
          <table:table-cell office:value-type="float" office:value="4599" table:style-name="ce52">
            <text:p>4,599</text:p>
          </table:table-cell>
          <table:table-cell office:value-type="float" office:value="24005" table:style-name="ce52">
            <text:p>24,005</text:p>
          </table:table-cell>
          <table:table-cell office:value-type="float" office:value="4874" table:style-name="ce52">
            <text:p>4,874</text:p>
          </table:table-cell>
          <table:table-cell office:value-type="float" office:value="4660" table:style-name="ce52">
            <text:p>4,660</text:p>
          </table:table-cell>
          <table:table-cell office:value-type="float" office:value="5421" table:style-name="ce52">
            <text:p>5,421</text:p>
          </table:table-cell>
          <table:table-cell office:value-type="float" office:value="5000" table:style-name="ce52">
            <text:p>5,000</text:p>
          </table:table-cell>
          <table:table-cell office:value-type="float" office:value="4050" table:style-name="ce53">
            <text:p>4,050</text:p>
          </table:table-cell>
          <table:table-cell office:value-type="float" office:value="23787" table:style-name="ce52">
            <text:p>23,787</text:p>
          </table:table-cell>
          <table:table-cell office:value-type="float" office:value="4459" table:style-name="ce52">
            <text:p>4,459</text:p>
          </table:table-cell>
          <table:table-cell office:value-type="float" office:value="4628" table:style-name="ce52">
            <text:p>4,628</text:p>
          </table:table-cell>
          <table:table-cell office:value-type="float" office:value="4823" table:style-name="ce52">
            <text:p>4,823</text:p>
          </table:table-cell>
          <table:table-cell office:value-type="float" office:value="4961" table:style-name="ce52">
            <text:p>4,961</text:p>
          </table:table-cell>
          <table:table-cell office:value-type="float" office:value="4916" table:style-name="ce53">
            <text:p>4,916</text:p>
          </table:table-cell>
          <table:table-cell office:value-type="float" office:value="29954" table:style-name="ce52">
            <text:p>29,954</text:p>
          </table:table-cell>
          <table:table-cell office:value-type="float" office:value="5258" table:style-name="ce52">
            <text:p>5,258</text:p>
          </table:table-cell>
          <table:table-cell office:value-type="float" office:value="5379" table:style-name="ce52">
            <text:p>5,379</text:p>
          </table:table-cell>
          <table:table-cell office:value-type="float" office:value="6148" table:style-name="ce52">
            <text:p>6,148</text:p>
          </table:table-cell>
          <table:table-cell office:value-type="float" office:value="6244" table:style-name="ce52">
            <text:p>6,244</text:p>
          </table:table-cell>
          <table:table-cell office:value-type="float" office:value="6925" table:style-name="ce53">
            <text:p>6,925</text:p>
          </table:table-cell>
          <table:table-cell office:value-type="float" office:value="35904" table:style-name="ce52">
            <text:p>35,904</text:p>
          </table:table-cell>
          <table:table-cell office:value-type="float" office:value="6832" table:style-name="ce52">
            <text:p>6,832</text:p>
          </table:table-cell>
          <table:table-cell office:value-type="float" office:value="6359" table:style-name="ce52">
            <text:p>6,359</text:p>
          </table:table-cell>
          <table:table-cell office:value-type="float" office:value="7278" table:style-name="ce52">
            <text:p>7,278</text:p>
          </table:table-cell>
          <table:table-cell office:value-type="float" office:value="7736" table:style-name="ce52">
            <text:p>7,736</text:p>
          </table:table-cell>
          <table:table-cell office:value-type="float" office:value="7699" table:style-name="ce53">
            <text:p>7,699</text:p>
          </table:table-cell>
          <table:table-cell office:value-type="float" office:value="38250" table:style-name="ce52">
            <text:p>38,250</text:p>
          </table:table-cell>
          <table:table-cell office:value-type="float" office:value="7748" table:style-name="ce52">
            <text:p>7,748</text:p>
          </table:table-cell>
          <table:table-cell office:value-type="float" office:value="7777" table:style-name="ce52">
            <text:p>7,777</text:p>
          </table:table-cell>
          <table:table-cell office:value-type="float" office:value="7723" table:style-name="ce52">
            <text:p>7,723</text:p>
          </table:table-cell>
          <table:table-cell office:value-type="float" office:value="7467" table:style-name="ce52">
            <text:p>7,467</text:p>
          </table:table-cell>
          <table:table-cell office:value-type="float" office:value="7535" table:style-name="ce53">
            <text:p>7,535</text:p>
          </table:table-cell>
          <table:table-cell office:value-type="float" office:value="36291" table:style-name="ce52">
            <text:p>36,291</text:p>
          </table:table-cell>
          <table:table-cell office:value-type="float" office:value="7509" table:style-name="ce52">
            <text:p>7,509</text:p>
          </table:table-cell>
          <table:table-cell office:value-type="float" office:value="7449" table:style-name="ce52">
            <text:p>7,449</text:p>
          </table:table-cell>
          <table:table-cell office:value-type="float" office:value="7155" table:style-name="ce52">
            <text:p>7,155</text:p>
          </table:table-cell>
          <table:table-cell office:value-type="float" office:value="6790" table:style-name="ce52">
            <text:p>6,790</text:p>
          </table:table-cell>
          <table:table-cell office:value-type="float" office:value="7388" table:style-name="ce53">
            <text:p>7,388</text:p>
          </table:table-cell>
          <table:table-cell office:value-type="float" office:value="43942" table:style-name="ce52">
            <text:p>43,942</text:p>
          </table:table-cell>
          <table:table-cell office:value-type="float" office:value="7959" table:style-name="ce52">
            <text:p>7,959</text:p>
          </table:table-cell>
          <table:table-cell office:value-type="float" office:value="8550" table:style-name="ce52">
            <text:p>8,550</text:p>
          </table:table-cell>
          <table:table-cell office:value-type="float" office:value="9168" table:style-name="ce52">
            <text:p>9,168</text:p>
          </table:table-cell>
          <table:table-cell office:value-type="float" office:value="9248" table:style-name="ce52">
            <text:p>9,248</text:p>
          </table:table-cell>
          <table:table-cell office:value-type="float" office:value="9017" table:style-name="ce53">
            <text:p>9,017</text:p>
          </table:table-cell>
          <table:table-cell office:value-type="float" office:value="42846" table:style-name="ce52">
            <text:p>42,846</text:p>
          </table:table-cell>
          <table:table-cell office:value-type="float" office:value="9154" table:style-name="ce52">
            <text:p>9,154</text:p>
          </table:table-cell>
          <table:table-cell office:value-type="float" office:value="8903" table:style-name="ce52">
            <text:p>8,903</text:p>
          </table:table-cell>
          <table:table-cell office:value-type="float" office:value="8265" table:style-name="ce52">
            <text:p>8,265</text:p>
          </table:table-cell>
          <table:table-cell office:value-type="float" office:value="8629" table:style-name="ce52">
            <text:p>8,629</text:p>
          </table:table-cell>
          <table:table-cell office:value-type="float" office:value="7895" table:style-name="ce53">
            <text:p>7,895</text:p>
          </table:table-cell>
          <table:table-cell office:value-type="float" office:value="38718" table:style-name="ce52">
            <text:p>38,718</text:p>
          </table:table-cell>
          <table:table-cell office:value-type="float" office:value="7456" table:style-name="ce52">
            <text:p>7,456</text:p>
          </table:table-cell>
          <table:table-cell office:value-type="float" office:value="7626" table:style-name="ce52">
            <text:p>7,626</text:p>
          </table:table-cell>
          <table:table-cell office:value-type="float" office:value="7638" table:style-name="ce52">
            <text:p>7,638</text:p>
          </table:table-cell>
          <table:table-cell office:value-type="float" office:value="7806" table:style-name="ce52">
            <text:p>7,806</text:p>
          </table:table-cell>
          <table:table-cell office:value-type="float" office:value="8192" table:style-name="ce53">
            <text:p>8,192</text:p>
          </table:table-cell>
          <table:table-cell office:value-type="float" office:value="40106" table:style-name="ce52">
            <text:p>40,106</text:p>
          </table:table-cell>
          <table:table-cell office:value-type="float" office:value="8192" table:style-name="ce52">
            <text:p>8,192</text:p>
          </table:table-cell>
          <table:table-cell office:value-type="float" office:value="8162" table:style-name="ce52">
            <text:p>8,162</text:p>
          </table:table-cell>
          <table:table-cell office:value-type="float" office:value="7922" table:style-name="ce52">
            <text:p>7,922</text:p>
          </table:table-cell>
          <table:table-cell office:value-type="float" office:value="7858" table:style-name="ce52">
            <text:p>7,858</text:p>
          </table:table-cell>
          <table:table-cell office:value-type="float" office:value="7972" table:style-name="ce53">
            <text:p>7,972</text:p>
          </table:table-cell>
          <table:table-cell office:value-type="float" office:value="42564" table:style-name="ce52">
            <text:p>42,564</text:p>
          </table:table-cell>
          <table:table-cell office:value-type="float" office:value="8490" table:style-name="ce52">
            <text:p>8,490</text:p>
          </table:table-cell>
          <table:table-cell office:value-type="float" office:value="8573" table:style-name="ce52">
            <text:p>8,573</text:p>
          </table:table-cell>
          <table:table-cell office:value-type="float" office:value="8650" table:style-name="ce52">
            <text:p>8,650</text:p>
          </table:table-cell>
          <table:table-cell office:value-type="float" office:value="8526" table:style-name="ce52">
            <text:p>8,526</text:p>
          </table:table-cell>
          <table:table-cell office:value-type="float" office:value="8325" table:style-name="ce53">
            <text:p>8,325</text:p>
          </table:table-cell>
          <table:table-cell office:value-type="float" office:value="37943" table:style-name="ce52">
            <text:p>37,943</text:p>
          </table:table-cell>
          <table:table-cell office:value-type="float" office:value="8274" table:style-name="ce52">
            <text:p>8,274</text:p>
          </table:table-cell>
          <table:table-cell office:value-type="float" office:value="8180" table:style-name="ce52">
            <text:p>8,180</text:p>
          </table:table-cell>
          <table:table-cell office:value-type="float" office:value="7111" table:style-name="ce52">
            <text:p>7,111</text:p>
          </table:table-cell>
          <table:table-cell office:value-type="float" office:value="7498" table:style-name="ce52">
            <text:p>7,498</text:p>
          </table:table-cell>
          <table:table-cell office:value-type="float" office:value="6880" table:style-name="ce53">
            <text:p>6,880</text:p>
          </table:table-cell>
          <table:table-cell office:value-type="float" office:value="30626" table:style-name="ce52">
            <text:p>30,626</text:p>
          </table:table-cell>
          <table:table-cell office:value-type="float" office:value="6969" table:style-name="ce52">
            <text:p>6,969</text:p>
          </table:table-cell>
          <table:table-cell office:value-type="float" office:value="6256" table:style-name="ce52">
            <text:p>6,256</text:p>
          </table:table-cell>
          <table:table-cell office:value-type="float" office:value="6195" table:style-name="ce52">
            <text:p>6,195</text:p>
          </table:table-cell>
          <table:table-cell office:value-type="float" office:value="5908" table:style-name="ce52">
            <text:p>5,908</text:p>
          </table:table-cell>
          <table:table-cell office:value-type="float" office:value="5298" table:style-name="ce53">
            <text:p>5,298</text:p>
          </table:table-cell>
          <table:table-cell office:value-type="float" office:value="19052" table:style-name="ce52">
            <text:p>19,052</text:p>
          </table:table-cell>
          <table:table-cell office:value-type="float" office:value="4605" table:style-name="ce52">
            <text:p>4,605</text:p>
          </table:table-cell>
          <table:table-cell office:value-type="float" office:value="4534" table:style-name="ce52">
            <text:p>4,534</text:p>
          </table:table-cell>
          <table:table-cell office:value-type="float" office:value="3711" table:style-name="ce52">
            <text:p>3,711</text:p>
          </table:table-cell>
          <table:table-cell office:value-type="float" office:value="3520" table:style-name="ce52">
            <text:p>3,520</text:p>
          </table:table-cell>
          <table:table-cell office:value-type="float" office:value="2682" table:style-name="ce53">
            <text:p>2,682</text:p>
          </table:table-cell>
          <table:table-cell office:value-type="float" office:value="16279" table:style-name="ce52">
            <text:p>16,279</text:p>
          </table:table-cell>
          <table:table-cell office:value-type="float" office:value="3250" table:style-name="ce52">
            <text:p>3,250</text:p>
          </table:table-cell>
          <table:table-cell office:value-type="float" office:value="3192" table:style-name="ce52">
            <text:p>3,192</text:p>
          </table:table-cell>
          <table:table-cell office:value-type="float" office:value="3300" table:style-name="ce52">
            <text:p>3,300</text:p>
          </table:table-cell>
          <table:table-cell office:value-type="float" office:value="3223" table:style-name="ce52">
            <text:p>3,223</text:p>
          </table:table-cell>
          <table:table-cell office:value-type="float" office:value="3314" table:style-name="ce53">
            <text:p>3,314</text:p>
          </table:table-cell>
          <table:table-cell office:value-type="float" office:value="13277" table:style-name="ce52">
            <text:p>13,277</text:p>
          </table:table-cell>
          <table:table-cell office:value-type="float" office:value="3240" table:style-name="ce52">
            <text:p>3,240</text:p>
          </table:table-cell>
          <table:table-cell office:value-type="float" office:value="2775" table:style-name="ce52">
            <text:p>2,775</text:p>
          </table:table-cell>
          <table:table-cell office:value-type="float" office:value="2745" table:style-name="ce52">
            <text:p>2,745</text:p>
          </table:table-cell>
          <table:table-cell office:value-type="float" office:value="2409" table:style-name="ce52">
            <text:p>2,409</text:p>
          </table:table-cell>
          <table:table-cell office:value-type="float" office:value="2108" table:style-name="ce53">
            <text:p>2,108</text:p>
          </table:table-cell>
          <table:table-cell office:value-type="float" office:value="8027" table:style-name="ce52">
            <text:p>8,027</text:p>
          </table:table-cell>
          <table:table-cell office:value-type="float" office:value="2018" table:style-name="ce52">
            <text:p>2,018</text:p>
          </table:table-cell>
          <table:table-cell office:value-type="float" office:value="1800" table:style-name="ce52">
            <text:p>1,800</text:p>
          </table:table-cell>
          <table:table-cell office:value-type="float" office:value="1607" table:style-name="ce52">
            <text:p>1,607</text:p>
          </table:table-cell>
          <table:table-cell office:value-type="float" office:value="1462" table:style-name="ce52">
            <text:p>1,462</text:p>
          </table:table-cell>
          <table:table-cell office:value-type="float" office:value="1140" table:style-name="ce53">
            <text:p>1,140</text:p>
          </table:table-cell>
          <table:table-cell office:value-type="float" office:value="3435" table:style-name="ce52">
            <text:p>3,435</text:p>
          </table:table-cell>
          <table:table-cell office:value-type="float" office:value="1038" table:style-name="ce52">
            <text:p>1,038</text:p>
          </table:table-cell>
          <table:table-cell office:value-type="float" office:value="820" table:style-name="ce52">
            <text:p>820</text:p>
          </table:table-cell>
          <table:table-cell office:value-type="float" office:value="658" table:style-name="ce52">
            <text:p>658</text:p>
          </table:table-cell>
          <table:table-cell office:value-type="float" office:value="559" table:style-name="ce52">
            <text:p>559</text:p>
          </table:table-cell>
          <table:table-cell office:value-type="float" office:value="360" table:style-name="ce53">
            <text:p>360</text:p>
          </table:table-cell>
          <table:table-cell office:value-type="float" office:value="714" table:style-name="ce52">
            <text:p>714</text:p>
          </table:table-cell>
          <table:table-cell office:value-type="float" office:value="250" table:style-name="ce52">
            <text:p>250</text:p>
          </table:table-cell>
          <table:table-cell office:value-type="float" office:value="186" table:style-name="ce52">
            <text:p>186</text:p>
          </table:table-cell>
          <table:table-cell office:value-type="float" office:value="128" table:style-name="ce52">
            <text:p>128</text:p>
          </table:table-cell>
          <table:table-cell office:value-type="float" office:value="91" table:style-name="ce52">
            <text:p>91</text:p>
          </table:table-cell>
          <table:table-cell office:value-type="float" office:value="59" table:style-name="ce53">
            <text:p>59</text:p>
          </table:table-cell>
          <table:table-cell office:value-type="float" office:value="108" table:style-name="ce52">
            <text:p>10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0706" table:style-name="ce52">
            <text:p>280,706</text:p>
          </table:table-cell>
          <table:table-cell office:value-type="float" office:value="9658" table:style-name="ce52">
            <text:p>9,658</text:p>
          </table:table-cell>
          <table:table-cell office:value-type="float" office:value="1484" table:style-name="ce52">
            <text:p>1,484</text:p>
          </table:table-cell>
          <table:table-cell office:value-type="float" office:value="1726" table:style-name="ce52">
            <text:p>1,726</text:p>
          </table:table-cell>
          <table:table-cell office:value-type="float" office:value="1964" table:style-name="ce52">
            <text:p>1,964</text:p>
          </table:table-cell>
          <table:table-cell office:value-type="float" office:value="2140" table:style-name="ce52">
            <text:p>2,140</text:p>
          </table:table-cell>
          <table:table-cell office:value-type="float" office:value="2344" table:style-name="ce52">
            <text:p>2,344</text:p>
          </table:table-cell>
          <table:table-cell office:value-type="float" office:value="12341" table:style-name="ce52">
            <text:p>12,341</text:p>
          </table:table-cell>
          <table:table-cell office:value-type="float" office:value="2468" table:style-name="ce52">
            <text:p>2,468</text:p>
          </table:table-cell>
          <table:table-cell office:value-type="float" office:value="2428" table:style-name="ce52">
            <text:p>2,428</text:p>
          </table:table-cell>
          <table:table-cell office:value-type="float" office:value="2720" table:style-name="ce52">
            <text:p>2,720</text:p>
          </table:table-cell>
          <table:table-cell office:value-type="float" office:value="2613" table:style-name="ce52">
            <text:p>2,613</text:p>
          </table:table-cell>
          <table:table-cell office:value-type="float" office:value="2112" table:style-name="ce53">
            <text:p>2,112</text:p>
          </table:table-cell>
          <table:table-cell office:value-type="float" office:value="12456" table:style-name="ce52">
            <text:p>12,456</text:p>
          </table:table-cell>
          <table:table-cell office:value-type="float" office:value="2325" table:style-name="ce52">
            <text:p>2,325</text:p>
          </table:table-cell>
          <table:table-cell office:value-type="float" office:value="2425" table:style-name="ce52">
            <text:p>2,425</text:p>
          </table:table-cell>
          <table:table-cell office:value-type="float" office:value="2517" table:style-name="ce52">
            <text:p>2,517</text:p>
          </table:table-cell>
          <table:table-cell office:value-type="float" office:value="2590" table:style-name="ce52">
            <text:p>2,590</text:p>
          </table:table-cell>
          <table:table-cell office:value-type="float" office:value="2599" table:style-name="ce53">
            <text:p>2,599</text:p>
          </table:table-cell>
          <table:table-cell office:value-type="float" office:value="15937" table:style-name="ce52">
            <text:p>15,937</text:p>
          </table:table-cell>
          <table:table-cell office:value-type="float" office:value="2823" table:style-name="ce52">
            <text:p>2,823</text:p>
          </table:table-cell>
          <table:table-cell office:value-type="float" office:value="2924" table:style-name="ce52">
            <text:p>2,924</text:p>
          </table:table-cell>
          <table:table-cell office:value-type="float" office:value="3334" table:style-name="ce52">
            <text:p>3,334</text:p>
          </table:table-cell>
          <table:table-cell office:value-type="float" office:value="3265" table:style-name="ce52">
            <text:p>3,265</text:p>
          </table:table-cell>
          <table:table-cell office:value-type="float" office:value="3591" table:style-name="ce53">
            <text:p>3,591</text:p>
          </table:table-cell>
          <table:table-cell office:value-type="float" office:value="18863" table:style-name="ce52">
            <text:p>18,863</text:p>
          </table:table-cell>
          <table:table-cell office:value-type="float" office:value="3588" table:style-name="ce52">
            <text:p>3,588</text:p>
          </table:table-cell>
          <table:table-cell office:value-type="float" office:value="3347" table:style-name="ce52">
            <text:p>3,347</text:p>
          </table:table-cell>
          <table:table-cell office:value-type="float" office:value="3865" table:style-name="ce52">
            <text:p>3,865</text:p>
          </table:table-cell>
          <table:table-cell office:value-type="float" office:value="3981" table:style-name="ce52">
            <text:p>3,981</text:p>
          </table:table-cell>
          <table:table-cell office:value-type="float" office:value="4082" table:style-name="ce53">
            <text:p>4,082</text:p>
          </table:table-cell>
          <table:table-cell office:value-type="float" office:value="20404" table:style-name="ce52">
            <text:p>20,404</text:p>
          </table:table-cell>
          <table:table-cell office:value-type="float" office:value="4069" table:style-name="ce52">
            <text:p>4,069</text:p>
          </table:table-cell>
          <table:table-cell office:value-type="float" office:value="4184" table:style-name="ce52">
            <text:p>4,184</text:p>
          </table:table-cell>
          <table:table-cell office:value-type="float" office:value="4059" table:style-name="ce52">
            <text:p>4,059</text:p>
          </table:table-cell>
          <table:table-cell office:value-type="float" office:value="4047" table:style-name="ce52">
            <text:p>4,047</text:p>
          </table:table-cell>
          <table:table-cell office:value-type="float" office:value="4045" table:style-name="ce53">
            <text:p>4,045</text:p>
          </table:table-cell>
          <table:table-cell office:value-type="float" office:value="19453" table:style-name="ce52">
            <text:p>19,453</text:p>
          </table:table-cell>
          <table:table-cell office:value-type="float" office:value="4063" table:style-name="ce52">
            <text:p>4,063</text:p>
          </table:table-cell>
          <table:table-cell office:value-type="float" office:value="4041" table:style-name="ce52">
            <text:p>4,041</text:p>
          </table:table-cell>
          <table:table-cell office:value-type="float" office:value="3876" table:style-name="ce52">
            <text:p>3,876</text:p>
          </table:table-cell>
          <table:table-cell office:value-type="float" office:value="3593" table:style-name="ce52">
            <text:p>3,593</text:p>
          </table:table-cell>
          <table:table-cell office:value-type="float" office:value="3880" table:style-name="ce53">
            <text:p>3,880</text:p>
          </table:table-cell>
          <table:table-cell office:value-type="float" office:value="22730" table:style-name="ce52">
            <text:p>22,730</text:p>
          </table:table-cell>
          <table:table-cell office:value-type="float" office:value="4187" table:style-name="ce52">
            <text:p>4,187</text:p>
          </table:table-cell>
          <table:table-cell office:value-type="float" office:value="4486" table:style-name="ce52">
            <text:p>4,486</text:p>
          </table:table-cell>
          <table:table-cell office:value-type="float" office:value="4667" table:style-name="ce52">
            <text:p>4,667</text:p>
          </table:table-cell>
          <table:table-cell office:value-type="float" office:value="4765" table:style-name="ce52">
            <text:p>4,765</text:p>
          </table:table-cell>
          <table:table-cell office:value-type="float" office:value="4625" table:style-name="ce53">
            <text:p>4,625</text:p>
          </table:table-cell>
          <table:table-cell office:value-type="float" office:value="21853" table:style-name="ce52">
            <text:p>21,853</text:p>
          </table:table-cell>
          <table:table-cell office:value-type="float" office:value="4633" table:style-name="ce52">
            <text:p>4,633</text:p>
          </table:table-cell>
          <table:table-cell office:value-type="float" office:value="4543" table:style-name="ce52">
            <text:p>4,543</text:p>
          </table:table-cell>
          <table:table-cell office:value-type="float" office:value="4261" table:style-name="ce52">
            <text:p>4,261</text:p>
          </table:table-cell>
          <table:table-cell office:value-type="float" office:value="4406" table:style-name="ce52">
            <text:p>4,406</text:p>
          </table:table-cell>
          <table:table-cell office:value-type="float" office:value="4010" table:style-name="ce53">
            <text:p>4,010</text:p>
          </table:table-cell>
          <table:table-cell office:value-type="float" office:value="20285" table:style-name="ce52">
            <text:p>20,285</text:p>
          </table:table-cell>
          <table:table-cell office:value-type="float" office:value="3909" table:style-name="ce52">
            <text:p>3,909</text:p>
          </table:table-cell>
          <table:table-cell office:value-type="float" office:value="4025" table:style-name="ce52">
            <text:p>4,025</text:p>
          </table:table-cell>
          <table:table-cell office:value-type="float" office:value="3994" table:style-name="ce52">
            <text:p>3,994</text:p>
          </table:table-cell>
          <table:table-cell office:value-type="float" office:value="4070" table:style-name="ce52">
            <text:p>4,070</text:p>
          </table:table-cell>
          <table:table-cell office:value-type="float" office:value="4287" table:style-name="ce53">
            <text:p>4,287</text:p>
          </table:table-cell>
          <table:table-cell office:value-type="float" office:value="21225" table:style-name="ce52">
            <text:p>21,225</text:p>
          </table:table-cell>
          <table:table-cell office:value-type="float" office:value="4346" table:style-name="ce52">
            <text:p>4,346</text:p>
          </table:table-cell>
          <table:table-cell office:value-type="float" office:value="4329" table:style-name="ce52">
            <text:p>4,329</text:p>
          </table:table-cell>
          <table:table-cell office:value-type="float" office:value="4194" table:style-name="ce52">
            <text:p>4,194</text:p>
          </table:table-cell>
          <table:table-cell office:value-type="float" office:value="4142" table:style-name="ce52">
            <text:p>4,142</text:p>
          </table:table-cell>
          <table:table-cell office:value-type="float" office:value="4214" table:style-name="ce53">
            <text:p>4,214</text:p>
          </table:table-cell>
          <table:table-cell office:value-type="float" office:value="22306" table:style-name="ce52">
            <text:p>22,306</text:p>
          </table:table-cell>
          <table:table-cell office:value-type="float" office:value="4488" table:style-name="ce52">
            <text:p>4,488</text:p>
          </table:table-cell>
          <table:table-cell office:value-type="float" office:value="4493" table:style-name="ce52">
            <text:p>4,493</text:p>
          </table:table-cell>
          <table:table-cell office:value-type="float" office:value="4507" table:style-name="ce52">
            <text:p>4,507</text:p>
          </table:table-cell>
          <table:table-cell office:value-type="float" office:value="4432" table:style-name="ce52">
            <text:p>4,432</text:p>
          </table:table-cell>
          <table:table-cell office:value-type="float" office:value="4386" table:style-name="ce53">
            <text:p>4,386</text:p>
          </table:table-cell>
          <table:table-cell office:value-type="float" office:value="19792" table:style-name="ce52">
            <text:p>19,792</text:p>
          </table:table-cell>
          <table:table-cell office:value-type="float" office:value="4313" table:style-name="ce52">
            <text:p>4,313</text:p>
          </table:table-cell>
          <table:table-cell office:value-type="float" office:value="4315" table:style-name="ce52">
            <text:p>4,315</text:p>
          </table:table-cell>
          <table:table-cell office:value-type="float" office:value="3645" table:style-name="ce52">
            <text:p>3,645</text:p>
          </table:table-cell>
          <table:table-cell office:value-type="float" office:value="3915" table:style-name="ce52">
            <text:p>3,915</text:p>
          </table:table-cell>
          <table:table-cell office:value-type="float" office:value="3604" table:style-name="ce53">
            <text:p>3,604</text:p>
          </table:table-cell>
          <table:table-cell office:value-type="float" office:value="15383" table:style-name="ce52">
            <text:p>15,383</text:p>
          </table:table-cell>
          <table:table-cell office:value-type="float" office:value="3562" table:style-name="ce52">
            <text:p>3,562</text:p>
          </table:table-cell>
          <table:table-cell office:value-type="float" office:value="3221" table:style-name="ce52">
            <text:p>3,221</text:p>
          </table:table-cell>
          <table:table-cell office:value-type="float" office:value="3088" table:style-name="ce52">
            <text:p>3,088</text:p>
          </table:table-cell>
          <table:table-cell office:value-type="float" office:value="2887" table:style-name="ce52">
            <text:p>2,887</text:p>
          </table:table-cell>
          <table:table-cell office:value-type="float" office:value="2625" table:style-name="ce53">
            <text:p>2,625</text:p>
          </table:table-cell>
          <table:table-cell office:value-type="float" office:value="9211" table:style-name="ce52">
            <text:p>9,211</text:p>
          </table:table-cell>
          <table:table-cell office:value-type="float" office:value="2277" table:style-name="ce52">
            <text:p>2,277</text:p>
          </table:table-cell>
          <table:table-cell office:value-type="float" office:value="2148" table:style-name="ce52">
            <text:p>2,148</text:p>
          </table:table-cell>
          <table:table-cell office:value-type="float" office:value="1800" table:style-name="ce52">
            <text:p>1,800</text:p>
          </table:table-cell>
          <table:table-cell office:value-type="float" office:value="1708" table:style-name="ce52">
            <text:p>1,708</text:p>
          </table:table-cell>
          <table:table-cell office:value-type="float" office:value="1278" table:style-name="ce53">
            <text:p>1,278</text:p>
          </table:table-cell>
          <table:table-cell office:value-type="float" office:value="7703" table:style-name="ce52">
            <text:p>7,703</text:p>
          </table:table-cell>
          <table:table-cell office:value-type="float" office:value="1569" table:style-name="ce52">
            <text:p>1,569</text:p>
          </table:table-cell>
          <table:table-cell office:value-type="float" office:value="1504" table:style-name="ce52">
            <text:p>1,504</text:p>
          </table:table-cell>
          <table:table-cell office:value-type="float" office:value="1554" table:style-name="ce52">
            <text:p>1,554</text:p>
          </table:table-cell>
          <table:table-cell office:value-type="float" office:value="1512" table:style-name="ce52">
            <text:p>1,512</text:p>
          </table:table-cell>
          <table:table-cell office:value-type="float" office:value="1564" table:style-name="ce53">
            <text:p>1,564</text:p>
          </table:table-cell>
          <table:table-cell office:value-type="float" office:value="6052" table:style-name="ce52">
            <text:p>6,052</text:p>
          </table:table-cell>
          <table:table-cell office:value-type="float" office:value="1516" table:style-name="ce52">
            <text:p>1,516</text:p>
          </table:table-cell>
          <table:table-cell office:value-type="float" office:value="1257" table:style-name="ce52">
            <text:p>1,257</text:p>
          </table:table-cell>
          <table:table-cell office:value-type="float" office:value="1258" table:style-name="ce52">
            <text:p>1,258</text:p>
          </table:table-cell>
          <table:table-cell office:value-type="float" office:value="1069" table:style-name="ce52">
            <text:p>1,069</text:p>
          </table:table-cell>
          <table:table-cell office:value-type="float" office:value="952" table:style-name="ce53">
            <text:p>952</text:p>
          </table:table-cell>
          <table:table-cell office:value-type="float" office:value="3403" table:style-name="ce52">
            <text:p>3,403</text:p>
          </table:table-cell>
          <table:table-cell office:value-type="float" office:value="865" table:style-name="ce52">
            <text:p>865</text:p>
          </table:table-cell>
          <table:table-cell office:value-type="float" office:value="736" table:style-name="ce52">
            <text:p>736</text:p>
          </table:table-cell>
          <table:table-cell office:value-type="float" office:value="675" table:style-name="ce52">
            <text:p>675</text:p>
          </table:table-cell>
          <table:table-cell office:value-type="float" office:value="621" table:style-name="ce52">
            <text:p>621</text:p>
          </table:table-cell>
          <table:table-cell office:value-type="float" office:value="506" table:style-name="ce53">
            <text:p>506</text:p>
          </table:table-cell>
          <table:table-cell office:value-type="float" office:value="1379" table:style-name="ce52">
            <text:p>1,379</text:p>
          </table:table-cell>
          <table:table-cell office:value-type="float" office:value="428" table:style-name="ce52">
            <text:p>428</text:p>
          </table:table-cell>
          <table:table-cell office:value-type="float" office:value="333" table:style-name="ce52">
            <text:p>333</text:p>
          </table:table-cell>
          <table:table-cell office:value-type="float" office:value="271" table:style-name="ce52">
            <text:p>271</text:p>
          </table:table-cell>
          <table:table-cell office:value-type="float" office:value="215" table:style-name="ce52">
            <text:p>215</text:p>
          </table:table-cell>
          <table:table-cell office:value-type="float" office:value="132" table:style-name="ce53">
            <text:p>132</text:p>
          </table:table-cell>
          <table:table-cell office:value-type="float" office:value="236" table:style-name="ce52">
            <text:p>236</text:p>
          </table:table-cell>
          <table:table-cell office:value-type="float" office:value="73" table:style-name="ce52">
            <text:p>73</text:p>
          </table:table-cell>
          <table:table-cell office:value-type="float" office:value="59" table:style-name="ce52">
            <text:p>59</text:p>
          </table:table-cell>
          <table:table-cell office:value-type="float" office:value="45" table:style-name="ce52">
            <text:p>45</text:p>
          </table:table-cell>
          <table:table-cell office:value-type="float" office:value="40" table:style-name="ce52">
            <text:p>40</text:p>
          </table:table-cell>
          <table:table-cell office:value-type="float" office:value="19" table:style-name="ce53">
            <text:p>19</text:p>
          </table:table-cell>
          <table:table-cell office:value-type="float" office:value="36" table:style-name="ce52">
            <text:p>3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3842" table:style-name="ce57">
            <text:p>263,842</text:p>
          </table:table-cell>
          <table:table-cell office:value-type="float" office:value="9062" table:style-name="ce58">
            <text:p>9,062</text:p>
          </table:table-cell>
          <table:table-cell office:value-type="float" office:value="1335" table:style-name="ce57">
            <text:p>1,335</text:p>
          </table:table-cell>
          <table:table-cell office:value-type="float" office:value="1619" table:style-name="ce57">
            <text:p>1,619</text:p>
          </table:table-cell>
          <table:table-cell office:value-type="float" office:value="1852" table:style-name="ce57">
            <text:p>1,852</text:p>
          </table:table-cell>
          <table:table-cell office:value-type="float" office:value="2001" table:style-name="ce57">
            <text:p>2,001</text:p>
          </table:table-cell>
          <table:table-cell office:value-type="float" office:value="2255" table:style-name="ce57">
            <text:p>2,255</text:p>
          </table:table-cell>
          <table:table-cell office:value-type="float" office:value="11664" table:style-name="ce57">
            <text:p>11,664</text:p>
          </table:table-cell>
          <table:table-cell office:value-type="float" office:value="2406" table:style-name="ce57">
            <text:p>2,406</text:p>
          </table:table-cell>
          <table:table-cell office:value-type="float" office:value="2232" table:style-name="ce57">
            <text:p>2,232</text:p>
          </table:table-cell>
          <table:table-cell office:value-type="float" office:value="2701" table:style-name="ce57">
            <text:p>2,701</text:p>
          </table:table-cell>
          <table:table-cell office:value-type="float" office:value="2387" table:style-name="ce57">
            <text:p>2,387</text:p>
          </table:table-cell>
          <table:table-cell office:value-type="float" office:value="1938" table:style-name="ce58">
            <text:p>1,938</text:p>
          </table:table-cell>
          <table:table-cell office:value-type="float" office:value="11331" table:style-name="ce57">
            <text:p>11,331</text:p>
          </table:table-cell>
          <table:table-cell office:value-type="float" office:value="2134" table:style-name="ce57">
            <text:p>2,134</text:p>
          </table:table-cell>
          <table:table-cell office:value-type="float" office:value="2203" table:style-name="ce57">
            <text:p>2,203</text:p>
          </table:table-cell>
          <table:table-cell office:value-type="float" office:value="2306" table:style-name="ce57">
            <text:p>2,306</text:p>
          </table:table-cell>
          <table:table-cell office:value-type="float" office:value="2371" table:style-name="ce57">
            <text:p>2,371</text:p>
          </table:table-cell>
          <table:table-cell office:value-type="float" office:value="2317" table:style-name="ce58">
            <text:p>2,317</text:p>
          </table:table-cell>
          <table:table-cell office:value-type="float" office:value="14017" table:style-name="ce57">
            <text:p>14,017</text:p>
          </table:table-cell>
          <table:table-cell office:value-type="float" office:value="2435" table:style-name="ce57">
            <text:p>2,435</text:p>
          </table:table-cell>
          <table:table-cell office:value-type="float" office:value="2455" table:style-name="ce57">
            <text:p>2,455</text:p>
          </table:table-cell>
          <table:table-cell office:value-type="float" office:value="2814" table:style-name="ce57">
            <text:p>2,814</text:p>
          </table:table-cell>
          <table:table-cell office:value-type="float" office:value="2979" table:style-name="ce57">
            <text:p>2,979</text:p>
          </table:table-cell>
          <table:table-cell office:value-type="float" office:value="3334" table:style-name="ce58">
            <text:p>3,334</text:p>
          </table:table-cell>
          <table:table-cell office:value-type="float" office:value="17041" table:style-name="ce57">
            <text:p>17,041</text:p>
          </table:table-cell>
          <table:table-cell office:value-type="float" office:value="3244" table:style-name="ce57">
            <text:p>3,244</text:p>
          </table:table-cell>
          <table:table-cell office:value-type="float" office:value="3012" table:style-name="ce57">
            <text:p>3,012</text:p>
          </table:table-cell>
          <table:table-cell office:value-type="float" office:value="3413" table:style-name="ce57">
            <text:p>3,413</text:p>
          </table:table-cell>
          <table:table-cell office:value-type="float" office:value="3755" table:style-name="ce57">
            <text:p>3,755</text:p>
          </table:table-cell>
          <table:table-cell office:value-type="float" office:value="3617" table:style-name="ce58">
            <text:p>3,617</text:p>
          </table:table-cell>
          <table:table-cell office:value-type="float" office:value="17846" table:style-name="ce57">
            <text:p>17,846</text:p>
          </table:table-cell>
          <table:table-cell office:value-type="float" office:value="3679" table:style-name="ce57">
            <text:p>3,679</text:p>
          </table:table-cell>
          <table:table-cell office:value-type="float" office:value="3593" table:style-name="ce57">
            <text:p>3,593</text:p>
          </table:table-cell>
          <table:table-cell office:value-type="float" office:value="3664" table:style-name="ce57">
            <text:p>3,664</text:p>
          </table:table-cell>
          <table:table-cell office:value-type="float" office:value="3420" table:style-name="ce57">
            <text:p>3,420</text:p>
          </table:table-cell>
          <table:table-cell office:value-type="float" office:value="3490" table:style-name="ce58">
            <text:p>3,490</text:p>
          </table:table-cell>
          <table:table-cell office:value-type="float" office:value="16838" table:style-name="ce57">
            <text:p>16,838</text:p>
          </table:table-cell>
          <table:table-cell office:value-type="float" office:value="3446" table:style-name="ce57">
            <text:p>3,446</text:p>
          </table:table-cell>
          <table:table-cell office:value-type="float" office:value="3408" table:style-name="ce57">
            <text:p>3,408</text:p>
          </table:table-cell>
          <table:table-cell office:value-type="float" office:value="3279" table:style-name="ce57">
            <text:p>3,279</text:p>
          </table:table-cell>
          <table:table-cell office:value-type="float" office:value="3197" table:style-name="ce57">
            <text:p>3,197</text:p>
          </table:table-cell>
          <table:table-cell office:value-type="float" office:value="3508" table:style-name="ce58">
            <text:p>3,508</text:p>
          </table:table-cell>
          <table:table-cell office:value-type="float" office:value="21212" table:style-name="ce57">
            <text:p>21,212</text:p>
          </table:table-cell>
          <table:table-cell office:value-type="float" office:value="3772" table:style-name="ce57">
            <text:p>3,772</text:p>
          </table:table-cell>
          <table:table-cell office:value-type="float" office:value="4064" table:style-name="ce57">
            <text:p>4,064</text:p>
          </table:table-cell>
          <table:table-cell office:value-type="float" office:value="4501" table:style-name="ce57">
            <text:p>4,501</text:p>
          </table:table-cell>
          <table:table-cell office:value-type="float" office:value="4483" table:style-name="ce57">
            <text:p>4,483</text:p>
          </table:table-cell>
          <table:table-cell office:value-type="float" office:value="4392" table:style-name="ce58">
            <text:p>4,392</text:p>
          </table:table-cell>
          <table:table-cell office:value-type="float" office:value="20993" table:style-name="ce57">
            <text:p>20,993</text:p>
          </table:table-cell>
          <table:table-cell office:value-type="float" office:value="4521" table:style-name="ce57">
            <text:p>4,521</text:p>
          </table:table-cell>
          <table:table-cell office:value-type="float" office:value="4360" table:style-name="ce57">
            <text:p>4,360</text:p>
          </table:table-cell>
          <table:table-cell office:value-type="float" office:value="4004" table:style-name="ce57">
            <text:p>4,004</text:p>
          </table:table-cell>
          <table:table-cell office:value-type="float" office:value="4223" table:style-name="ce57">
            <text:p>4,223</text:p>
          </table:table-cell>
          <table:table-cell office:value-type="float" office:value="3885" table:style-name="ce58">
            <text:p>3,885</text:p>
          </table:table-cell>
          <table:table-cell office:value-type="float" office:value="18433" table:style-name="ce57">
            <text:p>18,433</text:p>
          </table:table-cell>
          <table:table-cell office:value-type="float" office:value="3547" table:style-name="ce57">
            <text:p>3,547</text:p>
          </table:table-cell>
          <table:table-cell office:value-type="float" office:value="3601" table:style-name="ce57">
            <text:p>3,601</text:p>
          </table:table-cell>
          <table:table-cell office:value-type="float" office:value="3644" table:style-name="ce57">
            <text:p>3,644</text:p>
          </table:table-cell>
          <table:table-cell office:value-type="float" office:value="3736" table:style-name="ce57">
            <text:p>3,736</text:p>
          </table:table-cell>
          <table:table-cell office:value-type="float" office:value="3905" table:style-name="ce58">
            <text:p>3,905</text:p>
          </table:table-cell>
          <table:table-cell office:value-type="float" office:value="18881" table:style-name="ce57">
            <text:p>18,881</text:p>
          </table:table-cell>
          <table:table-cell office:value-type="float" office:value="3846" table:style-name="ce57">
            <text:p>3,846</text:p>
          </table:table-cell>
          <table:table-cell office:value-type="float" office:value="3833" table:style-name="ce57">
            <text:p>3,833</text:p>
          </table:table-cell>
          <table:table-cell office:value-type="float" office:value="3728" table:style-name="ce57">
            <text:p>3,728</text:p>
          </table:table-cell>
          <table:table-cell office:value-type="float" office:value="3716" table:style-name="ce57">
            <text:p>3,716</text:p>
          </table:table-cell>
          <table:table-cell office:value-type="float" office:value="3758" table:style-name="ce58">
            <text:p>3,758</text:p>
          </table:table-cell>
          <table:table-cell office:value-type="float" office:value="20258" table:style-name="ce57">
            <text:p>20,258</text:p>
          </table:table-cell>
          <table:table-cell office:value-type="float" office:value="4002" table:style-name="ce57">
            <text:p>4,002</text:p>
          </table:table-cell>
          <table:table-cell office:value-type="float" office:value="4080" table:style-name="ce57">
            <text:p>4,080</text:p>
          </table:table-cell>
          <table:table-cell office:value-type="float" office:value="4143" table:style-name="ce57">
            <text:p>4,143</text:p>
          </table:table-cell>
          <table:table-cell office:value-type="float" office:value="4094" table:style-name="ce57">
            <text:p>4,094</text:p>
          </table:table-cell>
          <table:table-cell office:value-type="float" office:value="3939" table:style-name="ce58">
            <text:p>3,939</text:p>
          </table:table-cell>
          <table:table-cell office:value-type="float" office:value="18151" table:style-name="ce57">
            <text:p>18,151</text:p>
          </table:table-cell>
          <table:table-cell office:value-type="float" office:value="3961" table:style-name="ce57">
            <text:p>3,961</text:p>
          </table:table-cell>
          <table:table-cell office:value-type="float" office:value="3865" table:style-name="ce57">
            <text:p>3,865</text:p>
          </table:table-cell>
          <table:table-cell office:value-type="float" office:value="3466" table:style-name="ce57">
            <text:p>3,466</text:p>
          </table:table-cell>
          <table:table-cell office:value-type="float" office:value="3583" table:style-name="ce57">
            <text:p>3,583</text:p>
          </table:table-cell>
          <table:table-cell office:value-type="float" office:value="3276" table:style-name="ce58">
            <text:p>3,276</text:p>
          </table:table-cell>
          <table:table-cell office:value-type="float" office:value="15243" table:style-name="ce57">
            <text:p>15,243</text:p>
          </table:table-cell>
          <table:table-cell office:value-type="float" office:value="3407" table:style-name="ce57">
            <text:p>3,407</text:p>
          </table:table-cell>
          <table:table-cell office:value-type="float" office:value="3035" table:style-name="ce57">
            <text:p>3,035</text:p>
          </table:table-cell>
          <table:table-cell office:value-type="float" office:value="3107" table:style-name="ce57">
            <text:p>3,107</text:p>
          </table:table-cell>
          <table:table-cell office:value-type="float" office:value="3021" table:style-name="ce57">
            <text:p>3,021</text:p>
          </table:table-cell>
          <table:table-cell office:value-type="float" office:value="2673" table:style-name="ce58">
            <text:p>2,673</text:p>
          </table:table-cell>
          <table:table-cell office:value-type="float" office:value="9841" table:style-name="ce57">
            <text:p>9,841</text:p>
          </table:table-cell>
          <table:table-cell office:value-type="float" office:value="2328" table:style-name="ce57">
            <text:p>2,328</text:p>
          </table:table-cell>
          <table:table-cell office:value-type="float" office:value="2386" table:style-name="ce57">
            <text:p>2,386</text:p>
          </table:table-cell>
          <table:table-cell office:value-type="float" office:value="1911" table:style-name="ce57">
            <text:p>1,911</text:p>
          </table:table-cell>
          <table:table-cell office:value-type="float" office:value="1812" table:style-name="ce57">
            <text:p>1,812</text:p>
          </table:table-cell>
          <table:table-cell office:value-type="float" office:value="1404" table:style-name="ce58">
            <text:p>1,404</text:p>
          </table:table-cell>
          <table:table-cell office:value-type="float" office:value="8576" table:style-name="ce57">
            <text:p>8,576</text:p>
          </table:table-cell>
          <table:table-cell office:value-type="float" office:value="1681" table:style-name="ce57">
            <text:p>1,681</text:p>
          </table:table-cell>
          <table:table-cell office:value-type="float" office:value="1688" table:style-name="ce57">
            <text:p>1,688</text:p>
          </table:table-cell>
          <table:table-cell office:value-type="float" office:value="1746" table:style-name="ce57">
            <text:p>1,746</text:p>
          </table:table-cell>
          <table:table-cell office:value-type="float" office:value="1711" table:style-name="ce57">
            <text:p>1,711</text:p>
          </table:table-cell>
          <table:table-cell office:value-type="float" office:value="1750" table:style-name="ce58">
            <text:p>1,750</text:p>
          </table:table-cell>
          <table:table-cell office:value-type="float" office:value="7225" table:style-name="ce57">
            <text:p>7,225</text:p>
          </table:table-cell>
          <table:table-cell office:value-type="float" office:value="1724" table:style-name="ce57">
            <text:p>1,724</text:p>
          </table:table-cell>
          <table:table-cell office:value-type="float" office:value="1518" table:style-name="ce57">
            <text:p>1,518</text:p>
          </table:table-cell>
          <table:table-cell office:value-type="float" office:value="1487" table:style-name="ce57">
            <text:p>1,487</text:p>
          </table:table-cell>
          <table:table-cell office:value-type="float" office:value="1340" table:style-name="ce57">
            <text:p>1,340</text:p>
          </table:table-cell>
          <table:table-cell office:value-type="float" office:value="1156" table:style-name="ce58">
            <text:p>1,156</text:p>
          </table:table-cell>
          <table:table-cell office:value-type="float" office:value="4624" table:style-name="ce57">
            <text:p>4,624</text:p>
          </table:table-cell>
          <table:table-cell office:value-type="float" office:value="1153" table:style-name="ce57">
            <text:p>1,153</text:p>
          </table:table-cell>
          <table:table-cell office:value-type="float" office:value="1064" table:style-name="ce57">
            <text:p>1,064</text:p>
          </table:table-cell>
          <table:table-cell office:value-type="float" office:value="932" table:style-name="ce57">
            <text:p>932</text:p>
          </table:table-cell>
          <table:table-cell office:value-type="float" office:value="841" table:style-name="ce57">
            <text:p>841</text:p>
          </table:table-cell>
          <table:table-cell office:value-type="float" office:value="634" table:style-name="ce58">
            <text:p>634</text:p>
          </table:table-cell>
          <table:table-cell office:value-type="float" office:value="2056" table:style-name="ce57">
            <text:p>2,056</text:p>
          </table:table-cell>
          <table:table-cell office:value-type="float" office:value="610" table:style-name="ce57">
            <text:p>610</text:p>
          </table:table-cell>
          <table:table-cell office:value-type="float" office:value="487" table:style-name="ce57">
            <text:p>487</text:p>
          </table:table-cell>
          <table:table-cell office:value-type="float" office:value="387" table:style-name="ce57">
            <text:p>387</text:p>
          </table:table-cell>
          <table:table-cell office:value-type="float" office:value="344" table:style-name="ce57">
            <text:p>344</text:p>
          </table:table-cell>
          <table:table-cell office:value-type="float" office:value="228" table:style-name="ce58">
            <text:p>228</text:p>
          </table:table-cell>
          <table:table-cell office:value-type="float" office:value="478" table:style-name="ce57">
            <text:p>478</text:p>
          </table:table-cell>
          <table:table-cell office:value-type="float" office:value="177" table:style-name="ce57">
            <text:p>177</text:p>
          </table:table-cell>
          <table:table-cell office:value-type="float" office:value="127" table:style-name="ce57">
            <text:p>127</text:p>
          </table:table-cell>
          <table:table-cell office:value-type="float" office:value="83" table:style-name="ce57">
            <text:p>83</text:p>
          </table:table-cell>
          <table:table-cell office:value-type="float" office:value="51" table:style-name="ce57">
            <text:p>51</text:p>
          </table:table-cell>
          <table:table-cell office:value-type="float" office:value="40" table:style-name="ce58">
            <text:p>40</text:p>
          </table:table-cell>
          <table:table-cell office:value-type="float" office:value="72" table:style-name="ce57">
            <text:p>7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70521" table:style-name="ce52">
            <text:p>1,270,521</text:p>
          </table:table-cell>
          <table:table-cell office:value-type="float" office:value="54162" table:style-name="ce52">
            <text:p>54,162</text:p>
          </table:table-cell>
          <table:table-cell office:value-type="float" office:value="10922" table:style-name="ce52">
            <text:p>10,922</text:p>
          </table:table-cell>
          <table:table-cell office:value-type="float" office:value="10843" table:style-name="ce52">
            <text:p>10,843</text:p>
          </table:table-cell>
          <table:table-cell office:value-type="float" office:value="10602" table:style-name="ce52">
            <text:p>10,602</text:p>
          </table:table-cell>
          <table:table-cell office:value-type="float" office:value="10915" table:style-name="ce52">
            <text:p>10,915</text:p>
          </table:table-cell>
          <table:table-cell office:value-type="float" office:value="10880" table:style-name="ce52">
            <text:p>10,880</text:p>
          </table:table-cell>
          <table:table-cell office:value-type="float" office:value="52607" table:style-name="ce52">
            <text:p>52,607</text:p>
          </table:table-cell>
          <table:table-cell office:value-type="float" office:value="10802" table:style-name="ce52">
            <text:p>10,802</text:p>
          </table:table-cell>
          <table:table-cell office:value-type="float" office:value="9900" table:style-name="ce52">
            <text:p>9,900</text:p>
          </table:table-cell>
          <table:table-cell office:value-type="float" office:value="11914" table:style-name="ce52">
            <text:p>11,914</text:p>
          </table:table-cell>
          <table:table-cell office:value-type="float" office:value="10962" table:style-name="ce52">
            <text:p>10,962</text:p>
          </table:table-cell>
          <table:table-cell office:value-type="float" office:value="9029" table:style-name="ce53">
            <text:p>9,029</text:p>
          </table:table-cell>
          <table:table-cell office:value-type="float" office:value="55010" table:style-name="ce52">
            <text:p>55,010</text:p>
          </table:table-cell>
          <table:table-cell office:value-type="float" office:value="10274" table:style-name="ce52">
            <text:p>10,274</text:p>
          </table:table-cell>
          <table:table-cell office:value-type="float" office:value="10801" table:style-name="ce52">
            <text:p>10,801</text:p>
          </table:table-cell>
          <table:table-cell office:value-type="float" office:value="10878" table:style-name="ce52">
            <text:p>10,878</text:p>
          </table:table-cell>
          <table:table-cell office:value-type="float" office:value="11413" table:style-name="ce52">
            <text:p>11,413</text:p>
          </table:table-cell>
          <table:table-cell office:value-type="float" office:value="11644" table:style-name="ce53">
            <text:p>11,644</text:p>
          </table:table-cell>
          <table:table-cell office:value-type="float" office:value="71890" table:style-name="ce52">
            <text:p>71,890</text:p>
          </table:table-cell>
          <table:table-cell office:value-type="float" office:value="12602" table:style-name="ce52">
            <text:p>12,602</text:p>
          </table:table-cell>
          <table:table-cell office:value-type="float" office:value="13278" table:style-name="ce52">
            <text:p>13,278</text:p>
          </table:table-cell>
          <table:table-cell office:value-type="float" office:value="14215" table:style-name="ce52">
            <text:p>14,215</text:p>
          </table:table-cell>
          <table:table-cell office:value-type="float" office:value="14687" table:style-name="ce52">
            <text:p>14,687</text:p>
          </table:table-cell>
          <table:table-cell office:value-type="float" office:value="17108" table:style-name="ce53">
            <text:p>17,108</text:p>
          </table:table-cell>
          <table:table-cell office:value-type="float" office:value="86349" table:style-name="ce52">
            <text:p>86,349</text:p>
          </table:table-cell>
          <table:table-cell office:value-type="float" office:value="16358" table:style-name="ce52">
            <text:p>16,358</text:p>
          </table:table-cell>
          <table:table-cell office:value-type="float" office:value="15894" table:style-name="ce52">
            <text:p>15,894</text:p>
          </table:table-cell>
          <table:table-cell office:value-type="float" office:value="17668" table:style-name="ce52">
            <text:p>17,668</text:p>
          </table:table-cell>
          <table:table-cell office:value-type="float" office:value="18354" table:style-name="ce52">
            <text:p>18,354</text:p>
          </table:table-cell>
          <table:table-cell office:value-type="float" office:value="18075" table:style-name="ce53">
            <text:p>18,075</text:p>
          </table:table-cell>
          <table:table-cell office:value-type="float" office:value="90738" table:style-name="ce52">
            <text:p>90,738</text:p>
          </table:table-cell>
          <table:table-cell office:value-type="float" office:value="17868" table:style-name="ce52">
            <text:p>17,868</text:p>
          </table:table-cell>
          <table:table-cell office:value-type="float" office:value="18185" table:style-name="ce52">
            <text:p>18,185</text:p>
          </table:table-cell>
          <table:table-cell office:value-type="float" office:value="18442" table:style-name="ce52">
            <text:p>18,442</text:p>
          </table:table-cell>
          <table:table-cell office:value-type="float" office:value="17823" table:style-name="ce52">
            <text:p>17,823</text:p>
          </table:table-cell>
          <table:table-cell office:value-type="float" office:value="18420" table:style-name="ce53">
            <text:p>18,420</text:p>
          </table:table-cell>
          <table:table-cell office:value-type="float" office:value="89971" table:style-name="ce52">
            <text:p>89,971</text:p>
          </table:table-cell>
          <table:table-cell office:value-type="float" office:value="17959" table:style-name="ce52">
            <text:p>17,959</text:p>
          </table:table-cell>
          <table:table-cell office:value-type="float" office:value="18602" table:style-name="ce52">
            <text:p>18,602</text:p>
          </table:table-cell>
          <table:table-cell office:value-type="float" office:value="17583" table:style-name="ce52">
            <text:p>17,583</text:p>
          </table:table-cell>
          <table:table-cell office:value-type="float" office:value="17254" table:style-name="ce52">
            <text:p>17,254</text:p>
          </table:table-cell>
          <table:table-cell office:value-type="float" office:value="18573" table:style-name="ce53">
            <text:p>18,573</text:p>
          </table:table-cell>
          <table:table-cell office:value-type="float" office:value="104322" table:style-name="ce52">
            <text:p>104,322</text:p>
          </table:table-cell>
          <table:table-cell office:value-type="float" office:value="19971" table:style-name="ce52">
            <text:p>19,971</text:p>
          </table:table-cell>
          <table:table-cell office:value-type="float" office:value="20273" table:style-name="ce52">
            <text:p>20,273</text:p>
          </table:table-cell>
          <table:table-cell office:value-type="float" office:value="21097" table:style-name="ce52">
            <text:p>21,097</text:p>
          </table:table-cell>
          <table:table-cell office:value-type="float" office:value="21644" table:style-name="ce52">
            <text:p>21,644</text:p>
          </table:table-cell>
          <table:table-cell office:value-type="float" office:value="21337" table:style-name="ce53">
            <text:p>21,337</text:p>
          </table:table-cell>
          <table:table-cell office:value-type="float" office:value="101780" table:style-name="ce52">
            <text:p>101,780</text:p>
          </table:table-cell>
          <table:table-cell office:value-type="float" office:value="21531" table:style-name="ce52">
            <text:p>21,531</text:p>
          </table:table-cell>
          <table:table-cell office:value-type="float" office:value="21079" table:style-name="ce52">
            <text:p>21,079</text:p>
          </table:table-cell>
          <table:table-cell office:value-type="float" office:value="19910" table:style-name="ce52">
            <text:p>19,910</text:p>
          </table:table-cell>
          <table:table-cell office:value-type="float" office:value="20626" table:style-name="ce52">
            <text:p>20,626</text:p>
          </table:table-cell>
          <table:table-cell office:value-type="float" office:value="18634" table:style-name="ce53">
            <text:p>18,634</text:p>
          </table:table-cell>
          <table:table-cell office:value-type="float" office:value="87186" table:style-name="ce52">
            <text:p>87,186</text:p>
          </table:table-cell>
          <table:table-cell office:value-type="float" office:value="17802" table:style-name="ce52">
            <text:p>17,802</text:p>
          </table:table-cell>
          <table:table-cell office:value-type="float" office:value="17333" table:style-name="ce52">
            <text:p>17,333</text:p>
          </table:table-cell>
          <table:table-cell office:value-type="float" office:value="17189" table:style-name="ce52">
            <text:p>17,189</text:p>
          </table:table-cell>
          <table:table-cell office:value-type="float" office:value="17219" table:style-name="ce52">
            <text:p>17,219</text:p>
          </table:table-cell>
          <table:table-cell office:value-type="float" office:value="17643" table:style-name="ce53">
            <text:p>17,643</text:p>
          </table:table-cell>
          <table:table-cell office:value-type="float" office:value="89627" table:style-name="ce52">
            <text:p>89,627</text:p>
          </table:table-cell>
          <table:table-cell office:value-type="float" office:value="17799" table:style-name="ce52">
            <text:p>17,799</text:p>
          </table:table-cell>
          <table:table-cell office:value-type="float" office:value="17759" table:style-name="ce52">
            <text:p>17,759</text:p>
          </table:table-cell>
          <table:table-cell office:value-type="float" office:value="17840" table:style-name="ce52">
            <text:p>17,840</text:p>
          </table:table-cell>
          <table:table-cell office:value-type="float" office:value="18112" table:style-name="ce52">
            <text:p>18,112</text:p>
          </table:table-cell>
          <table:table-cell office:value-type="float" office:value="18117" table:style-name="ce53">
            <text:p>18,117</text:p>
          </table:table-cell>
          <table:table-cell office:value-type="float" office:value="94767" table:style-name="ce52">
            <text:p>94,767</text:p>
          </table:table-cell>
          <table:table-cell office:value-type="float" office:value="19165" table:style-name="ce52">
            <text:p>19,165</text:p>
          </table:table-cell>
          <table:table-cell office:value-type="float" office:value="18903" table:style-name="ce52">
            <text:p>18,903</text:p>
          </table:table-cell>
          <table:table-cell office:value-type="float" office:value="19284" table:style-name="ce52">
            <text:p>19,284</text:p>
          </table:table-cell>
          <table:table-cell office:value-type="float" office:value="18954" table:style-name="ce52">
            <text:p>18,954</text:p>
          </table:table-cell>
          <table:table-cell office:value-type="float" office:value="18461" table:style-name="ce53">
            <text:p>18,461</text:p>
          </table:table-cell>
          <table:table-cell office:value-type="float" office:value="86094" table:style-name="ce52">
            <text:p>86,094</text:p>
          </table:table-cell>
          <table:table-cell office:value-type="float" office:value="18203" table:style-name="ce52">
            <text:p>18,203</text:p>
          </table:table-cell>
          <table:table-cell office:value-type="float" office:value="18416" table:style-name="ce52">
            <text:p>18,416</text:p>
          </table:table-cell>
          <table:table-cell office:value-type="float" office:value="16261" table:style-name="ce52">
            <text:p>16,261</text:p>
          </table:table-cell>
          <table:table-cell office:value-type="float" office:value="16865" table:style-name="ce52">
            <text:p>16,865</text:p>
          </table:table-cell>
          <table:table-cell office:value-type="float" office:value="16349" table:style-name="ce53">
            <text:p>16,349</text:p>
          </table:table-cell>
          <table:table-cell office:value-type="float" office:value="71120" table:style-name="ce52">
            <text:p>71,120</text:p>
          </table:table-cell>
          <table:table-cell office:value-type="float" office:value="15618" table:style-name="ce52">
            <text:p>15,618</text:p>
          </table:table-cell>
          <table:table-cell office:value-type="float" office:value="14422" table:style-name="ce52">
            <text:p>14,422</text:p>
          </table:table-cell>
          <table:table-cell office:value-type="float" office:value="14257" table:style-name="ce52">
            <text:p>14,257</text:p>
          </table:table-cell>
          <table:table-cell office:value-type="float" office:value="14393" table:style-name="ce52">
            <text:p>14,393</text:p>
          </table:table-cell>
          <table:table-cell office:value-type="float" office:value="12430" table:style-name="ce53">
            <text:p>12,430</text:p>
          </table:table-cell>
          <table:table-cell office:value-type="float" office:value="44491" table:style-name="ce52">
            <text:p>44,491</text:p>
          </table:table-cell>
          <table:table-cell office:value-type="float" office:value="11017" table:style-name="ce52">
            <text:p>11,017</text:p>
          </table:table-cell>
          <table:table-cell office:value-type="float" office:value="11020" table:style-name="ce52">
            <text:p>11,020</text:p>
          </table:table-cell>
          <table:table-cell office:value-type="float" office:value="8969" table:style-name="ce52">
            <text:p>8,969</text:p>
          </table:table-cell>
          <table:table-cell office:value-type="float" office:value="7813" table:style-name="ce52">
            <text:p>7,813</text:p>
          </table:table-cell>
          <table:table-cell office:value-type="float" office:value="5672" table:style-name="ce53">
            <text:p>5,672</text:p>
          </table:table-cell>
          <table:table-cell office:value-type="float" office:value="35692" table:style-name="ce52">
            <text:p>35,692</text:p>
          </table:table-cell>
          <table:table-cell office:value-type="float" office:value="6975" table:style-name="ce52">
            <text:p>6,975</text:p>
          </table:table-cell>
          <table:table-cell office:value-type="float" office:value="7363" table:style-name="ce52">
            <text:p>7,363</text:p>
          </table:table-cell>
          <table:table-cell office:value-type="float" office:value="7273" table:style-name="ce52">
            <text:p>7,273</text:p>
          </table:table-cell>
          <table:table-cell office:value-type="float" office:value="7034" table:style-name="ce52">
            <text:p>7,034</text:p>
          </table:table-cell>
          <table:table-cell office:value-type="float" office:value="7047" table:style-name="ce53">
            <text:p>7,047</text:p>
          </table:table-cell>
          <table:table-cell office:value-type="float" office:value="29243" table:style-name="ce52">
            <text:p>29,243</text:p>
          </table:table-cell>
          <table:table-cell office:value-type="float" office:value="6918" table:style-name="ce52">
            <text:p>6,918</text:p>
          </table:table-cell>
          <table:table-cell office:value-type="float" office:value="6362" table:style-name="ce52">
            <text:p>6,362</text:p>
          </table:table-cell>
          <table:table-cell office:value-type="float" office:value="5680" table:style-name="ce52">
            <text:p>5,680</text:p>
          </table:table-cell>
          <table:table-cell office:value-type="float" office:value="5375" table:style-name="ce52">
            <text:p>5,375</text:p>
          </table:table-cell>
          <table:table-cell office:value-type="float" office:value="4908" table:style-name="ce53">
            <text:p>4,908</text:p>
          </table:table-cell>
          <table:table-cell office:value-type="float" office:value="17284" table:style-name="ce52">
            <text:p>17,284</text:p>
          </table:table-cell>
          <table:table-cell office:value-type="float" office:value="4399" table:style-name="ce52">
            <text:p>4,399</text:p>
          </table:table-cell>
          <table:table-cell office:value-type="float" office:value="3992" table:style-name="ce52">
            <text:p>3,992</text:p>
          </table:table-cell>
          <table:table-cell office:value-type="float" office:value="3396" table:style-name="ce52">
            <text:p>3,396</text:p>
          </table:table-cell>
          <table:table-cell office:value-type="float" office:value="3006" table:style-name="ce52">
            <text:p>3,006</text:p>
          </table:table-cell>
          <table:table-cell office:value-type="float" office:value="2491" table:style-name="ce53">
            <text:p>2,491</text:p>
          </table:table-cell>
          <table:table-cell office:value-type="float" office:value="6628" table:style-name="ce52">
            <text:p>6,628</text:p>
          </table:table-cell>
          <table:table-cell office:value-type="float" office:value="2044" table:style-name="ce52">
            <text:p>2,044</text:p>
          </table:table-cell>
          <table:table-cell office:value-type="float" office:value="1540" table:style-name="ce52">
            <text:p>1,540</text:p>
          </table:table-cell>
          <table:table-cell office:value-type="float" office:value="1209" table:style-name="ce52">
            <text:p>1,209</text:p>
          </table:table-cell>
          <table:table-cell office:value-type="float" office:value="1062" table:style-name="ce52">
            <text:p>1,062</text:p>
          </table:table-cell>
          <table:table-cell office:value-type="float" office:value="773" table:style-name="ce53">
            <text:p>773</text:p>
          </table:table-cell>
          <table:table-cell office:value-type="float" office:value="1397" table:style-name="ce52">
            <text:p>1,397</text:p>
          </table:table-cell>
          <table:table-cell office:value-type="float" office:value="464" table:style-name="ce52">
            <text:p>464</text:p>
          </table:table-cell>
          <table:table-cell office:value-type="float" office:value="380" table:style-name="ce52">
            <text:p>380</text:p>
          </table:table-cell>
          <table:table-cell office:value-type="float" office:value="264" table:style-name="ce52">
            <text:p>264</text:p>
          </table:table-cell>
          <table:table-cell office:value-type="float" office:value="165" table:style-name="ce52">
            <text:p>165</text:p>
          </table:table-cell>
          <table:table-cell office:value-type="float" office:value="124" table:style-name="ce53">
            <text:p>124</text:p>
          </table:table-cell>
          <table:table-cell office:value-type="float" office:value="163" table:style-name="ce52">
            <text:p>16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5984" table:style-name="ce52">
            <text:p>645,984</text:p>
          </table:table-cell>
          <table:table-cell office:value-type="float" office:value="28073" table:style-name="ce52">
            <text:p>28,073</text:p>
          </table:table-cell>
          <table:table-cell office:value-type="float" office:value="5646" table:style-name="ce55">
            <text:p>5,646</text:p>
          </table:table-cell>
          <table:table-cell office:value-type="float" office:value="5636" table:style-name="ce55">
            <text:p>5,636</text:p>
          </table:table-cell>
          <table:table-cell office:value-type="float" office:value="5473" table:style-name="ce55">
            <text:p>5,473</text:p>
          </table:table-cell>
          <table:table-cell office:value-type="float" office:value="5715" table:style-name="ce55">
            <text:p>5,715</text:p>
          </table:table-cell>
          <table:table-cell office:value-type="float" office:value="5603" table:style-name="ce55">
            <text:p>5,603</text:p>
          </table:table-cell>
          <table:table-cell office:value-type="float" office:value="27447" table:style-name="ce55">
            <text:p>27,447</text:p>
          </table:table-cell>
          <table:table-cell office:value-type="float" office:value="5740" table:style-name="ce55">
            <text:p>5,740</text:p>
          </table:table-cell>
          <table:table-cell office:value-type="float" office:value="5123" table:style-name="ce55">
            <text:p>5,123</text:p>
          </table:table-cell>
          <table:table-cell office:value-type="float" office:value="6211" table:style-name="ce55">
            <text:p>6,211</text:p>
          </table:table-cell>
          <table:table-cell office:value-type="float" office:value="5654" table:style-name="ce55">
            <text:p>5,654</text:p>
          </table:table-cell>
          <table:table-cell office:value-type="float" office:value="4719" table:style-name="ce56">
            <text:p>4,719</text:p>
          </table:table-cell>
          <table:table-cell office:value-type="float" office:value="28974" table:style-name="ce55">
            <text:p>28,974</text:p>
          </table:table-cell>
          <table:table-cell office:value-type="float" office:value="5356" table:style-name="ce55">
            <text:p>5,356</text:p>
          </table:table-cell>
          <table:table-cell office:value-type="float" office:value="5609" table:style-name="ce55">
            <text:p>5,609</text:p>
          </table:table-cell>
          <table:table-cell office:value-type="float" office:value="5761" table:style-name="ce55">
            <text:p>5,761</text:p>
          </table:table-cell>
          <table:table-cell office:value-type="float" office:value="6144" table:style-name="ce55">
            <text:p>6,144</text:p>
          </table:table-cell>
          <table:table-cell office:value-type="float" office:value="6104" table:style-name="ce56">
            <text:p>6,104</text:p>
          </table:table-cell>
          <table:table-cell office:value-type="float" office:value="37787" table:style-name="ce55">
            <text:p>37,787</text:p>
          </table:table-cell>
          <table:table-cell office:value-type="float" office:value="6616" table:style-name="ce55">
            <text:p>6,616</text:p>
          </table:table-cell>
          <table:table-cell office:value-type="float" office:value="7000" table:style-name="ce55">
            <text:p>7,000</text:p>
          </table:table-cell>
          <table:table-cell office:value-type="float" office:value="7532" table:style-name="ce55">
            <text:p>7,532</text:p>
          </table:table-cell>
          <table:table-cell office:value-type="float" office:value="7658" table:style-name="ce55">
            <text:p>7,658</text:p>
          </table:table-cell>
          <table:table-cell office:value-type="float" office:value="8981" table:style-name="ce56">
            <text:p>8,981</text:p>
          </table:table-cell>
          <table:table-cell office:value-type="float" office:value="45042" table:style-name="ce55">
            <text:p>45,042</text:p>
          </table:table-cell>
          <table:table-cell office:value-type="float" office:value="8613" table:style-name="ce55">
            <text:p>8,613</text:p>
          </table:table-cell>
          <table:table-cell office:value-type="float" office:value="8218" table:style-name="ce55">
            <text:p>8,218</text:p>
          </table:table-cell>
          <table:table-cell office:value-type="float" office:value="9123" table:style-name="ce55">
            <text:p>9,123</text:p>
          </table:table-cell>
          <table:table-cell office:value-type="float" office:value="9639" table:style-name="ce55">
            <text:p>9,639</text:p>
          </table:table-cell>
          <table:table-cell office:value-type="float" office:value="9449" table:style-name="ce56">
            <text:p>9,449</text:p>
          </table:table-cell>
          <table:table-cell office:value-type="float" office:value="47221" table:style-name="ce55">
            <text:p>47,221</text:p>
          </table:table-cell>
          <table:table-cell office:value-type="float" office:value="9215" table:style-name="ce55">
            <text:p>9,215</text:p>
          </table:table-cell>
          <table:table-cell office:value-type="float" office:value="9407" table:style-name="ce55">
            <text:p>9,407</text:p>
          </table:table-cell>
          <table:table-cell office:value-type="float" office:value="9607" table:style-name="ce55">
            <text:p>9,607</text:p>
          </table:table-cell>
          <table:table-cell office:value-type="float" office:value="9359" table:style-name="ce55">
            <text:p>9,359</text:p>
          </table:table-cell>
          <table:table-cell office:value-type="float" office:value="9633" table:style-name="ce56">
            <text:p>9,633</text:p>
          </table:table-cell>
          <table:table-cell office:value-type="float" office:value="46834" table:style-name="ce55">
            <text:p>46,834</text:p>
          </table:table-cell>
          <table:table-cell office:value-type="float" office:value="9365" table:style-name="ce55">
            <text:p>9,365</text:p>
          </table:table-cell>
          <table:table-cell office:value-type="float" office:value="9752" table:style-name="ce55">
            <text:p>9,752</text:p>
          </table:table-cell>
          <table:table-cell office:value-type="float" office:value="9212" table:style-name="ce55">
            <text:p>9,212</text:p>
          </table:table-cell>
          <table:table-cell office:value-type="float" office:value="8948" table:style-name="ce55">
            <text:p>8,948</text:p>
          </table:table-cell>
          <table:table-cell office:value-type="float" office:value="9557" table:style-name="ce56">
            <text:p>9,557</text:p>
          </table:table-cell>
          <table:table-cell office:value-type="float" office:value="53313" table:style-name="ce55">
            <text:p>53,313</text:p>
          </table:table-cell>
          <table:table-cell office:value-type="float" office:value="10366" table:style-name="ce55">
            <text:p>10,366</text:p>
          </table:table-cell>
          <table:table-cell office:value-type="float" office:value="10351" table:style-name="ce55">
            <text:p>10,351</text:p>
          </table:table-cell>
          <table:table-cell office:value-type="float" office:value="10635" table:style-name="ce55">
            <text:p>10,635</text:p>
          </table:table-cell>
          <table:table-cell office:value-type="float" office:value="11126" table:style-name="ce55">
            <text:p>11,126</text:p>
          </table:table-cell>
          <table:table-cell office:value-type="float" office:value="10835" table:style-name="ce56">
            <text:p>10,835</text:p>
          </table:table-cell>
          <table:table-cell office:value-type="float" office:value="52308" table:style-name="ce55">
            <text:p>52,308</text:p>
          </table:table-cell>
          <table:table-cell office:value-type="float" office:value="11048" table:style-name="ce55">
            <text:p>11,048</text:p>
          </table:table-cell>
          <table:table-cell office:value-type="float" office:value="10837" table:style-name="ce55">
            <text:p>10,837</text:p>
          </table:table-cell>
          <table:table-cell office:value-type="float" office:value="10203" table:style-name="ce55">
            <text:p>10,203</text:p>
          </table:table-cell>
          <table:table-cell office:value-type="float" office:value="10501" table:style-name="ce55">
            <text:p>10,501</text:p>
          </table:table-cell>
          <table:table-cell office:value-type="float" office:value="9719" table:style-name="ce56">
            <text:p>9,719</text:p>
          </table:table-cell>
          <table:table-cell office:value-type="float" office:value="44828" table:style-name="ce55">
            <text:p>44,828</text:p>
          </table:table-cell>
          <table:table-cell office:value-type="float" office:value="9093" table:style-name="ce55">
            <text:p>9,093</text:p>
          </table:table-cell>
          <table:table-cell office:value-type="float" office:value="8912" table:style-name="ce55">
            <text:p>8,912</text:p>
          </table:table-cell>
          <table:table-cell office:value-type="float" office:value="8849" table:style-name="ce55">
            <text:p>8,849</text:p>
          </table:table-cell>
          <table:table-cell office:value-type="float" office:value="8841" table:style-name="ce55">
            <text:p>8,841</text:p>
          </table:table-cell>
          <table:table-cell office:value-type="float" office:value="9133" table:style-name="ce56">
            <text:p>9,133</text:p>
          </table:table-cell>
          <table:table-cell office:value-type="float" office:value="46499" table:style-name="ce55">
            <text:p>46,499</text:p>
          </table:table-cell>
          <table:table-cell office:value-type="float" office:value="9263" table:style-name="ce55">
            <text:p>9,263</text:p>
          </table:table-cell>
          <table:table-cell office:value-type="float" office:value="9238" table:style-name="ce55">
            <text:p>9,238</text:p>
          </table:table-cell>
          <table:table-cell office:value-type="float" office:value="9180" table:style-name="ce55">
            <text:p>9,180</text:p>
          </table:table-cell>
          <table:table-cell office:value-type="float" office:value="9359" table:style-name="ce55">
            <text:p>9,359</text:p>
          </table:table-cell>
          <table:table-cell office:value-type="float" office:value="9459" table:style-name="ce56">
            <text:p>9,459</text:p>
          </table:table-cell>
          <table:table-cell office:value-type="float" office:value="48869" table:style-name="ce55">
            <text:p>48,869</text:p>
          </table:table-cell>
          <table:table-cell office:value-type="float" office:value="9934" table:style-name="ce55">
            <text:p>9,934</text:p>
          </table:table-cell>
          <table:table-cell office:value-type="float" office:value="9686" table:style-name="ce55">
            <text:p>9,686</text:p>
          </table:table-cell>
          <table:table-cell office:value-type="float" office:value="9914" table:style-name="ce55">
            <text:p>9,914</text:p>
          </table:table-cell>
          <table:table-cell office:value-type="float" office:value="9826" table:style-name="ce55">
            <text:p>9,826</text:p>
          </table:table-cell>
          <table:table-cell office:value-type="float" office:value="9509" table:style-name="ce56">
            <text:p>9,509</text:p>
          </table:table-cell>
          <table:table-cell office:value-type="float" office:value="43843" table:style-name="ce55">
            <text:p>43,843</text:p>
          </table:table-cell>
          <table:table-cell office:value-type="float" office:value="9194" table:style-name="ce55">
            <text:p>9,194</text:p>
          </table:table-cell>
          <table:table-cell office:value-type="float" office:value="9486" table:style-name="ce55">
            <text:p>9,486</text:p>
          </table:table-cell>
          <table:table-cell office:value-type="float" office:value="8283" table:style-name="ce55">
            <text:p>8,283</text:p>
          </table:table-cell>
          <table:table-cell office:value-type="float" office:value="8596" table:style-name="ce55">
            <text:p>8,596</text:p>
          </table:table-cell>
          <table:table-cell office:value-type="float" office:value="8284" table:style-name="ce56">
            <text:p>8,284</text:p>
          </table:table-cell>
          <table:table-cell office:value-type="float" office:value="35359" table:style-name="ce55">
            <text:p>35,359</text:p>
          </table:table-cell>
          <table:table-cell office:value-type="float" office:value="7775" table:style-name="ce55">
            <text:p>7,775</text:p>
          </table:table-cell>
          <table:table-cell office:value-type="float" office:value="7218" table:style-name="ce55">
            <text:p>7,218</text:p>
          </table:table-cell>
          <table:table-cell office:value-type="float" office:value="7045" table:style-name="ce55">
            <text:p>7,045</text:p>
          </table:table-cell>
          <table:table-cell office:value-type="float" office:value="7170" table:style-name="ce55">
            <text:p>7,170</text:p>
          </table:table-cell>
          <table:table-cell office:value-type="float" office:value="6151" table:style-name="ce56">
            <text:p>6,151</text:p>
          </table:table-cell>
          <table:table-cell office:value-type="float" office:value="21381" table:style-name="ce55">
            <text:p>21,381</text:p>
          </table:table-cell>
          <table:table-cell office:value-type="float" office:value="5370" table:style-name="ce55">
            <text:p>5,370</text:p>
          </table:table-cell>
          <table:table-cell office:value-type="float" office:value="5239" table:style-name="ce55">
            <text:p>5,239</text:p>
          </table:table-cell>
          <table:table-cell office:value-type="float" office:value="4401" table:style-name="ce55">
            <text:p>4,401</text:p>
          </table:table-cell>
          <table:table-cell office:value-type="float" office:value="3697" table:style-name="ce55">
            <text:p>3,697</text:p>
          </table:table-cell>
          <table:table-cell office:value-type="float" office:value="2674" table:style-name="ce56">
            <text:p>2,674</text:p>
          </table:table-cell>
          <table:table-cell office:value-type="float" office:value="16516" table:style-name="ce55">
            <text:p>16,516</text:p>
          </table:table-cell>
          <table:table-cell office:value-type="float" office:value="3260" table:style-name="ce55">
            <text:p>3,260</text:p>
          </table:table-cell>
          <table:table-cell office:value-type="float" office:value="3450" table:style-name="ce55">
            <text:p>3,450</text:p>
          </table:table-cell>
          <table:table-cell office:value-type="float" office:value="3325" table:style-name="ce55">
            <text:p>3,325</text:p>
          </table:table-cell>
          <table:table-cell office:value-type="float" office:value="3234" table:style-name="ce55">
            <text:p>3,234</text:p>
          </table:table-cell>
          <table:table-cell office:value-type="float" office:value="3247" table:style-name="ce56">
            <text:p>3,247</text:p>
          </table:table-cell>
          <table:table-cell office:value-type="float" office:value="12398" table:style-name="ce55">
            <text:p>12,398</text:p>
          </table:table-cell>
          <table:table-cell office:value-type="float" office:value="3023" table:style-name="ce55">
            <text:p>3,023</text:p>
          </table:table-cell>
          <table:table-cell office:value-type="float" office:value="2756" table:style-name="ce55">
            <text:p>2,756</text:p>
          </table:table-cell>
          <table:table-cell office:value-type="float" office:value="2434" table:style-name="ce55">
            <text:p>2,434</text:p>
          </table:table-cell>
          <table:table-cell office:value-type="float" office:value="2245" table:style-name="ce55">
            <text:p>2,245</text:p>
          </table:table-cell>
          <table:table-cell office:value-type="float" office:value="1940" table:style-name="ce56">
            <text:p>1,940</text:p>
          </table:table-cell>
          <table:table-cell office:value-type="float" office:value="6644" table:style-name="ce55">
            <text:p>6,644</text:p>
          </table:table-cell>
          <table:table-cell office:value-type="float" office:value="1719" table:style-name="ce55">
            <text:p>1,719</text:p>
          </table:table-cell>
          <table:table-cell office:value-type="float" office:value="1557" table:style-name="ce55">
            <text:p>1,557</text:p>
          </table:table-cell>
          <table:table-cell office:value-type="float" office:value="1314" table:style-name="ce55">
            <text:p>1,314</text:p>
          </table:table-cell>
          <table:table-cell office:value-type="float" office:value="1164" table:style-name="ce55">
            <text:p>1,164</text:p>
          </table:table-cell>
          <table:table-cell office:value-type="float" office:value="890" table:style-name="ce56">
            <text:p>890</text:p>
          </table:table-cell>
          <table:table-cell office:value-type="float" office:value="2211" table:style-name="ce55">
            <text:p>2,211</text:p>
          </table:table-cell>
          <table:table-cell office:value-type="float" office:value="704" table:style-name="ce55">
            <text:p>704</text:p>
          </table:table-cell>
          <table:table-cell office:value-type="float" office:value="534" table:style-name="ce55">
            <text:p>534</text:p>
          </table:table-cell>
          <table:table-cell office:value-type="float" office:value="394" table:style-name="ce55">
            <text:p>394</text:p>
          </table:table-cell>
          <table:table-cell office:value-type="float" office:value="329" table:style-name="ce55">
            <text:p>329</text:p>
          </table:table-cell>
          <table:table-cell office:value-type="float" office:value="250" table:style-name="ce56">
            <text:p>250</text:p>
          </table:table-cell>
          <table:table-cell office:value-type="float" office:value="402" table:style-name="ce55">
            <text:p>402</text:p>
          </table:table-cell>
          <table:table-cell office:value-type="float" office:value="137" table:style-name="ce55">
            <text:p>137</text:p>
          </table:table-cell>
          <table:table-cell office:value-type="float" office:value="106" table:style-name="ce55">
            <text:p>106</text:p>
          </table:table-cell>
          <table:table-cell office:value-type="float" office:value="77" table:style-name="ce55">
            <text:p>77</text:p>
          </table:table-cell>
          <table:table-cell office:value-type="float" office:value="50" table:style-name="ce55">
            <text:p>50</text:p>
          </table:table-cell>
          <table:table-cell office:value-type="float" office:value="32" table:style-name="ce56">
            <text:p>32</text:p>
          </table:table-cell>
          <table:table-cell office:value-type="float" office:value="35" table:style-name="ce55">
            <text:p>3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4537" table:style-name="ce57">
            <text:p>624,537</text:p>
          </table:table-cell>
          <table:table-cell office:value-type="float" office:value="26089" table:style-name="ce58">
            <text:p>26,089</text:p>
          </table:table-cell>
          <table:table-cell office:value-type="float" office:value="5276" table:style-name="ce59">
            <text:p>5,276</text:p>
          </table:table-cell>
          <table:table-cell office:value-type="float" office:value="5207" table:style-name="ce59">
            <text:p>5,207</text:p>
          </table:table-cell>
          <table:table-cell office:value-type="float" office:value="5129" table:style-name="ce59">
            <text:p>5,129</text:p>
          </table:table-cell>
          <table:table-cell office:value-type="float" office:value="5200" table:style-name="ce59">
            <text:p>5,200</text:p>
          </table:table-cell>
          <table:table-cell office:value-type="float" office:value="5277" table:style-name="ce59">
            <text:p>5,277</text:p>
          </table:table-cell>
          <table:table-cell office:value-type="float" office:value="25160" table:style-name="ce59">
            <text:p>25,160</text:p>
          </table:table-cell>
          <table:table-cell office:value-type="float" office:value="5062" table:style-name="ce59">
            <text:p>5,062</text:p>
          </table:table-cell>
          <table:table-cell office:value-type="float" office:value="4777" table:style-name="ce59">
            <text:p>4,777</text:p>
          </table:table-cell>
          <table:table-cell office:value-type="float" office:value="5703" table:style-name="ce59">
            <text:p>5,703</text:p>
          </table:table-cell>
          <table:table-cell office:value-type="float" office:value="5308" table:style-name="ce59">
            <text:p>5,308</text:p>
          </table:table-cell>
          <table:table-cell office:value-type="float" office:value="4310" table:style-name="ce60">
            <text:p>4,310</text:p>
          </table:table-cell>
          <table:table-cell office:value-type="float" office:value="26036" table:style-name="ce59">
            <text:p>26,036</text:p>
          </table:table-cell>
          <table:table-cell office:value-type="float" office:value="4918" table:style-name="ce59">
            <text:p>4,918</text:p>
          </table:table-cell>
          <table:table-cell office:value-type="float" office:value="5192" table:style-name="ce59">
            <text:p>5,192</text:p>
          </table:table-cell>
          <table:table-cell office:value-type="float" office:value="5117" table:style-name="ce59">
            <text:p>5,117</text:p>
          </table:table-cell>
          <table:table-cell office:value-type="float" office:value="5269" table:style-name="ce59">
            <text:p>5,269</text:p>
          </table:table-cell>
          <table:table-cell office:value-type="float" office:value="5540" table:style-name="ce60">
            <text:p>5,540</text:p>
          </table:table-cell>
          <table:table-cell office:value-type="float" office:value="34103" table:style-name="ce59">
            <text:p>34,103</text:p>
          </table:table-cell>
          <table:table-cell office:value-type="float" office:value="5986" table:style-name="ce59">
            <text:p>5,986</text:p>
          </table:table-cell>
          <table:table-cell office:value-type="float" office:value="6278" table:style-name="ce59">
            <text:p>6,278</text:p>
          </table:table-cell>
          <table:table-cell office:value-type="float" office:value="6683" table:style-name="ce59">
            <text:p>6,683</text:p>
          </table:table-cell>
          <table:table-cell office:value-type="float" office:value="7029" table:style-name="ce59">
            <text:p>7,029</text:p>
          </table:table-cell>
          <table:table-cell office:value-type="float" office:value="8127" table:style-name="ce60">
            <text:p>8,127</text:p>
          </table:table-cell>
          <table:table-cell office:value-type="float" office:value="41307" table:style-name="ce59">
            <text:p>41,307</text:p>
          </table:table-cell>
          <table:table-cell office:value-type="float" office:value="7745" table:style-name="ce59">
            <text:p>7,745</text:p>
          </table:table-cell>
          <table:table-cell office:value-type="float" office:value="7676" table:style-name="ce59">
            <text:p>7,676</text:p>
          </table:table-cell>
          <table:table-cell office:value-type="float" office:value="8545" table:style-name="ce59">
            <text:p>8,545</text:p>
          </table:table-cell>
          <table:table-cell office:value-type="float" office:value="8715" table:style-name="ce59">
            <text:p>8,715</text:p>
          </table:table-cell>
          <table:table-cell office:value-type="float" office:value="8626" table:style-name="ce60">
            <text:p>8,626</text:p>
          </table:table-cell>
          <table:table-cell office:value-type="float" office:value="43517" table:style-name="ce59">
            <text:p>43,517</text:p>
          </table:table-cell>
          <table:table-cell office:value-type="float" office:value="8653" table:style-name="ce59">
            <text:p>8,653</text:p>
          </table:table-cell>
          <table:table-cell office:value-type="float" office:value="8778" table:style-name="ce59">
            <text:p>8,778</text:p>
          </table:table-cell>
          <table:table-cell office:value-type="float" office:value="8835" table:style-name="ce59">
            <text:p>8,835</text:p>
          </table:table-cell>
          <table:table-cell office:value-type="float" office:value="8464" table:style-name="ce59">
            <text:p>8,464</text:p>
          </table:table-cell>
          <table:table-cell office:value-type="float" office:value="8787" table:style-name="ce60">
            <text:p>8,787</text:p>
          </table:table-cell>
          <table:table-cell office:value-type="float" office:value="43137" table:style-name="ce59">
            <text:p>43,137</text:p>
          </table:table-cell>
          <table:table-cell office:value-type="float" office:value="8594" table:style-name="ce59">
            <text:p>8,594</text:p>
          </table:table-cell>
          <table:table-cell office:value-type="float" office:value="8850" table:style-name="ce59">
            <text:p>8,850</text:p>
          </table:table-cell>
          <table:table-cell office:value-type="float" office:value="8371" table:style-name="ce59">
            <text:p>8,371</text:p>
          </table:table-cell>
          <table:table-cell office:value-type="float" office:value="8306" table:style-name="ce59">
            <text:p>8,306</text:p>
          </table:table-cell>
          <table:table-cell office:value-type="float" office:value="9016" table:style-name="ce60">
            <text:p>9,016</text:p>
          </table:table-cell>
          <table:table-cell office:value-type="float" office:value="51009" table:style-name="ce59">
            <text:p>51,009</text:p>
          </table:table-cell>
          <table:table-cell office:value-type="float" office:value="9605" table:style-name="ce59">
            <text:p>9,605</text:p>
          </table:table-cell>
          <table:table-cell office:value-type="float" office:value="9922" table:style-name="ce59">
            <text:p>9,922</text:p>
          </table:table-cell>
          <table:table-cell office:value-type="float" office:value="10462" table:style-name="ce59">
            <text:p>10,462</text:p>
          </table:table-cell>
          <table:table-cell office:value-type="float" office:value="10518" table:style-name="ce59">
            <text:p>10,518</text:p>
          </table:table-cell>
          <table:table-cell office:value-type="float" office:value="10502" table:style-name="ce60">
            <text:p>10,502</text:p>
          </table:table-cell>
          <table:table-cell office:value-type="float" office:value="49472" table:style-name="ce59">
            <text:p>49,472</text:p>
          </table:table-cell>
          <table:table-cell office:value-type="float" office:value="10483" table:style-name="ce59">
            <text:p>10,483</text:p>
          </table:table-cell>
          <table:table-cell office:value-type="float" office:value="10242" table:style-name="ce59">
            <text:p>10,242</text:p>
          </table:table-cell>
          <table:table-cell office:value-type="float" office:value="9707" table:style-name="ce59">
            <text:p>9,707</text:p>
          </table:table-cell>
          <table:table-cell office:value-type="float" office:value="10125" table:style-name="ce59">
            <text:p>10,125</text:p>
          </table:table-cell>
          <table:table-cell office:value-type="float" office:value="8915" table:style-name="ce60">
            <text:p>8,915</text:p>
          </table:table-cell>
          <table:table-cell office:value-type="float" office:value="42358" table:style-name="ce59">
            <text:p>42,358</text:p>
          </table:table-cell>
          <table:table-cell office:value-type="float" office:value="8709" table:style-name="ce59">
            <text:p>8,709</text:p>
          </table:table-cell>
          <table:table-cell office:value-type="float" office:value="8421" table:style-name="ce59">
            <text:p>8,421</text:p>
          </table:table-cell>
          <table:table-cell office:value-type="float" office:value="8340" table:style-name="ce59">
            <text:p>8,340</text:p>
          </table:table-cell>
          <table:table-cell office:value-type="float" office:value="8378" table:style-name="ce59">
            <text:p>8,378</text:p>
          </table:table-cell>
          <table:table-cell office:value-type="float" office:value="8510" table:style-name="ce60">
            <text:p>8,510</text:p>
          </table:table-cell>
          <table:table-cell office:value-type="float" office:value="43128" table:style-name="ce59">
            <text:p>43,128</text:p>
          </table:table-cell>
          <table:table-cell office:value-type="float" office:value="8536" table:style-name="ce59">
            <text:p>8,536</text:p>
          </table:table-cell>
          <table:table-cell office:value-type="float" office:value="8521" table:style-name="ce59">
            <text:p>8,521</text:p>
          </table:table-cell>
          <table:table-cell office:value-type="float" office:value="8660" table:style-name="ce59">
            <text:p>8,660</text:p>
          </table:table-cell>
          <table:table-cell office:value-type="float" office:value="8753" table:style-name="ce59">
            <text:p>8,753</text:p>
          </table:table-cell>
          <table:table-cell office:value-type="float" office:value="8658" table:style-name="ce60">
            <text:p>8,658</text:p>
          </table:table-cell>
          <table:table-cell office:value-type="float" office:value="45898" table:style-name="ce59">
            <text:p>45,898</text:p>
          </table:table-cell>
          <table:table-cell office:value-type="float" office:value="9231" table:style-name="ce59">
            <text:p>9,231</text:p>
          </table:table-cell>
          <table:table-cell office:value-type="float" office:value="9217" table:style-name="ce59">
            <text:p>9,217</text:p>
          </table:table-cell>
          <table:table-cell office:value-type="float" office:value="9370" table:style-name="ce59">
            <text:p>9,370</text:p>
          </table:table-cell>
          <table:table-cell office:value-type="float" office:value="9128" table:style-name="ce59">
            <text:p>9,128</text:p>
          </table:table-cell>
          <table:table-cell office:value-type="float" office:value="8952" table:style-name="ce60">
            <text:p>8,952</text:p>
          </table:table-cell>
          <table:table-cell office:value-type="float" office:value="42251" table:style-name="ce59">
            <text:p>42,251</text:p>
          </table:table-cell>
          <table:table-cell office:value-type="float" office:value="9009" table:style-name="ce59">
            <text:p>9,009</text:p>
          </table:table-cell>
          <table:table-cell office:value-type="float" office:value="8930" table:style-name="ce59">
            <text:p>8,930</text:p>
          </table:table-cell>
          <table:table-cell office:value-type="float" office:value="7978" table:style-name="ce59">
            <text:p>7,978</text:p>
          </table:table-cell>
          <table:table-cell office:value-type="float" office:value="8269" table:style-name="ce59">
            <text:p>8,269</text:p>
          </table:table-cell>
          <table:table-cell office:value-type="float" office:value="8065" table:style-name="ce60">
            <text:p>8,065</text:p>
          </table:table-cell>
          <table:table-cell office:value-type="float" office:value="35761" table:style-name="ce59">
            <text:p>35,761</text:p>
          </table:table-cell>
          <table:table-cell office:value-type="float" office:value="7843" table:style-name="ce59">
            <text:p>7,843</text:p>
          </table:table-cell>
          <table:table-cell office:value-type="float" office:value="7204" table:style-name="ce59">
            <text:p>7,204</text:p>
          </table:table-cell>
          <table:table-cell office:value-type="float" office:value="7212" table:style-name="ce59">
            <text:p>7,212</text:p>
          </table:table-cell>
          <table:table-cell office:value-type="float" office:value="7223" table:style-name="ce59">
            <text:p>7,223</text:p>
          </table:table-cell>
          <table:table-cell office:value-type="float" office:value="6279" table:style-name="ce60">
            <text:p>6,279</text:p>
          </table:table-cell>
          <table:table-cell office:value-type="float" office:value="23110" table:style-name="ce59">
            <text:p>23,110</text:p>
          </table:table-cell>
          <table:table-cell office:value-type="float" office:value="5647" table:style-name="ce59">
            <text:p>5,647</text:p>
          </table:table-cell>
          <table:table-cell office:value-type="float" office:value="5781" table:style-name="ce59">
            <text:p>5,781</text:p>
          </table:table-cell>
          <table:table-cell office:value-type="float" office:value="4568" table:style-name="ce59">
            <text:p>4,568</text:p>
          </table:table-cell>
          <table:table-cell office:value-type="float" office:value="4116" table:style-name="ce59">
            <text:p>4,116</text:p>
          </table:table-cell>
          <table:table-cell office:value-type="float" office:value="2998" table:style-name="ce60">
            <text:p>2,998</text:p>
          </table:table-cell>
          <table:table-cell office:value-type="float" office:value="19176" table:style-name="ce59">
            <text:p>19,176</text:p>
          </table:table-cell>
          <table:table-cell office:value-type="float" office:value="3715" table:style-name="ce59">
            <text:p>3,715</text:p>
          </table:table-cell>
          <table:table-cell office:value-type="float" office:value="3913" table:style-name="ce59">
            <text:p>3,913</text:p>
          </table:table-cell>
          <table:table-cell office:value-type="float" office:value="3948" table:style-name="ce59">
            <text:p>3,948</text:p>
          </table:table-cell>
          <table:table-cell office:value-type="float" office:value="3800" table:style-name="ce59">
            <text:p>3,800</text:p>
          </table:table-cell>
          <table:table-cell office:value-type="float" office:value="3800" table:style-name="ce60">
            <text:p>3,800</text:p>
          </table:table-cell>
          <table:table-cell office:value-type="float" office:value="16845" table:style-name="ce59">
            <text:p>16,845</text:p>
          </table:table-cell>
          <table:table-cell office:value-type="float" office:value="3895" table:style-name="ce59">
            <text:p>3,895</text:p>
          </table:table-cell>
          <table:table-cell office:value-type="float" office:value="3606" table:style-name="ce59">
            <text:p>3,606</text:p>
          </table:table-cell>
          <table:table-cell office:value-type="float" office:value="3246" table:style-name="ce59">
            <text:p>3,246</text:p>
          </table:table-cell>
          <table:table-cell office:value-type="float" office:value="3130" table:style-name="ce59">
            <text:p>3,130</text:p>
          </table:table-cell>
          <table:table-cell office:value-type="float" office:value="2968" table:style-name="ce60">
            <text:p>2,968</text:p>
          </table:table-cell>
          <table:table-cell office:value-type="float" office:value="10640" table:style-name="ce59">
            <text:p>10,640</text:p>
          </table:table-cell>
          <table:table-cell office:value-type="float" office:value="2680" table:style-name="ce59">
            <text:p>2,680</text:p>
          </table:table-cell>
          <table:table-cell office:value-type="float" office:value="2435" table:style-name="ce59">
            <text:p>2,435</text:p>
          </table:table-cell>
          <table:table-cell office:value-type="float" office:value="2082" table:style-name="ce59">
            <text:p>2,082</text:p>
          </table:table-cell>
          <table:table-cell office:value-type="float" office:value="1842" table:style-name="ce59">
            <text:p>1,842</text:p>
          </table:table-cell>
          <table:table-cell office:value-type="float" office:value="1601" table:style-name="ce60">
            <text:p>1,601</text:p>
          </table:table-cell>
          <table:table-cell office:value-type="float" office:value="4417" table:style-name="ce59">
            <text:p>4,417</text:p>
          </table:table-cell>
          <table:table-cell office:value-type="float" office:value="1340" table:style-name="ce59">
            <text:p>1,340</text:p>
          </table:table-cell>
          <table:table-cell office:value-type="float" office:value="1006" table:style-name="ce59">
            <text:p>1,006</text:p>
          </table:table-cell>
          <table:table-cell office:value-type="float" office:value="815" table:style-name="ce59">
            <text:p>815</text:p>
          </table:table-cell>
          <table:table-cell office:value-type="float" office:value="733" table:style-name="ce59">
            <text:p>733</text:p>
          </table:table-cell>
          <table:table-cell office:value-type="float" office:value="523" table:style-name="ce60">
            <text:p>523</text:p>
          </table:table-cell>
          <table:table-cell office:value-type="float" office:value="995" table:style-name="ce59">
            <text:p>995</text:p>
          </table:table-cell>
          <table:table-cell office:value-type="float" office:value="327" table:style-name="ce59">
            <text:p>327</text:p>
          </table:table-cell>
          <table:table-cell office:value-type="float" office:value="274" table:style-name="ce59">
            <text:p>274</text:p>
          </table:table-cell>
          <table:table-cell office:value-type="float" office:value="187" table:style-name="ce59">
            <text:p>187</text:p>
          </table:table-cell>
          <table:table-cell office:value-type="float" office:value="115" table:style-name="ce59">
            <text:p>115</text:p>
          </table:table-cell>
          <table:table-cell office:value-type="float" office:value="92" table:style-name="ce60">
            <text:p>92</text:p>
          </table:table-cell>
          <table:table-cell office:value-type="float" office:value="128" table:style-name="ce59">
            <text:p>12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3138" table:style-name="ce52">
            <text:p>493,138</text:p>
          </table:table-cell>
          <table:table-cell office:value-type="float" office:value="15733" table:style-name="ce52">
            <text:p>15,733</text:p>
          </table:table-cell>
          <table:table-cell office:value-type="float" office:value="2923" table:style-name="ce52">
            <text:p>2,923</text:p>
          </table:table-cell>
          <table:table-cell office:value-type="float" office:value="3056" table:style-name="ce52">
            <text:p>3,056</text:p>
          </table:table-cell>
          <table:table-cell office:value-type="float" office:value="3156" table:style-name="ce52">
            <text:p>3,156</text:p>
          </table:table-cell>
          <table:table-cell office:value-type="float" office:value="3264" table:style-name="ce52">
            <text:p>3,264</text:p>
          </table:table-cell>
          <table:table-cell office:value-type="float" office:value="3334" table:style-name="ce52">
            <text:p>3,334</text:p>
          </table:table-cell>
          <table:table-cell office:value-type="float" office:value="17879" table:style-name="ce52">
            <text:p>17,879</text:p>
          </table:table-cell>
          <table:table-cell office:value-type="float" office:value="3472" table:style-name="ce52">
            <text:p>3,472</text:p>
          </table:table-cell>
          <table:table-cell office:value-type="float" office:value="3344" table:style-name="ce52">
            <text:p>3,344</text:p>
          </table:table-cell>
          <table:table-cell office:value-type="float" office:value="4040" table:style-name="ce52">
            <text:p>4,040</text:p>
          </table:table-cell>
          <table:table-cell office:value-type="float" office:value="3693" table:style-name="ce52">
            <text:p>3,693</text:p>
          </table:table-cell>
          <table:table-cell office:value-type="float" office:value="3330" table:style-name="ce53">
            <text:p>3,330</text:p>
          </table:table-cell>
          <table:table-cell office:value-type="float" office:value="19361" table:style-name="ce52">
            <text:p>19,361</text:p>
          </table:table-cell>
          <table:table-cell office:value-type="float" office:value="3456" table:style-name="ce52">
            <text:p>3,456</text:p>
          </table:table-cell>
          <table:table-cell office:value-type="float" office:value="3644" table:style-name="ce52">
            <text:p>3,644</text:p>
          </table:table-cell>
          <table:table-cell office:value-type="float" office:value="3907" table:style-name="ce52">
            <text:p>3,907</text:p>
          </table:table-cell>
          <table:table-cell office:value-type="float" office:value="4142" table:style-name="ce52">
            <text:p>4,142</text:p>
          </table:table-cell>
          <table:table-cell office:value-type="float" office:value="4212" table:style-name="ce53">
            <text:p>4,212</text:p>
          </table:table-cell>
          <table:table-cell office:value-type="float" office:value="26439" table:style-name="ce52">
            <text:p>26,439</text:p>
          </table:table-cell>
          <table:table-cell office:value-type="float" office:value="4569" table:style-name="ce52">
            <text:p>4,569</text:p>
          </table:table-cell>
          <table:table-cell office:value-type="float" office:value="4746" table:style-name="ce52">
            <text:p>4,746</text:p>
          </table:table-cell>
          <table:table-cell office:value-type="float" office:value="5257" table:style-name="ce52">
            <text:p>5,257</text:p>
          </table:table-cell>
          <table:table-cell office:value-type="float" office:value="5586" table:style-name="ce52">
            <text:p>5,586</text:p>
          </table:table-cell>
          <table:table-cell office:value-type="float" office:value="6281" table:style-name="ce53">
            <text:p>6,281</text:p>
          </table:table-cell>
          <table:table-cell office:value-type="float" office:value="33227" table:style-name="ce52">
            <text:p>33,227</text:p>
          </table:table-cell>
          <table:table-cell office:value-type="float" office:value="6285" table:style-name="ce52">
            <text:p>6,285</text:p>
          </table:table-cell>
          <table:table-cell office:value-type="float" office:value="6016" table:style-name="ce52">
            <text:p>6,016</text:p>
          </table:table-cell>
          <table:table-cell office:value-type="float" office:value="6800" table:style-name="ce52">
            <text:p>6,800</text:p>
          </table:table-cell>
          <table:table-cell office:value-type="float" office:value="7054" table:style-name="ce52">
            <text:p>7,054</text:p>
          </table:table-cell>
          <table:table-cell office:value-type="float" office:value="7072" table:style-name="ce53">
            <text:p>7,072</text:p>
          </table:table-cell>
          <table:table-cell office:value-type="float" office:value="35134" table:style-name="ce52">
            <text:p>35,134</text:p>
          </table:table-cell>
          <table:table-cell office:value-type="float" office:value="7304" table:style-name="ce52">
            <text:p>7,304</text:p>
          </table:table-cell>
          <table:table-cell office:value-type="float" office:value="7177" table:style-name="ce52">
            <text:p>7,177</text:p>
          </table:table-cell>
          <table:table-cell office:value-type="float" office:value="7071" table:style-name="ce52">
            <text:p>7,071</text:p>
          </table:table-cell>
          <table:table-cell office:value-type="float" office:value="6838" table:style-name="ce52">
            <text:p>6,838</text:p>
          </table:table-cell>
          <table:table-cell office:value-type="float" office:value="6744" table:style-name="ce53">
            <text:p>6,744</text:p>
          </table:table-cell>
          <table:table-cell office:value-type="float" office:value="31766" table:style-name="ce52">
            <text:p>31,766</text:p>
          </table:table-cell>
          <table:table-cell office:value-type="float" office:value="6495" table:style-name="ce52">
            <text:p>6,495</text:p>
          </table:table-cell>
          <table:table-cell office:value-type="float" office:value="6638" table:style-name="ce52">
            <text:p>6,638</text:p>
          </table:table-cell>
          <table:table-cell office:value-type="float" office:value="6327" table:style-name="ce52">
            <text:p>6,327</text:p>
          </table:table-cell>
          <table:table-cell office:value-type="float" office:value="5902" table:style-name="ce52">
            <text:p>5,902</text:p>
          </table:table-cell>
          <table:table-cell office:value-type="float" office:value="6404" table:style-name="ce53">
            <text:p>6,404</text:p>
          </table:table-cell>
          <table:table-cell office:value-type="float" office:value="36021" table:style-name="ce52">
            <text:p>36,021</text:p>
          </table:table-cell>
          <table:table-cell office:value-type="float" office:value="6742" table:style-name="ce52">
            <text:p>6,742</text:p>
          </table:table-cell>
          <table:table-cell office:value-type="float" office:value="6943" table:style-name="ce52">
            <text:p>6,943</text:p>
          </table:table-cell>
          <table:table-cell office:value-type="float" office:value="7264" table:style-name="ce52">
            <text:p>7,264</text:p>
          </table:table-cell>
          <table:table-cell office:value-type="float" office:value="7520" table:style-name="ce52">
            <text:p>7,520</text:p>
          </table:table-cell>
          <table:table-cell office:value-type="float" office:value="7552" table:style-name="ce53">
            <text:p>7,552</text:p>
          </table:table-cell>
          <table:table-cell office:value-type="float" office:value="36228" table:style-name="ce52">
            <text:p>36,228</text:p>
          </table:table-cell>
          <table:table-cell office:value-type="float" office:value="7576" table:style-name="ce52">
            <text:p>7,576</text:p>
          </table:table-cell>
          <table:table-cell office:value-type="float" office:value="7368" table:style-name="ce52">
            <text:p>7,368</text:p>
          </table:table-cell>
          <table:table-cell office:value-type="float" office:value="6986" table:style-name="ce52">
            <text:p>6,986</text:p>
          </table:table-cell>
          <table:table-cell office:value-type="float" office:value="7423" table:style-name="ce52">
            <text:p>7,423</text:p>
          </table:table-cell>
          <table:table-cell office:value-type="float" office:value="6875" table:style-name="ce53">
            <text:p>6,875</text:p>
          </table:table-cell>
          <table:table-cell office:value-type="float" office:value="34080" table:style-name="ce52">
            <text:p>34,080</text:p>
          </table:table-cell>
          <table:table-cell office:value-type="float" office:value="6475" table:style-name="ce52">
            <text:p>6,475</text:p>
          </table:table-cell>
          <table:table-cell office:value-type="float" office:value="6475" table:style-name="ce52">
            <text:p>6,475</text:p>
          </table:table-cell>
          <table:table-cell office:value-type="float" office:value="6780" table:style-name="ce52">
            <text:p>6,780</text:p>
          </table:table-cell>
          <table:table-cell office:value-type="float" office:value="6991" table:style-name="ce52">
            <text:p>6,991</text:p>
          </table:table-cell>
          <table:table-cell office:value-type="float" office:value="7359" table:style-name="ce53">
            <text:p>7,359</text:p>
          </table:table-cell>
          <table:table-cell office:value-type="float" office:value="38693" table:style-name="ce52">
            <text:p>38,693</text:p>
          </table:table-cell>
          <table:table-cell office:value-type="float" office:value="7592" table:style-name="ce52">
            <text:p>7,592</text:p>
          </table:table-cell>
          <table:table-cell office:value-type="float" office:value="7834" table:style-name="ce52">
            <text:p>7,834</text:p>
          </table:table-cell>
          <table:table-cell office:value-type="float" office:value="7513" table:style-name="ce52">
            <text:p>7,513</text:p>
          </table:table-cell>
          <table:table-cell office:value-type="float" office:value="7912" table:style-name="ce52">
            <text:p>7,912</text:p>
          </table:table-cell>
          <table:table-cell office:value-type="float" office:value="7842" table:style-name="ce53">
            <text:p>7,842</text:p>
          </table:table-cell>
          <table:table-cell office:value-type="float" office:value="41529" table:style-name="ce52">
            <text:p>41,529</text:p>
          </table:table-cell>
          <table:table-cell office:value-type="float" office:value="8262" table:style-name="ce52">
            <text:p>8,262</text:p>
          </table:table-cell>
          <table:table-cell office:value-type="float" office:value="8227" table:style-name="ce52">
            <text:p>8,227</text:p>
          </table:table-cell>
          <table:table-cell office:value-type="float" office:value="8598" table:style-name="ce52">
            <text:p>8,598</text:p>
          </table:table-cell>
          <table:table-cell office:value-type="float" office:value="8284" table:style-name="ce52">
            <text:p>8,284</text:p>
          </table:table-cell>
          <table:table-cell office:value-type="float" office:value="8158" table:style-name="ce53">
            <text:p>8,158</text:p>
          </table:table-cell>
          <table:table-cell office:value-type="float" office:value="37575" table:style-name="ce52">
            <text:p>37,575</text:p>
          </table:table-cell>
          <table:table-cell office:value-type="float" office:value="8142" table:style-name="ce52">
            <text:p>8,142</text:p>
          </table:table-cell>
          <table:table-cell office:value-type="float" office:value="8044" table:style-name="ce52">
            <text:p>8,044</text:p>
          </table:table-cell>
          <table:table-cell office:value-type="float" office:value="7115" table:style-name="ce52">
            <text:p>7,115</text:p>
          </table:table-cell>
          <table:table-cell office:value-type="float" office:value="7235" table:style-name="ce52">
            <text:p>7,235</text:p>
          </table:table-cell>
          <table:table-cell office:value-type="float" office:value="7039" table:style-name="ce53">
            <text:p>7,039</text:p>
          </table:table-cell>
          <table:table-cell office:value-type="float" office:value="30732" table:style-name="ce52">
            <text:p>30,732</text:p>
          </table:table-cell>
          <table:table-cell office:value-type="float" office:value="6931" table:style-name="ce52">
            <text:p>6,931</text:p>
          </table:table-cell>
          <table:table-cell office:value-type="float" office:value="6257" table:style-name="ce52">
            <text:p>6,257</text:p>
          </table:table-cell>
          <table:table-cell office:value-type="float" office:value="6052" table:style-name="ce52">
            <text:p>6,052</text:p>
          </table:table-cell>
          <table:table-cell office:value-type="float" office:value="6141" table:style-name="ce52">
            <text:p>6,141</text:p>
          </table:table-cell>
          <table:table-cell office:value-type="float" office:value="5351" table:style-name="ce53">
            <text:p>5,351</text:p>
          </table:table-cell>
          <table:table-cell office:value-type="float" office:value="19211" table:style-name="ce52">
            <text:p>19,211</text:p>
          </table:table-cell>
          <table:table-cell office:value-type="float" office:value="4826" table:style-name="ce52">
            <text:p>4,826</text:p>
          </table:table-cell>
          <table:table-cell office:value-type="float" office:value="4679" table:style-name="ce52">
            <text:p>4,679</text:p>
          </table:table-cell>
          <table:table-cell office:value-type="float" office:value="3748" table:style-name="ce52">
            <text:p>3,748</text:p>
          </table:table-cell>
          <table:table-cell office:value-type="float" office:value="3253" table:style-name="ce52">
            <text:p>3,253</text:p>
          </table:table-cell>
          <table:table-cell office:value-type="float" office:value="2705" table:style-name="ce53">
            <text:p>2,705</text:p>
          </table:table-cell>
          <table:table-cell office:value-type="float" office:value="15630" table:style-name="ce52">
            <text:p>15,630</text:p>
          </table:table-cell>
          <table:table-cell office:value-type="float" office:value="3069" table:style-name="ce52">
            <text:p>3,069</text:p>
          </table:table-cell>
          <table:table-cell office:value-type="float" office:value="2925" table:style-name="ce52">
            <text:p>2,925</text:p>
          </table:table-cell>
          <table:table-cell office:value-type="float" office:value="3284" table:style-name="ce52">
            <text:p>3,284</text:p>
          </table:table-cell>
          <table:table-cell office:value-type="float" office:value="3150" table:style-name="ce52">
            <text:p>3,150</text:p>
          </table:table-cell>
          <table:table-cell office:value-type="float" office:value="3202" table:style-name="ce53">
            <text:p>3,202</text:p>
          </table:table-cell>
          <table:table-cell office:value-type="float" office:value="12741" table:style-name="ce52">
            <text:p>12,741</text:p>
          </table:table-cell>
          <table:table-cell office:value-type="float" office:value="3088" table:style-name="ce52">
            <text:p>3,088</text:p>
          </table:table-cell>
          <table:table-cell office:value-type="float" office:value="2718" table:style-name="ce52">
            <text:p>2,718</text:p>
          </table:table-cell>
          <table:table-cell office:value-type="float" office:value="2546" table:style-name="ce52">
            <text:p>2,546</text:p>
          </table:table-cell>
          <table:table-cell office:value-type="float" office:value="2274" table:style-name="ce52">
            <text:p>2,274</text:p>
          </table:table-cell>
          <table:table-cell office:value-type="float" office:value="2115" table:style-name="ce53">
            <text:p>2,115</text:p>
          </table:table-cell>
          <table:table-cell office:value-type="float" office:value="7456" table:style-name="ce52">
            <text:p>7,456</text:p>
          </table:table-cell>
          <table:table-cell office:value-type="float" office:value="1812" table:style-name="ce52">
            <text:p>1,812</text:p>
          </table:table-cell>
          <table:table-cell office:value-type="float" office:value="1655" table:style-name="ce52">
            <text:p>1,655</text:p>
          </table:table-cell>
          <table:table-cell office:value-type="float" office:value="1523" table:style-name="ce52">
            <text:p>1,523</text:p>
          </table:table-cell>
          <table:table-cell office:value-type="float" office:value="1330" table:style-name="ce52">
            <text:p>1,330</text:p>
          </table:table-cell>
          <table:table-cell office:value-type="float" office:value="1136" table:style-name="ce53">
            <text:p>1,136</text:p>
          </table:table-cell>
          <table:table-cell office:value-type="float" office:value="3011" table:style-name="ce52">
            <text:p>3,011</text:p>
          </table:table-cell>
          <table:table-cell office:value-type="float" office:value="915" table:style-name="ce52">
            <text:p>915</text:p>
          </table:table-cell>
          <table:table-cell office:value-type="float" office:value="729" table:style-name="ce52">
            <text:p>729</text:p>
          </table:table-cell>
          <table:table-cell office:value-type="float" office:value="526" table:style-name="ce52">
            <text:p>526</text:p>
          </table:table-cell>
          <table:table-cell office:value-type="float" office:value="491" table:style-name="ce52">
            <text:p>491</text:p>
          </table:table-cell>
          <table:table-cell office:value-type="float" office:value="350" table:style-name="ce53">
            <text:p>350</text:p>
          </table:table-cell>
          <table:table-cell office:value-type="float" office:value="617" table:style-name="ce52">
            <text:p>617</text:p>
          </table:table-cell>
          <table:table-cell office:value-type="float" office:value="207" table:style-name="ce52">
            <text:p>207</text:p>
          </table:table-cell>
          <table:table-cell office:value-type="float" office:value="151" table:style-name="ce52">
            <text:p>151</text:p>
          </table:table-cell>
          <table:table-cell office:value-type="float" office:value="116" table:style-name="ce52">
            <text:p>116</text:p>
          </table:table-cell>
          <table:table-cell office:value-type="float" office:value="95" table:style-name="ce52">
            <text:p>95</text:p>
          </table:table-cell>
          <table:table-cell office:value-type="float" office:value="48" table:style-name="ce53">
            <text:p>48</text:p>
          </table:table-cell>
          <table:table-cell office:value-type="float" office:value="75" table:style-name="ce52">
            <text:p>7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2150" table:style-name="ce52">
            <text:p>252,150</text:p>
          </table:table-cell>
          <table:table-cell office:value-type="float" office:value="8200" table:style-name="ce52">
            <text:p>8,200</text:p>
          </table:table-cell>
          <table:table-cell office:value-type="float" office:value="1511" table:style-name="ce52">
            <text:p>1,511</text:p>
          </table:table-cell>
          <table:table-cell office:value-type="float" office:value="1584" table:style-name="ce52">
            <text:p>1,584</text:p>
          </table:table-cell>
          <table:table-cell office:value-type="float" office:value="1642" table:style-name="ce52">
            <text:p>1,642</text:p>
          </table:table-cell>
          <table:table-cell office:value-type="float" office:value="1706" table:style-name="ce52">
            <text:p>1,706</text:p>
          </table:table-cell>
          <table:table-cell office:value-type="float" office:value="1757" table:style-name="ce52">
            <text:p>1,757</text:p>
          </table:table-cell>
          <table:table-cell office:value-type="float" office:value="9282" table:style-name="ce52">
            <text:p>9,282</text:p>
          </table:table-cell>
          <table:table-cell office:value-type="float" office:value="1756" table:style-name="ce52">
            <text:p>1,756</text:p>
          </table:table-cell>
          <table:table-cell office:value-type="float" office:value="1784" table:style-name="ce52">
            <text:p>1,784</text:p>
          </table:table-cell>
          <table:table-cell office:value-type="float" office:value="2116" table:style-name="ce52">
            <text:p>2,116</text:p>
          </table:table-cell>
          <table:table-cell office:value-type="float" office:value="1894" table:style-name="ce52">
            <text:p>1,894</text:p>
          </table:table-cell>
          <table:table-cell office:value-type="float" office:value="1732" table:style-name="ce53">
            <text:p>1,732</text:p>
          </table:table-cell>
          <table:table-cell office:value-type="float" office:value="10061" table:style-name="ce52">
            <text:p>10,061</text:p>
          </table:table-cell>
          <table:table-cell office:value-type="float" office:value="1822" table:style-name="ce52">
            <text:p>1,822</text:p>
          </table:table-cell>
          <table:table-cell office:value-type="float" office:value="1882" table:style-name="ce52">
            <text:p>1,882</text:p>
          </table:table-cell>
          <table:table-cell office:value-type="float" office:value="2036" table:style-name="ce52">
            <text:p>2,036</text:p>
          </table:table-cell>
          <table:table-cell office:value-type="float" office:value="2125" table:style-name="ce52">
            <text:p>2,125</text:p>
          </table:table-cell>
          <table:table-cell office:value-type="float" office:value="2196" table:style-name="ce53">
            <text:p>2,196</text:p>
          </table:table-cell>
          <table:table-cell office:value-type="float" office:value="13698" table:style-name="ce52">
            <text:p>13,698</text:p>
          </table:table-cell>
          <table:table-cell office:value-type="float" office:value="2353" table:style-name="ce52">
            <text:p>2,353</text:p>
          </table:table-cell>
          <table:table-cell office:value-type="float" office:value="2459" table:style-name="ce52">
            <text:p>2,459</text:p>
          </table:table-cell>
          <table:table-cell office:value-type="float" office:value="2721" table:style-name="ce52">
            <text:p>2,721</text:p>
          </table:table-cell>
          <table:table-cell office:value-type="float" office:value="2945" table:style-name="ce52">
            <text:p>2,945</text:p>
          </table:table-cell>
          <table:table-cell office:value-type="float" office:value="3220" table:style-name="ce53">
            <text:p>3,220</text:p>
          </table:table-cell>
          <table:table-cell office:value-type="float" office:value="17206" table:style-name="ce52">
            <text:p>17,206</text:p>
          </table:table-cell>
          <table:table-cell office:value-type="float" office:value="3335" table:style-name="ce52">
            <text:p>3,335</text:p>
          </table:table-cell>
          <table:table-cell office:value-type="float" office:value="3139" table:style-name="ce52">
            <text:p>3,139</text:p>
          </table:table-cell>
          <table:table-cell office:value-type="float" office:value="3468" table:style-name="ce52">
            <text:p>3,468</text:p>
          </table:table-cell>
          <table:table-cell office:value-type="float" office:value="3598" table:style-name="ce52">
            <text:p>3,598</text:p>
          </table:table-cell>
          <table:table-cell office:value-type="float" office:value="3666" table:style-name="ce53">
            <text:p>3,666</text:p>
          </table:table-cell>
          <table:table-cell office:value-type="float" office:value="18642" table:style-name="ce52">
            <text:p>18,642</text:p>
          </table:table-cell>
          <table:table-cell office:value-type="float" office:value="3781" table:style-name="ce52">
            <text:p>3,781</text:p>
          </table:table-cell>
          <table:table-cell office:value-type="float" office:value="3741" table:style-name="ce52">
            <text:p>3,741</text:p>
          </table:table-cell>
          <table:table-cell office:value-type="float" office:value="3781" table:style-name="ce52">
            <text:p>3,781</text:p>
          </table:table-cell>
          <table:table-cell office:value-type="float" office:value="3714" table:style-name="ce52">
            <text:p>3,714</text:p>
          </table:table-cell>
          <table:table-cell office:value-type="float" office:value="3625" table:style-name="ce53">
            <text:p>3,625</text:p>
          </table:table-cell>
          <table:table-cell office:value-type="float" office:value="17261" table:style-name="ce52">
            <text:p>17,261</text:p>
          </table:table-cell>
          <table:table-cell office:value-type="float" office:value="3527" table:style-name="ce52">
            <text:p>3,527</text:p>
          </table:table-cell>
          <table:table-cell office:value-type="float" office:value="3660" table:style-name="ce52">
            <text:p>3,660</text:p>
          </table:table-cell>
          <table:table-cell office:value-type="float" office:value="3484" table:style-name="ce52">
            <text:p>3,484</text:p>
          </table:table-cell>
          <table:table-cell office:value-type="float" office:value="3176" table:style-name="ce52">
            <text:p>3,176</text:p>
          </table:table-cell>
          <table:table-cell office:value-type="float" office:value="3414" table:style-name="ce53">
            <text:p>3,414</text:p>
          </table:table-cell>
          <table:table-cell office:value-type="float" office:value="18961" table:style-name="ce52">
            <text:p>18,961</text:p>
          </table:table-cell>
          <table:table-cell office:value-type="float" office:value="3589" table:style-name="ce52">
            <text:p>3,589</text:p>
          </table:table-cell>
          <table:table-cell office:value-type="float" office:value="3735" table:style-name="ce52">
            <text:p>3,735</text:p>
          </table:table-cell>
          <table:table-cell office:value-type="float" office:value="3841" table:style-name="ce52">
            <text:p>3,841</text:p>
          </table:table-cell>
          <table:table-cell office:value-type="float" office:value="3880" table:style-name="ce52">
            <text:p>3,880</text:p>
          </table:table-cell>
          <table:table-cell office:value-type="float" office:value="3916" table:style-name="ce53">
            <text:p>3,916</text:p>
          </table:table-cell>
          <table:table-cell office:value-type="float" office:value="18735" table:style-name="ce52">
            <text:p>18,735</text:p>
          </table:table-cell>
          <table:table-cell office:value-type="float" office:value="3933" table:style-name="ce52">
            <text:p>3,933</text:p>
          </table:table-cell>
          <table:table-cell office:value-type="float" office:value="3820" table:style-name="ce52">
            <text:p>3,820</text:p>
          </table:table-cell>
          <table:table-cell office:value-type="float" office:value="3575" table:style-name="ce52">
            <text:p>3,575</text:p>
          </table:table-cell>
          <table:table-cell office:value-type="float" office:value="3825" table:style-name="ce52">
            <text:p>3,825</text:p>
          </table:table-cell>
          <table:table-cell office:value-type="float" office:value="3582" table:style-name="ce53">
            <text:p>3,582</text:p>
          </table:table-cell>
          <table:table-cell office:value-type="float" office:value="17315" table:style-name="ce52">
            <text:p>17,315</text:p>
          </table:table-cell>
          <table:table-cell office:value-type="float" office:value="3259" table:style-name="ce52">
            <text:p>3,259</text:p>
          </table:table-cell>
          <table:table-cell office:value-type="float" office:value="3207" table:style-name="ce52">
            <text:p>3,207</text:p>
          </table:table-cell>
          <table:table-cell office:value-type="float" office:value="3456" table:style-name="ce52">
            <text:p>3,456</text:p>
          </table:table-cell>
          <table:table-cell office:value-type="float" office:value="3627" table:style-name="ce52">
            <text:p>3,627</text:p>
          </table:table-cell>
          <table:table-cell office:value-type="float" office:value="3766" table:style-name="ce53">
            <text:p>3,766</text:p>
          </table:table-cell>
          <table:table-cell office:value-type="float" office:value="20121" table:style-name="ce52">
            <text:p>20,121</text:p>
          </table:table-cell>
          <table:table-cell office:value-type="float" office:value="3873" table:style-name="ce52">
            <text:p>3,873</text:p>
          </table:table-cell>
          <table:table-cell office:value-type="float" office:value="4102" table:style-name="ce52">
            <text:p>4,102</text:p>
          </table:table-cell>
          <table:table-cell office:value-type="float" office:value="3895" table:style-name="ce52">
            <text:p>3,895</text:p>
          </table:table-cell>
          <table:table-cell office:value-type="float" office:value="4120" table:style-name="ce52">
            <text:p>4,120</text:p>
          </table:table-cell>
          <table:table-cell office:value-type="float" office:value="4131" table:style-name="ce53">
            <text:p>4,131</text:p>
          </table:table-cell>
          <table:table-cell office:value-type="float" office:value="21364" table:style-name="ce52">
            <text:p>21,364</text:p>
          </table:table-cell>
          <table:table-cell office:value-type="float" office:value="4235" table:style-name="ce52">
            <text:p>4,235</text:p>
          </table:table-cell>
          <table:table-cell office:value-type="float" office:value="4295" table:style-name="ce52">
            <text:p>4,295</text:p>
          </table:table-cell>
          <table:table-cell office:value-type="float" office:value="4362" table:style-name="ce52">
            <text:p>4,362</text:p>
          </table:table-cell>
          <table:table-cell office:value-type="float" office:value="4249" table:style-name="ce52">
            <text:p>4,249</text:p>
          </table:table-cell>
          <table:table-cell office:value-type="float" office:value="4223" table:style-name="ce53">
            <text:p>4,223</text:p>
          </table:table-cell>
          <table:table-cell office:value-type="float" office:value="19256" table:style-name="ce52">
            <text:p>19,256</text:p>
          </table:table-cell>
          <table:table-cell office:value-type="float" office:value="4208" table:style-name="ce52">
            <text:p>4,208</text:p>
          </table:table-cell>
          <table:table-cell office:value-type="float" office:value="4146" table:style-name="ce52">
            <text:p>4,146</text:p>
          </table:table-cell>
          <table:table-cell office:value-type="float" office:value="3653" table:style-name="ce52">
            <text:p>3,653</text:p>
          </table:table-cell>
          <table:table-cell office:value-type="float" office:value="3665" table:style-name="ce52">
            <text:p>3,665</text:p>
          </table:table-cell>
          <table:table-cell office:value-type="float" office:value="3584" table:style-name="ce53">
            <text:p>3,584</text:p>
          </table:table-cell>
          <table:table-cell office:value-type="float" office:value="15552" table:style-name="ce52">
            <text:p>15,552</text:p>
          </table:table-cell>
          <table:table-cell office:value-type="float" office:value="3556" table:style-name="ce52">
            <text:p>3,556</text:p>
          </table:table-cell>
          <table:table-cell office:value-type="float" office:value="3232" table:style-name="ce52">
            <text:p>3,232</text:p>
          </table:table-cell>
          <table:table-cell office:value-type="float" office:value="3046" table:style-name="ce52">
            <text:p>3,046</text:p>
          </table:table-cell>
          <table:table-cell office:value-type="float" office:value="3023" table:style-name="ce52">
            <text:p>3,023</text:p>
          </table:table-cell>
          <table:table-cell office:value-type="float" office:value="2695" table:style-name="ce53">
            <text:p>2,695</text:p>
          </table:table-cell>
          <table:table-cell office:value-type="float" office:value="9274" table:style-name="ce52">
            <text:p>9,274</text:p>
          </table:table-cell>
          <table:table-cell office:value-type="float" office:value="2401" table:style-name="ce52">
            <text:p>2,401</text:p>
          </table:table-cell>
          <table:table-cell office:value-type="float" office:value="2283" table:style-name="ce52">
            <text:p>2,283</text:p>
          </table:table-cell>
          <table:table-cell office:value-type="float" office:value="1769" table:style-name="ce52">
            <text:p>1,769</text:p>
          </table:table-cell>
          <table:table-cell office:value-type="float" office:value="1557" table:style-name="ce52">
            <text:p>1,557</text:p>
          </table:table-cell>
          <table:table-cell office:value-type="float" office:value="1264" table:style-name="ce53">
            <text:p>1,264</text:p>
          </table:table-cell>
          <table:table-cell office:value-type="float" office:value="7155" table:style-name="ce52">
            <text:p>7,155</text:p>
          </table:table-cell>
          <table:table-cell office:value-type="float" office:value="1444" table:style-name="ce52">
            <text:p>1,444</text:p>
          </table:table-cell>
          <table:table-cell office:value-type="float" office:value="1405" table:style-name="ce52">
            <text:p>1,405</text:p>
          </table:table-cell>
          <table:table-cell office:value-type="float" office:value="1462" table:style-name="ce52">
            <text:p>1,462</text:p>
          </table:table-cell>
          <table:table-cell office:value-type="float" office:value="1458" table:style-name="ce52">
            <text:p>1,458</text:p>
          </table:table-cell>
          <table:table-cell office:value-type="float" office:value="1386" table:style-name="ce53">
            <text:p>1,386</text:p>
          </table:table-cell>
          <table:table-cell office:value-type="float" office:value="5580" table:style-name="ce52">
            <text:p>5,580</text:p>
          </table:table-cell>
          <table:table-cell office:value-type="float" office:value="1369" table:style-name="ce52">
            <text:p>1,369</text:p>
          </table:table-cell>
          <table:table-cell office:value-type="float" office:value="1269" table:style-name="ce52">
            <text:p>1,269</text:p>
          </table:table-cell>
          <table:table-cell office:value-type="float" office:value="1125" table:style-name="ce52">
            <text:p>1,125</text:p>
          </table:table-cell>
          <table:table-cell office:value-type="float" office:value="959" table:style-name="ce52">
            <text:p>959</text:p>
          </table:table-cell>
          <table:table-cell office:value-type="float" office:value="858" table:style-name="ce53">
            <text:p>858</text:p>
          </table:table-cell>
          <table:table-cell office:value-type="float" office:value="3064" table:style-name="ce52">
            <text:p>3,064</text:p>
          </table:table-cell>
          <table:table-cell office:value-type="float" office:value="764" table:style-name="ce52">
            <text:p>764</text:p>
          </table:table-cell>
          <table:table-cell office:value-type="float" office:value="670" table:style-name="ce52">
            <text:p>670</text:p>
          </table:table-cell>
          <table:table-cell office:value-type="float" office:value="622" table:style-name="ce52">
            <text:p>622</text:p>
          </table:table-cell>
          <table:table-cell office:value-type="float" office:value="576" table:style-name="ce52">
            <text:p>576</text:p>
          </table:table-cell>
          <table:table-cell office:value-type="float" office:value="432" table:style-name="ce53">
            <text:p>432</text:p>
          </table:table-cell>
          <table:table-cell office:value-type="float" office:value="1192" table:style-name="ce52">
            <text:p>1,192</text:p>
          </table:table-cell>
          <table:table-cell office:value-type="float" office:value="348" table:style-name="ce52">
            <text:p>348</text:p>
          </table:table-cell>
          <table:table-cell office:value-type="float" office:value="291" table:style-name="ce52">
            <text:p>291</text:p>
          </table:table-cell>
          <table:table-cell office:value-type="float" office:value="226" table:style-name="ce52">
            <text:p>226</text:p>
          </table:table-cell>
          <table:table-cell office:value-type="float" office:value="192" table:style-name="ce52">
            <text:p>192</text:p>
          </table:table-cell>
          <table:table-cell office:value-type="float" office:value="135" table:style-name="ce53">
            <text:p>135</text:p>
          </table:table-cell>
          <table:table-cell office:value-type="float" office:value="206" table:style-name="ce52">
            <text:p>206</text:p>
          </table:table-cell>
          <table:table-cell office:value-type="float" office:value="71" table:style-name="ce52">
            <text:p>71</text:p>
          </table:table-cell>
          <table:table-cell office:value-type="float" office:value="43" table:style-name="ce52">
            <text:p>43</text:p>
          </table:table-cell>
          <table:table-cell office:value-type="float" office:value="39" table:style-name="ce52">
            <text:p>39</text:p>
          </table:table-cell>
          <table:table-cell office:value-type="float" office:value="40" table:style-name="ce52">
            <text:p>40</text:p>
          </table:table-cell>
          <table:table-cell office:value-type="float" office:value="13" table:style-name="ce53">
            <text:p>13</text:p>
          </table:table-cell>
          <table:table-cell office:value-type="float" office:value="25" table:style-name="ce52">
            <text:p>2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0988" table:style-name="ce57">
            <text:p>240,988</text:p>
          </table:table-cell>
          <table:table-cell office:value-type="float" office:value="7533" table:style-name="ce58">
            <text:p>7,533</text:p>
          </table:table-cell>
          <table:table-cell office:value-type="float" office:value="1412" table:style-name="ce57">
            <text:p>1,412</text:p>
          </table:table-cell>
          <table:table-cell office:value-type="float" office:value="1472" table:style-name="ce57">
            <text:p>1,472</text:p>
          </table:table-cell>
          <table:table-cell office:value-type="float" office:value="1514" table:style-name="ce57">
            <text:p>1,514</text:p>
          </table:table-cell>
          <table:table-cell office:value-type="float" office:value="1558" table:style-name="ce57">
            <text:p>1,558</text:p>
          </table:table-cell>
          <table:table-cell office:value-type="float" office:value="1577" table:style-name="ce57">
            <text:p>1,577</text:p>
          </table:table-cell>
          <table:table-cell office:value-type="float" office:value="8597" table:style-name="ce57">
            <text:p>8,597</text:p>
          </table:table-cell>
          <table:table-cell office:value-type="float" office:value="1716" table:style-name="ce57">
            <text:p>1,716</text:p>
          </table:table-cell>
          <table:table-cell office:value-type="float" office:value="1560" table:style-name="ce57">
            <text:p>1,560</text:p>
          </table:table-cell>
          <table:table-cell office:value-type="float" office:value="1924" table:style-name="ce57">
            <text:p>1,924</text:p>
          </table:table-cell>
          <table:table-cell office:value-type="float" office:value="1799" table:style-name="ce57">
            <text:p>1,799</text:p>
          </table:table-cell>
          <table:table-cell office:value-type="float" office:value="1598" table:style-name="ce58">
            <text:p>1,598</text:p>
          </table:table-cell>
          <table:table-cell office:value-type="float" office:value="9300" table:style-name="ce57">
            <text:p>9,300</text:p>
          </table:table-cell>
          <table:table-cell office:value-type="float" office:value="1634" table:style-name="ce57">
            <text:p>1,634</text:p>
          </table:table-cell>
          <table:table-cell office:value-type="float" office:value="1762" table:style-name="ce57">
            <text:p>1,762</text:p>
          </table:table-cell>
          <table:table-cell office:value-type="float" office:value="1871" table:style-name="ce57">
            <text:p>1,871</text:p>
          </table:table-cell>
          <table:table-cell office:value-type="float" office:value="2017" table:style-name="ce57">
            <text:p>2,017</text:p>
          </table:table-cell>
          <table:table-cell office:value-type="float" office:value="2016" table:style-name="ce58">
            <text:p>2,016</text:p>
          </table:table-cell>
          <table:table-cell office:value-type="float" office:value="12741" table:style-name="ce57">
            <text:p>12,741</text:p>
          </table:table-cell>
          <table:table-cell office:value-type="float" office:value="2216" table:style-name="ce57">
            <text:p>2,216</text:p>
          </table:table-cell>
          <table:table-cell office:value-type="float" office:value="2287" table:style-name="ce57">
            <text:p>2,287</text:p>
          </table:table-cell>
          <table:table-cell office:value-type="float" office:value="2536" table:style-name="ce57">
            <text:p>2,536</text:p>
          </table:table-cell>
          <table:table-cell office:value-type="float" office:value="2641" table:style-name="ce57">
            <text:p>2,641</text:p>
          </table:table-cell>
          <table:table-cell office:value-type="float" office:value="3061" table:style-name="ce58">
            <text:p>3,061</text:p>
          </table:table-cell>
          <table:table-cell office:value-type="float" office:value="16021" table:style-name="ce57">
            <text:p>16,021</text:p>
          </table:table-cell>
          <table:table-cell office:value-type="float" office:value="2950" table:style-name="ce57">
            <text:p>2,950</text:p>
          </table:table-cell>
          <table:table-cell office:value-type="float" office:value="2877" table:style-name="ce57">
            <text:p>2,877</text:p>
          </table:table-cell>
          <table:table-cell office:value-type="float" office:value="3332" table:style-name="ce57">
            <text:p>3,332</text:p>
          </table:table-cell>
          <table:table-cell office:value-type="float" office:value="3456" table:style-name="ce57">
            <text:p>3,456</text:p>
          </table:table-cell>
          <table:table-cell office:value-type="float" office:value="3406" table:style-name="ce58">
            <text:p>3,406</text:p>
          </table:table-cell>
          <table:table-cell office:value-type="float" office:value="16492" table:style-name="ce57">
            <text:p>16,492</text:p>
          </table:table-cell>
          <table:table-cell office:value-type="float" office:value="3523" table:style-name="ce57">
            <text:p>3,523</text:p>
          </table:table-cell>
          <table:table-cell office:value-type="float" office:value="3436" table:style-name="ce57">
            <text:p>3,436</text:p>
          </table:table-cell>
          <table:table-cell office:value-type="float" office:value="3290" table:style-name="ce57">
            <text:p>3,290</text:p>
          </table:table-cell>
          <table:table-cell office:value-type="float" office:value="3124" table:style-name="ce57">
            <text:p>3,124</text:p>
          </table:table-cell>
          <table:table-cell office:value-type="float" office:value="3119" table:style-name="ce58">
            <text:p>3,119</text:p>
          </table:table-cell>
          <table:table-cell office:value-type="float" office:value="14505" table:style-name="ce57">
            <text:p>14,505</text:p>
          </table:table-cell>
          <table:table-cell office:value-type="float" office:value="2968" table:style-name="ce57">
            <text:p>2,968</text:p>
          </table:table-cell>
          <table:table-cell office:value-type="float" office:value="2978" table:style-name="ce57">
            <text:p>2,978</text:p>
          </table:table-cell>
          <table:table-cell office:value-type="float" office:value="2843" table:style-name="ce57">
            <text:p>2,843</text:p>
          </table:table-cell>
          <table:table-cell office:value-type="float" office:value="2726" table:style-name="ce57">
            <text:p>2,726</text:p>
          </table:table-cell>
          <table:table-cell office:value-type="float" office:value="2990" table:style-name="ce58">
            <text:p>2,990</text:p>
          </table:table-cell>
          <table:table-cell office:value-type="float" office:value="17060" table:style-name="ce57">
            <text:p>17,060</text:p>
          </table:table-cell>
          <table:table-cell office:value-type="float" office:value="3153" table:style-name="ce57">
            <text:p>3,153</text:p>
          </table:table-cell>
          <table:table-cell office:value-type="float" office:value="3208" table:style-name="ce57">
            <text:p>3,208</text:p>
          </table:table-cell>
          <table:table-cell office:value-type="float" office:value="3423" table:style-name="ce57">
            <text:p>3,423</text:p>
          </table:table-cell>
          <table:table-cell office:value-type="float" office:value="3640" table:style-name="ce57">
            <text:p>3,640</text:p>
          </table:table-cell>
          <table:table-cell office:value-type="float" office:value="3636" table:style-name="ce58">
            <text:p>3,636</text:p>
          </table:table-cell>
          <table:table-cell office:value-type="float" office:value="17493" table:style-name="ce57">
            <text:p>17,493</text:p>
          </table:table-cell>
          <table:table-cell office:value-type="float" office:value="3643" table:style-name="ce57">
            <text:p>3,643</text:p>
          </table:table-cell>
          <table:table-cell office:value-type="float" office:value="3548" table:style-name="ce57">
            <text:p>3,548</text:p>
          </table:table-cell>
          <table:table-cell office:value-type="float" office:value="3411" table:style-name="ce57">
            <text:p>3,411</text:p>
          </table:table-cell>
          <table:table-cell office:value-type="float" office:value="3598" table:style-name="ce57">
            <text:p>3,598</text:p>
          </table:table-cell>
          <table:table-cell office:value-type="float" office:value="3293" table:style-name="ce58">
            <text:p>3,293</text:p>
          </table:table-cell>
          <table:table-cell office:value-type="float" office:value="16765" table:style-name="ce57">
            <text:p>16,765</text:p>
          </table:table-cell>
          <table:table-cell office:value-type="float" office:value="3216" table:style-name="ce57">
            <text:p>3,216</text:p>
          </table:table-cell>
          <table:table-cell office:value-type="float" office:value="3268" table:style-name="ce57">
            <text:p>3,268</text:p>
          </table:table-cell>
          <table:table-cell office:value-type="float" office:value="3324" table:style-name="ce57">
            <text:p>3,324</text:p>
          </table:table-cell>
          <table:table-cell office:value-type="float" office:value="3364" table:style-name="ce57">
            <text:p>3,364</text:p>
          </table:table-cell>
          <table:table-cell office:value-type="float" office:value="3593" table:style-name="ce58">
            <text:p>3,593</text:p>
          </table:table-cell>
          <table:table-cell office:value-type="float" office:value="18572" table:style-name="ce57">
            <text:p>18,572</text:p>
          </table:table-cell>
          <table:table-cell office:value-type="float" office:value="3719" table:style-name="ce57">
            <text:p>3,719</text:p>
          </table:table-cell>
          <table:table-cell office:value-type="float" office:value="3732" table:style-name="ce57">
            <text:p>3,732</text:p>
          </table:table-cell>
          <table:table-cell office:value-type="float" office:value="3618" table:style-name="ce57">
            <text:p>3,618</text:p>
          </table:table-cell>
          <table:table-cell office:value-type="float" office:value="3792" table:style-name="ce57">
            <text:p>3,792</text:p>
          </table:table-cell>
          <table:table-cell office:value-type="float" office:value="3711" table:style-name="ce58">
            <text:p>3,711</text:p>
          </table:table-cell>
          <table:table-cell office:value-type="float" office:value="20165" table:style-name="ce57">
            <text:p>20,165</text:p>
          </table:table-cell>
          <table:table-cell office:value-type="float" office:value="4027" table:style-name="ce57">
            <text:p>4,027</text:p>
          </table:table-cell>
          <table:table-cell office:value-type="float" office:value="3932" table:style-name="ce57">
            <text:p>3,932</text:p>
          </table:table-cell>
          <table:table-cell office:value-type="float" office:value="4236" table:style-name="ce57">
            <text:p>4,236</text:p>
          </table:table-cell>
          <table:table-cell office:value-type="float" office:value="4035" table:style-name="ce57">
            <text:p>4,035</text:p>
          </table:table-cell>
          <table:table-cell office:value-type="float" office:value="3935" table:style-name="ce58">
            <text:p>3,935</text:p>
          </table:table-cell>
          <table:table-cell office:value-type="float" office:value="18319" table:style-name="ce57">
            <text:p>18,319</text:p>
          </table:table-cell>
          <table:table-cell office:value-type="float" office:value="3934" table:style-name="ce57">
            <text:p>3,934</text:p>
          </table:table-cell>
          <table:table-cell office:value-type="float" office:value="3898" table:style-name="ce57">
            <text:p>3,898</text:p>
          </table:table-cell>
          <table:table-cell office:value-type="float" office:value="3462" table:style-name="ce57">
            <text:p>3,462</text:p>
          </table:table-cell>
          <table:table-cell office:value-type="float" office:value="3570" table:style-name="ce57">
            <text:p>3,570</text:p>
          </table:table-cell>
          <table:table-cell office:value-type="float" office:value="3455" table:style-name="ce58">
            <text:p>3,455</text:p>
          </table:table-cell>
          <table:table-cell office:value-type="float" office:value="15180" table:style-name="ce57">
            <text:p>15,180</text:p>
          </table:table-cell>
          <table:table-cell office:value-type="float" office:value="3375" table:style-name="ce57">
            <text:p>3,375</text:p>
          </table:table-cell>
          <table:table-cell office:value-type="float" office:value="3025" table:style-name="ce57">
            <text:p>3,025</text:p>
          </table:table-cell>
          <table:table-cell office:value-type="float" office:value="3006" table:style-name="ce57">
            <text:p>3,006</text:p>
          </table:table-cell>
          <table:table-cell office:value-type="float" office:value="3118" table:style-name="ce57">
            <text:p>3,118</text:p>
          </table:table-cell>
          <table:table-cell office:value-type="float" office:value="2656" table:style-name="ce58">
            <text:p>2,656</text:p>
          </table:table-cell>
          <table:table-cell office:value-type="float" office:value="9937" table:style-name="ce57">
            <text:p>9,937</text:p>
          </table:table-cell>
          <table:table-cell office:value-type="float" office:value="2425" table:style-name="ce57">
            <text:p>2,425</text:p>
          </table:table-cell>
          <table:table-cell office:value-type="float" office:value="2396" table:style-name="ce57">
            <text:p>2,396</text:p>
          </table:table-cell>
          <table:table-cell office:value-type="float" office:value="1979" table:style-name="ce57">
            <text:p>1,979</text:p>
          </table:table-cell>
          <table:table-cell office:value-type="float" office:value="1696" table:style-name="ce57">
            <text:p>1,696</text:p>
          </table:table-cell>
          <table:table-cell office:value-type="float" office:value="1441" table:style-name="ce58">
            <text:p>1,441</text:p>
          </table:table-cell>
          <table:table-cell office:value-type="float" office:value="8475" table:style-name="ce57">
            <text:p>8,475</text:p>
          </table:table-cell>
          <table:table-cell office:value-type="float" office:value="1625" table:style-name="ce57">
            <text:p>1,625</text:p>
          </table:table-cell>
          <table:table-cell office:value-type="float" office:value="1520" table:style-name="ce57">
            <text:p>1,520</text:p>
          </table:table-cell>
          <table:table-cell office:value-type="float" office:value="1822" table:style-name="ce57">
            <text:p>1,822</text:p>
          </table:table-cell>
          <table:table-cell office:value-type="float" office:value="1692" table:style-name="ce57">
            <text:p>1,692</text:p>
          </table:table-cell>
          <table:table-cell office:value-type="float" office:value="1816" table:style-name="ce58">
            <text:p>1,816</text:p>
          </table:table-cell>
          <table:table-cell office:value-type="float" office:value="7161" table:style-name="ce57">
            <text:p>7,161</text:p>
          </table:table-cell>
          <table:table-cell office:value-type="float" office:value="1719" table:style-name="ce57">
            <text:p>1,719</text:p>
          </table:table-cell>
          <table:table-cell office:value-type="float" office:value="1449" table:style-name="ce57">
            <text:p>1,449</text:p>
          </table:table-cell>
          <table:table-cell office:value-type="float" office:value="1421" table:style-name="ce57">
            <text:p>1,421</text:p>
          </table:table-cell>
          <table:table-cell office:value-type="float" office:value="1315" table:style-name="ce57">
            <text:p>1,315</text:p>
          </table:table-cell>
          <table:table-cell office:value-type="float" office:value="1257" table:style-name="ce58">
            <text:p>1,257</text:p>
          </table:table-cell>
          <table:table-cell office:value-type="float" office:value="4392" table:style-name="ce57">
            <text:p>4,392</text:p>
          </table:table-cell>
          <table:table-cell office:value-type="float" office:value="1048" table:style-name="ce57">
            <text:p>1,048</text:p>
          </table:table-cell>
          <table:table-cell office:value-type="float" office:value="985" table:style-name="ce57">
            <text:p>985</text:p>
          </table:table-cell>
          <table:table-cell office:value-type="float" office:value="901" table:style-name="ce57">
            <text:p>901</text:p>
          </table:table-cell>
          <table:table-cell office:value-type="float" office:value="754" table:style-name="ce57">
            <text:p>754</text:p>
          </table:table-cell>
          <table:table-cell office:value-type="float" office:value="704" table:style-name="ce58">
            <text:p>704</text:p>
          </table:table-cell>
          <table:table-cell office:value-type="float" office:value="1819" table:style-name="ce57">
            <text:p>1,819</text:p>
          </table:table-cell>
          <table:table-cell office:value-type="float" office:value="567" table:style-name="ce57">
            <text:p>567</text:p>
          </table:table-cell>
          <table:table-cell office:value-type="float" office:value="438" table:style-name="ce57">
            <text:p>438</text:p>
          </table:table-cell>
          <table:table-cell office:value-type="float" office:value="300" table:style-name="ce57">
            <text:p>300</text:p>
          </table:table-cell>
          <table:table-cell office:value-type="float" office:value="299" table:style-name="ce57">
            <text:p>299</text:p>
          </table:table-cell>
          <table:table-cell office:value-type="float" office:value="215" table:style-name="ce58">
            <text:p>215</text:p>
          </table:table-cell>
          <table:table-cell office:value-type="float" office:value="411" table:style-name="ce57">
            <text:p>411</text:p>
          </table:table-cell>
          <table:table-cell office:value-type="float" office:value="136" table:style-name="ce57">
            <text:p>136</text:p>
          </table:table-cell>
          <table:table-cell office:value-type="float" office:value="108" table:style-name="ce57">
            <text:p>108</text:p>
          </table:table-cell>
          <table:table-cell office:value-type="float" office:value="77" table:style-name="ce57">
            <text:p>77</text:p>
          </table:table-cell>
          <table:table-cell office:value-type="float" office:value="55" table:style-name="ce57">
            <text:p>55</text:p>
          </table:table-cell>
          <table:table-cell office:value-type="float" office:value="35" table:style-name="ce58">
            <text:p>35</text:p>
          </table:table-cell>
          <table:table-cell office:value-type="float" office:value="50" table:style-name="ce57">
            <text:p>50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79635" table:style-name="ce52">
            <text:p>679,635</text:p>
          </table:table-cell>
          <table:table-cell office:value-type="float" office:value="22256" table:style-name="ce52">
            <text:p>22,256</text:p>
          </table:table-cell>
          <table:table-cell office:value-type="float" office:value="3990" table:style-name="ce52">
            <text:p>3,990</text:p>
          </table:table-cell>
          <table:table-cell office:value-type="float" office:value="4286" table:style-name="ce52">
            <text:p>4,286</text:p>
          </table:table-cell>
          <table:table-cell office:value-type="float" office:value="4475" table:style-name="ce52">
            <text:p>4,475</text:p>
          </table:table-cell>
          <table:table-cell office:value-type="float" office:value="4717" table:style-name="ce52">
            <text:p>4,717</text:p>
          </table:table-cell>
          <table:table-cell office:value-type="float" office:value="4788" table:style-name="ce52">
            <text:p>4,788</text:p>
          </table:table-cell>
          <table:table-cell office:value-type="float" office:value="25203" table:style-name="ce52">
            <text:p>25,203</text:p>
          </table:table-cell>
          <table:table-cell office:value-type="float" office:value="4989" table:style-name="ce52">
            <text:p>4,989</text:p>
          </table:table-cell>
          <table:table-cell office:value-type="float" office:value="4686" table:style-name="ce52">
            <text:p>4,686</text:p>
          </table:table-cell>
          <table:table-cell office:value-type="float" office:value="5697" table:style-name="ce52">
            <text:p>5,697</text:p>
          </table:table-cell>
          <table:table-cell office:value-type="float" office:value="5270" table:style-name="ce52">
            <text:p>5,270</text:p>
          </table:table-cell>
          <table:table-cell office:value-type="float" office:value="4561" table:style-name="ce53">
            <text:p>4,561</text:p>
          </table:table-cell>
          <table:table-cell office:value-type="float" office:value="28589" table:style-name="ce52">
            <text:p>28,589</text:p>
          </table:table-cell>
          <table:table-cell office:value-type="float" office:value="5006" table:style-name="ce52">
            <text:p>5,006</text:p>
          </table:table-cell>
          <table:table-cell office:value-type="float" office:value="5436" table:style-name="ce52">
            <text:p>5,436</text:p>
          </table:table-cell>
          <table:table-cell office:value-type="float" office:value="5917" table:style-name="ce52">
            <text:p>5,917</text:p>
          </table:table-cell>
          <table:table-cell office:value-type="float" office:value="5966" table:style-name="ce52">
            <text:p>5,966</text:p>
          </table:table-cell>
          <table:table-cell office:value-type="float" office:value="6264" table:style-name="ce53">
            <text:p>6,264</text:p>
          </table:table-cell>
          <table:table-cell office:value-type="float" office:value="37783" table:style-name="ce52">
            <text:p>37,783</text:p>
          </table:table-cell>
          <table:table-cell office:value-type="float" office:value="6496" table:style-name="ce52">
            <text:p>6,496</text:p>
          </table:table-cell>
          <table:table-cell office:value-type="float" office:value="6956" table:style-name="ce52">
            <text:p>6,956</text:p>
          </table:table-cell>
          <table:table-cell office:value-type="float" office:value="7457" table:style-name="ce52">
            <text:p>7,457</text:p>
          </table:table-cell>
          <table:table-cell office:value-type="float" office:value="7768" table:style-name="ce52">
            <text:p>7,768</text:p>
          </table:table-cell>
          <table:table-cell office:value-type="float" office:value="9106" table:style-name="ce53">
            <text:p>9,106</text:p>
          </table:table-cell>
          <table:table-cell office:value-type="float" office:value="45042" table:style-name="ce52">
            <text:p>45,042</text:p>
          </table:table-cell>
          <table:table-cell office:value-type="float" office:value="8866" table:style-name="ce52">
            <text:p>8,866</text:p>
          </table:table-cell>
          <table:table-cell office:value-type="float" office:value="8216" table:style-name="ce52">
            <text:p>8,216</text:p>
          </table:table-cell>
          <table:table-cell office:value-type="float" office:value="9227" table:style-name="ce52">
            <text:p>9,227</text:p>
          </table:table-cell>
          <table:table-cell office:value-type="float" office:value="9393" table:style-name="ce52">
            <text:p>9,393</text:p>
          </table:table-cell>
          <table:table-cell office:value-type="float" office:value="9340" table:style-name="ce53">
            <text:p>9,340</text:p>
          </table:table-cell>
          <table:table-cell office:value-type="float" office:value="43501" table:style-name="ce52">
            <text:p>43,501</text:p>
          </table:table-cell>
          <table:table-cell office:value-type="float" office:value="9290" table:style-name="ce52">
            <text:p>9,290</text:p>
          </table:table-cell>
          <table:table-cell office:value-type="float" office:value="8807" table:style-name="ce52">
            <text:p>8,807</text:p>
          </table:table-cell>
          <table:table-cell office:value-type="float" office:value="8597" table:style-name="ce52">
            <text:p>8,597</text:p>
          </table:table-cell>
          <table:table-cell office:value-type="float" office:value="8332" table:style-name="ce52">
            <text:p>8,332</text:p>
          </table:table-cell>
          <table:table-cell office:value-type="float" office:value="8475" table:style-name="ce53">
            <text:p>8,475</text:p>
          </table:table-cell>
          <table:table-cell office:value-type="float" office:value="42150" table:style-name="ce52">
            <text:p>42,150</text:p>
          </table:table-cell>
          <table:table-cell office:value-type="float" office:value="8208" table:style-name="ce52">
            <text:p>8,208</text:p>
          </table:table-cell>
          <table:table-cell office:value-type="float" office:value="8645" table:style-name="ce52">
            <text:p>8,645</text:p>
          </table:table-cell>
          <table:table-cell office:value-type="float" office:value="8125" table:style-name="ce52">
            <text:p>8,125</text:p>
          </table:table-cell>
          <table:table-cell office:value-type="float" office:value="8270" table:style-name="ce52">
            <text:p>8,270</text:p>
          </table:table-cell>
          <table:table-cell office:value-type="float" office:value="8902" table:style-name="ce53">
            <text:p>8,902</text:p>
          </table:table-cell>
          <table:table-cell office:value-type="float" office:value="51734" table:style-name="ce52">
            <text:p>51,734</text:p>
          </table:table-cell>
          <table:table-cell office:value-type="float" office:value="9527" table:style-name="ce52">
            <text:p>9,527</text:p>
          </table:table-cell>
          <table:table-cell office:value-type="float" office:value="9928" table:style-name="ce52">
            <text:p>9,928</text:p>
          </table:table-cell>
          <table:table-cell office:value-type="float" office:value="10639" table:style-name="ce52">
            <text:p>10,639</text:p>
          </table:table-cell>
          <table:table-cell office:value-type="float" office:value="10686" table:style-name="ce52">
            <text:p>10,686</text:p>
          </table:table-cell>
          <table:table-cell office:value-type="float" office:value="10954" table:style-name="ce53">
            <text:p>10,954</text:p>
          </table:table-cell>
          <table:table-cell office:value-type="float" office:value="55077" table:style-name="ce52">
            <text:p>55,077</text:p>
          </table:table-cell>
          <table:table-cell office:value-type="float" office:value="11179" table:style-name="ce52">
            <text:p>11,179</text:p>
          </table:table-cell>
          <table:table-cell office:value-type="float" office:value="11085" table:style-name="ce52">
            <text:p>11,085</text:p>
          </table:table-cell>
          <table:table-cell office:value-type="float" office:value="10947" table:style-name="ce52">
            <text:p>10,947</text:p>
          </table:table-cell>
          <table:table-cell office:value-type="float" office:value="11404" table:style-name="ce52">
            <text:p>11,404</text:p>
          </table:table-cell>
          <table:table-cell office:value-type="float" office:value="10462" table:style-name="ce53">
            <text:p>10,462</text:p>
          </table:table-cell>
          <table:table-cell office:value-type="float" office:value="48967" table:style-name="ce52">
            <text:p>48,967</text:p>
          </table:table-cell>
          <table:table-cell office:value-type="float" office:value="9745" table:style-name="ce52">
            <text:p>9,745</text:p>
          </table:table-cell>
          <table:table-cell office:value-type="float" office:value="9730" table:style-name="ce52">
            <text:p>9,730</text:p>
          </table:table-cell>
          <table:table-cell office:value-type="float" office:value="9618" table:style-name="ce52">
            <text:p>9,618</text:p>
          </table:table-cell>
          <table:table-cell office:value-type="float" office:value="9832" table:style-name="ce52">
            <text:p>9,832</text:p>
          </table:table-cell>
          <table:table-cell office:value-type="float" office:value="10042" table:style-name="ce53">
            <text:p>10,042</text:p>
          </table:table-cell>
          <table:table-cell office:value-type="float" office:value="52058" table:style-name="ce52">
            <text:p>52,058</text:p>
          </table:table-cell>
          <table:table-cell office:value-type="float" office:value="10354" table:style-name="ce52">
            <text:p>10,354</text:p>
          </table:table-cell>
          <table:table-cell office:value-type="float" office:value="10430" table:style-name="ce52">
            <text:p>10,430</text:p>
          </table:table-cell>
          <table:table-cell office:value-type="float" office:value="9965" table:style-name="ce52">
            <text:p>9,965</text:p>
          </table:table-cell>
          <table:table-cell office:value-type="float" office:value="10719" table:style-name="ce52">
            <text:p>10,719</text:p>
          </table:table-cell>
          <table:table-cell office:value-type="float" office:value="10590" table:style-name="ce53">
            <text:p>10,590</text:p>
          </table:table-cell>
          <table:table-cell office:value-type="float" office:value="52661" table:style-name="ce52">
            <text:p>52,661</text:p>
          </table:table-cell>
          <table:table-cell office:value-type="float" office:value="10548" table:style-name="ce52">
            <text:p>10,548</text:p>
          </table:table-cell>
          <table:table-cell office:value-type="float" office:value="10655" table:style-name="ce52">
            <text:p>10,655</text:p>
          </table:table-cell>
          <table:table-cell office:value-type="float" office:value="10967" table:style-name="ce52">
            <text:p>10,967</text:p>
          </table:table-cell>
          <table:table-cell office:value-type="float" office:value="10721" table:style-name="ce52">
            <text:p>10,721</text:p>
          </table:table-cell>
          <table:table-cell office:value-type="float" office:value="9770" table:style-name="ce53">
            <text:p>9,770</text:p>
          </table:table-cell>
          <table:table-cell office:value-type="float" office:value="47255" table:style-name="ce52">
            <text:p>47,255</text:p>
          </table:table-cell>
          <table:table-cell office:value-type="float" office:value="10204" table:style-name="ce52">
            <text:p>10,204</text:p>
          </table:table-cell>
          <table:table-cell office:value-type="float" office:value="10092" table:style-name="ce52">
            <text:p>10,092</text:p>
          </table:table-cell>
          <table:table-cell office:value-type="float" office:value="8755" table:style-name="ce52">
            <text:p>8,755</text:p>
          </table:table-cell>
          <table:table-cell office:value-type="float" office:value="9193" table:style-name="ce52">
            <text:p>9,193</text:p>
          </table:table-cell>
          <table:table-cell office:value-type="float" office:value="9011" table:style-name="ce53">
            <text:p>9,011</text:p>
          </table:table-cell>
          <table:table-cell office:value-type="float" office:value="39607" table:style-name="ce52">
            <text:p>39,607</text:p>
          </table:table-cell>
          <table:table-cell office:value-type="float" office:value="8536" table:style-name="ce52">
            <text:p>8,536</text:p>
          </table:table-cell>
          <table:table-cell office:value-type="float" office:value="8061" table:style-name="ce52">
            <text:p>8,061</text:p>
          </table:table-cell>
          <table:table-cell office:value-type="float" office:value="7924" table:style-name="ce52">
            <text:p>7,924</text:p>
          </table:table-cell>
          <table:table-cell office:value-type="float" office:value="8240" table:style-name="ce52">
            <text:p>8,240</text:p>
          </table:table-cell>
          <table:table-cell office:value-type="float" office:value="6846" table:style-name="ce53">
            <text:p>6,846</text:p>
          </table:table-cell>
          <table:table-cell office:value-type="float" office:value="27460" table:style-name="ce52">
            <text:p>27,460</text:p>
          </table:table-cell>
          <table:table-cell office:value-type="float" office:value="6380" table:style-name="ce52">
            <text:p>6,380</text:p>
          </table:table-cell>
          <table:table-cell office:value-type="float" office:value="6664" table:style-name="ce52">
            <text:p>6,664</text:p>
          </table:table-cell>
          <table:table-cell office:value-type="float" office:value="5422" table:style-name="ce52">
            <text:p>5,422</text:p>
          </table:table-cell>
          <table:table-cell office:value-type="float" office:value="5159" table:style-name="ce52">
            <text:p>5,159</text:p>
          </table:table-cell>
          <table:table-cell office:value-type="float" office:value="3835" table:style-name="ce53">
            <text:p>3,835</text:p>
          </table:table-cell>
          <table:table-cell office:value-type="float" office:value="23976" table:style-name="ce52">
            <text:p>23,976</text:p>
          </table:table-cell>
          <table:table-cell office:value-type="float" office:value="4715" table:style-name="ce52">
            <text:p>4,715</text:p>
          </table:table-cell>
          <table:table-cell office:value-type="float" office:value="4891" table:style-name="ce52">
            <text:p>4,891</text:p>
          </table:table-cell>
          <table:table-cell office:value-type="float" office:value="4841" table:style-name="ce52">
            <text:p>4,841</text:p>
          </table:table-cell>
          <table:table-cell office:value-type="float" office:value="4653" table:style-name="ce52">
            <text:p>4,653</text:p>
          </table:table-cell>
          <table:table-cell office:value-type="float" office:value="4876" table:style-name="ce53">
            <text:p>4,876</text:p>
          </table:table-cell>
          <table:table-cell office:value-type="float" office:value="19645" table:style-name="ce52">
            <text:p>19,645</text:p>
          </table:table-cell>
          <table:table-cell office:value-type="float" office:value="4664" table:style-name="ce52">
            <text:p>4,664</text:p>
          </table:table-cell>
          <table:table-cell office:value-type="float" office:value="4308" table:style-name="ce52">
            <text:p>4,308</text:p>
          </table:table-cell>
          <table:table-cell office:value-type="float" office:value="3906" table:style-name="ce52">
            <text:p>3,906</text:p>
          </table:table-cell>
          <table:table-cell office:value-type="float" office:value="3532" table:style-name="ce52">
            <text:p>3,532</text:p>
          </table:table-cell>
          <table:table-cell office:value-type="float" office:value="3235" table:style-name="ce53">
            <text:p>3,235</text:p>
          </table:table-cell>
          <table:table-cell office:value-type="float" office:value="11389" table:style-name="ce52">
            <text:p>11,389</text:p>
          </table:table-cell>
          <table:table-cell office:value-type="float" office:value="2957" table:style-name="ce52">
            <text:p>2,957</text:p>
          </table:table-cell>
          <table:table-cell office:value-type="float" office:value="2576" table:style-name="ce52">
            <text:p>2,576</text:p>
          </table:table-cell>
          <table:table-cell office:value-type="float" office:value="2216" table:style-name="ce52">
            <text:p>2,216</text:p>
          </table:table-cell>
          <table:table-cell office:value-type="float" office:value="2006" table:style-name="ce52">
            <text:p>2,006</text:p>
          </table:table-cell>
          <table:table-cell office:value-type="float" office:value="1634" table:style-name="ce53">
            <text:p>1,634</text:p>
          </table:table-cell>
          <table:table-cell office:value-type="float" office:value="4354" table:style-name="ce52">
            <text:p>4,354</text:p>
          </table:table-cell>
          <table:table-cell office:value-type="float" office:value="1361" table:style-name="ce52">
            <text:p>1,361</text:p>
          </table:table-cell>
          <table:table-cell office:value-type="float" office:value="1074" table:style-name="ce52">
            <text:p>1,074</text:p>
          </table:table-cell>
          <table:table-cell office:value-type="float" office:value="788" table:style-name="ce52">
            <text:p>788</text:p>
          </table:table-cell>
          <table:table-cell office:value-type="float" office:value="663" table:style-name="ce52">
            <text:p>663</text:p>
          </table:table-cell>
          <table:table-cell office:value-type="float" office:value="468" table:style-name="ce53">
            <text:p>468</text:p>
          </table:table-cell>
          <table:table-cell office:value-type="float" office:value="842" table:style-name="ce52">
            <text:p>842</text:p>
          </table:table-cell>
          <table:table-cell office:value-type="float" office:value="309" table:style-name="ce52">
            <text:p>309</text:p>
          </table:table-cell>
          <table:table-cell office:value-type="float" office:value="209" table:style-name="ce52">
            <text:p>209</text:p>
          </table:table-cell>
          <table:table-cell office:value-type="float" office:value="156" table:style-name="ce52">
            <text:p>156</text:p>
          </table:table-cell>
          <table:table-cell office:value-type="float" office:value="96" table:style-name="ce52">
            <text:p>96</text:p>
          </table:table-cell>
          <table:table-cell office:value-type="float" office:value="72" table:style-name="ce53">
            <text:p>72</text:p>
          </table:table-cell>
          <table:table-cell office:value-type="float" office:value="86" table:style-name="ce52">
            <text:p>8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1878" table:style-name="ce52">
            <text:p>351,878</text:p>
          </table:table-cell>
          <table:table-cell office:value-type="float" office:value="11545" table:style-name="ce52">
            <text:p>11,545</text:p>
          </table:table-cell>
          <table:table-cell office:value-type="float" office:value="2082" table:style-name="ce52">
            <text:p>2,082</text:p>
          </table:table-cell>
          <table:table-cell office:value-type="float" office:value="2267" table:style-name="ce52">
            <text:p>2,267</text:p>
          </table:table-cell>
          <table:table-cell office:value-type="float" office:value="2308" table:style-name="ce52">
            <text:p>2,308</text:p>
          </table:table-cell>
          <table:table-cell office:value-type="float" office:value="2403" table:style-name="ce52">
            <text:p>2,403</text:p>
          </table:table-cell>
          <table:table-cell office:value-type="float" office:value="2485" table:style-name="ce52">
            <text:p>2,485</text:p>
          </table:table-cell>
          <table:table-cell office:value-type="float" office:value="13056" table:style-name="ce52">
            <text:p>13,056</text:p>
          </table:table-cell>
          <table:table-cell office:value-type="float" office:value="2534" table:style-name="ce52">
            <text:p>2,534</text:p>
          </table:table-cell>
          <table:table-cell office:value-type="float" office:value="2432" table:style-name="ce52">
            <text:p>2,432</text:p>
          </table:table-cell>
          <table:table-cell office:value-type="float" office:value="3006" table:style-name="ce52">
            <text:p>3,006</text:p>
          </table:table-cell>
          <table:table-cell office:value-type="float" office:value="2698" table:style-name="ce52">
            <text:p>2,698</text:p>
          </table:table-cell>
          <table:table-cell office:value-type="float" office:value="2386" table:style-name="ce53">
            <text:p>2,386</text:p>
          </table:table-cell>
          <table:table-cell office:value-type="float" office:value="14978" table:style-name="ce52">
            <text:p>14,978</text:p>
          </table:table-cell>
          <table:table-cell office:value-type="float" office:value="2642" table:style-name="ce52">
            <text:p>2,642</text:p>
          </table:table-cell>
          <table:table-cell office:value-type="float" office:value="2865" table:style-name="ce52">
            <text:p>2,865</text:p>
          </table:table-cell>
          <table:table-cell office:value-type="float" office:value="3103" table:style-name="ce52">
            <text:p>3,103</text:p>
          </table:table-cell>
          <table:table-cell office:value-type="float" office:value="3109" table:style-name="ce52">
            <text:p>3,109</text:p>
          </table:table-cell>
          <table:table-cell office:value-type="float" office:value="3259" table:style-name="ce53">
            <text:p>3,259</text:p>
          </table:table-cell>
          <table:table-cell office:value-type="float" office:value="19852" table:style-name="ce52">
            <text:p>19,852</text:p>
          </table:table-cell>
          <table:table-cell office:value-type="float" office:value="3413" table:style-name="ce52">
            <text:p>3,413</text:p>
          </table:table-cell>
          <table:table-cell office:value-type="float" office:value="3697" table:style-name="ce52">
            <text:p>3,697</text:p>
          </table:table-cell>
          <table:table-cell office:value-type="float" office:value="3913" table:style-name="ce52">
            <text:p>3,913</text:p>
          </table:table-cell>
          <table:table-cell office:value-type="float" office:value="4017" table:style-name="ce52">
            <text:p>4,017</text:p>
          </table:table-cell>
          <table:table-cell office:value-type="float" office:value="4812" table:style-name="ce53">
            <text:p>4,812</text:p>
          </table:table-cell>
          <table:table-cell office:value-type="float" office:value="23711" table:style-name="ce52">
            <text:p>23,711</text:p>
          </table:table-cell>
          <table:table-cell office:value-type="float" office:value="4711" table:style-name="ce52">
            <text:p>4,711</text:p>
          </table:table-cell>
          <table:table-cell office:value-type="float" office:value="4271" table:style-name="ce52">
            <text:p>4,271</text:p>
          </table:table-cell>
          <table:table-cell office:value-type="float" office:value="4882" table:style-name="ce52">
            <text:p>4,882</text:p>
          </table:table-cell>
          <table:table-cell office:value-type="float" office:value="4967" table:style-name="ce52">
            <text:p>4,967</text:p>
          </table:table-cell>
          <table:table-cell office:value-type="float" office:value="4880" table:style-name="ce53">
            <text:p>4,880</text:p>
          </table:table-cell>
          <table:table-cell office:value-type="float" office:value="23195" table:style-name="ce52">
            <text:p>23,195</text:p>
          </table:table-cell>
          <table:table-cell office:value-type="float" office:value="4945" table:style-name="ce52">
            <text:p>4,945</text:p>
          </table:table-cell>
          <table:table-cell office:value-type="float" office:value="4581" table:style-name="ce52">
            <text:p>4,581</text:p>
          </table:table-cell>
          <table:table-cell office:value-type="float" office:value="4539" table:style-name="ce52">
            <text:p>4,539</text:p>
          </table:table-cell>
          <table:table-cell office:value-type="float" office:value="4384" table:style-name="ce52">
            <text:p>4,384</text:p>
          </table:table-cell>
          <table:table-cell office:value-type="float" office:value="4746" table:style-name="ce53">
            <text:p>4,746</text:p>
          </table:table-cell>
          <table:table-cell office:value-type="float" office:value="22411" table:style-name="ce52">
            <text:p>22,411</text:p>
          </table:table-cell>
          <table:table-cell office:value-type="float" office:value="4418" table:style-name="ce52">
            <text:p>4,418</text:p>
          </table:table-cell>
          <table:table-cell office:value-type="float" office:value="4544" table:style-name="ce52">
            <text:p>4,544</text:p>
          </table:table-cell>
          <table:table-cell office:value-type="float" office:value="4363" table:style-name="ce52">
            <text:p>4,363</text:p>
          </table:table-cell>
          <table:table-cell office:value-type="float" office:value="4413" table:style-name="ce52">
            <text:p>4,413</text:p>
          </table:table-cell>
          <table:table-cell office:value-type="float" office:value="4673" table:style-name="ce53">
            <text:p>4,673</text:p>
          </table:table-cell>
          <table:table-cell office:value-type="float" office:value="26689" table:style-name="ce52">
            <text:p>26,689</text:p>
          </table:table-cell>
          <table:table-cell office:value-type="float" office:value="4979" table:style-name="ce52">
            <text:p>4,979</text:p>
          </table:table-cell>
          <table:table-cell office:value-type="float" office:value="5135" table:style-name="ce52">
            <text:p>5,135</text:p>
          </table:table-cell>
          <table:table-cell office:value-type="float" office:value="5489" table:style-name="ce52">
            <text:p>5,489</text:p>
          </table:table-cell>
          <table:table-cell office:value-type="float" office:value="5459" table:style-name="ce52">
            <text:p>5,459</text:p>
          </table:table-cell>
          <table:table-cell office:value-type="float" office:value="5627" table:style-name="ce53">
            <text:p>5,627</text:p>
          </table:table-cell>
          <table:table-cell office:value-type="float" office:value="28456" table:style-name="ce52">
            <text:p>28,456</text:p>
          </table:table-cell>
          <table:table-cell office:value-type="float" office:value="5714" table:style-name="ce52">
            <text:p>5,714</text:p>
          </table:table-cell>
          <table:table-cell office:value-type="float" office:value="5658" table:style-name="ce52">
            <text:p>5,658</text:p>
          </table:table-cell>
          <table:table-cell office:value-type="float" office:value="5630" table:style-name="ce52">
            <text:p>5,630</text:p>
          </table:table-cell>
          <table:table-cell office:value-type="float" office:value="5906" table:style-name="ce52">
            <text:p>5,906</text:p>
          </table:table-cell>
          <table:table-cell office:value-type="float" office:value="5548" table:style-name="ce53">
            <text:p>5,548</text:p>
          </table:table-cell>
          <table:table-cell office:value-type="float" office:value="25957" table:style-name="ce52">
            <text:p>25,957</text:p>
          </table:table-cell>
          <table:table-cell office:value-type="float" office:value="5102" table:style-name="ce52">
            <text:p>5,102</text:p>
          </table:table-cell>
          <table:table-cell office:value-type="float" office:value="5070" table:style-name="ce52">
            <text:p>5,070</text:p>
          </table:table-cell>
          <table:table-cell office:value-type="float" office:value="5074" table:style-name="ce52">
            <text:p>5,074</text:p>
          </table:table-cell>
          <table:table-cell office:value-type="float" office:value="5229" table:style-name="ce52">
            <text:p>5,229</text:p>
          </table:table-cell>
          <table:table-cell office:value-type="float" office:value="5482" table:style-name="ce53">
            <text:p>5,482</text:p>
          </table:table-cell>
          <table:table-cell office:value-type="float" office:value="29113" table:style-name="ce52">
            <text:p>29,113</text:p>
          </table:table-cell>
          <table:table-cell office:value-type="float" office:value="5735" table:style-name="ce52">
            <text:p>5,735</text:p>
          </table:table-cell>
          <table:table-cell office:value-type="float" office:value="5815" table:style-name="ce52">
            <text:p>5,815</text:p>
          </table:table-cell>
          <table:table-cell office:value-type="float" office:value="5640" table:style-name="ce52">
            <text:p>5,640</text:p>
          </table:table-cell>
          <table:table-cell office:value-type="float" office:value="6041" table:style-name="ce52">
            <text:p>6,041</text:p>
          </table:table-cell>
          <table:table-cell office:value-type="float" office:value="5882" table:style-name="ce53">
            <text:p>5,882</text:p>
          </table:table-cell>
          <table:table-cell office:value-type="float" office:value="29151" table:style-name="ce52">
            <text:p>29,151</text:p>
          </table:table-cell>
          <table:table-cell office:value-type="float" office:value="5888" table:style-name="ce52">
            <text:p>5,888</text:p>
          </table:table-cell>
          <table:table-cell office:value-type="float" office:value="5936" table:style-name="ce52">
            <text:p>5,936</text:p>
          </table:table-cell>
          <table:table-cell office:value-type="float" office:value="6110" table:style-name="ce52">
            <text:p>6,110</text:p>
          </table:table-cell>
          <table:table-cell office:value-type="float" office:value="5916" table:style-name="ce52">
            <text:p>5,916</text:p>
          </table:table-cell>
          <table:table-cell office:value-type="float" office:value="5301" table:style-name="ce53">
            <text:p>5,301</text:p>
          </table:table-cell>
          <table:table-cell office:value-type="float" office:value="25412" table:style-name="ce52">
            <text:p>25,412</text:p>
          </table:table-cell>
          <table:table-cell office:value-type="float" office:value="5640" table:style-name="ce52">
            <text:p>5,640</text:p>
          </table:table-cell>
          <table:table-cell office:value-type="float" office:value="5453" table:style-name="ce52">
            <text:p>5,453</text:p>
          </table:table-cell>
          <table:table-cell office:value-type="float" office:value="4660" table:style-name="ce52">
            <text:p>4,660</text:p>
          </table:table-cell>
          <table:table-cell office:value-type="float" office:value="4896" table:style-name="ce52">
            <text:p>4,896</text:p>
          </table:table-cell>
          <table:table-cell office:value-type="float" office:value="4763" table:style-name="ce53">
            <text:p>4,763</text:p>
          </table:table-cell>
          <table:table-cell office:value-type="float" office:value="20260" table:style-name="ce52">
            <text:p>20,260</text:p>
          </table:table-cell>
          <table:table-cell office:value-type="float" office:value="4363" table:style-name="ce52">
            <text:p>4,363</text:p>
          </table:table-cell>
          <table:table-cell office:value-type="float" office:value="4169" table:style-name="ce52">
            <text:p>4,169</text:p>
          </table:table-cell>
          <table:table-cell office:value-type="float" office:value="4107" table:style-name="ce52">
            <text:p>4,107</text:p>
          </table:table-cell>
          <table:table-cell office:value-type="float" office:value="4181" table:style-name="ce52">
            <text:p>4,181</text:p>
          </table:table-cell>
          <table:table-cell office:value-type="float" office:value="3440" table:style-name="ce53">
            <text:p>3,440</text:p>
          </table:table-cell>
          <table:table-cell office:value-type="float" office:value="13309" table:style-name="ce52">
            <text:p>13,309</text:p>
          </table:table-cell>
          <table:table-cell office:value-type="float" office:value="3279" table:style-name="ce52">
            <text:p>3,279</text:p>
          </table:table-cell>
          <table:table-cell office:value-type="float" office:value="3245" table:style-name="ce52">
            <text:p>3,245</text:p>
          </table:table-cell>
          <table:table-cell office:value-type="float" office:value="2626" table:style-name="ce52">
            <text:p>2,626</text:p>
          </table:table-cell>
          <table:table-cell office:value-type="float" office:value="2401" table:style-name="ce52">
            <text:p>2,401</text:p>
          </table:table-cell>
          <table:table-cell office:value-type="float" office:value="1758" table:style-name="ce53">
            <text:p>1,758</text:p>
          </table:table-cell>
          <table:table-cell office:value-type="float" office:value="10768" table:style-name="ce52">
            <text:p>10,768</text:p>
          </table:table-cell>
          <table:table-cell office:value-type="float" office:value="2173" table:style-name="ce52">
            <text:p>2,173</text:p>
          </table:table-cell>
          <table:table-cell office:value-type="float" office:value="2154" table:style-name="ce52">
            <text:p>2,154</text:p>
          </table:table-cell>
          <table:table-cell office:value-type="float" office:value="2178" table:style-name="ce52">
            <text:p>2,178</text:p>
          </table:table-cell>
          <table:table-cell office:value-type="float" office:value="2096" table:style-name="ce52">
            <text:p>2,096</text:p>
          </table:table-cell>
          <table:table-cell office:value-type="float" office:value="2167" table:style-name="ce53">
            <text:p>2,167</text:p>
          </table:table-cell>
          <table:table-cell office:value-type="float" office:value="8151" table:style-name="ce52">
            <text:p>8,151</text:p>
          </table:table-cell>
          <table:table-cell office:value-type="float" office:value="1989" table:style-name="ce52">
            <text:p>1,989</text:p>
          </table:table-cell>
          <table:table-cell office:value-type="float" office:value="1844" table:style-name="ce52">
            <text:p>1,844</text:p>
          </table:table-cell>
          <table:table-cell office:value-type="float" office:value="1569" table:style-name="ce52">
            <text:p>1,569</text:p>
          </table:table-cell>
          <table:table-cell office:value-type="float" office:value="1495" table:style-name="ce52">
            <text:p>1,495</text:p>
          </table:table-cell>
          <table:table-cell office:value-type="float" office:value="1254" table:style-name="ce53">
            <text:p>1,254</text:p>
          </table:table-cell>
          <table:table-cell office:value-type="float" office:value="4206" table:style-name="ce52">
            <text:p>4,206</text:p>
          </table:table-cell>
          <table:table-cell office:value-type="float" office:value="1165" table:style-name="ce52">
            <text:p>1,165</text:p>
          </table:table-cell>
          <table:table-cell office:value-type="float" office:value="962" table:style-name="ce52">
            <text:p>962</text:p>
          </table:table-cell>
          <table:table-cell office:value-type="float" office:value="814" table:style-name="ce52">
            <text:p>814</text:p>
          </table:table-cell>
          <table:table-cell office:value-type="float" office:value="699" table:style-name="ce52">
            <text:p>699</text:p>
          </table:table-cell>
          <table:table-cell office:value-type="float" office:value="566" table:style-name="ce53">
            <text:p>566</text:p>
          </table:table-cell>
          <table:table-cell office:value-type="float" office:value="1417" table:style-name="ce52">
            <text:p>1,417</text:p>
          </table:table-cell>
          <table:table-cell office:value-type="float" office:value="469" table:style-name="ce52">
            <text:p>469</text:p>
          </table:table-cell>
          <table:table-cell office:value-type="float" office:value="349" table:style-name="ce52">
            <text:p>349</text:p>
          </table:table-cell>
          <table:table-cell office:value-type="float" office:value="252" table:style-name="ce52">
            <text:p>252</text:p>
          </table:table-cell>
          <table:table-cell office:value-type="float" office:value="215" table:style-name="ce52">
            <text:p>215</text:p>
          </table:table-cell>
          <table:table-cell office:value-type="float" office:value="132" table:style-name="ce53">
            <text:p>132</text:p>
          </table:table-cell>
          <table:table-cell office:value-type="float" office:value="226" table:style-name="ce52">
            <text:p>226</text:p>
          </table:table-cell>
          <table:table-cell office:value-type="float" office:value="91" table:style-name="ce52">
            <text:p>91</text:p>
          </table:table-cell>
          <table:table-cell office:value-type="float" office:value="57" table:style-name="ce52">
            <text:p>57</text:p>
          </table:table-cell>
          <table:table-cell office:value-type="float" office:value="41" table:style-name="ce52">
            <text:p>41</text:p>
          </table:table-cell>
          <table:table-cell office:value-type="float" office:value="19" table:style-name="ce52">
            <text:p>19</text:p>
          </table:table-cell>
          <table:table-cell office:value-type="float" office:value="18" table:style-name="ce53">
            <text:p>18</text:p>
          </table:table-cell>
          <table:table-cell office:value-type="float" office:value="15" table:style-name="ce52">
            <text:p>1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7757" table:style-name="ce57">
            <text:p>327,757</text:p>
          </table:table-cell>
          <table:table-cell office:value-type="float" office:value="10711" table:style-name="ce58">
            <text:p>10,711</text:p>
          </table:table-cell>
          <table:table-cell office:value-type="float" office:value="1908" table:style-name="ce57">
            <text:p>1,908</text:p>
          </table:table-cell>
          <table:table-cell office:value-type="float" office:value="2019" table:style-name="ce57">
            <text:p>2,019</text:p>
          </table:table-cell>
          <table:table-cell office:value-type="float" office:value="2167" table:style-name="ce57">
            <text:p>2,167</text:p>
          </table:table-cell>
          <table:table-cell office:value-type="float" office:value="2314" table:style-name="ce57">
            <text:p>2,314</text:p>
          </table:table-cell>
          <table:table-cell office:value-type="float" office:value="2303" table:style-name="ce57">
            <text:p>2,303</text:p>
          </table:table-cell>
          <table:table-cell office:value-type="float" office:value="12147" table:style-name="ce57">
            <text:p>12,147</text:p>
          </table:table-cell>
          <table:table-cell office:value-type="float" office:value="2455" table:style-name="ce57">
            <text:p>2,455</text:p>
          </table:table-cell>
          <table:table-cell office:value-type="float" office:value="2254" table:style-name="ce57">
            <text:p>2,254</text:p>
          </table:table-cell>
          <table:table-cell office:value-type="float" office:value="2691" table:style-name="ce57">
            <text:p>2,691</text:p>
          </table:table-cell>
          <table:table-cell office:value-type="float" office:value="2572" table:style-name="ce57">
            <text:p>2,572</text:p>
          </table:table-cell>
          <table:table-cell office:value-type="float" office:value="2175" table:style-name="ce58">
            <text:p>2,175</text:p>
          </table:table-cell>
          <table:table-cell office:value-type="float" office:value="13611" table:style-name="ce57">
            <text:p>13,611</text:p>
          </table:table-cell>
          <table:table-cell office:value-type="float" office:value="2364" table:style-name="ce57">
            <text:p>2,364</text:p>
          </table:table-cell>
          <table:table-cell office:value-type="float" office:value="2571" table:style-name="ce57">
            <text:p>2,571</text:p>
          </table:table-cell>
          <table:table-cell office:value-type="float" office:value="2814" table:style-name="ce57">
            <text:p>2,814</text:p>
          </table:table-cell>
          <table:table-cell office:value-type="float" office:value="2857" table:style-name="ce57">
            <text:p>2,857</text:p>
          </table:table-cell>
          <table:table-cell office:value-type="float" office:value="3005" table:style-name="ce58">
            <text:p>3,005</text:p>
          </table:table-cell>
          <table:table-cell office:value-type="float" office:value="17931" table:style-name="ce57">
            <text:p>17,931</text:p>
          </table:table-cell>
          <table:table-cell office:value-type="float" office:value="3083" table:style-name="ce57">
            <text:p>3,083</text:p>
          </table:table-cell>
          <table:table-cell office:value-type="float" office:value="3259" table:style-name="ce57">
            <text:p>3,259</text:p>
          </table:table-cell>
          <table:table-cell office:value-type="float" office:value="3544" table:style-name="ce57">
            <text:p>3,544</text:p>
          </table:table-cell>
          <table:table-cell office:value-type="float" office:value="3751" table:style-name="ce57">
            <text:p>3,751</text:p>
          </table:table-cell>
          <table:table-cell office:value-type="float" office:value="4294" table:style-name="ce58">
            <text:p>4,294</text:p>
          </table:table-cell>
          <table:table-cell office:value-type="float" office:value="21331" table:style-name="ce57">
            <text:p>21,331</text:p>
          </table:table-cell>
          <table:table-cell office:value-type="float" office:value="4155" table:style-name="ce57">
            <text:p>4,155</text:p>
          </table:table-cell>
          <table:table-cell office:value-type="float" office:value="3945" table:style-name="ce57">
            <text:p>3,945</text:p>
          </table:table-cell>
          <table:table-cell office:value-type="float" office:value="4345" table:style-name="ce57">
            <text:p>4,345</text:p>
          </table:table-cell>
          <table:table-cell office:value-type="float" office:value="4426" table:style-name="ce57">
            <text:p>4,426</text:p>
          </table:table-cell>
          <table:table-cell office:value-type="float" office:value="4460" table:style-name="ce58">
            <text:p>4,460</text:p>
          </table:table-cell>
          <table:table-cell office:value-type="float" office:value="20306" table:style-name="ce57">
            <text:p>20,306</text:p>
          </table:table-cell>
          <table:table-cell office:value-type="float" office:value="4345" table:style-name="ce57">
            <text:p>4,345</text:p>
          </table:table-cell>
          <table:table-cell office:value-type="float" office:value="4226" table:style-name="ce57">
            <text:p>4,226</text:p>
          </table:table-cell>
          <table:table-cell office:value-type="float" office:value="4058" table:style-name="ce57">
            <text:p>4,058</text:p>
          </table:table-cell>
          <table:table-cell office:value-type="float" office:value="3948" table:style-name="ce57">
            <text:p>3,948</text:p>
          </table:table-cell>
          <table:table-cell office:value-type="float" office:value="3729" table:style-name="ce58">
            <text:p>3,729</text:p>
          </table:table-cell>
          <table:table-cell office:value-type="float" office:value="19739" table:style-name="ce57">
            <text:p>19,739</text:p>
          </table:table-cell>
          <table:table-cell office:value-type="float" office:value="3790" table:style-name="ce57">
            <text:p>3,790</text:p>
          </table:table-cell>
          <table:table-cell office:value-type="float" office:value="4101" table:style-name="ce57">
            <text:p>4,101</text:p>
          </table:table-cell>
          <table:table-cell office:value-type="float" office:value="3762" table:style-name="ce57">
            <text:p>3,762</text:p>
          </table:table-cell>
          <table:table-cell office:value-type="float" office:value="3857" table:style-name="ce57">
            <text:p>3,857</text:p>
          </table:table-cell>
          <table:table-cell office:value-type="float" office:value="4229" table:style-name="ce58">
            <text:p>4,229</text:p>
          </table:table-cell>
          <table:table-cell office:value-type="float" office:value="25045" table:style-name="ce57">
            <text:p>25,045</text:p>
          </table:table-cell>
          <table:table-cell office:value-type="float" office:value="4548" table:style-name="ce57">
            <text:p>4,548</text:p>
          </table:table-cell>
          <table:table-cell office:value-type="float" office:value="4793" table:style-name="ce57">
            <text:p>4,793</text:p>
          </table:table-cell>
          <table:table-cell office:value-type="float" office:value="5150" table:style-name="ce57">
            <text:p>5,150</text:p>
          </table:table-cell>
          <table:table-cell office:value-type="float" office:value="5227" table:style-name="ce57">
            <text:p>5,227</text:p>
          </table:table-cell>
          <table:table-cell office:value-type="float" office:value="5327" table:style-name="ce58">
            <text:p>5,327</text:p>
          </table:table-cell>
          <table:table-cell office:value-type="float" office:value="26621" table:style-name="ce57">
            <text:p>26,621</text:p>
          </table:table-cell>
          <table:table-cell office:value-type="float" office:value="5465" table:style-name="ce57">
            <text:p>5,465</text:p>
          </table:table-cell>
          <table:table-cell office:value-type="float" office:value="5427" table:style-name="ce57">
            <text:p>5,427</text:p>
          </table:table-cell>
          <table:table-cell office:value-type="float" office:value="5317" table:style-name="ce57">
            <text:p>5,317</text:p>
          </table:table-cell>
          <table:table-cell office:value-type="float" office:value="5498" table:style-name="ce57">
            <text:p>5,498</text:p>
          </table:table-cell>
          <table:table-cell office:value-type="float" office:value="4914" table:style-name="ce58">
            <text:p>4,914</text:p>
          </table:table-cell>
          <table:table-cell office:value-type="float" office:value="23010" table:style-name="ce57">
            <text:p>23,010</text:p>
          </table:table-cell>
          <table:table-cell office:value-type="float" office:value="4643" table:style-name="ce57">
            <text:p>4,643</text:p>
          </table:table-cell>
          <table:table-cell office:value-type="float" office:value="4660" table:style-name="ce57">
            <text:p>4,660</text:p>
          </table:table-cell>
          <table:table-cell office:value-type="float" office:value="4544" table:style-name="ce57">
            <text:p>4,544</text:p>
          </table:table-cell>
          <table:table-cell office:value-type="float" office:value="4603" table:style-name="ce57">
            <text:p>4,603</text:p>
          </table:table-cell>
          <table:table-cell office:value-type="float" office:value="4560" table:style-name="ce58">
            <text:p>4,560</text:p>
          </table:table-cell>
          <table:table-cell office:value-type="float" office:value="22945" table:style-name="ce57">
            <text:p>22,945</text:p>
          </table:table-cell>
          <table:table-cell office:value-type="float" office:value="4619" table:style-name="ce57">
            <text:p>4,619</text:p>
          </table:table-cell>
          <table:table-cell office:value-type="float" office:value="4615" table:style-name="ce57">
            <text:p>4,615</text:p>
          </table:table-cell>
          <table:table-cell office:value-type="float" office:value="4325" table:style-name="ce57">
            <text:p>4,325</text:p>
          </table:table-cell>
          <table:table-cell office:value-type="float" office:value="4678" table:style-name="ce57">
            <text:p>4,678</text:p>
          </table:table-cell>
          <table:table-cell office:value-type="float" office:value="4708" table:style-name="ce58">
            <text:p>4,708</text:p>
          </table:table-cell>
          <table:table-cell office:value-type="float" office:value="23510" table:style-name="ce57">
            <text:p>23,510</text:p>
          </table:table-cell>
          <table:table-cell office:value-type="float" office:value="4660" table:style-name="ce57">
            <text:p>4,660</text:p>
          </table:table-cell>
          <table:table-cell office:value-type="float" office:value="4719" table:style-name="ce57">
            <text:p>4,719</text:p>
          </table:table-cell>
          <table:table-cell office:value-type="float" office:value="4857" table:style-name="ce57">
            <text:p>4,857</text:p>
          </table:table-cell>
          <table:table-cell office:value-type="float" office:value="4805" table:style-name="ce57">
            <text:p>4,805</text:p>
          </table:table-cell>
          <table:table-cell office:value-type="float" office:value="4469" table:style-name="ce58">
            <text:p>4,469</text:p>
          </table:table-cell>
          <table:table-cell office:value-type="float" office:value="21843" table:style-name="ce57">
            <text:p>21,843</text:p>
          </table:table-cell>
          <table:table-cell office:value-type="float" office:value="4564" table:style-name="ce57">
            <text:p>4,564</text:p>
          </table:table-cell>
          <table:table-cell office:value-type="float" office:value="4639" table:style-name="ce57">
            <text:p>4,639</text:p>
          </table:table-cell>
          <table:table-cell office:value-type="float" office:value="4095" table:style-name="ce57">
            <text:p>4,095</text:p>
          </table:table-cell>
          <table:table-cell office:value-type="float" office:value="4297" table:style-name="ce57">
            <text:p>4,297</text:p>
          </table:table-cell>
          <table:table-cell office:value-type="float" office:value="4248" table:style-name="ce58">
            <text:p>4,248</text:p>
          </table:table-cell>
          <table:table-cell office:value-type="float" office:value="19347" table:style-name="ce57">
            <text:p>19,347</text:p>
          </table:table-cell>
          <table:table-cell office:value-type="float" office:value="4173" table:style-name="ce57">
            <text:p>4,173</text:p>
          </table:table-cell>
          <table:table-cell office:value-type="float" office:value="3892" table:style-name="ce57">
            <text:p>3,892</text:p>
          </table:table-cell>
          <table:table-cell office:value-type="float" office:value="3817" table:style-name="ce57">
            <text:p>3,817</text:p>
          </table:table-cell>
          <table:table-cell office:value-type="float" office:value="4059" table:style-name="ce57">
            <text:p>4,059</text:p>
          </table:table-cell>
          <table:table-cell office:value-type="float" office:value="3406" table:style-name="ce58">
            <text:p>3,406</text:p>
          </table:table-cell>
          <table:table-cell office:value-type="float" office:value="14151" table:style-name="ce57">
            <text:p>14,151</text:p>
          </table:table-cell>
          <table:table-cell office:value-type="float" office:value="3101" table:style-name="ce57">
            <text:p>3,101</text:p>
          </table:table-cell>
          <table:table-cell office:value-type="float" office:value="3419" table:style-name="ce57">
            <text:p>3,419</text:p>
          </table:table-cell>
          <table:table-cell office:value-type="float" office:value="2796" table:style-name="ce57">
            <text:p>2,796</text:p>
          </table:table-cell>
          <table:table-cell office:value-type="float" office:value="2758" table:style-name="ce57">
            <text:p>2,758</text:p>
          </table:table-cell>
          <table:table-cell office:value-type="float" office:value="2077" table:style-name="ce58">
            <text:p>2,077</text:p>
          </table:table-cell>
          <table:table-cell office:value-type="float" office:value="13208" table:style-name="ce57">
            <text:p>13,208</text:p>
          </table:table-cell>
          <table:table-cell office:value-type="float" office:value="2542" table:style-name="ce57">
            <text:p>2,542</text:p>
          </table:table-cell>
          <table:table-cell office:value-type="float" office:value="2737" table:style-name="ce57">
            <text:p>2,737</text:p>
          </table:table-cell>
          <table:table-cell office:value-type="float" office:value="2663" table:style-name="ce57">
            <text:p>2,663</text:p>
          </table:table-cell>
          <table:table-cell office:value-type="float" office:value="2557" table:style-name="ce57">
            <text:p>2,557</text:p>
          </table:table-cell>
          <table:table-cell office:value-type="float" office:value="2709" table:style-name="ce58">
            <text:p>2,709</text:p>
          </table:table-cell>
          <table:table-cell office:value-type="float" office:value="11494" table:style-name="ce57">
            <text:p>11,494</text:p>
          </table:table-cell>
          <table:table-cell office:value-type="float" office:value="2675" table:style-name="ce57">
            <text:p>2,675</text:p>
          </table:table-cell>
          <table:table-cell office:value-type="float" office:value="2464" table:style-name="ce57">
            <text:p>2,464</text:p>
          </table:table-cell>
          <table:table-cell office:value-type="float" office:value="2337" table:style-name="ce57">
            <text:p>2,337</text:p>
          </table:table-cell>
          <table:table-cell office:value-type="float" office:value="2037" table:style-name="ce57">
            <text:p>2,037</text:p>
          </table:table-cell>
          <table:table-cell office:value-type="float" office:value="1981" table:style-name="ce58">
            <text:p>1,981</text:p>
          </table:table-cell>
          <table:table-cell office:value-type="float" office:value="7183" table:style-name="ce57">
            <text:p>7,183</text:p>
          </table:table-cell>
          <table:table-cell office:value-type="float" office:value="1792" table:style-name="ce57">
            <text:p>1,792</text:p>
          </table:table-cell>
          <table:table-cell office:value-type="float" office:value="1614" table:style-name="ce57">
            <text:p>1,614</text:p>
          </table:table-cell>
          <table:table-cell office:value-type="float" office:value="1402" table:style-name="ce57">
            <text:p>1,402</text:p>
          </table:table-cell>
          <table:table-cell office:value-type="float" office:value="1307" table:style-name="ce57">
            <text:p>1,307</text:p>
          </table:table-cell>
          <table:table-cell office:value-type="float" office:value="1068" table:style-name="ce58">
            <text:p>1,068</text:p>
          </table:table-cell>
          <table:table-cell office:value-type="float" office:value="2937" table:style-name="ce57">
            <text:p>2,937</text:p>
          </table:table-cell>
          <table:table-cell office:value-type="float" office:value="892" table:style-name="ce57">
            <text:p>892</text:p>
          </table:table-cell>
          <table:table-cell office:value-type="float" office:value="725" table:style-name="ce57">
            <text:p>725</text:p>
          </table:table-cell>
          <table:table-cell office:value-type="float" office:value="536" table:style-name="ce57">
            <text:p>536</text:p>
          </table:table-cell>
          <table:table-cell office:value-type="float" office:value="448" table:style-name="ce57">
            <text:p>448</text:p>
          </table:table-cell>
          <table:table-cell office:value-type="float" office:value="336" table:style-name="ce58">
            <text:p>336</text:p>
          </table:table-cell>
          <table:table-cell office:value-type="float" office:value="616" table:style-name="ce57">
            <text:p>616</text:p>
          </table:table-cell>
          <table:table-cell office:value-type="float" office:value="218" table:style-name="ce57">
            <text:p>218</text:p>
          </table:table-cell>
          <table:table-cell office:value-type="float" office:value="152" table:style-name="ce57">
            <text:p>152</text:p>
          </table:table-cell>
          <table:table-cell office:value-type="float" office:value="115" table:style-name="ce57">
            <text:p>115</text:p>
          </table:table-cell>
          <table:table-cell office:value-type="float" office:value="77" table:style-name="ce57">
            <text:p>77</text:p>
          </table:table-cell>
          <table:table-cell office:value-type="float" office:value="54" table:style-name="ce58">
            <text:p>54</text:p>
          </table:table-cell>
          <table:table-cell office:value-type="float" office:value="71" table:style-name="ce57">
            <text:p>7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1774" table:style-name="ce52">
            <text:p>501,774</text:p>
          </table:table-cell>
          <table:table-cell office:value-type="float" office:value="13754" table:style-name="ce52">
            <text:p>13,754</text:p>
          </table:table-cell>
          <table:table-cell office:value-type="float" office:value="2722" table:style-name="ce52">
            <text:p>2,722</text:p>
          </table:table-cell>
          <table:table-cell office:value-type="float" office:value="2691" table:style-name="ce52">
            <text:p>2,691</text:p>
          </table:table-cell>
          <table:table-cell office:value-type="float" office:value="2709" table:style-name="ce52">
            <text:p>2,709</text:p>
          </table:table-cell>
          <table:table-cell office:value-type="float" office:value="2728" table:style-name="ce52">
            <text:p>2,728</text:p>
          </table:table-cell>
          <table:table-cell office:value-type="float" office:value="2904" table:style-name="ce52">
            <text:p>2,904</text:p>
          </table:table-cell>
          <table:table-cell office:value-type="float" office:value="14789" table:style-name="ce52">
            <text:p>14,789</text:p>
          </table:table-cell>
          <table:table-cell office:value-type="float" office:value="2889" table:style-name="ce52">
            <text:p>2,889</text:p>
          </table:table-cell>
          <table:table-cell office:value-type="float" office:value="2711" table:style-name="ce52">
            <text:p>2,711</text:p>
          </table:table-cell>
          <table:table-cell office:value-type="float" office:value="3384" table:style-name="ce52">
            <text:p>3,384</text:p>
          </table:table-cell>
          <table:table-cell office:value-type="float" office:value="3051" table:style-name="ce52">
            <text:p>3,051</text:p>
          </table:table-cell>
          <table:table-cell office:value-type="float" office:value="2754" table:style-name="ce53">
            <text:p>2,754</text:p>
          </table:table-cell>
          <table:table-cell office:value-type="float" office:value="17356" table:style-name="ce52">
            <text:p>17,356</text:p>
          </table:table-cell>
          <table:table-cell office:value-type="float" office:value="3065" table:style-name="ce52">
            <text:p>3,065</text:p>
          </table:table-cell>
          <table:table-cell office:value-type="float" office:value="3171" table:style-name="ce52">
            <text:p>3,171</text:p>
          </table:table-cell>
          <table:table-cell office:value-type="float" office:value="3398" table:style-name="ce52">
            <text:p>3,398</text:p>
          </table:table-cell>
          <table:table-cell office:value-type="float" office:value="3656" table:style-name="ce52">
            <text:p>3,656</text:p>
          </table:table-cell>
          <table:table-cell office:value-type="float" office:value="4066" table:style-name="ce53">
            <text:p>4,066</text:p>
          </table:table-cell>
          <table:table-cell office:value-type="float" office:value="26813" table:style-name="ce52">
            <text:p>26,813</text:p>
          </table:table-cell>
          <table:table-cell office:value-type="float" office:value="4302" table:style-name="ce52">
            <text:p>4,302</text:p>
          </table:table-cell>
          <table:table-cell office:value-type="float" office:value="4837" table:style-name="ce52">
            <text:p>4,837</text:p>
          </table:table-cell>
          <table:table-cell office:value-type="float" office:value="5332" table:style-name="ce52">
            <text:p>5,332</text:p>
          </table:table-cell>
          <table:table-cell office:value-type="float" office:value="5675" table:style-name="ce52">
            <text:p>5,675</text:p>
          </table:table-cell>
          <table:table-cell office:value-type="float" office:value="6667" table:style-name="ce53">
            <text:p>6,667</text:p>
          </table:table-cell>
          <table:table-cell office:value-type="float" office:value="33430" table:style-name="ce52">
            <text:p>33,430</text:p>
          </table:table-cell>
          <table:table-cell office:value-type="float" office:value="6211" table:style-name="ce52">
            <text:p>6,211</text:p>
          </table:table-cell>
          <table:table-cell office:value-type="float" office:value="6152" table:style-name="ce52">
            <text:p>6,152</text:p>
          </table:table-cell>
          <table:table-cell office:value-type="float" office:value="6922" table:style-name="ce52">
            <text:p>6,922</text:p>
          </table:table-cell>
          <table:table-cell office:value-type="float" office:value="7110" table:style-name="ce52">
            <text:p>7,110</text:p>
          </table:table-cell>
          <table:table-cell office:value-type="float" office:value="7035" table:style-name="ce53">
            <text:p>7,035</text:p>
          </table:table-cell>
          <table:table-cell office:value-type="float" office:value="33882" table:style-name="ce52">
            <text:p>33,882</text:p>
          </table:table-cell>
          <table:table-cell office:value-type="float" office:value="7006" table:style-name="ce52">
            <text:p>7,006</text:p>
          </table:table-cell>
          <table:table-cell office:value-type="float" office:value="6992" table:style-name="ce52">
            <text:p>6,992</text:p>
          </table:table-cell>
          <table:table-cell office:value-type="float" office:value="6705" table:style-name="ce52">
            <text:p>6,705</text:p>
          </table:table-cell>
          <table:table-cell office:value-type="float" office:value="6487" table:style-name="ce52">
            <text:p>6,487</text:p>
          </table:table-cell>
          <table:table-cell office:value-type="float" office:value="6692" table:style-name="ce53">
            <text:p>6,692</text:p>
          </table:table-cell>
          <table:table-cell office:value-type="float" office:value="30624" table:style-name="ce52">
            <text:p>30,624</text:p>
          </table:table-cell>
          <table:table-cell office:value-type="float" office:value="6262" table:style-name="ce52">
            <text:p>6,262</text:p>
          </table:table-cell>
          <table:table-cell office:value-type="float" office:value="6386" table:style-name="ce52">
            <text:p>6,386</text:p>
          </table:table-cell>
          <table:table-cell office:value-type="float" office:value="6013" table:style-name="ce52">
            <text:p>6,013</text:p>
          </table:table-cell>
          <table:table-cell office:value-type="float" office:value="5795" table:style-name="ce52">
            <text:p>5,795</text:p>
          </table:table-cell>
          <table:table-cell office:value-type="float" office:value="6168" table:style-name="ce53">
            <text:p>6,168</text:p>
          </table:table-cell>
          <table:table-cell office:value-type="float" office:value="35964" table:style-name="ce52">
            <text:p>35,964</text:p>
          </table:table-cell>
          <table:table-cell office:value-type="float" office:value="6750" table:style-name="ce52">
            <text:p>6,750</text:p>
          </table:table-cell>
          <table:table-cell office:value-type="float" office:value="6917" table:style-name="ce52">
            <text:p>6,917</text:p>
          </table:table-cell>
          <table:table-cell office:value-type="float" office:value="7278" table:style-name="ce52">
            <text:p>7,278</text:p>
          </table:table-cell>
          <table:table-cell office:value-type="float" office:value="7294" table:style-name="ce52">
            <text:p>7,294</text:p>
          </table:table-cell>
          <table:table-cell office:value-type="float" office:value="7725" table:style-name="ce53">
            <text:p>7,725</text:p>
          </table:table-cell>
          <table:table-cell office:value-type="float" office:value="37250" table:style-name="ce52">
            <text:p>37,250</text:p>
          </table:table-cell>
          <table:table-cell office:value-type="float" office:value="7333" table:style-name="ce52">
            <text:p>7,333</text:p>
          </table:table-cell>
          <table:table-cell office:value-type="float" office:value="7671" table:style-name="ce52">
            <text:p>7,671</text:p>
          </table:table-cell>
          <table:table-cell office:value-type="float" office:value="7352" table:style-name="ce52">
            <text:p>7,352</text:p>
          </table:table-cell>
          <table:table-cell office:value-type="float" office:value="7745" table:style-name="ce52">
            <text:p>7,745</text:p>
          </table:table-cell>
          <table:table-cell office:value-type="float" office:value="7149" table:style-name="ce53">
            <text:p>7,149</text:p>
          </table:table-cell>
          <table:table-cell office:value-type="float" office:value="36316" table:style-name="ce52">
            <text:p>36,316</text:p>
          </table:table-cell>
          <table:table-cell office:value-type="float" office:value="6806" table:style-name="ce52">
            <text:p>6,806</text:p>
          </table:table-cell>
          <table:table-cell office:value-type="float" office:value="7026" table:style-name="ce52">
            <text:p>7,026</text:p>
          </table:table-cell>
          <table:table-cell office:value-type="float" office:value="7262" table:style-name="ce52">
            <text:p>7,262</text:p>
          </table:table-cell>
          <table:table-cell office:value-type="float" office:value="7397" table:style-name="ce52">
            <text:p>7,397</text:p>
          </table:table-cell>
          <table:table-cell office:value-type="float" office:value="7825" table:style-name="ce53">
            <text:p>7,825</text:p>
          </table:table-cell>
          <table:table-cell office:value-type="float" office:value="40582" table:style-name="ce52">
            <text:p>40,582</text:p>
          </table:table-cell>
          <table:table-cell office:value-type="float" office:value="7896" table:style-name="ce52">
            <text:p>7,896</text:p>
          </table:table-cell>
          <table:table-cell office:value-type="float" office:value="7942" table:style-name="ce52">
            <text:p>7,942</text:p>
          </table:table-cell>
          <table:table-cell office:value-type="float" office:value="8045" table:style-name="ce52">
            <text:p>8,045</text:p>
          </table:table-cell>
          <table:table-cell office:value-type="float" office:value="8195" table:style-name="ce52">
            <text:p>8,195</text:p>
          </table:table-cell>
          <table:table-cell office:value-type="float" office:value="8504" table:style-name="ce53">
            <text:p>8,504</text:p>
          </table:table-cell>
          <table:table-cell office:value-type="float" office:value="42963" table:style-name="ce52">
            <text:p>42,963</text:p>
          </table:table-cell>
          <table:table-cell office:value-type="float" office:value="8432" table:style-name="ce52">
            <text:p>8,432</text:p>
          </table:table-cell>
          <table:table-cell office:value-type="float" office:value="8653" table:style-name="ce52">
            <text:p>8,653</text:p>
          </table:table-cell>
          <table:table-cell office:value-type="float" office:value="8655" table:style-name="ce52">
            <text:p>8,655</text:p>
          </table:table-cell>
          <table:table-cell office:value-type="float" office:value="8819" table:style-name="ce52">
            <text:p>8,819</text:p>
          </table:table-cell>
          <table:table-cell office:value-type="float" office:value="8404" table:style-name="ce53">
            <text:p>8,404</text:p>
          </table:table-cell>
          <table:table-cell office:value-type="float" office:value="37986" table:style-name="ce52">
            <text:p>37,986</text:p>
          </table:table-cell>
          <table:table-cell office:value-type="float" office:value="8294" table:style-name="ce52">
            <text:p>8,294</text:p>
          </table:table-cell>
          <table:table-cell office:value-type="float" office:value="8266" table:style-name="ce52">
            <text:p>8,266</text:p>
          </table:table-cell>
          <table:table-cell office:value-type="float" office:value="6964" table:style-name="ce52">
            <text:p>6,964</text:p>
          </table:table-cell>
          <table:table-cell office:value-type="float" office:value="7379" table:style-name="ce52">
            <text:p>7,379</text:p>
          </table:table-cell>
          <table:table-cell office:value-type="float" office:value="7083" table:style-name="ce53">
            <text:p>7,083</text:p>
          </table:table-cell>
          <table:table-cell office:value-type="float" office:value="31857" table:style-name="ce52">
            <text:p>31,857</text:p>
          </table:table-cell>
          <table:table-cell office:value-type="float" office:value="7016" table:style-name="ce52">
            <text:p>7,016</text:p>
          </table:table-cell>
          <table:table-cell office:value-type="float" office:value="6595" table:style-name="ce52">
            <text:p>6,595</text:p>
          </table:table-cell>
          <table:table-cell office:value-type="float" office:value="6158" table:style-name="ce52">
            <text:p>6,158</text:p>
          </table:table-cell>
          <table:table-cell office:value-type="float" office:value="6517" table:style-name="ce52">
            <text:p>6,517</text:p>
          </table:table-cell>
          <table:table-cell office:value-type="float" office:value="5571" table:style-name="ce53">
            <text:p>5,571</text:p>
          </table:table-cell>
          <table:table-cell office:value-type="float" office:value="20468" table:style-name="ce52">
            <text:p>20,468</text:p>
          </table:table-cell>
          <table:table-cell office:value-type="float" office:value="4930" table:style-name="ce52">
            <text:p>4,930</text:p>
          </table:table-cell>
          <table:table-cell office:value-type="float" office:value="5273" table:style-name="ce52">
            <text:p>5,273</text:p>
          </table:table-cell>
          <table:table-cell office:value-type="float" office:value="4126" table:style-name="ce52">
            <text:p>4,126</text:p>
          </table:table-cell>
          <table:table-cell office:value-type="float" office:value="3301" table:style-name="ce52">
            <text:p>3,301</text:p>
          </table:table-cell>
          <table:table-cell office:value-type="float" office:value="2838" table:style-name="ce53">
            <text:p>2,838</text:p>
          </table:table-cell>
          <table:table-cell office:value-type="float" office:value="18095" table:style-name="ce52">
            <text:p>18,095</text:p>
          </table:table-cell>
          <table:table-cell office:value-type="float" office:value="3528" table:style-name="ce52">
            <text:p>3,528</text:p>
          </table:table-cell>
          <table:table-cell office:value-type="float" office:value="3651" table:style-name="ce52">
            <text:p>3,651</text:p>
          </table:table-cell>
          <table:table-cell office:value-type="float" office:value="3625" table:style-name="ce52">
            <text:p>3,625</text:p>
          </table:table-cell>
          <table:table-cell office:value-type="float" office:value="3619" table:style-name="ce52">
            <text:p>3,619</text:p>
          </table:table-cell>
          <table:table-cell office:value-type="float" office:value="3672" table:style-name="ce53">
            <text:p>3,672</text:p>
          </table:table-cell>
          <table:table-cell office:value-type="float" office:value="15452" table:style-name="ce52">
            <text:p>15,452</text:p>
          </table:table-cell>
          <table:table-cell office:value-type="float" office:value="3641" table:style-name="ce52">
            <text:p>3,641</text:p>
          </table:table-cell>
          <table:table-cell office:value-type="float" office:value="3313" table:style-name="ce52">
            <text:p>3,313</text:p>
          </table:table-cell>
          <table:table-cell office:value-type="float" office:value="3052" table:style-name="ce52">
            <text:p>3,052</text:p>
          </table:table-cell>
          <table:table-cell office:value-type="float" office:value="2864" table:style-name="ce52">
            <text:p>2,864</text:p>
          </table:table-cell>
          <table:table-cell office:value-type="float" office:value="2582" table:style-name="ce53">
            <text:p>2,582</text:p>
          </table:table-cell>
          <table:table-cell office:value-type="float" office:value="9663" table:style-name="ce52">
            <text:p>9,663</text:p>
          </table:table-cell>
          <table:table-cell office:value-type="float" office:value="2429" table:style-name="ce52">
            <text:p>2,429</text:p>
          </table:table-cell>
          <table:table-cell office:value-type="float" office:value="2158" table:style-name="ce52">
            <text:p>2,158</text:p>
          </table:table-cell>
          <table:table-cell office:value-type="float" office:value="1868" table:style-name="ce52">
            <text:p>1,868</text:p>
          </table:table-cell>
          <table:table-cell office:value-type="float" office:value="1758" table:style-name="ce52">
            <text:p>1,758</text:p>
          </table:table-cell>
          <table:table-cell office:value-type="float" office:value="1450" table:style-name="ce53">
            <text:p>1,450</text:p>
          </table:table-cell>
          <table:table-cell office:value-type="float" office:value="3699" table:style-name="ce52">
            <text:p>3,699</text:p>
          </table:table-cell>
          <table:table-cell office:value-type="float" office:value="1176" table:style-name="ce52">
            <text:p>1,176</text:p>
          </table:table-cell>
          <table:table-cell office:value-type="float" office:value="890" table:style-name="ce52">
            <text:p>890</text:p>
          </table:table-cell>
          <table:table-cell office:value-type="float" office:value="704" table:style-name="ce52">
            <text:p>704</text:p>
          </table:table-cell>
          <table:table-cell office:value-type="float" office:value="550" table:style-name="ce52">
            <text:p>550</text:p>
          </table:table-cell>
          <table:table-cell office:value-type="float" office:value="379" table:style-name="ce53">
            <text:p>379</text:p>
          </table:table-cell>
          <table:table-cell office:value-type="float" office:value="740" table:style-name="ce52">
            <text:p>740</text:p>
          </table:table-cell>
          <table:table-cell office:value-type="float" office:value="245" table:style-name="ce52">
            <text:p>245</text:p>
          </table:table-cell>
          <table:table-cell office:value-type="float" office:value="196" table:style-name="ce52">
            <text:p>196</text:p>
          </table:table-cell>
          <table:table-cell office:value-type="float" office:value="125" table:style-name="ce52">
            <text:p>125</text:p>
          </table:table-cell>
          <table:table-cell office:value-type="float" office:value="112" table:style-name="ce52">
            <text:p>112</text:p>
          </table:table-cell>
          <table:table-cell office:value-type="float" office:value="62" table:style-name="ce53">
            <text:p>62</text:p>
          </table:table-cell>
          <table:table-cell office:value-type="float" office:value="91" table:style-name="ce52">
            <text:p>9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0445" table:style-name="ce52">
            <text:p>260,445</text:p>
          </table:table-cell>
          <table:table-cell office:value-type="float" office:value="7078" table:style-name="ce52">
            <text:p>7,078</text:p>
          </table:table-cell>
          <table:table-cell office:value-type="float" office:value="1406" table:style-name="ce55">
            <text:p>1,406</text:p>
          </table:table-cell>
          <table:table-cell office:value-type="float" office:value="1373" table:style-name="ce55">
            <text:p>1,373</text:p>
          </table:table-cell>
          <table:table-cell office:value-type="float" office:value="1351" table:style-name="ce55">
            <text:p>1,351</text:p>
          </table:table-cell>
          <table:table-cell office:value-type="float" office:value="1405" table:style-name="ce55">
            <text:p>1,405</text:p>
          </table:table-cell>
          <table:table-cell office:value-type="float" office:value="1543" table:style-name="ce55">
            <text:p>1,543</text:p>
          </table:table-cell>
          <table:table-cell office:value-type="float" office:value="7640" table:style-name="ce55">
            <text:p>7,640</text:p>
          </table:table-cell>
          <table:table-cell office:value-type="float" office:value="1463" table:style-name="ce55">
            <text:p>1,463</text:p>
          </table:table-cell>
          <table:table-cell office:value-type="float" office:value="1418" table:style-name="ce55">
            <text:p>1,418</text:p>
          </table:table-cell>
          <table:table-cell office:value-type="float" office:value="1771" table:style-name="ce55">
            <text:p>1,771</text:p>
          </table:table-cell>
          <table:table-cell office:value-type="float" office:value="1570" table:style-name="ce55">
            <text:p>1,570</text:p>
          </table:table-cell>
          <table:table-cell office:value-type="float" office:value="1418" table:style-name="ce56">
            <text:p>1,418</text:p>
          </table:table-cell>
          <table:table-cell office:value-type="float" office:value="9144" table:style-name="ce55">
            <text:p>9,144</text:p>
          </table:table-cell>
          <table:table-cell office:value-type="float" office:value="1648" table:style-name="ce55">
            <text:p>1,648</text:p>
          </table:table-cell>
          <table:table-cell office:value-type="float" office:value="1675" table:style-name="ce55">
            <text:p>1,675</text:p>
          </table:table-cell>
          <table:table-cell office:value-type="float" office:value="1767" table:style-name="ce55">
            <text:p>1,767</text:p>
          </table:table-cell>
          <table:table-cell office:value-type="float" office:value="1937" table:style-name="ce55">
            <text:p>1,937</text:p>
          </table:table-cell>
          <table:table-cell office:value-type="float" office:value="2117" table:style-name="ce56">
            <text:p>2,117</text:p>
          </table:table-cell>
          <table:table-cell office:value-type="float" office:value="14161" table:style-name="ce55">
            <text:p>14,161</text:p>
          </table:table-cell>
          <table:table-cell office:value-type="float" office:value="2294" table:style-name="ce55">
            <text:p>2,294</text:p>
          </table:table-cell>
          <table:table-cell office:value-type="float" office:value="2543" table:style-name="ce55">
            <text:p>2,543</text:p>
          </table:table-cell>
          <table:table-cell office:value-type="float" office:value="2781" table:style-name="ce55">
            <text:p>2,781</text:p>
          </table:table-cell>
          <table:table-cell office:value-type="float" office:value="3021" table:style-name="ce55">
            <text:p>3,021</text:p>
          </table:table-cell>
          <table:table-cell office:value-type="float" office:value="3522" table:style-name="ce56">
            <text:p>3,522</text:p>
          </table:table-cell>
          <table:table-cell office:value-type="float" office:value="17490" table:style-name="ce55">
            <text:p>17,490</text:p>
          </table:table-cell>
          <table:table-cell office:value-type="float" office:value="3250" table:style-name="ce55">
            <text:p>3,250</text:p>
          </table:table-cell>
          <table:table-cell office:value-type="float" office:value="3223" table:style-name="ce55">
            <text:p>3,223</text:p>
          </table:table-cell>
          <table:table-cell office:value-type="float" office:value="3598" table:style-name="ce55">
            <text:p>3,598</text:p>
          </table:table-cell>
          <table:table-cell office:value-type="float" office:value="3760" table:style-name="ce55">
            <text:p>3,760</text:p>
          </table:table-cell>
          <table:table-cell office:value-type="float" office:value="3659" table:style-name="ce56">
            <text:p>3,659</text:p>
          </table:table-cell>
          <table:table-cell office:value-type="float" office:value="17904" table:style-name="ce55">
            <text:p>17,904</text:p>
          </table:table-cell>
          <table:table-cell office:value-type="float" office:value="3657" table:style-name="ce55">
            <text:p>3,657</text:p>
          </table:table-cell>
          <table:table-cell office:value-type="float" office:value="3691" table:style-name="ce55">
            <text:p>3,691</text:p>
          </table:table-cell>
          <table:table-cell office:value-type="float" office:value="3501" table:style-name="ce55">
            <text:p>3,501</text:p>
          </table:table-cell>
          <table:table-cell office:value-type="float" office:value="3461" table:style-name="ce55">
            <text:p>3,461</text:p>
          </table:table-cell>
          <table:table-cell office:value-type="float" office:value="3594" table:style-name="ce56">
            <text:p>3,594</text:p>
          </table:table-cell>
          <table:table-cell office:value-type="float" office:value="16729" table:style-name="ce55">
            <text:p>16,729</text:p>
          </table:table-cell>
          <table:table-cell office:value-type="float" office:value="3404" table:style-name="ce55">
            <text:p>3,404</text:p>
          </table:table-cell>
          <table:table-cell office:value-type="float" office:value="3511" table:style-name="ce55">
            <text:p>3,511</text:p>
          </table:table-cell>
          <table:table-cell office:value-type="float" office:value="3286" table:style-name="ce55">
            <text:p>3,286</text:p>
          </table:table-cell>
          <table:table-cell office:value-type="float" office:value="3165" table:style-name="ce55">
            <text:p>3,165</text:p>
          </table:table-cell>
          <table:table-cell office:value-type="float" office:value="3363" table:style-name="ce56">
            <text:p>3,363</text:p>
          </table:table-cell>
          <table:table-cell office:value-type="float" office:value="18907" table:style-name="ce55">
            <text:p>18,907</text:p>
          </table:table-cell>
          <table:table-cell office:value-type="float" office:value="3627" table:style-name="ce55">
            <text:p>3,627</text:p>
          </table:table-cell>
          <table:table-cell office:value-type="float" office:value="3709" table:style-name="ce55">
            <text:p>3,709</text:p>
          </table:table-cell>
          <table:table-cell office:value-type="float" office:value="3874" table:style-name="ce55">
            <text:p>3,874</text:p>
          </table:table-cell>
          <table:table-cell office:value-type="float" office:value="3755" table:style-name="ce55">
            <text:p>3,755</text:p>
          </table:table-cell>
          <table:table-cell office:value-type="float" office:value="3942" table:style-name="ce56">
            <text:p>3,942</text:p>
          </table:table-cell>
          <table:table-cell office:value-type="float" office:value="19276" table:style-name="ce55">
            <text:p>19,276</text:p>
          </table:table-cell>
          <table:table-cell office:value-type="float" office:value="3839" table:style-name="ce55">
            <text:p>3,839</text:p>
          </table:table-cell>
          <table:table-cell office:value-type="float" office:value="4008" table:style-name="ce55">
            <text:p>4,008</text:p>
          </table:table-cell>
          <table:table-cell office:value-type="float" office:value="3750" table:style-name="ce55">
            <text:p>3,750</text:p>
          </table:table-cell>
          <table:table-cell office:value-type="float" office:value="3979" table:style-name="ce55">
            <text:p>3,979</text:p>
          </table:table-cell>
          <table:table-cell office:value-type="float" office:value="3700" table:style-name="ce56">
            <text:p>3,700</text:p>
          </table:table-cell>
          <table:table-cell office:value-type="float" office:value="19069" table:style-name="ce55">
            <text:p>19,069</text:p>
          </table:table-cell>
          <table:table-cell office:value-type="float" office:value="3503" table:style-name="ce55">
            <text:p>3,503</text:p>
          </table:table-cell>
          <table:table-cell office:value-type="float" office:value="3633" table:style-name="ce55">
            <text:p>3,633</text:p>
          </table:table-cell>
          <table:table-cell office:value-type="float" office:value="3853" table:style-name="ce55">
            <text:p>3,853</text:p>
          </table:table-cell>
          <table:table-cell office:value-type="float" office:value="3865" table:style-name="ce55">
            <text:p>3,865</text:p>
          </table:table-cell>
          <table:table-cell office:value-type="float" office:value="4215" table:style-name="ce56">
            <text:p>4,215</text:p>
          </table:table-cell>
          <table:table-cell office:value-type="float" office:value="22303" table:style-name="ce55">
            <text:p>22,303</text:p>
          </table:table-cell>
          <table:table-cell office:value-type="float" office:value="4291" table:style-name="ce55">
            <text:p>4,291</text:p>
          </table:table-cell>
          <table:table-cell office:value-type="float" office:value="4333" table:style-name="ce55">
            <text:p>4,333</text:p>
          </table:table-cell>
          <table:table-cell office:value-type="float" office:value="4392" table:style-name="ce55">
            <text:p>4,392</text:p>
          </table:table-cell>
          <table:table-cell office:value-type="float" office:value="4577" table:style-name="ce55">
            <text:p>4,577</text:p>
          </table:table-cell>
          <table:table-cell office:value-type="float" office:value="4710" table:style-name="ce56">
            <text:p>4,710</text:p>
          </table:table-cell>
          <table:table-cell office:value-type="float" office:value="23832" table:style-name="ce55">
            <text:p>23,832</text:p>
          </table:table-cell>
          <table:table-cell office:value-type="float" office:value="4748" table:style-name="ce55">
            <text:p>4,748</text:p>
          </table:table-cell>
          <table:table-cell office:value-type="float" office:value="4760" table:style-name="ce55">
            <text:p>4,760</text:p>
          </table:table-cell>
          <table:table-cell office:value-type="float" office:value="4814" table:style-name="ce55">
            <text:p>4,814</text:p>
          </table:table-cell>
          <table:table-cell office:value-type="float" office:value="4863" table:style-name="ce55">
            <text:p>4,863</text:p>
          </table:table-cell>
          <table:table-cell office:value-type="float" office:value="4647" table:style-name="ce56">
            <text:p>4,647</text:p>
          </table:table-cell>
          <table:table-cell office:value-type="float" office:value="20587" table:style-name="ce55">
            <text:p>20,587</text:p>
          </table:table-cell>
          <table:table-cell office:value-type="float" office:value="4558" table:style-name="ce55">
            <text:p>4,558</text:p>
          </table:table-cell>
          <table:table-cell office:value-type="float" office:value="4463" table:style-name="ce55">
            <text:p>4,463</text:p>
          </table:table-cell>
          <table:table-cell office:value-type="float" office:value="3810" table:style-name="ce55">
            <text:p>3,810</text:p>
          </table:table-cell>
          <table:table-cell office:value-type="float" office:value="4002" table:style-name="ce55">
            <text:p>4,002</text:p>
          </table:table-cell>
          <table:table-cell office:value-type="float" office:value="3754" table:style-name="ce56">
            <text:p>3,754</text:p>
          </table:table-cell>
          <table:table-cell office:value-type="float" office:value="16520" table:style-name="ce55">
            <text:p>16,520</text:p>
          </table:table-cell>
          <table:table-cell office:value-type="float" office:value="3714" table:style-name="ce55">
            <text:p>3,714</text:p>
          </table:table-cell>
          <table:table-cell office:value-type="float" office:value="3412" table:style-name="ce55">
            <text:p>3,412</text:p>
          </table:table-cell>
          <table:table-cell office:value-type="float" office:value="3173" table:style-name="ce55">
            <text:p>3,173</text:p>
          </table:table-cell>
          <table:table-cell office:value-type="float" office:value="3373" table:style-name="ce55">
            <text:p>3,373</text:p>
          </table:table-cell>
          <table:table-cell office:value-type="float" office:value="2848" table:style-name="ce56">
            <text:p>2,848</text:p>
          </table:table-cell>
          <table:table-cell office:value-type="float" office:value="9862" table:style-name="ce55">
            <text:p>9,862</text:p>
          </table:table-cell>
          <table:table-cell office:value-type="float" office:value="2466" table:style-name="ce55">
            <text:p>2,466</text:p>
          </table:table-cell>
          <table:table-cell office:value-type="float" office:value="2571" table:style-name="ce55">
            <text:p>2,571</text:p>
          </table:table-cell>
          <table:table-cell office:value-type="float" office:value="1953" table:style-name="ce55">
            <text:p>1,953</text:p>
          </table:table-cell>
          <table:table-cell office:value-type="float" office:value="1561" table:style-name="ce55">
            <text:p>1,561</text:p>
          </table:table-cell>
          <table:table-cell office:value-type="float" office:value="1311" table:style-name="ce56">
            <text:p>1,311</text:p>
          </table:table-cell>
          <table:table-cell office:value-type="float" office:value="8116" table:style-name="ce55">
            <text:p>8,116</text:p>
          </table:table-cell>
          <table:table-cell office:value-type="float" office:value="1617" table:style-name="ce55">
            <text:p>1,617</text:p>
          </table:table-cell>
          <table:table-cell office:value-type="float" office:value="1659" table:style-name="ce55">
            <text:p>1,659</text:p>
          </table:table-cell>
          <table:table-cell office:value-type="float" office:value="1606" table:style-name="ce55">
            <text:p>1,606</text:p>
          </table:table-cell>
          <table:table-cell office:value-type="float" office:value="1637" table:style-name="ce55">
            <text:p>1,637</text:p>
          </table:table-cell>
          <table:table-cell office:value-type="float" office:value="1597" table:style-name="ce56">
            <text:p>1,597</text:p>
          </table:table-cell>
          <table:table-cell office:value-type="float" office:value="6533" table:style-name="ce55">
            <text:p>6,533</text:p>
          </table:table-cell>
          <table:table-cell office:value-type="float" office:value="1577" table:style-name="ce55">
            <text:p>1,577</text:p>
          </table:table-cell>
          <table:table-cell office:value-type="float" office:value="1384" table:style-name="ce55">
            <text:p>1,384</text:p>
          </table:table-cell>
          <table:table-cell office:value-type="float" office:value="1311" table:style-name="ce55">
            <text:p>1,311</text:p>
          </table:table-cell>
          <table:table-cell office:value-type="float" office:value="1161" table:style-name="ce55">
            <text:p>1,161</text:p>
          </table:table-cell>
          <table:table-cell office:value-type="float" office:value="1100" table:style-name="ce56">
            <text:p>1,100</text:p>
          </table:table-cell>
          <table:table-cell office:value-type="float" office:value="3732" table:style-name="ce55">
            <text:p>3,732</text:p>
          </table:table-cell>
          <table:table-cell office:value-type="float" office:value="967" table:style-name="ce55">
            <text:p>967</text:p>
          </table:table-cell>
          <table:table-cell office:value-type="float" office:value="812" table:style-name="ce55">
            <text:p>812</text:p>
          </table:table-cell>
          <table:table-cell office:value-type="float" office:value="705" table:style-name="ce55">
            <text:p>705</text:p>
          </table:table-cell>
          <table:table-cell office:value-type="float" office:value="674" table:style-name="ce55">
            <text:p>674</text:p>
          </table:table-cell>
          <table:table-cell office:value-type="float" office:value="574" table:style-name="ce56">
            <text:p>574</text:p>
          </table:table-cell>
          <table:table-cell office:value-type="float" office:value="1277" table:style-name="ce55">
            <text:p>1,277</text:p>
          </table:table-cell>
          <table:table-cell office:value-type="float" office:value="420" table:style-name="ce55">
            <text:p>420</text:p>
          </table:table-cell>
          <table:table-cell office:value-type="float" office:value="315" table:style-name="ce55">
            <text:p>315</text:p>
          </table:table-cell>
          <table:table-cell office:value-type="float" office:value="222" table:style-name="ce55">
            <text:p>222</text:p>
          </table:table-cell>
          <table:table-cell office:value-type="float" office:value="197" table:style-name="ce55">
            <text:p>197</text:p>
          </table:table-cell>
          <table:table-cell office:value-type="float" office:value="123" table:style-name="ce56">
            <text:p>123</text:p>
          </table:table-cell>
          <table:table-cell office:value-type="float" office:value="255" table:style-name="ce55">
            <text:p>255</text:p>
          </table:table-cell>
          <table:table-cell office:value-type="float" office:value="98" table:style-name="ce55">
            <text:p>98</text:p>
          </table:table-cell>
          <table:table-cell office:value-type="float" office:value="69" table:style-name="ce55">
            <text:p>69</text:p>
          </table:table-cell>
          <table:table-cell office:value-type="float" office:value="34" table:style-name="ce55">
            <text:p>34</text:p>
          </table:table-cell>
          <table:table-cell office:value-type="float" office:value="38" table:style-name="ce55">
            <text:p>38</text:p>
          </table:table-cell>
          <table:table-cell office:value-type="float" office:value="16" table:style-name="ce56">
            <text:p>16</text:p>
          </table:table-cell>
          <table:table-cell office:value-type="float" office:value="30" table:style-name="ce55">
            <text:p>3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329" table:style-name="ce57">
            <text:p>241,329</text:p>
          </table:table-cell>
          <table:table-cell office:value-type="float" office:value="6676" table:style-name="ce58">
            <text:p>6,676</text:p>
          </table:table-cell>
          <table:table-cell office:value-type="float" office:value="1316" table:style-name="ce59">
            <text:p>1,316</text:p>
          </table:table-cell>
          <table:table-cell office:value-type="float" office:value="1318" table:style-name="ce59">
            <text:p>1,318</text:p>
          </table:table-cell>
          <table:table-cell office:value-type="float" office:value="1358" table:style-name="ce59">
            <text:p>1,358</text:p>
          </table:table-cell>
          <table:table-cell office:value-type="float" office:value="1323" table:style-name="ce59">
            <text:p>1,323</text:p>
          </table:table-cell>
          <table:table-cell office:value-type="float" office:value="1361" table:style-name="ce59">
            <text:p>1,361</text:p>
          </table:table-cell>
          <table:table-cell office:value-type="float" office:value="7149" table:style-name="ce59">
            <text:p>7,149</text:p>
          </table:table-cell>
          <table:table-cell office:value-type="float" office:value="1426" table:style-name="ce59">
            <text:p>1,426</text:p>
          </table:table-cell>
          <table:table-cell office:value-type="float" office:value="1293" table:style-name="ce59">
            <text:p>1,293</text:p>
          </table:table-cell>
          <table:table-cell office:value-type="float" office:value="1613" table:style-name="ce59">
            <text:p>1,613</text:p>
          </table:table-cell>
          <table:table-cell office:value-type="float" office:value="1481" table:style-name="ce59">
            <text:p>1,481</text:p>
          </table:table-cell>
          <table:table-cell office:value-type="float" office:value="1336" table:style-name="ce60">
            <text:p>1,336</text:p>
          </table:table-cell>
          <table:table-cell office:value-type="float" office:value="8212" table:style-name="ce59">
            <text:p>8,212</text:p>
          </table:table-cell>
          <table:table-cell office:value-type="float" office:value="1417" table:style-name="ce59">
            <text:p>1,417</text:p>
          </table:table-cell>
          <table:table-cell office:value-type="float" office:value="1496" table:style-name="ce59">
            <text:p>1,496</text:p>
          </table:table-cell>
          <table:table-cell office:value-type="float" office:value="1631" table:style-name="ce59">
            <text:p>1,631</text:p>
          </table:table-cell>
          <table:table-cell office:value-type="float" office:value="1719" table:style-name="ce59">
            <text:p>1,719</text:p>
          </table:table-cell>
          <table:table-cell office:value-type="float" office:value="1949" table:style-name="ce60">
            <text:p>1,949</text:p>
          </table:table-cell>
          <table:table-cell office:value-type="float" office:value="12652" table:style-name="ce59">
            <text:p>12,652</text:p>
          </table:table-cell>
          <table:table-cell office:value-type="float" office:value="2008" table:style-name="ce59">
            <text:p>2,008</text:p>
          </table:table-cell>
          <table:table-cell office:value-type="float" office:value="2294" table:style-name="ce59">
            <text:p>2,294</text:p>
          </table:table-cell>
          <table:table-cell office:value-type="float" office:value="2551" table:style-name="ce59">
            <text:p>2,551</text:p>
          </table:table-cell>
          <table:table-cell office:value-type="float" office:value="2654" table:style-name="ce59">
            <text:p>2,654</text:p>
          </table:table-cell>
          <table:table-cell office:value-type="float" office:value="3145" table:style-name="ce60">
            <text:p>3,145</text:p>
          </table:table-cell>
          <table:table-cell office:value-type="float" office:value="15940" table:style-name="ce59">
            <text:p>15,940</text:p>
          </table:table-cell>
          <table:table-cell office:value-type="float" office:value="2961" table:style-name="ce59">
            <text:p>2,961</text:p>
          </table:table-cell>
          <table:table-cell office:value-type="float" office:value="2929" table:style-name="ce59">
            <text:p>2,929</text:p>
          </table:table-cell>
          <table:table-cell office:value-type="float" office:value="3324" table:style-name="ce59">
            <text:p>3,324</text:p>
          </table:table-cell>
          <table:table-cell office:value-type="float" office:value="3350" table:style-name="ce59">
            <text:p>3,350</text:p>
          </table:table-cell>
          <table:table-cell office:value-type="float" office:value="3376" table:style-name="ce60">
            <text:p>3,376</text:p>
          </table:table-cell>
          <table:table-cell office:value-type="float" office:value="15978" table:style-name="ce59">
            <text:p>15,978</text:p>
          </table:table-cell>
          <table:table-cell office:value-type="float" office:value="3349" table:style-name="ce59">
            <text:p>3,349</text:p>
          </table:table-cell>
          <table:table-cell office:value-type="float" office:value="3301" table:style-name="ce59">
            <text:p>3,301</text:p>
          </table:table-cell>
          <table:table-cell office:value-type="float" office:value="3204" table:style-name="ce59">
            <text:p>3,204</text:p>
          </table:table-cell>
          <table:table-cell office:value-type="float" office:value="3026" table:style-name="ce59">
            <text:p>3,026</text:p>
          </table:table-cell>
          <table:table-cell office:value-type="float" office:value="3098" table:style-name="ce60">
            <text:p>3,098</text:p>
          </table:table-cell>
          <table:table-cell office:value-type="float" office:value="13895" table:style-name="ce59">
            <text:p>13,895</text:p>
          </table:table-cell>
          <table:table-cell office:value-type="float" office:value="2858" table:style-name="ce59">
            <text:p>2,858</text:p>
          </table:table-cell>
          <table:table-cell office:value-type="float" office:value="2875" table:style-name="ce59">
            <text:p>2,875</text:p>
          </table:table-cell>
          <table:table-cell office:value-type="float" office:value="2727" table:style-name="ce59">
            <text:p>2,727</text:p>
          </table:table-cell>
          <table:table-cell office:value-type="float" office:value="2630" table:style-name="ce59">
            <text:p>2,630</text:p>
          </table:table-cell>
          <table:table-cell office:value-type="float" office:value="2805" table:style-name="ce60">
            <text:p>2,805</text:p>
          </table:table-cell>
          <table:table-cell office:value-type="float" office:value="17057" table:style-name="ce59">
            <text:p>17,057</text:p>
          </table:table-cell>
          <table:table-cell office:value-type="float" office:value="3123" table:style-name="ce59">
            <text:p>3,123</text:p>
          </table:table-cell>
          <table:table-cell office:value-type="float" office:value="3208" table:style-name="ce59">
            <text:p>3,208</text:p>
          </table:table-cell>
          <table:table-cell office:value-type="float" office:value="3404" table:style-name="ce59">
            <text:p>3,404</text:p>
          </table:table-cell>
          <table:table-cell office:value-type="float" office:value="3539" table:style-name="ce59">
            <text:p>3,539</text:p>
          </table:table-cell>
          <table:table-cell office:value-type="float" office:value="3783" table:style-name="ce60">
            <text:p>3,783</text:p>
          </table:table-cell>
          <table:table-cell office:value-type="float" office:value="17974" table:style-name="ce59">
            <text:p>17,974</text:p>
          </table:table-cell>
          <table:table-cell office:value-type="float" office:value="3494" table:style-name="ce59">
            <text:p>3,494</text:p>
          </table:table-cell>
          <table:table-cell office:value-type="float" office:value="3663" table:style-name="ce59">
            <text:p>3,663</text:p>
          </table:table-cell>
          <table:table-cell office:value-type="float" office:value="3602" table:style-name="ce59">
            <text:p>3,602</text:p>
          </table:table-cell>
          <table:table-cell office:value-type="float" office:value="3766" table:style-name="ce59">
            <text:p>3,766</text:p>
          </table:table-cell>
          <table:table-cell office:value-type="float" office:value="3449" table:style-name="ce60">
            <text:p>3,449</text:p>
          </table:table-cell>
          <table:table-cell office:value-type="float" office:value="17247" table:style-name="ce59">
            <text:p>17,247</text:p>
          </table:table-cell>
          <table:table-cell office:value-type="float" office:value="3303" table:style-name="ce59">
            <text:p>3,303</text:p>
          </table:table-cell>
          <table:table-cell office:value-type="float" office:value="3393" table:style-name="ce59">
            <text:p>3,393</text:p>
          </table:table-cell>
          <table:table-cell office:value-type="float" office:value="3409" table:style-name="ce59">
            <text:p>3,409</text:p>
          </table:table-cell>
          <table:table-cell office:value-type="float" office:value="3532" table:style-name="ce59">
            <text:p>3,532</text:p>
          </table:table-cell>
          <table:table-cell office:value-type="float" office:value="3610" table:style-name="ce60">
            <text:p>3,610</text:p>
          </table:table-cell>
          <table:table-cell office:value-type="float" office:value="18279" table:style-name="ce59">
            <text:p>18,279</text:p>
          </table:table-cell>
          <table:table-cell office:value-type="float" office:value="3605" table:style-name="ce59">
            <text:p>3,605</text:p>
          </table:table-cell>
          <table:table-cell office:value-type="float" office:value="3609" table:style-name="ce59">
            <text:p>3,609</text:p>
          </table:table-cell>
          <table:table-cell office:value-type="float" office:value="3653" table:style-name="ce59">
            <text:p>3,653</text:p>
          </table:table-cell>
          <table:table-cell office:value-type="float" office:value="3618" table:style-name="ce59">
            <text:p>3,618</text:p>
          </table:table-cell>
          <table:table-cell office:value-type="float" office:value="3794" table:style-name="ce60">
            <text:p>3,794</text:p>
          </table:table-cell>
          <table:table-cell office:value-type="float" office:value="19131" table:style-name="ce59">
            <text:p>19,131</text:p>
          </table:table-cell>
          <table:table-cell office:value-type="float" office:value="3684" table:style-name="ce59">
            <text:p>3,684</text:p>
          </table:table-cell>
          <table:table-cell office:value-type="float" office:value="3893" table:style-name="ce59">
            <text:p>3,893</text:p>
          </table:table-cell>
          <table:table-cell office:value-type="float" office:value="3841" table:style-name="ce59">
            <text:p>3,841</text:p>
          </table:table-cell>
          <table:table-cell office:value-type="float" office:value="3956" table:style-name="ce59">
            <text:p>3,956</text:p>
          </table:table-cell>
          <table:table-cell office:value-type="float" office:value="3757" table:style-name="ce60">
            <text:p>3,757</text:p>
          </table:table-cell>
          <table:table-cell office:value-type="float" office:value="17399" table:style-name="ce59">
            <text:p>17,399</text:p>
          </table:table-cell>
          <table:table-cell office:value-type="float" office:value="3736" table:style-name="ce59">
            <text:p>3,736</text:p>
          </table:table-cell>
          <table:table-cell office:value-type="float" office:value="3803" table:style-name="ce59">
            <text:p>3,803</text:p>
          </table:table-cell>
          <table:table-cell office:value-type="float" office:value="3154" table:style-name="ce59">
            <text:p>3,154</text:p>
          </table:table-cell>
          <table:table-cell office:value-type="float" office:value="3377" table:style-name="ce59">
            <text:p>3,377</text:p>
          </table:table-cell>
          <table:table-cell office:value-type="float" office:value="3329" table:style-name="ce60">
            <text:p>3,329</text:p>
          </table:table-cell>
          <table:table-cell office:value-type="float" office:value="15337" table:style-name="ce59">
            <text:p>15,337</text:p>
          </table:table-cell>
          <table:table-cell office:value-type="float" office:value="3302" table:style-name="ce59">
            <text:p>3,302</text:p>
          </table:table-cell>
          <table:table-cell office:value-type="float" office:value="3183" table:style-name="ce59">
            <text:p>3,183</text:p>
          </table:table-cell>
          <table:table-cell office:value-type="float" office:value="2985" table:style-name="ce59">
            <text:p>2,985</text:p>
          </table:table-cell>
          <table:table-cell office:value-type="float" office:value="3144" table:style-name="ce59">
            <text:p>3,144</text:p>
          </table:table-cell>
          <table:table-cell office:value-type="float" office:value="2723" table:style-name="ce60">
            <text:p>2,723</text:p>
          </table:table-cell>
          <table:table-cell office:value-type="float" office:value="10606" table:style-name="ce59">
            <text:p>10,606</text:p>
          </table:table-cell>
          <table:table-cell office:value-type="float" office:value="2464" table:style-name="ce59">
            <text:p>2,464</text:p>
          </table:table-cell>
          <table:table-cell office:value-type="float" office:value="2702" table:style-name="ce59">
            <text:p>2,702</text:p>
          </table:table-cell>
          <table:table-cell office:value-type="float" office:value="2173" table:style-name="ce59">
            <text:p>2,173</text:p>
          </table:table-cell>
          <table:table-cell office:value-type="float" office:value="1740" table:style-name="ce59">
            <text:p>1,740</text:p>
          </table:table-cell>
          <table:table-cell office:value-type="float" office:value="1527" table:style-name="ce60">
            <text:p>1,527</text:p>
          </table:table-cell>
          <table:table-cell office:value-type="float" office:value="9979" table:style-name="ce59">
            <text:p>9,979</text:p>
          </table:table-cell>
          <table:table-cell office:value-type="float" office:value="1911" table:style-name="ce59">
            <text:p>1,911</text:p>
          </table:table-cell>
          <table:table-cell office:value-type="float" office:value="1992" table:style-name="ce59">
            <text:p>1,992</text:p>
          </table:table-cell>
          <table:table-cell office:value-type="float" office:value="2019" table:style-name="ce59">
            <text:p>2,019</text:p>
          </table:table-cell>
          <table:table-cell office:value-type="float" office:value="1982" table:style-name="ce59">
            <text:p>1,982</text:p>
          </table:table-cell>
          <table:table-cell office:value-type="float" office:value="2075" table:style-name="ce60">
            <text:p>2,075</text:p>
          </table:table-cell>
          <table:table-cell office:value-type="float" office:value="8919" table:style-name="ce59">
            <text:p>8,919</text:p>
          </table:table-cell>
          <table:table-cell office:value-type="float" office:value="2064" table:style-name="ce59">
            <text:p>2,064</text:p>
          </table:table-cell>
          <table:table-cell office:value-type="float" office:value="1929" table:style-name="ce59">
            <text:p>1,929</text:p>
          </table:table-cell>
          <table:table-cell office:value-type="float" office:value="1741" table:style-name="ce59">
            <text:p>1,741</text:p>
          </table:table-cell>
          <table:table-cell office:value-type="float" office:value="1703" table:style-name="ce59">
            <text:p>1,703</text:p>
          </table:table-cell>
          <table:table-cell office:value-type="float" office:value="1482" table:style-name="ce60">
            <text:p>1,482</text:p>
          </table:table-cell>
          <table:table-cell office:value-type="float" office:value="5931" table:style-name="ce59">
            <text:p>5,931</text:p>
          </table:table-cell>
          <table:table-cell office:value-type="float" office:value="1462" table:style-name="ce59">
            <text:p>1,462</text:p>
          </table:table-cell>
          <table:table-cell office:value-type="float" office:value="1346" table:style-name="ce59">
            <text:p>1,346</text:p>
          </table:table-cell>
          <table:table-cell office:value-type="float" office:value="1163" table:style-name="ce59">
            <text:p>1,163</text:p>
          </table:table-cell>
          <table:table-cell office:value-type="float" office:value="1084" table:style-name="ce59">
            <text:p>1,084</text:p>
          </table:table-cell>
          <table:table-cell office:value-type="float" office:value="876" table:style-name="ce60">
            <text:p>876</text:p>
          </table:table-cell>
          <table:table-cell office:value-type="float" office:value="2422" table:style-name="ce59">
            <text:p>2,422</text:p>
          </table:table-cell>
          <table:table-cell office:value-type="float" office:value="756" table:style-name="ce59">
            <text:p>756</text:p>
          </table:table-cell>
          <table:table-cell office:value-type="float" office:value="575" table:style-name="ce59">
            <text:p>575</text:p>
          </table:table-cell>
          <table:table-cell office:value-type="float" office:value="482" table:style-name="ce59">
            <text:p>482</text:p>
          </table:table-cell>
          <table:table-cell office:value-type="float" office:value="353" table:style-name="ce59">
            <text:p>353</text:p>
          </table:table-cell>
          <table:table-cell office:value-type="float" office:value="256" table:style-name="ce60">
            <text:p>256</text:p>
          </table:table-cell>
          <table:table-cell office:value-type="float" office:value="485" table:style-name="ce59">
            <text:p>485</text:p>
          </table:table-cell>
          <table:table-cell office:value-type="float" office:value="147" table:style-name="ce59">
            <text:p>147</text:p>
          </table:table-cell>
          <table:table-cell office:value-type="float" office:value="127" table:style-name="ce59">
            <text:p>127</text:p>
          </table:table-cell>
          <table:table-cell office:value-type="float" office:value="91" table:style-name="ce59">
            <text:p>91</text:p>
          </table:table-cell>
          <table:table-cell office:value-type="float" office:value="74" table:style-name="ce59">
            <text:p>74</text:p>
          </table:table-cell>
          <table:table-cell office:value-type="float" office:value="46" table:style-name="ce60">
            <text:p>46</text:p>
          </table:table-cell>
          <table:table-cell office:value-type="float" office:value="61" table:style-name="ce59">
            <text:p>6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6636" table:style-name="ce52">
            <text:p>816,636</text:p>
          </table:table-cell>
          <table:table-cell office:value-type="float" office:value="25633" table:style-name="ce52">
            <text:p>25,633</text:p>
          </table:table-cell>
          <table:table-cell office:value-type="float" office:value="4503" table:style-name="ce52">
            <text:p>4,503</text:p>
          </table:table-cell>
          <table:table-cell office:value-type="float" office:value="4758" table:style-name="ce52">
            <text:p>4,758</text:p>
          </table:table-cell>
          <table:table-cell office:value-type="float" office:value="5171" table:style-name="ce52">
            <text:p>5,171</text:p>
          </table:table-cell>
          <table:table-cell office:value-type="float" office:value="5506" table:style-name="ce52">
            <text:p>5,506</text:p>
          </table:table-cell>
          <table:table-cell office:value-type="float" office:value="5695" table:style-name="ce52">
            <text:p>5,695</text:p>
          </table:table-cell>
          <table:table-cell office:value-type="float" office:value="28915" table:style-name="ce52">
            <text:p>28,915</text:p>
          </table:table-cell>
          <table:table-cell office:value-type="float" office:value="5911" table:style-name="ce52">
            <text:p>5,911</text:p>
          </table:table-cell>
          <table:table-cell office:value-type="float" office:value="5543" table:style-name="ce52">
            <text:p>5,543</text:p>
          </table:table-cell>
          <table:table-cell office:value-type="float" office:value="6460" table:style-name="ce52">
            <text:p>6,460</text:p>
          </table:table-cell>
          <table:table-cell office:value-type="float" office:value="5862" table:style-name="ce52">
            <text:p>5,862</text:p>
          </table:table-cell>
          <table:table-cell office:value-type="float" office:value="5139" table:style-name="ce53">
            <text:p>5,139</text:p>
          </table:table-cell>
          <table:table-cell office:value-type="float" office:value="30935" table:style-name="ce52">
            <text:p>30,935</text:p>
          </table:table-cell>
          <table:table-cell office:value-type="float" office:value="5559" table:style-name="ce52">
            <text:p>5,559</text:p>
          </table:table-cell>
          <table:table-cell office:value-type="float" office:value="5920" table:style-name="ce52">
            <text:p>5,920</text:p>
          </table:table-cell>
          <table:table-cell office:value-type="float" office:value="6200" table:style-name="ce52">
            <text:p>6,200</text:p>
          </table:table-cell>
          <table:table-cell office:value-type="float" office:value="6543" table:style-name="ce52">
            <text:p>6,543</text:p>
          </table:table-cell>
          <table:table-cell office:value-type="float" office:value="6713" table:style-name="ce53">
            <text:p>6,713</text:p>
          </table:table-cell>
          <table:table-cell office:value-type="float" office:value="41831" table:style-name="ce52">
            <text:p>41,831</text:p>
          </table:table-cell>
          <table:table-cell office:value-type="float" office:value="6987" table:style-name="ce52">
            <text:p>6,987</text:p>
          </table:table-cell>
          <table:table-cell office:value-type="float" office:value="7430" table:style-name="ce52">
            <text:p>7,430</text:p>
          </table:table-cell>
          <table:table-cell office:value-type="float" office:value="8312" table:style-name="ce52">
            <text:p>8,312</text:p>
          </table:table-cell>
          <table:table-cell office:value-type="float" office:value="8726" table:style-name="ce52">
            <text:p>8,726</text:p>
          </table:table-cell>
          <table:table-cell office:value-type="float" office:value="10376" table:style-name="ce53">
            <text:p>10,376</text:p>
          </table:table-cell>
          <table:table-cell office:value-type="float" office:value="55526" table:style-name="ce52">
            <text:p>55,526</text:p>
          </table:table-cell>
          <table:table-cell office:value-type="float" office:value="10104" table:style-name="ce52">
            <text:p>10,104</text:p>
          </table:table-cell>
          <table:table-cell office:value-type="float" office:value="9798" table:style-name="ce52">
            <text:p>9,798</text:p>
          </table:table-cell>
          <table:table-cell office:value-type="float" office:value="11409" table:style-name="ce52">
            <text:p>11,409</text:p>
          </table:table-cell>
          <table:table-cell office:value-type="float" office:value="12066" table:style-name="ce52">
            <text:p>12,066</text:p>
          </table:table-cell>
          <table:table-cell office:value-type="float" office:value="12149" table:style-name="ce53">
            <text:p>12,149</text:p>
          </table:table-cell>
          <table:table-cell office:value-type="float" office:value="57537" table:style-name="ce52">
            <text:p>57,537</text:p>
          </table:table-cell>
          <table:table-cell office:value-type="float" office:value="12182" table:style-name="ce52">
            <text:p>12,182</text:p>
          </table:table-cell>
          <table:table-cell office:value-type="float" office:value="11652" table:style-name="ce52">
            <text:p>11,652</text:p>
          </table:table-cell>
          <table:table-cell office:value-type="float" office:value="11446" table:style-name="ce52">
            <text:p>11,446</text:p>
          </table:table-cell>
          <table:table-cell office:value-type="float" office:value="11175" table:style-name="ce52">
            <text:p>11,175</text:p>
          </table:table-cell>
          <table:table-cell office:value-type="float" office:value="11082" table:style-name="ce53">
            <text:p>11,082</text:p>
          </table:table-cell>
          <table:table-cell office:value-type="float" office:value="52595" table:style-name="ce52">
            <text:p>52,595</text:p>
          </table:table-cell>
          <table:table-cell office:value-type="float" office:value="10731" table:style-name="ce52">
            <text:p>10,731</text:p>
          </table:table-cell>
          <table:table-cell office:value-type="float" office:value="11244" table:style-name="ce52">
            <text:p>11,244</text:p>
          </table:table-cell>
          <table:table-cell office:value-type="float" office:value="10220" table:style-name="ce52">
            <text:p>10,220</text:p>
          </table:table-cell>
          <table:table-cell office:value-type="float" office:value="9867" table:style-name="ce52">
            <text:p>9,867</text:p>
          </table:table-cell>
          <table:table-cell office:value-type="float" office:value="10533" table:style-name="ce53">
            <text:p>10,533</text:p>
          </table:table-cell>
          <table:table-cell office:value-type="float" office:value="60883" table:style-name="ce52">
            <text:p>60,883</text:p>
          </table:table-cell>
          <table:table-cell office:value-type="float" office:value="11314" table:style-name="ce52">
            <text:p>11,314</text:p>
          </table:table-cell>
          <table:table-cell office:value-type="float" office:value="11692" table:style-name="ce52">
            <text:p>11,692</text:p>
          </table:table-cell>
          <table:table-cell office:value-type="float" office:value="12507" table:style-name="ce52">
            <text:p>12,507</text:p>
          </table:table-cell>
          <table:table-cell office:value-type="float" office:value="12505" table:style-name="ce52">
            <text:p>12,505</text:p>
          </table:table-cell>
          <table:table-cell office:value-type="float" office:value="12865" table:style-name="ce53">
            <text:p>12,865</text:p>
          </table:table-cell>
          <table:table-cell office:value-type="float" office:value="64331" table:style-name="ce52">
            <text:p>64,331</text:p>
          </table:table-cell>
          <table:table-cell office:value-type="float" office:value="13200" table:style-name="ce52">
            <text:p>13,200</text:p>
          </table:table-cell>
          <table:table-cell office:value-type="float" office:value="13034" table:style-name="ce52">
            <text:p>13,034</text:p>
          </table:table-cell>
          <table:table-cell office:value-type="float" office:value="12634" table:style-name="ce52">
            <text:p>12,634</text:p>
          </table:table-cell>
          <table:table-cell office:value-type="float" office:value="13387" table:style-name="ce52">
            <text:p>13,387</text:p>
          </table:table-cell>
          <table:table-cell office:value-type="float" office:value="12076" table:style-name="ce53">
            <text:p>12,076</text:p>
          </table:table-cell>
          <table:table-cell office:value-type="float" office:value="59951" table:style-name="ce52">
            <text:p>59,951</text:p>
          </table:table-cell>
          <table:table-cell office:value-type="float" office:value="11665" table:style-name="ce52">
            <text:p>11,665</text:p>
          </table:table-cell>
          <table:table-cell office:value-type="float" office:value="11545" table:style-name="ce52">
            <text:p>11,545</text:p>
          </table:table-cell>
          <table:table-cell office:value-type="float" office:value="11621" table:style-name="ce52">
            <text:p>11,621</text:p>
          </table:table-cell>
          <table:table-cell office:value-type="float" office:value="12315" table:style-name="ce52">
            <text:p>12,315</text:p>
          </table:table-cell>
          <table:table-cell office:value-type="float" office:value="12805" table:style-name="ce53">
            <text:p>12,805</text:p>
          </table:table-cell>
          <table:table-cell office:value-type="float" office:value="65442" table:style-name="ce52">
            <text:p>65,442</text:p>
          </table:table-cell>
          <table:table-cell office:value-type="float" office:value="12747" table:style-name="ce52">
            <text:p>12,747</text:p>
          </table:table-cell>
          <table:table-cell office:value-type="float" office:value="13038" table:style-name="ce52">
            <text:p>13,038</text:p>
          </table:table-cell>
          <table:table-cell office:value-type="float" office:value="13059" table:style-name="ce52">
            <text:p>13,059</text:p>
          </table:table-cell>
          <table:table-cell office:value-type="float" office:value="13413" table:style-name="ce52">
            <text:p>13,413</text:p>
          </table:table-cell>
          <table:table-cell office:value-type="float" office:value="13185" table:style-name="ce53">
            <text:p>13,185</text:p>
          </table:table-cell>
          <table:table-cell office:value-type="float" office:value="67977" table:style-name="ce52">
            <text:p>67,977</text:p>
          </table:table-cell>
          <table:table-cell office:value-type="float" office:value="13704" table:style-name="ce52">
            <text:p>13,704</text:p>
          </table:table-cell>
          <table:table-cell office:value-type="float" office:value="13691" table:style-name="ce52">
            <text:p>13,691</text:p>
          </table:table-cell>
          <table:table-cell office:value-type="float" office:value="13585" table:style-name="ce52">
            <text:p>13,585</text:p>
          </table:table-cell>
          <table:table-cell office:value-type="float" office:value="13919" table:style-name="ce52">
            <text:p>13,919</text:p>
          </table:table-cell>
          <table:table-cell office:value-type="float" office:value="13078" table:style-name="ce53">
            <text:p>13,078</text:p>
          </table:table-cell>
          <table:table-cell office:value-type="float" office:value="62120" table:style-name="ce52">
            <text:p>62,120</text:p>
          </table:table-cell>
          <table:table-cell office:value-type="float" office:value="13405" table:style-name="ce52">
            <text:p>13,405</text:p>
          </table:table-cell>
          <table:table-cell office:value-type="float" office:value="12979" table:style-name="ce52">
            <text:p>12,979</text:p>
          </table:table-cell>
          <table:table-cell office:value-type="float" office:value="11912" table:style-name="ce52">
            <text:p>11,912</text:p>
          </table:table-cell>
          <table:table-cell office:value-type="float" office:value="12080" table:style-name="ce52">
            <text:p>12,080</text:p>
          </table:table-cell>
          <table:table-cell office:value-type="float" office:value="11744" table:style-name="ce53">
            <text:p>11,744</text:p>
          </table:table-cell>
          <table:table-cell office:value-type="float" office:value="51928" table:style-name="ce52">
            <text:p>51,928</text:p>
          </table:table-cell>
          <table:table-cell office:value-type="float" office:value="11342" table:style-name="ce52">
            <text:p>11,342</text:p>
          </table:table-cell>
          <table:table-cell office:value-type="float" office:value="10945" table:style-name="ce52">
            <text:p>10,945</text:p>
          </table:table-cell>
          <table:table-cell office:value-type="float" office:value="10077" table:style-name="ce52">
            <text:p>10,077</text:p>
          </table:table-cell>
          <table:table-cell office:value-type="float" office:value="10292" table:style-name="ce52">
            <text:p>10,292</text:p>
          </table:table-cell>
          <table:table-cell office:value-type="float" office:value="9272" table:style-name="ce53">
            <text:p>9,272</text:p>
          </table:table-cell>
          <table:table-cell office:value-type="float" office:value="31781" table:style-name="ce52">
            <text:p>31,781</text:p>
          </table:table-cell>
          <table:table-cell office:value-type="float" office:value="7794" table:style-name="ce52">
            <text:p>7,794</text:p>
          </table:table-cell>
          <table:table-cell office:value-type="float" office:value="7774" table:style-name="ce52">
            <text:p>7,774</text:p>
          </table:table-cell>
          <table:table-cell office:value-type="float" office:value="6728" table:style-name="ce52">
            <text:p>6,728</text:p>
          </table:table-cell>
          <table:table-cell office:value-type="float" office:value="5268" table:style-name="ce52">
            <text:p>5,268</text:p>
          </table:table-cell>
          <table:table-cell office:value-type="float" office:value="4217" table:style-name="ce53">
            <text:p>4,217</text:p>
          </table:table-cell>
          <table:table-cell office:value-type="float" office:value="25229" table:style-name="ce52">
            <text:p>25,229</text:p>
          </table:table-cell>
          <table:table-cell office:value-type="float" office:value="5014" table:style-name="ce52">
            <text:p>5,014</text:p>
          </table:table-cell>
          <table:table-cell office:value-type="float" office:value="5105" table:style-name="ce52">
            <text:p>5,105</text:p>
          </table:table-cell>
          <table:table-cell office:value-type="float" office:value="5071" table:style-name="ce52">
            <text:p>5,071</text:p>
          </table:table-cell>
          <table:table-cell office:value-type="float" office:value="5032" table:style-name="ce52">
            <text:p>5,032</text:p>
          </table:table-cell>
          <table:table-cell office:value-type="float" office:value="5007" table:style-name="ce53">
            <text:p>5,007</text:p>
          </table:table-cell>
          <table:table-cell office:value-type="float" office:value="18944" table:style-name="ce52">
            <text:p>18,944</text:p>
          </table:table-cell>
          <table:table-cell office:value-type="float" office:value="4473" table:style-name="ce52">
            <text:p>4,473</text:p>
          </table:table-cell>
          <table:table-cell office:value-type="float" office:value="4173" table:style-name="ce52">
            <text:p>4,173</text:p>
          </table:table-cell>
          <table:table-cell office:value-type="float" office:value="3822" table:style-name="ce52">
            <text:p>3,822</text:p>
          </table:table-cell>
          <table:table-cell office:value-type="float" office:value="3449" table:style-name="ce52">
            <text:p>3,449</text:p>
          </table:table-cell>
          <table:table-cell office:value-type="float" office:value="3027" table:style-name="ce53">
            <text:p>3,027</text:p>
          </table:table-cell>
          <table:table-cell office:value-type="float" office:value="10355" table:style-name="ce52">
            <text:p>10,355</text:p>
          </table:table-cell>
          <table:table-cell office:value-type="float" office:value="2763" table:style-name="ce52">
            <text:p>2,763</text:p>
          </table:table-cell>
          <table:table-cell office:value-type="float" office:value="2290" table:style-name="ce52">
            <text:p>2,290</text:p>
          </table:table-cell>
          <table:table-cell office:value-type="float" office:value="1977" table:style-name="ce52">
            <text:p>1,977</text:p>
          </table:table-cell>
          <table:table-cell office:value-type="float" office:value="1784" table:style-name="ce52">
            <text:p>1,784</text:p>
          </table:table-cell>
          <table:table-cell office:value-type="float" office:value="1541" table:style-name="ce53">
            <text:p>1,541</text:p>
          </table:table-cell>
          <table:table-cell office:value-type="float" office:value="3941" table:style-name="ce52">
            <text:p>3,941</text:p>
          </table:table-cell>
          <table:table-cell office:value-type="float" office:value="1238" table:style-name="ce52">
            <text:p>1,238</text:p>
          </table:table-cell>
          <table:table-cell office:value-type="float" office:value="971" table:style-name="ce52">
            <text:p>971</text:p>
          </table:table-cell>
          <table:table-cell office:value-type="float" office:value="738" table:style-name="ce52">
            <text:p>738</text:p>
          </table:table-cell>
          <table:table-cell office:value-type="float" office:value="572" table:style-name="ce52">
            <text:p>572</text:p>
          </table:table-cell>
          <table:table-cell office:value-type="float" office:value="422" table:style-name="ce53">
            <text:p>422</text:p>
          </table:table-cell>
          <table:table-cell office:value-type="float" office:value="685" table:style-name="ce52">
            <text:p>685</text:p>
          </table:table-cell>
          <table:table-cell office:value-type="float" office:value="245" table:style-name="ce52">
            <text:p>245</text:p>
          </table:table-cell>
          <table:table-cell office:value-type="float" office:value="196" table:style-name="ce52">
            <text:p>196</text:p>
          </table:table-cell>
          <table:table-cell office:value-type="float" office:value="115" table:style-name="ce52">
            <text:p>115</text:p>
          </table:table-cell>
          <table:table-cell office:value-type="float" office:value="88" table:style-name="ce52">
            <text:p>88</text:p>
          </table:table-cell>
          <table:table-cell office:value-type="float" office:value="41" table:style-name="ce53">
            <text:p>41</text:p>
          </table:table-cell>
          <table:table-cell office:value-type="float" office:value="97" table:style-name="ce52">
            <text:p>9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6355" table:style-name="ce52">
            <text:p>416,355</text:p>
          </table:table-cell>
          <table:table-cell office:value-type="float" office:value="13291" table:style-name="ce52">
            <text:p>13,291</text:p>
          </table:table-cell>
          <table:table-cell office:value-type="float" office:value="2332" table:style-name="ce52">
            <text:p>2,332</text:p>
          </table:table-cell>
          <table:table-cell office:value-type="float" office:value="2397" table:style-name="ce52">
            <text:p>2,397</text:p>
          </table:table-cell>
          <table:table-cell office:value-type="float" office:value="2707" table:style-name="ce52">
            <text:p>2,707</text:p>
          </table:table-cell>
          <table:table-cell office:value-type="float" office:value="2899" table:style-name="ce52">
            <text:p>2,899</text:p>
          </table:table-cell>
          <table:table-cell office:value-type="float" office:value="2956" table:style-name="ce52">
            <text:p>2,956</text:p>
          </table:table-cell>
          <table:table-cell office:value-type="float" office:value="15071" table:style-name="ce52">
            <text:p>15,071</text:p>
          </table:table-cell>
          <table:table-cell office:value-type="float" office:value="3046" table:style-name="ce52">
            <text:p>3,046</text:p>
          </table:table-cell>
          <table:table-cell office:value-type="float" office:value="2867" table:style-name="ce52">
            <text:p>2,867</text:p>
          </table:table-cell>
          <table:table-cell office:value-type="float" office:value="3381" table:style-name="ce52">
            <text:p>3,381</text:p>
          </table:table-cell>
          <table:table-cell office:value-type="float" office:value="3054" table:style-name="ce52">
            <text:p>3,054</text:p>
          </table:table-cell>
          <table:table-cell office:value-type="float" office:value="2723" table:style-name="ce53">
            <text:p>2,723</text:p>
          </table:table-cell>
          <table:table-cell office:value-type="float" office:value="16222" table:style-name="ce52">
            <text:p>16,222</text:p>
          </table:table-cell>
          <table:table-cell office:value-type="float" office:value="2922" table:style-name="ce52">
            <text:p>2,922</text:p>
          </table:table-cell>
          <table:table-cell office:value-type="float" office:value="3072" table:style-name="ce52">
            <text:p>3,072</text:p>
          </table:table-cell>
          <table:table-cell office:value-type="float" office:value="3252" table:style-name="ce52">
            <text:p>3,252</text:p>
          </table:table-cell>
          <table:table-cell office:value-type="float" office:value="3405" table:style-name="ce52">
            <text:p>3,405</text:p>
          </table:table-cell>
          <table:table-cell office:value-type="float" office:value="3571" table:style-name="ce53">
            <text:p>3,571</text:p>
          </table:table-cell>
          <table:table-cell office:value-type="float" office:value="21732" table:style-name="ce52">
            <text:p>21,732</text:p>
          </table:table-cell>
          <table:table-cell office:value-type="float" office:value="3644" table:style-name="ce52">
            <text:p>3,644</text:p>
          </table:table-cell>
          <table:table-cell office:value-type="float" office:value="3888" table:style-name="ce52">
            <text:p>3,888</text:p>
          </table:table-cell>
          <table:table-cell office:value-type="float" office:value="4325" table:style-name="ce52">
            <text:p>4,325</text:p>
          </table:table-cell>
          <table:table-cell office:value-type="float" office:value="4431" table:style-name="ce52">
            <text:p>4,431</text:p>
          </table:table-cell>
          <table:table-cell office:value-type="float" office:value="5444" table:style-name="ce53">
            <text:p>5,444</text:p>
          </table:table-cell>
          <table:table-cell office:value-type="float" office:value="29169" table:style-name="ce52">
            <text:p>29,169</text:p>
          </table:table-cell>
          <table:table-cell office:value-type="float" office:value="5297" table:style-name="ce52">
            <text:p>5,297</text:p>
          </table:table-cell>
          <table:table-cell office:value-type="float" office:value="5126" table:style-name="ce52">
            <text:p>5,126</text:p>
          </table:table-cell>
          <table:table-cell office:value-type="float" office:value="5983" table:style-name="ce52">
            <text:p>5,983</text:p>
          </table:table-cell>
          <table:table-cell office:value-type="float" office:value="6401" table:style-name="ce52">
            <text:p>6,401</text:p>
          </table:table-cell>
          <table:table-cell office:value-type="float" office:value="6362" table:style-name="ce53">
            <text:p>6,362</text:p>
          </table:table-cell>
          <table:table-cell office:value-type="float" office:value="30339" table:style-name="ce52">
            <text:p>30,339</text:p>
          </table:table-cell>
          <table:table-cell office:value-type="float" office:value="6374" table:style-name="ce52">
            <text:p>6,374</text:p>
          </table:table-cell>
          <table:table-cell office:value-type="float" office:value="6140" table:style-name="ce52">
            <text:p>6,140</text:p>
          </table:table-cell>
          <table:table-cell office:value-type="float" office:value="6025" table:style-name="ce52">
            <text:p>6,025</text:p>
          </table:table-cell>
          <table:table-cell office:value-type="float" office:value="5925" table:style-name="ce52">
            <text:p>5,925</text:p>
          </table:table-cell>
          <table:table-cell office:value-type="float" office:value="5875" table:style-name="ce53">
            <text:p>5,875</text:p>
          </table:table-cell>
          <table:table-cell office:value-type="float" office:value="27993" table:style-name="ce52">
            <text:p>27,993</text:p>
          </table:table-cell>
          <table:table-cell office:value-type="float" office:value="5629" table:style-name="ce52">
            <text:p>5,629</text:p>
          </table:table-cell>
          <table:table-cell office:value-type="float" office:value="6026" table:style-name="ce52">
            <text:p>6,026</text:p>
          </table:table-cell>
          <table:table-cell office:value-type="float" office:value="5496" table:style-name="ce52">
            <text:p>5,496</text:p>
          </table:table-cell>
          <table:table-cell office:value-type="float" office:value="5260" table:style-name="ce52">
            <text:p>5,260</text:p>
          </table:table-cell>
          <table:table-cell office:value-type="float" office:value="5582" table:style-name="ce53">
            <text:p>5,582</text:p>
          </table:table-cell>
          <table:table-cell office:value-type="float" office:value="31770" table:style-name="ce52">
            <text:p>31,770</text:p>
          </table:table-cell>
          <table:table-cell office:value-type="float" office:value="5963" table:style-name="ce52">
            <text:p>5,963</text:p>
          </table:table-cell>
          <table:table-cell office:value-type="float" office:value="6168" table:style-name="ce52">
            <text:p>6,168</text:p>
          </table:table-cell>
          <table:table-cell office:value-type="float" office:value="6439" table:style-name="ce52">
            <text:p>6,439</text:p>
          </table:table-cell>
          <table:table-cell office:value-type="float" office:value="6485" table:style-name="ce52">
            <text:p>6,485</text:p>
          </table:table-cell>
          <table:table-cell office:value-type="float" office:value="6715" table:style-name="ce53">
            <text:p>6,715</text:p>
          </table:table-cell>
          <table:table-cell office:value-type="float" office:value="33180" table:style-name="ce52">
            <text:p>33,180</text:p>
          </table:table-cell>
          <table:table-cell office:value-type="float" office:value="6802" table:style-name="ce52">
            <text:p>6,802</text:p>
          </table:table-cell>
          <table:table-cell office:value-type="float" office:value="6775" table:style-name="ce52">
            <text:p>6,775</text:p>
          </table:table-cell>
          <table:table-cell office:value-type="float" office:value="6520" table:style-name="ce52">
            <text:p>6,520</text:p>
          </table:table-cell>
          <table:table-cell office:value-type="float" office:value="6902" table:style-name="ce52">
            <text:p>6,902</text:p>
          </table:table-cell>
          <table:table-cell office:value-type="float" office:value="6181" table:style-name="ce53">
            <text:p>6,181</text:p>
          </table:table-cell>
          <table:table-cell office:value-type="float" office:value="30648" table:style-name="ce52">
            <text:p>30,648</text:p>
          </table:table-cell>
          <table:table-cell office:value-type="float" office:value="5965" table:style-name="ce52">
            <text:p>5,965</text:p>
          </table:table-cell>
          <table:table-cell office:value-type="float" office:value="5859" table:style-name="ce52">
            <text:p>5,859</text:p>
          </table:table-cell>
          <table:table-cell office:value-type="float" office:value="5960" table:style-name="ce52">
            <text:p>5,960</text:p>
          </table:table-cell>
          <table:table-cell office:value-type="float" office:value="6292" table:style-name="ce52">
            <text:p>6,292</text:p>
          </table:table-cell>
          <table:table-cell office:value-type="float" office:value="6572" table:style-name="ce53">
            <text:p>6,572</text:p>
          </table:table-cell>
          <table:table-cell office:value-type="float" office:value="34127" table:style-name="ce52">
            <text:p>34,127</text:p>
          </table:table-cell>
          <table:table-cell office:value-type="float" office:value="6480" table:style-name="ce52">
            <text:p>6,480</text:p>
          </table:table-cell>
          <table:table-cell office:value-type="float" office:value="6767" table:style-name="ce52">
            <text:p>6,767</text:p>
          </table:table-cell>
          <table:table-cell office:value-type="float" office:value="6925" table:style-name="ce52">
            <text:p>6,925</text:p>
          </table:table-cell>
          <table:table-cell office:value-type="float" office:value="7132" table:style-name="ce52">
            <text:p>7,132</text:p>
          </table:table-cell>
          <table:table-cell office:value-type="float" office:value="6823" table:style-name="ce53">
            <text:p>6,823</text:p>
          </table:table-cell>
          <table:table-cell office:value-type="float" office:value="34967" table:style-name="ce52">
            <text:p>34,967</text:p>
          </table:table-cell>
          <table:table-cell office:value-type="float" office:value="7147" table:style-name="ce52">
            <text:p>7,147</text:p>
          </table:table-cell>
          <table:table-cell office:value-type="float" office:value="7023" table:style-name="ce52">
            <text:p>7,023</text:p>
          </table:table-cell>
          <table:table-cell office:value-type="float" office:value="6963" table:style-name="ce52">
            <text:p>6,963</text:p>
          </table:table-cell>
          <table:table-cell office:value-type="float" office:value="7142" table:style-name="ce52">
            <text:p>7,142</text:p>
          </table:table-cell>
          <table:table-cell office:value-type="float" office:value="6692" table:style-name="ce53">
            <text:p>6,692</text:p>
          </table:table-cell>
          <table:table-cell office:value-type="float" office:value="30925" table:style-name="ce52">
            <text:p>30,925</text:p>
          </table:table-cell>
          <table:table-cell office:value-type="float" office:value="6764" table:style-name="ce52">
            <text:p>6,764</text:p>
          </table:table-cell>
          <table:table-cell office:value-type="float" office:value="6542" table:style-name="ce52">
            <text:p>6,542</text:p>
          </table:table-cell>
          <table:table-cell office:value-type="float" office:value="5875" table:style-name="ce52">
            <text:p>5,875</text:p>
          </table:table-cell>
          <table:table-cell office:value-type="float" office:value="5934" table:style-name="ce52">
            <text:p>5,934</text:p>
          </table:table-cell>
          <table:table-cell office:value-type="float" office:value="5810" table:style-name="ce53">
            <text:p>5,810</text:p>
          </table:table-cell>
          <table:table-cell office:value-type="float" office:value="25587" table:style-name="ce52">
            <text:p>25,587</text:p>
          </table:table-cell>
          <table:table-cell office:value-type="float" office:value="5590" table:style-name="ce52">
            <text:p>5,590</text:p>
          </table:table-cell>
          <table:table-cell office:value-type="float" office:value="5420" table:style-name="ce52">
            <text:p>5,420</text:p>
          </table:table-cell>
          <table:table-cell office:value-type="float" office:value="4914" table:style-name="ce52">
            <text:p>4,914</text:p>
          </table:table-cell>
          <table:table-cell office:value-type="float" office:value="5080" table:style-name="ce52">
            <text:p>5,080</text:p>
          </table:table-cell>
          <table:table-cell office:value-type="float" office:value="4583" table:style-name="ce53">
            <text:p>4,583</text:p>
          </table:table-cell>
          <table:table-cell office:value-type="float" office:value="15031" table:style-name="ce52">
            <text:p>15,031</text:p>
          </table:table-cell>
          <table:table-cell office:value-type="float" office:value="3734" table:style-name="ce52">
            <text:p>3,734</text:p>
          </table:table-cell>
          <table:table-cell office:value-type="float" office:value="3682" table:style-name="ce52">
            <text:p>3,682</text:p>
          </table:table-cell>
          <table:table-cell office:value-type="float" office:value="3251" table:style-name="ce52">
            <text:p>3,251</text:p>
          </table:table-cell>
          <table:table-cell office:value-type="float" office:value="2442" table:style-name="ce52">
            <text:p>2,442</text:p>
          </table:table-cell>
          <table:table-cell office:value-type="float" office:value="1922" table:style-name="ce53">
            <text:p>1,922</text:p>
          </table:table-cell>
          <table:table-cell office:value-type="float" office:value="11579" table:style-name="ce52">
            <text:p>11,579</text:p>
          </table:table-cell>
          <table:table-cell office:value-type="float" office:value="2302" table:style-name="ce52">
            <text:p>2,302</text:p>
          </table:table-cell>
          <table:table-cell office:value-type="float" office:value="2391" table:style-name="ce52">
            <text:p>2,391</text:p>
          </table:table-cell>
          <table:table-cell office:value-type="float" office:value="2324" table:style-name="ce52">
            <text:p>2,324</text:p>
          </table:table-cell>
          <table:table-cell office:value-type="float" office:value="2312" table:style-name="ce52">
            <text:p>2,312</text:p>
          </table:table-cell>
          <table:table-cell office:value-type="float" office:value="2250" table:style-name="ce53">
            <text:p>2,250</text:p>
          </table:table-cell>
          <table:table-cell office:value-type="float" office:value="8384" table:style-name="ce52">
            <text:p>8,384</text:p>
          </table:table-cell>
          <table:table-cell office:value-type="float" office:value="2069" table:style-name="ce52">
            <text:p>2,069</text:p>
          </table:table-cell>
          <table:table-cell office:value-type="float" office:value="1845" table:style-name="ce52">
            <text:p>1,845</text:p>
          </table:table-cell>
          <table:table-cell office:value-type="float" office:value="1720" table:style-name="ce52">
            <text:p>1,720</text:p>
          </table:table-cell>
          <table:table-cell office:value-type="float" office:value="1493" table:style-name="ce52">
            <text:p>1,493</text:p>
          </table:table-cell>
          <table:table-cell office:value-type="float" office:value="1257" table:style-name="ce53">
            <text:p>1,257</text:p>
          </table:table-cell>
          <table:table-cell office:value-type="float" office:value="4340" table:style-name="ce52">
            <text:p>4,340</text:p>
          </table:table-cell>
          <table:table-cell office:value-type="float" office:value="1141" table:style-name="ce52">
            <text:p>1,141</text:p>
          </table:table-cell>
          <table:table-cell office:value-type="float" office:value="962" table:style-name="ce52">
            <text:p>962</text:p>
          </table:table-cell>
          <table:table-cell office:value-type="float" office:value="835" table:style-name="ce52">
            <text:p>835</text:p>
          </table:table-cell>
          <table:table-cell office:value-type="float" office:value="728" table:style-name="ce52">
            <text:p>728</text:p>
          </table:table-cell>
          <table:table-cell office:value-type="float" office:value="674" table:style-name="ce53">
            <text:p>674</text:p>
          </table:table-cell>
          <table:table-cell office:value-type="float" office:value="1670" table:style-name="ce52">
            <text:p>1,670</text:p>
          </table:table-cell>
          <table:table-cell office:value-type="float" office:value="488" table:style-name="ce52">
            <text:p>488</text:p>
          </table:table-cell>
          <table:table-cell office:value-type="float" office:value="436" table:style-name="ce52">
            <text:p>436</text:p>
          </table:table-cell>
          <table:table-cell office:value-type="float" office:value="307" table:style-name="ce52">
            <text:p>307</text:p>
          </table:table-cell>
          <table:table-cell office:value-type="float" office:value="251" table:style-name="ce52">
            <text:p>251</text:p>
          </table:table-cell>
          <table:table-cell office:value-type="float" office:value="188" table:style-name="ce53">
            <text:p>188</text:p>
          </table:table-cell>
          <table:table-cell office:value-type="float" office:value="281" table:style-name="ce52">
            <text:p>281</text:p>
          </table:table-cell>
          <table:table-cell office:value-type="float" office:value="108" table:style-name="ce52">
            <text:p>108</text:p>
          </table:table-cell>
          <table:table-cell office:value-type="float" office:value="72" table:style-name="ce52">
            <text:p>72</text:p>
          </table:table-cell>
          <table:table-cell office:value-type="float" office:value="52" table:style-name="ce52">
            <text:p>52</text:p>
          </table:table-cell>
          <table:table-cell office:value-type="float" office:value="34" table:style-name="ce52">
            <text:p>34</text:p>
          </table:table-cell>
          <table:table-cell office:value-type="float" office:value="15" table:style-name="ce53">
            <text:p>15</text:p>
          </table:table-cell>
          <table:table-cell office:value-type="float" office:value="49" table:style-name="ce52">
            <text:p>4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400281" table:style-name="ce57">
            <text:p>400,281</text:p>
          </table:table-cell>
          <table:table-cell office:value-type="float" office:value="12342" table:style-name="ce58">
            <text:p>12,342</text:p>
          </table:table-cell>
          <table:table-cell office:value-type="float" office:value="2171" table:style-name="ce57">
            <text:p>2,171</text:p>
          </table:table-cell>
          <table:table-cell office:value-type="float" office:value="2361" table:style-name="ce57">
            <text:p>2,361</text:p>
          </table:table-cell>
          <table:table-cell office:value-type="float" office:value="2464" table:style-name="ce57">
            <text:p>2,464</text:p>
          </table:table-cell>
          <table:table-cell office:value-type="float" office:value="2607" table:style-name="ce57">
            <text:p>2,607</text:p>
          </table:table-cell>
          <table:table-cell office:value-type="float" office:value="2739" table:style-name="ce57">
            <text:p>2,739</text:p>
          </table:table-cell>
          <table:table-cell office:value-type="float" office:value="13844" table:style-name="ce57">
            <text:p>13,844</text:p>
          </table:table-cell>
          <table:table-cell office:value-type="float" office:value="2865" table:style-name="ce57">
            <text:p>2,865</text:p>
          </table:table-cell>
          <table:table-cell office:value-type="float" office:value="2676" table:style-name="ce57">
            <text:p>2,676</text:p>
          </table:table-cell>
          <table:table-cell office:value-type="float" office:value="3079" table:style-name="ce57">
            <text:p>3,079</text:p>
          </table:table-cell>
          <table:table-cell office:value-type="float" office:value="2808" table:style-name="ce57">
            <text:p>2,808</text:p>
          </table:table-cell>
          <table:table-cell office:value-type="float" office:value="2416" table:style-name="ce58">
            <text:p>2,416</text:p>
          </table:table-cell>
          <table:table-cell office:value-type="float" office:value="14713" table:style-name="ce57">
            <text:p>14,713</text:p>
          </table:table-cell>
          <table:table-cell office:value-type="float" office:value="2637" table:style-name="ce57">
            <text:p>2,637</text:p>
          </table:table-cell>
          <table:table-cell office:value-type="float" office:value="2848" table:style-name="ce57">
            <text:p>2,848</text:p>
          </table:table-cell>
          <table:table-cell office:value-type="float" office:value="2948" table:style-name="ce57">
            <text:p>2,948</text:p>
          </table:table-cell>
          <table:table-cell office:value-type="float" office:value="3138" table:style-name="ce57">
            <text:p>3,138</text:p>
          </table:table-cell>
          <table:table-cell office:value-type="float" office:value="3142" table:style-name="ce58">
            <text:p>3,142</text:p>
          </table:table-cell>
          <table:table-cell office:value-type="float" office:value="20099" table:style-name="ce57">
            <text:p>20,099</text:p>
          </table:table-cell>
          <table:table-cell office:value-type="float" office:value="3343" table:style-name="ce57">
            <text:p>3,343</text:p>
          </table:table-cell>
          <table:table-cell office:value-type="float" office:value="3542" table:style-name="ce57">
            <text:p>3,542</text:p>
          </table:table-cell>
          <table:table-cell office:value-type="float" office:value="3987" table:style-name="ce57">
            <text:p>3,987</text:p>
          </table:table-cell>
          <table:table-cell office:value-type="float" office:value="4295" table:style-name="ce57">
            <text:p>4,295</text:p>
          </table:table-cell>
          <table:table-cell office:value-type="float" office:value="4932" table:style-name="ce58">
            <text:p>4,932</text:p>
          </table:table-cell>
          <table:table-cell office:value-type="float" office:value="26357" table:style-name="ce57">
            <text:p>26,357</text:p>
          </table:table-cell>
          <table:table-cell office:value-type="float" office:value="4807" table:style-name="ce57">
            <text:p>4,807</text:p>
          </table:table-cell>
          <table:table-cell office:value-type="float" office:value="4672" table:style-name="ce57">
            <text:p>4,672</text:p>
          </table:table-cell>
          <table:table-cell office:value-type="float" office:value="5426" table:style-name="ce57">
            <text:p>5,426</text:p>
          </table:table-cell>
          <table:table-cell office:value-type="float" office:value="5665" table:style-name="ce57">
            <text:p>5,665</text:p>
          </table:table-cell>
          <table:table-cell office:value-type="float" office:value="5787" table:style-name="ce58">
            <text:p>5,787</text:p>
          </table:table-cell>
          <table:table-cell office:value-type="float" office:value="27198" table:style-name="ce57">
            <text:p>27,198</text:p>
          </table:table-cell>
          <table:table-cell office:value-type="float" office:value="5808" table:style-name="ce57">
            <text:p>5,808</text:p>
          </table:table-cell>
          <table:table-cell office:value-type="float" office:value="5512" table:style-name="ce57">
            <text:p>5,512</text:p>
          </table:table-cell>
          <table:table-cell office:value-type="float" office:value="5421" table:style-name="ce57">
            <text:p>5,421</text:p>
          </table:table-cell>
          <table:table-cell office:value-type="float" office:value="5250" table:style-name="ce57">
            <text:p>5,250</text:p>
          </table:table-cell>
          <table:table-cell office:value-type="float" office:value="5207" table:style-name="ce58">
            <text:p>5,207</text:p>
          </table:table-cell>
          <table:table-cell office:value-type="float" office:value="24602" table:style-name="ce57">
            <text:p>24,602</text:p>
          </table:table-cell>
          <table:table-cell office:value-type="float" office:value="5102" table:style-name="ce57">
            <text:p>5,102</text:p>
          </table:table-cell>
          <table:table-cell office:value-type="float" office:value="5218" table:style-name="ce57">
            <text:p>5,218</text:p>
          </table:table-cell>
          <table:table-cell office:value-type="float" office:value="4724" table:style-name="ce57">
            <text:p>4,724</text:p>
          </table:table-cell>
          <table:table-cell office:value-type="float" office:value="4607" table:style-name="ce57">
            <text:p>4,607</text:p>
          </table:table-cell>
          <table:table-cell office:value-type="float" office:value="4951" table:style-name="ce58">
            <text:p>4,951</text:p>
          </table:table-cell>
          <table:table-cell office:value-type="float" office:value="29113" table:style-name="ce57">
            <text:p>29,113</text:p>
          </table:table-cell>
          <table:table-cell office:value-type="float" office:value="5351" table:style-name="ce57">
            <text:p>5,351</text:p>
          </table:table-cell>
          <table:table-cell office:value-type="float" office:value="5524" table:style-name="ce57">
            <text:p>5,524</text:p>
          </table:table-cell>
          <table:table-cell office:value-type="float" office:value="6068" table:style-name="ce57">
            <text:p>6,068</text:p>
          </table:table-cell>
          <table:table-cell office:value-type="float" office:value="6020" table:style-name="ce57">
            <text:p>6,020</text:p>
          </table:table-cell>
          <table:table-cell office:value-type="float" office:value="6150" table:style-name="ce58">
            <text:p>6,150</text:p>
          </table:table-cell>
          <table:table-cell office:value-type="float" office:value="31151" table:style-name="ce57">
            <text:p>31,151</text:p>
          </table:table-cell>
          <table:table-cell office:value-type="float" office:value="6398" table:style-name="ce57">
            <text:p>6,398</text:p>
          </table:table-cell>
          <table:table-cell office:value-type="float" office:value="6259" table:style-name="ce57">
            <text:p>6,259</text:p>
          </table:table-cell>
          <table:table-cell office:value-type="float" office:value="6114" table:style-name="ce57">
            <text:p>6,114</text:p>
          </table:table-cell>
          <table:table-cell office:value-type="float" office:value="6485" table:style-name="ce57">
            <text:p>6,485</text:p>
          </table:table-cell>
          <table:table-cell office:value-type="float" office:value="5895" table:style-name="ce58">
            <text:p>5,895</text:p>
          </table:table-cell>
          <table:table-cell office:value-type="float" office:value="29303" table:style-name="ce57">
            <text:p>29,303</text:p>
          </table:table-cell>
          <table:table-cell office:value-type="float" office:value="5700" table:style-name="ce57">
            <text:p>5,700</text:p>
          </table:table-cell>
          <table:table-cell office:value-type="float" office:value="5686" table:style-name="ce57">
            <text:p>5,686</text:p>
          </table:table-cell>
          <table:table-cell office:value-type="float" office:value="5661" table:style-name="ce57">
            <text:p>5,661</text:p>
          </table:table-cell>
          <table:table-cell office:value-type="float" office:value="6023" table:style-name="ce57">
            <text:p>6,023</text:p>
          </table:table-cell>
          <table:table-cell office:value-type="float" office:value="6233" table:style-name="ce58">
            <text:p>6,233</text:p>
          </table:table-cell>
          <table:table-cell office:value-type="float" office:value="31315" table:style-name="ce57">
            <text:p>31,315</text:p>
          </table:table-cell>
          <table:table-cell office:value-type="float" office:value="6267" table:style-name="ce57">
            <text:p>6,267</text:p>
          </table:table-cell>
          <table:table-cell office:value-type="float" office:value="6271" table:style-name="ce57">
            <text:p>6,271</text:p>
          </table:table-cell>
          <table:table-cell office:value-type="float" office:value="6134" table:style-name="ce57">
            <text:p>6,134</text:p>
          </table:table-cell>
          <table:table-cell office:value-type="float" office:value="6281" table:style-name="ce57">
            <text:p>6,281</text:p>
          </table:table-cell>
          <table:table-cell office:value-type="float" office:value="6362" table:style-name="ce58">
            <text:p>6,362</text:p>
          </table:table-cell>
          <table:table-cell office:value-type="float" office:value="33010" table:style-name="ce57">
            <text:p>33,010</text:p>
          </table:table-cell>
          <table:table-cell office:value-type="float" office:value="6557" table:style-name="ce57">
            <text:p>6,557</text:p>
          </table:table-cell>
          <table:table-cell office:value-type="float" office:value="6668" table:style-name="ce57">
            <text:p>6,668</text:p>
          </table:table-cell>
          <table:table-cell office:value-type="float" office:value="6622" table:style-name="ce57">
            <text:p>6,622</text:p>
          </table:table-cell>
          <table:table-cell office:value-type="float" office:value="6777" table:style-name="ce57">
            <text:p>6,777</text:p>
          </table:table-cell>
          <table:table-cell office:value-type="float" office:value="6386" table:style-name="ce58">
            <text:p>6,386</text:p>
          </table:table-cell>
          <table:table-cell office:value-type="float" office:value="31195" table:style-name="ce57">
            <text:p>31,195</text:p>
          </table:table-cell>
          <table:table-cell office:value-type="float" office:value="6641" table:style-name="ce57">
            <text:p>6,641</text:p>
          </table:table-cell>
          <table:table-cell office:value-type="float" office:value="6437" table:style-name="ce57">
            <text:p>6,437</text:p>
          </table:table-cell>
          <table:table-cell office:value-type="float" office:value="6037" table:style-name="ce57">
            <text:p>6,037</text:p>
          </table:table-cell>
          <table:table-cell office:value-type="float" office:value="6146" table:style-name="ce57">
            <text:p>6,146</text:p>
          </table:table-cell>
          <table:table-cell office:value-type="float" office:value="5934" table:style-name="ce58">
            <text:p>5,934</text:p>
          </table:table-cell>
          <table:table-cell office:value-type="float" office:value="26341" table:style-name="ce57">
            <text:p>26,341</text:p>
          </table:table-cell>
          <table:table-cell office:value-type="float" office:value="5752" table:style-name="ce57">
            <text:p>5,752</text:p>
          </table:table-cell>
          <table:table-cell office:value-type="float" office:value="5525" table:style-name="ce57">
            <text:p>5,525</text:p>
          </table:table-cell>
          <table:table-cell office:value-type="float" office:value="5163" table:style-name="ce57">
            <text:p>5,163</text:p>
          </table:table-cell>
          <table:table-cell office:value-type="float" office:value="5212" table:style-name="ce57">
            <text:p>5,212</text:p>
          </table:table-cell>
          <table:table-cell office:value-type="float" office:value="4689" table:style-name="ce58">
            <text:p>4,689</text:p>
          </table:table-cell>
          <table:table-cell office:value-type="float" office:value="16750" table:style-name="ce57">
            <text:p>16,750</text:p>
          </table:table-cell>
          <table:table-cell office:value-type="float" office:value="4060" table:style-name="ce57">
            <text:p>4,060</text:p>
          </table:table-cell>
          <table:table-cell office:value-type="float" office:value="4092" table:style-name="ce57">
            <text:p>4,092</text:p>
          </table:table-cell>
          <table:table-cell office:value-type="float" office:value="3477" table:style-name="ce57">
            <text:p>3,477</text:p>
          </table:table-cell>
          <table:table-cell office:value-type="float" office:value="2826" table:style-name="ce57">
            <text:p>2,826</text:p>
          </table:table-cell>
          <table:table-cell office:value-type="float" office:value="2295" table:style-name="ce58">
            <text:p>2,295</text:p>
          </table:table-cell>
          <table:table-cell office:value-type="float" office:value="13650" table:style-name="ce57">
            <text:p>13,650</text:p>
          </table:table-cell>
          <table:table-cell office:value-type="float" office:value="2712" table:style-name="ce57">
            <text:p>2,712</text:p>
          </table:table-cell>
          <table:table-cell office:value-type="float" office:value="2714" table:style-name="ce57">
            <text:p>2,714</text:p>
          </table:table-cell>
          <table:table-cell office:value-type="float" office:value="2747" table:style-name="ce57">
            <text:p>2,747</text:p>
          </table:table-cell>
          <table:table-cell office:value-type="float" office:value="2720" table:style-name="ce57">
            <text:p>2,720</text:p>
          </table:table-cell>
          <table:table-cell office:value-type="float" office:value="2757" table:style-name="ce58">
            <text:p>2,757</text:p>
          </table:table-cell>
          <table:table-cell office:value-type="float" office:value="10560" table:style-name="ce57">
            <text:p>10,560</text:p>
          </table:table-cell>
          <table:table-cell office:value-type="float" office:value="2404" table:style-name="ce57">
            <text:p>2,404</text:p>
          </table:table-cell>
          <table:table-cell office:value-type="float" office:value="2328" table:style-name="ce57">
            <text:p>2,328</text:p>
          </table:table-cell>
          <table:table-cell office:value-type="float" office:value="2102" table:style-name="ce57">
            <text:p>2,102</text:p>
          </table:table-cell>
          <table:table-cell office:value-type="float" office:value="1956" table:style-name="ce57">
            <text:p>1,956</text:p>
          </table:table-cell>
          <table:table-cell office:value-type="float" office:value="1770" table:style-name="ce58">
            <text:p>1,770</text:p>
          </table:table-cell>
          <table:table-cell office:value-type="float" office:value="6015" table:style-name="ce57">
            <text:p>6,015</text:p>
          </table:table-cell>
          <table:table-cell office:value-type="float" office:value="1622" table:style-name="ce57">
            <text:p>1,622</text:p>
          </table:table-cell>
          <table:table-cell office:value-type="float" office:value="1328" table:style-name="ce57">
            <text:p>1,328</text:p>
          </table:table-cell>
          <table:table-cell office:value-type="float" office:value="1142" table:style-name="ce57">
            <text:p>1,142</text:p>
          </table:table-cell>
          <table:table-cell office:value-type="float" office:value="1056" table:style-name="ce57">
            <text:p>1,056</text:p>
          </table:table-cell>
          <table:table-cell office:value-type="float" office:value="867" table:style-name="ce58">
            <text:p>867</text:p>
          </table:table-cell>
          <table:table-cell office:value-type="float" office:value="2271" table:style-name="ce57">
            <text:p>2,271</text:p>
          </table:table-cell>
          <table:table-cell office:value-type="float" office:value="750" table:style-name="ce57">
            <text:p>750</text:p>
          </table:table-cell>
          <table:table-cell office:value-type="float" office:value="535" table:style-name="ce57">
            <text:p>535</text:p>
          </table:table-cell>
          <table:table-cell office:value-type="float" office:value="431" table:style-name="ce57">
            <text:p>431</text:p>
          </table:table-cell>
          <table:table-cell office:value-type="float" office:value="321" table:style-name="ce57">
            <text:p>321</text:p>
          </table:table-cell>
          <table:table-cell office:value-type="float" office:value="234" table:style-name="ce58">
            <text:p>234</text:p>
          </table:table-cell>
          <table:table-cell office:value-type="float" office:value="404" table:style-name="ce57">
            <text:p>404</text:p>
          </table:table-cell>
          <table:table-cell office:value-type="float" office:value="137" table:style-name="ce57">
            <text:p>137</text:p>
          </table:table-cell>
          <table:table-cell office:value-type="float" office:value="124" table:style-name="ce57">
            <text:p>124</text:p>
          </table:table-cell>
          <table:table-cell office:value-type="float" office:value="63" table:style-name="ce57">
            <text:p>63</text:p>
          </table:table-cell>
          <table:table-cell office:value-type="float" office:value="54" table:style-name="ce57">
            <text:p>54</text:p>
          </table:table-cell>
          <table:table-cell office:value-type="float" office:value="26" table:style-name="ce58">
            <text:p>26</text:p>
          </table:table-cell>
          <table:table-cell office:value-type="float" office:value="48" table:style-name="ce57">
            <text:p>4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6164" table:style-name="ce52">
            <text:p>216,164</text:p>
          </table:table-cell>
          <table:table-cell office:value-type="float" office:value="7579" table:style-name="ce52">
            <text:p>7,579</text:p>
          </table:table-cell>
          <table:table-cell office:value-type="float" office:value="1380" table:style-name="ce52">
            <text:p>1,380</text:p>
          </table:table-cell>
          <table:table-cell office:value-type="float" office:value="1473" table:style-name="ce52">
            <text:p>1,473</text:p>
          </table:table-cell>
          <table:table-cell office:value-type="float" office:value="1499" table:style-name="ce52">
            <text:p>1,499</text:p>
          </table:table-cell>
          <table:table-cell office:value-type="float" office:value="1591" table:style-name="ce52">
            <text:p>1,591</text:p>
          </table:table-cell>
          <table:table-cell office:value-type="float" office:value="1636" table:style-name="ce52">
            <text:p>1,636</text:p>
          </table:table-cell>
          <table:table-cell office:value-type="float" office:value="8315" table:style-name="ce52">
            <text:p>8,315</text:p>
          </table:table-cell>
          <table:table-cell office:value-type="float" office:value="1670" table:style-name="ce52">
            <text:p>1,670</text:p>
          </table:table-cell>
          <table:table-cell office:value-type="float" office:value="1592" table:style-name="ce52">
            <text:p>1,592</text:p>
          </table:table-cell>
          <table:table-cell office:value-type="float" office:value="1787" table:style-name="ce52">
            <text:p>1,787</text:p>
          </table:table-cell>
          <table:table-cell office:value-type="float" office:value="1685" table:style-name="ce52">
            <text:p>1,685</text:p>
          </table:table-cell>
          <table:table-cell office:value-type="float" office:value="1581" table:style-name="ce53">
            <text:p>1,581</text:p>
          </table:table-cell>
          <table:table-cell office:value-type="float" office:value="9049" table:style-name="ce52">
            <text:p>9,049</text:p>
          </table:table-cell>
          <table:table-cell office:value-type="float" office:value="1594" table:style-name="ce52">
            <text:p>1,594</text:p>
          </table:table-cell>
          <table:table-cell office:value-type="float" office:value="1781" table:style-name="ce52">
            <text:p>1,781</text:p>
          </table:table-cell>
          <table:table-cell office:value-type="float" office:value="1773" table:style-name="ce52">
            <text:p>1,773</text:p>
          </table:table-cell>
          <table:table-cell office:value-type="float" office:value="1972" table:style-name="ce52">
            <text:p>1,972</text:p>
          </table:table-cell>
          <table:table-cell office:value-type="float" office:value="1929" table:style-name="ce53">
            <text:p>1,929</text:p>
          </table:table-cell>
          <table:table-cell office:value-type="float" office:value="11585" table:style-name="ce52">
            <text:p>11,585</text:p>
          </table:table-cell>
          <table:table-cell office:value-type="float" office:value="2008" table:style-name="ce52">
            <text:p>2,008</text:p>
          </table:table-cell>
          <table:table-cell office:value-type="float" office:value="2075" table:style-name="ce52">
            <text:p>2,075</text:p>
          </table:table-cell>
          <table:table-cell office:value-type="float" office:value="2355" table:style-name="ce52">
            <text:p>2,355</text:p>
          </table:table-cell>
          <table:table-cell office:value-type="float" office:value="2399" table:style-name="ce52">
            <text:p>2,399</text:p>
          </table:table-cell>
          <table:table-cell office:value-type="float" office:value="2748" table:style-name="ce53">
            <text:p>2,748</text:p>
          </table:table-cell>
          <table:table-cell office:value-type="float" office:value="14605" table:style-name="ce52">
            <text:p>14,605</text:p>
          </table:table-cell>
          <table:table-cell office:value-type="float" office:value="2771" table:style-name="ce52">
            <text:p>2,771</text:p>
          </table:table-cell>
          <table:table-cell office:value-type="float" office:value="2657" table:style-name="ce52">
            <text:p>2,657</text:p>
          </table:table-cell>
          <table:table-cell office:value-type="float" office:value="2970" table:style-name="ce52">
            <text:p>2,970</text:p>
          </table:table-cell>
          <table:table-cell office:value-type="float" office:value="3142" table:style-name="ce52">
            <text:p>3,142</text:p>
          </table:table-cell>
          <table:table-cell office:value-type="float" office:value="3065" table:style-name="ce53">
            <text:p>3,065</text:p>
          </table:table-cell>
          <table:table-cell office:value-type="float" office:value="14768" table:style-name="ce52">
            <text:p>14,768</text:p>
          </table:table-cell>
          <table:table-cell office:value-type="float" office:value="2995" table:style-name="ce52">
            <text:p>2,995</text:p>
          </table:table-cell>
          <table:table-cell office:value-type="float" office:value="3021" table:style-name="ce52">
            <text:p>3,021</text:p>
          </table:table-cell>
          <table:table-cell office:value-type="float" office:value="2898" table:style-name="ce52">
            <text:p>2,898</text:p>
          </table:table-cell>
          <table:table-cell office:value-type="float" office:value="3007" table:style-name="ce52">
            <text:p>3,007</text:p>
          </table:table-cell>
          <table:table-cell office:value-type="float" office:value="2847" table:style-name="ce53">
            <text:p>2,847</text:p>
          </table:table-cell>
          <table:table-cell office:value-type="float" office:value="13121" table:style-name="ce52">
            <text:p>13,121</text:p>
          </table:table-cell>
          <table:table-cell office:value-type="float" office:value="2696" table:style-name="ce52">
            <text:p>2,696</text:p>
          </table:table-cell>
          <table:table-cell office:value-type="float" office:value="2786" table:style-name="ce52">
            <text:p>2,786</text:p>
          </table:table-cell>
          <table:table-cell office:value-type="float" office:value="2461" table:style-name="ce52">
            <text:p>2,461</text:p>
          </table:table-cell>
          <table:table-cell office:value-type="float" office:value="2516" table:style-name="ce52">
            <text:p>2,516</text:p>
          </table:table-cell>
          <table:table-cell office:value-type="float" office:value="2662" table:style-name="ce53">
            <text:p>2,662</text:p>
          </table:table-cell>
          <table:table-cell office:value-type="float" office:value="15680" table:style-name="ce52">
            <text:p>15,680</text:p>
          </table:table-cell>
          <table:table-cell office:value-type="float" office:value="2779" table:style-name="ce52">
            <text:p>2,779</text:p>
          </table:table-cell>
          <table:table-cell office:value-type="float" office:value="3099" table:style-name="ce52">
            <text:p>3,099</text:p>
          </table:table-cell>
          <table:table-cell office:value-type="float" office:value="3282" table:style-name="ce52">
            <text:p>3,282</text:p>
          </table:table-cell>
          <table:table-cell office:value-type="float" office:value="3259" table:style-name="ce52">
            <text:p>3,259</text:p>
          </table:table-cell>
          <table:table-cell office:value-type="float" office:value="3261" table:style-name="ce53">
            <text:p>3,261</text:p>
          </table:table-cell>
          <table:table-cell office:value-type="float" office:value="16443" table:style-name="ce52">
            <text:p>16,443</text:p>
          </table:table-cell>
          <table:table-cell office:value-type="float" office:value="3228" table:style-name="ce52">
            <text:p>3,228</text:p>
          </table:table-cell>
          <table:table-cell office:value-type="float" office:value="3270" table:style-name="ce52">
            <text:p>3,270</text:p>
          </table:table-cell>
          <table:table-cell office:value-type="float" office:value="3205" table:style-name="ce52">
            <text:p>3,205</text:p>
          </table:table-cell>
          <table:table-cell office:value-type="float" office:value="3450" table:style-name="ce52">
            <text:p>3,450</text:p>
          </table:table-cell>
          <table:table-cell office:value-type="float" office:value="3290" table:style-name="ce53">
            <text:p>3,290</text:p>
          </table:table-cell>
          <table:table-cell office:value-type="float" office:value="16870" table:style-name="ce52">
            <text:p>16,870</text:p>
          </table:table-cell>
          <table:table-cell office:value-type="float" office:value="3081" table:style-name="ce52">
            <text:p>3,081</text:p>
          </table:table-cell>
          <table:table-cell office:value-type="float" office:value="3306" table:style-name="ce52">
            <text:p>3,306</text:p>
          </table:table-cell>
          <table:table-cell office:value-type="float" office:value="3452" table:style-name="ce52">
            <text:p>3,452</text:p>
          </table:table-cell>
          <table:table-cell office:value-type="float" office:value="3463" table:style-name="ce52">
            <text:p>3,463</text:p>
          </table:table-cell>
          <table:table-cell office:value-type="float" office:value="3568" table:style-name="ce53">
            <text:p>3,568</text:p>
          </table:table-cell>
          <table:table-cell office:value-type="float" office:value="17769" table:style-name="ce52">
            <text:p>17,769</text:p>
          </table:table-cell>
          <table:table-cell office:value-type="float" office:value="3588" table:style-name="ce52">
            <text:p>3,588</text:p>
          </table:table-cell>
          <table:table-cell office:value-type="float" office:value="3464" table:style-name="ce52">
            <text:p>3,464</text:p>
          </table:table-cell>
          <table:table-cell office:value-type="float" office:value="3541" table:style-name="ce52">
            <text:p>3,541</text:p>
          </table:table-cell>
          <table:table-cell office:value-type="float" office:value="3569" table:style-name="ce52">
            <text:p>3,569</text:p>
          </table:table-cell>
          <table:table-cell office:value-type="float" office:value="3607" table:style-name="ce53">
            <text:p>3,607</text:p>
          </table:table-cell>
          <table:table-cell office:value-type="float" office:value="17683" table:style-name="ce52">
            <text:p>17,683</text:p>
          </table:table-cell>
          <table:table-cell office:value-type="float" office:value="3629" table:style-name="ce52">
            <text:p>3,629</text:p>
          </table:table-cell>
          <table:table-cell office:value-type="float" office:value="3681" table:style-name="ce52">
            <text:p>3,681</text:p>
          </table:table-cell>
          <table:table-cell office:value-type="float" office:value="3559" table:style-name="ce52">
            <text:p>3,559</text:p>
          </table:table-cell>
          <table:table-cell office:value-type="float" office:value="3567" table:style-name="ce52">
            <text:p>3,567</text:p>
          </table:table-cell>
          <table:table-cell office:value-type="float" office:value="3247" table:style-name="ce53">
            <text:p>3,247</text:p>
          </table:table-cell>
          <table:table-cell office:value-type="float" office:value="16019" table:style-name="ce52">
            <text:p>16,019</text:p>
          </table:table-cell>
          <table:table-cell office:value-type="float" office:value="3475" table:style-name="ce52">
            <text:p>3,475</text:p>
          </table:table-cell>
          <table:table-cell office:value-type="float" office:value="3361" table:style-name="ce52">
            <text:p>3,361</text:p>
          </table:table-cell>
          <table:table-cell office:value-type="float" office:value="3055" table:style-name="ce52">
            <text:p>3,055</text:p>
          </table:table-cell>
          <table:table-cell office:value-type="float" office:value="2996" table:style-name="ce52">
            <text:p>2,996</text:p>
          </table:table-cell>
          <table:table-cell office:value-type="float" office:value="3132" table:style-name="ce53">
            <text:p>3,132</text:p>
          </table:table-cell>
          <table:table-cell office:value-type="float" office:value="12854" table:style-name="ce52">
            <text:p>12,854</text:p>
          </table:table-cell>
          <table:table-cell office:value-type="float" office:value="2788" table:style-name="ce52">
            <text:p>2,788</text:p>
          </table:table-cell>
          <table:table-cell office:value-type="float" office:value="2636" table:style-name="ce52">
            <text:p>2,636</text:p>
          </table:table-cell>
          <table:table-cell office:value-type="float" office:value="2571" table:style-name="ce52">
            <text:p>2,571</text:p>
          </table:table-cell>
          <table:table-cell office:value-type="float" office:value="2608" table:style-name="ce52">
            <text:p>2,608</text:p>
          </table:table-cell>
          <table:table-cell office:value-type="float" office:value="2251" table:style-name="ce53">
            <text:p>2,251</text:p>
          </table:table-cell>
          <table:table-cell office:value-type="float" office:value="8300" table:style-name="ce52">
            <text:p>8,300</text:p>
          </table:table-cell>
          <table:table-cell office:value-type="float" office:value="2113" table:style-name="ce52">
            <text:p>2,113</text:p>
          </table:table-cell>
          <table:table-cell office:value-type="float" office:value="1843" table:style-name="ce52">
            <text:p>1,843</text:p>
          </table:table-cell>
          <table:table-cell office:value-type="float" office:value="1784" table:style-name="ce52">
            <text:p>1,784</text:p>
          </table:table-cell>
          <table:table-cell office:value-type="float" office:value="1447" table:style-name="ce52">
            <text:p>1,447</text:p>
          </table:table-cell>
          <table:table-cell office:value-type="float" office:value="1113" table:style-name="ce53">
            <text:p>1,113</text:p>
          </table:table-cell>
          <table:table-cell office:value-type="float" office:value="6431" table:style-name="ce52">
            <text:p>6,431</text:p>
          </table:table-cell>
          <table:table-cell office:value-type="float" office:value="1282" table:style-name="ce52">
            <text:p>1,282</text:p>
          </table:table-cell>
          <table:table-cell office:value-type="float" office:value="1379" table:style-name="ce52">
            <text:p>1,379</text:p>
          </table:table-cell>
          <table:table-cell office:value-type="float" office:value="1310" table:style-name="ce52">
            <text:p>1,310</text:p>
          </table:table-cell>
          <table:table-cell office:value-type="float" office:value="1272" table:style-name="ce52">
            <text:p>1,272</text:p>
          </table:table-cell>
          <table:table-cell office:value-type="float" office:value="1188" table:style-name="ce53">
            <text:p>1,188</text:p>
          </table:table-cell>
          <table:table-cell office:value-type="float" office:value="4779" table:style-name="ce52">
            <text:p>4,779</text:p>
          </table:table-cell>
          <table:table-cell office:value-type="float" office:value="1135" table:style-name="ce52">
            <text:p>1,135</text:p>
          </table:table-cell>
          <table:table-cell office:value-type="float" office:value="1034" table:style-name="ce52">
            <text:p>1,034</text:p>
          </table:table-cell>
          <table:table-cell office:value-type="float" office:value="924" table:style-name="ce52">
            <text:p>924</text:p>
          </table:table-cell>
          <table:table-cell office:value-type="float" office:value="888" table:style-name="ce52">
            <text:p>888</text:p>
          </table:table-cell>
          <table:table-cell office:value-type="float" office:value="798" table:style-name="ce53">
            <text:p>798</text:p>
          </table:table-cell>
          <table:table-cell office:value-type="float" office:value="2719" table:style-name="ce52">
            <text:p>2,719</text:p>
          </table:table-cell>
          <table:table-cell office:value-type="float" office:value="737" table:style-name="ce52">
            <text:p>737</text:p>
          </table:table-cell>
          <table:table-cell office:value-type="float" office:value="571" table:style-name="ce52">
            <text:p>571</text:p>
          </table:table-cell>
          <table:table-cell office:value-type="float" office:value="507" table:style-name="ce52">
            <text:p>507</text:p>
          </table:table-cell>
          <table:table-cell office:value-type="float" office:value="497" table:style-name="ce52">
            <text:p>497</text:p>
          </table:table-cell>
          <table:table-cell office:value-type="float" office:value="407" table:style-name="ce53">
            <text:p>407</text:p>
          </table:table-cell>
          <table:table-cell office:value-type="float" office:value="1248" table:style-name="ce52">
            <text:p>1,248</text:p>
          </table:table-cell>
          <table:table-cell office:value-type="float" office:value="369" table:style-name="ce52">
            <text:p>369</text:p>
          </table:table-cell>
          <table:table-cell office:value-type="float" office:value="308" table:style-name="ce52">
            <text:p>308</text:p>
          </table:table-cell>
          <table:table-cell office:value-type="float" office:value="218" table:style-name="ce52">
            <text:p>218</text:p>
          </table:table-cell>
          <table:table-cell office:value-type="float" office:value="213" table:style-name="ce52">
            <text:p>213</text:p>
          </table:table-cell>
          <table:table-cell office:value-type="float" office:value="140" table:style-name="ce53">
            <text:p>140</text:p>
          </table:table-cell>
          <table:table-cell office:value-type="float" office:value="305" table:style-name="ce52">
            <text:p>305</text:p>
          </table:table-cell>
          <table:table-cell office:value-type="float" office:value="97" table:style-name="ce52">
            <text:p>97</text:p>
          </table:table-cell>
          <table:table-cell office:value-type="float" office:value="81" table:style-name="ce52">
            <text:p>81</text:p>
          </table:table-cell>
          <table:table-cell office:value-type="float" office:value="65" table:style-name="ce52">
            <text:p>65</text:p>
          </table:table-cell>
          <table:table-cell office:value-type="float" office:value="41" table:style-name="ce52">
            <text:p>41</text:p>
          </table:table-cell>
          <table:table-cell office:value-type="float" office:value="21" table:style-name="ce53">
            <text:p>21</text:p>
          </table:table-cell>
          <table:table-cell office:value-type="float" office:value="42" table:style-name="ce52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195" table:style-name="ce52">
            <text:p>111,195</text:p>
          </table:table-cell>
          <table:table-cell office:value-type="float" office:value="3980" table:style-name="ce52">
            <text:p>3,980</text:p>
          </table:table-cell>
          <table:table-cell office:value-type="float" office:value="737" table:style-name="ce52">
            <text:p>737</text:p>
          </table:table-cell>
          <table:table-cell office:value-type="float" office:value="771" table:style-name="ce52">
            <text:p>771</text:p>
          </table:table-cell>
          <table:table-cell office:value-type="float" office:value="799" table:style-name="ce52">
            <text:p>799</text:p>
          </table:table-cell>
          <table:table-cell office:value-type="float" office:value="832" table:style-name="ce52">
            <text:p>832</text:p>
          </table:table-cell>
          <table:table-cell office:value-type="float" office:value="841" table:style-name="ce52">
            <text:p>841</text:p>
          </table:table-cell>
          <table:table-cell office:value-type="float" office:value="4355" table:style-name="ce52">
            <text:p>4,355</text:p>
          </table:table-cell>
          <table:table-cell office:value-type="float" office:value="867" table:style-name="ce52">
            <text:p>867</text:p>
          </table:table-cell>
          <table:table-cell office:value-type="float" office:value="827" table:style-name="ce52">
            <text:p>827</text:p>
          </table:table-cell>
          <table:table-cell office:value-type="float" office:value="969" table:style-name="ce52">
            <text:p>969</text:p>
          </table:table-cell>
          <table:table-cell office:value-type="float" office:value="888" table:style-name="ce52">
            <text:p>888</text:p>
          </table:table-cell>
          <table:table-cell office:value-type="float" office:value="804" table:style-name="ce53">
            <text:p>804</text:p>
          </table:table-cell>
          <table:table-cell office:value-type="float" office:value="4758" table:style-name="ce52">
            <text:p>4,758</text:p>
          </table:table-cell>
          <table:table-cell office:value-type="float" office:value="798" table:style-name="ce52">
            <text:p>798</text:p>
          </table:table-cell>
          <table:table-cell office:value-type="float" office:value="966" table:style-name="ce52">
            <text:p>966</text:p>
          </table:table-cell>
          <table:table-cell office:value-type="float" office:value="920" table:style-name="ce52">
            <text:p>920</text:p>
          </table:table-cell>
          <table:table-cell office:value-type="float" office:value="1042" table:style-name="ce52">
            <text:p>1,042</text:p>
          </table:table-cell>
          <table:table-cell office:value-type="float" office:value="1032" table:style-name="ce53">
            <text:p>1,032</text:p>
          </table:table-cell>
          <table:table-cell office:value-type="float" office:value="6054" table:style-name="ce52">
            <text:p>6,054</text:p>
          </table:table-cell>
          <table:table-cell office:value-type="float" office:value="1072" table:style-name="ce52">
            <text:p>1,072</text:p>
          </table:table-cell>
          <table:table-cell office:value-type="float" office:value="1109" table:style-name="ce52">
            <text:p>1,109</text:p>
          </table:table-cell>
          <table:table-cell office:value-type="float" office:value="1206" table:style-name="ce52">
            <text:p>1,206</text:p>
          </table:table-cell>
          <table:table-cell office:value-type="float" office:value="1227" table:style-name="ce52">
            <text:p>1,227</text:p>
          </table:table-cell>
          <table:table-cell office:value-type="float" office:value="1440" table:style-name="ce53">
            <text:p>1,440</text:p>
          </table:table-cell>
          <table:table-cell office:value-type="float" office:value="7525" table:style-name="ce52">
            <text:p>7,525</text:p>
          </table:table-cell>
          <table:table-cell office:value-type="float" office:value="1469" table:style-name="ce52">
            <text:p>1,469</text:p>
          </table:table-cell>
          <table:table-cell office:value-type="float" office:value="1362" table:style-name="ce52">
            <text:p>1,362</text:p>
          </table:table-cell>
          <table:table-cell office:value-type="float" office:value="1524" table:style-name="ce52">
            <text:p>1,524</text:p>
          </table:table-cell>
          <table:table-cell office:value-type="float" office:value="1617" table:style-name="ce52">
            <text:p>1,617</text:p>
          </table:table-cell>
          <table:table-cell office:value-type="float" office:value="1553" table:style-name="ce53">
            <text:p>1,553</text:p>
          </table:table-cell>
          <table:table-cell office:value-type="float" office:value="7893" table:style-name="ce52">
            <text:p>7,893</text:p>
          </table:table-cell>
          <table:table-cell office:value-type="float" office:value="1618" table:style-name="ce52">
            <text:p>1,618</text:p>
          </table:table-cell>
          <table:table-cell office:value-type="float" office:value="1587" table:style-name="ce52">
            <text:p>1,587</text:p>
          </table:table-cell>
          <table:table-cell office:value-type="float" office:value="1537" table:style-name="ce52">
            <text:p>1,537</text:p>
          </table:table-cell>
          <table:table-cell office:value-type="float" office:value="1583" table:style-name="ce52">
            <text:p>1,583</text:p>
          </table:table-cell>
          <table:table-cell office:value-type="float" office:value="1568" table:style-name="ce53">
            <text:p>1,568</text:p>
          </table:table-cell>
          <table:table-cell office:value-type="float" office:value="7058" table:style-name="ce52">
            <text:p>7,058</text:p>
          </table:table-cell>
          <table:table-cell office:value-type="float" office:value="1441" table:style-name="ce52">
            <text:p>1,441</text:p>
          </table:table-cell>
          <table:table-cell office:value-type="float" office:value="1508" table:style-name="ce52">
            <text:p>1,508</text:p>
          </table:table-cell>
          <table:table-cell office:value-type="float" office:value="1360" table:style-name="ce52">
            <text:p>1,360</text:p>
          </table:table-cell>
          <table:table-cell office:value-type="float" office:value="1328" table:style-name="ce52">
            <text:p>1,328</text:p>
          </table:table-cell>
          <table:table-cell office:value-type="float" office:value="1421" table:style-name="ce53">
            <text:p>1,421</text:p>
          </table:table-cell>
          <table:table-cell office:value-type="float" office:value="8291" table:style-name="ce52">
            <text:p>8,291</text:p>
          </table:table-cell>
          <table:table-cell office:value-type="float" office:value="1476" table:style-name="ce52">
            <text:p>1,476</text:p>
          </table:table-cell>
          <table:table-cell office:value-type="float" office:value="1650" table:style-name="ce52">
            <text:p>1,650</text:p>
          </table:table-cell>
          <table:table-cell office:value-type="float" office:value="1732" table:style-name="ce52">
            <text:p>1,732</text:p>
          </table:table-cell>
          <table:table-cell office:value-type="float" office:value="1744" table:style-name="ce52">
            <text:p>1,744</text:p>
          </table:table-cell>
          <table:table-cell office:value-type="float" office:value="1689" table:style-name="ce53">
            <text:p>1,689</text:p>
          </table:table-cell>
          <table:table-cell office:value-type="float" office:value="8551" table:style-name="ce52">
            <text:p>8,551</text:p>
          </table:table-cell>
          <table:table-cell office:value-type="float" office:value="1713" table:style-name="ce52">
            <text:p>1,713</text:p>
          </table:table-cell>
          <table:table-cell office:value-type="float" office:value="1691" table:style-name="ce52">
            <text:p>1,691</text:p>
          </table:table-cell>
          <table:table-cell office:value-type="float" office:value="1690" table:style-name="ce52">
            <text:p>1,690</text:p>
          </table:table-cell>
          <table:table-cell office:value-type="float" office:value="1776" table:style-name="ce52">
            <text:p>1,776</text:p>
          </table:table-cell>
          <table:table-cell office:value-type="float" office:value="1681" table:style-name="ce53">
            <text:p>1,681</text:p>
          </table:table-cell>
          <table:table-cell office:value-type="float" office:value="8943" table:style-name="ce52">
            <text:p>8,943</text:p>
          </table:table-cell>
          <table:table-cell office:value-type="float" office:value="1663" table:style-name="ce52">
            <text:p>1,663</text:p>
          </table:table-cell>
          <table:table-cell office:value-type="float" office:value="1731" table:style-name="ce52">
            <text:p>1,731</text:p>
          </table:table-cell>
          <table:table-cell office:value-type="float" office:value="1861" table:style-name="ce52">
            <text:p>1,861</text:p>
          </table:table-cell>
          <table:table-cell office:value-type="float" office:value="1774" table:style-name="ce52">
            <text:p>1,774</text:p>
          </table:table-cell>
          <table:table-cell office:value-type="float" office:value="1914" table:style-name="ce53">
            <text:p>1,914</text:p>
          </table:table-cell>
          <table:table-cell office:value-type="float" office:value="9668" table:style-name="ce52">
            <text:p>9,668</text:p>
          </table:table-cell>
          <table:table-cell office:value-type="float" office:value="1954" table:style-name="ce52">
            <text:p>1,954</text:p>
          </table:table-cell>
          <table:table-cell office:value-type="float" office:value="1917" table:style-name="ce52">
            <text:p>1,917</text:p>
          </table:table-cell>
          <table:table-cell office:value-type="float" office:value="1879" table:style-name="ce52">
            <text:p>1,879</text:p>
          </table:table-cell>
          <table:table-cell office:value-type="float" office:value="1958" table:style-name="ce52">
            <text:p>1,958</text:p>
          </table:table-cell>
          <table:table-cell office:value-type="float" office:value="1960" table:style-name="ce53">
            <text:p>1,960</text:p>
          </table:table-cell>
          <table:table-cell office:value-type="float" office:value="9362" table:style-name="ce52">
            <text:p>9,362</text:p>
          </table:table-cell>
          <table:table-cell office:value-type="float" office:value="1935" table:style-name="ce52">
            <text:p>1,935</text:p>
          </table:table-cell>
          <table:table-cell office:value-type="float" office:value="1965" table:style-name="ce52">
            <text:p>1,965</text:p>
          </table:table-cell>
          <table:table-cell office:value-type="float" office:value="1831" table:style-name="ce52">
            <text:p>1,831</text:p>
          </table:table-cell>
          <table:table-cell office:value-type="float" office:value="1915" table:style-name="ce52">
            <text:p>1,915</text:p>
          </table:table-cell>
          <table:table-cell office:value-type="float" office:value="1716" table:style-name="ce53">
            <text:p>1,716</text:p>
          </table:table-cell>
          <table:table-cell office:value-type="float" office:value="8128" table:style-name="ce52">
            <text:p>8,128</text:p>
          </table:table-cell>
          <table:table-cell office:value-type="float" office:value="1753" table:style-name="ce52">
            <text:p>1,753</text:p>
          </table:table-cell>
          <table:table-cell office:value-type="float" office:value="1718" table:style-name="ce52">
            <text:p>1,718</text:p>
          </table:table-cell>
          <table:table-cell office:value-type="float" office:value="1586" table:style-name="ce52">
            <text:p>1,586</text:p>
          </table:table-cell>
          <table:table-cell office:value-type="float" office:value="1558" table:style-name="ce52">
            <text:p>1,558</text:p>
          </table:table-cell>
          <table:table-cell office:value-type="float" office:value="1513" table:style-name="ce53">
            <text:p>1,513</text:p>
          </table:table-cell>
          <table:table-cell office:value-type="float" office:value="6117" table:style-name="ce52">
            <text:p>6,117</text:p>
          </table:table-cell>
          <table:table-cell office:value-type="float" office:value="1378" table:style-name="ce52">
            <text:p>1,378</text:p>
          </table:table-cell>
          <table:table-cell office:value-type="float" office:value="1265" table:style-name="ce52">
            <text:p>1,265</text:p>
          </table:table-cell>
          <table:table-cell office:value-type="float" office:value="1226" table:style-name="ce52">
            <text:p>1,226</text:p>
          </table:table-cell>
          <table:table-cell office:value-type="float" office:value="1201" table:style-name="ce52">
            <text:p>1,201</text:p>
          </table:table-cell>
          <table:table-cell office:value-type="float" office:value="1047" table:style-name="ce53">
            <text:p>1,047</text:p>
          </table:table-cell>
          <table:table-cell office:value-type="float" office:value="3798" table:style-name="ce52">
            <text:p>3,798</text:p>
          </table:table-cell>
          <table:table-cell office:value-type="float" office:value="1005" table:style-name="ce52">
            <text:p>1,005</text:p>
          </table:table-cell>
          <table:table-cell office:value-type="float" office:value="845" table:style-name="ce52">
            <text:p>845</text:p>
          </table:table-cell>
          <table:table-cell office:value-type="float" office:value="825" table:style-name="ce52">
            <text:p>825</text:p>
          </table:table-cell>
          <table:table-cell office:value-type="float" office:value="640" table:style-name="ce52">
            <text:p>640</text:p>
          </table:table-cell>
          <table:table-cell office:value-type="float" office:value="483" table:style-name="ce53">
            <text:p>483</text:p>
          </table:table-cell>
          <table:table-cell office:value-type="float" office:value="2811" table:style-name="ce52">
            <text:p>2,811</text:p>
          </table:table-cell>
          <table:table-cell office:value-type="float" office:value="573" table:style-name="ce52">
            <text:p>573</text:p>
          </table:table-cell>
          <table:table-cell office:value-type="float" office:value="621" table:style-name="ce52">
            <text:p>621</text:p>
          </table:table-cell>
          <table:table-cell office:value-type="float" office:value="569" table:style-name="ce52">
            <text:p>569</text:p>
          </table:table-cell>
          <table:table-cell office:value-type="float" office:value="544" table:style-name="ce52">
            <text:p>544</text:p>
          </table:table-cell>
          <table:table-cell office:value-type="float" office:value="504" table:style-name="ce53">
            <text:p>504</text:p>
          </table:table-cell>
          <table:table-cell office:value-type="float" office:value="2000" table:style-name="ce52">
            <text:p>2,000</text:p>
          </table:table-cell>
          <table:table-cell office:value-type="float" office:value="473" table:style-name="ce52">
            <text:p>473</text:p>
          </table:table-cell>
          <table:table-cell office:value-type="float" office:value="444" table:style-name="ce52">
            <text:p>444</text:p>
          </table:table-cell>
          <table:table-cell office:value-type="float" office:value="380" table:style-name="ce52">
            <text:p>380</text:p>
          </table:table-cell>
          <table:table-cell office:value-type="float" office:value="366" table:style-name="ce52">
            <text:p>366</text:p>
          </table:table-cell>
          <table:table-cell office:value-type="float" office:value="337" table:style-name="ce53">
            <text:p>337</text:p>
          </table:table-cell>
          <table:table-cell office:value-type="float" office:value="1125" table:style-name="ce52">
            <text:p>1,125</text:p>
          </table:table-cell>
          <table:table-cell office:value-type="float" office:value="288" table:style-name="ce52">
            <text:p>288</text:p>
          </table:table-cell>
          <table:table-cell office:value-type="float" office:value="215" table:style-name="ce52">
            <text:p>215</text:p>
          </table:table-cell>
          <table:table-cell office:value-type="float" office:value="221" table:style-name="ce52">
            <text:p>221</text:p>
          </table:table-cell>
          <table:table-cell office:value-type="float" office:value="208" table:style-name="ce52">
            <text:p>208</text:p>
          </table:table-cell>
          <table:table-cell office:value-type="float" office:value="193" table:style-name="ce53">
            <text:p>193</text:p>
          </table:table-cell>
          <table:table-cell office:value-type="float" office:value="605" table:style-name="ce52">
            <text:p>605</text:p>
          </table:table-cell>
          <table:table-cell office:value-type="float" office:value="167" table:style-name="ce52">
            <text:p>167</text:p>
          </table:table-cell>
          <table:table-cell office:value-type="float" office:value="145" table:style-name="ce52">
            <text:p>145</text:p>
          </table:table-cell>
          <table:table-cell office:value-type="float" office:value="125" table:style-name="ce52">
            <text:p>125</text:p>
          </table:table-cell>
          <table:table-cell office:value-type="float" office:value="100" table:style-name="ce52">
            <text:p>100</text:p>
          </table:table-cell>
          <table:table-cell office:value-type="float" office:value="68" table:style-name="ce53">
            <text:p>68</text:p>
          </table:table-cell>
          <table:table-cell office:value-type="float" office:value="153" table:style-name="ce52">
            <text:p>153</text:p>
          </table:table-cell>
          <table:table-cell office:value-type="float" office:value="50" table:style-name="ce52">
            <text:p>50</text:p>
          </table:table-cell>
          <table:table-cell office:value-type="float" office:value="44" table:style-name="ce52">
            <text:p>44</text:p>
          </table:table-cell>
          <table:table-cell office:value-type="float" office:value="30" table:style-name="ce52">
            <text:p>30</text:p>
          </table:table-cell>
          <table:table-cell office:value-type="float" office:value="16" table:style-name="ce52">
            <text:p>16</text:p>
          </table:table-cell>
          <table:table-cell office:value-type="float" office:value="13" table:style-name="ce53">
            <text:p>13</text:p>
          </table:table-cell>
          <table:table-cell office:value-type="float" office:value="20" table:style-name="ce52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4969" table:style-name="ce57">
            <text:p>104,969</text:p>
          </table:table-cell>
          <table:table-cell office:value-type="float" office:value="3599" table:style-name="ce58">
            <text:p>3,599</text:p>
          </table:table-cell>
          <table:table-cell office:value-type="float" office:value="643" table:style-name="ce57">
            <text:p>643</text:p>
          </table:table-cell>
          <table:table-cell office:value-type="float" office:value="702" table:style-name="ce57">
            <text:p>702</text:p>
          </table:table-cell>
          <table:table-cell office:value-type="float" office:value="700" table:style-name="ce57">
            <text:p>700</text:p>
          </table:table-cell>
          <table:table-cell office:value-type="float" office:value="759" table:style-name="ce57">
            <text:p>759</text:p>
          </table:table-cell>
          <table:table-cell office:value-type="float" office:value="795" table:style-name="ce57">
            <text:p>795</text:p>
          </table:table-cell>
          <table:table-cell office:value-type="float" office:value="3960" table:style-name="ce57">
            <text:p>3,960</text:p>
          </table:table-cell>
          <table:table-cell office:value-type="float" office:value="803" table:style-name="ce57">
            <text:p>803</text:p>
          </table:table-cell>
          <table:table-cell office:value-type="float" office:value="765" table:style-name="ce57">
            <text:p>765</text:p>
          </table:table-cell>
          <table:table-cell office:value-type="float" office:value="818" table:style-name="ce57">
            <text:p>818</text:p>
          </table:table-cell>
          <table:table-cell office:value-type="float" office:value="797" table:style-name="ce57">
            <text:p>797</text:p>
          </table:table-cell>
          <table:table-cell office:value-type="float" office:value="777" table:style-name="ce58">
            <text:p>777</text:p>
          </table:table-cell>
          <table:table-cell office:value-type="float" office:value="4291" table:style-name="ce57">
            <text:p>4,291</text:p>
          </table:table-cell>
          <table:table-cell office:value-type="float" office:value="796" table:style-name="ce57">
            <text:p>796</text:p>
          </table:table-cell>
          <table:table-cell office:value-type="float" office:value="815" table:style-name="ce57">
            <text:p>815</text:p>
          </table:table-cell>
          <table:table-cell office:value-type="float" office:value="853" table:style-name="ce57">
            <text:p>853</text:p>
          </table:table-cell>
          <table:table-cell office:value-type="float" office:value="930" table:style-name="ce57">
            <text:p>930</text:p>
          </table:table-cell>
          <table:table-cell office:value-type="float" office:value="897" table:style-name="ce58">
            <text:p>897</text:p>
          </table:table-cell>
          <table:table-cell office:value-type="float" office:value="5531" table:style-name="ce57">
            <text:p>5,531</text:p>
          </table:table-cell>
          <table:table-cell office:value-type="float" office:value="936" table:style-name="ce57">
            <text:p>936</text:p>
          </table:table-cell>
          <table:table-cell office:value-type="float" office:value="966" table:style-name="ce57">
            <text:p>966</text:p>
          </table:table-cell>
          <table:table-cell office:value-type="float" office:value="1149" table:style-name="ce57">
            <text:p>1,149</text:p>
          </table:table-cell>
          <table:table-cell office:value-type="float" office:value="1172" table:style-name="ce57">
            <text:p>1,172</text:p>
          </table:table-cell>
          <table:table-cell office:value-type="float" office:value="1308" table:style-name="ce58">
            <text:p>1,308</text:p>
          </table:table-cell>
          <table:table-cell office:value-type="float" office:value="7080" table:style-name="ce57">
            <text:p>7,080</text:p>
          </table:table-cell>
          <table:table-cell office:value-type="float" office:value="1302" table:style-name="ce57">
            <text:p>1,302</text:p>
          </table:table-cell>
          <table:table-cell office:value-type="float" office:value="1295" table:style-name="ce57">
            <text:p>1,295</text:p>
          </table:table-cell>
          <table:table-cell office:value-type="float" office:value="1446" table:style-name="ce57">
            <text:p>1,446</text:p>
          </table:table-cell>
          <table:table-cell office:value-type="float" office:value="1525" table:style-name="ce57">
            <text:p>1,525</text:p>
          </table:table-cell>
          <table:table-cell office:value-type="float" office:value="1512" table:style-name="ce58">
            <text:p>1,512</text:p>
          </table:table-cell>
          <table:table-cell office:value-type="float" office:value="6875" table:style-name="ce57">
            <text:p>6,875</text:p>
          </table:table-cell>
          <table:table-cell office:value-type="float" office:value="1377" table:style-name="ce57">
            <text:p>1,377</text:p>
          </table:table-cell>
          <table:table-cell office:value-type="float" office:value="1434" table:style-name="ce57">
            <text:p>1,434</text:p>
          </table:table-cell>
          <table:table-cell office:value-type="float" office:value="1361" table:style-name="ce57">
            <text:p>1,361</text:p>
          </table:table-cell>
          <table:table-cell office:value-type="float" office:value="1424" table:style-name="ce57">
            <text:p>1,424</text:p>
          </table:table-cell>
          <table:table-cell office:value-type="float" office:value="1279" table:style-name="ce58">
            <text:p>1,279</text:p>
          </table:table-cell>
          <table:table-cell office:value-type="float" office:value="6063" table:style-name="ce57">
            <text:p>6,063</text:p>
          </table:table-cell>
          <table:table-cell office:value-type="float" office:value="1255" table:style-name="ce57">
            <text:p>1,255</text:p>
          </table:table-cell>
          <table:table-cell office:value-type="float" office:value="1278" table:style-name="ce57">
            <text:p>1,278</text:p>
          </table:table-cell>
          <table:table-cell office:value-type="float" office:value="1101" table:style-name="ce57">
            <text:p>1,101</text:p>
          </table:table-cell>
          <table:table-cell office:value-type="float" office:value="1188" table:style-name="ce57">
            <text:p>1,188</text:p>
          </table:table-cell>
          <table:table-cell office:value-type="float" office:value="1241" table:style-name="ce58">
            <text:p>1,241</text:p>
          </table:table-cell>
          <table:table-cell office:value-type="float" office:value="7389" table:style-name="ce57">
            <text:p>7,389</text:p>
          </table:table-cell>
          <table:table-cell office:value-type="float" office:value="1303" table:style-name="ce57">
            <text:p>1,303</text:p>
          </table:table-cell>
          <table:table-cell office:value-type="float" office:value="1449" table:style-name="ce57">
            <text:p>1,449</text:p>
          </table:table-cell>
          <table:table-cell office:value-type="float" office:value="1550" table:style-name="ce57">
            <text:p>1,550</text:p>
          </table:table-cell>
          <table:table-cell office:value-type="float" office:value="1515" table:style-name="ce57">
            <text:p>1,515</text:p>
          </table:table-cell>
          <table:table-cell office:value-type="float" office:value="1572" table:style-name="ce58">
            <text:p>1,572</text:p>
          </table:table-cell>
          <table:table-cell office:value-type="float" office:value="7892" table:style-name="ce57">
            <text:p>7,892</text:p>
          </table:table-cell>
          <table:table-cell office:value-type="float" office:value="1515" table:style-name="ce57">
            <text:p>1,515</text:p>
          </table:table-cell>
          <table:table-cell office:value-type="float" office:value="1579" table:style-name="ce57">
            <text:p>1,579</text:p>
          </table:table-cell>
          <table:table-cell office:value-type="float" office:value="1515" table:style-name="ce57">
            <text:p>1,515</text:p>
          </table:table-cell>
          <table:table-cell office:value-type="float" office:value="1674" table:style-name="ce57">
            <text:p>1,674</text:p>
          </table:table-cell>
          <table:table-cell office:value-type="float" office:value="1609" table:style-name="ce58">
            <text:p>1,609</text:p>
          </table:table-cell>
          <table:table-cell office:value-type="float" office:value="7927" table:style-name="ce57">
            <text:p>7,927</text:p>
          </table:table-cell>
          <table:table-cell office:value-type="float" office:value="1418" table:style-name="ce57">
            <text:p>1,418</text:p>
          </table:table-cell>
          <table:table-cell office:value-type="float" office:value="1575" table:style-name="ce57">
            <text:p>1,575</text:p>
          </table:table-cell>
          <table:table-cell office:value-type="float" office:value="1591" table:style-name="ce57">
            <text:p>1,591</text:p>
          </table:table-cell>
          <table:table-cell office:value-type="float" office:value="1689" table:style-name="ce57">
            <text:p>1,689</text:p>
          </table:table-cell>
          <table:table-cell office:value-type="float" office:value="1654" table:style-name="ce58">
            <text:p>1,654</text:p>
          </table:table-cell>
          <table:table-cell office:value-type="float" office:value="8101" table:style-name="ce57">
            <text:p>8,101</text:p>
          </table:table-cell>
          <table:table-cell office:value-type="float" office:value="1634" table:style-name="ce57">
            <text:p>1,634</text:p>
          </table:table-cell>
          <table:table-cell office:value-type="float" office:value="1547" table:style-name="ce57">
            <text:p>1,547</text:p>
          </table:table-cell>
          <table:table-cell office:value-type="float" office:value="1662" table:style-name="ce57">
            <text:p>1,662</text:p>
          </table:table-cell>
          <table:table-cell office:value-type="float" office:value="1611" table:style-name="ce57">
            <text:p>1,611</text:p>
          </table:table-cell>
          <table:table-cell office:value-type="float" office:value="1647" table:style-name="ce58">
            <text:p>1,647</text:p>
          </table:table-cell>
          <table:table-cell office:value-type="float" office:value="8321" table:style-name="ce57">
            <text:p>8,321</text:p>
          </table:table-cell>
          <table:table-cell office:value-type="float" office:value="1694" table:style-name="ce57">
            <text:p>1,694</text:p>
          </table:table-cell>
          <table:table-cell office:value-type="float" office:value="1716" table:style-name="ce57">
            <text:p>1,716</text:p>
          </table:table-cell>
          <table:table-cell office:value-type="float" office:value="1728" table:style-name="ce57">
            <text:p>1,728</text:p>
          </table:table-cell>
          <table:table-cell office:value-type="float" office:value="1652" table:style-name="ce57">
            <text:p>1,652</text:p>
          </table:table-cell>
          <table:table-cell office:value-type="float" office:value="1531" table:style-name="ce58">
            <text:p>1,531</text:p>
          </table:table-cell>
          <table:table-cell office:value-type="float" office:value="7891" table:style-name="ce57">
            <text:p>7,891</text:p>
          </table:table-cell>
          <table:table-cell office:value-type="float" office:value="1722" table:style-name="ce57">
            <text:p>1,722</text:p>
          </table:table-cell>
          <table:table-cell office:value-type="float" office:value="1643" table:style-name="ce57">
            <text:p>1,643</text:p>
          </table:table-cell>
          <table:table-cell office:value-type="float" office:value="1469" table:style-name="ce57">
            <text:p>1,469</text:p>
          </table:table-cell>
          <table:table-cell office:value-type="float" office:value="1438" table:style-name="ce57">
            <text:p>1,438</text:p>
          </table:table-cell>
          <table:table-cell office:value-type="float" office:value="1619" table:style-name="ce58">
            <text:p>1,619</text:p>
          </table:table-cell>
          <table:table-cell office:value-type="float" office:value="6737" table:style-name="ce57">
            <text:p>6,737</text:p>
          </table:table-cell>
          <table:table-cell office:value-type="float" office:value="1410" table:style-name="ce57">
            <text:p>1,410</text:p>
          </table:table-cell>
          <table:table-cell office:value-type="float" office:value="1371" table:style-name="ce57">
            <text:p>1,371</text:p>
          </table:table-cell>
          <table:table-cell office:value-type="float" office:value="1345" table:style-name="ce57">
            <text:p>1,345</text:p>
          </table:table-cell>
          <table:table-cell office:value-type="float" office:value="1407" table:style-name="ce57">
            <text:p>1,407</text:p>
          </table:table-cell>
          <table:table-cell office:value-type="float" office:value="1204" table:style-name="ce58">
            <text:p>1,204</text:p>
          </table:table-cell>
          <table:table-cell office:value-type="float" office:value="4502" table:style-name="ce57">
            <text:p>4,502</text:p>
          </table:table-cell>
          <table:table-cell office:value-type="float" office:value="1108" table:style-name="ce57">
            <text:p>1,108</text:p>
          </table:table-cell>
          <table:table-cell office:value-type="float" office:value="998" table:style-name="ce57">
            <text:p>998</text:p>
          </table:table-cell>
          <table:table-cell office:value-type="float" office:value="959" table:style-name="ce57">
            <text:p>959</text:p>
          </table:table-cell>
          <table:table-cell office:value-type="float" office:value="807" table:style-name="ce57">
            <text:p>807</text:p>
          </table:table-cell>
          <table:table-cell office:value-type="float" office:value="630" table:style-name="ce58">
            <text:p>630</text:p>
          </table:table-cell>
          <table:table-cell office:value-type="float" office:value="3620" table:style-name="ce57">
            <text:p>3,620</text:p>
          </table:table-cell>
          <table:table-cell office:value-type="float" office:value="709" table:style-name="ce57">
            <text:p>709</text:p>
          </table:table-cell>
          <table:table-cell office:value-type="float" office:value="758" table:style-name="ce57">
            <text:p>758</text:p>
          </table:table-cell>
          <table:table-cell office:value-type="float" office:value="741" table:style-name="ce57">
            <text:p>741</text:p>
          </table:table-cell>
          <table:table-cell office:value-type="float" office:value="728" table:style-name="ce57">
            <text:p>728</text:p>
          </table:table-cell>
          <table:table-cell office:value-type="float" office:value="684" table:style-name="ce58">
            <text:p>684</text:p>
          </table:table-cell>
          <table:table-cell office:value-type="float" office:value="2779" table:style-name="ce57">
            <text:p>2,779</text:p>
          </table:table-cell>
          <table:table-cell office:value-type="float" office:value="662" table:style-name="ce57">
            <text:p>662</text:p>
          </table:table-cell>
          <table:table-cell office:value-type="float" office:value="590" table:style-name="ce57">
            <text:p>590</text:p>
          </table:table-cell>
          <table:table-cell office:value-type="float" office:value="544" table:style-name="ce57">
            <text:p>544</text:p>
          </table:table-cell>
          <table:table-cell office:value-type="float" office:value="522" table:style-name="ce57">
            <text:p>522</text:p>
          </table:table-cell>
          <table:table-cell office:value-type="float" office:value="461" table:style-name="ce58">
            <text:p>461</text:p>
          </table:table-cell>
          <table:table-cell office:value-type="float" office:value="1594" table:style-name="ce57">
            <text:p>1,594</text:p>
          </table:table-cell>
          <table:table-cell office:value-type="float" office:value="449" table:style-name="ce57">
            <text:p>449</text:p>
          </table:table-cell>
          <table:table-cell office:value-type="float" office:value="356" table:style-name="ce57">
            <text:p>356</text:p>
          </table:table-cell>
          <table:table-cell office:value-type="float" office:value="286" table:style-name="ce57">
            <text:p>286</text:p>
          </table:table-cell>
          <table:table-cell office:value-type="float" office:value="289" table:style-name="ce57">
            <text:p>289</text:p>
          </table:table-cell>
          <table:table-cell office:value-type="float" office:value="214" table:style-name="ce58">
            <text:p>214</text:p>
          </table:table-cell>
          <table:table-cell office:value-type="float" office:value="643" table:style-name="ce57">
            <text:p>643</text:p>
          </table:table-cell>
          <table:table-cell office:value-type="float" office:value="202" table:style-name="ce57">
            <text:p>202</text:p>
          </table:table-cell>
          <table:table-cell office:value-type="float" office:value="163" table:style-name="ce57">
            <text:p>163</text:p>
          </table:table-cell>
          <table:table-cell office:value-type="float" office:value="93" table:style-name="ce57">
            <text:p>93</text:p>
          </table:table-cell>
          <table:table-cell office:value-type="float" office:value="113" table:style-name="ce57">
            <text:p>113</text:p>
          </table:table-cell>
          <table:table-cell office:value-type="float" office:value="72" table:style-name="ce58">
            <text:p>72</text:p>
          </table:table-cell>
          <table:table-cell office:value-type="float" office:value="152" table:style-name="ce57">
            <text:p>152</text:p>
          </table:table-cell>
          <table:table-cell office:value-type="float" office:value="47" table:style-name="ce57">
            <text:p>47</text:p>
          </table:table-cell>
          <table:table-cell office:value-type="float" office:value="37" table:style-name="ce57">
            <text:p>37</text:p>
          </table:table-cell>
          <table:table-cell office:value-type="float" office:value="35" table:style-name="ce57">
            <text:p>35</text:p>
          </table:table-cell>
          <table:table-cell office:value-type="float" office:value="25" table:style-name="ce57">
            <text:p>25</text:p>
          </table:table-cell>
          <table:table-cell office:value-type="float" office:value="8" table:style-name="ce58">
            <text:p>8</text:p>
          </table:table-cell>
          <table:table-cell office:value-type="float" office:value="22" table:style-name="ce57">
            <text:p>2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5582" table:style-name="ce52">
            <text:p>325,582</text:p>
          </table:table-cell>
          <table:table-cell office:value-type="float" office:value="12308" table:style-name="ce52">
            <text:p>12,308</text:p>
          </table:table-cell>
          <table:table-cell office:value-type="float" office:value="2179" table:style-name="ce52">
            <text:p>2,179</text:p>
          </table:table-cell>
          <table:table-cell office:value-type="float" office:value="2397" table:style-name="ce52">
            <text:p>2,397</text:p>
          </table:table-cell>
          <table:table-cell office:value-type="float" office:value="2406" table:style-name="ce52">
            <text:p>2,406</text:p>
          </table:table-cell>
          <table:table-cell office:value-type="float" office:value="2560" table:style-name="ce52">
            <text:p>2,560</text:p>
          </table:table-cell>
          <table:table-cell office:value-type="float" office:value="2766" table:style-name="ce52">
            <text:p>2,766</text:p>
          </table:table-cell>
          <table:table-cell office:value-type="float" office:value="12904" table:style-name="ce52">
            <text:p>12,904</text:p>
          </table:table-cell>
          <table:table-cell office:value-type="float" office:value="2652" table:style-name="ce52">
            <text:p>2,652</text:p>
          </table:table-cell>
          <table:table-cell office:value-type="float" office:value="2614" table:style-name="ce52">
            <text:p>2,614</text:p>
          </table:table-cell>
          <table:table-cell office:value-type="float" office:value="2708" table:style-name="ce52">
            <text:p>2,708</text:p>
          </table:table-cell>
          <table:table-cell office:value-type="float" office:value="2637" table:style-name="ce52">
            <text:p>2,637</text:p>
          </table:table-cell>
          <table:table-cell office:value-type="float" office:value="2293" table:style-name="ce53">
            <text:p>2,293</text:p>
          </table:table-cell>
          <table:table-cell office:value-type="float" office:value="13236" table:style-name="ce52">
            <text:p>13,236</text:p>
          </table:table-cell>
          <table:table-cell office:value-type="float" office:value="2507" table:style-name="ce52">
            <text:p>2,507</text:p>
          </table:table-cell>
          <table:table-cell office:value-type="float" office:value="2543" table:style-name="ce52">
            <text:p>2,543</text:p>
          </table:table-cell>
          <table:table-cell office:value-type="float" office:value="2657" table:style-name="ce52">
            <text:p>2,657</text:p>
          </table:table-cell>
          <table:table-cell office:value-type="float" office:value="2757" table:style-name="ce52">
            <text:p>2,757</text:p>
          </table:table-cell>
          <table:table-cell office:value-type="float" office:value="2772" table:style-name="ce53">
            <text:p>2,772</text:p>
          </table:table-cell>
          <table:table-cell office:value-type="float" office:value="17030" table:style-name="ce52">
            <text:p>17,030</text:p>
          </table:table-cell>
          <table:table-cell office:value-type="float" office:value="2994" table:style-name="ce52">
            <text:p>2,994</text:p>
          </table:table-cell>
          <table:table-cell office:value-type="float" office:value="3120" table:style-name="ce52">
            <text:p>3,120</text:p>
          </table:table-cell>
          <table:table-cell office:value-type="float" office:value="3379" table:style-name="ce52">
            <text:p>3,379</text:p>
          </table:table-cell>
          <table:table-cell office:value-type="float" office:value="3522" table:style-name="ce52">
            <text:p>3,522</text:p>
          </table:table-cell>
          <table:table-cell office:value-type="float" office:value="4015" table:style-name="ce53">
            <text:p>4,015</text:p>
          </table:table-cell>
          <table:table-cell office:value-type="float" office:value="21845" table:style-name="ce52">
            <text:p>21,845</text:p>
          </table:table-cell>
          <table:table-cell office:value-type="float" office:value="4094" table:style-name="ce52">
            <text:p>4,094</text:p>
          </table:table-cell>
          <table:table-cell office:value-type="float" office:value="3868" table:style-name="ce52">
            <text:p>3,868</text:p>
          </table:table-cell>
          <table:table-cell office:value-type="float" office:value="4425" table:style-name="ce52">
            <text:p>4,425</text:p>
          </table:table-cell>
          <table:table-cell office:value-type="float" office:value="4810" table:style-name="ce52">
            <text:p>4,810</text:p>
          </table:table-cell>
          <table:table-cell office:value-type="float" office:value="4648" table:style-name="ce53">
            <text:p>4,648</text:p>
          </table:table-cell>
          <table:table-cell office:value-type="float" office:value="23035" table:style-name="ce52">
            <text:p>23,035</text:p>
          </table:table-cell>
          <table:table-cell office:value-type="float" office:value="4704" table:style-name="ce52">
            <text:p>4,704</text:p>
          </table:table-cell>
          <table:table-cell office:value-type="float" office:value="4849" table:style-name="ce52">
            <text:p>4,849</text:p>
          </table:table-cell>
          <table:table-cell office:value-type="float" office:value="4571" table:style-name="ce52">
            <text:p>4,571</text:p>
          </table:table-cell>
          <table:table-cell office:value-type="float" office:value="4427" table:style-name="ce52">
            <text:p>4,427</text:p>
          </table:table-cell>
          <table:table-cell office:value-type="float" office:value="4484" table:style-name="ce53">
            <text:p>4,484</text:p>
          </table:table-cell>
          <table:table-cell office:value-type="float" office:value="20171" table:style-name="ce52">
            <text:p>20,171</text:p>
          </table:table-cell>
          <table:table-cell office:value-type="float" office:value="4132" table:style-name="ce52">
            <text:p>4,132</text:p>
          </table:table-cell>
          <table:table-cell office:value-type="float" office:value="4202" table:style-name="ce52">
            <text:p>4,202</text:p>
          </table:table-cell>
          <table:table-cell office:value-type="float" office:value="3921" table:style-name="ce52">
            <text:p>3,921</text:p>
          </table:table-cell>
          <table:table-cell office:value-type="float" office:value="3804" table:style-name="ce52">
            <text:p>3,804</text:p>
          </table:table-cell>
          <table:table-cell office:value-type="float" office:value="4112" table:style-name="ce53">
            <text:p>4,112</text:p>
          </table:table-cell>
          <table:table-cell office:value-type="float" office:value="24213" table:style-name="ce52">
            <text:p>24,213</text:p>
          </table:table-cell>
          <table:table-cell office:value-type="float" office:value="4579" table:style-name="ce52">
            <text:p>4,579</text:p>
          </table:table-cell>
          <table:table-cell office:value-type="float" office:value="4612" table:style-name="ce52">
            <text:p>4,612</text:p>
          </table:table-cell>
          <table:table-cell office:value-type="float" office:value="4896" table:style-name="ce52">
            <text:p>4,896</text:p>
          </table:table-cell>
          <table:table-cell office:value-type="float" office:value="5060" table:style-name="ce52">
            <text:p>5,060</text:p>
          </table:table-cell>
          <table:table-cell office:value-type="float" office:value="5066" table:style-name="ce53">
            <text:p>5,066</text:p>
          </table:table-cell>
          <table:table-cell office:value-type="float" office:value="24930" table:style-name="ce52">
            <text:p>24,930</text:p>
          </table:table-cell>
          <table:table-cell office:value-type="float" office:value="5013" table:style-name="ce52">
            <text:p>5,013</text:p>
          </table:table-cell>
          <table:table-cell office:value-type="float" office:value="5038" table:style-name="ce52">
            <text:p>5,038</text:p>
          </table:table-cell>
          <table:table-cell office:value-type="float" office:value="4852" table:style-name="ce52">
            <text:p>4,852</text:p>
          </table:table-cell>
          <table:table-cell office:value-type="float" office:value="5222" table:style-name="ce52">
            <text:p>5,222</text:p>
          </table:table-cell>
          <table:table-cell office:value-type="float" office:value="4805" table:style-name="ce53">
            <text:p>4,805</text:p>
          </table:table-cell>
          <table:table-cell office:value-type="float" office:value="24535" table:style-name="ce52">
            <text:p>24,535</text:p>
          </table:table-cell>
          <table:table-cell office:value-type="float" office:value="4741" table:style-name="ce52">
            <text:p>4,741</text:p>
          </table:table-cell>
          <table:table-cell office:value-type="float" office:value="4840" table:style-name="ce52">
            <text:p>4,840</text:p>
          </table:table-cell>
          <table:table-cell office:value-type="float" office:value="4801" table:style-name="ce52">
            <text:p>4,801</text:p>
          </table:table-cell>
          <table:table-cell office:value-type="float" office:value="4974" table:style-name="ce52">
            <text:p>4,974</text:p>
          </table:table-cell>
          <table:table-cell office:value-type="float" office:value="5179" table:style-name="ce53">
            <text:p>5,179</text:p>
          </table:table-cell>
          <table:table-cell office:value-type="float" office:value="25558" table:style-name="ce52">
            <text:p>25,558</text:p>
          </table:table-cell>
          <table:table-cell office:value-type="float" office:value="5231" table:style-name="ce52">
            <text:p>5,231</text:p>
          </table:table-cell>
          <table:table-cell office:value-type="float" office:value="5169" table:style-name="ce52">
            <text:p>5,169</text:p>
          </table:table-cell>
          <table:table-cell office:value-type="float" office:value="5094" table:style-name="ce52">
            <text:p>5,094</text:p>
          </table:table-cell>
          <table:table-cell office:value-type="float" office:value="4922" table:style-name="ce52">
            <text:p>4,922</text:p>
          </table:table-cell>
          <table:table-cell office:value-type="float" office:value="5142" table:style-name="ce53">
            <text:p>5,142</text:p>
          </table:table-cell>
          <table:table-cell office:value-type="float" office:value="26047" table:style-name="ce52">
            <text:p>26,047</text:p>
          </table:table-cell>
          <table:table-cell office:value-type="float" office:value="5328" table:style-name="ce52">
            <text:p>5,328</text:p>
          </table:table-cell>
          <table:table-cell office:value-type="float" office:value="5118" table:style-name="ce52">
            <text:p>5,118</text:p>
          </table:table-cell>
          <table:table-cell office:value-type="float" office:value="5329" table:style-name="ce52">
            <text:p>5,329</text:p>
          </table:table-cell>
          <table:table-cell office:value-type="float" office:value="5251" table:style-name="ce52">
            <text:p>5,251</text:p>
          </table:table-cell>
          <table:table-cell office:value-type="float" office:value="5021" table:style-name="ce53">
            <text:p>5,021</text:p>
          </table:table-cell>
          <table:table-cell office:value-type="float" office:value="24569" table:style-name="ce52">
            <text:p>24,569</text:p>
          </table:table-cell>
          <table:table-cell office:value-type="float" office:value="5269" table:style-name="ce52">
            <text:p>5,269</text:p>
          </table:table-cell>
          <table:table-cell office:value-type="float" office:value="5018" table:style-name="ce52">
            <text:p>5,018</text:p>
          </table:table-cell>
          <table:table-cell office:value-type="float" office:value="4825" table:style-name="ce52">
            <text:p>4,825</text:p>
          </table:table-cell>
          <table:table-cell office:value-type="float" office:value="4709" table:style-name="ce52">
            <text:p>4,709</text:p>
          </table:table-cell>
          <table:table-cell office:value-type="float" office:value="4748" table:style-name="ce53">
            <text:p>4,748</text:p>
          </table:table-cell>
          <table:table-cell office:value-type="float" office:value="20171" table:style-name="ce52">
            <text:p>20,171</text:p>
          </table:table-cell>
          <table:table-cell office:value-type="float" office:value="4590" table:style-name="ce52">
            <text:p>4,590</text:p>
          </table:table-cell>
          <table:table-cell office:value-type="float" office:value="4190" table:style-name="ce52">
            <text:p>4,190</text:p>
          </table:table-cell>
          <table:table-cell office:value-type="float" office:value="3959" table:style-name="ce52">
            <text:p>3,959</text:p>
          </table:table-cell>
          <table:table-cell office:value-type="float" office:value="3988" table:style-name="ce52">
            <text:p>3,988</text:p>
          </table:table-cell>
          <table:table-cell office:value-type="float" office:value="3444" table:style-name="ce53">
            <text:p>3,444</text:p>
          </table:table-cell>
          <table:table-cell office:value-type="float" office:value="12462" table:style-name="ce52">
            <text:p>12,462</text:p>
          </table:table-cell>
          <table:table-cell office:value-type="float" office:value="3281" table:style-name="ce52">
            <text:p>3,281</text:p>
          </table:table-cell>
          <table:table-cell office:value-type="float" office:value="2865" table:style-name="ce52">
            <text:p>2,865</text:p>
          </table:table-cell>
          <table:table-cell office:value-type="float" office:value="2440" table:style-name="ce52">
            <text:p>2,440</text:p>
          </table:table-cell>
          <table:table-cell office:value-type="float" office:value="2185" table:style-name="ce52">
            <text:p>2,185</text:p>
          </table:table-cell>
          <table:table-cell office:value-type="float" office:value="1691" table:style-name="ce53">
            <text:p>1,691</text:p>
          </table:table-cell>
          <table:table-cell office:value-type="float" office:value="9451" table:style-name="ce52">
            <text:p>9,451</text:p>
          </table:table-cell>
          <table:table-cell office:value-type="float" office:value="1943" table:style-name="ce52">
            <text:p>1,943</text:p>
          </table:table-cell>
          <table:table-cell office:value-type="float" office:value="1915" table:style-name="ce52">
            <text:p>1,915</text:p>
          </table:table-cell>
          <table:table-cell office:value-type="float" office:value="1982" table:style-name="ce52">
            <text:p>1,982</text:p>
          </table:table-cell>
          <table:table-cell office:value-type="float" office:value="1895" table:style-name="ce52">
            <text:p>1,895</text:p>
          </table:table-cell>
          <table:table-cell office:value-type="float" office:value="1716" table:style-name="ce53">
            <text:p>1,716</text:p>
          </table:table-cell>
          <table:table-cell office:value-type="float" office:value="6738" table:style-name="ce52">
            <text:p>6,738</text:p>
          </table:table-cell>
          <table:table-cell office:value-type="float" office:value="1604" table:style-name="ce52">
            <text:p>1,604</text:p>
          </table:table-cell>
          <table:table-cell office:value-type="float" office:value="1478" table:style-name="ce52">
            <text:p>1,478</text:p>
          </table:table-cell>
          <table:table-cell office:value-type="float" office:value="1334" table:style-name="ce52">
            <text:p>1,334</text:p>
          </table:table-cell>
          <table:table-cell office:value-type="float" office:value="1211" table:style-name="ce52">
            <text:p>1,211</text:p>
          </table:table-cell>
          <table:table-cell office:value-type="float" office:value="1111" table:style-name="ce53">
            <text:p>1,111</text:p>
          </table:table-cell>
          <table:table-cell office:value-type="float" office:value="4012" table:style-name="ce52">
            <text:p>4,012</text:p>
          </table:table-cell>
          <table:table-cell office:value-type="float" office:value="995" table:style-name="ce52">
            <text:p>995</text:p>
          </table:table-cell>
          <table:table-cell office:value-type="float" office:value="930" table:style-name="ce52">
            <text:p>930</text:p>
          </table:table-cell>
          <table:table-cell office:value-type="float" office:value="801" table:style-name="ce52">
            <text:p>801</text:p>
          </table:table-cell>
          <table:table-cell office:value-type="float" office:value="666" table:style-name="ce52">
            <text:p>666</text:p>
          </table:table-cell>
          <table:table-cell office:value-type="float" office:value="620" table:style-name="ce53">
            <text:p>620</text:p>
          </table:table-cell>
          <table:table-cell office:value-type="float" office:value="1859" table:style-name="ce52">
            <text:p>1,859</text:p>
          </table:table-cell>
          <table:table-cell office:value-type="float" office:value="550" table:style-name="ce52">
            <text:p>550</text:p>
          </table:table-cell>
          <table:table-cell office:value-type="float" office:value="407" table:style-name="ce52">
            <text:p>407</text:p>
          </table:table-cell>
          <table:table-cell office:value-type="float" office:value="362" table:style-name="ce52">
            <text:p>362</text:p>
          </table:table-cell>
          <table:table-cell office:value-type="float" office:value="316" table:style-name="ce52">
            <text:p>316</text:p>
          </table:table-cell>
          <table:table-cell office:value-type="float" office:value="224" table:style-name="ce53">
            <text:p>224</text:p>
          </table:table-cell>
          <table:table-cell office:value-type="float" office:value="440" table:style-name="ce52">
            <text:p>440</text:p>
          </table:table-cell>
          <table:table-cell office:value-type="float" office:value="133" table:style-name="ce52">
            <text:p>133</text:p>
          </table:table-cell>
          <table:table-cell office:value-type="float" office:value="113" table:style-name="ce52">
            <text:p>113</text:p>
          </table:table-cell>
          <table:table-cell office:value-type="float" office:value="86" table:style-name="ce52">
            <text:p>86</text:p>
          </table:table-cell>
          <table:table-cell office:value-type="float" office:value="61" table:style-name="ce52">
            <text:p>61</text:p>
          </table:table-cell>
          <table:table-cell office:value-type="float" office:value="47" table:style-name="ce53">
            <text:p>47</text:p>
          </table:table-cell>
          <table:table-cell office:value-type="float" office:value="68" table:style-name="ce52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4668" table:style-name="ce52">
            <text:p>164,668</text:p>
          </table:table-cell>
          <table:table-cell office:value-type="float" office:value="6397" table:style-name="ce52">
            <text:p>6,397</text:p>
          </table:table-cell>
          <table:table-cell office:value-type="float" office:value="1143" table:style-name="ce55">
            <text:p>1,143</text:p>
          </table:table-cell>
          <table:table-cell office:value-type="float" office:value="1272" table:style-name="ce55">
            <text:p>1,272</text:p>
          </table:table-cell>
          <table:table-cell office:value-type="float" office:value="1243" table:style-name="ce55">
            <text:p>1,243</text:p>
          </table:table-cell>
          <table:table-cell office:value-type="float" office:value="1298" table:style-name="ce55">
            <text:p>1,298</text:p>
          </table:table-cell>
          <table:table-cell office:value-type="float" office:value="1441" table:style-name="ce55">
            <text:p>1,441</text:p>
          </table:table-cell>
          <table:table-cell office:value-type="float" office:value="6797" table:style-name="ce55">
            <text:p>6,797</text:p>
          </table:table-cell>
          <table:table-cell office:value-type="float" office:value="1395" table:style-name="ce55">
            <text:p>1,395</text:p>
          </table:table-cell>
          <table:table-cell office:value-type="float" office:value="1364" table:style-name="ce55">
            <text:p>1,364</text:p>
          </table:table-cell>
          <table:table-cell office:value-type="float" office:value="1398" table:style-name="ce55">
            <text:p>1,398</text:p>
          </table:table-cell>
          <table:table-cell office:value-type="float" office:value="1418" table:style-name="ce55">
            <text:p>1,418</text:p>
          </table:table-cell>
          <table:table-cell office:value-type="float" office:value="1222" table:style-name="ce56">
            <text:p>1,222</text:p>
          </table:table-cell>
          <table:table-cell office:value-type="float" office:value="6968" table:style-name="ce55">
            <text:p>6,968</text:p>
          </table:table-cell>
          <table:table-cell office:value-type="float" office:value="1330" table:style-name="ce55">
            <text:p>1,330</text:p>
          </table:table-cell>
          <table:table-cell office:value-type="float" office:value="1317" table:style-name="ce55">
            <text:p>1,317</text:p>
          </table:table-cell>
          <table:table-cell office:value-type="float" office:value="1411" table:style-name="ce55">
            <text:p>1,411</text:p>
          </table:table-cell>
          <table:table-cell office:value-type="float" office:value="1475" table:style-name="ce55">
            <text:p>1,475</text:p>
          </table:table-cell>
          <table:table-cell office:value-type="float" office:value="1435" table:style-name="ce56">
            <text:p>1,435</text:p>
          </table:table-cell>
          <table:table-cell office:value-type="float" office:value="8899" table:style-name="ce55">
            <text:p>8,899</text:p>
          </table:table-cell>
          <table:table-cell office:value-type="float" office:value="1551" table:style-name="ce55">
            <text:p>1,551</text:p>
          </table:table-cell>
          <table:table-cell office:value-type="float" office:value="1657" table:style-name="ce55">
            <text:p>1,657</text:p>
          </table:table-cell>
          <table:table-cell office:value-type="float" office:value="1786" table:style-name="ce55">
            <text:p>1,786</text:p>
          </table:table-cell>
          <table:table-cell office:value-type="float" office:value="1803" table:style-name="ce55">
            <text:p>1,803</text:p>
          </table:table-cell>
          <table:table-cell office:value-type="float" office:value="2102" table:style-name="ce56">
            <text:p>2,102</text:p>
          </table:table-cell>
          <table:table-cell office:value-type="float" office:value="11390" table:style-name="ce55">
            <text:p>11,390</text:p>
          </table:table-cell>
          <table:table-cell office:value-type="float" office:value="2090" table:style-name="ce55">
            <text:p>2,090</text:p>
          </table:table-cell>
          <table:table-cell office:value-type="float" office:value="2095" table:style-name="ce55">
            <text:p>2,095</text:p>
          </table:table-cell>
          <table:table-cell office:value-type="float" office:value="2301" table:style-name="ce55">
            <text:p>2,301</text:p>
          </table:table-cell>
          <table:table-cell office:value-type="float" office:value="2511" table:style-name="ce55">
            <text:p>2,511</text:p>
          </table:table-cell>
          <table:table-cell office:value-type="float" office:value="2393" table:style-name="ce56">
            <text:p>2,393</text:p>
          </table:table-cell>
          <table:table-cell office:value-type="float" office:value="11999" table:style-name="ce55">
            <text:p>11,999</text:p>
          </table:table-cell>
          <table:table-cell office:value-type="float" office:value="2404" table:style-name="ce55">
            <text:p>2,404</text:p>
          </table:table-cell>
          <table:table-cell office:value-type="float" office:value="2527" table:style-name="ce55">
            <text:p>2,527</text:p>
          </table:table-cell>
          <table:table-cell office:value-type="float" office:value="2443" table:style-name="ce55">
            <text:p>2,443</text:p>
          </table:table-cell>
          <table:table-cell office:value-type="float" office:value="2284" table:style-name="ce55">
            <text:p>2,284</text:p>
          </table:table-cell>
          <table:table-cell office:value-type="float" office:value="2341" table:style-name="ce56">
            <text:p>2,341</text:p>
          </table:table-cell>
          <table:table-cell office:value-type="float" office:value="10637" table:style-name="ce55">
            <text:p>10,637</text:p>
          </table:table-cell>
          <table:table-cell office:value-type="float" office:value="2149" table:style-name="ce55">
            <text:p>2,149</text:p>
          </table:table-cell>
          <table:table-cell office:value-type="float" office:value="2214" table:style-name="ce55">
            <text:p>2,214</text:p>
          </table:table-cell>
          <table:table-cell office:value-type="float" office:value="2079" table:style-name="ce55">
            <text:p>2,079</text:p>
          </table:table-cell>
          <table:table-cell office:value-type="float" office:value="2039" table:style-name="ce55">
            <text:p>2,039</text:p>
          </table:table-cell>
          <table:table-cell office:value-type="float" office:value="2156" table:style-name="ce56">
            <text:p>2,156</text:p>
          </table:table-cell>
          <table:table-cell office:value-type="float" office:value="12542" table:style-name="ce55">
            <text:p>12,542</text:p>
          </table:table-cell>
          <table:table-cell office:value-type="float" office:value="2397" table:style-name="ce55">
            <text:p>2,397</text:p>
          </table:table-cell>
          <table:table-cell office:value-type="float" office:value="2381" table:style-name="ce55">
            <text:p>2,381</text:p>
          </table:table-cell>
          <table:table-cell office:value-type="float" office:value="2556" table:style-name="ce55">
            <text:p>2,556</text:p>
          </table:table-cell>
          <table:table-cell office:value-type="float" office:value="2606" table:style-name="ce55">
            <text:p>2,606</text:p>
          </table:table-cell>
          <table:table-cell office:value-type="float" office:value="2602" table:style-name="ce56">
            <text:p>2,602</text:p>
          </table:table-cell>
          <table:table-cell office:value-type="float" office:value="12741" table:style-name="ce55">
            <text:p>12,741</text:p>
          </table:table-cell>
          <table:table-cell office:value-type="float" office:value="2603" table:style-name="ce55">
            <text:p>2,603</text:p>
          </table:table-cell>
          <table:table-cell office:value-type="float" office:value="2588" table:style-name="ce55">
            <text:p>2,588</text:p>
          </table:table-cell>
          <table:table-cell office:value-type="float" office:value="2495" table:style-name="ce55">
            <text:p>2,495</text:p>
          </table:table-cell>
          <table:table-cell office:value-type="float" office:value="2639" table:style-name="ce55">
            <text:p>2,639</text:p>
          </table:table-cell>
          <table:table-cell office:value-type="float" office:value="2416" table:style-name="ce56">
            <text:p>2,416</text:p>
          </table:table-cell>
          <table:table-cell office:value-type="float" office:value="12231" table:style-name="ce55">
            <text:p>12,231</text:p>
          </table:table-cell>
          <table:table-cell office:value-type="float" office:value="2382" table:style-name="ce55">
            <text:p>2,382</text:p>
          </table:table-cell>
          <table:table-cell office:value-type="float" office:value="2411" table:style-name="ce55">
            <text:p>2,411</text:p>
          </table:table-cell>
          <table:table-cell office:value-type="float" office:value="2378" table:style-name="ce55">
            <text:p>2,378</text:p>
          </table:table-cell>
          <table:table-cell office:value-type="float" office:value="2489" table:style-name="ce55">
            <text:p>2,489</text:p>
          </table:table-cell>
          <table:table-cell office:value-type="float" office:value="2571" table:style-name="ce56">
            <text:p>2,571</text:p>
          </table:table-cell>
          <table:table-cell office:value-type="float" office:value="13387" table:style-name="ce55">
            <text:p>13,387</text:p>
          </table:table-cell>
          <table:table-cell office:value-type="float" office:value="2746" table:style-name="ce55">
            <text:p>2,746</text:p>
          </table:table-cell>
          <table:table-cell office:value-type="float" office:value="2665" table:style-name="ce55">
            <text:p>2,665</text:p>
          </table:table-cell>
          <table:table-cell office:value-type="float" office:value="2673" table:style-name="ce55">
            <text:p>2,673</text:p>
          </table:table-cell>
          <table:table-cell office:value-type="float" office:value="2623" table:style-name="ce55">
            <text:p>2,623</text:p>
          </table:table-cell>
          <table:table-cell office:value-type="float" office:value="2680" table:style-name="ce56">
            <text:p>2,680</text:p>
          </table:table-cell>
          <table:table-cell office:value-type="float" office:value="13141" table:style-name="ce55">
            <text:p>13,141</text:p>
          </table:table-cell>
          <table:table-cell office:value-type="float" office:value="2704" table:style-name="ce55">
            <text:p>2,704</text:p>
          </table:table-cell>
          <table:table-cell office:value-type="float" office:value="2610" table:style-name="ce55">
            <text:p>2,610</text:p>
          </table:table-cell>
          <table:table-cell office:value-type="float" office:value="2726" table:style-name="ce55">
            <text:p>2,726</text:p>
          </table:table-cell>
          <table:table-cell office:value-type="float" office:value="2597" table:style-name="ce55">
            <text:p>2,597</text:p>
          </table:table-cell>
          <table:table-cell office:value-type="float" office:value="2504" table:style-name="ce56">
            <text:p>2,504</text:p>
          </table:table-cell>
          <table:table-cell office:value-type="float" office:value="12143" table:style-name="ce55">
            <text:p>12,143</text:p>
          </table:table-cell>
          <table:table-cell office:value-type="float" office:value="2641" table:style-name="ce55">
            <text:p>2,641</text:p>
          </table:table-cell>
          <table:table-cell office:value-type="float" office:value="2440" table:style-name="ce55">
            <text:p>2,440</text:p>
          </table:table-cell>
          <table:table-cell office:value-type="float" office:value="2408" table:style-name="ce55">
            <text:p>2,408</text:p>
          </table:table-cell>
          <table:table-cell office:value-type="float" office:value="2306" table:style-name="ce55">
            <text:p>2,306</text:p>
          </table:table-cell>
          <table:table-cell office:value-type="float" office:value="2348" table:style-name="ce56">
            <text:p>2,348</text:p>
          </table:table-cell>
          <table:table-cell office:value-type="float" office:value="9882" table:style-name="ce55">
            <text:p>9,882</text:p>
          </table:table-cell>
          <table:table-cell office:value-type="float" office:value="2297" table:style-name="ce55">
            <text:p>2,297</text:p>
          </table:table-cell>
          <table:table-cell office:value-type="float" office:value="2093" table:style-name="ce55">
            <text:p>2,093</text:p>
          </table:table-cell>
          <table:table-cell office:value-type="float" office:value="1905" table:style-name="ce55">
            <text:p>1,905</text:p>
          </table:table-cell>
          <table:table-cell office:value-type="float" office:value="1933" table:style-name="ce55">
            <text:p>1,933</text:p>
          </table:table-cell>
          <table:table-cell office:value-type="float" office:value="1654" table:style-name="ce56">
            <text:p>1,654</text:p>
          </table:table-cell>
          <table:table-cell office:value-type="float" office:value="5750" table:style-name="ce55">
            <text:p>5,750</text:p>
          </table:table-cell>
          <table:table-cell office:value-type="float" office:value="1542" table:style-name="ce55">
            <text:p>1,542</text:p>
          </table:table-cell>
          <table:table-cell office:value-type="float" office:value="1298" table:style-name="ce55">
            <text:p>1,298</text:p>
          </table:table-cell>
          <table:table-cell office:value-type="float" office:value="1136" table:style-name="ce55">
            <text:p>1,136</text:p>
          </table:table-cell>
          <table:table-cell office:value-type="float" office:value="1022" table:style-name="ce55">
            <text:p>1,022</text:p>
          </table:table-cell>
          <table:table-cell office:value-type="float" office:value="752" table:style-name="ce56">
            <text:p>752</text:p>
          </table:table-cell>
          <table:table-cell office:value-type="float" office:value="4124" table:style-name="ce55">
            <text:p>4,124</text:p>
          </table:table-cell>
          <table:table-cell office:value-type="float" office:value="863" table:style-name="ce55">
            <text:p>863</text:p>
          </table:table-cell>
          <table:table-cell office:value-type="float" office:value="831" table:style-name="ce55">
            <text:p>831</text:p>
          </table:table-cell>
          <table:table-cell office:value-type="float" office:value="873" table:style-name="ce55">
            <text:p>873</text:p>
          </table:table-cell>
          <table:table-cell office:value-type="float" office:value="814" table:style-name="ce55">
            <text:p>814</text:p>
          </table:table-cell>
          <table:table-cell office:value-type="float" office:value="743" table:style-name="ce56">
            <text:p>743</text:p>
          </table:table-cell>
          <table:table-cell office:value-type="float" office:value="2810" table:style-name="ce55">
            <text:p>2,810</text:p>
          </table:table-cell>
          <table:table-cell office:value-type="float" office:value="669" table:style-name="ce55">
            <text:p>669</text:p>
          </table:table-cell>
          <table:table-cell office:value-type="float" office:value="618" table:style-name="ce55">
            <text:p>618</text:p>
          </table:table-cell>
          <table:table-cell office:value-type="float" office:value="570" table:style-name="ce55">
            <text:p>570</text:p>
          </table:table-cell>
          <table:table-cell office:value-type="float" office:value="499" table:style-name="ce55">
            <text:p>499</text:p>
          </table:table-cell>
          <table:table-cell office:value-type="float" office:value="454" table:style-name="ce56">
            <text:p>454</text:p>
          </table:table-cell>
          <table:table-cell office:value-type="float" office:value="1702" table:style-name="ce55">
            <text:p>1,702</text:p>
          </table:table-cell>
          <table:table-cell office:value-type="float" office:value="409" table:style-name="ce55">
            <text:p>409</text:p>
          </table:table-cell>
          <table:table-cell office:value-type="float" office:value="370" table:style-name="ce55">
            <text:p>370</text:p>
          </table:table-cell>
          <table:table-cell office:value-type="float" office:value="362" table:style-name="ce55">
            <text:p>362</text:p>
          </table:table-cell>
          <table:table-cell office:value-type="float" office:value="289" table:style-name="ce55">
            <text:p>289</text:p>
          </table:table-cell>
          <table:table-cell office:value-type="float" office:value="272" table:style-name="ce56">
            <text:p>272</text:p>
          </table:table-cell>
          <table:table-cell office:value-type="float" office:value="883" table:style-name="ce55">
            <text:p>883</text:p>
          </table:table-cell>
          <table:table-cell office:value-type="float" office:value="242" table:style-name="ce55">
            <text:p>242</text:p>
          </table:table-cell>
          <table:table-cell office:value-type="float" office:value="183" table:style-name="ce55">
            <text:p>183</text:p>
          </table:table-cell>
          <table:table-cell office:value-type="float" office:value="190" table:style-name="ce55">
            <text:p>190</text:p>
          </table:table-cell>
          <table:table-cell office:value-type="float" office:value="151" table:style-name="ce55">
            <text:p>151</text:p>
          </table:table-cell>
          <table:table-cell office:value-type="float" office:value="117" table:style-name="ce56">
            <text:p>117</text:p>
          </table:table-cell>
          <table:table-cell office:value-type="float" office:value="208" table:style-name="ce55">
            <text:p>208</text:p>
          </table:table-cell>
          <table:table-cell office:value-type="float" office:value="66" table:style-name="ce55">
            <text:p>66</text:p>
          </table:table-cell>
          <table:table-cell office:value-type="float" office:value="49" table:style-name="ce55">
            <text:p>49</text:p>
          </table:table-cell>
          <table:table-cell office:value-type="float" office:value="41" table:style-name="ce55">
            <text:p>41</text:p>
          </table:table-cell>
          <table:table-cell office:value-type="float" office:value="29" table:style-name="ce55">
            <text:p>29</text:p>
          </table:table-cell>
          <table:table-cell office:value-type="float" office:value="23" table:style-name="ce56">
            <text:p>23</text:p>
          </table:table-cell>
          <table:table-cell office:value-type="float" office:value="37" table:style-name="ce55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0914" table:style-name="ce57">
            <text:p>160,914</text:p>
          </table:table-cell>
          <table:table-cell office:value-type="float" office:value="5911" table:style-name="ce58">
            <text:p>5,911</text:p>
          </table:table-cell>
          <table:table-cell office:value-type="float" office:value="1036" table:style-name="ce59">
            <text:p>1,036</text:p>
          </table:table-cell>
          <table:table-cell office:value-type="float" office:value="1125" table:style-name="ce59">
            <text:p>1,125</text:p>
          </table:table-cell>
          <table:table-cell office:value-type="float" office:value="1163" table:style-name="ce59">
            <text:p>1,163</text:p>
          </table:table-cell>
          <table:table-cell office:value-type="float" office:value="1262" table:style-name="ce59">
            <text:p>1,262</text:p>
          </table:table-cell>
          <table:table-cell office:value-type="float" office:value="1325" table:style-name="ce59">
            <text:p>1,325</text:p>
          </table:table-cell>
          <table:table-cell office:value-type="float" office:value="6107" table:style-name="ce59">
            <text:p>6,107</text:p>
          </table:table-cell>
          <table:table-cell office:value-type="float" office:value="1257" table:style-name="ce59">
            <text:p>1,257</text:p>
          </table:table-cell>
          <table:table-cell office:value-type="float" office:value="1250" table:style-name="ce59">
            <text:p>1,250</text:p>
          </table:table-cell>
          <table:table-cell office:value-type="float" office:value="1310" table:style-name="ce59">
            <text:p>1,310</text:p>
          </table:table-cell>
          <table:table-cell office:value-type="float" office:value="1219" table:style-name="ce59">
            <text:p>1,219</text:p>
          </table:table-cell>
          <table:table-cell office:value-type="float" office:value="1071" table:style-name="ce60">
            <text:p>1,071</text:p>
          </table:table-cell>
          <table:table-cell office:value-type="float" office:value="6268" table:style-name="ce59">
            <text:p>6,268</text:p>
          </table:table-cell>
          <table:table-cell office:value-type="float" office:value="1177" table:style-name="ce59">
            <text:p>1,177</text:p>
          </table:table-cell>
          <table:table-cell office:value-type="float" office:value="1226" table:style-name="ce59">
            <text:p>1,226</text:p>
          </table:table-cell>
          <table:table-cell office:value-type="float" office:value="1246" table:style-name="ce59">
            <text:p>1,246</text:p>
          </table:table-cell>
          <table:table-cell office:value-type="float" office:value="1282" table:style-name="ce59">
            <text:p>1,282</text:p>
          </table:table-cell>
          <table:table-cell office:value-type="float" office:value="1337" table:style-name="ce60">
            <text:p>1,337</text:p>
          </table:table-cell>
          <table:table-cell office:value-type="float" office:value="8131" table:style-name="ce59">
            <text:p>8,131</text:p>
          </table:table-cell>
          <table:table-cell office:value-type="float" office:value="1443" table:style-name="ce59">
            <text:p>1,443</text:p>
          </table:table-cell>
          <table:table-cell office:value-type="float" office:value="1463" table:style-name="ce59">
            <text:p>1,463</text:p>
          </table:table-cell>
          <table:table-cell office:value-type="float" office:value="1593" table:style-name="ce59">
            <text:p>1,593</text:p>
          </table:table-cell>
          <table:table-cell office:value-type="float" office:value="1719" table:style-name="ce59">
            <text:p>1,719</text:p>
          </table:table-cell>
          <table:table-cell office:value-type="float" office:value="1913" table:style-name="ce60">
            <text:p>1,913</text:p>
          </table:table-cell>
          <table:table-cell office:value-type="float" office:value="10455" table:style-name="ce59">
            <text:p>10,455</text:p>
          </table:table-cell>
          <table:table-cell office:value-type="float" office:value="2004" table:style-name="ce59">
            <text:p>2,004</text:p>
          </table:table-cell>
          <table:table-cell office:value-type="float" office:value="1773" table:style-name="ce59">
            <text:p>1,773</text:p>
          </table:table-cell>
          <table:table-cell office:value-type="float" office:value="2124" table:style-name="ce59">
            <text:p>2,124</text:p>
          </table:table-cell>
          <table:table-cell office:value-type="float" office:value="2299" table:style-name="ce59">
            <text:p>2,299</text:p>
          </table:table-cell>
          <table:table-cell office:value-type="float" office:value="2255" table:style-name="ce60">
            <text:p>2,255</text:p>
          </table:table-cell>
          <table:table-cell office:value-type="float" office:value="11036" table:style-name="ce59">
            <text:p>11,036</text:p>
          </table:table-cell>
          <table:table-cell office:value-type="float" office:value="2300" table:style-name="ce59">
            <text:p>2,300</text:p>
          </table:table-cell>
          <table:table-cell office:value-type="float" office:value="2322" table:style-name="ce59">
            <text:p>2,322</text:p>
          </table:table-cell>
          <table:table-cell office:value-type="float" office:value="2128" table:style-name="ce59">
            <text:p>2,128</text:p>
          </table:table-cell>
          <table:table-cell office:value-type="float" office:value="2143" table:style-name="ce59">
            <text:p>2,143</text:p>
          </table:table-cell>
          <table:table-cell office:value-type="float" office:value="2143" table:style-name="ce60">
            <text:p>2,143</text:p>
          </table:table-cell>
          <table:table-cell office:value-type="float" office:value="9534" table:style-name="ce59">
            <text:p>9,534</text:p>
          </table:table-cell>
          <table:table-cell office:value-type="float" office:value="1983" table:style-name="ce59">
            <text:p>1,983</text:p>
          </table:table-cell>
          <table:table-cell office:value-type="float" office:value="1988" table:style-name="ce59">
            <text:p>1,988</text:p>
          </table:table-cell>
          <table:table-cell office:value-type="float" office:value="1842" table:style-name="ce59">
            <text:p>1,842</text:p>
          </table:table-cell>
          <table:table-cell office:value-type="float" office:value="1765" table:style-name="ce59">
            <text:p>1,765</text:p>
          </table:table-cell>
          <table:table-cell office:value-type="float" office:value="1956" table:style-name="ce60">
            <text:p>1,956</text:p>
          </table:table-cell>
          <table:table-cell office:value-type="float" office:value="11671" table:style-name="ce59">
            <text:p>11,671</text:p>
          </table:table-cell>
          <table:table-cell office:value-type="float" office:value="2182" table:style-name="ce59">
            <text:p>2,182</text:p>
          </table:table-cell>
          <table:table-cell office:value-type="float" office:value="2231" table:style-name="ce59">
            <text:p>2,231</text:p>
          </table:table-cell>
          <table:table-cell office:value-type="float" office:value="2340" table:style-name="ce59">
            <text:p>2,340</text:p>
          </table:table-cell>
          <table:table-cell office:value-type="float" office:value="2454" table:style-name="ce59">
            <text:p>2,454</text:p>
          </table:table-cell>
          <table:table-cell office:value-type="float" office:value="2464" table:style-name="ce60">
            <text:p>2,464</text:p>
          </table:table-cell>
          <table:table-cell office:value-type="float" office:value="12189" table:style-name="ce59">
            <text:p>12,189</text:p>
          </table:table-cell>
          <table:table-cell office:value-type="float" office:value="2410" table:style-name="ce59">
            <text:p>2,410</text:p>
          </table:table-cell>
          <table:table-cell office:value-type="float" office:value="2450" table:style-name="ce59">
            <text:p>2,450</text:p>
          </table:table-cell>
          <table:table-cell office:value-type="float" office:value="2357" table:style-name="ce59">
            <text:p>2,357</text:p>
          </table:table-cell>
          <table:table-cell office:value-type="float" office:value="2583" table:style-name="ce59">
            <text:p>2,583</text:p>
          </table:table-cell>
          <table:table-cell office:value-type="float" office:value="2389" table:style-name="ce60">
            <text:p>2,389</text:p>
          </table:table-cell>
          <table:table-cell office:value-type="float" office:value="12304" table:style-name="ce59">
            <text:p>12,304</text:p>
          </table:table-cell>
          <table:table-cell office:value-type="float" office:value="2359" table:style-name="ce59">
            <text:p>2,359</text:p>
          </table:table-cell>
          <table:table-cell office:value-type="float" office:value="2429" table:style-name="ce59">
            <text:p>2,429</text:p>
          </table:table-cell>
          <table:table-cell office:value-type="float" office:value="2423" table:style-name="ce59">
            <text:p>2,423</text:p>
          </table:table-cell>
          <table:table-cell office:value-type="float" office:value="2485" table:style-name="ce59">
            <text:p>2,485</text:p>
          </table:table-cell>
          <table:table-cell office:value-type="float" office:value="2608" table:style-name="ce60">
            <text:p>2,608</text:p>
          </table:table-cell>
          <table:table-cell office:value-type="float" office:value="12171" table:style-name="ce59">
            <text:p>12,171</text:p>
          </table:table-cell>
          <table:table-cell office:value-type="float" office:value="2485" table:style-name="ce59">
            <text:p>2,485</text:p>
          </table:table-cell>
          <table:table-cell office:value-type="float" office:value="2504" table:style-name="ce59">
            <text:p>2,504</text:p>
          </table:table-cell>
          <table:table-cell office:value-type="float" office:value="2421" table:style-name="ce59">
            <text:p>2,421</text:p>
          </table:table-cell>
          <table:table-cell office:value-type="float" office:value="2299" table:style-name="ce59">
            <text:p>2,299</text:p>
          </table:table-cell>
          <table:table-cell office:value-type="float" office:value="2462" table:style-name="ce60">
            <text:p>2,462</text:p>
          </table:table-cell>
          <table:table-cell office:value-type="float" office:value="12906" table:style-name="ce59">
            <text:p>12,906</text:p>
          </table:table-cell>
          <table:table-cell office:value-type="float" office:value="2624" table:style-name="ce59">
            <text:p>2,624</text:p>
          </table:table-cell>
          <table:table-cell office:value-type="float" office:value="2508" table:style-name="ce59">
            <text:p>2,508</text:p>
          </table:table-cell>
          <table:table-cell office:value-type="float" office:value="2603" table:style-name="ce59">
            <text:p>2,603</text:p>
          </table:table-cell>
          <table:table-cell office:value-type="float" office:value="2654" table:style-name="ce59">
            <text:p>2,654</text:p>
          </table:table-cell>
          <table:table-cell office:value-type="float" office:value="2517" table:style-name="ce60">
            <text:p>2,517</text:p>
          </table:table-cell>
          <table:table-cell office:value-type="float" office:value="12426" table:style-name="ce59">
            <text:p>12,426</text:p>
          </table:table-cell>
          <table:table-cell office:value-type="float" office:value="2628" table:style-name="ce59">
            <text:p>2,628</text:p>
          </table:table-cell>
          <table:table-cell office:value-type="float" office:value="2578" table:style-name="ce59">
            <text:p>2,578</text:p>
          </table:table-cell>
          <table:table-cell office:value-type="float" office:value="2417" table:style-name="ce59">
            <text:p>2,417</text:p>
          </table:table-cell>
          <table:table-cell office:value-type="float" office:value="2403" table:style-name="ce59">
            <text:p>2,403</text:p>
          </table:table-cell>
          <table:table-cell office:value-type="float" office:value="2400" table:style-name="ce60">
            <text:p>2,400</text:p>
          </table:table-cell>
          <table:table-cell office:value-type="float" office:value="10289" table:style-name="ce59">
            <text:p>10,289</text:p>
          </table:table-cell>
          <table:table-cell office:value-type="float" office:value="2293" table:style-name="ce59">
            <text:p>2,293</text:p>
          </table:table-cell>
          <table:table-cell office:value-type="float" office:value="2097" table:style-name="ce59">
            <text:p>2,097</text:p>
          </table:table-cell>
          <table:table-cell office:value-type="float" office:value="2054" table:style-name="ce59">
            <text:p>2,054</text:p>
          </table:table-cell>
          <table:table-cell office:value-type="float" office:value="2055" table:style-name="ce59">
            <text:p>2,055</text:p>
          </table:table-cell>
          <table:table-cell office:value-type="float" office:value="1790" table:style-name="ce60">
            <text:p>1,790</text:p>
          </table:table-cell>
          <table:table-cell office:value-type="float" office:value="6712" table:style-name="ce59">
            <text:p>6,712</text:p>
          </table:table-cell>
          <table:table-cell office:value-type="float" office:value="1739" table:style-name="ce59">
            <text:p>1,739</text:p>
          </table:table-cell>
          <table:table-cell office:value-type="float" office:value="1567" table:style-name="ce59">
            <text:p>1,567</text:p>
          </table:table-cell>
          <table:table-cell office:value-type="float" office:value="1304" table:style-name="ce59">
            <text:p>1,304</text:p>
          </table:table-cell>
          <table:table-cell office:value-type="float" office:value="1163" table:style-name="ce59">
            <text:p>1,163</text:p>
          </table:table-cell>
          <table:table-cell office:value-type="float" office:value="939" table:style-name="ce60">
            <text:p>939</text:p>
          </table:table-cell>
          <table:table-cell office:value-type="float" office:value="5327" table:style-name="ce59">
            <text:p>5,327</text:p>
          </table:table-cell>
          <table:table-cell office:value-type="float" office:value="1080" table:style-name="ce59">
            <text:p>1,080</text:p>
          </table:table-cell>
          <table:table-cell office:value-type="float" office:value="1084" table:style-name="ce59">
            <text:p>1,084</text:p>
          </table:table-cell>
          <table:table-cell office:value-type="float" office:value="1109" table:style-name="ce59">
            <text:p>1,109</text:p>
          </table:table-cell>
          <table:table-cell office:value-type="float" office:value="1081" table:style-name="ce59">
            <text:p>1,081</text:p>
          </table:table-cell>
          <table:table-cell office:value-type="float" office:value="973" table:style-name="ce60">
            <text:p>973</text:p>
          </table:table-cell>
          <table:table-cell office:value-type="float" office:value="3928" table:style-name="ce59">
            <text:p>3,928</text:p>
          </table:table-cell>
          <table:table-cell office:value-type="float" office:value="935" table:style-name="ce59">
            <text:p>935</text:p>
          </table:table-cell>
          <table:table-cell office:value-type="float" office:value="860" table:style-name="ce59">
            <text:p>860</text:p>
          </table:table-cell>
          <table:table-cell office:value-type="float" office:value="764" table:style-name="ce59">
            <text:p>764</text:p>
          </table:table-cell>
          <table:table-cell office:value-type="float" office:value="712" table:style-name="ce59">
            <text:p>712</text:p>
          </table:table-cell>
          <table:table-cell office:value-type="float" office:value="657" table:style-name="ce60">
            <text:p>657</text:p>
          </table:table-cell>
          <table:table-cell office:value-type="float" office:value="2310" table:style-name="ce59">
            <text:p>2,310</text:p>
          </table:table-cell>
          <table:table-cell office:value-type="float" office:value="586" table:style-name="ce59">
            <text:p>586</text:p>
          </table:table-cell>
          <table:table-cell office:value-type="float" office:value="560" table:style-name="ce59">
            <text:p>560</text:p>
          </table:table-cell>
          <table:table-cell office:value-type="float" office:value="439" table:style-name="ce59">
            <text:p>439</text:p>
          </table:table-cell>
          <table:table-cell office:value-type="float" office:value="377" table:style-name="ce59">
            <text:p>377</text:p>
          </table:table-cell>
          <table:table-cell office:value-type="float" office:value="348" table:style-name="ce60">
            <text:p>348</text:p>
          </table:table-cell>
          <table:table-cell office:value-type="float" office:value="976" table:style-name="ce59">
            <text:p>976</text:p>
          </table:table-cell>
          <table:table-cell office:value-type="float" office:value="308" table:style-name="ce59">
            <text:p>308</text:p>
          </table:table-cell>
          <table:table-cell office:value-type="float" office:value="224" table:style-name="ce59">
            <text:p>224</text:p>
          </table:table-cell>
          <table:table-cell office:value-type="float" office:value="172" table:style-name="ce59">
            <text:p>172</text:p>
          </table:table-cell>
          <table:table-cell office:value-type="float" office:value="165" table:style-name="ce59">
            <text:p>165</text:p>
          </table:table-cell>
          <table:table-cell office:value-type="float" office:value="107" table:style-name="ce60">
            <text:p>107</text:p>
          </table:table-cell>
          <table:table-cell office:value-type="float" office:value="232" table:style-name="ce59">
            <text:p>232</text:p>
          </table:table-cell>
          <table:table-cell office:value-type="float" office:value="67" table:style-name="ce59">
            <text:p>67</text:p>
          </table:table-cell>
          <table:table-cell office:value-type="float" office:value="64" table:style-name="ce59">
            <text:p>64</text:p>
          </table:table-cell>
          <table:table-cell office:value-type="float" office:value="45" table:style-name="ce59">
            <text:p>45</text:p>
          </table:table-cell>
          <table:table-cell office:value-type="float" office:value="32" table:style-name="ce59">
            <text:p>32</text:p>
          </table:table-cell>
          <table:table-cell office:value-type="float" office:value="24" table:style-name="ce60">
            <text:p>24</text:p>
          </table:table-cell>
          <table:table-cell office:value-type="float" office:value="31" table:style-name="ce59">
            <text:p>3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070" table:style-name="ce52">
            <text:p>105,070</text:p>
          </table:table-cell>
          <table:table-cell office:value-type="float" office:value="4258" table:style-name="ce52">
            <text:p>4,258</text:p>
          </table:table-cell>
          <table:table-cell office:value-type="float" office:value="897" table:style-name="ce52">
            <text:p>897</text:p>
          </table:table-cell>
          <table:table-cell office:value-type="float" office:value="843" table:style-name="ce52">
            <text:p>843</text:p>
          </table:table-cell>
          <table:table-cell office:value-type="float" office:value="916" table:style-name="ce52">
            <text:p>916</text:p>
          </table:table-cell>
          <table:table-cell office:value-type="float" office:value="869" table:style-name="ce52">
            <text:p>869</text:p>
          </table:table-cell>
          <table:table-cell office:value-type="float" office:value="733" table:style-name="ce52">
            <text:p>733</text:p>
          </table:table-cell>
          <table:table-cell office:value-type="float" office:value="3222" table:style-name="ce52">
            <text:p>3,222</text:p>
          </table:table-cell>
          <table:table-cell office:value-type="float" office:value="728" table:style-name="ce52">
            <text:p>728</text:p>
          </table:table-cell>
          <table:table-cell office:value-type="float" office:value="596" table:style-name="ce52">
            <text:p>596</text:p>
          </table:table-cell>
          <table:table-cell office:value-type="float" office:value="700" table:style-name="ce52">
            <text:p>700</text:p>
          </table:table-cell>
          <table:table-cell office:value-type="float" office:value="641" table:style-name="ce52">
            <text:p>641</text:p>
          </table:table-cell>
          <table:table-cell office:value-type="float" office:value="557" table:style-name="ce53">
            <text:p>557</text:p>
          </table:table-cell>
          <table:table-cell office:value-type="float" office:value="3318" table:style-name="ce52">
            <text:p>3,318</text:p>
          </table:table-cell>
          <table:table-cell office:value-type="float" office:value="648" table:style-name="ce52">
            <text:p>648</text:p>
          </table:table-cell>
          <table:table-cell office:value-type="float" office:value="574" table:style-name="ce52">
            <text:p>574</text:p>
          </table:table-cell>
          <table:table-cell office:value-type="float" office:value="654" table:style-name="ce52">
            <text:p>654</text:p>
          </table:table-cell>
          <table:table-cell office:value-type="float" office:value="712" table:style-name="ce52">
            <text:p>712</text:p>
          </table:table-cell>
          <table:table-cell office:value-type="float" office:value="730" table:style-name="ce53">
            <text:p>730</text:p>
          </table:table-cell>
          <table:table-cell office:value-type="float" office:value="5673" table:style-name="ce52">
            <text:p>5,673</text:p>
          </table:table-cell>
          <table:table-cell office:value-type="float" office:value="827" table:style-name="ce52">
            <text:p>827</text:p>
          </table:table-cell>
          <table:table-cell office:value-type="float" office:value="898" table:style-name="ce52">
            <text:p>898</text:p>
          </table:table-cell>
          <table:table-cell office:value-type="float" office:value="953" table:style-name="ce52">
            <text:p>953</text:p>
          </table:table-cell>
          <table:table-cell office:value-type="float" office:value="1152" table:style-name="ce52">
            <text:p>1,152</text:p>
          </table:table-cell>
          <table:table-cell office:value-type="float" office:value="1843" table:style-name="ce53">
            <text:p>1,843</text:p>
          </table:table-cell>
          <table:table-cell office:value-type="float" office:value="8350" table:style-name="ce52">
            <text:p>8,350</text:p>
          </table:table-cell>
          <table:table-cell office:value-type="float" office:value="1632" table:style-name="ce52">
            <text:p>1,632</text:p>
          </table:table-cell>
          <table:table-cell office:value-type="float" office:value="1677" table:style-name="ce52">
            <text:p>1,677</text:p>
          </table:table-cell>
          <table:table-cell office:value-type="float" office:value="1784" table:style-name="ce52">
            <text:p>1,784</text:p>
          </table:table-cell>
          <table:table-cell office:value-type="float" office:value="1588" table:style-name="ce52">
            <text:p>1,588</text:p>
          </table:table-cell>
          <table:table-cell office:value-type="float" office:value="1669" table:style-name="ce53">
            <text:p>1,669</text:p>
          </table:table-cell>
          <table:table-cell office:value-type="float" office:value="7998" table:style-name="ce52">
            <text:p>7,998</text:p>
          </table:table-cell>
          <table:table-cell office:value-type="float" office:value="1570" table:style-name="ce52">
            <text:p>1,570</text:p>
          </table:table-cell>
          <table:table-cell office:value-type="float" office:value="1632" table:style-name="ce52">
            <text:p>1,632</text:p>
          </table:table-cell>
          <table:table-cell office:value-type="float" office:value="1710" table:style-name="ce52">
            <text:p>1,710</text:p>
          </table:table-cell>
          <table:table-cell office:value-type="float" office:value="1553" table:style-name="ce52">
            <text:p>1,553</text:p>
          </table:table-cell>
          <table:table-cell office:value-type="float" office:value="1533" table:style-name="ce53">
            <text:p>1,533</text:p>
          </table:table-cell>
          <table:table-cell office:value-type="float" office:value="7371" table:style-name="ce52">
            <text:p>7,371</text:p>
          </table:table-cell>
          <table:table-cell office:value-type="float" office:value="1391" table:style-name="ce52">
            <text:p>1,391</text:p>
          </table:table-cell>
          <table:table-cell office:value-type="float" office:value="1580" table:style-name="ce52">
            <text:p>1,580</text:p>
          </table:table-cell>
          <table:table-cell office:value-type="float" office:value="1526" table:style-name="ce52">
            <text:p>1,526</text:p>
          </table:table-cell>
          <table:table-cell office:value-type="float" office:value="1393" table:style-name="ce52">
            <text:p>1,393</text:p>
          </table:table-cell>
          <table:table-cell office:value-type="float" office:value="1481" table:style-name="ce53">
            <text:p>1,481</text:p>
          </table:table-cell>
          <table:table-cell office:value-type="float" office:value="8353" table:style-name="ce52">
            <text:p>8,353</text:p>
          </table:table-cell>
          <table:table-cell office:value-type="float" office:value="1618" table:style-name="ce52">
            <text:p>1,618</text:p>
          </table:table-cell>
          <table:table-cell office:value-type="float" office:value="1676" table:style-name="ce52">
            <text:p>1,676</text:p>
          </table:table-cell>
          <table:table-cell office:value-type="float" office:value="1648" table:style-name="ce52">
            <text:p>1,648</text:p>
          </table:table-cell>
          <table:table-cell office:value-type="float" office:value="1712" table:style-name="ce52">
            <text:p>1,712</text:p>
          </table:table-cell>
          <table:table-cell office:value-type="float" office:value="1699" table:style-name="ce53">
            <text:p>1,699</text:p>
          </table:table-cell>
          <table:table-cell office:value-type="float" office:value="8148" table:style-name="ce52">
            <text:p>8,148</text:p>
          </table:table-cell>
          <table:table-cell office:value-type="float" office:value="1686" table:style-name="ce52">
            <text:p>1,686</text:p>
          </table:table-cell>
          <table:table-cell office:value-type="float" office:value="1707" table:style-name="ce52">
            <text:p>1,707</text:p>
          </table:table-cell>
          <table:table-cell office:value-type="float" office:value="1491" table:style-name="ce52">
            <text:p>1,491</text:p>
          </table:table-cell>
          <table:table-cell office:value-type="float" office:value="1765" table:style-name="ce52">
            <text:p>1,765</text:p>
          </table:table-cell>
          <table:table-cell office:value-type="float" office:value="1499" table:style-name="ce53">
            <text:p>1,499</text:p>
          </table:table-cell>
          <table:table-cell office:value-type="float" office:value="7637" table:style-name="ce52">
            <text:p>7,637</text:p>
          </table:table-cell>
          <table:table-cell office:value-type="float" office:value="1581" table:style-name="ce52">
            <text:p>1,581</text:p>
          </table:table-cell>
          <table:table-cell office:value-type="float" office:value="1479" table:style-name="ce52">
            <text:p>1,479</text:p>
          </table:table-cell>
          <table:table-cell office:value-type="float" office:value="1471" table:style-name="ce52">
            <text:p>1,471</text:p>
          </table:table-cell>
          <table:table-cell office:value-type="float" office:value="1543" table:style-name="ce52">
            <text:p>1,543</text:p>
          </table:table-cell>
          <table:table-cell office:value-type="float" office:value="1563" table:style-name="ce53">
            <text:p>1,563</text:p>
          </table:table-cell>
          <table:table-cell office:value-type="float" office:value="7947" table:style-name="ce52">
            <text:p>7,947</text:p>
          </table:table-cell>
          <table:table-cell office:value-type="float" office:value="1522" table:style-name="ce52">
            <text:p>1,522</text:p>
          </table:table-cell>
          <table:table-cell office:value-type="float" office:value="1620" table:style-name="ce52">
            <text:p>1,620</text:p>
          </table:table-cell>
          <table:table-cell office:value-type="float" office:value="1608" table:style-name="ce52">
            <text:p>1,608</text:p>
          </table:table-cell>
          <table:table-cell office:value-type="float" office:value="1620" table:style-name="ce52">
            <text:p>1,620</text:p>
          </table:table-cell>
          <table:table-cell office:value-type="float" office:value="1577" table:style-name="ce53">
            <text:p>1,577</text:p>
          </table:table-cell>
          <table:table-cell office:value-type="float" office:value="8010" table:style-name="ce52">
            <text:p>8,010</text:p>
          </table:table-cell>
          <table:table-cell office:value-type="float" office:value="1668" table:style-name="ce52">
            <text:p>1,668</text:p>
          </table:table-cell>
          <table:table-cell office:value-type="float" office:value="1563" table:style-name="ce52">
            <text:p>1,563</text:p>
          </table:table-cell>
          <table:table-cell office:value-type="float" office:value="1662" table:style-name="ce52">
            <text:p>1,662</text:p>
          </table:table-cell>
          <table:table-cell office:value-type="float" office:value="1604" table:style-name="ce52">
            <text:p>1,604</text:p>
          </table:table-cell>
          <table:table-cell office:value-type="float" office:value="1513" table:style-name="ce53">
            <text:p>1,513</text:p>
          </table:table-cell>
          <table:table-cell office:value-type="float" office:value="7192" table:style-name="ce52">
            <text:p>7,192</text:p>
          </table:table-cell>
          <table:table-cell office:value-type="float" office:value="1567" table:style-name="ce52">
            <text:p>1,567</text:p>
          </table:table-cell>
          <table:table-cell office:value-type="float" office:value="1477" table:style-name="ce52">
            <text:p>1,477</text:p>
          </table:table-cell>
          <table:table-cell office:value-type="float" office:value="1464" table:style-name="ce52">
            <text:p>1,464</text:p>
          </table:table-cell>
          <table:table-cell office:value-type="float" office:value="1376" table:style-name="ce52">
            <text:p>1,376</text:p>
          </table:table-cell>
          <table:table-cell office:value-type="float" office:value="1308" table:style-name="ce53">
            <text:p>1,308</text:p>
          </table:table-cell>
          <table:table-cell office:value-type="float" office:value="5941" table:style-name="ce52">
            <text:p>5,941</text:p>
          </table:table-cell>
          <table:table-cell office:value-type="float" office:value="1275" table:style-name="ce52">
            <text:p>1,275</text:p>
          </table:table-cell>
          <table:table-cell office:value-type="float" office:value="1230" table:style-name="ce52">
            <text:p>1,230</text:p>
          </table:table-cell>
          <table:table-cell office:value-type="float" office:value="1170" table:style-name="ce52">
            <text:p>1,170</text:p>
          </table:table-cell>
          <table:table-cell office:value-type="float" office:value="1195" table:style-name="ce52">
            <text:p>1,195</text:p>
          </table:table-cell>
          <table:table-cell office:value-type="float" office:value="1071" table:style-name="ce53">
            <text:p>1,071</text:p>
          </table:table-cell>
          <table:table-cell office:value-type="float" office:value="3798" table:style-name="ce52">
            <text:p>3,798</text:p>
          </table:table-cell>
          <table:table-cell office:value-type="float" office:value="972" table:style-name="ce52">
            <text:p>972</text:p>
          </table:table-cell>
          <table:table-cell office:value-type="float" office:value="845" table:style-name="ce52">
            <text:p>845</text:p>
          </table:table-cell>
          <table:table-cell office:value-type="float" office:value="673" table:style-name="ce52">
            <text:p>673</text:p>
          </table:table-cell>
          <table:table-cell office:value-type="float" office:value="772" table:style-name="ce52">
            <text:p>772</text:p>
          </table:table-cell>
          <table:table-cell office:value-type="float" office:value="536" table:style-name="ce53">
            <text:p>536</text:p>
          </table:table-cell>
          <table:table-cell office:value-type="float" office:value="2780" table:style-name="ce52">
            <text:p>2,780</text:p>
          </table:table-cell>
          <table:table-cell office:value-type="float" office:value="574" table:style-name="ce52">
            <text:p>574</text:p>
          </table:table-cell>
          <table:table-cell office:value-type="float" office:value="551" table:style-name="ce52">
            <text:p>551</text:p>
          </table:table-cell>
          <table:table-cell office:value-type="float" office:value="534" table:style-name="ce52">
            <text:p>534</text:p>
          </table:table-cell>
          <table:table-cell office:value-type="float" office:value="544" table:style-name="ce52">
            <text:p>544</text:p>
          </table:table-cell>
          <table:table-cell office:value-type="float" office:value="577" table:style-name="ce53">
            <text:p>577</text:p>
          </table:table-cell>
          <table:table-cell office:value-type="float" office:value="2450" table:style-name="ce52">
            <text:p>2,450</text:p>
          </table:table-cell>
          <table:table-cell office:value-type="float" office:value="516" table:style-name="ce52">
            <text:p>516</text:p>
          </table:table-cell>
          <table:table-cell office:value-type="float" office:value="505" table:style-name="ce52">
            <text:p>505</text:p>
          </table:table-cell>
          <table:table-cell office:value-type="float" office:value="461" table:style-name="ce52">
            <text:p>461</text:p>
          </table:table-cell>
          <table:table-cell office:value-type="float" office:value="485" table:style-name="ce52">
            <text:p>485</text:p>
          </table:table-cell>
          <table:table-cell office:value-type="float" office:value="483" table:style-name="ce53">
            <text:p>483</text:p>
          </table:table-cell>
          <table:table-cell office:value-type="float" office:value="1700" table:style-name="ce52">
            <text:p>1,700</text:p>
          </table:table-cell>
          <table:table-cell office:value-type="float" office:value="410" table:style-name="ce52">
            <text:p>410</text:p>
          </table:table-cell>
          <table:table-cell office:value-type="float" office:value="369" table:style-name="ce52">
            <text:p>369</text:p>
          </table:table-cell>
          <table:table-cell office:value-type="float" office:value="340" table:style-name="ce52">
            <text:p>340</text:p>
          </table:table-cell>
          <table:table-cell office:value-type="float" office:value="322" table:style-name="ce52">
            <text:p>322</text:p>
          </table:table-cell>
          <table:table-cell office:value-type="float" office:value="259" table:style-name="ce53">
            <text:p>259</text:p>
          </table:table-cell>
          <table:table-cell office:value-type="float" office:value="711" table:style-name="ce52">
            <text:p>711</text:p>
          </table:table-cell>
          <table:table-cell office:value-type="float" office:value="212" table:style-name="ce52">
            <text:p>212</text:p>
          </table:table-cell>
          <table:table-cell office:value-type="float" office:value="152" table:style-name="ce52">
            <text:p>152</text:p>
          </table:table-cell>
          <table:table-cell office:value-type="float" office:value="161" table:style-name="ce52">
            <text:p>161</text:p>
          </table:table-cell>
          <table:table-cell office:value-type="float" office:value="108" table:style-name="ce52">
            <text:p>108</text:p>
          </table:table-cell>
          <table:table-cell office:value-type="float" office:value="78" table:style-name="ce53">
            <text:p>78</text:p>
          </table:table-cell>
          <table:table-cell office:value-type="float" office:value="195" table:style-name="ce52">
            <text:p>195</text:p>
          </table:table-cell>
          <table:table-cell office:value-type="float" office:value="62" table:style-name="ce52">
            <text:p>62</text:p>
          </table:table-cell>
          <table:table-cell office:value-type="float" office:value="43" table:style-name="ce52">
            <text:p>43</text:p>
          </table:table-cell>
          <table:table-cell office:value-type="float" office:value="47" table:style-name="ce52">
            <text:p>47</text:p>
          </table:table-cell>
          <table:table-cell office:value-type="float" office:value="23" table:style-name="ce52">
            <text:p>23</text:p>
          </table:table-cell>
          <table:table-cell office:value-type="float" office:value="20" table:style-name="ce53">
            <text:p>20</text:p>
          </table:table-cell>
          <table:table-cell office:value-type="float" office:value="18" table:style-name="ce52">
            <text:p>1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154" table:style-name="ce52">
            <text:p>54,154</text:p>
          </table:table-cell>
          <table:table-cell office:value-type="float" office:value="2247" table:style-name="ce52">
            <text:p>2,247</text:p>
          </table:table-cell>
          <table:table-cell office:value-type="float" office:value="441" table:style-name="ce52">
            <text:p>441</text:p>
          </table:table-cell>
          <table:table-cell office:value-type="float" office:value="452" table:style-name="ce52">
            <text:p>452</text:p>
          </table:table-cell>
          <table:table-cell office:value-type="float" office:value="502" table:style-name="ce52">
            <text:p>502</text:p>
          </table:table-cell>
          <table:table-cell office:value-type="float" office:value="453" table:style-name="ce52">
            <text:p>453</text:p>
          </table:table-cell>
          <table:table-cell office:value-type="float" office:value="399" table:style-name="ce52">
            <text:p>399</text:p>
          </table:table-cell>
          <table:table-cell office:value-type="float" office:value="1699" table:style-name="ce52">
            <text:p>1,699</text:p>
          </table:table-cell>
          <table:table-cell office:value-type="float" office:value="387" table:style-name="ce52">
            <text:p>387</text:p>
          </table:table-cell>
          <table:table-cell office:value-type="float" office:value="320" table:style-name="ce52">
            <text:p>320</text:p>
          </table:table-cell>
          <table:table-cell office:value-type="float" office:value="370" table:style-name="ce52">
            <text:p>370</text:p>
          </table:table-cell>
          <table:table-cell office:value-type="float" office:value="345" table:style-name="ce52">
            <text:p>345</text:p>
          </table:table-cell>
          <table:table-cell office:value-type="float" office:value="277" table:style-name="ce53">
            <text:p>277</text:p>
          </table:table-cell>
          <table:table-cell office:value-type="float" office:value="1712" table:style-name="ce52">
            <text:p>1,712</text:p>
          </table:table-cell>
          <table:table-cell office:value-type="float" office:value="342" table:style-name="ce52">
            <text:p>342</text:p>
          </table:table-cell>
          <table:table-cell office:value-type="float" office:value="293" table:style-name="ce52">
            <text:p>293</text:p>
          </table:table-cell>
          <table:table-cell office:value-type="float" office:value="334" table:style-name="ce52">
            <text:p>334</text:p>
          </table:table-cell>
          <table:table-cell office:value-type="float" office:value="359" table:style-name="ce52">
            <text:p>359</text:p>
          </table:table-cell>
          <table:table-cell office:value-type="float" office:value="384" table:style-name="ce53">
            <text:p>384</text:p>
          </table:table-cell>
          <table:table-cell office:value-type="float" office:value="3059" table:style-name="ce52">
            <text:p>3,059</text:p>
          </table:table-cell>
          <table:table-cell office:value-type="float" office:value="415" table:style-name="ce52">
            <text:p>415</text:p>
          </table:table-cell>
          <table:table-cell office:value-type="float" office:value="499" table:style-name="ce52">
            <text:p>499</text:p>
          </table:table-cell>
          <table:table-cell office:value-type="float" office:value="487" table:style-name="ce52">
            <text:p>487</text:p>
          </table:table-cell>
          <table:table-cell office:value-type="float" office:value="620" table:style-name="ce52">
            <text:p>620</text:p>
          </table:table-cell>
          <table:table-cell office:value-type="float" office:value="1038" table:style-name="ce53">
            <text:p>1,038</text:p>
          </table:table-cell>
          <table:table-cell office:value-type="float" office:value="4554" table:style-name="ce52">
            <text:p>4,554</text:p>
          </table:table-cell>
          <table:table-cell office:value-type="float" office:value="891" table:style-name="ce52">
            <text:p>891</text:p>
          </table:table-cell>
          <table:table-cell office:value-type="float" office:value="903" table:style-name="ce52">
            <text:p>903</text:p>
          </table:table-cell>
          <table:table-cell office:value-type="float" office:value="966" table:style-name="ce52">
            <text:p>966</text:p>
          </table:table-cell>
          <table:table-cell office:value-type="float" office:value="868" table:style-name="ce52">
            <text:p>868</text:p>
          </table:table-cell>
          <table:table-cell office:value-type="float" office:value="926" table:style-name="ce53">
            <text:p>926</text:p>
          </table:table-cell>
          <table:table-cell office:value-type="float" office:value="4353" table:style-name="ce52">
            <text:p>4,353</text:p>
          </table:table-cell>
          <table:table-cell office:value-type="float" office:value="863" table:style-name="ce52">
            <text:p>863</text:p>
          </table:table-cell>
          <table:table-cell office:value-type="float" office:value="893" table:style-name="ce52">
            <text:p>893</text:p>
          </table:table-cell>
          <table:table-cell office:value-type="float" office:value="953" table:style-name="ce52">
            <text:p>953</text:p>
          </table:table-cell>
          <table:table-cell office:value-type="float" office:value="810" table:style-name="ce52">
            <text:p>810</text:p>
          </table:table-cell>
          <table:table-cell office:value-type="float" office:value="834" table:style-name="ce53">
            <text:p>834</text:p>
          </table:table-cell>
          <table:table-cell office:value-type="float" office:value="3825" table:style-name="ce52">
            <text:p>3,825</text:p>
          </table:table-cell>
          <table:table-cell office:value-type="float" office:value="708" table:style-name="ce52">
            <text:p>708</text:p>
          </table:table-cell>
          <table:table-cell office:value-type="float" office:value="834" table:style-name="ce52">
            <text:p>834</text:p>
          </table:table-cell>
          <table:table-cell office:value-type="float" office:value="774" table:style-name="ce52">
            <text:p>774</text:p>
          </table:table-cell>
          <table:table-cell office:value-type="float" office:value="728" table:style-name="ce52">
            <text:p>728</text:p>
          </table:table-cell>
          <table:table-cell office:value-type="float" office:value="781" table:style-name="ce53">
            <text:p>781</text:p>
          </table:table-cell>
          <table:table-cell office:value-type="float" office:value="4217" table:style-name="ce52">
            <text:p>4,217</text:p>
          </table:table-cell>
          <table:table-cell office:value-type="float" office:value="822" table:style-name="ce52">
            <text:p>822</text:p>
          </table:table-cell>
          <table:table-cell office:value-type="float" office:value="845" table:style-name="ce52">
            <text:p>845</text:p>
          </table:table-cell>
          <table:table-cell office:value-type="float" office:value="844" table:style-name="ce52">
            <text:p>844</text:p>
          </table:table-cell>
          <table:table-cell office:value-type="float" office:value="852" table:style-name="ce52">
            <text:p>852</text:p>
          </table:table-cell>
          <table:table-cell office:value-type="float" office:value="854" table:style-name="ce53">
            <text:p>854</text:p>
          </table:table-cell>
          <table:table-cell office:value-type="float" office:value="4065" table:style-name="ce52">
            <text:p>4,065</text:p>
          </table:table-cell>
          <table:table-cell office:value-type="float" office:value="803" table:style-name="ce52">
            <text:p>803</text:p>
          </table:table-cell>
          <table:table-cell office:value-type="float" office:value="885" table:style-name="ce52">
            <text:p>885</text:p>
          </table:table-cell>
          <table:table-cell office:value-type="float" office:value="768" table:style-name="ce52">
            <text:p>768</text:p>
          </table:table-cell>
          <table:table-cell office:value-type="float" office:value="865" table:style-name="ce52">
            <text:p>865</text:p>
          </table:table-cell>
          <table:table-cell office:value-type="float" office:value="744" table:style-name="ce53">
            <text:p>744</text:p>
          </table:table-cell>
          <table:table-cell office:value-type="float" office:value="3949" table:style-name="ce52">
            <text:p>3,949</text:p>
          </table:table-cell>
          <table:table-cell office:value-type="float" office:value="795" table:style-name="ce52">
            <text:p>795</text:p>
          </table:table-cell>
          <table:table-cell office:value-type="float" office:value="758" table:style-name="ce52">
            <text:p>758</text:p>
          </table:table-cell>
          <table:table-cell office:value-type="float" office:value="764" table:style-name="ce52">
            <text:p>764</text:p>
          </table:table-cell>
          <table:table-cell office:value-type="float" office:value="814" table:style-name="ce52">
            <text:p>814</text:p>
          </table:table-cell>
          <table:table-cell office:value-type="float" office:value="818" table:style-name="ce53">
            <text:p>818</text:p>
          </table:table-cell>
          <table:table-cell office:value-type="float" office:value="4223" table:style-name="ce52">
            <text:p>4,223</text:p>
          </table:table-cell>
          <table:table-cell office:value-type="float" office:value="814" table:style-name="ce52">
            <text:p>814</text:p>
          </table:table-cell>
          <table:table-cell office:value-type="float" office:value="834" table:style-name="ce52">
            <text:p>834</text:p>
          </table:table-cell>
          <table:table-cell office:value-type="float" office:value="871" table:style-name="ce52">
            <text:p>871</text:p>
          </table:table-cell>
          <table:table-cell office:value-type="float" office:value="884" table:style-name="ce52">
            <text:p>884</text:p>
          </table:table-cell>
          <table:table-cell office:value-type="float" office:value="820" table:style-name="ce53">
            <text:p>820</text:p>
          </table:table-cell>
          <table:table-cell office:value-type="float" office:value="4271" table:style-name="ce52">
            <text:p>4,271</text:p>
          </table:table-cell>
          <table:table-cell office:value-type="float" office:value="902" table:style-name="ce52">
            <text:p>902</text:p>
          </table:table-cell>
          <table:table-cell office:value-type="float" office:value="848" table:style-name="ce52">
            <text:p>848</text:p>
          </table:table-cell>
          <table:table-cell office:value-type="float" office:value="885" table:style-name="ce52">
            <text:p>885</text:p>
          </table:table-cell>
          <table:table-cell office:value-type="float" office:value="840" table:style-name="ce52">
            <text:p>840</text:p>
          </table:table-cell>
          <table:table-cell office:value-type="float" office:value="796" table:style-name="ce53">
            <text:p>796</text:p>
          </table:table-cell>
          <table:table-cell office:value-type="float" office:value="3808" table:style-name="ce52">
            <text:p>3,808</text:p>
          </table:table-cell>
          <table:table-cell office:value-type="float" office:value="816" table:style-name="ce52">
            <text:p>816</text:p>
          </table:table-cell>
          <table:table-cell office:value-type="float" office:value="783" table:style-name="ce52">
            <text:p>783</text:p>
          </table:table-cell>
          <table:table-cell office:value-type="float" office:value="793" table:style-name="ce52">
            <text:p>793</text:p>
          </table:table-cell>
          <table:table-cell office:value-type="float" office:value="736" table:style-name="ce52">
            <text:p>736</text:p>
          </table:table-cell>
          <table:table-cell office:value-type="float" office:value="680" table:style-name="ce53">
            <text:p>680</text:p>
          </table:table-cell>
          <table:table-cell office:value-type="float" office:value="2943" table:style-name="ce52">
            <text:p>2,943</text:p>
          </table:table-cell>
          <table:table-cell office:value-type="float" office:value="660" table:style-name="ce52">
            <text:p>660</text:p>
          </table:table-cell>
          <table:table-cell office:value-type="float" office:value="590" table:style-name="ce52">
            <text:p>590</text:p>
          </table:table-cell>
          <table:table-cell office:value-type="float" office:value="577" table:style-name="ce52">
            <text:p>577</text:p>
          </table:table-cell>
          <table:table-cell office:value-type="float" office:value="595" table:style-name="ce52">
            <text:p>595</text:p>
          </table:table-cell>
          <table:table-cell office:value-type="float" office:value="521" table:style-name="ce53">
            <text:p>521</text:p>
          </table:table-cell>
          <table:table-cell office:value-type="float" office:value="1812" table:style-name="ce52">
            <text:p>1,812</text:p>
          </table:table-cell>
          <table:table-cell office:value-type="float" office:value="465" table:style-name="ce52">
            <text:p>465</text:p>
          </table:table-cell>
          <table:table-cell office:value-type="float" office:value="418" table:style-name="ce52">
            <text:p>418</text:p>
          </table:table-cell>
          <table:table-cell office:value-type="float" office:value="321" table:style-name="ce52">
            <text:p>321</text:p>
          </table:table-cell>
          <table:table-cell office:value-type="float" office:value="358" table:style-name="ce52">
            <text:p>358</text:p>
          </table:table-cell>
          <table:table-cell office:value-type="float" office:value="250" table:style-name="ce53">
            <text:p>250</text:p>
          </table:table-cell>
          <table:table-cell office:value-type="float" office:value="1282" table:style-name="ce52">
            <text:p>1,282</text:p>
          </table:table-cell>
          <table:table-cell office:value-type="float" office:value="258" table:style-name="ce52">
            <text:p>258</text:p>
          </table:table-cell>
          <table:table-cell office:value-type="float" office:value="267" table:style-name="ce52">
            <text:p>267</text:p>
          </table:table-cell>
          <table:table-cell office:value-type="float" office:value="257" table:style-name="ce52">
            <text:p>257</text:p>
          </table:table-cell>
          <table:table-cell office:value-type="float" office:value="247" table:style-name="ce52">
            <text:p>247</text:p>
          </table:table-cell>
          <table:table-cell office:value-type="float" office:value="253" table:style-name="ce53">
            <text:p>253</text:p>
          </table:table-cell>
          <table:table-cell office:value-type="float" office:value="1073" table:style-name="ce52">
            <text:p>1,073</text:p>
          </table:table-cell>
          <table:table-cell office:value-type="float" office:value="225" table:style-name="ce52">
            <text:p>225</text:p>
          </table:table-cell>
          <table:table-cell office:value-type="float" office:value="226" table:style-name="ce52">
            <text:p>226</text:p>
          </table:table-cell>
          <table:table-cell office:value-type="float" office:value="205" table:style-name="ce52">
            <text:p>205</text:p>
          </table:table-cell>
          <table:table-cell office:value-type="float" office:value="224" table:style-name="ce52">
            <text:p>224</text:p>
          </table:table-cell>
          <table:table-cell office:value-type="float" office:value="193" table:style-name="ce53">
            <text:p>193</text:p>
          </table:table-cell>
          <table:table-cell office:value-type="float" office:value="704" table:style-name="ce52">
            <text:p>704</text:p>
          </table:table-cell>
          <table:table-cell office:value-type="float" office:value="175" table:style-name="ce52">
            <text:p>175</text:p>
          </table:table-cell>
          <table:table-cell office:value-type="float" office:value="140" table:style-name="ce52">
            <text:p>140</text:p>
          </table:table-cell>
          <table:table-cell office:value-type="float" office:value="135" table:style-name="ce52">
            <text:p>135</text:p>
          </table:table-cell>
          <table:table-cell office:value-type="float" office:value="142" table:style-name="ce52">
            <text:p>142</text:p>
          </table:table-cell>
          <table:table-cell office:value-type="float" office:value="112" table:style-name="ce53">
            <text:p>112</text:p>
          </table:table-cell>
          <table:table-cell office:value-type="float" office:value="270" table:style-name="ce52">
            <text:p>270</text:p>
          </table:table-cell>
          <table:table-cell office:value-type="float" office:value="84" table:style-name="ce52">
            <text:p>84</text:p>
          </table:table-cell>
          <table:table-cell office:value-type="float" office:value="59" table:style-name="ce52">
            <text:p>59</text:p>
          </table:table-cell>
          <table:table-cell office:value-type="float" office:value="60" table:style-name="ce52">
            <text:p>60</text:p>
          </table:table-cell>
          <table:table-cell office:value-type="float" office:value="46" table:style-name="ce52">
            <text:p>46</text:p>
          </table:table-cell>
          <table:table-cell office:value-type="float" office:value="21" table:style-name="ce53">
            <text:p>21</text:p>
          </table:table-cell>
          <table:table-cell office:value-type="float" office:value="77" table:style-name="ce52">
            <text:p>77</text:p>
          </table:table-cell>
          <table:table-cell office:value-type="float" office:value="26" table:style-name="ce52">
            <text:p>26</text:p>
          </table:table-cell>
          <table:table-cell office:value-type="float" office:value="16" table:style-name="ce52">
            <text:p>16</text:p>
          </table:table-cell>
          <table:table-cell office:value-type="float" office:value="16" table:style-name="ce52">
            <text:p>16</text:p>
          </table:table-cell>
          <table:table-cell office:value-type="float" office:value="7" table:style-name="ce52">
            <text:p>7</text:p>
          </table:table-cell>
          <table:table-cell office:value-type="float" office:value="12" table:style-name="ce53">
            <text:p>12</text:p>
          </table:table-cell>
          <table:table-cell office:value-type="float" office:value="11" table:style-name="ce52">
            <text:p>11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916" table:style-name="ce57">
            <text:p>50,916</text:p>
          </table:table-cell>
          <table:table-cell office:value-type="float" office:value="2011" table:style-name="ce58">
            <text:p>2,011</text:p>
          </table:table-cell>
          <table:table-cell office:value-type="float" office:value="456" table:style-name="ce57">
            <text:p>456</text:p>
          </table:table-cell>
          <table:table-cell office:value-type="float" office:value="391" table:style-name="ce57">
            <text:p>391</text:p>
          </table:table-cell>
          <table:table-cell office:value-type="float" office:value="414" table:style-name="ce57">
            <text:p>414</text:p>
          </table:table-cell>
          <table:table-cell office:value-type="float" office:value="416" table:style-name="ce57">
            <text:p>416</text:p>
          </table:table-cell>
          <table:table-cell office:value-type="float" office:value="334" table:style-name="ce57">
            <text:p>334</text:p>
          </table:table-cell>
          <table:table-cell office:value-type="float" office:value="1523" table:style-name="ce57">
            <text:p>1,523</text:p>
          </table:table-cell>
          <table:table-cell office:value-type="float" office:value="341" table:style-name="ce57">
            <text:p>341</text:p>
          </table:table-cell>
          <table:table-cell office:value-type="float" office:value="276" table:style-name="ce57">
            <text:p>276</text:p>
          </table:table-cell>
          <table:table-cell office:value-type="float" office:value="330" table:style-name="ce57">
            <text:p>330</text:p>
          </table:table-cell>
          <table:table-cell office:value-type="float" office:value="296" table:style-name="ce57">
            <text:p>296</text:p>
          </table:table-cell>
          <table:table-cell office:value-type="float" office:value="280" table:style-name="ce58">
            <text:p>280</text:p>
          </table:table-cell>
          <table:table-cell office:value-type="float" office:value="1606" table:style-name="ce57">
            <text:p>1,606</text:p>
          </table:table-cell>
          <table:table-cell office:value-type="float" office:value="306" table:style-name="ce57">
            <text:p>306</text:p>
          </table:table-cell>
          <table:table-cell office:value-type="float" office:value="281" table:style-name="ce57">
            <text:p>281</text:p>
          </table:table-cell>
          <table:table-cell office:value-type="float" office:value="320" table:style-name="ce57">
            <text:p>320</text:p>
          </table:table-cell>
          <table:table-cell office:value-type="float" office:value="353" table:style-name="ce57">
            <text:p>353</text:p>
          </table:table-cell>
          <table:table-cell office:value-type="float" office:value="346" table:style-name="ce58">
            <text:p>346</text:p>
          </table:table-cell>
          <table:table-cell office:value-type="float" office:value="2614" table:style-name="ce57">
            <text:p>2,614</text:p>
          </table:table-cell>
          <table:table-cell office:value-type="float" office:value="412" table:style-name="ce57">
            <text:p>412</text:p>
          </table:table-cell>
          <table:table-cell office:value-type="float" office:value="399" table:style-name="ce57">
            <text:p>399</text:p>
          </table:table-cell>
          <table:table-cell office:value-type="float" office:value="466" table:style-name="ce57">
            <text:p>466</text:p>
          </table:table-cell>
          <table:table-cell office:value-type="float" office:value="532" table:style-name="ce57">
            <text:p>532</text:p>
          </table:table-cell>
          <table:table-cell office:value-type="float" office:value="805" table:style-name="ce58">
            <text:p>805</text:p>
          </table:table-cell>
          <table:table-cell office:value-type="float" office:value="3796" table:style-name="ce57">
            <text:p>3,796</text:p>
          </table:table-cell>
          <table:table-cell office:value-type="float" office:value="741" table:style-name="ce57">
            <text:p>741</text:p>
          </table:table-cell>
          <table:table-cell office:value-type="float" office:value="774" table:style-name="ce57">
            <text:p>774</text:p>
          </table:table-cell>
          <table:table-cell office:value-type="float" office:value="818" table:style-name="ce57">
            <text:p>818</text:p>
          </table:table-cell>
          <table:table-cell office:value-type="float" office:value="720" table:style-name="ce57">
            <text:p>720</text:p>
          </table:table-cell>
          <table:table-cell office:value-type="float" office:value="743" table:style-name="ce58">
            <text:p>743</text:p>
          </table:table-cell>
          <table:table-cell office:value-type="float" office:value="3645" table:style-name="ce57">
            <text:p>3,645</text:p>
          </table:table-cell>
          <table:table-cell office:value-type="float" office:value="707" table:style-name="ce57">
            <text:p>707</text:p>
          </table:table-cell>
          <table:table-cell office:value-type="float" office:value="739" table:style-name="ce57">
            <text:p>739</text:p>
          </table:table-cell>
          <table:table-cell office:value-type="float" office:value="757" table:style-name="ce57">
            <text:p>757</text:p>
          </table:table-cell>
          <table:table-cell office:value-type="float" office:value="743" table:style-name="ce57">
            <text:p>743</text:p>
          </table:table-cell>
          <table:table-cell office:value-type="float" office:value="699" table:style-name="ce58">
            <text:p>699</text:p>
          </table:table-cell>
          <table:table-cell office:value-type="float" office:value="3546" table:style-name="ce57">
            <text:p>3,546</text:p>
          </table:table-cell>
          <table:table-cell office:value-type="float" office:value="683" table:style-name="ce57">
            <text:p>683</text:p>
          </table:table-cell>
          <table:table-cell office:value-type="float" office:value="746" table:style-name="ce57">
            <text:p>746</text:p>
          </table:table-cell>
          <table:table-cell office:value-type="float" office:value="752" table:style-name="ce57">
            <text:p>752</text:p>
          </table:table-cell>
          <table:table-cell office:value-type="float" office:value="665" table:style-name="ce57">
            <text:p>665</text:p>
          </table:table-cell>
          <table:table-cell office:value-type="float" office:value="700" table:style-name="ce58">
            <text:p>700</text:p>
          </table:table-cell>
          <table:table-cell office:value-type="float" office:value="4136" table:style-name="ce57">
            <text:p>4,136</text:p>
          </table:table-cell>
          <table:table-cell office:value-type="float" office:value="796" table:style-name="ce57">
            <text:p>796</text:p>
          </table:table-cell>
          <table:table-cell office:value-type="float" office:value="831" table:style-name="ce57">
            <text:p>831</text:p>
          </table:table-cell>
          <table:table-cell office:value-type="float" office:value="804" table:style-name="ce57">
            <text:p>804</text:p>
          </table:table-cell>
          <table:table-cell office:value-type="float" office:value="860" table:style-name="ce57">
            <text:p>860</text:p>
          </table:table-cell>
          <table:table-cell office:value-type="float" office:value="845" table:style-name="ce58">
            <text:p>845</text:p>
          </table:table-cell>
          <table:table-cell office:value-type="float" office:value="4083" table:style-name="ce57">
            <text:p>4,083</text:p>
          </table:table-cell>
          <table:table-cell office:value-type="float" office:value="883" table:style-name="ce57">
            <text:p>883</text:p>
          </table:table-cell>
          <table:table-cell office:value-type="float" office:value="822" table:style-name="ce57">
            <text:p>822</text:p>
          </table:table-cell>
          <table:table-cell office:value-type="float" office:value="723" table:style-name="ce57">
            <text:p>723</text:p>
          </table:table-cell>
          <table:table-cell office:value-type="float" office:value="900" table:style-name="ce57">
            <text:p>900</text:p>
          </table:table-cell>
          <table:table-cell office:value-type="float" office:value="755" table:style-name="ce58">
            <text:p>755</text:p>
          </table:table-cell>
          <table:table-cell office:value-type="float" office:value="3688" table:style-name="ce57">
            <text:p>3,688</text:p>
          </table:table-cell>
          <table:table-cell office:value-type="float" office:value="786" table:style-name="ce57">
            <text:p>786</text:p>
          </table:table-cell>
          <table:table-cell office:value-type="float" office:value="721" table:style-name="ce57">
            <text:p>721</text:p>
          </table:table-cell>
          <table:table-cell office:value-type="float" office:value="707" table:style-name="ce57">
            <text:p>707</text:p>
          </table:table-cell>
          <table:table-cell office:value-type="float" office:value="729" table:style-name="ce57">
            <text:p>729</text:p>
          </table:table-cell>
          <table:table-cell office:value-type="float" office:value="745" table:style-name="ce58">
            <text:p>745</text:p>
          </table:table-cell>
          <table:table-cell office:value-type="float" office:value="3724" table:style-name="ce57">
            <text:p>3,724</text:p>
          </table:table-cell>
          <table:table-cell office:value-type="float" office:value="708" table:style-name="ce57">
            <text:p>708</text:p>
          </table:table-cell>
          <table:table-cell office:value-type="float" office:value="786" table:style-name="ce57">
            <text:p>786</text:p>
          </table:table-cell>
          <table:table-cell office:value-type="float" office:value="737" table:style-name="ce57">
            <text:p>737</text:p>
          </table:table-cell>
          <table:table-cell office:value-type="float" office:value="736" table:style-name="ce57">
            <text:p>736</text:p>
          </table:table-cell>
          <table:table-cell office:value-type="float" office:value="757" table:style-name="ce58">
            <text:p>757</text:p>
          </table:table-cell>
          <table:table-cell office:value-type="float" office:value="3739" table:style-name="ce57">
            <text:p>3,739</text:p>
          </table:table-cell>
          <table:table-cell office:value-type="float" office:value="766" table:style-name="ce57">
            <text:p>766</text:p>
          </table:table-cell>
          <table:table-cell office:value-type="float" office:value="715" table:style-name="ce57">
            <text:p>715</text:p>
          </table:table-cell>
          <table:table-cell office:value-type="float" office:value="777" table:style-name="ce57">
            <text:p>777</text:p>
          </table:table-cell>
          <table:table-cell office:value-type="float" office:value="764" table:style-name="ce57">
            <text:p>764</text:p>
          </table:table-cell>
          <table:table-cell office:value-type="float" office:value="717" table:style-name="ce58">
            <text:p>717</text:p>
          </table:table-cell>
          <table:table-cell office:value-type="float" office:value="3384" table:style-name="ce57">
            <text:p>3,384</text:p>
          </table:table-cell>
          <table:table-cell office:value-type="float" office:value="751" table:style-name="ce57">
            <text:p>751</text:p>
          </table:table-cell>
          <table:table-cell office:value-type="float" office:value="694" table:style-name="ce57">
            <text:p>694</text:p>
          </table:table-cell>
          <table:table-cell office:value-type="float" office:value="671" table:style-name="ce57">
            <text:p>671</text:p>
          </table:table-cell>
          <table:table-cell office:value-type="float" office:value="640" table:style-name="ce57">
            <text:p>640</text:p>
          </table:table-cell>
          <table:table-cell office:value-type="float" office:value="628" table:style-name="ce58">
            <text:p>628</text:p>
          </table:table-cell>
          <table:table-cell office:value-type="float" office:value="2998" table:style-name="ce57">
            <text:p>2,998</text:p>
          </table:table-cell>
          <table:table-cell office:value-type="float" office:value="615" table:style-name="ce57">
            <text:p>615</text:p>
          </table:table-cell>
          <table:table-cell office:value-type="float" office:value="640" table:style-name="ce57">
            <text:p>640</text:p>
          </table:table-cell>
          <table:table-cell office:value-type="float" office:value="593" table:style-name="ce57">
            <text:p>593</text:p>
          </table:table-cell>
          <table:table-cell office:value-type="float" office:value="600" table:style-name="ce57">
            <text:p>600</text:p>
          </table:table-cell>
          <table:table-cell office:value-type="float" office:value="550" table:style-name="ce58">
            <text:p>550</text:p>
          </table:table-cell>
          <table:table-cell office:value-type="float" office:value="1986" table:style-name="ce57">
            <text:p>1,986</text:p>
          </table:table-cell>
          <table:table-cell office:value-type="float" office:value="507" table:style-name="ce57">
            <text:p>507</text:p>
          </table:table-cell>
          <table:table-cell office:value-type="float" office:value="427" table:style-name="ce57">
            <text:p>427</text:p>
          </table:table-cell>
          <table:table-cell office:value-type="float" office:value="352" table:style-name="ce57">
            <text:p>352</text:p>
          </table:table-cell>
          <table:table-cell office:value-type="float" office:value="414" table:style-name="ce57">
            <text:p>414</text:p>
          </table:table-cell>
          <table:table-cell office:value-type="float" office:value="286" table:style-name="ce58">
            <text:p>286</text:p>
          </table:table-cell>
          <table:table-cell office:value-type="float" office:value="1498" table:style-name="ce57">
            <text:p>1,498</text:p>
          </table:table-cell>
          <table:table-cell office:value-type="float" office:value="316" table:style-name="ce57">
            <text:p>316</text:p>
          </table:table-cell>
          <table:table-cell office:value-type="float" office:value="284" table:style-name="ce57">
            <text:p>284</text:p>
          </table:table-cell>
          <table:table-cell office:value-type="float" office:value="277" table:style-name="ce57">
            <text:p>277</text:p>
          </table:table-cell>
          <table:table-cell office:value-type="float" office:value="297" table:style-name="ce57">
            <text:p>297</text:p>
          </table:table-cell>
          <table:table-cell office:value-type="float" office:value="324" table:style-name="ce58">
            <text:p>324</text:p>
          </table:table-cell>
          <table:table-cell office:value-type="float" office:value="1377" table:style-name="ce57">
            <text:p>1,377</text:p>
          </table:table-cell>
          <table:table-cell office:value-type="float" office:value="291" table:style-name="ce57">
            <text:p>291</text:p>
          </table:table-cell>
          <table:table-cell office:value-type="float" office:value="279" table:style-name="ce57">
            <text:p>279</text:p>
          </table:table-cell>
          <table:table-cell office:value-type="float" office:value="256" table:style-name="ce57">
            <text:p>256</text:p>
          </table:table-cell>
          <table:table-cell office:value-type="float" office:value="261" table:style-name="ce57">
            <text:p>261</text:p>
          </table:table-cell>
          <table:table-cell office:value-type="float" office:value="290" table:style-name="ce58">
            <text:p>290</text:p>
          </table:table-cell>
          <table:table-cell office:value-type="float" office:value="996" table:style-name="ce57">
            <text:p>996</text:p>
          </table:table-cell>
          <table:table-cell office:value-type="float" office:value="235" table:style-name="ce57">
            <text:p>235</text:p>
          </table:table-cell>
          <table:table-cell office:value-type="float" office:value="229" table:style-name="ce57">
            <text:p>229</text:p>
          </table:table-cell>
          <table:table-cell office:value-type="float" office:value="205" table:style-name="ce57">
            <text:p>205</text:p>
          </table:table-cell>
          <table:table-cell office:value-type="float" office:value="180" table:style-name="ce57">
            <text:p>180</text:p>
          </table:table-cell>
          <table:table-cell office:value-type="float" office:value="147" table:style-name="ce58">
            <text:p>147</text:p>
          </table:table-cell>
          <table:table-cell office:value-type="float" office:value="441" table:style-name="ce57">
            <text:p>441</text:p>
          </table:table-cell>
          <table:table-cell office:value-type="float" office:value="128" table:style-name="ce57">
            <text:p>128</text:p>
          </table:table-cell>
          <table:table-cell office:value-type="float" office:value="93" table:style-name="ce57">
            <text:p>93</text:p>
          </table:table-cell>
          <table:table-cell office:value-type="float" office:value="101" table:style-name="ce57">
            <text:p>101</text:p>
          </table:table-cell>
          <table:table-cell office:value-type="float" office:value="62" table:style-name="ce57">
            <text:p>62</text:p>
          </table:table-cell>
          <table:table-cell office:value-type="float" office:value="57" table:style-name="ce58">
            <text:p>57</text:p>
          </table:table-cell>
          <table:table-cell office:value-type="float" office:value="118" table:style-name="ce57">
            <text:p>118</text:p>
          </table:table-cell>
          <table:table-cell office:value-type="float" office:value="36" table:style-name="ce57">
            <text:p>36</text:p>
          </table:table-cell>
          <table:table-cell office:value-type="float" office:value="27" table:style-name="ce57">
            <text:p>27</text:p>
          </table:table-cell>
          <table:table-cell office:value-type="float" office:value="31" table:style-name="ce57">
            <text:p>31</text:p>
          </table:table-cell>
          <table:table-cell office:value-type="float" office:value="16" table:style-name="ce57">
            <text:p>16</text:p>
          </table:table-cell>
          <table:table-cell office:value-type="float" office:value="8" table:style-name="ce58">
            <text:p>8</text:p>
          </table:table-cell>
          <table:table-cell office:value-type="float" office:value="7" table:style-name="ce57">
            <text:p>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850" table:style-name="ce52">
            <text:p>368,850</text:p>
          </table:table-cell>
          <table:table-cell office:value-type="float" office:value="11300" table:style-name="ce52">
            <text:p>11,300</text:p>
          </table:table-cell>
          <table:table-cell office:value-type="float" office:value="1934" table:style-name="ce52">
            <text:p>1,934</text:p>
          </table:table-cell>
          <table:table-cell office:value-type="float" office:value="2107" table:style-name="ce52">
            <text:p>2,107</text:p>
          </table:table-cell>
          <table:table-cell office:value-type="float" office:value="2231" table:style-name="ce52">
            <text:p>2,231</text:p>
          </table:table-cell>
          <table:table-cell office:value-type="float" office:value="2434" table:style-name="ce52">
            <text:p>2,434</text:p>
          </table:table-cell>
          <table:table-cell office:value-type="float" office:value="2594" table:style-name="ce52">
            <text:p>2,594</text:p>
          </table:table-cell>
          <table:table-cell office:value-type="float" office:value="12983" table:style-name="ce52">
            <text:p>12,983</text:p>
          </table:table-cell>
          <table:table-cell office:value-type="float" office:value="2592" table:style-name="ce52">
            <text:p>2,592</text:p>
          </table:table-cell>
          <table:table-cell office:value-type="float" office:value="2500" table:style-name="ce52">
            <text:p>2,500</text:p>
          </table:table-cell>
          <table:table-cell office:value-type="float" office:value="2985" table:style-name="ce52">
            <text:p>2,985</text:p>
          </table:table-cell>
          <table:table-cell office:value-type="float" office:value="2650" table:style-name="ce52">
            <text:p>2,650</text:p>
          </table:table-cell>
          <table:table-cell office:value-type="float" office:value="2256" table:style-name="ce53">
            <text:p>2,256</text:p>
          </table:table-cell>
          <table:table-cell office:value-type="float" office:value="13902" table:style-name="ce52">
            <text:p>13,902</text:p>
          </table:table-cell>
          <table:table-cell office:value-type="float" office:value="2531" table:style-name="ce52">
            <text:p>2,531</text:p>
          </table:table-cell>
          <table:table-cell office:value-type="float" office:value="2681" table:style-name="ce52">
            <text:p>2,681</text:p>
          </table:table-cell>
          <table:table-cell office:value-type="float" office:value="2863" table:style-name="ce52">
            <text:p>2,863</text:p>
          </table:table-cell>
          <table:table-cell office:value-type="float" office:value="2931" table:style-name="ce52">
            <text:p>2,931</text:p>
          </table:table-cell>
          <table:table-cell office:value-type="float" office:value="2896" table:style-name="ce53">
            <text:p>2,896</text:p>
          </table:table-cell>
          <table:table-cell office:value-type="float" office:value="18039" table:style-name="ce52">
            <text:p>18,039</text:p>
          </table:table-cell>
          <table:table-cell office:value-type="float" office:value="3057" table:style-name="ce52">
            <text:p>3,057</text:p>
          </table:table-cell>
          <table:table-cell office:value-type="float" office:value="3133" table:style-name="ce52">
            <text:p>3,133</text:p>
          </table:table-cell>
          <table:table-cell office:value-type="float" office:value="3588" table:style-name="ce52">
            <text:p>3,588</text:p>
          </table:table-cell>
          <table:table-cell office:value-type="float" office:value="3709" table:style-name="ce52">
            <text:p>3,709</text:p>
          </table:table-cell>
          <table:table-cell office:value-type="float" office:value="4552" table:style-name="ce53">
            <text:p>4,552</text:p>
          </table:table-cell>
          <table:table-cell office:value-type="float" office:value="24412" table:style-name="ce52">
            <text:p>24,412</text:p>
          </table:table-cell>
          <table:table-cell office:value-type="float" office:value="4558" table:style-name="ce52">
            <text:p>4,558</text:p>
          </table:table-cell>
          <table:table-cell office:value-type="float" office:value="4281" table:style-name="ce52">
            <text:p>4,281</text:p>
          </table:table-cell>
          <table:table-cell office:value-type="float" office:value="4975" table:style-name="ce52">
            <text:p>4,975</text:p>
          </table:table-cell>
          <table:table-cell office:value-type="float" office:value="5180" table:style-name="ce52">
            <text:p>5,180</text:p>
          </table:table-cell>
          <table:table-cell office:value-type="float" office:value="5418" table:style-name="ce53">
            <text:p>5,418</text:p>
          </table:table-cell>
          <table:table-cell office:value-type="float" office:value="26297" table:style-name="ce52">
            <text:p>26,297</text:p>
          </table:table-cell>
          <table:table-cell office:value-type="float" office:value="5222" table:style-name="ce52">
            <text:p>5,222</text:p>
          </table:table-cell>
          <table:table-cell office:value-type="float" office:value="5308" table:style-name="ce52">
            <text:p>5,308</text:p>
          </table:table-cell>
          <table:table-cell office:value-type="float" office:value="5216" table:style-name="ce52">
            <text:p>5,216</text:p>
          </table:table-cell>
          <table:table-cell office:value-type="float" office:value="5125" table:style-name="ce52">
            <text:p>5,125</text:p>
          </table:table-cell>
          <table:table-cell office:value-type="float" office:value="5426" table:style-name="ce53">
            <text:p>5,426</text:p>
          </table:table-cell>
          <table:table-cell office:value-type="float" office:value="23416" table:style-name="ce52">
            <text:p>23,416</text:p>
          </table:table-cell>
          <table:table-cell office:value-type="float" office:value="4872" table:style-name="ce52">
            <text:p>4,872</text:p>
          </table:table-cell>
          <table:table-cell office:value-type="float" office:value="5111" table:style-name="ce52">
            <text:p>5,111</text:p>
          </table:table-cell>
          <table:table-cell office:value-type="float" office:value="4571" table:style-name="ce52">
            <text:p>4,571</text:p>
          </table:table-cell>
          <table:table-cell office:value-type="float" office:value="4333" table:style-name="ce52">
            <text:p>4,333</text:p>
          </table:table-cell>
          <table:table-cell office:value-type="float" office:value="4529" table:style-name="ce53">
            <text:p>4,529</text:p>
          </table:table-cell>
          <table:table-cell office:value-type="float" office:value="26476" table:style-name="ce52">
            <text:p>26,476</text:p>
          </table:table-cell>
          <table:table-cell office:value-type="float" office:value="4841" table:style-name="ce52">
            <text:p>4,841</text:p>
          </table:table-cell>
          <table:table-cell office:value-type="float" office:value="4941" table:style-name="ce52">
            <text:p>4,941</text:p>
          </table:table-cell>
          <table:table-cell office:value-type="float" office:value="5393" table:style-name="ce52">
            <text:p>5,393</text:p>
          </table:table-cell>
          <table:table-cell office:value-type="float" office:value="5740" table:style-name="ce52">
            <text:p>5,740</text:p>
          </table:table-cell>
          <table:table-cell office:value-type="float" office:value="5561" table:style-name="ce53">
            <text:p>5,561</text:p>
          </table:table-cell>
          <table:table-cell office:value-type="float" office:value="28485" table:style-name="ce52">
            <text:p>28,485</text:p>
          </table:table-cell>
          <table:table-cell office:value-type="float" office:value="5710" table:style-name="ce52">
            <text:p>5,710</text:p>
          </table:table-cell>
          <table:table-cell office:value-type="float" office:value="5695" table:style-name="ce52">
            <text:p>5,695</text:p>
          </table:table-cell>
          <table:table-cell office:value-type="float" office:value="5624" table:style-name="ce52">
            <text:p>5,624</text:p>
          </table:table-cell>
          <table:table-cell office:value-type="float" office:value="6017" table:style-name="ce52">
            <text:p>6,017</text:p>
          </table:table-cell>
          <table:table-cell office:value-type="float" office:value="5439" table:style-name="ce53">
            <text:p>5,439</text:p>
          </table:table-cell>
          <table:table-cell office:value-type="float" office:value="28411" table:style-name="ce52">
            <text:p>28,411</text:p>
          </table:table-cell>
          <table:table-cell office:value-type="float" office:value="5633" table:style-name="ce52">
            <text:p>5,633</text:p>
          </table:table-cell>
          <table:table-cell office:value-type="float" office:value="5454" table:style-name="ce52">
            <text:p>5,454</text:p>
          </table:table-cell>
          <table:table-cell office:value-type="float" office:value="5572" table:style-name="ce52">
            <text:p>5,572</text:p>
          </table:table-cell>
          <table:table-cell office:value-type="float" office:value="5827" table:style-name="ce52">
            <text:p>5,827</text:p>
          </table:table-cell>
          <table:table-cell office:value-type="float" office:value="5925" table:style-name="ce53">
            <text:p>5,925</text:p>
          </table:table-cell>
          <table:table-cell office:value-type="float" office:value="30825" table:style-name="ce52">
            <text:p>30,825</text:p>
          </table:table-cell>
          <table:table-cell office:value-type="float" office:value="6155" table:style-name="ce52">
            <text:p>6,155</text:p>
          </table:table-cell>
          <table:table-cell office:value-type="float" office:value="6203" table:style-name="ce52">
            <text:p>6,203</text:p>
          </table:table-cell>
          <table:table-cell office:value-type="float" office:value="6127" table:style-name="ce52">
            <text:p>6,127</text:p>
          </table:table-cell>
          <table:table-cell office:value-type="float" office:value="6043" table:style-name="ce52">
            <text:p>6,043</text:p>
          </table:table-cell>
          <table:table-cell office:value-type="float" office:value="6297" table:style-name="ce53">
            <text:p>6,297</text:p>
          </table:table-cell>
          <table:table-cell office:value-type="float" office:value="32125" table:style-name="ce52">
            <text:p>32,125</text:p>
          </table:table-cell>
          <table:table-cell office:value-type="float" office:value="6452" table:style-name="ce52">
            <text:p>6,452</text:p>
          </table:table-cell>
          <table:table-cell office:value-type="float" office:value="6474" table:style-name="ce52">
            <text:p>6,474</text:p>
          </table:table-cell>
          <table:table-cell office:value-type="float" office:value="6453" table:style-name="ce52">
            <text:p>6,453</text:p>
          </table:table-cell>
          <table:table-cell office:value-type="float" office:value="6467" table:style-name="ce52">
            <text:p>6,467</text:p>
          </table:table-cell>
          <table:table-cell office:value-type="float" office:value="6279" table:style-name="ce53">
            <text:p>6,279</text:p>
          </table:table-cell>
          <table:table-cell office:value-type="float" office:value="29880" table:style-name="ce52">
            <text:p>29,880</text:p>
          </table:table-cell>
          <table:table-cell office:value-type="float" office:value="6292" table:style-name="ce52">
            <text:p>6,292</text:p>
          </table:table-cell>
          <table:table-cell office:value-type="float" office:value="6400" table:style-name="ce52">
            <text:p>6,400</text:p>
          </table:table-cell>
          <table:table-cell office:value-type="float" office:value="5810" table:style-name="ce52">
            <text:p>5,810</text:p>
          </table:table-cell>
          <table:table-cell office:value-type="float" office:value="5724" table:style-name="ce52">
            <text:p>5,724</text:p>
          </table:table-cell>
          <table:table-cell office:value-type="float" office:value="5654" table:style-name="ce53">
            <text:p>5,654</text:p>
          </table:table-cell>
          <table:table-cell office:value-type="float" office:value="24686" table:style-name="ce52">
            <text:p>24,686</text:p>
          </table:table-cell>
          <table:table-cell office:value-type="float" office:value="5481" table:style-name="ce52">
            <text:p>5,481</text:p>
          </table:table-cell>
          <table:table-cell office:value-type="float" office:value="5106" table:style-name="ce52">
            <text:p>5,106</text:p>
          </table:table-cell>
          <table:table-cell office:value-type="float" office:value="5126" table:style-name="ce52">
            <text:p>5,126</text:p>
          </table:table-cell>
          <table:table-cell office:value-type="float" office:value="4864" table:style-name="ce52">
            <text:p>4,864</text:p>
          </table:table-cell>
          <table:table-cell office:value-type="float" office:value="4109" table:style-name="ce53">
            <text:p>4,109</text:p>
          </table:table-cell>
          <table:table-cell office:value-type="float" office:value="13800" table:style-name="ce52">
            <text:p>13,800</text:p>
          </table:table-cell>
          <table:table-cell office:value-type="float" office:value="3773" table:style-name="ce52">
            <text:p>3,773</text:p>
          </table:table-cell>
          <table:table-cell office:value-type="float" office:value="3540" table:style-name="ce52">
            <text:p>3,540</text:p>
          </table:table-cell>
          <table:table-cell office:value-type="float" office:value="2823" table:style-name="ce52">
            <text:p>2,823</text:p>
          </table:table-cell>
          <table:table-cell office:value-type="float" office:value="2262" table:style-name="ce52">
            <text:p>2,262</text:p>
          </table:table-cell>
          <table:table-cell office:value-type="float" office:value="1402" table:style-name="ce53">
            <text:p>1,402</text:p>
          </table:table-cell>
          <table:table-cell office:value-type="float" office:value="10087" table:style-name="ce52">
            <text:p>10,087</text:p>
          </table:table-cell>
          <table:table-cell office:value-type="float" office:value="1949" table:style-name="ce52">
            <text:p>1,949</text:p>
          </table:table-cell>
          <table:table-cell office:value-type="float" office:value="2114" table:style-name="ce52">
            <text:p>2,114</text:p>
          </table:table-cell>
          <table:table-cell office:value-type="float" office:value="2036" table:style-name="ce52">
            <text:p>2,036</text:p>
          </table:table-cell>
          <table:table-cell office:value-type="float" office:value="1929" table:style-name="ce52">
            <text:p>1,929</text:p>
          </table:table-cell>
          <table:table-cell office:value-type="float" office:value="2059" table:style-name="ce53">
            <text:p>2,059</text:p>
          </table:table-cell>
          <table:table-cell office:value-type="float" office:value="7318" table:style-name="ce52">
            <text:p>7,318</text:p>
          </table:table-cell>
          <table:table-cell office:value-type="float" office:value="1874" table:style-name="ce52">
            <text:p>1,874</text:p>
          </table:table-cell>
          <table:table-cell office:value-type="float" office:value="1606" table:style-name="ce52">
            <text:p>1,606</text:p>
          </table:table-cell>
          <table:table-cell office:value-type="float" office:value="1434" table:style-name="ce52">
            <text:p>1,434</text:p>
          </table:table-cell>
          <table:table-cell office:value-type="float" office:value="1252" table:style-name="ce52">
            <text:p>1,252</text:p>
          </table:table-cell>
          <table:table-cell office:value-type="float" office:value="1152" table:style-name="ce53">
            <text:p>1,152</text:p>
          </table:table-cell>
          <table:table-cell office:value-type="float" office:value="4019" table:style-name="ce52">
            <text:p>4,019</text:p>
          </table:table-cell>
          <table:table-cell office:value-type="float" office:value="1011" table:style-name="ce52">
            <text:p>1,011</text:p>
          </table:table-cell>
          <table:table-cell office:value-type="float" office:value="924" table:style-name="ce52">
            <text:p>924</text:p>
          </table:table-cell>
          <table:table-cell office:value-type="float" office:value="781" table:style-name="ce52">
            <text:p>781</text:p>
          </table:table-cell>
          <table:table-cell office:value-type="float" office:value="688" table:style-name="ce52">
            <text:p>688</text:p>
          </table:table-cell>
          <table:table-cell office:value-type="float" office:value="615" table:style-name="ce53">
            <text:p>615</text:p>
          </table:table-cell>
          <table:table-cell office:value-type="float" office:value="1838" table:style-name="ce52">
            <text:p>1,838</text:p>
          </table:table-cell>
          <table:table-cell office:value-type="float" office:value="506" table:style-name="ce52">
            <text:p>506</text:p>
          </table:table-cell>
          <table:table-cell office:value-type="float" office:value="435" table:style-name="ce52">
            <text:p>435</text:p>
          </table:table-cell>
          <table:table-cell office:value-type="float" office:value="369" table:style-name="ce52">
            <text:p>369</text:p>
          </table:table-cell>
          <table:table-cell office:value-type="float" office:value="288" table:style-name="ce52">
            <text:p>288</text:p>
          </table:table-cell>
          <table:table-cell office:value-type="float" office:value="240" table:style-name="ce53">
            <text:p>240</text:p>
          </table:table-cell>
          <table:table-cell office:value-type="float" office:value="449" table:style-name="ce52">
            <text:p>449</text:p>
          </table:table-cell>
          <table:table-cell office:value-type="float" office:value="149" table:style-name="ce52">
            <text:p>149</text:p>
          </table:table-cell>
          <table:table-cell office:value-type="float" office:value="122" table:style-name="ce52">
            <text:p>122</text:p>
          </table:table-cell>
          <table:table-cell office:value-type="float" office:value="93" table:style-name="ce52">
            <text:p>93</text:p>
          </table:table-cell>
          <table:table-cell office:value-type="float" office:value="59" table:style-name="ce52">
            <text:p>59</text:p>
          </table:table-cell>
          <table:table-cell office:value-type="float" office:value="26" table:style-name="ce53">
            <text:p>26</text:p>
          </table:table-cell>
          <table:table-cell office:value-type="float" office:value="102" table:style-name="ce52">
            <text:p>10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4087" table:style-name="ce52">
            <text:p>184,087</text:p>
          </table:table-cell>
          <table:table-cell office:value-type="float" office:value="5851" table:style-name="ce52">
            <text:p>5,851</text:p>
          </table:table-cell>
          <table:table-cell office:value-type="float" office:value="1013" table:style-name="ce52">
            <text:p>1,013</text:p>
          </table:table-cell>
          <table:table-cell office:value-type="float" office:value="1097" table:style-name="ce52">
            <text:p>1,097</text:p>
          </table:table-cell>
          <table:table-cell office:value-type="float" office:value="1171" table:style-name="ce52">
            <text:p>1,171</text:p>
          </table:table-cell>
          <table:table-cell office:value-type="float" office:value="1205" table:style-name="ce52">
            <text:p>1,205</text:p>
          </table:table-cell>
          <table:table-cell office:value-type="float" office:value="1365" table:style-name="ce52">
            <text:p>1,365</text:p>
          </table:table-cell>
          <table:table-cell office:value-type="float" office:value="6679" table:style-name="ce52">
            <text:p>6,679</text:p>
          </table:table-cell>
          <table:table-cell office:value-type="float" office:value="1297" table:style-name="ce52">
            <text:p>1,297</text:p>
          </table:table-cell>
          <table:table-cell office:value-type="float" office:value="1306" table:style-name="ce52">
            <text:p>1,306</text:p>
          </table:table-cell>
          <table:table-cell office:value-type="float" office:value="1564" table:style-name="ce52">
            <text:p>1,564</text:p>
          </table:table-cell>
          <table:table-cell office:value-type="float" office:value="1350" table:style-name="ce52">
            <text:p>1,350</text:p>
          </table:table-cell>
          <table:table-cell office:value-type="float" office:value="1162" table:style-name="ce53">
            <text:p>1,162</text:p>
          </table:table-cell>
          <table:table-cell office:value-type="float" office:value="7212" table:style-name="ce52">
            <text:p>7,212</text:p>
          </table:table-cell>
          <table:table-cell office:value-type="float" office:value="1290" table:style-name="ce52">
            <text:p>1,290</text:p>
          </table:table-cell>
          <table:table-cell office:value-type="float" office:value="1417" table:style-name="ce52">
            <text:p>1,417</text:p>
          </table:table-cell>
          <table:table-cell office:value-type="float" office:value="1497" table:style-name="ce52">
            <text:p>1,497</text:p>
          </table:table-cell>
          <table:table-cell office:value-type="float" office:value="1545" table:style-name="ce52">
            <text:p>1,545</text:p>
          </table:table-cell>
          <table:table-cell office:value-type="float" office:value="1463" table:style-name="ce53">
            <text:p>1,463</text:p>
          </table:table-cell>
          <table:table-cell office:value-type="float" office:value="9500" table:style-name="ce52">
            <text:p>9,500</text:p>
          </table:table-cell>
          <table:table-cell office:value-type="float" office:value="1619" table:style-name="ce52">
            <text:p>1,619</text:p>
          </table:table-cell>
          <table:table-cell office:value-type="float" office:value="1683" table:style-name="ce52">
            <text:p>1,683</text:p>
          </table:table-cell>
          <table:table-cell office:value-type="float" office:value="1862" table:style-name="ce52">
            <text:p>1,862</text:p>
          </table:table-cell>
          <table:table-cell office:value-type="float" office:value="1988" table:style-name="ce52">
            <text:p>1,988</text:p>
          </table:table-cell>
          <table:table-cell office:value-type="float" office:value="2348" table:style-name="ce53">
            <text:p>2,348</text:p>
          </table:table-cell>
          <table:table-cell office:value-type="float" office:value="12733" table:style-name="ce52">
            <text:p>12,733</text:p>
          </table:table-cell>
          <table:table-cell office:value-type="float" office:value="2374" table:style-name="ce52">
            <text:p>2,374</text:p>
          </table:table-cell>
          <table:table-cell office:value-type="float" office:value="2193" table:style-name="ce52">
            <text:p>2,193</text:p>
          </table:table-cell>
          <table:table-cell office:value-type="float" office:value="2571" table:style-name="ce52">
            <text:p>2,571</text:p>
          </table:table-cell>
          <table:table-cell office:value-type="float" office:value="2762" table:style-name="ce52">
            <text:p>2,762</text:p>
          </table:table-cell>
          <table:table-cell office:value-type="float" office:value="2833" table:style-name="ce53">
            <text:p>2,833</text:p>
          </table:table-cell>
          <table:table-cell office:value-type="float" office:value="13868" table:style-name="ce52">
            <text:p>13,868</text:p>
          </table:table-cell>
          <table:table-cell office:value-type="float" office:value="2668" table:style-name="ce52">
            <text:p>2,668</text:p>
          </table:table-cell>
          <table:table-cell office:value-type="float" office:value="2797" table:style-name="ce52">
            <text:p>2,797</text:p>
          </table:table-cell>
          <table:table-cell office:value-type="float" office:value="2728" table:style-name="ce52">
            <text:p>2,728</text:p>
          </table:table-cell>
          <table:table-cell office:value-type="float" office:value="2773" table:style-name="ce52">
            <text:p>2,773</text:p>
          </table:table-cell>
          <table:table-cell office:value-type="float" office:value="2902" table:style-name="ce53">
            <text:p>2,902</text:p>
          </table:table-cell>
          <table:table-cell office:value-type="float" office:value="12295" table:style-name="ce52">
            <text:p>12,295</text:p>
          </table:table-cell>
          <table:table-cell office:value-type="float" office:value="2597" table:style-name="ce52">
            <text:p>2,597</text:p>
          </table:table-cell>
          <table:table-cell office:value-type="float" office:value="2697" table:style-name="ce52">
            <text:p>2,697</text:p>
          </table:table-cell>
          <table:table-cell office:value-type="float" office:value="2451" table:style-name="ce52">
            <text:p>2,451</text:p>
          </table:table-cell>
          <table:table-cell office:value-type="float" office:value="2226" table:style-name="ce52">
            <text:p>2,226</text:p>
          </table:table-cell>
          <table:table-cell office:value-type="float" office:value="2324" table:style-name="ce53">
            <text:p>2,324</text:p>
          </table:table-cell>
          <table:table-cell office:value-type="float" office:value="13594" table:style-name="ce52">
            <text:p>13,594</text:p>
          </table:table-cell>
          <table:table-cell office:value-type="float" office:value="2548" table:style-name="ce52">
            <text:p>2,548</text:p>
          </table:table-cell>
          <table:table-cell office:value-type="float" office:value="2595" table:style-name="ce52">
            <text:p>2,595</text:p>
          </table:table-cell>
          <table:table-cell office:value-type="float" office:value="2744" table:style-name="ce52">
            <text:p>2,744</text:p>
          </table:table-cell>
          <table:table-cell office:value-type="float" office:value="2884" table:style-name="ce52">
            <text:p>2,884</text:p>
          </table:table-cell>
          <table:table-cell office:value-type="float" office:value="2823" table:style-name="ce53">
            <text:p>2,823</text:p>
          </table:table-cell>
          <table:table-cell office:value-type="float" office:value="14106" table:style-name="ce52">
            <text:p>14,106</text:p>
          </table:table-cell>
          <table:table-cell office:value-type="float" office:value="2865" table:style-name="ce52">
            <text:p>2,865</text:p>
          </table:table-cell>
          <table:table-cell office:value-type="float" office:value="2779" table:style-name="ce52">
            <text:p>2,779</text:p>
          </table:table-cell>
          <table:table-cell office:value-type="float" office:value="2727" table:style-name="ce52">
            <text:p>2,727</text:p>
          </table:table-cell>
          <table:table-cell office:value-type="float" office:value="3036" table:style-name="ce52">
            <text:p>3,036</text:p>
          </table:table-cell>
          <table:table-cell office:value-type="float" office:value="2699" table:style-name="ce53">
            <text:p>2,699</text:p>
          </table:table-cell>
          <table:table-cell office:value-type="float" office:value="14171" table:style-name="ce52">
            <text:p>14,171</text:p>
          </table:table-cell>
          <table:table-cell office:value-type="float" office:value="2837" table:style-name="ce52">
            <text:p>2,837</text:p>
          </table:table-cell>
          <table:table-cell office:value-type="float" office:value="2687" table:style-name="ce52">
            <text:p>2,687</text:p>
          </table:table-cell>
          <table:table-cell office:value-type="float" office:value="2778" table:style-name="ce52">
            <text:p>2,778</text:p>
          </table:table-cell>
          <table:table-cell office:value-type="float" office:value="2942" table:style-name="ce52">
            <text:p>2,942</text:p>
          </table:table-cell>
          <table:table-cell office:value-type="float" office:value="2927" table:style-name="ce53">
            <text:p>2,927</text:p>
          </table:table-cell>
          <table:table-cell office:value-type="float" office:value="15397" table:style-name="ce52">
            <text:p>15,397</text:p>
          </table:table-cell>
          <table:table-cell office:value-type="float" office:value="3054" table:style-name="ce52">
            <text:p>3,054</text:p>
          </table:table-cell>
          <table:table-cell office:value-type="float" office:value="3123" table:style-name="ce52">
            <text:p>3,123</text:p>
          </table:table-cell>
          <table:table-cell office:value-type="float" office:value="3050" table:style-name="ce52">
            <text:p>3,050</text:p>
          </table:table-cell>
          <table:table-cell office:value-type="float" office:value="3044" table:style-name="ce52">
            <text:p>3,044</text:p>
          </table:table-cell>
          <table:table-cell office:value-type="float" office:value="3126" table:style-name="ce53">
            <text:p>3,126</text:p>
          </table:table-cell>
          <table:table-cell office:value-type="float" office:value="16005" table:style-name="ce52">
            <text:p>16,005</text:p>
          </table:table-cell>
          <table:table-cell office:value-type="float" office:value="3169" table:style-name="ce52">
            <text:p>3,169</text:p>
          </table:table-cell>
          <table:table-cell office:value-type="float" office:value="3282" table:style-name="ce52">
            <text:p>3,282</text:p>
          </table:table-cell>
          <table:table-cell office:value-type="float" office:value="3258" table:style-name="ce52">
            <text:p>3,258</text:p>
          </table:table-cell>
          <table:table-cell office:value-type="float" office:value="3185" table:style-name="ce52">
            <text:p>3,185</text:p>
          </table:table-cell>
          <table:table-cell office:value-type="float" office:value="3111" table:style-name="ce53">
            <text:p>3,111</text:p>
          </table:table-cell>
          <table:table-cell office:value-type="float" office:value="14545" table:style-name="ce52">
            <text:p>14,545</text:p>
          </table:table-cell>
          <table:table-cell office:value-type="float" office:value="3102" table:style-name="ce52">
            <text:p>3,102</text:p>
          </table:table-cell>
          <table:table-cell office:value-type="float" office:value="3158" table:style-name="ce52">
            <text:p>3,158</text:p>
          </table:table-cell>
          <table:table-cell office:value-type="float" office:value="2797" table:style-name="ce52">
            <text:p>2,797</text:p>
          </table:table-cell>
          <table:table-cell office:value-type="float" office:value="2721" table:style-name="ce52">
            <text:p>2,721</text:p>
          </table:table-cell>
          <table:table-cell office:value-type="float" office:value="2767" table:style-name="ce53">
            <text:p>2,767</text:p>
          </table:table-cell>
          <table:table-cell office:value-type="float" office:value="11696" table:style-name="ce52">
            <text:p>11,696</text:p>
          </table:table-cell>
          <table:table-cell office:value-type="float" office:value="2655" table:style-name="ce52">
            <text:p>2,655</text:p>
          </table:table-cell>
          <table:table-cell office:value-type="float" office:value="2424" table:style-name="ce52">
            <text:p>2,424</text:p>
          </table:table-cell>
          <table:table-cell office:value-type="float" office:value="2399" table:style-name="ce52">
            <text:p>2,399</text:p>
          </table:table-cell>
          <table:table-cell office:value-type="float" office:value="2276" table:style-name="ce52">
            <text:p>2,276</text:p>
          </table:table-cell>
          <table:table-cell office:value-type="float" office:value="1942" table:style-name="ce53">
            <text:p>1,942</text:p>
          </table:table-cell>
          <table:table-cell office:value-type="float" office:value="6435" table:style-name="ce52">
            <text:p>6,435</text:p>
          </table:table-cell>
          <table:table-cell office:value-type="float" office:value="1761" table:style-name="ce52">
            <text:p>1,761</text:p>
          </table:table-cell>
          <table:table-cell office:value-type="float" office:value="1624" table:style-name="ce52">
            <text:p>1,624</text:p>
          </table:table-cell>
          <table:table-cell office:value-type="float" office:value="1379" table:style-name="ce52">
            <text:p>1,379</text:p>
          </table:table-cell>
          <table:table-cell office:value-type="float" office:value="1047" table:style-name="ce52">
            <text:p>1,047</text:p>
          </table:table-cell>
          <table:table-cell office:value-type="float" office:value="624" table:style-name="ce53">
            <text:p>624</text:p>
          </table:table-cell>
          <table:table-cell office:value-type="float" office:value="4441" table:style-name="ce52">
            <text:p>4,441</text:p>
          </table:table-cell>
          <table:table-cell office:value-type="float" office:value="841" table:style-name="ce52">
            <text:p>841</text:p>
          </table:table-cell>
          <table:table-cell office:value-type="float" office:value="942" table:style-name="ce52">
            <text:p>942</text:p>
          </table:table-cell>
          <table:table-cell office:value-type="float" office:value="913" table:style-name="ce52">
            <text:p>913</text:p>
          </table:table-cell>
          <table:table-cell office:value-type="float" office:value="838" table:style-name="ce52">
            <text:p>838</text:p>
          </table:table-cell>
          <table:table-cell office:value-type="float" office:value="907" table:style-name="ce53">
            <text:p>907</text:p>
          </table:table-cell>
          <table:table-cell office:value-type="float" office:value="2862" table:style-name="ce52">
            <text:p>2,862</text:p>
          </table:table-cell>
          <table:table-cell office:value-type="float" office:value="754" table:style-name="ce52">
            <text:p>754</text:p>
          </table:table-cell>
          <table:table-cell office:value-type="float" office:value="616" table:style-name="ce52">
            <text:p>616</text:p>
          </table:table-cell>
          <table:table-cell office:value-type="float" office:value="559" table:style-name="ce52">
            <text:p>559</text:p>
          </table:table-cell>
          <table:table-cell office:value-type="float" office:value="492" table:style-name="ce52">
            <text:p>492</text:p>
          </table:table-cell>
          <table:table-cell office:value-type="float" office:value="441" table:style-name="ce53">
            <text:p>441</text:p>
          </table:table-cell>
          <table:table-cell office:value-type="float" office:value="1597" table:style-name="ce52">
            <text:p>1,597</text:p>
          </table:table-cell>
          <table:table-cell office:value-type="float" office:value="396" table:style-name="ce52">
            <text:p>396</text:p>
          </table:table-cell>
          <table:table-cell office:value-type="float" office:value="364" table:style-name="ce52">
            <text:p>364</text:p>
          </table:table-cell>
          <table:table-cell office:value-type="float" office:value="318" table:style-name="ce52">
            <text:p>318</text:p>
          </table:table-cell>
          <table:table-cell office:value-type="float" office:value="279" table:style-name="ce52">
            <text:p>279</text:p>
          </table:table-cell>
          <table:table-cell office:value-type="float" office:value="240" table:style-name="ce53">
            <text:p>240</text:p>
          </table:table-cell>
          <table:table-cell office:value-type="float" office:value="832" table:style-name="ce52">
            <text:p>832</text:p>
          </table:table-cell>
          <table:table-cell office:value-type="float" office:value="243" table:style-name="ce52">
            <text:p>243</text:p>
          </table:table-cell>
          <table:table-cell office:value-type="float" office:value="195" table:style-name="ce52">
            <text:p>195</text:p>
          </table:table-cell>
          <table:table-cell office:value-type="float" office:value="163" table:style-name="ce52">
            <text:p>163</text:p>
          </table:table-cell>
          <table:table-cell office:value-type="float" office:value="120" table:style-name="ce52">
            <text:p>120</text:p>
          </table:table-cell>
          <table:table-cell office:value-type="float" office:value="111" table:style-name="ce53">
            <text:p>111</text:p>
          </table:table-cell>
          <table:table-cell office:value-type="float" office:value="212" table:style-name="ce52">
            <text:p>212</text:p>
          </table:table-cell>
          <table:table-cell office:value-type="float" office:value="70" table:style-name="ce52">
            <text:p>70</text:p>
          </table:table-cell>
          <table:table-cell office:value-type="float" office:value="54" table:style-name="ce52">
            <text:p>54</text:p>
          </table:table-cell>
          <table:table-cell office:value-type="float" office:value="47" table:style-name="ce52">
            <text:p>47</text:p>
          </table:table-cell>
          <table:table-cell office:value-type="float" office:value="27" table:style-name="ce52">
            <text:p>27</text:p>
          </table:table-cell>
          <table:table-cell office:value-type="float" office:value="14" table:style-name="ce53">
            <text:p>14</text:p>
          </table:table-cell>
          <table:table-cell office:value-type="float" office:value="56" table:style-name="ce52">
            <text:p>5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763" table:style-name="ce57">
            <text:p>184,763</text:p>
          </table:table-cell>
          <table:table-cell office:value-type="float" office:value="5449" table:style-name="ce58">
            <text:p>5,449</text:p>
          </table:table-cell>
          <table:table-cell office:value-type="float" office:value="921" table:style-name="ce57">
            <text:p>921</text:p>
          </table:table-cell>
          <table:table-cell office:value-type="float" office:value="1010" table:style-name="ce57">
            <text:p>1,010</text:p>
          </table:table-cell>
          <table:table-cell office:value-type="float" office:value="1060" table:style-name="ce57">
            <text:p>1,060</text:p>
          </table:table-cell>
          <table:table-cell office:value-type="float" office:value="1229" table:style-name="ce57">
            <text:p>1,229</text:p>
          </table:table-cell>
          <table:table-cell office:value-type="float" office:value="1229" table:style-name="ce57">
            <text:p>1,229</text:p>
          </table:table-cell>
          <table:table-cell office:value-type="float" office:value="6304" table:style-name="ce57">
            <text:p>6,304</text:p>
          </table:table-cell>
          <table:table-cell office:value-type="float" office:value="1295" table:style-name="ce57">
            <text:p>1,295</text:p>
          </table:table-cell>
          <table:table-cell office:value-type="float" office:value="1194" table:style-name="ce57">
            <text:p>1,194</text:p>
          </table:table-cell>
          <table:table-cell office:value-type="float" office:value="1421" table:style-name="ce57">
            <text:p>1,421</text:p>
          </table:table-cell>
          <table:table-cell office:value-type="float" office:value="1300" table:style-name="ce57">
            <text:p>1,300</text:p>
          </table:table-cell>
          <table:table-cell office:value-type="float" office:value="1094" table:style-name="ce58">
            <text:p>1,094</text:p>
          </table:table-cell>
          <table:table-cell office:value-type="float" office:value="6690" table:style-name="ce57">
            <text:p>6,690</text:p>
          </table:table-cell>
          <table:table-cell office:value-type="float" office:value="1241" table:style-name="ce57">
            <text:p>1,241</text:p>
          </table:table-cell>
          <table:table-cell office:value-type="float" office:value="1264" table:style-name="ce57">
            <text:p>1,264</text:p>
          </table:table-cell>
          <table:table-cell office:value-type="float" office:value="1366" table:style-name="ce57">
            <text:p>1,366</text:p>
          </table:table-cell>
          <table:table-cell office:value-type="float" office:value="1386" table:style-name="ce57">
            <text:p>1,386</text:p>
          </table:table-cell>
          <table:table-cell office:value-type="float" office:value="1433" table:style-name="ce58">
            <text:p>1,433</text:p>
          </table:table-cell>
          <table:table-cell office:value-type="float" office:value="8539" table:style-name="ce57">
            <text:p>8,539</text:p>
          </table:table-cell>
          <table:table-cell office:value-type="float" office:value="1438" table:style-name="ce57">
            <text:p>1,438</text:p>
          </table:table-cell>
          <table:table-cell office:value-type="float" office:value="1450" table:style-name="ce57">
            <text:p>1,450</text:p>
          </table:table-cell>
          <table:table-cell office:value-type="float" office:value="1726" table:style-name="ce57">
            <text:p>1,726</text:p>
          </table:table-cell>
          <table:table-cell office:value-type="float" office:value="1721" table:style-name="ce57">
            <text:p>1,721</text:p>
          </table:table-cell>
          <table:table-cell office:value-type="float" office:value="2204" table:style-name="ce58">
            <text:p>2,204</text:p>
          </table:table-cell>
          <table:table-cell office:value-type="float" office:value="11679" table:style-name="ce57">
            <text:p>11,679</text:p>
          </table:table-cell>
          <table:table-cell office:value-type="float" office:value="2184" table:style-name="ce57">
            <text:p>2,184</text:p>
          </table:table-cell>
          <table:table-cell office:value-type="float" office:value="2088" table:style-name="ce57">
            <text:p>2,088</text:p>
          </table:table-cell>
          <table:table-cell office:value-type="float" office:value="2404" table:style-name="ce57">
            <text:p>2,404</text:p>
          </table:table-cell>
          <table:table-cell office:value-type="float" office:value="2418" table:style-name="ce57">
            <text:p>2,418</text:p>
          </table:table-cell>
          <table:table-cell office:value-type="float" office:value="2585" table:style-name="ce58">
            <text:p>2,585</text:p>
          </table:table-cell>
          <table:table-cell office:value-type="float" office:value="12429" table:style-name="ce57">
            <text:p>12,429</text:p>
          </table:table-cell>
          <table:table-cell office:value-type="float" office:value="2554" table:style-name="ce57">
            <text:p>2,554</text:p>
          </table:table-cell>
          <table:table-cell office:value-type="float" office:value="2511" table:style-name="ce57">
            <text:p>2,511</text:p>
          </table:table-cell>
          <table:table-cell office:value-type="float" office:value="2488" table:style-name="ce57">
            <text:p>2,488</text:p>
          </table:table-cell>
          <table:table-cell office:value-type="float" office:value="2352" table:style-name="ce57">
            <text:p>2,352</text:p>
          </table:table-cell>
          <table:table-cell office:value-type="float" office:value="2524" table:style-name="ce58">
            <text:p>2,524</text:p>
          </table:table-cell>
          <table:table-cell office:value-type="float" office:value="11121" table:style-name="ce57">
            <text:p>11,121</text:p>
          </table:table-cell>
          <table:table-cell office:value-type="float" office:value="2275" table:style-name="ce57">
            <text:p>2,275</text:p>
          </table:table-cell>
          <table:table-cell office:value-type="float" office:value="2414" table:style-name="ce57">
            <text:p>2,414</text:p>
          </table:table-cell>
          <table:table-cell office:value-type="float" office:value="2120" table:style-name="ce57">
            <text:p>2,120</text:p>
          </table:table-cell>
          <table:table-cell office:value-type="float" office:value="2107" table:style-name="ce57">
            <text:p>2,107</text:p>
          </table:table-cell>
          <table:table-cell office:value-type="float" office:value="2205" table:style-name="ce58">
            <text:p>2,205</text:p>
          </table:table-cell>
          <table:table-cell office:value-type="float" office:value="12882" table:style-name="ce57">
            <text:p>12,882</text:p>
          </table:table-cell>
          <table:table-cell office:value-type="float" office:value="2293" table:style-name="ce57">
            <text:p>2,293</text:p>
          </table:table-cell>
          <table:table-cell office:value-type="float" office:value="2346" table:style-name="ce57">
            <text:p>2,346</text:p>
          </table:table-cell>
          <table:table-cell office:value-type="float" office:value="2649" table:style-name="ce57">
            <text:p>2,649</text:p>
          </table:table-cell>
          <table:table-cell office:value-type="float" office:value="2856" table:style-name="ce57">
            <text:p>2,856</text:p>
          </table:table-cell>
          <table:table-cell office:value-type="float" office:value="2738" table:style-name="ce58">
            <text:p>2,738</text:p>
          </table:table-cell>
          <table:table-cell office:value-type="float" office:value="14379" table:style-name="ce57">
            <text:p>14,379</text:p>
          </table:table-cell>
          <table:table-cell office:value-type="float" office:value="2845" table:style-name="ce57">
            <text:p>2,845</text:p>
          </table:table-cell>
          <table:table-cell office:value-type="float" office:value="2916" table:style-name="ce57">
            <text:p>2,916</text:p>
          </table:table-cell>
          <table:table-cell office:value-type="float" office:value="2897" table:style-name="ce57">
            <text:p>2,897</text:p>
          </table:table-cell>
          <table:table-cell office:value-type="float" office:value="2981" table:style-name="ce57">
            <text:p>2,981</text:p>
          </table:table-cell>
          <table:table-cell office:value-type="float" office:value="2740" table:style-name="ce58">
            <text:p>2,740</text:p>
          </table:table-cell>
          <table:table-cell office:value-type="float" office:value="14240" table:style-name="ce57">
            <text:p>14,240</text:p>
          </table:table-cell>
          <table:table-cell office:value-type="float" office:value="2796" table:style-name="ce57">
            <text:p>2,796</text:p>
          </table:table-cell>
          <table:table-cell office:value-type="float" office:value="2767" table:style-name="ce57">
            <text:p>2,767</text:p>
          </table:table-cell>
          <table:table-cell office:value-type="float" office:value="2794" table:style-name="ce57">
            <text:p>2,794</text:p>
          </table:table-cell>
          <table:table-cell office:value-type="float" office:value="2885" table:style-name="ce57">
            <text:p>2,885</text:p>
          </table:table-cell>
          <table:table-cell office:value-type="float" office:value="2998" table:style-name="ce58">
            <text:p>2,998</text:p>
          </table:table-cell>
          <table:table-cell office:value-type="float" office:value="15428" table:style-name="ce57">
            <text:p>15,428</text:p>
          </table:table-cell>
          <table:table-cell office:value-type="float" office:value="3101" table:style-name="ce57">
            <text:p>3,101</text:p>
          </table:table-cell>
          <table:table-cell office:value-type="float" office:value="3080" table:style-name="ce57">
            <text:p>3,080</text:p>
          </table:table-cell>
          <table:table-cell office:value-type="float" office:value="3077" table:style-name="ce57">
            <text:p>3,077</text:p>
          </table:table-cell>
          <table:table-cell office:value-type="float" office:value="2999" table:style-name="ce57">
            <text:p>2,999</text:p>
          </table:table-cell>
          <table:table-cell office:value-type="float" office:value="3171" table:style-name="ce58">
            <text:p>3,171</text:p>
          </table:table-cell>
          <table:table-cell office:value-type="float" office:value="16120" table:style-name="ce57">
            <text:p>16,120</text:p>
          </table:table-cell>
          <table:table-cell office:value-type="float" office:value="3283" table:style-name="ce57">
            <text:p>3,283</text:p>
          </table:table-cell>
          <table:table-cell office:value-type="float" office:value="3192" table:style-name="ce57">
            <text:p>3,192</text:p>
          </table:table-cell>
          <table:table-cell office:value-type="float" office:value="3195" table:style-name="ce57">
            <text:p>3,195</text:p>
          </table:table-cell>
          <table:table-cell office:value-type="float" office:value="3282" table:style-name="ce57">
            <text:p>3,282</text:p>
          </table:table-cell>
          <table:table-cell office:value-type="float" office:value="3168" table:style-name="ce58">
            <text:p>3,168</text:p>
          </table:table-cell>
          <table:table-cell office:value-type="float" office:value="15335" table:style-name="ce57">
            <text:p>15,335</text:p>
          </table:table-cell>
          <table:table-cell office:value-type="float" office:value="3190" table:style-name="ce57">
            <text:p>3,190</text:p>
          </table:table-cell>
          <table:table-cell office:value-type="float" office:value="3242" table:style-name="ce57">
            <text:p>3,242</text:p>
          </table:table-cell>
          <table:table-cell office:value-type="float" office:value="3013" table:style-name="ce57">
            <text:p>3,013</text:p>
          </table:table-cell>
          <table:table-cell office:value-type="float" office:value="3003" table:style-name="ce57">
            <text:p>3,003</text:p>
          </table:table-cell>
          <table:table-cell office:value-type="float" office:value="2887" table:style-name="ce58">
            <text:p>2,887</text:p>
          </table:table-cell>
          <table:table-cell office:value-type="float" office:value="12990" table:style-name="ce57">
            <text:p>12,990</text:p>
          </table:table-cell>
          <table:table-cell office:value-type="float" office:value="2826" table:style-name="ce57">
            <text:p>2,826</text:p>
          </table:table-cell>
          <table:table-cell office:value-type="float" office:value="2682" table:style-name="ce57">
            <text:p>2,682</text:p>
          </table:table-cell>
          <table:table-cell office:value-type="float" office:value="2727" table:style-name="ce57">
            <text:p>2,727</text:p>
          </table:table-cell>
          <table:table-cell office:value-type="float" office:value="2588" table:style-name="ce57">
            <text:p>2,588</text:p>
          </table:table-cell>
          <table:table-cell office:value-type="float" office:value="2167" table:style-name="ce58">
            <text:p>2,167</text:p>
          </table:table-cell>
          <table:table-cell office:value-type="float" office:value="7365" table:style-name="ce57">
            <text:p>7,365</text:p>
          </table:table-cell>
          <table:table-cell office:value-type="float" office:value="2012" table:style-name="ce57">
            <text:p>2,012</text:p>
          </table:table-cell>
          <table:table-cell office:value-type="float" office:value="1916" table:style-name="ce57">
            <text:p>1,916</text:p>
          </table:table-cell>
          <table:table-cell office:value-type="float" office:value="1444" table:style-name="ce57">
            <text:p>1,444</text:p>
          </table:table-cell>
          <table:table-cell office:value-type="float" office:value="1215" table:style-name="ce57">
            <text:p>1,215</text:p>
          </table:table-cell>
          <table:table-cell office:value-type="float" office:value="778" table:style-name="ce58">
            <text:p>778</text:p>
          </table:table-cell>
          <table:table-cell office:value-type="float" office:value="5646" table:style-name="ce57">
            <text:p>5,646</text:p>
          </table:table-cell>
          <table:table-cell office:value-type="float" office:value="1108" table:style-name="ce57">
            <text:p>1,108</text:p>
          </table:table-cell>
          <table:table-cell office:value-type="float" office:value="1172" table:style-name="ce57">
            <text:p>1,172</text:p>
          </table:table-cell>
          <table:table-cell office:value-type="float" office:value="1123" table:style-name="ce57">
            <text:p>1,123</text:p>
          </table:table-cell>
          <table:table-cell office:value-type="float" office:value="1091" table:style-name="ce57">
            <text:p>1,091</text:p>
          </table:table-cell>
          <table:table-cell office:value-type="float" office:value="1152" table:style-name="ce58">
            <text:p>1,152</text:p>
          </table:table-cell>
          <table:table-cell office:value-type="float" office:value="4456" table:style-name="ce57">
            <text:p>4,456</text:p>
          </table:table-cell>
          <table:table-cell office:value-type="float" office:value="1120" table:style-name="ce57">
            <text:p>1,120</text:p>
          </table:table-cell>
          <table:table-cell office:value-type="float" office:value="990" table:style-name="ce57">
            <text:p>990</text:p>
          </table:table-cell>
          <table:table-cell office:value-type="float" office:value="875" table:style-name="ce57">
            <text:p>875</text:p>
          </table:table-cell>
          <table:table-cell office:value-type="float" office:value="760" table:style-name="ce57">
            <text:p>760</text:p>
          </table:table-cell>
          <table:table-cell office:value-type="float" office:value="711" table:style-name="ce58">
            <text:p>711</text:p>
          </table:table-cell>
          <table:table-cell office:value-type="float" office:value="2422" table:style-name="ce57">
            <text:p>2,422</text:p>
          </table:table-cell>
          <table:table-cell office:value-type="float" office:value="615" table:style-name="ce57">
            <text:p>615</text:p>
          </table:table-cell>
          <table:table-cell office:value-type="float" office:value="560" table:style-name="ce57">
            <text:p>560</text:p>
          </table:table-cell>
          <table:table-cell office:value-type="float" office:value="463" table:style-name="ce57">
            <text:p>463</text:p>
          </table:table-cell>
          <table:table-cell office:value-type="float" office:value="409" table:style-name="ce57">
            <text:p>409</text:p>
          </table:table-cell>
          <table:table-cell office:value-type="float" office:value="375" table:style-name="ce58">
            <text:p>375</text:p>
          </table:table-cell>
          <table:table-cell office:value-type="float" office:value="1006" table:style-name="ce57">
            <text:p>1,006</text:p>
          </table:table-cell>
          <table:table-cell office:value-type="float" office:value="263" table:style-name="ce57">
            <text:p>263</text:p>
          </table:table-cell>
          <table:table-cell office:value-type="float" office:value="240" table:style-name="ce57">
            <text:p>240</text:p>
          </table:table-cell>
          <table:table-cell office:value-type="float" office:value="206" table:style-name="ce57">
            <text:p>206</text:p>
          </table:table-cell>
          <table:table-cell office:value-type="float" office:value="168" table:style-name="ce57">
            <text:p>168</text:p>
          </table:table-cell>
          <table:table-cell office:value-type="float" office:value="129" table:style-name="ce58">
            <text:p>129</text:p>
          </table:table-cell>
          <table:table-cell office:value-type="float" office:value="237" table:style-name="ce57">
            <text:p>237</text:p>
          </table:table-cell>
          <table:table-cell office:value-type="float" office:value="79" table:style-name="ce57">
            <text:p>79</text:p>
          </table:table-cell>
          <table:table-cell office:value-type="float" office:value="68" table:style-name="ce57">
            <text:p>68</text:p>
          </table:table-cell>
          <table:table-cell office:value-type="float" office:value="46" table:style-name="ce57">
            <text:p>46</text:p>
          </table:table-cell>
          <table:table-cell office:value-type="float" office:value="32" table:style-name="ce57">
            <text:p>32</text:p>
          </table:table-cell>
          <table:table-cell office:value-type="float" office:value="12" table:style-name="ce58">
            <text:p>12</text:p>
          </table:table-cell>
          <table:table-cell office:value-type="float" office:value="46" table:style-name="ce57">
            <text:p>4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49593" table:style-name="ce52">
            <text:p>449,593</text:p>
          </table:table-cell>
          <table:table-cell office:value-type="float" office:value="23394" table:style-name="ce52">
            <text:p>23,394</text:p>
          </table:table-cell>
          <table:table-cell office:value-type="float" office:value="3739" table:style-name="ce52">
            <text:p>3,739</text:p>
          </table:table-cell>
          <table:table-cell office:value-type="float" office:value="4276" table:style-name="ce52">
            <text:p>4,276</text:p>
          </table:table-cell>
          <table:table-cell office:value-type="float" office:value="4689" table:style-name="ce52">
            <text:p>4,689</text:p>
          </table:table-cell>
          <table:table-cell office:value-type="float" office:value="5118" table:style-name="ce52">
            <text:p>5,118</text:p>
          </table:table-cell>
          <table:table-cell office:value-type="float" office:value="5572" table:style-name="ce52">
            <text:p>5,572</text:p>
          </table:table-cell>
          <table:table-cell office:value-type="float" office:value="27944" table:style-name="ce52">
            <text:p>27,944</text:p>
          </table:table-cell>
          <table:table-cell office:value-type="float" office:value="5908" table:style-name="ce52">
            <text:p>5,908</text:p>
          </table:table-cell>
          <table:table-cell office:value-type="float" office:value="5419" table:style-name="ce52">
            <text:p>5,419</text:p>
          </table:table-cell>
          <table:table-cell office:value-type="float" office:value="6342" table:style-name="ce52">
            <text:p>6,342</text:p>
          </table:table-cell>
          <table:table-cell office:value-type="float" office:value="5700" table:style-name="ce52">
            <text:p>5,700</text:p>
          </table:table-cell>
          <table:table-cell office:value-type="float" office:value="4575" table:style-name="ce53">
            <text:p>4,575</text:p>
          </table:table-cell>
          <table:table-cell office:value-type="float" office:value="25231" table:style-name="ce52">
            <text:p>25,231</text:p>
          </table:table-cell>
          <table:table-cell office:value-type="float" office:value="5007" table:style-name="ce52">
            <text:p>5,007</text:p>
          </table:table-cell>
          <table:table-cell office:value-type="float" office:value="5122" table:style-name="ce52">
            <text:p>5,122</text:p>
          </table:table-cell>
          <table:table-cell office:value-type="float" office:value="5341" table:style-name="ce52">
            <text:p>5,341</text:p>
          </table:table-cell>
          <table:table-cell office:value-type="float" office:value="4947" table:style-name="ce52">
            <text:p>4,947</text:p>
          </table:table-cell>
          <table:table-cell office:value-type="float" office:value="4814" table:style-name="ce53">
            <text:p>4,814</text:p>
          </table:table-cell>
          <table:table-cell office:value-type="float" office:value="25762" table:style-name="ce52">
            <text:p>25,762</text:p>
          </table:table-cell>
          <table:table-cell office:value-type="float" office:value="4884" table:style-name="ce52">
            <text:p>4,884</text:p>
          </table:table-cell>
          <table:table-cell office:value-type="float" office:value="4776" table:style-name="ce52">
            <text:p>4,776</text:p>
          </table:table-cell>
          <table:table-cell office:value-type="float" office:value="5131" table:style-name="ce52">
            <text:p>5,131</text:p>
          </table:table-cell>
          <table:table-cell office:value-type="float" office:value="5148" table:style-name="ce52">
            <text:p>5,148</text:p>
          </table:table-cell>
          <table:table-cell office:value-type="float" office:value="5823" table:style-name="ce53">
            <text:p>5,823</text:p>
          </table:table-cell>
          <table:table-cell office:value-type="float" office:value="27375" table:style-name="ce52">
            <text:p>27,375</text:p>
          </table:table-cell>
          <table:table-cell office:value-type="float" office:value="5456" table:style-name="ce52">
            <text:p>5,456</text:p>
          </table:table-cell>
          <table:table-cell office:value-type="float" office:value="4947" table:style-name="ce52">
            <text:p>4,947</text:p>
          </table:table-cell>
          <table:table-cell office:value-type="float" office:value="5546" table:style-name="ce52">
            <text:p>5,546</text:p>
          </table:table-cell>
          <table:table-cell office:value-type="float" office:value="5708" table:style-name="ce52">
            <text:p>5,708</text:p>
          </table:table-cell>
          <table:table-cell office:value-type="float" office:value="5718" table:style-name="ce53">
            <text:p>5,718</text:p>
          </table:table-cell>
          <table:table-cell office:value-type="float" office:value="27775" table:style-name="ce52">
            <text:p>27,775</text:p>
          </table:table-cell>
          <table:table-cell office:value-type="float" office:value="5461" table:style-name="ce52">
            <text:p>5,461</text:p>
          </table:table-cell>
          <table:table-cell office:value-type="float" office:value="5528" table:style-name="ce52">
            <text:p>5,528</text:p>
          </table:table-cell>
          <table:table-cell office:value-type="float" office:value="5589" table:style-name="ce52">
            <text:p>5,589</text:p>
          </table:table-cell>
          <table:table-cell office:value-type="float" office:value="5453" table:style-name="ce52">
            <text:p>5,453</text:p>
          </table:table-cell>
          <table:table-cell office:value-type="float" office:value="5744" table:style-name="ce53">
            <text:p>5,744</text:p>
          </table:table-cell>
          <table:table-cell office:value-type="float" office:value="29048" table:style-name="ce52">
            <text:p>29,048</text:p>
          </table:table-cell>
          <table:table-cell office:value-type="float" office:value="5578" table:style-name="ce52">
            <text:p>5,578</text:p>
          </table:table-cell>
          <table:table-cell office:value-type="float" office:value="5948" table:style-name="ce52">
            <text:p>5,948</text:p>
          </table:table-cell>
          <table:table-cell office:value-type="float" office:value="5685" table:style-name="ce52">
            <text:p>5,685</text:p>
          </table:table-cell>
          <table:table-cell office:value-type="float" office:value="5656" table:style-name="ce52">
            <text:p>5,656</text:p>
          </table:table-cell>
          <table:table-cell office:value-type="float" office:value="6181" table:style-name="ce53">
            <text:p>6,181</text:p>
          </table:table-cell>
          <table:table-cell office:value-type="float" office:value="40367" table:style-name="ce52">
            <text:p>40,367</text:p>
          </table:table-cell>
          <table:table-cell office:value-type="float" office:value="7024" table:style-name="ce52">
            <text:p>7,024</text:p>
          </table:table-cell>
          <table:table-cell office:value-type="float" office:value="7602" table:style-name="ce52">
            <text:p>7,602</text:p>
          </table:table-cell>
          <table:table-cell office:value-type="float" office:value="8089" table:style-name="ce52">
            <text:p>8,089</text:p>
          </table:table-cell>
          <table:table-cell office:value-type="float" office:value="8695" table:style-name="ce52">
            <text:p>8,695</text:p>
          </table:table-cell>
          <table:table-cell office:value-type="float" office:value="8957" table:style-name="ce53">
            <text:p>8,957</text:p>
          </table:table-cell>
          <table:table-cell office:value-type="float" office:value="42493" table:style-name="ce52">
            <text:p>42,493</text:p>
          </table:table-cell>
          <table:table-cell office:value-type="float" office:value="8957" table:style-name="ce52">
            <text:p>8,957</text:p>
          </table:table-cell>
          <table:table-cell office:value-type="float" office:value="8758" table:style-name="ce52">
            <text:p>8,758</text:p>
          </table:table-cell>
          <table:table-cell office:value-type="float" office:value="8176" table:style-name="ce52">
            <text:p>8,176</text:p>
          </table:table-cell>
          <table:table-cell office:value-type="float" office:value="8882" table:style-name="ce52">
            <text:p>8,882</text:p>
          </table:table-cell>
          <table:table-cell office:value-type="float" office:value="7720" table:style-name="ce53">
            <text:p>7,720</text:p>
          </table:table-cell>
          <table:table-cell office:value-type="float" office:value="35108" table:style-name="ce52">
            <text:p>35,108</text:p>
          </table:table-cell>
          <table:table-cell office:value-type="float" office:value="7362" table:style-name="ce52">
            <text:p>7,362</text:p>
          </table:table-cell>
          <table:table-cell office:value-type="float" office:value="6842" table:style-name="ce52">
            <text:p>6,842</text:p>
          </table:table-cell>
          <table:table-cell office:value-type="float" office:value="6918" table:style-name="ce52">
            <text:p>6,918</text:p>
          </table:table-cell>
          <table:table-cell office:value-type="float" office:value="6968" table:style-name="ce52">
            <text:p>6,968</text:p>
          </table:table-cell>
          <table:table-cell office:value-type="float" office:value="7018" table:style-name="ce53">
            <text:p>7,018</text:p>
          </table:table-cell>
          <table:table-cell office:value-type="float" office:value="32295" table:style-name="ce52">
            <text:p>32,295</text:p>
          </table:table-cell>
          <table:table-cell office:value-type="float" office:value="6941" table:style-name="ce52">
            <text:p>6,941</text:p>
          </table:table-cell>
          <table:table-cell office:value-type="float" office:value="6748" table:style-name="ce52">
            <text:p>6,748</text:p>
          </table:table-cell>
          <table:table-cell office:value-type="float" office:value="6283" table:style-name="ce52">
            <text:p>6,283</text:p>
          </table:table-cell>
          <table:table-cell office:value-type="float" office:value="6136" table:style-name="ce52">
            <text:p>6,136</text:p>
          </table:table-cell>
          <table:table-cell office:value-type="float" office:value="6187" table:style-name="ce53">
            <text:p>6,187</text:p>
          </table:table-cell>
          <table:table-cell office:value-type="float" office:value="29625" table:style-name="ce52">
            <text:p>29,625</text:p>
          </table:table-cell>
          <table:table-cell office:value-type="float" office:value="6155" table:style-name="ce52">
            <text:p>6,155</text:p>
          </table:table-cell>
          <table:table-cell office:value-type="float" office:value="6097" table:style-name="ce52">
            <text:p>6,097</text:p>
          </table:table-cell>
          <table:table-cell office:value-type="float" office:value="6086" table:style-name="ce52">
            <text:p>6,086</text:p>
          </table:table-cell>
          <table:table-cell office:value-type="float" office:value="5771" table:style-name="ce52">
            <text:p>5,771</text:p>
          </table:table-cell>
          <table:table-cell office:value-type="float" office:value="5516" table:style-name="ce53">
            <text:p>5,516</text:p>
          </table:table-cell>
          <table:table-cell office:value-type="float" office:value="25823" table:style-name="ce52">
            <text:p>25,823</text:p>
          </table:table-cell>
          <table:table-cell office:value-type="float" office:value="5528" table:style-name="ce52">
            <text:p>5,528</text:p>
          </table:table-cell>
          <table:table-cell office:value-type="float" office:value="5618" table:style-name="ce52">
            <text:p>5,618</text:p>
          </table:table-cell>
          <table:table-cell office:value-type="float" office:value="4941" table:style-name="ce52">
            <text:p>4,941</text:p>
          </table:table-cell>
          <table:table-cell office:value-type="float" office:value="4867" table:style-name="ce52">
            <text:p>4,867</text:p>
          </table:table-cell>
          <table:table-cell office:value-type="float" office:value="4869" table:style-name="ce53">
            <text:p>4,869</text:p>
          </table:table-cell>
          <table:table-cell office:value-type="float" office:value="21740" table:style-name="ce52">
            <text:p>21,740</text:p>
          </table:table-cell>
          <table:table-cell office:value-type="float" office:value="4858" table:style-name="ce52">
            <text:p>4,858</text:p>
          </table:table-cell>
          <table:table-cell office:value-type="float" office:value="4524" table:style-name="ce52">
            <text:p>4,524</text:p>
          </table:table-cell>
          <table:table-cell office:value-type="float" office:value="4337" table:style-name="ce52">
            <text:p>4,337</text:p>
          </table:table-cell>
          <table:table-cell office:value-type="float" office:value="4352" table:style-name="ce52">
            <text:p>4,352</text:p>
          </table:table-cell>
          <table:table-cell office:value-type="float" office:value="3669" table:style-name="ce53">
            <text:p>3,669</text:p>
          </table:table-cell>
          <table:table-cell office:value-type="float" office:value="13012" table:style-name="ce52">
            <text:p>13,012</text:p>
          </table:table-cell>
          <table:table-cell office:value-type="float" office:value="3238" table:style-name="ce52">
            <text:p>3,238</text:p>
          </table:table-cell>
          <table:table-cell office:value-type="float" office:value="3180" table:style-name="ce52">
            <text:p>3,180</text:p>
          </table:table-cell>
          <table:table-cell office:value-type="float" office:value="2518" table:style-name="ce52">
            <text:p>2,518</text:p>
          </table:table-cell>
          <table:table-cell office:value-type="float" office:value="2472" table:style-name="ce52">
            <text:p>2,472</text:p>
          </table:table-cell>
          <table:table-cell office:value-type="float" office:value="1604" table:style-name="ce53">
            <text:p>1,604</text:p>
          </table:table-cell>
          <table:table-cell office:value-type="float" office:value="9501" table:style-name="ce52">
            <text:p>9,501</text:p>
          </table:table-cell>
          <table:table-cell office:value-type="float" office:value="1981" table:style-name="ce52">
            <text:p>1,981</text:p>
          </table:table-cell>
          <table:table-cell office:value-type="float" office:value="2002" table:style-name="ce52">
            <text:p>2,002</text:p>
          </table:table-cell>
          <table:table-cell office:value-type="float" office:value="1954" table:style-name="ce52">
            <text:p>1,954</text:p>
          </table:table-cell>
          <table:table-cell office:value-type="float" office:value="1786" table:style-name="ce52">
            <text:p>1,786</text:p>
          </table:table-cell>
          <table:table-cell office:value-type="float" office:value="1778" table:style-name="ce53">
            <text:p>1,778</text:p>
          </table:table-cell>
          <table:table-cell office:value-type="float" office:value="6580" table:style-name="ce52">
            <text:p>6,580</text:p>
          </table:table-cell>
          <table:table-cell office:value-type="float" office:value="1590" table:style-name="ce52">
            <text:p>1,590</text:p>
          </table:table-cell>
          <table:table-cell office:value-type="float" office:value="1510" table:style-name="ce52">
            <text:p>1,510</text:p>
          </table:table-cell>
          <table:table-cell office:value-type="float" office:value="1270" table:style-name="ce52">
            <text:p>1,270</text:p>
          </table:table-cell>
          <table:table-cell office:value-type="float" office:value="1195" table:style-name="ce52">
            <text:p>1,195</text:p>
          </table:table-cell>
          <table:table-cell office:value-type="float" office:value="1015" table:style-name="ce53">
            <text:p>1,015</text:p>
          </table:table-cell>
          <table:table-cell office:value-type="float" office:value="3933" table:style-name="ce52">
            <text:p>3,933</text:p>
          </table:table-cell>
          <table:table-cell office:value-type="float" office:value="994" table:style-name="ce52">
            <text:p>994</text:p>
          </table:table-cell>
          <table:table-cell office:value-type="float" office:value="819" table:style-name="ce52">
            <text:p>819</text:p>
          </table:table-cell>
          <table:table-cell office:value-type="float" office:value="763" table:style-name="ce52">
            <text:p>763</text:p>
          </table:table-cell>
          <table:table-cell office:value-type="float" office:value="702" table:style-name="ce52">
            <text:p>702</text:p>
          </table:table-cell>
          <table:table-cell office:value-type="float" office:value="655" table:style-name="ce53">
            <text:p>655</text:p>
          </table:table-cell>
          <table:table-cell office:value-type="float" office:value="1990" table:style-name="ce52">
            <text:p>1,990</text:p>
          </table:table-cell>
          <table:table-cell office:value-type="float" office:value="576" table:style-name="ce52">
            <text:p>576</text:p>
          </table:table-cell>
          <table:table-cell office:value-type="float" office:value="442" table:style-name="ce52">
            <text:p>442</text:p>
          </table:table-cell>
          <table:table-cell office:value-type="float" office:value="421" table:style-name="ce52">
            <text:p>421</text:p>
          </table:table-cell>
          <table:table-cell office:value-type="float" office:value="318" table:style-name="ce52">
            <text:p>318</text:p>
          </table:table-cell>
          <table:table-cell office:value-type="float" office:value="233" table:style-name="ce53">
            <text:p>233</text:p>
          </table:table-cell>
          <table:table-cell office:value-type="float" office:value="526" table:style-name="ce52">
            <text:p>526</text:p>
          </table:table-cell>
          <table:table-cell office:value-type="float" office:value="191" table:style-name="ce52">
            <text:p>191</text:p>
          </table:table-cell>
          <table:table-cell office:value-type="float" office:value="138" table:style-name="ce52">
            <text:p>138</text:p>
          </table:table-cell>
          <table:table-cell office:value-type="float" office:value="96" table:style-name="ce52">
            <text:p>96</text:p>
          </table:table-cell>
          <table:table-cell office:value-type="float" office:value="54" table:style-name="ce52">
            <text:p>54</text:p>
          </table:table-cell>
          <table:table-cell office:value-type="float" office:value="47" table:style-name="ce53">
            <text:p>47</text:p>
          </table:table-cell>
          <table:table-cell office:value-type="float" office:value="71" table:style-name="ce52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675" table:style-name="ce52">
            <text:p>221,675</text:p>
          </table:table-cell>
          <table:table-cell office:value-type="float" office:value="12012" table:style-name="ce52">
            <text:p>12,012</text:p>
          </table:table-cell>
          <table:table-cell office:value-type="float" office:value="1973" table:style-name="ce55">
            <text:p>1,973</text:p>
          </table:table-cell>
          <table:table-cell office:value-type="float" office:value="2177" table:style-name="ce55">
            <text:p>2,177</text:p>
          </table:table-cell>
          <table:table-cell office:value-type="float" office:value="2420" table:style-name="ce55">
            <text:p>2,420</text:p>
          </table:table-cell>
          <table:table-cell office:value-type="float" office:value="2595" table:style-name="ce55">
            <text:p>2,595</text:p>
          </table:table-cell>
          <table:table-cell office:value-type="float" office:value="2847" table:style-name="ce55">
            <text:p>2,847</text:p>
          </table:table-cell>
          <table:table-cell office:value-type="float" office:value="14575" table:style-name="ce55">
            <text:p>14,575</text:p>
          </table:table-cell>
          <table:table-cell office:value-type="float" office:value="3104" table:style-name="ce55">
            <text:p>3,104</text:p>
          </table:table-cell>
          <table:table-cell office:value-type="float" office:value="2808" table:style-name="ce55">
            <text:p>2,808</text:p>
          </table:table-cell>
          <table:table-cell office:value-type="float" office:value="3269" table:style-name="ce55">
            <text:p>3,269</text:p>
          </table:table-cell>
          <table:table-cell office:value-type="float" office:value="3005" table:style-name="ce55">
            <text:p>3,005</text:p>
          </table:table-cell>
          <table:table-cell office:value-type="float" office:value="2389" table:style-name="ce56">
            <text:p>2,389</text:p>
          </table:table-cell>
          <table:table-cell office:value-type="float" office:value="13266" table:style-name="ce55">
            <text:p>13,266</text:p>
          </table:table-cell>
          <table:table-cell office:value-type="float" office:value="2579" table:style-name="ce55">
            <text:p>2,579</text:p>
          </table:table-cell>
          <table:table-cell office:value-type="float" office:value="2763" table:style-name="ce55">
            <text:p>2,763</text:p>
          </table:table-cell>
          <table:table-cell office:value-type="float" office:value="2843" table:style-name="ce55">
            <text:p>2,843</text:p>
          </table:table-cell>
          <table:table-cell office:value-type="float" office:value="2560" table:style-name="ce55">
            <text:p>2,560</text:p>
          </table:table-cell>
          <table:table-cell office:value-type="float" office:value="2521" table:style-name="ce56">
            <text:p>2,521</text:p>
          </table:table-cell>
          <table:table-cell office:value-type="float" office:value="13359" table:style-name="ce55">
            <text:p>13,359</text:p>
          </table:table-cell>
          <table:table-cell office:value-type="float" office:value="2494" table:style-name="ce55">
            <text:p>2,494</text:p>
          </table:table-cell>
          <table:table-cell office:value-type="float" office:value="2498" table:style-name="ce55">
            <text:p>2,498</text:p>
          </table:table-cell>
          <table:table-cell office:value-type="float" office:value="2704" table:style-name="ce55">
            <text:p>2,704</text:p>
          </table:table-cell>
          <table:table-cell office:value-type="float" office:value="2660" table:style-name="ce55">
            <text:p>2,660</text:p>
          </table:table-cell>
          <table:table-cell office:value-type="float" office:value="3003" table:style-name="ce56">
            <text:p>3,003</text:p>
          </table:table-cell>
          <table:table-cell office:value-type="float" office:value="14218" table:style-name="ce55">
            <text:p>14,218</text:p>
          </table:table-cell>
          <table:table-cell office:value-type="float" office:value="2814" table:style-name="ce55">
            <text:p>2,814</text:p>
          </table:table-cell>
          <table:table-cell office:value-type="float" office:value="2626" table:style-name="ce55">
            <text:p>2,626</text:p>
          </table:table-cell>
          <table:table-cell office:value-type="float" office:value="2868" table:style-name="ce55">
            <text:p>2,868</text:p>
          </table:table-cell>
          <table:table-cell office:value-type="float" office:value="2951" table:style-name="ce55">
            <text:p>2,951</text:p>
          </table:table-cell>
          <table:table-cell office:value-type="float" office:value="2959" table:style-name="ce56">
            <text:p>2,959</text:p>
          </table:table-cell>
          <table:table-cell office:value-type="float" office:value="14323" table:style-name="ce55">
            <text:p>14,323</text:p>
          </table:table-cell>
          <table:table-cell office:value-type="float" office:value="2814" table:style-name="ce55">
            <text:p>2,814</text:p>
          </table:table-cell>
          <table:table-cell office:value-type="float" office:value="2763" table:style-name="ce55">
            <text:p>2,763</text:p>
          </table:table-cell>
          <table:table-cell office:value-type="float" office:value="2913" table:style-name="ce55">
            <text:p>2,913</text:p>
          </table:table-cell>
          <table:table-cell office:value-type="float" office:value="2824" table:style-name="ce55">
            <text:p>2,824</text:p>
          </table:table-cell>
          <table:table-cell office:value-type="float" office:value="3009" table:style-name="ce56">
            <text:p>3,009</text:p>
          </table:table-cell>
          <table:table-cell office:value-type="float" office:value="14492" table:style-name="ce55">
            <text:p>14,492</text:p>
          </table:table-cell>
          <table:table-cell office:value-type="float" office:value="2812" table:style-name="ce55">
            <text:p>2,812</text:p>
          </table:table-cell>
          <table:table-cell office:value-type="float" office:value="3007" table:style-name="ce55">
            <text:p>3,007</text:p>
          </table:table-cell>
          <table:table-cell office:value-type="float" office:value="2837" table:style-name="ce55">
            <text:p>2,837</text:p>
          </table:table-cell>
          <table:table-cell office:value-type="float" office:value="2806" table:style-name="ce55">
            <text:p>2,806</text:p>
          </table:table-cell>
          <table:table-cell office:value-type="float" office:value="3030" table:style-name="ce56">
            <text:p>3,030</text:p>
          </table:table-cell>
          <table:table-cell office:value-type="float" office:value="19333" table:style-name="ce55">
            <text:p>19,333</text:p>
          </table:table-cell>
          <table:table-cell office:value-type="float" office:value="3339" table:style-name="ce55">
            <text:p>3,339</text:p>
          </table:table-cell>
          <table:table-cell office:value-type="float" office:value="3650" table:style-name="ce55">
            <text:p>3,650</text:p>
          </table:table-cell>
          <table:table-cell office:value-type="float" office:value="3917" table:style-name="ce55">
            <text:p>3,917</text:p>
          </table:table-cell>
          <table:table-cell office:value-type="float" office:value="4137" table:style-name="ce55">
            <text:p>4,137</text:p>
          </table:table-cell>
          <table:table-cell office:value-type="float" office:value="4290" table:style-name="ce56">
            <text:p>4,290</text:p>
          </table:table-cell>
          <table:table-cell office:value-type="float" office:value="20566" table:style-name="ce55">
            <text:p>20,566</text:p>
          </table:table-cell>
          <table:table-cell office:value-type="float" office:value="4257" table:style-name="ce55">
            <text:p>4,257</text:p>
          </table:table-cell>
          <table:table-cell office:value-type="float" office:value="4219" table:style-name="ce55">
            <text:p>4,219</text:p>
          </table:table-cell>
          <table:table-cell office:value-type="float" office:value="3947" table:style-name="ce55">
            <text:p>3,947</text:p>
          </table:table-cell>
          <table:table-cell office:value-type="float" office:value="4340" table:style-name="ce55">
            <text:p>4,340</text:p>
          </table:table-cell>
          <table:table-cell office:value-type="float" office:value="3803" table:style-name="ce56">
            <text:p>3,803</text:p>
          </table:table-cell>
          <table:table-cell office:value-type="float" office:value="17249" table:style-name="ce55">
            <text:p>17,249</text:p>
          </table:table-cell>
          <table:table-cell office:value-type="float" office:value="3579" table:style-name="ce55">
            <text:p>3,579</text:p>
          </table:table-cell>
          <table:table-cell office:value-type="float" office:value="3452" table:style-name="ce55">
            <text:p>3,452</text:p>
          </table:table-cell>
          <table:table-cell office:value-type="float" office:value="3362" table:style-name="ce55">
            <text:p>3,362</text:p>
          </table:table-cell>
          <table:table-cell office:value-type="float" office:value="3376" table:style-name="ce55">
            <text:p>3,376</text:p>
          </table:table-cell>
          <table:table-cell office:value-type="float" office:value="3480" table:style-name="ce56">
            <text:p>3,480</text:p>
          </table:table-cell>
          <table:table-cell office:value-type="float" office:value="15921" table:style-name="ce55">
            <text:p>15,921</text:p>
          </table:table-cell>
          <table:table-cell office:value-type="float" office:value="3367" table:style-name="ce55">
            <text:p>3,367</text:p>
          </table:table-cell>
          <table:table-cell office:value-type="float" office:value="3302" table:style-name="ce55">
            <text:p>3,302</text:p>
          </table:table-cell>
          <table:table-cell office:value-type="float" office:value="3161" table:style-name="ce55">
            <text:p>3,161</text:p>
          </table:table-cell>
          <table:table-cell office:value-type="float" office:value="3036" table:style-name="ce55">
            <text:p>3,036</text:p>
          </table:table-cell>
          <table:table-cell office:value-type="float" office:value="3055" table:style-name="ce56">
            <text:p>3,055</text:p>
          </table:table-cell>
          <table:table-cell office:value-type="float" office:value="14609" table:style-name="ce55">
            <text:p>14,609</text:p>
          </table:table-cell>
          <table:table-cell office:value-type="float" office:value="3089" table:style-name="ce55">
            <text:p>3,089</text:p>
          </table:table-cell>
          <table:table-cell office:value-type="float" office:value="3023" table:style-name="ce55">
            <text:p>3,023</text:p>
          </table:table-cell>
          <table:table-cell office:value-type="float" office:value="2977" table:style-name="ce55">
            <text:p>2,977</text:p>
          </table:table-cell>
          <table:table-cell office:value-type="float" office:value="2838" table:style-name="ce55">
            <text:p>2,838</text:p>
          </table:table-cell>
          <table:table-cell office:value-type="float" office:value="2682" table:style-name="ce56">
            <text:p>2,682</text:p>
          </table:table-cell>
          <table:table-cell office:value-type="float" office:value="12274" table:style-name="ce55">
            <text:p>12,274</text:p>
          </table:table-cell>
          <table:table-cell office:value-type="float" office:value="2657" table:style-name="ce55">
            <text:p>2,657</text:p>
          </table:table-cell>
          <table:table-cell office:value-type="float" office:value="2689" table:style-name="ce55">
            <text:p>2,689</text:p>
          </table:table-cell>
          <table:table-cell office:value-type="float" office:value="2412" table:style-name="ce55">
            <text:p>2,412</text:p>
          </table:table-cell>
          <table:table-cell office:value-type="float" office:value="2216" table:style-name="ce55">
            <text:p>2,216</text:p>
          </table:table-cell>
          <table:table-cell office:value-type="float" office:value="2300" table:style-name="ce56">
            <text:p>2,300</text:p>
          </table:table-cell>
          <table:table-cell office:value-type="float" office:value="10148" table:style-name="ce55">
            <text:p>10,148</text:p>
          </table:table-cell>
          <table:table-cell office:value-type="float" office:value="2273" table:style-name="ce55">
            <text:p>2,273</text:p>
          </table:table-cell>
          <table:table-cell office:value-type="float" office:value="2161" table:style-name="ce55">
            <text:p>2,161</text:p>
          </table:table-cell>
          <table:table-cell office:value-type="float" office:value="2015" table:style-name="ce55">
            <text:p>2,015</text:p>
          </table:table-cell>
          <table:table-cell office:value-type="float" office:value="1990" table:style-name="ce55">
            <text:p>1,990</text:p>
          </table:table-cell>
          <table:table-cell office:value-type="float" office:value="1709" table:style-name="ce56">
            <text:p>1,709</text:p>
          </table:table-cell>
          <table:table-cell office:value-type="float" office:value="5910" table:style-name="ce55">
            <text:p>5,910</text:p>
          </table:table-cell>
          <table:table-cell office:value-type="float" office:value="1459" table:style-name="ce55">
            <text:p>1,459</text:p>
          </table:table-cell>
          <table:table-cell office:value-type="float" office:value="1443" table:style-name="ce55">
            <text:p>1,443</text:p>
          </table:table-cell>
          <table:table-cell office:value-type="float" office:value="1172" table:style-name="ce55">
            <text:p>1,172</text:p>
          </table:table-cell>
          <table:table-cell office:value-type="float" office:value="1133" table:style-name="ce55">
            <text:p>1,133</text:p>
          </table:table-cell>
          <table:table-cell office:value-type="float" office:value="703" table:style-name="ce56">
            <text:p>703</text:p>
          </table:table-cell>
          <table:table-cell office:value-type="float" office:value="3977" table:style-name="ce55">
            <text:p>3,977</text:p>
          </table:table-cell>
          <table:table-cell office:value-type="float" office:value="839" table:style-name="ce55">
            <text:p>839</text:p>
          </table:table-cell>
          <table:table-cell office:value-type="float" office:value="855" table:style-name="ce55">
            <text:p>855</text:p>
          </table:table-cell>
          <table:table-cell office:value-type="float" office:value="826" table:style-name="ce55">
            <text:p>826</text:p>
          </table:table-cell>
          <table:table-cell office:value-type="float" office:value="749" table:style-name="ce55">
            <text:p>749</text:p>
          </table:table-cell>
          <table:table-cell office:value-type="float" office:value="708" table:style-name="ce56">
            <text:p>708</text:p>
          </table:table-cell>
          <table:table-cell office:value-type="float" office:value="2610" table:style-name="ce55">
            <text:p>2,610</text:p>
          </table:table-cell>
          <table:table-cell office:value-type="float" office:value="637" table:style-name="ce55">
            <text:p>637</text:p>
          </table:table-cell>
          <table:table-cell office:value-type="float" office:value="587" table:style-name="ce55">
            <text:p>587</text:p>
          </table:table-cell>
          <table:table-cell office:value-type="float" office:value="501" table:style-name="ce55">
            <text:p>501</text:p>
          </table:table-cell>
          <table:table-cell office:value-type="float" office:value="479" table:style-name="ce55">
            <text:p>479</text:p>
          </table:table-cell>
          <table:table-cell office:value-type="float" office:value="406" table:style-name="ce56">
            <text:p>406</text:p>
          </table:table-cell>
          <table:table-cell office:value-type="float" office:value="1620" table:style-name="ce55">
            <text:p>1,620</text:p>
          </table:table-cell>
          <table:table-cell office:value-type="float" office:value="374" table:style-name="ce55">
            <text:p>374</text:p>
          </table:table-cell>
          <table:table-cell office:value-type="float" office:value="328" table:style-name="ce55">
            <text:p>328</text:p>
          </table:table-cell>
          <table:table-cell office:value-type="float" office:value="312" table:style-name="ce55">
            <text:p>312</text:p>
          </table:table-cell>
          <table:table-cell office:value-type="float" office:value="317" table:style-name="ce55">
            <text:p>317</text:p>
          </table:table-cell>
          <table:table-cell office:value-type="float" office:value="289" table:style-name="ce56">
            <text:p>289</text:p>
          </table:table-cell>
          <table:table-cell office:value-type="float" office:value="928" table:style-name="ce55">
            <text:p>928</text:p>
          </table:table-cell>
          <table:table-cell office:value-type="float" office:value="250" table:style-name="ce55">
            <text:p>250</text:p>
          </table:table-cell>
          <table:table-cell office:value-type="float" office:value="204" table:style-name="ce55">
            <text:p>204</text:p>
          </table:table-cell>
          <table:table-cell office:value-type="float" office:value="197" table:style-name="ce55">
            <text:p>197</text:p>
          </table:table-cell>
          <table:table-cell office:value-type="float" office:value="163" table:style-name="ce55">
            <text:p>163</text:p>
          </table:table-cell>
          <table:table-cell office:value-type="float" office:value="114" table:style-name="ce56">
            <text:p>114</text:p>
          </table:table-cell>
          <table:table-cell office:value-type="float" office:value="248" table:style-name="ce55">
            <text:p>248</text:p>
          </table:table-cell>
          <table:table-cell office:value-type="float" office:value="94" table:style-name="ce55">
            <text:p>94</text:p>
          </table:table-cell>
          <table:table-cell office:value-type="float" office:value="63" table:style-name="ce55">
            <text:p>63</text:p>
          </table:table-cell>
          <table:table-cell office:value-type="float" office:value="45" table:style-name="ce55">
            <text:p>45</text:p>
          </table:table-cell>
          <table:table-cell office:value-type="float" office:value="25" table:style-name="ce55">
            <text:p>25</text:p>
          </table:table-cell>
          <table:table-cell office:value-type="float" office:value="21" table:style-name="ce56">
            <text:p>21</text:p>
          </table:table-cell>
          <table:table-cell office:value-type="float" office:value="37" table:style-name="ce55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7918" table:style-name="ce57">
            <text:p>227,918</text:p>
          </table:table-cell>
          <table:table-cell office:value-type="float" office:value="11382" table:style-name="ce58">
            <text:p>11,382</text:p>
          </table:table-cell>
          <table:table-cell office:value-type="float" office:value="1766" table:style-name="ce59">
            <text:p>1,766</text:p>
          </table:table-cell>
          <table:table-cell office:value-type="float" office:value="2099" table:style-name="ce59">
            <text:p>2,099</text:p>
          </table:table-cell>
          <table:table-cell office:value-type="float" office:value="2269" table:style-name="ce59">
            <text:p>2,269</text:p>
          </table:table-cell>
          <table:table-cell office:value-type="float" office:value="2523" table:style-name="ce59">
            <text:p>2,523</text:p>
          </table:table-cell>
          <table:table-cell office:value-type="float" office:value="2725" table:style-name="ce59">
            <text:p>2,725</text:p>
          </table:table-cell>
          <table:table-cell office:value-type="float" office:value="13369" table:style-name="ce59">
            <text:p>13,369</text:p>
          </table:table-cell>
          <table:table-cell office:value-type="float" office:value="2804" table:style-name="ce59">
            <text:p>2,804</text:p>
          </table:table-cell>
          <table:table-cell office:value-type="float" office:value="2611" table:style-name="ce59">
            <text:p>2,611</text:p>
          </table:table-cell>
          <table:table-cell office:value-type="float" office:value="3073" table:style-name="ce59">
            <text:p>3,073</text:p>
          </table:table-cell>
          <table:table-cell office:value-type="float" office:value="2695" table:style-name="ce59">
            <text:p>2,695</text:p>
          </table:table-cell>
          <table:table-cell office:value-type="float" office:value="2186" table:style-name="ce60">
            <text:p>2,186</text:p>
          </table:table-cell>
          <table:table-cell office:value-type="float" office:value="11965" table:style-name="ce59">
            <text:p>11,965</text:p>
          </table:table-cell>
          <table:table-cell office:value-type="float" office:value="2428" table:style-name="ce59">
            <text:p>2,428</text:p>
          </table:table-cell>
          <table:table-cell office:value-type="float" office:value="2359" table:style-name="ce59">
            <text:p>2,359</text:p>
          </table:table-cell>
          <table:table-cell office:value-type="float" office:value="2498" table:style-name="ce59">
            <text:p>2,498</text:p>
          </table:table-cell>
          <table:table-cell office:value-type="float" office:value="2387" table:style-name="ce59">
            <text:p>2,387</text:p>
          </table:table-cell>
          <table:table-cell office:value-type="float" office:value="2293" table:style-name="ce60">
            <text:p>2,293</text:p>
          </table:table-cell>
          <table:table-cell office:value-type="float" office:value="12403" table:style-name="ce59">
            <text:p>12,403</text:p>
          </table:table-cell>
          <table:table-cell office:value-type="float" office:value="2390" table:style-name="ce59">
            <text:p>2,390</text:p>
          </table:table-cell>
          <table:table-cell office:value-type="float" office:value="2278" table:style-name="ce59">
            <text:p>2,278</text:p>
          </table:table-cell>
          <table:table-cell office:value-type="float" office:value="2427" table:style-name="ce59">
            <text:p>2,427</text:p>
          </table:table-cell>
          <table:table-cell office:value-type="float" office:value="2488" table:style-name="ce59">
            <text:p>2,488</text:p>
          </table:table-cell>
          <table:table-cell office:value-type="float" office:value="2820" table:style-name="ce60">
            <text:p>2,820</text:p>
          </table:table-cell>
          <table:table-cell office:value-type="float" office:value="13157" table:style-name="ce59">
            <text:p>13,157</text:p>
          </table:table-cell>
          <table:table-cell office:value-type="float" office:value="2642" table:style-name="ce59">
            <text:p>2,642</text:p>
          </table:table-cell>
          <table:table-cell office:value-type="float" office:value="2321" table:style-name="ce59">
            <text:p>2,321</text:p>
          </table:table-cell>
          <table:table-cell office:value-type="float" office:value="2678" table:style-name="ce59">
            <text:p>2,678</text:p>
          </table:table-cell>
          <table:table-cell office:value-type="float" office:value="2757" table:style-name="ce59">
            <text:p>2,757</text:p>
          </table:table-cell>
          <table:table-cell office:value-type="float" office:value="2759" table:style-name="ce60">
            <text:p>2,759</text:p>
          </table:table-cell>
          <table:table-cell office:value-type="float" office:value="13452" table:style-name="ce59">
            <text:p>13,452</text:p>
          </table:table-cell>
          <table:table-cell office:value-type="float" office:value="2647" table:style-name="ce59">
            <text:p>2,647</text:p>
          </table:table-cell>
          <table:table-cell office:value-type="float" office:value="2765" table:style-name="ce59">
            <text:p>2,765</text:p>
          </table:table-cell>
          <table:table-cell office:value-type="float" office:value="2676" table:style-name="ce59">
            <text:p>2,676</text:p>
          </table:table-cell>
          <table:table-cell office:value-type="float" office:value="2629" table:style-name="ce59">
            <text:p>2,629</text:p>
          </table:table-cell>
          <table:table-cell office:value-type="float" office:value="2735" table:style-name="ce60">
            <text:p>2,735</text:p>
          </table:table-cell>
          <table:table-cell office:value-type="float" office:value="14556" table:style-name="ce59">
            <text:p>14,556</text:p>
          </table:table-cell>
          <table:table-cell office:value-type="float" office:value="2766" table:style-name="ce59">
            <text:p>2,766</text:p>
          </table:table-cell>
          <table:table-cell office:value-type="float" office:value="2941" table:style-name="ce59">
            <text:p>2,941</text:p>
          </table:table-cell>
          <table:table-cell office:value-type="float" office:value="2848" table:style-name="ce59">
            <text:p>2,848</text:p>
          </table:table-cell>
          <table:table-cell office:value-type="float" office:value="2850" table:style-name="ce59">
            <text:p>2,850</text:p>
          </table:table-cell>
          <table:table-cell office:value-type="float" office:value="3151" table:style-name="ce60">
            <text:p>3,151</text:p>
          </table:table-cell>
          <table:table-cell office:value-type="float" office:value="21034" table:style-name="ce59">
            <text:p>21,034</text:p>
          </table:table-cell>
          <table:table-cell office:value-type="float" office:value="3685" table:style-name="ce59">
            <text:p>3,685</text:p>
          </table:table-cell>
          <table:table-cell office:value-type="float" office:value="3952" table:style-name="ce59">
            <text:p>3,952</text:p>
          </table:table-cell>
          <table:table-cell office:value-type="float" office:value="4172" table:style-name="ce59">
            <text:p>4,172</text:p>
          </table:table-cell>
          <table:table-cell office:value-type="float" office:value="4558" table:style-name="ce59">
            <text:p>4,558</text:p>
          </table:table-cell>
          <table:table-cell office:value-type="float" office:value="4667" table:style-name="ce60">
            <text:p>4,667</text:p>
          </table:table-cell>
          <table:table-cell office:value-type="float" office:value="21927" table:style-name="ce59">
            <text:p>21,927</text:p>
          </table:table-cell>
          <table:table-cell office:value-type="float" office:value="4700" table:style-name="ce59">
            <text:p>4,700</text:p>
          </table:table-cell>
          <table:table-cell office:value-type="float" office:value="4539" table:style-name="ce59">
            <text:p>4,539</text:p>
          </table:table-cell>
          <table:table-cell office:value-type="float" office:value="4229" table:style-name="ce59">
            <text:p>4,229</text:p>
          </table:table-cell>
          <table:table-cell office:value-type="float" office:value="4542" table:style-name="ce59">
            <text:p>4,542</text:p>
          </table:table-cell>
          <table:table-cell office:value-type="float" office:value="3917" table:style-name="ce60">
            <text:p>3,917</text:p>
          </table:table-cell>
          <table:table-cell office:value-type="float" office:value="17859" table:style-name="ce59">
            <text:p>17,859</text:p>
          </table:table-cell>
          <table:table-cell office:value-type="float" office:value="3783" table:style-name="ce59">
            <text:p>3,783</text:p>
          </table:table-cell>
          <table:table-cell office:value-type="float" office:value="3390" table:style-name="ce59">
            <text:p>3,390</text:p>
          </table:table-cell>
          <table:table-cell office:value-type="float" office:value="3556" table:style-name="ce59">
            <text:p>3,556</text:p>
          </table:table-cell>
          <table:table-cell office:value-type="float" office:value="3592" table:style-name="ce59">
            <text:p>3,592</text:p>
          </table:table-cell>
          <table:table-cell office:value-type="float" office:value="3538" table:style-name="ce60">
            <text:p>3,538</text:p>
          </table:table-cell>
          <table:table-cell office:value-type="float" office:value="16374" table:style-name="ce59">
            <text:p>16,374</text:p>
          </table:table-cell>
          <table:table-cell office:value-type="float" office:value="3574" table:style-name="ce59">
            <text:p>3,574</text:p>
          </table:table-cell>
          <table:table-cell office:value-type="float" office:value="3446" table:style-name="ce59">
            <text:p>3,446</text:p>
          </table:table-cell>
          <table:table-cell office:value-type="float" office:value="3122" table:style-name="ce59">
            <text:p>3,122</text:p>
          </table:table-cell>
          <table:table-cell office:value-type="float" office:value="3100" table:style-name="ce59">
            <text:p>3,100</text:p>
          </table:table-cell>
          <table:table-cell office:value-type="float" office:value="3132" table:style-name="ce60">
            <text:p>3,132</text:p>
          </table:table-cell>
          <table:table-cell office:value-type="float" office:value="15016" table:style-name="ce59">
            <text:p>15,016</text:p>
          </table:table-cell>
          <table:table-cell office:value-type="float" office:value="3066" table:style-name="ce59">
            <text:p>3,066</text:p>
          </table:table-cell>
          <table:table-cell office:value-type="float" office:value="3074" table:style-name="ce59">
            <text:p>3,074</text:p>
          </table:table-cell>
          <table:table-cell office:value-type="float" office:value="3109" table:style-name="ce59">
            <text:p>3,109</text:p>
          </table:table-cell>
          <table:table-cell office:value-type="float" office:value="2933" table:style-name="ce59">
            <text:p>2,933</text:p>
          </table:table-cell>
          <table:table-cell office:value-type="float" office:value="2834" table:style-name="ce60">
            <text:p>2,834</text:p>
          </table:table-cell>
          <table:table-cell office:value-type="float" office:value="13549" table:style-name="ce59">
            <text:p>13,549</text:p>
          </table:table-cell>
          <table:table-cell office:value-type="float" office:value="2871" table:style-name="ce59">
            <text:p>2,871</text:p>
          </table:table-cell>
          <table:table-cell office:value-type="float" office:value="2929" table:style-name="ce59">
            <text:p>2,929</text:p>
          </table:table-cell>
          <table:table-cell office:value-type="float" office:value="2529" table:style-name="ce59">
            <text:p>2,529</text:p>
          </table:table-cell>
          <table:table-cell office:value-type="float" office:value="2651" table:style-name="ce59">
            <text:p>2,651</text:p>
          </table:table-cell>
          <table:table-cell office:value-type="float" office:value="2569" table:style-name="ce60">
            <text:p>2,569</text:p>
          </table:table-cell>
          <table:table-cell office:value-type="float" office:value="11592" table:style-name="ce59">
            <text:p>11,592</text:p>
          </table:table-cell>
          <table:table-cell office:value-type="float" office:value="2585" table:style-name="ce59">
            <text:p>2,585</text:p>
          </table:table-cell>
          <table:table-cell office:value-type="float" office:value="2363" table:style-name="ce59">
            <text:p>2,363</text:p>
          </table:table-cell>
          <table:table-cell office:value-type="float" office:value="2322" table:style-name="ce59">
            <text:p>2,322</text:p>
          </table:table-cell>
          <table:table-cell office:value-type="float" office:value="2362" table:style-name="ce59">
            <text:p>2,362</text:p>
          </table:table-cell>
          <table:table-cell office:value-type="float" office:value="1960" table:style-name="ce60">
            <text:p>1,960</text:p>
          </table:table-cell>
          <table:table-cell office:value-type="float" office:value="7102" table:style-name="ce59">
            <text:p>7,102</text:p>
          </table:table-cell>
          <table:table-cell office:value-type="float" office:value="1779" table:style-name="ce59">
            <text:p>1,779</text:p>
          </table:table-cell>
          <table:table-cell office:value-type="float" office:value="1737" table:style-name="ce59">
            <text:p>1,737</text:p>
          </table:table-cell>
          <table:table-cell office:value-type="float" office:value="1346" table:style-name="ce59">
            <text:p>1,346</text:p>
          </table:table-cell>
          <table:table-cell office:value-type="float" office:value="1339" table:style-name="ce59">
            <text:p>1,339</text:p>
          </table:table-cell>
          <table:table-cell office:value-type="float" office:value="901" table:style-name="ce60">
            <text:p>901</text:p>
          </table:table-cell>
          <table:table-cell office:value-type="float" office:value="5524" table:style-name="ce59">
            <text:p>5,524</text:p>
          </table:table-cell>
          <table:table-cell office:value-type="float" office:value="1142" table:style-name="ce59">
            <text:p>1,142</text:p>
          </table:table-cell>
          <table:table-cell office:value-type="float" office:value="1147" table:style-name="ce59">
            <text:p>1,147</text:p>
          </table:table-cell>
          <table:table-cell office:value-type="float" office:value="1128" table:style-name="ce59">
            <text:p>1,128</text:p>
          </table:table-cell>
          <table:table-cell office:value-type="float" office:value="1037" table:style-name="ce59">
            <text:p>1,037</text:p>
          </table:table-cell>
          <table:table-cell office:value-type="float" office:value="1070" table:style-name="ce60">
            <text:p>1,070</text:p>
          </table:table-cell>
          <table:table-cell office:value-type="float" office:value="3970" table:style-name="ce59">
            <text:p>3,970</text:p>
          </table:table-cell>
          <table:table-cell office:value-type="float" office:value="953" table:style-name="ce59">
            <text:p>953</text:p>
          </table:table-cell>
          <table:table-cell office:value-type="float" office:value="923" table:style-name="ce59">
            <text:p>923</text:p>
          </table:table-cell>
          <table:table-cell office:value-type="float" office:value="769" table:style-name="ce59">
            <text:p>769</text:p>
          </table:table-cell>
          <table:table-cell office:value-type="float" office:value="716" table:style-name="ce59">
            <text:p>716</text:p>
          </table:table-cell>
          <table:table-cell office:value-type="float" office:value="609" table:style-name="ce60">
            <text:p>609</text:p>
          </table:table-cell>
          <table:table-cell office:value-type="float" office:value="2313" table:style-name="ce59">
            <text:p>2,313</text:p>
          </table:table-cell>
          <table:table-cell office:value-type="float" office:value="620" table:style-name="ce59">
            <text:p>620</text:p>
          </table:table-cell>
          <table:table-cell office:value-type="float" office:value="491" table:style-name="ce59">
            <text:p>491</text:p>
          </table:table-cell>
          <table:table-cell office:value-type="float" office:value="451" table:style-name="ce59">
            <text:p>451</text:p>
          </table:table-cell>
          <table:table-cell office:value-type="float" office:value="385" table:style-name="ce59">
            <text:p>385</text:p>
          </table:table-cell>
          <table:table-cell office:value-type="float" office:value="366" table:style-name="ce60">
            <text:p>366</text:p>
          </table:table-cell>
          <table:table-cell office:value-type="float" office:value="1062" table:style-name="ce59">
            <text:p>1,062</text:p>
          </table:table-cell>
          <table:table-cell office:value-type="float" office:value="326" table:style-name="ce59">
            <text:p>326</text:p>
          </table:table-cell>
          <table:table-cell office:value-type="float" office:value="238" table:style-name="ce59">
            <text:p>238</text:p>
          </table:table-cell>
          <table:table-cell office:value-type="float" office:value="224" table:style-name="ce59">
            <text:p>224</text:p>
          </table:table-cell>
          <table:table-cell office:value-type="float" office:value="155" table:style-name="ce59">
            <text:p>155</text:p>
          </table:table-cell>
          <table:table-cell office:value-type="float" office:value="119" table:style-name="ce60">
            <text:p>119</text:p>
          </table:table-cell>
          <table:table-cell office:value-type="float" office:value="278" table:style-name="ce59">
            <text:p>278</text:p>
          </table:table-cell>
          <table:table-cell office:value-type="float" office:value="97" table:style-name="ce59">
            <text:p>97</text:p>
          </table:table-cell>
          <table:table-cell office:value-type="float" office:value="75" table:style-name="ce59">
            <text:p>75</text:p>
          </table:table-cell>
          <table:table-cell office:value-type="float" office:value="51" table:style-name="ce59">
            <text:p>51</text:p>
          </table:table-cell>
          <table:table-cell office:value-type="float" office:value="29" table:style-name="ce59">
            <text:p>29</text:p>
          </table:table-cell>
          <table:table-cell office:value-type="float" office:value="26" table:style-name="ce60">
            <text:p>26</text:p>
          </table:table-cell>
          <table:table-cell office:value-type="float" office:value="34" table:style-name="ce59">
            <text:p>3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432" table:style-name="ce52">
            <text:p>267,432</text:p>
          </table:table-cell>
          <table:table-cell office:value-type="float" office:value="10164" table:style-name="ce52">
            <text:p>10,164</text:p>
          </table:table-cell>
          <table:table-cell office:value-type="float" office:value="1539" table:style-name="ce52">
            <text:p>1,539</text:p>
          </table:table-cell>
          <table:table-cell office:value-type="float" office:value="1799" table:style-name="ce52">
            <text:p>1,799</text:p>
          </table:table-cell>
          <table:table-cell office:value-type="float" office:value="2114" table:style-name="ce52">
            <text:p>2,114</text:p>
          </table:table-cell>
          <table:table-cell office:value-type="float" office:value="2203" table:style-name="ce52">
            <text:p>2,203</text:p>
          </table:table-cell>
          <table:table-cell office:value-type="float" office:value="2509" table:style-name="ce52">
            <text:p>2,509</text:p>
          </table:table-cell>
          <table:table-cell office:value-type="float" office:value="12496" table:style-name="ce52">
            <text:p>12,496</text:p>
          </table:table-cell>
          <table:table-cell office:value-type="float" office:value="2531" table:style-name="ce52">
            <text:p>2,531</text:p>
          </table:table-cell>
          <table:table-cell office:value-type="float" office:value="2355" table:style-name="ce52">
            <text:p>2,355</text:p>
          </table:table-cell>
          <table:table-cell office:value-type="float" office:value="2768" table:style-name="ce52">
            <text:p>2,768</text:p>
          </table:table-cell>
          <table:table-cell office:value-type="float" office:value="2607" table:style-name="ce52">
            <text:p>2,607</text:p>
          </table:table-cell>
          <table:table-cell office:value-type="float" office:value="2235" table:style-name="ce53">
            <text:p>2,235</text:p>
          </table:table-cell>
          <table:table-cell office:value-type="float" office:value="13184" table:style-name="ce52">
            <text:p>13,184</text:p>
          </table:table-cell>
          <table:table-cell office:value-type="float" office:value="2477" table:style-name="ce52">
            <text:p>2,477</text:p>
          </table:table-cell>
          <table:table-cell office:value-type="float" office:value="2556" table:style-name="ce52">
            <text:p>2,556</text:p>
          </table:table-cell>
          <table:table-cell office:value-type="float" office:value="2796" table:style-name="ce52">
            <text:p>2,796</text:p>
          </table:table-cell>
          <table:table-cell office:value-type="float" office:value="2686" table:style-name="ce52">
            <text:p>2,686</text:p>
          </table:table-cell>
          <table:table-cell office:value-type="float" office:value="2669" table:style-name="ce53">
            <text:p>2,669</text:p>
          </table:table-cell>
          <table:table-cell office:value-type="float" office:value="15790" table:style-name="ce52">
            <text:p>15,790</text:p>
          </table:table-cell>
          <table:table-cell office:value-type="float" office:value="2759" table:style-name="ce52">
            <text:p>2,759</text:p>
          </table:table-cell>
          <table:table-cell office:value-type="float" office:value="2970" table:style-name="ce52">
            <text:p>2,970</text:p>
          </table:table-cell>
          <table:table-cell office:value-type="float" office:value="3057" table:style-name="ce52">
            <text:p>3,057</text:p>
          </table:table-cell>
          <table:table-cell office:value-type="float" office:value="3140" table:style-name="ce52">
            <text:p>3,140</text:p>
          </table:table-cell>
          <table:table-cell office:value-type="float" office:value="3864" table:style-name="ce53">
            <text:p>3,864</text:p>
          </table:table-cell>
          <table:table-cell office:value-type="float" office:value="18781" table:style-name="ce52">
            <text:p>18,781</text:p>
          </table:table-cell>
          <table:table-cell office:value-type="float" office:value="3719" table:style-name="ce52">
            <text:p>3,719</text:p>
          </table:table-cell>
          <table:table-cell office:value-type="float" office:value="3380" table:style-name="ce52">
            <text:p>3,380</text:p>
          </table:table-cell>
          <table:table-cell office:value-type="float" office:value="3838" table:style-name="ce52">
            <text:p>3,838</text:p>
          </table:table-cell>
          <table:table-cell office:value-type="float" office:value="3894" table:style-name="ce52">
            <text:p>3,894</text:p>
          </table:table-cell>
          <table:table-cell office:value-type="float" office:value="3950" table:style-name="ce53">
            <text:p>3,950</text:p>
          </table:table-cell>
          <table:table-cell office:value-type="float" office:value="18074" table:style-name="ce52">
            <text:p>18,074</text:p>
          </table:table-cell>
          <table:table-cell office:value-type="float" office:value="3774" table:style-name="ce52">
            <text:p>3,774</text:p>
          </table:table-cell>
          <table:table-cell office:value-type="float" office:value="3722" table:style-name="ce52">
            <text:p>3,722</text:p>
          </table:table-cell>
          <table:table-cell office:value-type="float" office:value="3567" table:style-name="ce52">
            <text:p>3,567</text:p>
          </table:table-cell>
          <table:table-cell office:value-type="float" office:value="3505" table:style-name="ce52">
            <text:p>3,505</text:p>
          </table:table-cell>
          <table:table-cell office:value-type="float" office:value="3506" table:style-name="ce53">
            <text:p>3,506</text:p>
          </table:table-cell>
          <table:table-cell office:value-type="float" office:value="16599" table:style-name="ce52">
            <text:p>16,599</text:p>
          </table:table-cell>
          <table:table-cell office:value-type="float" office:value="3346" table:style-name="ce52">
            <text:p>3,346</text:p>
          </table:table-cell>
          <table:table-cell office:value-type="float" office:value="3488" table:style-name="ce52">
            <text:p>3,488</text:p>
          </table:table-cell>
          <table:table-cell office:value-type="float" office:value="3215" table:style-name="ce52">
            <text:p>3,215</text:p>
          </table:table-cell>
          <table:table-cell office:value-type="float" office:value="3094" table:style-name="ce52">
            <text:p>3,094</text:p>
          </table:table-cell>
          <table:table-cell office:value-type="float" office:value="3456" table:style-name="ce53">
            <text:p>3,456</text:p>
          </table:table-cell>
          <table:table-cell office:value-type="float" office:value="20286" table:style-name="ce52">
            <text:p>20,286</text:p>
          </table:table-cell>
          <table:table-cell office:value-type="float" office:value="3806" table:style-name="ce52">
            <text:p>3,806</text:p>
          </table:table-cell>
          <table:table-cell office:value-type="float" office:value="3793" table:style-name="ce52">
            <text:p>3,793</text:p>
          </table:table-cell>
          <table:table-cell office:value-type="float" office:value="4131" table:style-name="ce52">
            <text:p>4,131</text:p>
          </table:table-cell>
          <table:table-cell office:value-type="float" office:value="4334" table:style-name="ce52">
            <text:p>4,334</text:p>
          </table:table-cell>
          <table:table-cell office:value-type="float" office:value="4222" table:style-name="ce53">
            <text:p>4,222</text:p>
          </table:table-cell>
          <table:table-cell office:value-type="float" office:value="21430" table:style-name="ce52">
            <text:p>21,430</text:p>
          </table:table-cell>
          <table:table-cell office:value-type="float" office:value="4316" table:style-name="ce52">
            <text:p>4,316</text:p>
          </table:table-cell>
          <table:table-cell office:value-type="float" office:value="4375" table:style-name="ce52">
            <text:p>4,375</text:p>
          </table:table-cell>
          <table:table-cell office:value-type="float" office:value="4185" table:style-name="ce52">
            <text:p>4,185</text:p>
          </table:table-cell>
          <table:table-cell office:value-type="float" office:value="4606" table:style-name="ce52">
            <text:p>4,606</text:p>
          </table:table-cell>
          <table:table-cell office:value-type="float" office:value="3948" table:style-name="ce53">
            <text:p>3,948</text:p>
          </table:table-cell>
          <table:table-cell office:value-type="float" office:value="19764" table:style-name="ce52">
            <text:p>19,764</text:p>
          </table:table-cell>
          <table:table-cell office:value-type="float" office:value="4009" table:style-name="ce52">
            <text:p>4,009</text:p>
          </table:table-cell>
          <table:table-cell office:value-type="float" office:value="3818" table:style-name="ce52">
            <text:p>3,818</text:p>
          </table:table-cell>
          <table:table-cell office:value-type="float" office:value="3866" table:style-name="ce52">
            <text:p>3,866</text:p>
          </table:table-cell>
          <table:table-cell office:value-type="float" office:value="3976" table:style-name="ce52">
            <text:p>3,976</text:p>
          </table:table-cell>
          <table:table-cell office:value-type="float" office:value="4095" table:style-name="ce53">
            <text:p>4,095</text:p>
          </table:table-cell>
          <table:table-cell office:value-type="float" office:value="20665" table:style-name="ce52">
            <text:p>20,665</text:p>
          </table:table-cell>
          <table:table-cell office:value-type="float" office:value="4239" table:style-name="ce52">
            <text:p>4,239</text:p>
          </table:table-cell>
          <table:table-cell office:value-type="float" office:value="4067" table:style-name="ce52">
            <text:p>4,067</text:p>
          </table:table-cell>
          <table:table-cell office:value-type="float" office:value="4071" table:style-name="ce52">
            <text:p>4,071</text:p>
          </table:table-cell>
          <table:table-cell office:value-type="float" office:value="4161" table:style-name="ce52">
            <text:p>4,161</text:p>
          </table:table-cell>
          <table:table-cell office:value-type="float" office:value="4127" table:style-name="ce53">
            <text:p>4,127</text:p>
          </table:table-cell>
          <table:table-cell office:value-type="float" office:value="20149" table:style-name="ce52">
            <text:p>20,149</text:p>
          </table:table-cell>
          <table:table-cell office:value-type="float" office:value="4008" table:style-name="ce52">
            <text:p>4,008</text:p>
          </table:table-cell>
          <table:table-cell office:value-type="float" office:value="4199" table:style-name="ce52">
            <text:p>4,199</text:p>
          </table:table-cell>
          <table:table-cell office:value-type="float" office:value="4034" table:style-name="ce52">
            <text:p>4,034</text:p>
          </table:table-cell>
          <table:table-cell office:value-type="float" office:value="4052" table:style-name="ce52">
            <text:p>4,052</text:p>
          </table:table-cell>
          <table:table-cell office:value-type="float" office:value="3856" table:style-name="ce53">
            <text:p>3,856</text:p>
          </table:table-cell>
          <table:table-cell office:value-type="float" office:value="17854" table:style-name="ce52">
            <text:p>17,854</text:p>
          </table:table-cell>
          <table:table-cell office:value-type="float" office:value="3751" table:style-name="ce52">
            <text:p>3,751</text:p>
          </table:table-cell>
          <table:table-cell office:value-type="float" office:value="3815" table:style-name="ce52">
            <text:p>3,815</text:p>
          </table:table-cell>
          <table:table-cell office:value-type="float" office:value="3348" table:style-name="ce52">
            <text:p>3,348</text:p>
          </table:table-cell>
          <table:table-cell office:value-type="float" office:value="3475" table:style-name="ce52">
            <text:p>3,475</text:p>
          </table:table-cell>
          <table:table-cell office:value-type="float" office:value="3465" table:style-name="ce53">
            <text:p>3,465</text:p>
          </table:table-cell>
          <table:table-cell office:value-type="float" office:value="15282" table:style-name="ce52">
            <text:p>15,282</text:p>
          </table:table-cell>
          <table:table-cell office:value-type="float" office:value="3341" table:style-name="ce52">
            <text:p>3,341</text:p>
          </table:table-cell>
          <table:table-cell office:value-type="float" office:value="3110" table:style-name="ce52">
            <text:p>3,110</text:p>
          </table:table-cell>
          <table:table-cell office:value-type="float" office:value="3077" table:style-name="ce52">
            <text:p>3,077</text:p>
          </table:table-cell>
          <table:table-cell office:value-type="float" office:value="3168" table:style-name="ce52">
            <text:p>3,168</text:p>
          </table:table-cell>
          <table:table-cell office:value-type="float" office:value="2586" table:style-name="ce53">
            <text:p>2,586</text:p>
          </table:table-cell>
          <table:table-cell office:value-type="float" office:value="9577" table:style-name="ce52">
            <text:p>9,577</text:p>
          </table:table-cell>
          <table:table-cell office:value-type="float" office:value="2351" table:style-name="ce52">
            <text:p>2,351</text:p>
          </table:table-cell>
          <table:table-cell office:value-type="float" office:value="2347" table:style-name="ce52">
            <text:p>2,347</text:p>
          </table:table-cell>
          <table:table-cell office:value-type="float" office:value="2029" table:style-name="ce52">
            <text:p>2,029</text:p>
          </table:table-cell>
          <table:table-cell office:value-type="float" office:value="1608" table:style-name="ce52">
            <text:p>1,608</text:p>
          </table:table-cell>
          <table:table-cell office:value-type="float" office:value="1242" table:style-name="ce53">
            <text:p>1,242</text:p>
          </table:table-cell>
          <table:table-cell office:value-type="float" office:value="7153" table:style-name="ce52">
            <text:p>7,153</text:p>
          </table:table-cell>
          <table:table-cell office:value-type="float" office:value="1468" table:style-name="ce52">
            <text:p>1,468</text:p>
          </table:table-cell>
          <table:table-cell office:value-type="float" office:value="1517" table:style-name="ce52">
            <text:p>1,517</text:p>
          </table:table-cell>
          <table:table-cell office:value-type="float" office:value="1417" table:style-name="ce52">
            <text:p>1,417</text:p>
          </table:table-cell>
          <table:table-cell office:value-type="float" office:value="1394" table:style-name="ce52">
            <text:p>1,394</text:p>
          </table:table-cell>
          <table:table-cell office:value-type="float" office:value="1357" table:style-name="ce53">
            <text:p>1,357</text:p>
          </table:table-cell>
          <table:table-cell office:value-type="float" office:value="5401" table:style-name="ce52">
            <text:p>5,401</text:p>
          </table:table-cell>
          <table:table-cell office:value-type="float" office:value="1290" table:style-name="ce52">
            <text:p>1,290</text:p>
          </table:table-cell>
          <table:table-cell office:value-type="float" office:value="1133" table:style-name="ce52">
            <text:p>1,133</text:p>
          </table:table-cell>
          <table:table-cell office:value-type="float" office:value="1087" table:style-name="ce52">
            <text:p>1,087</text:p>
          </table:table-cell>
          <table:table-cell office:value-type="float" office:value="994" table:style-name="ce52">
            <text:p>994</text:p>
          </table:table-cell>
          <table:table-cell office:value-type="float" office:value="897" table:style-name="ce53">
            <text:p>897</text:p>
          </table:table-cell>
          <table:table-cell office:value-type="float" office:value="3119" table:style-name="ce52">
            <text:p>3,119</text:p>
          </table:table-cell>
          <table:table-cell office:value-type="float" office:value="807" table:style-name="ce52">
            <text:p>807</text:p>
          </table:table-cell>
          <table:table-cell office:value-type="float" office:value="715" table:style-name="ce52">
            <text:p>715</text:p>
          </table:table-cell>
          <table:table-cell office:value-type="float" office:value="595" table:style-name="ce52">
            <text:p>595</text:p>
          </table:table-cell>
          <table:table-cell office:value-type="float" office:value="542" table:style-name="ce52">
            <text:p>542</text:p>
          </table:table-cell>
          <table:table-cell office:value-type="float" office:value="460" table:style-name="ce53">
            <text:p>460</text:p>
          </table:table-cell>
          <table:table-cell office:value-type="float" office:value="1323" table:style-name="ce52">
            <text:p>1,323</text:p>
          </table:table-cell>
          <table:table-cell office:value-type="float" office:value="400" table:style-name="ce52">
            <text:p>400</text:p>
          </table:table-cell>
          <table:table-cell office:value-type="float" office:value="311" table:style-name="ce52">
            <text:p>311</text:p>
          </table:table-cell>
          <table:table-cell office:value-type="float" office:value="263" table:style-name="ce52">
            <text:p>263</text:p>
          </table:table-cell>
          <table:table-cell office:value-type="float" office:value="210" table:style-name="ce52">
            <text:p>210</text:p>
          </table:table-cell>
          <table:table-cell office:value-type="float" office:value="139" table:style-name="ce53">
            <text:p>139</text:p>
          </table:table-cell>
          <table:table-cell office:value-type="float" office:value="295" table:style-name="ce52">
            <text:p>295</text:p>
          </table:table-cell>
          <table:table-cell office:value-type="float" office:value="113" table:style-name="ce52">
            <text:p>113</text:p>
          </table:table-cell>
          <table:table-cell office:value-type="float" office:value="65" table:style-name="ce52">
            <text:p>65</text:p>
          </table:table-cell>
          <table:table-cell office:value-type="float" office:value="61" table:style-name="ce52">
            <text:p>61</text:p>
          </table:table-cell>
          <table:table-cell office:value-type="float" office:value="29" table:style-name="ce52">
            <text:p>29</text:p>
          </table:table-cell>
          <table:table-cell office:value-type="float" office:value="27" table:style-name="ce53">
            <text:p>27</text:p>
          </table:table-cell>
          <table:table-cell office:value-type="float" office:value="46" table:style-name="ce52">
            <text:p>4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547" table:style-name="ce52">
            <text:p>129,547</text:p>
          </table:table-cell>
          <table:table-cell office:value-type="float" office:value="5252" table:style-name="ce52">
            <text:p>5,252</text:p>
          </table:table-cell>
          <table:table-cell office:value-type="float" office:value="762" table:style-name="ce52">
            <text:p>762</text:p>
          </table:table-cell>
          <table:table-cell office:value-type="float" office:value="955" table:style-name="ce52">
            <text:p>955</text:p>
          </table:table-cell>
          <table:table-cell office:value-type="float" office:value="1157" table:style-name="ce52">
            <text:p>1,157</text:p>
          </table:table-cell>
          <table:table-cell office:value-type="float" office:value="1127" table:style-name="ce52">
            <text:p>1,127</text:p>
          </table:table-cell>
          <table:table-cell office:value-type="float" office:value="1251" table:style-name="ce52">
            <text:p>1,251</text:p>
          </table:table-cell>
          <table:table-cell office:value-type="float" office:value="6554" table:style-name="ce52">
            <text:p>6,554</text:p>
          </table:table-cell>
          <table:table-cell office:value-type="float" office:value="1315" table:style-name="ce52">
            <text:p>1,315</text:p>
          </table:table-cell>
          <table:table-cell office:value-type="float" office:value="1249" table:style-name="ce52">
            <text:p>1,249</text:p>
          </table:table-cell>
          <table:table-cell office:value-type="float" office:value="1435" table:style-name="ce52">
            <text:p>1,435</text:p>
          </table:table-cell>
          <table:table-cell office:value-type="float" office:value="1390" table:style-name="ce52">
            <text:p>1,390</text:p>
          </table:table-cell>
          <table:table-cell office:value-type="float" office:value="1165" table:style-name="ce53">
            <text:p>1,165</text:p>
          </table:table-cell>
          <table:table-cell office:value-type="float" office:value="6878" table:style-name="ce52">
            <text:p>6,878</text:p>
          </table:table-cell>
          <table:table-cell office:value-type="float" office:value="1278" table:style-name="ce52">
            <text:p>1,278</text:p>
          </table:table-cell>
          <table:table-cell office:value-type="float" office:value="1399" table:style-name="ce52">
            <text:p>1,399</text:p>
          </table:table-cell>
          <table:table-cell office:value-type="float" office:value="1470" table:style-name="ce52">
            <text:p>1,470</text:p>
          </table:table-cell>
          <table:table-cell office:value-type="float" office:value="1347" table:style-name="ce52">
            <text:p>1,347</text:p>
          </table:table-cell>
          <table:table-cell office:value-type="float" office:value="1384" table:style-name="ce53">
            <text:p>1,384</text:p>
          </table:table-cell>
          <table:table-cell office:value-type="float" office:value="8267" table:style-name="ce52">
            <text:p>8,267</text:p>
          </table:table-cell>
          <table:table-cell office:value-type="float" office:value="1468" table:style-name="ce52">
            <text:p>1,468</text:p>
          </table:table-cell>
          <table:table-cell office:value-type="float" office:value="1581" table:style-name="ce52">
            <text:p>1,581</text:p>
          </table:table-cell>
          <table:table-cell office:value-type="float" office:value="1569" table:style-name="ce52">
            <text:p>1,569</text:p>
          </table:table-cell>
          <table:table-cell office:value-type="float" office:value="1646" table:style-name="ce52">
            <text:p>1,646</text:p>
          </table:table-cell>
          <table:table-cell office:value-type="float" office:value="2003" table:style-name="ce53">
            <text:p>2,003</text:p>
          </table:table-cell>
          <table:table-cell office:value-type="float" office:value="9666" table:style-name="ce52">
            <text:p>9,666</text:p>
          </table:table-cell>
          <table:table-cell office:value-type="float" office:value="1985" table:style-name="ce52">
            <text:p>1,985</text:p>
          </table:table-cell>
          <table:table-cell office:value-type="float" office:value="1777" table:style-name="ce52">
            <text:p>1,777</text:p>
          </table:table-cell>
          <table:table-cell office:value-type="float" office:value="1981" table:style-name="ce52">
            <text:p>1,981</text:p>
          </table:table-cell>
          <table:table-cell office:value-type="float" office:value="1938" table:style-name="ce52">
            <text:p>1,938</text:p>
          </table:table-cell>
          <table:table-cell office:value-type="float" office:value="1985" table:style-name="ce53">
            <text:p>1,985</text:p>
          </table:table-cell>
          <table:table-cell office:value-type="float" office:value="9359" table:style-name="ce52">
            <text:p>9,359</text:p>
          </table:table-cell>
          <table:table-cell office:value-type="float" office:value="1962" table:style-name="ce52">
            <text:p>1,962</text:p>
          </table:table-cell>
          <table:table-cell office:value-type="float" office:value="1954" table:style-name="ce52">
            <text:p>1,954</text:p>
          </table:table-cell>
          <table:table-cell office:value-type="float" office:value="1838" table:style-name="ce52">
            <text:p>1,838</text:p>
          </table:table-cell>
          <table:table-cell office:value-type="float" office:value="1844" table:style-name="ce52">
            <text:p>1,844</text:p>
          </table:table-cell>
          <table:table-cell office:value-type="float" office:value="1761" table:style-name="ce53">
            <text:p>1,761</text:p>
          </table:table-cell>
          <table:table-cell office:value-type="float" office:value="8308" table:style-name="ce52">
            <text:p>8,308</text:p>
          </table:table-cell>
          <table:table-cell office:value-type="float" office:value="1731" table:style-name="ce52">
            <text:p>1,731</text:p>
          </table:table-cell>
          <table:table-cell office:value-type="float" office:value="1770" table:style-name="ce52">
            <text:p>1,770</text:p>
          </table:table-cell>
          <table:table-cell office:value-type="float" office:value="1642" table:style-name="ce52">
            <text:p>1,642</text:p>
          </table:table-cell>
          <table:table-cell office:value-type="float" office:value="1500" table:style-name="ce52">
            <text:p>1,500</text:p>
          </table:table-cell>
          <table:table-cell office:value-type="float" office:value="1665" table:style-name="ce53">
            <text:p>1,665</text:p>
          </table:table-cell>
          <table:table-cell office:value-type="float" office:value="9725" table:style-name="ce52">
            <text:p>9,725</text:p>
          </table:table-cell>
          <table:table-cell office:value-type="float" office:value="1879" table:style-name="ce52">
            <text:p>1,879</text:p>
          </table:table-cell>
          <table:table-cell office:value-type="float" office:value="1859" table:style-name="ce52">
            <text:p>1,859</text:p>
          </table:table-cell>
          <table:table-cell office:value-type="float" office:value="1953" table:style-name="ce52">
            <text:p>1,953</text:p>
          </table:table-cell>
          <table:table-cell office:value-type="float" office:value="2061" table:style-name="ce52">
            <text:p>2,061</text:p>
          </table:table-cell>
          <table:table-cell office:value-type="float" office:value="1973" table:style-name="ce53">
            <text:p>1,973</text:p>
          </table:table-cell>
          <table:table-cell office:value-type="float" office:value="9959" table:style-name="ce52">
            <text:p>9,959</text:p>
          </table:table-cell>
          <table:table-cell office:value-type="float" office:value="2063" table:style-name="ce52">
            <text:p>2,063</text:p>
          </table:table-cell>
          <table:table-cell office:value-type="float" office:value="2062" table:style-name="ce52">
            <text:p>2,062</text:p>
          </table:table-cell>
          <table:table-cell office:value-type="float" office:value="1947" table:style-name="ce52">
            <text:p>1,947</text:p>
          </table:table-cell>
          <table:table-cell office:value-type="float" office:value="2086" table:style-name="ce52">
            <text:p>2,086</text:p>
          </table:table-cell>
          <table:table-cell office:value-type="float" office:value="1801" table:style-name="ce53">
            <text:p>1,801</text:p>
          </table:table-cell>
          <table:table-cell office:value-type="float" office:value="9071" table:style-name="ce52">
            <text:p>9,071</text:p>
          </table:table-cell>
          <table:table-cell office:value-type="float" office:value="1821" table:style-name="ce52">
            <text:p>1,821</text:p>
          </table:table-cell>
          <table:table-cell office:value-type="float" office:value="1749" table:style-name="ce52">
            <text:p>1,749</text:p>
          </table:table-cell>
          <table:table-cell office:value-type="float" office:value="1772" table:style-name="ce52">
            <text:p>1,772</text:p>
          </table:table-cell>
          <table:table-cell office:value-type="float" office:value="1803" table:style-name="ce52">
            <text:p>1,803</text:p>
          </table:table-cell>
          <table:table-cell office:value-type="float" office:value="1926" table:style-name="ce53">
            <text:p>1,926</text:p>
          </table:table-cell>
          <table:table-cell office:value-type="float" office:value="9738" table:style-name="ce52">
            <text:p>9,738</text:p>
          </table:table-cell>
          <table:table-cell office:value-type="float" office:value="1968" table:style-name="ce52">
            <text:p>1,968</text:p>
          </table:table-cell>
          <table:table-cell office:value-type="float" office:value="1915" table:style-name="ce52">
            <text:p>1,915</text:p>
          </table:table-cell>
          <table:table-cell office:value-type="float" office:value="1906" table:style-name="ce52">
            <text:p>1,906</text:p>
          </table:table-cell>
          <table:table-cell office:value-type="float" office:value="1972" table:style-name="ce52">
            <text:p>1,972</text:p>
          </table:table-cell>
          <table:table-cell office:value-type="float" office:value="1977" table:style-name="ce53">
            <text:p>1,977</text:p>
          </table:table-cell>
          <table:table-cell office:value-type="float" office:value="9694" table:style-name="ce52">
            <text:p>9,694</text:p>
          </table:table-cell>
          <table:table-cell office:value-type="float" office:value="1943" table:style-name="ce52">
            <text:p>1,943</text:p>
          </table:table-cell>
          <table:table-cell office:value-type="float" office:value="2025" table:style-name="ce52">
            <text:p>2,025</text:p>
          </table:table-cell>
          <table:table-cell office:value-type="float" office:value="1914" table:style-name="ce52">
            <text:p>1,914</text:p>
          </table:table-cell>
          <table:table-cell office:value-type="float" office:value="1947" table:style-name="ce52">
            <text:p>1,947</text:p>
          </table:table-cell>
          <table:table-cell office:value-type="float" office:value="1865" table:style-name="ce53">
            <text:p>1,865</text:p>
          </table:table-cell>
          <table:table-cell office:value-type="float" office:value="8491" table:style-name="ce52">
            <text:p>8,491</text:p>
          </table:table-cell>
          <table:table-cell office:value-type="float" office:value="1789" table:style-name="ce52">
            <text:p>1,789</text:p>
          </table:table-cell>
          <table:table-cell office:value-type="float" office:value="1829" table:style-name="ce52">
            <text:p>1,829</text:p>
          </table:table-cell>
          <table:table-cell office:value-type="float" office:value="1578" table:style-name="ce52">
            <text:p>1,578</text:p>
          </table:table-cell>
          <table:table-cell office:value-type="float" office:value="1646" table:style-name="ce52">
            <text:p>1,646</text:p>
          </table:table-cell>
          <table:table-cell office:value-type="float" office:value="1649" table:style-name="ce53">
            <text:p>1,649</text:p>
          </table:table-cell>
          <table:table-cell office:value-type="float" office:value="7138" table:style-name="ce52">
            <text:p>7,138</text:p>
          </table:table-cell>
          <table:table-cell office:value-type="float" office:value="1603" table:style-name="ce52">
            <text:p>1,603</text:p>
          </table:table-cell>
          <table:table-cell office:value-type="float" office:value="1439" table:style-name="ce52">
            <text:p>1,439</text:p>
          </table:table-cell>
          <table:table-cell office:value-type="float" office:value="1490" table:style-name="ce52">
            <text:p>1,490</text:p>
          </table:table-cell>
          <table:table-cell office:value-type="float" office:value="1440" table:style-name="ce52">
            <text:p>1,440</text:p>
          </table:table-cell>
          <table:table-cell office:value-type="float" office:value="1166" table:style-name="ce53">
            <text:p>1,166</text:p>
          </table:table-cell>
          <table:table-cell office:value-type="float" office:value="4321" table:style-name="ce52">
            <text:p>4,321</text:p>
          </table:table-cell>
          <table:table-cell office:value-type="float" office:value="1056" table:style-name="ce52">
            <text:p>1,056</text:p>
          </table:table-cell>
          <table:table-cell office:value-type="float" office:value="1048" table:style-name="ce52">
            <text:p>1,048</text:p>
          </table:table-cell>
          <table:table-cell office:value-type="float" office:value="938" table:style-name="ce52">
            <text:p>938</text:p>
          </table:table-cell>
          <table:table-cell office:value-type="float" office:value="705" table:style-name="ce52">
            <text:p>705</text:p>
          </table:table-cell>
          <table:table-cell office:value-type="float" office:value="574" table:style-name="ce53">
            <text:p>574</text:p>
          </table:table-cell>
          <table:table-cell office:value-type="float" office:value="3004" table:style-name="ce52">
            <text:p>3,004</text:p>
          </table:table-cell>
          <table:table-cell office:value-type="float" office:value="611" table:style-name="ce52">
            <text:p>611</text:p>
          </table:table-cell>
          <table:table-cell office:value-type="float" office:value="661" table:style-name="ce52">
            <text:p>661</text:p>
          </table:table-cell>
          <table:table-cell office:value-type="float" office:value="587" table:style-name="ce52">
            <text:p>587</text:p>
          </table:table-cell>
          <table:table-cell office:value-type="float" office:value="583" table:style-name="ce52">
            <text:p>583</text:p>
          </table:table-cell>
          <table:table-cell office:value-type="float" office:value="562" table:style-name="ce53">
            <text:p>562</text:p>
          </table:table-cell>
          <table:table-cell office:value-type="float" office:value="2184" table:style-name="ce52">
            <text:p>2,184</text:p>
          </table:table-cell>
          <table:table-cell office:value-type="float" office:value="547" table:style-name="ce52">
            <text:p>547</text:p>
          </table:table-cell>
          <table:table-cell office:value-type="float" office:value="468" table:style-name="ce52">
            <text:p>468</text:p>
          </table:table-cell>
          <table:table-cell office:value-type="float" office:value="420" table:style-name="ce52">
            <text:p>420</text:p>
          </table:table-cell>
          <table:table-cell office:value-type="float" office:value="380" table:style-name="ce52">
            <text:p>380</text:p>
          </table:table-cell>
          <table:table-cell office:value-type="float" office:value="369" table:style-name="ce53">
            <text:p>369</text:p>
          </table:table-cell>
          <table:table-cell office:value-type="float" office:value="1229" table:style-name="ce52">
            <text:p>1,229</text:p>
          </table:table-cell>
          <table:table-cell office:value-type="float" office:value="297" table:style-name="ce52">
            <text:p>297</text:p>
          </table:table-cell>
          <table:table-cell office:value-type="float" office:value="280" table:style-name="ce52">
            <text:p>280</text:p>
          </table:table-cell>
          <table:table-cell office:value-type="float" office:value="234" table:style-name="ce52">
            <text:p>234</text:p>
          </table:table-cell>
          <table:table-cell office:value-type="float" office:value="230" table:style-name="ce52">
            <text:p>230</text:p>
          </table:table-cell>
          <table:table-cell office:value-type="float" office:value="188" table:style-name="ce53">
            <text:p>188</text:p>
          </table:table-cell>
          <table:table-cell office:value-type="float" office:value="557" table:style-name="ce52">
            <text:p>557</text:p>
          </table:table-cell>
          <table:table-cell office:value-type="float" office:value="154" table:style-name="ce52">
            <text:p>154</text:p>
          </table:table-cell>
          <table:table-cell office:value-type="float" office:value="128" table:style-name="ce52">
            <text:p>128</text:p>
          </table:table-cell>
          <table:table-cell office:value-type="float" office:value="106" table:style-name="ce52">
            <text:p>106</text:p>
          </table:table-cell>
          <table:table-cell office:value-type="float" office:value="102" table:style-name="ce52">
            <text:p>102</text:p>
          </table:table-cell>
          <table:table-cell office:value-type="float" office:value="67" table:style-name="ce53">
            <text:p>67</text:p>
          </table:table-cell>
          <table:table-cell office:value-type="float" office:value="133" table:style-name="ce52">
            <text:p>133</text:p>
          </table:table-cell>
          <table:table-cell office:value-type="float" office:value="46" table:style-name="ce52">
            <text:p>46</text:p>
          </table:table-cell>
          <table:table-cell office:value-type="float" office:value="33" table:style-name="ce52">
            <text:p>33</text:p>
          </table:table-cell>
          <table:table-cell office:value-type="float" office:value="28" table:style-name="ce52">
            <text:p>28</text:p>
          </table:table-cell>
          <table:table-cell office:value-type="float" office:value="11" table:style-name="ce52">
            <text:p>11</text:p>
          </table:table-cell>
          <table:table-cell office:value-type="float" office:value="15" table:style-name="ce53">
            <text:p>15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885" table:style-name="ce57">
            <text:p>137,885</text:p>
          </table:table-cell>
          <table:table-cell office:value-type="float" office:value="4912" table:style-name="ce58">
            <text:p>4,912</text:p>
          </table:table-cell>
          <table:table-cell office:value-type="float" office:value="777" table:style-name="ce57">
            <text:p>777</text:p>
          </table:table-cell>
          <table:table-cell office:value-type="float" office:value="844" table:style-name="ce57">
            <text:p>844</text:p>
          </table:table-cell>
          <table:table-cell office:value-type="float" office:value="957" table:style-name="ce57">
            <text:p>957</text:p>
          </table:table-cell>
          <table:table-cell office:value-type="float" office:value="1076" table:style-name="ce57">
            <text:p>1,076</text:p>
          </table:table-cell>
          <table:table-cell office:value-type="float" office:value="1258" table:style-name="ce57">
            <text:p>1,258</text:p>
          </table:table-cell>
          <table:table-cell office:value-type="float" office:value="5942" table:style-name="ce57">
            <text:p>5,942</text:p>
          </table:table-cell>
          <table:table-cell office:value-type="float" office:value="1216" table:style-name="ce57">
            <text:p>1,216</text:p>
          </table:table-cell>
          <table:table-cell office:value-type="float" office:value="1106" table:style-name="ce57">
            <text:p>1,106</text:p>
          </table:table-cell>
          <table:table-cell office:value-type="float" office:value="1333" table:style-name="ce57">
            <text:p>1,333</text:p>
          </table:table-cell>
          <table:table-cell office:value-type="float" office:value="1217" table:style-name="ce57">
            <text:p>1,217</text:p>
          </table:table-cell>
          <table:table-cell office:value-type="float" office:value="1070" table:style-name="ce58">
            <text:p>1,070</text:p>
          </table:table-cell>
          <table:table-cell office:value-type="float" office:value="6306" table:style-name="ce57">
            <text:p>6,306</text:p>
          </table:table-cell>
          <table:table-cell office:value-type="float" office:value="1199" table:style-name="ce57">
            <text:p>1,199</text:p>
          </table:table-cell>
          <table:table-cell office:value-type="float" office:value="1157" table:style-name="ce57">
            <text:p>1,157</text:p>
          </table:table-cell>
          <table:table-cell office:value-type="float" office:value="1326" table:style-name="ce57">
            <text:p>1,326</text:p>
          </table:table-cell>
          <table:table-cell office:value-type="float" office:value="1339" table:style-name="ce57">
            <text:p>1,339</text:p>
          </table:table-cell>
          <table:table-cell office:value-type="float" office:value="1285" table:style-name="ce58">
            <text:p>1,285</text:p>
          </table:table-cell>
          <table:table-cell office:value-type="float" office:value="7523" table:style-name="ce57">
            <text:p>7,523</text:p>
          </table:table-cell>
          <table:table-cell office:value-type="float" office:value="1291" table:style-name="ce57">
            <text:p>1,291</text:p>
          </table:table-cell>
          <table:table-cell office:value-type="float" office:value="1389" table:style-name="ce57">
            <text:p>1,389</text:p>
          </table:table-cell>
          <table:table-cell office:value-type="float" office:value="1488" table:style-name="ce57">
            <text:p>1,488</text:p>
          </table:table-cell>
          <table:table-cell office:value-type="float" office:value="1494" table:style-name="ce57">
            <text:p>1,494</text:p>
          </table:table-cell>
          <table:table-cell office:value-type="float" office:value="1861" table:style-name="ce58">
            <text:p>1,861</text:p>
          </table:table-cell>
          <table:table-cell office:value-type="float" office:value="9115" table:style-name="ce57">
            <text:p>9,115</text:p>
          </table:table-cell>
          <table:table-cell office:value-type="float" office:value="1734" table:style-name="ce57">
            <text:p>1,734</text:p>
          </table:table-cell>
          <table:table-cell office:value-type="float" office:value="1603" table:style-name="ce57">
            <text:p>1,603</text:p>
          </table:table-cell>
          <table:table-cell office:value-type="float" office:value="1857" table:style-name="ce57">
            <text:p>1,857</text:p>
          </table:table-cell>
          <table:table-cell office:value-type="float" office:value="1956" table:style-name="ce57">
            <text:p>1,956</text:p>
          </table:table-cell>
          <table:table-cell office:value-type="float" office:value="1965" table:style-name="ce58">
            <text:p>1,965</text:p>
          </table:table-cell>
          <table:table-cell office:value-type="float" office:value="8715" table:style-name="ce57">
            <text:p>8,715</text:p>
          </table:table-cell>
          <table:table-cell office:value-type="float" office:value="1812" table:style-name="ce57">
            <text:p>1,812</text:p>
          </table:table-cell>
          <table:table-cell office:value-type="float" office:value="1768" table:style-name="ce57">
            <text:p>1,768</text:p>
          </table:table-cell>
          <table:table-cell office:value-type="float" office:value="1729" table:style-name="ce57">
            <text:p>1,729</text:p>
          </table:table-cell>
          <table:table-cell office:value-type="float" office:value="1661" table:style-name="ce57">
            <text:p>1,661</text:p>
          </table:table-cell>
          <table:table-cell office:value-type="float" office:value="1745" table:style-name="ce58">
            <text:p>1,745</text:p>
          </table:table-cell>
          <table:table-cell office:value-type="float" office:value="8291" table:style-name="ce57">
            <text:p>8,291</text:p>
          </table:table-cell>
          <table:table-cell office:value-type="float" office:value="1615" table:style-name="ce57">
            <text:p>1,615</text:p>
          </table:table-cell>
          <table:table-cell office:value-type="float" office:value="1718" table:style-name="ce57">
            <text:p>1,718</text:p>
          </table:table-cell>
          <table:table-cell office:value-type="float" office:value="1573" table:style-name="ce57">
            <text:p>1,573</text:p>
          </table:table-cell>
          <table:table-cell office:value-type="float" office:value="1594" table:style-name="ce57">
            <text:p>1,594</text:p>
          </table:table-cell>
          <table:table-cell office:value-type="float" office:value="1791" table:style-name="ce58">
            <text:p>1,791</text:p>
          </table:table-cell>
          <table:table-cell office:value-type="float" office:value="10561" table:style-name="ce57">
            <text:p>10,561</text:p>
          </table:table-cell>
          <table:table-cell office:value-type="float" office:value="1927" table:style-name="ce57">
            <text:p>1,927</text:p>
          </table:table-cell>
          <table:table-cell office:value-type="float" office:value="1934" table:style-name="ce57">
            <text:p>1,934</text:p>
          </table:table-cell>
          <table:table-cell office:value-type="float" office:value="2178" table:style-name="ce57">
            <text:p>2,178</text:p>
          </table:table-cell>
          <table:table-cell office:value-type="float" office:value="2273" table:style-name="ce57">
            <text:p>2,273</text:p>
          </table:table-cell>
          <table:table-cell office:value-type="float" office:value="2249" table:style-name="ce58">
            <text:p>2,249</text:p>
          </table:table-cell>
          <table:table-cell office:value-type="float" office:value="11471" table:style-name="ce57">
            <text:p>11,471</text:p>
          </table:table-cell>
          <table:table-cell office:value-type="float" office:value="2253" table:style-name="ce57">
            <text:p>2,253</text:p>
          </table:table-cell>
          <table:table-cell office:value-type="float" office:value="2313" table:style-name="ce57">
            <text:p>2,313</text:p>
          </table:table-cell>
          <table:table-cell office:value-type="float" office:value="2238" table:style-name="ce57">
            <text:p>2,238</text:p>
          </table:table-cell>
          <table:table-cell office:value-type="float" office:value="2520" table:style-name="ce57">
            <text:p>2,520</text:p>
          </table:table-cell>
          <table:table-cell office:value-type="float" office:value="2147" table:style-name="ce58">
            <text:p>2,147</text:p>
          </table:table-cell>
          <table:table-cell office:value-type="float" office:value="10693" table:style-name="ce57">
            <text:p>10,693</text:p>
          </table:table-cell>
          <table:table-cell office:value-type="float" office:value="2188" table:style-name="ce57">
            <text:p>2,188</text:p>
          </table:table-cell>
          <table:table-cell office:value-type="float" office:value="2069" table:style-name="ce57">
            <text:p>2,069</text:p>
          </table:table-cell>
          <table:table-cell office:value-type="float" office:value="2094" table:style-name="ce57">
            <text:p>2,094</text:p>
          </table:table-cell>
          <table:table-cell office:value-type="float" office:value="2173" table:style-name="ce57">
            <text:p>2,173</text:p>
          </table:table-cell>
          <table:table-cell office:value-type="float" office:value="2169" table:style-name="ce58">
            <text:p>2,169</text:p>
          </table:table-cell>
          <table:table-cell office:value-type="float" office:value="10927" table:style-name="ce57">
            <text:p>10,927</text:p>
          </table:table-cell>
          <table:table-cell office:value-type="float" office:value="2271" table:style-name="ce57">
            <text:p>2,271</text:p>
          </table:table-cell>
          <table:table-cell office:value-type="float" office:value="2152" table:style-name="ce57">
            <text:p>2,152</text:p>
          </table:table-cell>
          <table:table-cell office:value-type="float" office:value="2165" table:style-name="ce57">
            <text:p>2,165</text:p>
          </table:table-cell>
          <table:table-cell office:value-type="float" office:value="2189" table:style-name="ce57">
            <text:p>2,189</text:p>
          </table:table-cell>
          <table:table-cell office:value-type="float" office:value="2150" table:style-name="ce58">
            <text:p>2,150</text:p>
          </table:table-cell>
          <table:table-cell office:value-type="float" office:value="10455" table:style-name="ce57">
            <text:p>10,455</text:p>
          </table:table-cell>
          <table:table-cell office:value-type="float" office:value="2065" table:style-name="ce57">
            <text:p>2,065</text:p>
          </table:table-cell>
          <table:table-cell office:value-type="float" office:value="2174" table:style-name="ce57">
            <text:p>2,174</text:p>
          </table:table-cell>
          <table:table-cell office:value-type="float" office:value="2120" table:style-name="ce57">
            <text:p>2,120</text:p>
          </table:table-cell>
          <table:table-cell office:value-type="float" office:value="2105" table:style-name="ce57">
            <text:p>2,105</text:p>
          </table:table-cell>
          <table:table-cell office:value-type="float" office:value="1991" table:style-name="ce58">
            <text:p>1,991</text:p>
          </table:table-cell>
          <table:table-cell office:value-type="float" office:value="9363" table:style-name="ce57">
            <text:p>9,363</text:p>
          </table:table-cell>
          <table:table-cell office:value-type="float" office:value="1962" table:style-name="ce57">
            <text:p>1,962</text:p>
          </table:table-cell>
          <table:table-cell office:value-type="float" office:value="1986" table:style-name="ce57">
            <text:p>1,986</text:p>
          </table:table-cell>
          <table:table-cell office:value-type="float" office:value="1770" table:style-name="ce57">
            <text:p>1,770</text:p>
          </table:table-cell>
          <table:table-cell office:value-type="float" office:value="1829" table:style-name="ce57">
            <text:p>1,829</text:p>
          </table:table-cell>
          <table:table-cell office:value-type="float" office:value="1816" table:style-name="ce58">
            <text:p>1,816</text:p>
          </table:table-cell>
          <table:table-cell office:value-type="float" office:value="8144" table:style-name="ce57">
            <text:p>8,144</text:p>
          </table:table-cell>
          <table:table-cell office:value-type="float" office:value="1738" table:style-name="ce57">
            <text:p>1,738</text:p>
          </table:table-cell>
          <table:table-cell office:value-type="float" office:value="1671" table:style-name="ce57">
            <text:p>1,671</text:p>
          </table:table-cell>
          <table:table-cell office:value-type="float" office:value="1587" table:style-name="ce57">
            <text:p>1,587</text:p>
          </table:table-cell>
          <table:table-cell office:value-type="float" office:value="1728" table:style-name="ce57">
            <text:p>1,728</text:p>
          </table:table-cell>
          <table:table-cell office:value-type="float" office:value="1420" table:style-name="ce58">
            <text:p>1,420</text:p>
          </table:table-cell>
          <table:table-cell office:value-type="float" office:value="5256" table:style-name="ce57">
            <text:p>5,256</text:p>
          </table:table-cell>
          <table:table-cell office:value-type="float" office:value="1295" table:style-name="ce57">
            <text:p>1,295</text:p>
          </table:table-cell>
          <table:table-cell office:value-type="float" office:value="1299" table:style-name="ce57">
            <text:p>1,299</text:p>
          </table:table-cell>
          <table:table-cell office:value-type="float" office:value="1091" table:style-name="ce57">
            <text:p>1,091</text:p>
          </table:table-cell>
          <table:table-cell office:value-type="float" office:value="903" table:style-name="ce57">
            <text:p>903</text:p>
          </table:table-cell>
          <table:table-cell office:value-type="float" office:value="668" table:style-name="ce58">
            <text:p>668</text:p>
          </table:table-cell>
          <table:table-cell office:value-type="float" office:value="4149" table:style-name="ce57">
            <text:p>4,149</text:p>
          </table:table-cell>
          <table:table-cell office:value-type="float" office:value="857" table:style-name="ce57">
            <text:p>857</text:p>
          </table:table-cell>
          <table:table-cell office:value-type="float" office:value="856" table:style-name="ce57">
            <text:p>856</text:p>
          </table:table-cell>
          <table:table-cell office:value-type="float" office:value="830" table:style-name="ce57">
            <text:p>830</text:p>
          </table:table-cell>
          <table:table-cell office:value-type="float" office:value="811" table:style-name="ce57">
            <text:p>811</text:p>
          </table:table-cell>
          <table:table-cell office:value-type="float" office:value="795" table:style-name="ce58">
            <text:p>795</text:p>
          </table:table-cell>
          <table:table-cell office:value-type="float" office:value="3217" table:style-name="ce57">
            <text:p>3,217</text:p>
          </table:table-cell>
          <table:table-cell office:value-type="float" office:value="743" table:style-name="ce57">
            <text:p>743</text:p>
          </table:table-cell>
          <table:table-cell office:value-type="float" office:value="665" table:style-name="ce57">
            <text:p>665</text:p>
          </table:table-cell>
          <table:table-cell office:value-type="float" office:value="667" table:style-name="ce57">
            <text:p>667</text:p>
          </table:table-cell>
          <table:table-cell office:value-type="float" office:value="614" table:style-name="ce57">
            <text:p>614</text:p>
          </table:table-cell>
          <table:table-cell office:value-type="float" office:value="528" table:style-name="ce58">
            <text:p>528</text:p>
          </table:table-cell>
          <table:table-cell office:value-type="float" office:value="1890" table:style-name="ce57">
            <text:p>1,890</text:p>
          </table:table-cell>
          <table:table-cell office:value-type="float" office:value="510" table:style-name="ce57">
            <text:p>510</text:p>
          </table:table-cell>
          <table:table-cell office:value-type="float" office:value="435" table:style-name="ce57">
            <text:p>435</text:p>
          </table:table-cell>
          <table:table-cell office:value-type="float" office:value="361" table:style-name="ce57">
            <text:p>361</text:p>
          </table:table-cell>
          <table:table-cell office:value-type="float" office:value="312" table:style-name="ce57">
            <text:p>312</text:p>
          </table:table-cell>
          <table:table-cell office:value-type="float" office:value="272" table:style-name="ce58">
            <text:p>272</text:p>
          </table:table-cell>
          <table:table-cell office:value-type="float" office:value="766" table:style-name="ce57">
            <text:p>766</text:p>
          </table:table-cell>
          <table:table-cell office:value-type="float" office:value="246" table:style-name="ce57">
            <text:p>246</text:p>
          </table:table-cell>
          <table:table-cell office:value-type="float" office:value="183" table:style-name="ce57">
            <text:p>183</text:p>
          </table:table-cell>
          <table:table-cell office:value-type="float" office:value="157" table:style-name="ce57">
            <text:p>157</text:p>
          </table:table-cell>
          <table:table-cell office:value-type="float" office:value="108" table:style-name="ce57">
            <text:p>108</text:p>
          </table:table-cell>
          <table:table-cell office:value-type="float" office:value="72" table:style-name="ce58">
            <text:p>72</text:p>
          </table:table-cell>
          <table:table-cell office:value-type="float" office:value="162" table:style-name="ce57">
            <text:p>162</text:p>
          </table:table-cell>
          <table:table-cell office:value-type="float" office:value="67" table:style-name="ce57">
            <text:p>67</text:p>
          </table:table-cell>
          <table:table-cell office:value-type="float" office:value="32" table:style-name="ce57">
            <text:p>32</text:p>
          </table:table-cell>
          <table:table-cell office:value-type="float" office:value="33" table:style-name="ce57">
            <text:p>33</text:p>
          </table:table-cell>
          <table:table-cell office:value-type="float" office:value="18" table:style-name="ce57">
            <text:p>18</text:p>
          </table:table-cell>
          <table:table-cell office:value-type="float" office:value="12" table:style-name="ce58">
            <text:p>12</text:p>
          </table:table-cell>
          <table:table-cell office:value-type="float" office:value="27" table:style-name="ce57">
            <text:p>27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2849" table:style-name="ce37">
            <text:p>152,849</text:p>
          </table:table-cell>
          <table:table-cell office:value-type="float" office:value="5588" table:style-name="ce37">
            <text:p>5,588</text:p>
          </table:table-cell>
          <table:table-cell office:value-type="float" office:value="1164" table:style-name="ce37">
            <text:p>1,164</text:p>
          </table:table-cell>
          <table:table-cell office:value-type="float" office:value="1187" table:style-name="ce37">
            <text:p>1,187</text:p>
          </table:table-cell>
          <table:table-cell office:value-type="float" office:value="1130" table:style-name="ce37">
            <text:p>1,130</text:p>
          </table:table-cell>
          <table:table-cell office:value-type="float" office:value="1088" table:style-name="ce37">
            <text:p>1,088</text:p>
          </table:table-cell>
          <table:table-cell office:value-type="float" office:value="1019" table:style-name="ce37">
            <text:p>1,019</text:p>
          </table:table-cell>
          <table:table-cell office:value-type="float" office:value="4417" table:style-name="ce37">
            <text:p>4,417</text:p>
          </table:table-cell>
          <table:table-cell office:value-type="float" office:value="981" table:style-name="ce37">
            <text:p>981</text:p>
          </table:table-cell>
          <table:table-cell office:value-type="float" office:value="771" table:style-name="ce37">
            <text:p>771</text:p>
          </table:table-cell>
          <table:table-cell office:value-type="float" office:value="972" table:style-name="ce37">
            <text:p>972</text:p>
          </table:table-cell>
          <table:table-cell office:value-type="float" office:value="913" table:style-name="ce37">
            <text:p>913</text:p>
          </table:table-cell>
          <table:table-cell office:value-type="float" office:value="780" table:style-name="ce38">
            <text:p>780</text:p>
          </table:table-cell>
          <table:table-cell office:value-type="float" office:value="4175" table:style-name="ce37">
            <text:p>4,175</text:p>
          </table:table-cell>
          <table:table-cell office:value-type="float" office:value="820" table:style-name="ce37">
            <text:p>820</text:p>
          </table:table-cell>
          <table:table-cell office:value-type="float" office:value="811" table:style-name="ce37">
            <text:p>811</text:p>
          </table:table-cell>
          <table:table-cell office:value-type="float" office:value="822" table:style-name="ce37">
            <text:p>822</text:p>
          </table:table-cell>
          <table:table-cell office:value-type="float" office:value="854" table:style-name="ce37">
            <text:p>854</text:p>
          </table:table-cell>
          <table:table-cell office:value-type="float" office:value="868" table:style-name="ce38">
            <text:p>868</text:p>
          </table:table-cell>
          <table:table-cell office:value-type="float" office:value="6768" table:style-name="ce37">
            <text:p>6,768</text:p>
          </table:table-cell>
          <table:table-cell office:value-type="float" office:value="929" table:style-name="ce37">
            <text:p>929</text:p>
          </table:table-cell>
          <table:table-cell office:value-type="float" office:value="1020" table:style-name="ce37">
            <text:p>1,020</text:p>
          </table:table-cell>
          <table:table-cell office:value-type="float" office:value="1155" table:style-name="ce37">
            <text:p>1,155</text:p>
          </table:table-cell>
          <table:table-cell office:value-type="float" office:value="1379" table:style-name="ce37">
            <text:p>1,379</text:p>
          </table:table-cell>
          <table:table-cell office:value-type="float" office:value="2285" table:style-name="ce38">
            <text:p>2,285</text:p>
          </table:table-cell>
          <table:table-cell office:value-type="float" office:value="12154" table:style-name="ce37">
            <text:p>12,154</text:p>
          </table:table-cell>
          <table:table-cell office:value-type="float" office:value="2290" table:style-name="ce37">
            <text:p>2,290</text:p>
          </table:table-cell>
          <table:table-cell office:value-type="float" office:value="2150" table:style-name="ce37">
            <text:p>2,150</text:p>
          </table:table-cell>
          <table:table-cell office:value-type="float" office:value="2528" table:style-name="ce37">
            <text:p>2,528</text:p>
          </table:table-cell>
          <table:table-cell office:value-type="float" office:value="2531" table:style-name="ce37">
            <text:p>2,531</text:p>
          </table:table-cell>
          <table:table-cell office:value-type="float" office:value="2655" table:style-name="ce38">
            <text:p>2,655</text:p>
          </table:table-cell>
          <table:table-cell office:value-type="float" office:value="12780" table:style-name="ce37">
            <text:p>12,780</text:p>
          </table:table-cell>
          <table:table-cell office:value-type="float" office:value="2606" table:style-name="ce37">
            <text:p>2,606</text:p>
          </table:table-cell>
          <table:table-cell office:value-type="float" office:value="2669" table:style-name="ce37">
            <text:p>2,669</text:p>
          </table:table-cell>
          <table:table-cell office:value-type="float" office:value="2604" table:style-name="ce37">
            <text:p>2,604</text:p>
          </table:table-cell>
          <table:table-cell office:value-type="float" office:value="2421" table:style-name="ce37">
            <text:p>2,421</text:p>
          </table:table-cell>
          <table:table-cell office:value-type="float" office:value="2480" table:style-name="ce38">
            <text:p>2,480</text:p>
          </table:table-cell>
          <table:table-cell office:value-type="float" office:value="11261" table:style-name="ce37">
            <text:p>11,261</text:p>
          </table:table-cell>
          <table:table-cell office:value-type="float" office:value="2288" table:style-name="ce37">
            <text:p>2,288</text:p>
          </table:table-cell>
          <table:table-cell office:value-type="float" office:value="2441" table:style-name="ce37">
            <text:p>2,441</text:p>
          </table:table-cell>
          <table:table-cell office:value-type="float" office:value="2246" table:style-name="ce37">
            <text:p>2,246</text:p>
          </table:table-cell>
          <table:table-cell office:value-type="float" office:value="2035" table:style-name="ce37">
            <text:p>2,035</text:p>
          </table:table-cell>
          <table:table-cell office:value-type="float" office:value="2251" table:style-name="ce38">
            <text:p>2,251</text:p>
          </table:table-cell>
          <table:table-cell office:value-type="float" office:value="11438" table:style-name="ce37">
            <text:p>11,438</text:p>
          </table:table-cell>
          <table:table-cell office:value-type="float" office:value="2333" table:style-name="ce37">
            <text:p>2,333</text:p>
          </table:table-cell>
          <table:table-cell office:value-type="float" office:value="2255" table:style-name="ce37">
            <text:p>2,255</text:p>
          </table:table-cell>
          <table:table-cell office:value-type="float" office:value="2336" table:style-name="ce37">
            <text:p>2,336</text:p>
          </table:table-cell>
          <table:table-cell office:value-type="float" office:value="2301" table:style-name="ce37">
            <text:p>2,301</text:p>
          </table:table-cell>
          <table:table-cell office:value-type="float" office:value="2213" table:style-name="ce38">
            <text:p>2,213</text:p>
          </table:table-cell>
          <table:table-cell office:value-type="float" office:value="10983" table:style-name="ce37">
            <text:p>10,983</text:p>
          </table:table-cell>
          <table:table-cell office:value-type="float" office:value="2189" table:style-name="ce37">
            <text:p>2,189</text:p>
          </table:table-cell>
          <table:table-cell office:value-type="float" office:value="2229" table:style-name="ce37">
            <text:p>2,229</text:p>
          </table:table-cell>
          <table:table-cell office:value-type="float" office:value="2157" table:style-name="ce37">
            <text:p>2,157</text:p>
          </table:table-cell>
          <table:table-cell office:value-type="float" office:value="2298" table:style-name="ce37">
            <text:p>2,298</text:p>
          </table:table-cell>
          <table:table-cell office:value-type="float" office:value="2110" table:style-name="ce38">
            <text:p>2,110</text:p>
          </table:table-cell>
          <table:table-cell office:value-type="float" office:value="11488" table:style-name="ce37">
            <text:p>11,488</text:p>
          </table:table-cell>
          <table:table-cell office:value-type="float" office:value="2127" table:style-name="ce37">
            <text:p>2,127</text:p>
          </table:table-cell>
          <table:table-cell office:value-type="float" office:value="2185" table:style-name="ce37">
            <text:p>2,185</text:p>
          </table:table-cell>
          <table:table-cell office:value-type="float" office:value="2273" table:style-name="ce37">
            <text:p>2,273</text:p>
          </table:table-cell>
          <table:table-cell office:value-type="float" office:value="2348" table:style-name="ce37">
            <text:p>2,348</text:p>
          </table:table-cell>
          <table:table-cell office:value-type="float" office:value="2555" table:style-name="ce38">
            <text:p>2,555</text:p>
          </table:table-cell>
          <table:table-cell office:value-type="float" office:value="13233" table:style-name="ce37">
            <text:p>13,233</text:p>
          </table:table-cell>
          <table:table-cell office:value-type="float" office:value="2536" table:style-name="ce37">
            <text:p>2,536</text:p>
          </table:table-cell>
          <table:table-cell office:value-type="float" office:value="2532" table:style-name="ce37">
            <text:p>2,532</text:p>
          </table:table-cell>
          <table:table-cell office:value-type="float" office:value="2474" table:style-name="ce37">
            <text:p>2,474</text:p>
          </table:table-cell>
          <table:table-cell office:value-type="float" office:value="2809" table:style-name="ce37">
            <text:p>2,809</text:p>
          </table:table-cell>
          <table:table-cell office:value-type="float" office:value="2882" table:style-name="ce38">
            <text:p>2,882</text:p>
          </table:table-cell>
          <table:table-cell office:value-type="float" office:value="14404" table:style-name="ce37">
            <text:p>14,404</text:p>
          </table:table-cell>
          <table:table-cell office:value-type="float" office:value="2982" table:style-name="ce37">
            <text:p>2,982</text:p>
          </table:table-cell>
          <table:table-cell office:value-type="float" office:value="3032" table:style-name="ce37">
            <text:p>3,032</text:p>
          </table:table-cell>
          <table:table-cell office:value-type="float" office:value="2927" table:style-name="ce37">
            <text:p>2,927</text:p>
          </table:table-cell>
          <table:table-cell office:value-type="float" office:value="2696" table:style-name="ce37">
            <text:p>2,696</text:p>
          </table:table-cell>
          <table:table-cell office:value-type="float" office:value="2767" table:style-name="ce38">
            <text:p>2,767</text:p>
          </table:table-cell>
          <table:table-cell office:value-type="float" office:value="13138" table:style-name="ce37">
            <text:p>13,138</text:p>
          </table:table-cell>
          <table:table-cell office:value-type="float" office:value="2866" table:style-name="ce37">
            <text:p>2,866</text:p>
          </table:table-cell>
          <table:table-cell office:value-type="float" office:value="2637" table:style-name="ce37">
            <text:p>2,637</text:p>
          </table:table-cell>
          <table:table-cell office:value-type="float" office:value="2731" table:style-name="ce37">
            <text:p>2,731</text:p>
          </table:table-cell>
          <table:table-cell office:value-type="float" office:value="2546" table:style-name="ce37">
            <text:p>2,546</text:p>
          </table:table-cell>
          <table:table-cell office:value-type="float" office:value="2358" table:style-name="ce38">
            <text:p>2,358</text:p>
          </table:table-cell>
          <table:table-cell office:value-type="float" office:value="8421" table:style-name="ce37">
            <text:p>8,421</text:p>
          </table:table-cell>
          <table:table-cell office:value-type="float" office:value="2173" table:style-name="ce37">
            <text:p>2,173</text:p>
          </table:table-cell>
          <table:table-cell office:value-type="float" office:value="1772" table:style-name="ce37">
            <text:p>1,772</text:p>
          </table:table-cell>
          <table:table-cell office:value-type="float" office:value="1729" table:style-name="ce37">
            <text:p>1,729</text:p>
          </table:table-cell>
          <table:table-cell office:value-type="float" office:value="1431" table:style-name="ce37">
            <text:p>1,431</text:p>
          </table:table-cell>
          <table:table-cell office:value-type="float" office:value="1316" table:style-name="ce38">
            <text:p>1,316</text:p>
          </table:table-cell>
          <table:table-cell office:value-type="float" office:value="4379" table:style-name="ce37">
            <text:p>4,379</text:p>
          </table:table-cell>
          <table:table-cell office:value-type="float" office:value="1101" table:style-name="ce37">
            <text:p>1,101</text:p>
          </table:table-cell>
          <table:table-cell office:value-type="float" office:value="989" table:style-name="ce37">
            <text:p>989</text:p>
          </table:table-cell>
          <table:table-cell office:value-type="float" office:value="883" table:style-name="ce37">
            <text:p>883</text:p>
          </table:table-cell>
          <table:table-cell office:value-type="float" office:value="721" table:style-name="ce37">
            <text:p>721</text:p>
          </table:table-cell>
          <table:table-cell office:value-type="float" office:value="685" table:style-name="ce38">
            <text:p>685</text:p>
          </table:table-cell>
          <table:table-cell office:value-type="float" office:value="3194" table:style-name="ce37">
            <text:p>3,194</text:p>
          </table:table-cell>
          <table:table-cell office:value-type="float" office:value="694" table:style-name="ce37">
            <text:p>694</text:p>
          </table:table-cell>
          <table:table-cell office:value-type="float" office:value="694" table:style-name="ce37">
            <text:p>694</text:p>
          </table:table-cell>
          <table:table-cell office:value-type="float" office:value="641" table:style-name="ce37">
            <text:p>641</text:p>
          </table:table-cell>
          <table:table-cell office:value-type="float" office:value="616" table:style-name="ce37">
            <text:p>616</text:p>
          </table:table-cell>
          <table:table-cell office:value-type="float" office:value="549" table:style-name="ce38">
            <text:p>549</text:p>
          </table:table-cell>
          <table:table-cell office:value-type="float" office:value="2563" table:style-name="ce37">
            <text:p>2,563</text:p>
          </table:table-cell>
          <table:table-cell office:value-type="float" office:value="561" table:style-name="ce37">
            <text:p>561</text:p>
          </table:table-cell>
          <table:table-cell office:value-type="float" office:value="537" table:style-name="ce37">
            <text:p>537</text:p>
          </table:table-cell>
          <table:table-cell office:value-type="float" office:value="571" table:style-name="ce37">
            <text:p>571</text:p>
          </table:table-cell>
          <table:table-cell office:value-type="float" office:value="478" table:style-name="ce37">
            <text:p>478</text:p>
          </table:table-cell>
          <table:table-cell office:value-type="float" office:value="416" table:style-name="ce38">
            <text:p>416</text:p>
          </table:table-cell>
          <table:table-cell office:value-type="float" office:value="1534" table:style-name="ce37">
            <text:p>1,534</text:p>
          </table:table-cell>
          <table:table-cell office:value-type="float" office:value="381" table:style-name="ce37">
            <text:p>381</text:p>
          </table:table-cell>
          <table:table-cell office:value-type="float" office:value="359" table:style-name="ce37">
            <text:p>359</text:p>
          </table:table-cell>
          <table:table-cell office:value-type="float" office:value="317" table:style-name="ce37">
            <text:p>317</text:p>
          </table:table-cell>
          <table:table-cell office:value-type="float" office:value="262" table:style-name="ce37">
            <text:p>262</text:p>
          </table:table-cell>
          <table:table-cell office:value-type="float" office:value="215" table:style-name="ce38">
            <text:p>215</text:p>
          </table:table-cell>
          <table:table-cell office:value-type="float" office:value="655" table:style-name="ce37">
            <text:p>655</text:p>
          </table:table-cell>
          <table:table-cell office:value-type="float" office:value="182" table:style-name="ce37">
            <text:p>182</text:p>
          </table:table-cell>
          <table:table-cell office:value-type="float" office:value="156" table:style-name="ce37">
            <text:p>156</text:p>
          </table:table-cell>
          <table:table-cell office:value-type="float" office:value="120" table:style-name="ce37">
            <text:p>120</text:p>
          </table:table-cell>
          <table:table-cell office:value-type="float" office:value="104" table:style-name="ce37">
            <text:p>104</text:p>
          </table:table-cell>
          <table:table-cell office:value-type="float" office:value="93" table:style-name="ce38">
            <text:p>93</text:p>
          </table:table-cell>
          <table:table-cell office:value-type="float" office:value="221" table:style-name="ce37">
            <text:p>221</text:p>
          </table:table-cell>
          <table:table-cell office:value-type="float" office:value="63" table:style-name="ce37">
            <text:p>63</text:p>
          </table:table-cell>
          <table:table-cell office:value-type="float" office:value="60" table:style-name="ce37">
            <text:p>60</text:p>
          </table:table-cell>
          <table:table-cell office:value-type="float" office:value="42" table:style-name="ce37">
            <text:p>42</text:p>
          </table:table-cell>
          <table:table-cell office:value-type="float" office:value="31" table:style-name="ce37">
            <text:p>31</text:p>
          </table:table-cell>
          <table:table-cell office:value-type="float" office:value="25" table:style-name="ce38">
            <text:p>25</text:p>
          </table:table-cell>
          <table:table-cell office:value-type="float" office:value="55" table:style-name="ce37">
            <text:p>55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265" table:style-name="ce37">
            <text:p>77,265</text:p>
          </table:table-cell>
          <table:table-cell office:value-type="float" office:value="2896" table:style-name="ce37">
            <text:p>2,896</text:p>
          </table:table-cell>
          <table:table-cell office:value-type="float" office:value="594" table:style-name="ce37">
            <text:p>594</text:p>
          </table:table-cell>
          <table:table-cell office:value-type="float" office:value="607" table:style-name="ce37">
            <text:p>607</text:p>
          </table:table-cell>
          <table:table-cell office:value-type="float" office:value="583" table:style-name="ce37">
            <text:p>583</text:p>
          </table:table-cell>
          <table:table-cell office:value-type="float" office:value="568" table:style-name="ce37">
            <text:p>568</text:p>
          </table:table-cell>
          <table:table-cell office:value-type="float" office:value="544" table:style-name="ce37">
            <text:p>544</text:p>
          </table:table-cell>
          <table:table-cell office:value-type="float" office:value="2293" table:style-name="ce37">
            <text:p>2,293</text:p>
          </table:table-cell>
          <table:table-cell office:value-type="float" office:value="481" table:style-name="ce37">
            <text:p>481</text:p>
          </table:table-cell>
          <table:table-cell office:value-type="float" office:value="402" table:style-name="ce37">
            <text:p>402</text:p>
          </table:table-cell>
          <table:table-cell office:value-type="float" office:value="522" table:style-name="ce37">
            <text:p>522</text:p>
          </table:table-cell>
          <table:table-cell office:value-type="float" office:value="477" table:style-name="ce37">
            <text:p>477</text:p>
          </table:table-cell>
          <table:table-cell office:value-type="float" office:value="411" table:style-name="ce38">
            <text:p>411</text:p>
          </table:table-cell>
          <table:table-cell office:value-type="float" office:value="2189" table:style-name="ce37">
            <text:p>2,189</text:p>
          </table:table-cell>
          <table:table-cell office:value-type="float" office:value="418" table:style-name="ce37">
            <text:p>418</text:p>
          </table:table-cell>
          <table:table-cell office:value-type="float" office:value="414" table:style-name="ce37">
            <text:p>414</text:p>
          </table:table-cell>
          <table:table-cell office:value-type="float" office:value="448" table:style-name="ce37">
            <text:p>448</text:p>
          </table:table-cell>
          <table:table-cell office:value-type="float" office:value="454" table:style-name="ce37">
            <text:p>454</text:p>
          </table:table-cell>
          <table:table-cell office:value-type="float" office:value="455" table:style-name="ce38">
            <text:p>455</text:p>
          </table:table-cell>
          <table:table-cell office:value-type="float" office:value="3524" table:style-name="ce37">
            <text:p>3,524</text:p>
          </table:table-cell>
          <table:table-cell office:value-type="float" office:value="471" table:style-name="ce37">
            <text:p>471</text:p>
          </table:table-cell>
          <table:table-cell office:value-type="float" office:value="544" table:style-name="ce37">
            <text:p>544</text:p>
          </table:table-cell>
          <table:table-cell office:value-type="float" office:value="622" table:style-name="ce37">
            <text:p>622</text:p>
          </table:table-cell>
          <table:table-cell office:value-type="float" office:value="698" table:style-name="ce37">
            <text:p>698</text:p>
          </table:table-cell>
          <table:table-cell office:value-type="float" office:value="1189" table:style-name="ce38">
            <text:p>1,189</text:p>
          </table:table-cell>
          <table:table-cell office:value-type="float" office:value="6187" table:style-name="ce37">
            <text:p>6,187</text:p>
          </table:table-cell>
          <table:table-cell office:value-type="float" office:value="1174" table:style-name="ce37">
            <text:p>1,174</text:p>
          </table:table-cell>
          <table:table-cell office:value-type="float" office:value="1102" table:style-name="ce37">
            <text:p>1,102</text:p>
          </table:table-cell>
          <table:table-cell office:value-type="float" office:value="1264" table:style-name="ce37">
            <text:p>1,264</text:p>
          </table:table-cell>
          <table:table-cell office:value-type="float" office:value="1289" table:style-name="ce37">
            <text:p>1,289</text:p>
          </table:table-cell>
          <table:table-cell office:value-type="float" office:value="1358" table:style-name="ce38">
            <text:p>1,358</text:p>
          </table:table-cell>
          <table:table-cell office:value-type="float" office:value="6477" table:style-name="ce37">
            <text:p>6,477</text:p>
          </table:table-cell>
          <table:table-cell office:value-type="float" office:value="1272" table:style-name="ce37">
            <text:p>1,272</text:p>
          </table:table-cell>
          <table:table-cell office:value-type="float" office:value="1393" table:style-name="ce37">
            <text:p>1,393</text:p>
          </table:table-cell>
          <table:table-cell office:value-type="float" office:value="1356" table:style-name="ce37">
            <text:p>1,356</text:p>
          </table:table-cell>
          <table:table-cell office:value-type="float" office:value="1214" table:style-name="ce37">
            <text:p>1,214</text:p>
          </table:table-cell>
          <table:table-cell office:value-type="float" office:value="1242" table:style-name="ce38">
            <text:p>1,242</text:p>
          </table:table-cell>
          <table:table-cell office:value-type="float" office:value="5757" table:style-name="ce37">
            <text:p>5,757</text:p>
          </table:table-cell>
          <table:table-cell office:value-type="float" office:value="1179" table:style-name="ce37">
            <text:p>1,179</text:p>
          </table:table-cell>
          <table:table-cell office:value-type="float" office:value="1269" table:style-name="ce37">
            <text:p>1,269</text:p>
          </table:table-cell>
          <table:table-cell office:value-type="float" office:value="1142" table:style-name="ce37">
            <text:p>1,142</text:p>
          </table:table-cell>
          <table:table-cell office:value-type="float" office:value="1063" table:style-name="ce37">
            <text:p>1,063</text:p>
          </table:table-cell>
          <table:table-cell office:value-type="float" office:value="1104" table:style-name="ce38">
            <text:p>1,104</text:p>
          </table:table-cell>
          <table:table-cell office:value-type="float" office:value="5680" table:style-name="ce37">
            <text:p>5,680</text:p>
          </table:table-cell>
          <table:table-cell office:value-type="float" office:value="1145" table:style-name="ce37">
            <text:p>1,145</text:p>
          </table:table-cell>
          <table:table-cell office:value-type="float" office:value="1138" table:style-name="ce37">
            <text:p>1,138</text:p>
          </table:table-cell>
          <table:table-cell office:value-type="float" office:value="1161" table:style-name="ce37">
            <text:p>1,161</text:p>
          </table:table-cell>
          <table:table-cell office:value-type="float" office:value="1146" table:style-name="ce37">
            <text:p>1,146</text:p>
          </table:table-cell>
          <table:table-cell office:value-type="float" office:value="1090" table:style-name="ce38">
            <text:p>1,090</text:p>
          </table:table-cell>
          <table:table-cell office:value-type="float" office:value="5365" table:style-name="ce37">
            <text:p>5,365</text:p>
          </table:table-cell>
          <table:table-cell office:value-type="float" office:value="1107" table:style-name="ce37">
            <text:p>1,107</text:p>
          </table:table-cell>
          <table:table-cell office:value-type="float" office:value="1065" table:style-name="ce37">
            <text:p>1,065</text:p>
          </table:table-cell>
          <table:table-cell office:value-type="float" office:value="1004" table:style-name="ce37">
            <text:p>1,004</text:p>
          </table:table-cell>
          <table:table-cell office:value-type="float" office:value="1140" table:style-name="ce37">
            <text:p>1,140</text:p>
          </table:table-cell>
          <table:table-cell office:value-type="float" office:value="1049" table:style-name="ce38">
            <text:p>1,049</text:p>
          </table:table-cell>
          <table:table-cell office:value-type="float" office:value="5855" table:style-name="ce37">
            <text:p>5,855</text:p>
          </table:table-cell>
          <table:table-cell office:value-type="float" office:value="1044" table:style-name="ce37">
            <text:p>1,044</text:p>
          </table:table-cell>
          <table:table-cell office:value-type="float" office:value="1109" table:style-name="ce37">
            <text:p>1,109</text:p>
          </table:table-cell>
          <table:table-cell office:value-type="float" office:value="1173" table:style-name="ce37">
            <text:p>1,173</text:p>
          </table:table-cell>
          <table:table-cell office:value-type="float" office:value="1193" table:style-name="ce37">
            <text:p>1,193</text:p>
          </table:table-cell>
          <table:table-cell office:value-type="float" office:value="1336" table:style-name="ce38">
            <text:p>1,336</text:p>
          </table:table-cell>
          <table:table-cell office:value-type="float" office:value="6713" table:style-name="ce37">
            <text:p>6,713</text:p>
          </table:table-cell>
          <table:table-cell office:value-type="float" office:value="1327" table:style-name="ce37">
            <text:p>1,327</text:p>
          </table:table-cell>
          <table:table-cell office:value-type="float" office:value="1303" table:style-name="ce37">
            <text:p>1,303</text:p>
          </table:table-cell>
          <table:table-cell office:value-type="float" office:value="1253" table:style-name="ce37">
            <text:p>1,253</text:p>
          </table:table-cell>
          <table:table-cell office:value-type="float" office:value="1376" table:style-name="ce37">
            <text:p>1,376</text:p>
          </table:table-cell>
          <table:table-cell office:value-type="float" office:value="1454" table:style-name="ce38">
            <text:p>1,454</text:p>
          </table:table-cell>
          <table:table-cell office:value-type="float" office:value="7323" table:style-name="ce37">
            <text:p>7,323</text:p>
          </table:table-cell>
          <table:table-cell office:value-type="float" office:value="1488" table:style-name="ce37">
            <text:p>1,488</text:p>
          </table:table-cell>
          <table:table-cell office:value-type="float" office:value="1522" table:style-name="ce37">
            <text:p>1,522</text:p>
          </table:table-cell>
          <table:table-cell office:value-type="float" office:value="1466" table:style-name="ce37">
            <text:p>1,466</text:p>
          </table:table-cell>
          <table:table-cell office:value-type="float" office:value="1387" table:style-name="ce37">
            <text:p>1,387</text:p>
          </table:table-cell>
          <table:table-cell office:value-type="float" office:value="1460" table:style-name="ce38">
            <text:p>1,460</text:p>
          </table:table-cell>
          <table:table-cell office:value-type="float" office:value="6801" table:style-name="ce37">
            <text:p>6,801</text:p>
          </table:table-cell>
          <table:table-cell office:value-type="float" office:value="1476" table:style-name="ce37">
            <text:p>1,476</text:p>
          </table:table-cell>
          <table:table-cell office:value-type="float" office:value="1381" table:style-name="ce37">
            <text:p>1,381</text:p>
          </table:table-cell>
          <table:table-cell office:value-type="float" office:value="1421" table:style-name="ce37">
            <text:p>1,421</text:p>
          </table:table-cell>
          <table:table-cell office:value-type="float" office:value="1334" table:style-name="ce37">
            <text:p>1,334</text:p>
          </table:table-cell>
          <table:table-cell office:value-type="float" office:value="1189" table:style-name="ce38">
            <text:p>1,189</text:p>
          </table:table-cell>
          <table:table-cell office:value-type="float" office:value="4300" table:style-name="ce37">
            <text:p>4,300</text:p>
          </table:table-cell>
          <table:table-cell office:value-type="float" office:value="1107" table:style-name="ce37">
            <text:p>1,107</text:p>
          </table:table-cell>
          <table:table-cell office:value-type="float" office:value="921" table:style-name="ce37">
            <text:p>921</text:p>
          </table:table-cell>
          <table:table-cell office:value-type="float" office:value="895" table:style-name="ce37">
            <text:p>895</text:p>
          </table:table-cell>
          <table:table-cell office:value-type="float" office:value="718" table:style-name="ce37">
            <text:p>718</text:p>
          </table:table-cell>
          <table:table-cell office:value-type="float" office:value="659" table:style-name="ce38">
            <text:p>659</text:p>
          </table:table-cell>
          <table:table-cell office:value-type="float" office:value="2210" table:style-name="ce37">
            <text:p>2,210</text:p>
          </table:table-cell>
          <table:table-cell office:value-type="float" office:value="542" table:style-name="ce37">
            <text:p>542</text:p>
          </table:table-cell>
          <table:table-cell office:value-type="float" office:value="506" table:style-name="ce37">
            <text:p>506</text:p>
          </table:table-cell>
          <table:table-cell office:value-type="float" office:value="439" table:style-name="ce37">
            <text:p>439</text:p>
          </table:table-cell>
          <table:table-cell office:value-type="float" office:value="390" table:style-name="ce37">
            <text:p>390</text:p>
          </table:table-cell>
          <table:table-cell office:value-type="float" office:value="333" table:style-name="ce38">
            <text:p>333</text:p>
          </table:table-cell>
          <table:table-cell office:value-type="float" office:value="1592" table:style-name="ce37">
            <text:p>1,592</text:p>
          </table:table-cell>
          <table:table-cell office:value-type="float" office:value="359" table:style-name="ce37">
            <text:p>359</text:p>
          </table:table-cell>
          <table:table-cell office:value-type="float" office:value="342" table:style-name="ce37">
            <text:p>342</text:p>
          </table:table-cell>
          <table:table-cell office:value-type="float" office:value="325" table:style-name="ce37">
            <text:p>325</text:p>
          </table:table-cell>
          <table:table-cell office:value-type="float" office:value="295" table:style-name="ce37">
            <text:p>295</text:p>
          </table:table-cell>
          <table:table-cell office:value-type="float" office:value="271" table:style-name="ce38">
            <text:p>271</text:p>
          </table:table-cell>
          <table:table-cell office:value-type="float" office:value="1205" table:style-name="ce37">
            <text:p>1,205</text:p>
          </table:table-cell>
          <table:table-cell office:value-type="float" office:value="267" table:style-name="ce37">
            <text:p>267</text:p>
          </table:table-cell>
          <table:table-cell office:value-type="float" office:value="255" table:style-name="ce37">
            <text:p>255</text:p>
          </table:table-cell>
          <table:table-cell office:value-type="float" office:value="278" table:style-name="ce37">
            <text:p>278</text:p>
          </table:table-cell>
          <table:table-cell office:value-type="float" office:value="229" table:style-name="ce37">
            <text:p>229</text:p>
          </table:table-cell>
          <table:table-cell office:value-type="float" office:value="176" table:style-name="ce38">
            <text:p>176</text:p>
          </table:table-cell>
          <table:table-cell office:value-type="float" office:value="649" table:style-name="ce37">
            <text:p>649</text:p>
          </table:table-cell>
          <table:table-cell office:value-type="float" office:value="183" table:style-name="ce37">
            <text:p>183</text:p>
          </table:table-cell>
          <table:table-cell office:value-type="float" office:value="150" table:style-name="ce37">
            <text:p>150</text:p>
          </table:table-cell>
          <table:table-cell office:value-type="float" office:value="129" table:style-name="ce37">
            <text:p>129</text:p>
          </table:table-cell>
          <table:table-cell office:value-type="float" office:value="112" table:style-name="ce37">
            <text:p>112</text:p>
          </table:table-cell>
          <table:table-cell office:value-type="float" office:value="75" table:style-name="ce38">
            <text:p>75</text:p>
          </table:table-cell>
          <table:table-cell office:value-type="float" office:value="176" table:style-name="ce37">
            <text:p>176</text:p>
          </table:table-cell>
          <table:table-cell office:value-type="float" office:value="51" table:style-name="ce37">
            <text:p>51</text:p>
          </table:table-cell>
          <table:table-cell office:value-type="float" office:value="37" table:style-name="ce37">
            <text:p>37</text:p>
          </table:table-cell>
          <table:table-cell office:value-type="float" office:value="36" table:style-name="ce37">
            <text:p>36</text:p>
          </table:table-cell>
          <table:table-cell office:value-type="float" office:value="31" table:style-name="ce37">
            <text:p>31</text:p>
          </table:table-cell>
          <table:table-cell office:value-type="float" office:value="21" table:style-name="ce38">
            <text:p>21</text:p>
          </table:table-cell>
          <table:table-cell office:value-type="float" office:value="55" table:style-name="ce37">
            <text:p>55</text:p>
          </table:table-cell>
          <table:table-cell office:value-type="float" office:value="21" table:style-name="ce37">
            <text:p>21</text:p>
          </table:table-cell>
          <table:table-cell office:value-type="float" office:value="6" table:style-name="ce37">
            <text:p>6</text:p>
          </table:table-cell>
          <table:table-cell office:value-type="float" office:value="9" table:style-name="ce37">
            <text:p>9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8">
            <text:p>10</text:p>
          </table:table-cell>
          <table:table-cell office:value-type="float" office:value="18" table:style-name="ce37">
            <text:p>1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584" table:style-name="ce39">
            <text:p>75,584</text:p>
          </table:table-cell>
          <table:table-cell office:value-type="float" office:value="2692" table:style-name="ce40">
            <text:p>2,692</text:p>
          </table:table-cell>
          <table:table-cell office:value-type="float" office:value="570" table:style-name="ce39">
            <text:p>570</text:p>
          </table:table-cell>
          <table:table-cell office:value-type="float" office:value="580" table:style-name="ce39">
            <text:p>580</text:p>
          </table:table-cell>
          <table:table-cell office:value-type="float" office:value="547" table:style-name="ce39">
            <text:p>547</text:p>
          </table:table-cell>
          <table:table-cell office:value-type="float" office:value="520" table:style-name="ce39">
            <text:p>520</text:p>
          </table:table-cell>
          <table:table-cell office:value-type="float" office:value="475" table:style-name="ce39">
            <text:p>475</text:p>
          </table:table-cell>
          <table:table-cell office:value-type="float" office:value="2124" table:style-name="ce39">
            <text:p>2,124</text:p>
          </table:table-cell>
          <table:table-cell office:value-type="float" office:value="500" table:style-name="ce39">
            <text:p>500</text:p>
          </table:table-cell>
          <table:table-cell office:value-type="float" office:value="369" table:style-name="ce39">
            <text:p>369</text:p>
          </table:table-cell>
          <table:table-cell office:value-type="float" office:value="450" table:style-name="ce39">
            <text:p>450</text:p>
          </table:table-cell>
          <table:table-cell office:value-type="float" office:value="436" table:style-name="ce39">
            <text:p>436</text:p>
          </table:table-cell>
          <table:table-cell office:value-type="float" office:value="369" table:style-name="ce40">
            <text:p>369</text:p>
          </table:table-cell>
          <table:table-cell office:value-type="float" office:value="1986" table:style-name="ce39">
            <text:p>1,986</text:p>
          </table:table-cell>
          <table:table-cell office:value-type="float" office:value="402" table:style-name="ce39">
            <text:p>402</text:p>
          </table:table-cell>
          <table:table-cell office:value-type="float" office:value="397" table:style-name="ce39">
            <text:p>397</text:p>
          </table:table-cell>
          <table:table-cell office:value-type="float" office:value="374" table:style-name="ce39">
            <text:p>374</text:p>
          </table:table-cell>
          <table:table-cell office:value-type="float" office:value="400" table:style-name="ce39">
            <text:p>400</text:p>
          </table:table-cell>
          <table:table-cell office:value-type="float" office:value="413" table:style-name="ce40">
            <text:p>413</text:p>
          </table:table-cell>
          <table:table-cell office:value-type="float" office:value="3244" table:style-name="ce39">
            <text:p>3,244</text:p>
          </table:table-cell>
          <table:table-cell office:value-type="float" office:value="458" table:style-name="ce39">
            <text:p>458</text:p>
          </table:table-cell>
          <table:table-cell office:value-type="float" office:value="476" table:style-name="ce39">
            <text:p>476</text:p>
          </table:table-cell>
          <table:table-cell office:value-type="float" office:value="533" table:style-name="ce39">
            <text:p>533</text:p>
          </table:table-cell>
          <table:table-cell office:value-type="float" office:value="681" table:style-name="ce39">
            <text:p>681</text:p>
          </table:table-cell>
          <table:table-cell office:value-type="float" office:value="1096" table:style-name="ce40">
            <text:p>1,096</text:p>
          </table:table-cell>
          <table:table-cell office:value-type="float" office:value="5967" table:style-name="ce39">
            <text:p>5,967</text:p>
          </table:table-cell>
          <table:table-cell office:value-type="float" office:value="1116" table:style-name="ce39">
            <text:p>1,116</text:p>
          </table:table-cell>
          <table:table-cell office:value-type="float" office:value="1048" table:style-name="ce39">
            <text:p>1,048</text:p>
          </table:table-cell>
          <table:table-cell office:value-type="float" office:value="1264" table:style-name="ce39">
            <text:p>1,264</text:p>
          </table:table-cell>
          <table:table-cell office:value-type="float" office:value="1242" table:style-name="ce39">
            <text:p>1,242</text:p>
          </table:table-cell>
          <table:table-cell office:value-type="float" office:value="1297" table:style-name="ce40">
            <text:p>1,297</text:p>
          </table:table-cell>
          <table:table-cell office:value-type="float" office:value="6303" table:style-name="ce39">
            <text:p>6,303</text:p>
          </table:table-cell>
          <table:table-cell office:value-type="float" office:value="1334" table:style-name="ce39">
            <text:p>1,334</text:p>
          </table:table-cell>
          <table:table-cell office:value-type="float" office:value="1276" table:style-name="ce39">
            <text:p>1,276</text:p>
          </table:table-cell>
          <table:table-cell office:value-type="float" office:value="1248" table:style-name="ce39">
            <text:p>1,248</text:p>
          </table:table-cell>
          <table:table-cell office:value-type="float" office:value="1207" table:style-name="ce39">
            <text:p>1,207</text:p>
          </table:table-cell>
          <table:table-cell office:value-type="float" office:value="1238" table:style-name="ce40">
            <text:p>1,238</text:p>
          </table:table-cell>
          <table:table-cell office:value-type="float" office:value="5504" table:style-name="ce39">
            <text:p>5,504</text:p>
          </table:table-cell>
          <table:table-cell office:value-type="float" office:value="1109" table:style-name="ce39">
            <text:p>1,109</text:p>
          </table:table-cell>
          <table:table-cell office:value-type="float" office:value="1172" table:style-name="ce39">
            <text:p>1,172</text:p>
          </table:table-cell>
          <table:table-cell office:value-type="float" office:value="1104" table:style-name="ce39">
            <text:p>1,104</text:p>
          </table:table-cell>
          <table:table-cell office:value-type="float" office:value="972" table:style-name="ce39">
            <text:p>972</text:p>
          </table:table-cell>
          <table:table-cell office:value-type="float" office:value="1147" table:style-name="ce40">
            <text:p>1,147</text:p>
          </table:table-cell>
          <table:table-cell office:value-type="float" office:value="5758" table:style-name="ce39">
            <text:p>5,758</text:p>
          </table:table-cell>
          <table:table-cell office:value-type="float" office:value="1188" table:style-name="ce39">
            <text:p>1,188</text:p>
          </table:table-cell>
          <table:table-cell office:value-type="float" office:value="1117" table:style-name="ce39">
            <text:p>1,117</text:p>
          </table:table-cell>
          <table:table-cell office:value-type="float" office:value="1175" table:style-name="ce39">
            <text:p>1,175</text:p>
          </table:table-cell>
          <table:table-cell office:value-type="float" office:value="1155" table:style-name="ce39">
            <text:p>1,155</text:p>
          </table:table-cell>
          <table:table-cell office:value-type="float" office:value="1123" table:style-name="ce40">
            <text:p>1,123</text:p>
          </table:table-cell>
          <table:table-cell office:value-type="float" office:value="5618" table:style-name="ce39">
            <text:p>5,618</text:p>
          </table:table-cell>
          <table:table-cell office:value-type="float" office:value="1082" table:style-name="ce39">
            <text:p>1,082</text:p>
          </table:table-cell>
          <table:table-cell office:value-type="float" office:value="1164" table:style-name="ce39">
            <text:p>1,164</text:p>
          </table:table-cell>
          <table:table-cell office:value-type="float" office:value="1153" table:style-name="ce39">
            <text:p>1,153</text:p>
          </table:table-cell>
          <table:table-cell office:value-type="float" office:value="1158" table:style-name="ce39">
            <text:p>1,158</text:p>
          </table:table-cell>
          <table:table-cell office:value-type="float" office:value="1061" table:style-name="ce40">
            <text:p>1,061</text:p>
          </table:table-cell>
          <table:table-cell office:value-type="float" office:value="5633" table:style-name="ce39">
            <text:p>5,633</text:p>
          </table:table-cell>
          <table:table-cell office:value-type="float" office:value="1083" table:style-name="ce39">
            <text:p>1,083</text:p>
          </table:table-cell>
          <table:table-cell office:value-type="float" office:value="1076" table:style-name="ce39">
            <text:p>1,076</text:p>
          </table:table-cell>
          <table:table-cell office:value-type="float" office:value="1100" table:style-name="ce39">
            <text:p>1,100</text:p>
          </table:table-cell>
          <table:table-cell office:value-type="float" office:value="1155" table:style-name="ce39">
            <text:p>1,155</text:p>
          </table:table-cell>
          <table:table-cell office:value-type="float" office:value="1219" table:style-name="ce40">
            <text:p>1,219</text:p>
          </table:table-cell>
          <table:table-cell office:value-type="float" office:value="6520" table:style-name="ce39">
            <text:p>6,520</text:p>
          </table:table-cell>
          <table:table-cell office:value-type="float" office:value="1209" table:style-name="ce39">
            <text:p>1,209</text:p>
          </table:table-cell>
          <table:table-cell office:value-type="float" office:value="1229" table:style-name="ce39">
            <text:p>1,229</text:p>
          </table:table-cell>
          <table:table-cell office:value-type="float" office:value="1221" table:style-name="ce39">
            <text:p>1,221</text:p>
          </table:table-cell>
          <table:table-cell office:value-type="float" office:value="1433" table:style-name="ce39">
            <text:p>1,433</text:p>
          </table:table-cell>
          <table:table-cell office:value-type="float" office:value="1428" table:style-name="ce40">
            <text:p>1,428</text:p>
          </table:table-cell>
          <table:table-cell office:value-type="float" office:value="7081" table:style-name="ce39">
            <text:p>7,081</text:p>
          </table:table-cell>
          <table:table-cell office:value-type="float" office:value="1494" table:style-name="ce39">
            <text:p>1,494</text:p>
          </table:table-cell>
          <table:table-cell office:value-type="float" office:value="1510" table:style-name="ce39">
            <text:p>1,510</text:p>
          </table:table-cell>
          <table:table-cell office:value-type="float" office:value="1461" table:style-name="ce39">
            <text:p>1,461</text:p>
          </table:table-cell>
          <table:table-cell office:value-type="float" office:value="1309" table:style-name="ce39">
            <text:p>1,309</text:p>
          </table:table-cell>
          <table:table-cell office:value-type="float" office:value="1307" table:style-name="ce40">
            <text:p>1,307</text:p>
          </table:table-cell>
          <table:table-cell office:value-type="float" office:value="6337" table:style-name="ce39">
            <text:p>6,337</text:p>
          </table:table-cell>
          <table:table-cell office:value-type="float" office:value="1390" table:style-name="ce39">
            <text:p>1,390</text:p>
          </table:table-cell>
          <table:table-cell office:value-type="float" office:value="1256" table:style-name="ce39">
            <text:p>1,256</text:p>
          </table:table-cell>
          <table:table-cell office:value-type="float" office:value="1310" table:style-name="ce39">
            <text:p>1,310</text:p>
          </table:table-cell>
          <table:table-cell office:value-type="float" office:value="1212" table:style-name="ce39">
            <text:p>1,212</text:p>
          </table:table-cell>
          <table:table-cell office:value-type="float" office:value="1169" table:style-name="ce40">
            <text:p>1,169</text:p>
          </table:table-cell>
          <table:table-cell office:value-type="float" office:value="4121" table:style-name="ce39">
            <text:p>4,121</text:p>
          </table:table-cell>
          <table:table-cell office:value-type="float" office:value="1066" table:style-name="ce39">
            <text:p>1,066</text:p>
          </table:table-cell>
          <table:table-cell office:value-type="float" office:value="851" table:style-name="ce39">
            <text:p>851</text:p>
          </table:table-cell>
          <table:table-cell office:value-type="float" office:value="834" table:style-name="ce39">
            <text:p>834</text:p>
          </table:table-cell>
          <table:table-cell office:value-type="float" office:value="713" table:style-name="ce39">
            <text:p>713</text:p>
          </table:table-cell>
          <table:table-cell office:value-type="float" office:value="657" table:style-name="ce40">
            <text:p>657</text:p>
          </table:table-cell>
          <table:table-cell office:value-type="float" office:value="2169" table:style-name="ce39">
            <text:p>2,169</text:p>
          </table:table-cell>
          <table:table-cell office:value-type="float" office:value="559" table:style-name="ce39">
            <text:p>559</text:p>
          </table:table-cell>
          <table:table-cell office:value-type="float" office:value="483" table:style-name="ce39">
            <text:p>483</text:p>
          </table:table-cell>
          <table:table-cell office:value-type="float" office:value="444" table:style-name="ce39">
            <text:p>444</text:p>
          </table:table-cell>
          <table:table-cell office:value-type="float" office:value="331" table:style-name="ce39">
            <text:p>331</text:p>
          </table:table-cell>
          <table:table-cell office:value-type="float" office:value="352" table:style-name="ce40">
            <text:p>352</text:p>
          </table:table-cell>
          <table:table-cell office:value-type="float" office:value="1602" table:style-name="ce39">
            <text:p>1,602</text:p>
          </table:table-cell>
          <table:table-cell office:value-type="float" office:value="335" table:style-name="ce39">
            <text:p>335</text:p>
          </table:table-cell>
          <table:table-cell office:value-type="float" office:value="352" table:style-name="ce39">
            <text:p>352</text:p>
          </table:table-cell>
          <table:table-cell office:value-type="float" office:value="316" table:style-name="ce39">
            <text:p>316</text:p>
          </table:table-cell>
          <table:table-cell office:value-type="float" office:value="321" table:style-name="ce39">
            <text:p>321</text:p>
          </table:table-cell>
          <table:table-cell office:value-type="float" office:value="278" table:style-name="ce40">
            <text:p>278</text:p>
          </table:table-cell>
          <table:table-cell office:value-type="float" office:value="1358" table:style-name="ce39">
            <text:p>1,358</text:p>
          </table:table-cell>
          <table:table-cell office:value-type="float" office:value="294" table:style-name="ce39">
            <text:p>294</text:p>
          </table:table-cell>
          <table:table-cell office:value-type="float" office:value="282" table:style-name="ce39">
            <text:p>282</text:p>
          </table:table-cell>
          <table:table-cell office:value-type="float" office:value="293" table:style-name="ce39">
            <text:p>293</text:p>
          </table:table-cell>
          <table:table-cell office:value-type="float" office:value="249" table:style-name="ce39">
            <text:p>249</text:p>
          </table:table-cell>
          <table:table-cell office:value-type="float" office:value="240" table:style-name="ce40">
            <text:p>240</text:p>
          </table:table-cell>
          <table:table-cell office:value-type="float" office:value="885" table:style-name="ce39">
            <text:p>885</text:p>
          </table:table-cell>
          <table:table-cell office:value-type="float" office:value="198" table:style-name="ce39">
            <text:p>198</text:p>
          </table:table-cell>
          <table:table-cell office:value-type="float" office:value="209" table:style-name="ce39">
            <text:p>209</text:p>
          </table:table-cell>
          <table:table-cell office:value-type="float" office:value="188" table:style-name="ce39">
            <text:p>188</text:p>
          </table:table-cell>
          <table:table-cell office:value-type="float" office:value="150" table:style-name="ce39">
            <text:p>150</text:p>
          </table:table-cell>
          <table:table-cell office:value-type="float" office:value="140" table:style-name="ce40">
            <text:p>140</text:p>
          </table:table-cell>
          <table:table-cell office:value-type="float" office:value="479" table:style-name="ce39">
            <text:p>479</text:p>
          </table:table-cell>
          <table:table-cell office:value-type="float" office:value="131" table:style-name="ce39">
            <text:p>131</text:p>
          </table:table-cell>
          <table:table-cell office:value-type="float" office:value="119" table:style-name="ce39">
            <text:p>119</text:p>
          </table:table-cell>
          <table:table-cell office:value-type="float" office:value="84" table:style-name="ce39">
            <text:p>84</text:p>
          </table:table-cell>
          <table:table-cell office:value-type="float" office:value="73" table:style-name="ce39">
            <text:p>73</text:p>
          </table:table-cell>
          <table:table-cell office:value-type="float" office:value="72" table:style-name="ce40">
            <text:p>72</text:p>
          </table:table-cell>
          <table:table-cell office:value-type="float" office:value="166" table:style-name="ce39">
            <text:p>166</text:p>
          </table:table-cell>
          <table:table-cell office:value-type="float" office:value="42" table:style-name="ce39">
            <text:p>42</text:p>
          </table:table-cell>
          <table:table-cell office:value-type="float" office:value="54" table:style-name="ce39">
            <text:p>54</text:p>
          </table:table-cell>
          <table:table-cell office:value-type="float" office:value="33" table:style-name="ce39">
            <text:p>33</text:p>
          </table:table-cell>
          <table:table-cell office:value-type="float" office:value="22" table:style-name="ce39">
            <text:p>22</text:p>
          </table:table-cell>
          <table:table-cell office:value-type="float" office:value="15" table:style-name="ce40">
            <text:p>15</text:p>
          </table:table-cell>
          <table:table-cell office:value-type="float" office:value="37" table:style-name="ce39">
            <text:p>3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9804" table:style-name="ce52">
            <text:p>139,804</text:p>
          </table:table-cell>
          <table:table-cell office:value-type="float" office:value="4974" table:style-name="ce52">
            <text:p>4,974</text:p>
          </table:table-cell>
          <table:table-cell office:value-type="float" office:value="1028" table:style-name="ce52">
            <text:p>1,028</text:p>
          </table:table-cell>
          <table:table-cell office:value-type="float" office:value="1052" table:style-name="ce52">
            <text:p>1,052</text:p>
          </table:table-cell>
          <table:table-cell office:value-type="float" office:value="1009" table:style-name="ce52">
            <text:p>1,009</text:p>
          </table:table-cell>
          <table:table-cell office:value-type="float" office:value="966" table:style-name="ce52">
            <text:p>966</text:p>
          </table:table-cell>
          <table:table-cell office:value-type="float" office:value="919" table:style-name="ce52">
            <text:p>919</text:p>
          </table:table-cell>
          <table:table-cell office:value-type="float" office:value="3950" table:style-name="ce52">
            <text:p>3,950</text:p>
          </table:table-cell>
          <table:table-cell office:value-type="float" office:value="873" table:style-name="ce52">
            <text:p>873</text:p>
          </table:table-cell>
          <table:table-cell office:value-type="float" office:value="692" table:style-name="ce52">
            <text:p>692</text:p>
          </table:table-cell>
          <table:table-cell office:value-type="float" office:value="875" table:style-name="ce52">
            <text:p>875</text:p>
          </table:table-cell>
          <table:table-cell office:value-type="float" office:value="813" table:style-name="ce52">
            <text:p>813</text:p>
          </table:table-cell>
          <table:table-cell office:value-type="float" office:value="697" table:style-name="ce53">
            <text:p>697</text:p>
          </table:table-cell>
          <table:table-cell office:value-type="float" office:value="3726" table:style-name="ce52">
            <text:p>3,726</text:p>
          </table:table-cell>
          <table:table-cell office:value-type="float" office:value="742" table:style-name="ce52">
            <text:p>742</text:p>
          </table:table-cell>
          <table:table-cell office:value-type="float" office:value="717" table:style-name="ce52">
            <text:p>717</text:p>
          </table:table-cell>
          <table:table-cell office:value-type="float" office:value="727" table:style-name="ce52">
            <text:p>727</text:p>
          </table:table-cell>
          <table:table-cell office:value-type="float" office:value="768" table:style-name="ce52">
            <text:p>768</text:p>
          </table:table-cell>
          <table:table-cell office:value-type="float" office:value="772" table:style-name="ce53">
            <text:p>772</text:p>
          </table:table-cell>
          <table:table-cell office:value-type="float" office:value="6210" table:style-name="ce52">
            <text:p>6,210</text:p>
          </table:table-cell>
          <table:table-cell office:value-type="float" office:value="854" table:style-name="ce52">
            <text:p>854</text:p>
          </table:table-cell>
          <table:table-cell office:value-type="float" office:value="927" table:style-name="ce52">
            <text:p>927</text:p>
          </table:table-cell>
          <table:table-cell office:value-type="float" office:value="1034" table:style-name="ce52">
            <text:p>1,034</text:p>
          </table:table-cell>
          <table:table-cell office:value-type="float" office:value="1270" table:style-name="ce52">
            <text:p>1,270</text:p>
          </table:table-cell>
          <table:table-cell office:value-type="float" office:value="2125" table:style-name="ce53">
            <text:p>2,125</text:p>
          </table:table-cell>
          <table:table-cell office:value-type="float" office:value="11202" table:style-name="ce52">
            <text:p>11,202</text:p>
          </table:table-cell>
          <table:table-cell office:value-type="float" office:value="2072" table:style-name="ce52">
            <text:p>2,072</text:p>
          </table:table-cell>
          <table:table-cell office:value-type="float" office:value="1998" table:style-name="ce52">
            <text:p>1,998</text:p>
          </table:table-cell>
          <table:table-cell office:value-type="float" office:value="2361" table:style-name="ce52">
            <text:p>2,361</text:p>
          </table:table-cell>
          <table:table-cell office:value-type="float" office:value="2314" table:style-name="ce52">
            <text:p>2,314</text:p>
          </table:table-cell>
          <table:table-cell office:value-type="float" office:value="2457" table:style-name="ce53">
            <text:p>2,457</text:p>
          </table:table-cell>
          <table:table-cell office:value-type="float" office:value="11628" table:style-name="ce52">
            <text:p>11,628</text:p>
          </table:table-cell>
          <table:table-cell office:value-type="float" office:value="2408" table:style-name="ce52">
            <text:p>2,408</text:p>
          </table:table-cell>
          <table:table-cell office:value-type="float" office:value="2424" table:style-name="ce52">
            <text:p>2,424</text:p>
          </table:table-cell>
          <table:table-cell office:value-type="float" office:value="2366" table:style-name="ce52">
            <text:p>2,366</text:p>
          </table:table-cell>
          <table:table-cell office:value-type="float" office:value="2178" table:style-name="ce52">
            <text:p>2,178</text:p>
          </table:table-cell>
          <table:table-cell office:value-type="float" office:value="2252" table:style-name="ce53">
            <text:p>2,252</text:p>
          </table:table-cell>
          <table:table-cell office:value-type="float" office:value="10291" table:style-name="ce52">
            <text:p>10,291</text:p>
          </table:table-cell>
          <table:table-cell office:value-type="float" office:value="2086" table:style-name="ce52">
            <text:p>2,086</text:p>
          </table:table-cell>
          <table:table-cell office:value-type="float" office:value="2213" table:style-name="ce52">
            <text:p>2,213</text:p>
          </table:table-cell>
          <table:table-cell office:value-type="float" office:value="2079" table:style-name="ce52">
            <text:p>2,079</text:p>
          </table:table-cell>
          <table:table-cell office:value-type="float" office:value="1857" table:style-name="ce52">
            <text:p>1,857</text:p>
          </table:table-cell>
          <table:table-cell office:value-type="float" office:value="2056" table:style-name="ce53">
            <text:p>2,056</text:p>
          </table:table-cell>
          <table:table-cell office:value-type="float" office:value="10405" table:style-name="ce52">
            <text:p>10,405</text:p>
          </table:table-cell>
          <table:table-cell office:value-type="float" office:value="2120" table:style-name="ce52">
            <text:p>2,120</text:p>
          </table:table-cell>
          <table:table-cell office:value-type="float" office:value="2068" table:style-name="ce52">
            <text:p>2,068</text:p>
          </table:table-cell>
          <table:table-cell office:value-type="float" office:value="2120" table:style-name="ce52">
            <text:p>2,120</text:p>
          </table:table-cell>
          <table:table-cell office:value-type="float" office:value="2094" table:style-name="ce52">
            <text:p>2,094</text:p>
          </table:table-cell>
          <table:table-cell office:value-type="float" office:value="2003" table:style-name="ce53">
            <text:p>2,003</text:p>
          </table:table-cell>
          <table:table-cell office:value-type="float" office:value="9998" table:style-name="ce52">
            <text:p>9,998</text:p>
          </table:table-cell>
          <table:table-cell office:value-type="float" office:value="1975" table:style-name="ce52">
            <text:p>1,975</text:p>
          </table:table-cell>
          <table:table-cell office:value-type="float" office:value="2016" table:style-name="ce52">
            <text:p>2,016</text:p>
          </table:table-cell>
          <table:table-cell office:value-type="float" office:value="1988" table:style-name="ce52">
            <text:p>1,988</text:p>
          </table:table-cell>
          <table:table-cell office:value-type="float" office:value="2101" table:style-name="ce52">
            <text:p>2,101</text:p>
          </table:table-cell>
          <table:table-cell office:value-type="float" office:value="1918" table:style-name="ce53">
            <text:p>1,918</text:p>
          </table:table-cell>
          <table:table-cell office:value-type="float" office:value="10427" table:style-name="ce52">
            <text:p>10,427</text:p>
          </table:table-cell>
          <table:table-cell office:value-type="float" office:value="1913" table:style-name="ce52">
            <text:p>1,913</text:p>
          </table:table-cell>
          <table:table-cell office:value-type="float" office:value="1978" table:style-name="ce52">
            <text:p>1,978</text:p>
          </table:table-cell>
          <table:table-cell office:value-type="float" office:value="2076" table:style-name="ce52">
            <text:p>2,076</text:p>
          </table:table-cell>
          <table:table-cell office:value-type="float" office:value="2133" table:style-name="ce52">
            <text:p>2,133</text:p>
          </table:table-cell>
          <table:table-cell office:value-type="float" office:value="2327" table:style-name="ce53">
            <text:p>2,327</text:p>
          </table:table-cell>
          <table:table-cell office:value-type="float" office:value="12182" table:style-name="ce52">
            <text:p>12,182</text:p>
          </table:table-cell>
          <table:table-cell office:value-type="float" office:value="2327" table:style-name="ce52">
            <text:p>2,327</text:p>
          </table:table-cell>
          <table:table-cell office:value-type="float" office:value="2358" table:style-name="ce52">
            <text:p>2,358</text:p>
          </table:table-cell>
          <table:table-cell office:value-type="float" office:value="2272" table:style-name="ce52">
            <text:p>2,272</text:p>
          </table:table-cell>
          <table:table-cell office:value-type="float" office:value="2585" table:style-name="ce52">
            <text:p>2,585</text:p>
          </table:table-cell>
          <table:table-cell office:value-type="float" office:value="2640" table:style-name="ce53">
            <text:p>2,640</text:p>
          </table:table-cell>
          <table:table-cell office:value-type="float" office:value="13320" table:style-name="ce52">
            <text:p>13,320</text:p>
          </table:table-cell>
          <table:table-cell office:value-type="float" office:value="2770" table:style-name="ce52">
            <text:p>2,770</text:p>
          </table:table-cell>
          <table:table-cell office:value-type="float" office:value="2798" table:style-name="ce52">
            <text:p>2,798</text:p>
          </table:table-cell>
          <table:table-cell office:value-type="float" office:value="2708" table:style-name="ce52">
            <text:p>2,708</text:p>
          </table:table-cell>
          <table:table-cell office:value-type="float" office:value="2484" table:style-name="ce52">
            <text:p>2,484</text:p>
          </table:table-cell>
          <table:table-cell office:value-type="float" office:value="2560" table:style-name="ce53">
            <text:p>2,560</text:p>
          </table:table-cell>
          <table:table-cell office:value-type="float" office:value="12068" table:style-name="ce52">
            <text:p>12,068</text:p>
          </table:table-cell>
          <table:table-cell office:value-type="float" office:value="2612" table:style-name="ce52">
            <text:p>2,612</text:p>
          </table:table-cell>
          <table:table-cell office:value-type="float" office:value="2420" table:style-name="ce52">
            <text:p>2,420</text:p>
          </table:table-cell>
          <table:table-cell office:value-type="float" office:value="2538" table:style-name="ce52">
            <text:p>2,538</text:p>
          </table:table-cell>
          <table:table-cell office:value-type="float" office:value="2334" table:style-name="ce52">
            <text:p>2,334</text:p>
          </table:table-cell>
          <table:table-cell office:value-type="float" office:value="2164" table:style-name="ce53">
            <text:p>2,164</text:p>
          </table:table-cell>
          <table:table-cell office:value-type="float" office:value="7761" table:style-name="ce52">
            <text:p>7,761</text:p>
          </table:table-cell>
          <table:table-cell office:value-type="float" office:value="2004" table:style-name="ce52">
            <text:p>2,004</text:p>
          </table:table-cell>
          <table:table-cell office:value-type="float" office:value="1616" table:style-name="ce52">
            <text:p>1,616</text:p>
          </table:table-cell>
          <table:table-cell office:value-type="float" office:value="1596" table:style-name="ce52">
            <text:p>1,596</text:p>
          </table:table-cell>
          <table:table-cell office:value-type="float" office:value="1323" table:style-name="ce52">
            <text:p>1,323</text:p>
          </table:table-cell>
          <table:table-cell office:value-type="float" office:value="1222" table:style-name="ce53">
            <text:p>1,222</text:p>
          </table:table-cell>
          <table:table-cell office:value-type="float" office:value="3984" table:style-name="ce52">
            <text:p>3,984</text:p>
          </table:table-cell>
          <table:table-cell office:value-type="float" office:value="1012" table:style-name="ce52">
            <text:p>1,012</text:p>
          </table:table-cell>
          <table:table-cell office:value-type="float" office:value="901" table:style-name="ce52">
            <text:p>901</text:p>
          </table:table-cell>
          <table:table-cell office:value-type="float" office:value="787" table:style-name="ce52">
            <text:p>787</text:p>
          </table:table-cell>
          <table:table-cell office:value-type="float" office:value="647" table:style-name="ce52">
            <text:p>647</text:p>
          </table:table-cell>
          <table:table-cell office:value-type="float" office:value="637" table:style-name="ce53">
            <text:p>637</text:p>
          </table:table-cell>
          <table:table-cell office:value-type="float" office:value="3014" table:style-name="ce52">
            <text:p>3,014</text:p>
          </table:table-cell>
          <table:table-cell office:value-type="float" office:value="654" table:style-name="ce52">
            <text:p>654</text:p>
          </table:table-cell>
          <table:table-cell office:value-type="float" office:value="653" table:style-name="ce52">
            <text:p>653</text:p>
          </table:table-cell>
          <table:table-cell office:value-type="float" office:value="605" table:style-name="ce52">
            <text:p>605</text:p>
          </table:table-cell>
          <table:table-cell office:value-type="float" office:value="576" table:style-name="ce52">
            <text:p>576</text:p>
          </table:table-cell>
          <table:table-cell office:value-type="float" office:value="526" table:style-name="ce53">
            <text:p>526</text:p>
          </table:table-cell>
          <table:table-cell office:value-type="float" office:value="2389" table:style-name="ce52">
            <text:p>2,389</text:p>
          </table:table-cell>
          <table:table-cell office:value-type="float" office:value="526" table:style-name="ce52">
            <text:p>526</text:p>
          </table:table-cell>
          <table:table-cell office:value-type="float" office:value="492" table:style-name="ce52">
            <text:p>492</text:p>
          </table:table-cell>
          <table:table-cell office:value-type="float" office:value="534" table:style-name="ce52">
            <text:p>534</text:p>
          </table:table-cell>
          <table:table-cell office:value-type="float" office:value="446" table:style-name="ce52">
            <text:p>446</text:p>
          </table:table-cell>
          <table:table-cell office:value-type="float" office:value="391" table:style-name="ce53">
            <text:p>391</text:p>
          </table:table-cell>
          <table:table-cell office:value-type="float" office:value="1431" table:style-name="ce52">
            <text:p>1,431</text:p>
          </table:table-cell>
          <table:table-cell office:value-type="float" office:value="353" table:style-name="ce52">
            <text:p>353</text:p>
          </table:table-cell>
          <table:table-cell office:value-type="float" office:value="334" table:style-name="ce52">
            <text:p>334</text:p>
          </table:table-cell>
          <table:table-cell office:value-type="float" office:value="296" table:style-name="ce52">
            <text:p>296</text:p>
          </table:table-cell>
          <table:table-cell office:value-type="float" office:value="248" table:style-name="ce52">
            <text:p>248</text:p>
          </table:table-cell>
          <table:table-cell office:value-type="float" office:value="200" table:style-name="ce53">
            <text:p>200</text:p>
          </table:table-cell>
          <table:table-cell office:value-type="float" office:value="599" table:style-name="ce52">
            <text:p>599</text:p>
          </table:table-cell>
          <table:table-cell office:value-type="float" office:value="167" table:style-name="ce52">
            <text:p>167</text:p>
          </table:table-cell>
          <table:table-cell office:value-type="float" office:value="146" table:style-name="ce52">
            <text:p>146</text:p>
          </table:table-cell>
          <table:table-cell office:value-type="float" office:value="107" table:style-name="ce52">
            <text:p>107</text:p>
          </table:table-cell>
          <table:table-cell office:value-type="float" office:value="97" table:style-name="ce52">
            <text:p>97</text:p>
          </table:table-cell>
          <table:table-cell office:value-type="float" office:value="82" table:style-name="ce53">
            <text:p>82</text:p>
          </table:table-cell>
          <table:table-cell office:value-type="float" office:value="196" table:style-name="ce52">
            <text:p>196</text:p>
          </table:table-cell>
          <table:table-cell office:value-type="float" office:value="58" table:style-name="ce52">
            <text:p>58</text:p>
          </table:table-cell>
          <table:table-cell office:value-type="float" office:value="50" table:style-name="ce52">
            <text:p>50</text:p>
          </table:table-cell>
          <table:table-cell office:value-type="float" office:value="36" table:style-name="ce52">
            <text:p>36</text:p>
          </table:table-cell>
          <table:table-cell office:value-type="float" office:value="28" table:style-name="ce52">
            <text:p>28</text:p>
          </table:table-cell>
          <table:table-cell office:value-type="float" office:value="24" table:style-name="ce53">
            <text:p>24</text:p>
          </table:table-cell>
          <table:table-cell office:value-type="float" office:value="49" table:style-name="ce52">
            <text:p>4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786" table:style-name="ce52">
            <text:p>69,786</text:p>
          </table:table-cell>
          <table:table-cell office:value-type="float" office:value="2556" table:style-name="ce52">
            <text:p>2,556</text:p>
          </table:table-cell>
          <table:table-cell office:value-type="float" office:value="524" table:style-name="ce55">
            <text:p>524</text:p>
          </table:table-cell>
          <table:table-cell office:value-type="float" office:value="529" table:style-name="ce55">
            <text:p>529</text:p>
          </table:table-cell>
          <table:table-cell office:value-type="float" office:value="519" table:style-name="ce55">
            <text:p>519</text:p>
          </table:table-cell>
          <table:table-cell office:value-type="float" office:value="501" table:style-name="ce55">
            <text:p>501</text:p>
          </table:table-cell>
          <table:table-cell office:value-type="float" office:value="483" table:style-name="ce55">
            <text:p>483</text:p>
          </table:table-cell>
          <table:table-cell office:value-type="float" office:value="2060" table:style-name="ce55">
            <text:p>2,060</text:p>
          </table:table-cell>
          <table:table-cell office:value-type="float" office:value="433" table:style-name="ce55">
            <text:p>433</text:p>
          </table:table-cell>
          <table:table-cell office:value-type="float" office:value="363" table:style-name="ce55">
            <text:p>363</text:p>
          </table:table-cell>
          <table:table-cell office:value-type="float" office:value="468" table:style-name="ce55">
            <text:p>468</text:p>
          </table:table-cell>
          <table:table-cell office:value-type="float" office:value="431" table:style-name="ce55">
            <text:p>431</text:p>
          </table:table-cell>
          <table:table-cell office:value-type="float" office:value="365" table:style-name="ce56">
            <text:p>365</text:p>
          </table:table-cell>
          <table:table-cell office:value-type="float" office:value="1948" table:style-name="ce55">
            <text:p>1,948</text:p>
          </table:table-cell>
          <table:table-cell office:value-type="float" office:value="378" table:style-name="ce55">
            <text:p>378</text:p>
          </table:table-cell>
          <table:table-cell office:value-type="float" office:value="361" table:style-name="ce55">
            <text:p>361</text:p>
          </table:table-cell>
          <table:table-cell office:value-type="float" office:value="398" table:style-name="ce55">
            <text:p>398</text:p>
          </table:table-cell>
          <table:table-cell office:value-type="float" office:value="413" table:style-name="ce55">
            <text:p>413</text:p>
          </table:table-cell>
          <table:table-cell office:value-type="float" office:value="398" table:style-name="ce56">
            <text:p>398</text:p>
          </table:table-cell>
          <table:table-cell office:value-type="float" office:value="3212" table:style-name="ce55">
            <text:p>3,212</text:p>
          </table:table-cell>
          <table:table-cell office:value-type="float" office:value="430" table:style-name="ce55">
            <text:p>430</text:p>
          </table:table-cell>
          <table:table-cell office:value-type="float" office:value="492" table:style-name="ce55">
            <text:p>492</text:p>
          </table:table-cell>
          <table:table-cell office:value-type="float" office:value="554" table:style-name="ce55">
            <text:p>554</text:p>
          </table:table-cell>
          <table:table-cell office:value-type="float" office:value="632" table:style-name="ce55">
            <text:p>632</text:p>
          </table:table-cell>
          <table:table-cell office:value-type="float" office:value="1104" table:style-name="ce56">
            <text:p>1,104</text:p>
          </table:table-cell>
          <table:table-cell office:value-type="float" office:value="5632" table:style-name="ce55">
            <text:p>5,632</text:p>
          </table:table-cell>
          <table:table-cell office:value-type="float" office:value="1047" table:style-name="ce55">
            <text:p>1,047</text:p>
          </table:table-cell>
          <table:table-cell office:value-type="float" office:value="1004" table:style-name="ce55">
            <text:p>1,004</text:p>
          </table:table-cell>
          <table:table-cell office:value-type="float" office:value="1176" table:style-name="ce55">
            <text:p>1,176</text:p>
          </table:table-cell>
          <table:table-cell office:value-type="float" office:value="1157" table:style-name="ce55">
            <text:p>1,157</text:p>
          </table:table-cell>
          <table:table-cell office:value-type="float" office:value="1248" table:style-name="ce56">
            <text:p>1,248</text:p>
          </table:table-cell>
          <table:table-cell office:value-type="float" office:value="5796" table:style-name="ce55">
            <text:p>5,796</text:p>
          </table:table-cell>
          <table:table-cell office:value-type="float" office:value="1168" table:style-name="ce55">
            <text:p>1,168</text:p>
          </table:table-cell>
          <table:table-cell office:value-type="float" office:value="1246" table:style-name="ce55">
            <text:p>1,246</text:p>
          </table:table-cell>
          <table:table-cell office:value-type="float" office:value="1207" table:style-name="ce55">
            <text:p>1,207</text:p>
          </table:table-cell>
          <table:table-cell office:value-type="float" office:value="1068" table:style-name="ce55">
            <text:p>1,068</text:p>
          </table:table-cell>
          <table:table-cell office:value-type="float" office:value="1107" table:style-name="ce56">
            <text:p>1,107</text:p>
          </table:table-cell>
          <table:table-cell office:value-type="float" office:value="5195" table:style-name="ce55">
            <text:p>5,195</text:p>
          </table:table-cell>
          <table:table-cell office:value-type="float" office:value="1060" table:style-name="ce55">
            <text:p>1,060</text:p>
          </table:table-cell>
          <table:table-cell office:value-type="float" office:value="1136" table:style-name="ce55">
            <text:p>1,136</text:p>
          </table:table-cell>
          <table:table-cell office:value-type="float" office:value="1050" table:style-name="ce55">
            <text:p>1,050</text:p>
          </table:table-cell>
          <table:table-cell office:value-type="float" office:value="961" table:style-name="ce55">
            <text:p>961</text:p>
          </table:table-cell>
          <table:table-cell office:value-type="float" office:value="988" table:style-name="ce56">
            <text:p>988</text:p>
          </table:table-cell>
          <table:table-cell office:value-type="float" office:value="5104" table:style-name="ce55">
            <text:p>5,104</text:p>
          </table:table-cell>
          <table:table-cell office:value-type="float" office:value="1036" table:style-name="ce55">
            <text:p>1,036</text:p>
          </table:table-cell>
          <table:table-cell office:value-type="float" office:value="1024" table:style-name="ce55">
            <text:p>1,024</text:p>
          </table:table-cell>
          <table:table-cell office:value-type="float" office:value="1048" table:style-name="ce55">
            <text:p>1,048</text:p>
          </table:table-cell>
          <table:table-cell office:value-type="float" office:value="1017" table:style-name="ce55">
            <text:p>1,017</text:p>
          </table:table-cell>
          <table:table-cell office:value-type="float" office:value="979" table:style-name="ce56">
            <text:p>979</text:p>
          </table:table-cell>
          <table:table-cell office:value-type="float" office:value="4806" table:style-name="ce55">
            <text:p>4,806</text:p>
          </table:table-cell>
          <table:table-cell office:value-type="float" office:value="979" table:style-name="ce55">
            <text:p>979</text:p>
          </table:table-cell>
          <table:table-cell office:value-type="float" office:value="947" table:style-name="ce55">
            <text:p>947</text:p>
          </table:table-cell>
          <table:table-cell office:value-type="float" office:value="916" table:style-name="ce55">
            <text:p>916</text:p>
          </table:table-cell>
          <table:table-cell office:value-type="float" office:value="1028" table:style-name="ce55">
            <text:p>1,028</text:p>
          </table:table-cell>
          <table:table-cell office:value-type="float" office:value="936" table:style-name="ce56">
            <text:p>936</text:p>
          </table:table-cell>
          <table:table-cell office:value-type="float" office:value="5228" table:style-name="ce55">
            <text:p>5,228</text:p>
          </table:table-cell>
          <table:table-cell office:value-type="float" office:value="916" table:style-name="ce55">
            <text:p>916</text:p>
          </table:table-cell>
          <table:table-cell office:value-type="float" office:value="995" table:style-name="ce55">
            <text:p>995</text:p>
          </table:table-cell>
          <table:table-cell office:value-type="float" office:value="1059" table:style-name="ce55">
            <text:p>1,059</text:p>
          </table:table-cell>
          <table:table-cell office:value-type="float" office:value="1065" table:style-name="ce55">
            <text:p>1,065</text:p>
          </table:table-cell>
          <table:table-cell office:value-type="float" office:value="1193" table:style-name="ce56">
            <text:p>1,193</text:p>
          </table:table-cell>
          <table:table-cell office:value-type="float" office:value="6069" table:style-name="ce55">
            <text:p>6,069</text:p>
          </table:table-cell>
          <table:table-cell office:value-type="float" office:value="1205" table:style-name="ce55">
            <text:p>1,205</text:p>
          </table:table-cell>
          <table:table-cell office:value-type="float" office:value="1191" table:style-name="ce55">
            <text:p>1,191</text:p>
          </table:table-cell>
          <table:table-cell office:value-type="float" office:value="1127" table:style-name="ce55">
            <text:p>1,127</text:p>
          </table:table-cell>
          <table:table-cell office:value-type="float" office:value="1236" table:style-name="ce55">
            <text:p>1,236</text:p>
          </table:table-cell>
          <table:table-cell office:value-type="float" office:value="1310" table:style-name="ce56">
            <text:p>1,310</text:p>
          </table:table-cell>
          <table:table-cell office:value-type="float" office:value="6673" table:style-name="ce55">
            <text:p>6,673</text:p>
          </table:table-cell>
          <table:table-cell office:value-type="float" office:value="1359" table:style-name="ce55">
            <text:p>1,359</text:p>
          </table:table-cell>
          <table:table-cell office:value-type="float" office:value="1376" table:style-name="ce55">
            <text:p>1,376</text:p>
          </table:table-cell>
          <table:table-cell office:value-type="float" office:value="1340" table:style-name="ce55">
            <text:p>1,340</text:p>
          </table:table-cell>
          <table:table-cell office:value-type="float" office:value="1265" table:style-name="ce55">
            <text:p>1,265</text:p>
          </table:table-cell>
          <table:table-cell office:value-type="float" office:value="1333" table:style-name="ce56">
            <text:p>1,333</text:p>
          </table:table-cell>
          <table:table-cell office:value-type="float" office:value="6165" table:style-name="ce55">
            <text:p>6,165</text:p>
          </table:table-cell>
          <table:table-cell office:value-type="float" office:value="1325" table:style-name="ce55">
            <text:p>1,325</text:p>
          </table:table-cell>
          <table:table-cell office:value-type="float" office:value="1243" table:style-name="ce55">
            <text:p>1,243</text:p>
          </table:table-cell>
          <table:table-cell office:value-type="float" office:value="1309" table:style-name="ce55">
            <text:p>1,309</text:p>
          </table:table-cell>
          <table:table-cell office:value-type="float" office:value="1204" table:style-name="ce55">
            <text:p>1,204</text:p>
          </table:table-cell>
          <table:table-cell office:value-type="float" office:value="1084" table:style-name="ce56">
            <text:p>1,084</text:p>
          </table:table-cell>
          <table:table-cell office:value-type="float" office:value="3896" table:style-name="ce55">
            <text:p>3,896</text:p>
          </table:table-cell>
          <table:table-cell office:value-type="float" office:value="1001" table:style-name="ce55">
            <text:p>1,001</text:p>
          </table:table-cell>
          <table:table-cell office:value-type="float" office:value="826" table:style-name="ce55">
            <text:p>826</text:p>
          </table:table-cell>
          <table:table-cell office:value-type="float" office:value="817" table:style-name="ce55">
            <text:p>817</text:p>
          </table:table-cell>
          <table:table-cell office:value-type="float" office:value="653" table:style-name="ce55">
            <text:p>653</text:p>
          </table:table-cell>
          <table:table-cell office:value-type="float" office:value="599" table:style-name="ce56">
            <text:p>599</text:p>
          </table:table-cell>
          <table:table-cell office:value-type="float" office:value="2008" table:style-name="ce55">
            <text:p>2,008</text:p>
          </table:table-cell>
          <table:table-cell office:value-type="float" office:value="495" table:style-name="ce55">
            <text:p>495</text:p>
          </table:table-cell>
          <table:table-cell office:value-type="float" office:value="464" table:style-name="ce55">
            <text:p>464</text:p>
          </table:table-cell>
          <table:table-cell office:value-type="float" office:value="391" table:style-name="ce55">
            <text:p>391</text:p>
          </table:table-cell>
          <table:table-cell office:value-type="float" office:value="349" table:style-name="ce55">
            <text:p>349</text:p>
          </table:table-cell>
          <table:table-cell office:value-type="float" office:value="309" table:style-name="ce56">
            <text:p>309</text:p>
          </table:table-cell>
          <table:table-cell office:value-type="float" office:value="1488" table:style-name="ce55">
            <text:p>1,488</text:p>
          </table:table-cell>
          <table:table-cell office:value-type="float" office:value="333" table:style-name="ce55">
            <text:p>333</text:p>
          </table:table-cell>
          <table:table-cell office:value-type="float" office:value="316" table:style-name="ce55">
            <text:p>316</text:p>
          </table:table-cell>
          <table:table-cell office:value-type="float" office:value="310" table:style-name="ce55">
            <text:p>310</text:p>
          </table:table-cell>
          <table:table-cell office:value-type="float" office:value="273" table:style-name="ce55">
            <text:p>273</text:p>
          </table:table-cell>
          <table:table-cell office:value-type="float" office:value="256" table:style-name="ce56">
            <text:p>256</text:p>
          </table:table-cell>
          <table:table-cell office:value-type="float" office:value="1114" table:style-name="ce55">
            <text:p>1,114</text:p>
          </table:table-cell>
          <table:table-cell office:value-type="float" office:value="243" table:style-name="ce55">
            <text:p>243</text:p>
          </table:table-cell>
          <table:table-cell office:value-type="float" office:value="234" table:style-name="ce55">
            <text:p>234</text:p>
          </table:table-cell>
          <table:table-cell office:value-type="float" office:value="261" table:style-name="ce55">
            <text:p>261</text:p>
          </table:table-cell>
          <table:table-cell office:value-type="float" office:value="213" table:style-name="ce55">
            <text:p>213</text:p>
          </table:table-cell>
          <table:table-cell office:value-type="float" office:value="163" table:style-name="ce56">
            <text:p>163</text:p>
          </table:table-cell>
          <table:table-cell office:value-type="float" office:value="616" table:style-name="ce55">
            <text:p>616</text:p>
          </table:table-cell>
          <table:table-cell office:value-type="float" office:value="173" table:style-name="ce55">
            <text:p>173</text:p>
          </table:table-cell>
          <table:table-cell office:value-type="float" office:value="142" table:style-name="ce55">
            <text:p>142</text:p>
          </table:table-cell>
          <table:table-cell office:value-type="float" office:value="123" table:style-name="ce55">
            <text:p>123</text:p>
          </table:table-cell>
          <table:table-cell office:value-type="float" office:value="106" table:style-name="ce55">
            <text:p>106</text:p>
          </table:table-cell>
          <table:table-cell office:value-type="float" office:value="72" table:style-name="ce56">
            <text:p>72</text:p>
          </table:table-cell>
          <table:table-cell office:value-type="float" office:value="158" table:style-name="ce55">
            <text:p>158</text:p>
          </table:table-cell>
          <table:table-cell office:value-type="float" office:value="47" table:style-name="ce55">
            <text:p>47</text:p>
          </table:table-cell>
          <table:table-cell office:value-type="float" office:value="34" table:style-name="ce55">
            <text:p>34</text:p>
          </table:table-cell>
          <table:table-cell office:value-type="float" office:value="30" table:style-name="ce55">
            <text:p>30</text:p>
          </table:table-cell>
          <table:table-cell office:value-type="float" office:value="30" table:style-name="ce55">
            <text:p>30</text:p>
          </table:table-cell>
          <table:table-cell office:value-type="float" office:value="17" table:style-name="ce56">
            <text:p>17</text:p>
          </table:table-cell>
          <table:table-cell office:value-type="float" office:value="47" table:style-name="ce55">
            <text:p>47</text:p>
          </table:table-cell>
          <table:table-cell office:value-type="float" office:value="18" table:style-name="ce55">
            <text:p>18</text:p>
          </table:table-cell>
          <table:table-cell office:value-type="float" office:value="6" table:style-name="ce55">
            <text:p>6</text:p>
          </table:table-cell>
          <table:table-cell office:value-type="float" office:value="7" table:style-name="ce55">
            <text:p>7</text:p>
          </table:table-cell>
          <table:table-cell office:value-type="float" office:value="7" table:style-name="ce55">
            <text:p>7</text:p>
          </table:table-cell>
          <table:table-cell office:value-type="float" office:value="9" table:style-name="ce56">
            <text:p>9</text:p>
          </table:table-cell>
          <table:table-cell office:value-type="float" office:value="15" table:style-name="ce55">
            <text:p>1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70018" table:style-name="ce57">
            <text:p>70,018</text:p>
          </table:table-cell>
          <table:table-cell office:value-type="float" office:value="2418" table:style-name="ce58">
            <text:p>2,418</text:p>
          </table:table-cell>
          <table:table-cell office:value-type="float" office:value="504" table:style-name="ce59">
            <text:p>504</text:p>
          </table:table-cell>
          <table:table-cell office:value-type="float" office:value="523" table:style-name="ce59">
            <text:p>523</text:p>
          </table:table-cell>
          <table:table-cell office:value-type="float" office:value="490" table:style-name="ce59">
            <text:p>490</text:p>
          </table:table-cell>
          <table:table-cell office:value-type="float" office:value="465" table:style-name="ce59">
            <text:p>465</text:p>
          </table:table-cell>
          <table:table-cell office:value-type="float" office:value="436" table:style-name="ce59">
            <text:p>436</text:p>
          </table:table-cell>
          <table:table-cell office:value-type="float" office:value="1890" table:style-name="ce59">
            <text:p>1,890</text:p>
          </table:table-cell>
          <table:table-cell office:value-type="float" office:value="440" table:style-name="ce59">
            <text:p>440</text:p>
          </table:table-cell>
          <table:table-cell office:value-type="float" office:value="329" table:style-name="ce59">
            <text:p>329</text:p>
          </table:table-cell>
          <table:table-cell office:value-type="float" office:value="407" table:style-name="ce59">
            <text:p>407</text:p>
          </table:table-cell>
          <table:table-cell office:value-type="float" office:value="382" table:style-name="ce59">
            <text:p>382</text:p>
          </table:table-cell>
          <table:table-cell office:value-type="float" office:value="332" table:style-name="ce60">
            <text:p>332</text:p>
          </table:table-cell>
          <table:table-cell office:value-type="float" office:value="1778" table:style-name="ce59">
            <text:p>1,778</text:p>
          </table:table-cell>
          <table:table-cell office:value-type="float" office:value="364" table:style-name="ce59">
            <text:p>364</text:p>
          </table:table-cell>
          <table:table-cell office:value-type="float" office:value="356" table:style-name="ce59">
            <text:p>356</text:p>
          </table:table-cell>
          <table:table-cell office:value-type="float" office:value="329" table:style-name="ce59">
            <text:p>329</text:p>
          </table:table-cell>
          <table:table-cell office:value-type="float" office:value="355" table:style-name="ce59">
            <text:p>355</text:p>
          </table:table-cell>
          <table:table-cell office:value-type="float" office:value="374" table:style-name="ce60">
            <text:p>374</text:p>
          </table:table-cell>
          <table:table-cell office:value-type="float" office:value="2998" table:style-name="ce59">
            <text:p>2,998</text:p>
          </table:table-cell>
          <table:table-cell office:value-type="float" office:value="424" table:style-name="ce59">
            <text:p>424</text:p>
          </table:table-cell>
          <table:table-cell office:value-type="float" office:value="435" table:style-name="ce59">
            <text:p>435</text:p>
          </table:table-cell>
          <table:table-cell office:value-type="float" office:value="480" table:style-name="ce59">
            <text:p>480</text:p>
          </table:table-cell>
          <table:table-cell office:value-type="float" office:value="638" table:style-name="ce59">
            <text:p>638</text:p>
          </table:table-cell>
          <table:table-cell office:value-type="float" office:value="1021" table:style-name="ce60">
            <text:p>1,021</text:p>
          </table:table-cell>
          <table:table-cell office:value-type="float" office:value="5570" table:style-name="ce59">
            <text:p>5,570</text:p>
          </table:table-cell>
          <table:table-cell office:value-type="float" office:value="1025" table:style-name="ce59">
            <text:p>1,025</text:p>
          </table:table-cell>
          <table:table-cell office:value-type="float" office:value="994" table:style-name="ce59">
            <text:p>994</text:p>
          </table:table-cell>
          <table:table-cell office:value-type="float" office:value="1185" table:style-name="ce59">
            <text:p>1,185</text:p>
          </table:table-cell>
          <table:table-cell office:value-type="float" office:value="1157" table:style-name="ce59">
            <text:p>1,157</text:p>
          </table:table-cell>
          <table:table-cell office:value-type="float" office:value="1209" table:style-name="ce60">
            <text:p>1,209</text:p>
          </table:table-cell>
          <table:table-cell office:value-type="float" office:value="5832" table:style-name="ce59">
            <text:p>5,832</text:p>
          </table:table-cell>
          <table:table-cell office:value-type="float" office:value="1240" table:style-name="ce59">
            <text:p>1,240</text:p>
          </table:table-cell>
          <table:table-cell office:value-type="float" office:value="1178" table:style-name="ce59">
            <text:p>1,178</text:p>
          </table:table-cell>
          <table:table-cell office:value-type="float" office:value="1159" table:style-name="ce59">
            <text:p>1,159</text:p>
          </table:table-cell>
          <table:table-cell office:value-type="float" office:value="1110" table:style-name="ce59">
            <text:p>1,110</text:p>
          </table:table-cell>
          <table:table-cell office:value-type="float" office:value="1145" table:style-name="ce60">
            <text:p>1,145</text:p>
          </table:table-cell>
          <table:table-cell office:value-type="float" office:value="5096" table:style-name="ce59">
            <text:p>5,096</text:p>
          </table:table-cell>
          <table:table-cell office:value-type="float" office:value="1026" table:style-name="ce59">
            <text:p>1,026</text:p>
          </table:table-cell>
          <table:table-cell office:value-type="float" office:value="1077" table:style-name="ce59">
            <text:p>1,077</text:p>
          </table:table-cell>
          <table:table-cell office:value-type="float" office:value="1029" table:style-name="ce59">
            <text:p>1,029</text:p>
          </table:table-cell>
          <table:table-cell office:value-type="float" office:value="896" table:style-name="ce59">
            <text:p>896</text:p>
          </table:table-cell>
          <table:table-cell office:value-type="float" office:value="1068" table:style-name="ce60">
            <text:p>1,068</text:p>
          </table:table-cell>
          <table:table-cell office:value-type="float" office:value="5301" table:style-name="ce59">
            <text:p>5,301</text:p>
          </table:table-cell>
          <table:table-cell office:value-type="float" office:value="1084" table:style-name="ce59">
            <text:p>1,084</text:p>
          </table:table-cell>
          <table:table-cell office:value-type="float" office:value="1044" table:style-name="ce59">
            <text:p>1,044</text:p>
          </table:table-cell>
          <table:table-cell office:value-type="float" office:value="1072" table:style-name="ce59">
            <text:p>1,072</text:p>
          </table:table-cell>
          <table:table-cell office:value-type="float" office:value="1077" table:style-name="ce59">
            <text:p>1,077</text:p>
          </table:table-cell>
          <table:table-cell office:value-type="float" office:value="1024" table:style-name="ce60">
            <text:p>1,024</text:p>
          </table:table-cell>
          <table:table-cell office:value-type="float" office:value="5192" table:style-name="ce59">
            <text:p>5,192</text:p>
          </table:table-cell>
          <table:table-cell office:value-type="float" office:value="996" table:style-name="ce59">
            <text:p>996</text:p>
          </table:table-cell>
          <table:table-cell office:value-type="float" office:value="1069" table:style-name="ce59">
            <text:p>1,069</text:p>
          </table:table-cell>
          <table:table-cell office:value-type="float" office:value="1072" table:style-name="ce59">
            <text:p>1,072</text:p>
          </table:table-cell>
          <table:table-cell office:value-type="float" office:value="1073" table:style-name="ce59">
            <text:p>1,073</text:p>
          </table:table-cell>
          <table:table-cell office:value-type="float" office:value="982" table:style-name="ce60">
            <text:p>982</text:p>
          </table:table-cell>
          <table:table-cell office:value-type="float" office:value="5199" table:style-name="ce59">
            <text:p>5,199</text:p>
          </table:table-cell>
          <table:table-cell office:value-type="float" office:value="997" table:style-name="ce59">
            <text:p>997</text:p>
          </table:table-cell>
          <table:table-cell office:value-type="float" office:value="983" table:style-name="ce59">
            <text:p>983</text:p>
          </table:table-cell>
          <table:table-cell office:value-type="float" office:value="1017" table:style-name="ce59">
            <text:p>1,017</text:p>
          </table:table-cell>
          <table:table-cell office:value-type="float" office:value="1068" table:style-name="ce59">
            <text:p>1,068</text:p>
          </table:table-cell>
          <table:table-cell office:value-type="float" office:value="1134" table:style-name="ce60">
            <text:p>1,134</text:p>
          </table:table-cell>
          <table:table-cell office:value-type="float" office:value="6113" table:style-name="ce59">
            <text:p>6,113</text:p>
          </table:table-cell>
          <table:table-cell office:value-type="float" office:value="1122" table:style-name="ce59">
            <text:p>1,122</text:p>
          </table:table-cell>
          <table:table-cell office:value-type="float" office:value="1167" table:style-name="ce59">
            <text:p>1,167</text:p>
          </table:table-cell>
          <table:table-cell office:value-type="float" office:value="1145" table:style-name="ce59">
            <text:p>1,145</text:p>
          </table:table-cell>
          <table:table-cell office:value-type="float" office:value="1349" table:style-name="ce59">
            <text:p>1,349</text:p>
          </table:table-cell>
          <table:table-cell office:value-type="float" office:value="1330" table:style-name="ce60">
            <text:p>1,330</text:p>
          </table:table-cell>
          <table:table-cell office:value-type="float" office:value="6647" table:style-name="ce59">
            <text:p>6,647</text:p>
          </table:table-cell>
          <table:table-cell office:value-type="float" office:value="1411" table:style-name="ce59">
            <text:p>1,411</text:p>
          </table:table-cell>
          <table:table-cell office:value-type="float" office:value="1422" table:style-name="ce59">
            <text:p>1,422</text:p>
          </table:table-cell>
          <table:table-cell office:value-type="float" office:value="1368" table:style-name="ce59">
            <text:p>1,368</text:p>
          </table:table-cell>
          <table:table-cell office:value-type="float" office:value="1219" table:style-name="ce59">
            <text:p>1,219</text:p>
          </table:table-cell>
          <table:table-cell office:value-type="float" office:value="1227" table:style-name="ce60">
            <text:p>1,227</text:p>
          </table:table-cell>
          <table:table-cell office:value-type="float" office:value="5903" table:style-name="ce59">
            <text:p>5,903</text:p>
          </table:table-cell>
          <table:table-cell office:value-type="float" office:value="1287" table:style-name="ce59">
            <text:p>1,287</text:p>
          </table:table-cell>
          <table:table-cell office:value-type="float" office:value="1177" table:style-name="ce59">
            <text:p>1,177</text:p>
          </table:table-cell>
          <table:table-cell office:value-type="float" office:value="1229" table:style-name="ce59">
            <text:p>1,229</text:p>
          </table:table-cell>
          <table:table-cell office:value-type="float" office:value="1130" table:style-name="ce59">
            <text:p>1,130</text:p>
          </table:table-cell>
          <table:table-cell office:value-type="float" office:value="1080" table:style-name="ce60">
            <text:p>1,080</text:p>
          </table:table-cell>
          <table:table-cell office:value-type="float" office:value="3865" table:style-name="ce59">
            <text:p>3,865</text:p>
          </table:table-cell>
          <table:table-cell office:value-type="float" office:value="1003" table:style-name="ce59">
            <text:p>1,003</text:p>
          </table:table-cell>
          <table:table-cell office:value-type="float" office:value="790" table:style-name="ce59">
            <text:p>790</text:p>
          </table:table-cell>
          <table:table-cell office:value-type="float" office:value="779" table:style-name="ce59">
            <text:p>779</text:p>
          </table:table-cell>
          <table:table-cell office:value-type="float" office:value="670" table:style-name="ce59">
            <text:p>670</text:p>
          </table:table-cell>
          <table:table-cell office:value-type="float" office:value="623" table:style-name="ce60">
            <text:p>623</text:p>
          </table:table-cell>
          <table:table-cell office:value-type="float" office:value="1976" table:style-name="ce59">
            <text:p>1,976</text:p>
          </table:table-cell>
          <table:table-cell office:value-type="float" office:value="517" table:style-name="ce59">
            <text:p>517</text:p>
          </table:table-cell>
          <table:table-cell office:value-type="float" office:value="437" table:style-name="ce59">
            <text:p>437</text:p>
          </table:table-cell>
          <table:table-cell office:value-type="float" office:value="396" table:style-name="ce59">
            <text:p>396</text:p>
          </table:table-cell>
          <table:table-cell office:value-type="float" office:value="298" table:style-name="ce59">
            <text:p>298</text:p>
          </table:table-cell>
          <table:table-cell office:value-type="float" office:value="328" table:style-name="ce60">
            <text:p>328</text:p>
          </table:table-cell>
          <table:table-cell office:value-type="float" office:value="1526" table:style-name="ce59">
            <text:p>1,526</text:p>
          </table:table-cell>
          <table:table-cell office:value-type="float" office:value="321" table:style-name="ce59">
            <text:p>321</text:p>
          </table:table-cell>
          <table:table-cell office:value-type="float" office:value="337" table:style-name="ce59">
            <text:p>337</text:p>
          </table:table-cell>
          <table:table-cell office:value-type="float" office:value="295" table:style-name="ce59">
            <text:p>295</text:p>
          </table:table-cell>
          <table:table-cell office:value-type="float" office:value="303" table:style-name="ce59">
            <text:p>303</text:p>
          </table:table-cell>
          <table:table-cell office:value-type="float" office:value="270" table:style-name="ce60">
            <text:p>270</text:p>
          </table:table-cell>
          <table:table-cell office:value-type="float" office:value="1275" table:style-name="ce59">
            <text:p>1,275</text:p>
          </table:table-cell>
          <table:table-cell office:value-type="float" office:value="283" table:style-name="ce59">
            <text:p>283</text:p>
          </table:table-cell>
          <table:table-cell office:value-type="float" office:value="258" table:style-name="ce59">
            <text:p>258</text:p>
          </table:table-cell>
          <table:table-cell office:value-type="float" office:value="273" table:style-name="ce59">
            <text:p>273</text:p>
          </table:table-cell>
          <table:table-cell office:value-type="float" office:value="233" table:style-name="ce59">
            <text:p>233</text:p>
          </table:table-cell>
          <table:table-cell office:value-type="float" office:value="228" table:style-name="ce60">
            <text:p>228</text:p>
          </table:table-cell>
          <table:table-cell office:value-type="float" office:value="815" table:style-name="ce59">
            <text:p>815</text:p>
          </table:table-cell>
          <table:table-cell office:value-type="float" office:value="180" table:style-name="ce59">
            <text:p>180</text:p>
          </table:table-cell>
          <table:table-cell office:value-type="float" office:value="192" table:style-name="ce59">
            <text:p>192</text:p>
          </table:table-cell>
          <table:table-cell office:value-type="float" office:value="173" table:style-name="ce59">
            <text:p>173</text:p>
          </table:table-cell>
          <table:table-cell office:value-type="float" office:value="142" table:style-name="ce59">
            <text:p>142</text:p>
          </table:table-cell>
          <table:table-cell office:value-type="float" office:value="128" table:style-name="ce60">
            <text:p>128</text:p>
          </table:table-cell>
          <table:table-cell office:value-type="float" office:value="441" table:style-name="ce59">
            <text:p>441</text:p>
          </table:table-cell>
          <table:table-cell office:value-type="float" office:value="120" table:style-name="ce59">
            <text:p>120</text:p>
          </table:table-cell>
          <table:table-cell office:value-type="float" office:value="112" table:style-name="ce59">
            <text:p>112</text:p>
          </table:table-cell>
          <table:table-cell office:value-type="float" office:value="77" table:style-name="ce59">
            <text:p>77</text:p>
          </table:table-cell>
          <table:table-cell office:value-type="float" office:value="67" table:style-name="ce59">
            <text:p>67</text:p>
          </table:table-cell>
          <table:table-cell office:value-type="float" office:value="65" table:style-name="ce60">
            <text:p>65</text:p>
          </table:table-cell>
          <table:table-cell office:value-type="float" office:value="149" table:style-name="ce59">
            <text:p>149</text:p>
          </table:table-cell>
          <table:table-cell office:value-type="float" office:value="40" table:style-name="ce59">
            <text:p>40</text:p>
          </table:table-cell>
          <table:table-cell office:value-type="float" office:value="44" table:style-name="ce59">
            <text:p>44</text:p>
          </table:table-cell>
          <table:table-cell office:value-type="float" office:value="29" table:style-name="ce59">
            <text:p>29</text:p>
          </table:table-cell>
          <table:table-cell office:value-type="float" office:value="21" table:style-name="ce59">
            <text:p>21</text:p>
          </table:table-cell>
          <table:table-cell office:value-type="float" office:value="15" table:style-name="ce60">
            <text:p>15</text:p>
          </table:table-cell>
          <table:table-cell office:value-type="float" office:value="34" table:style-name="ce59">
            <text:p>3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45" table:style-name="ce52">
            <text:p>13,045</text:p>
          </table:table-cell>
          <table:table-cell office:value-type="float" office:value="614" table:style-name="ce52">
            <text:p>614</text:p>
          </table:table-cell>
          <table:table-cell office:value-type="float" office:value="136" table:style-name="ce52">
            <text:p>136</text:p>
          </table:table-cell>
          <table:table-cell office:value-type="float" office:value="135" table:style-name="ce52">
            <text:p>135</text:p>
          </table:table-cell>
          <table:table-cell office:value-type="float" office:value="121" table:style-name="ce52">
            <text:p>121</text:p>
          </table:table-cell>
          <table:table-cell office:value-type="float" office:value="122" table:style-name="ce52">
            <text:p>122</text:p>
          </table:table-cell>
          <table:table-cell office:value-type="float" office:value="100" table:style-name="ce52">
            <text:p>100</text:p>
          </table:table-cell>
          <table:table-cell office:value-type="float" office:value="467" table:style-name="ce52">
            <text:p>467</text:p>
          </table:table-cell>
          <table:table-cell office:value-type="float" office:value="108" table:style-name="ce52">
            <text:p>108</text:p>
          </table:table-cell>
          <table:table-cell office:value-type="float" office:value="79" table:style-name="ce52">
            <text:p>79</text:p>
          </table:table-cell>
          <table:table-cell office:value-type="float" office:value="97" table:style-name="ce52">
            <text:p>97</text:p>
          </table:table-cell>
          <table:table-cell office:value-type="float" office:value="100" table:style-name="ce52">
            <text:p>100</text:p>
          </table:table-cell>
          <table:table-cell office:value-type="float" office:value="83" table:style-name="ce53">
            <text:p>83</text:p>
          </table:table-cell>
          <table:table-cell office:value-type="float" office:value="449" table:style-name="ce52">
            <text:p>449</text:p>
          </table:table-cell>
          <table:table-cell office:value-type="float" office:value="78" table:style-name="ce52">
            <text:p>78</text:p>
          </table:table-cell>
          <table:table-cell office:value-type="float" office:value="94" table:style-name="ce52">
            <text:p>94</text:p>
          </table:table-cell>
          <table:table-cell office:value-type="float" office:value="95" table:style-name="ce52">
            <text:p>95</text:p>
          </table:table-cell>
          <table:table-cell office:value-type="float" office:value="86" table:style-name="ce52">
            <text:p>86</text:p>
          </table:table-cell>
          <table:table-cell office:value-type="float" office:value="96" table:style-name="ce53">
            <text:p>96</text:p>
          </table:table-cell>
          <table:table-cell office:value-type="float" office:value="558" table:style-name="ce52">
            <text:p>558</text:p>
          </table:table-cell>
          <table:table-cell office:value-type="float" office:value="75" table:style-name="ce52">
            <text:p>75</text:p>
          </table:table-cell>
          <table:table-cell office:value-type="float" office:value="93" table:style-name="ce52">
            <text:p>93</text:p>
          </table:table-cell>
          <table:table-cell office:value-type="float" office:value="121" table:style-name="ce52">
            <text:p>121</text:p>
          </table:table-cell>
          <table:table-cell office:value-type="float" office:value="109" table:style-name="ce52">
            <text:p>109</text:p>
          </table:table-cell>
          <table:table-cell office:value-type="float" office:value="160" table:style-name="ce53">
            <text:p>160</text:p>
          </table:table-cell>
          <table:table-cell office:value-type="float" office:value="952" table:style-name="ce52">
            <text:p>952</text:p>
          </table:table-cell>
          <table:table-cell office:value-type="float" office:value="218" table:style-name="ce52">
            <text:p>218</text:p>
          </table:table-cell>
          <table:table-cell office:value-type="float" office:value="152" table:style-name="ce52">
            <text:p>152</text:p>
          </table:table-cell>
          <table:table-cell office:value-type="float" office:value="167" table:style-name="ce52">
            <text:p>167</text:p>
          </table:table-cell>
          <table:table-cell office:value-type="float" office:value="217" table:style-name="ce52">
            <text:p>217</text:p>
          </table:table-cell>
          <table:table-cell office:value-type="float" office:value="198" table:style-name="ce53">
            <text:p>198</text:p>
          </table:table-cell>
          <table:table-cell office:value-type="float" office:value="1152" table:style-name="ce52">
            <text:p>1,152</text:p>
          </table:table-cell>
          <table:table-cell office:value-type="float" office:value="198" table:style-name="ce52">
            <text:p>198</text:p>
          </table:table-cell>
          <table:table-cell office:value-type="float" office:value="245" table:style-name="ce52">
            <text:p>245</text:p>
          </table:table-cell>
          <table:table-cell office:value-type="float" office:value="238" table:style-name="ce52">
            <text:p>238</text:p>
          </table:table-cell>
          <table:table-cell office:value-type="float" office:value="243" table:style-name="ce52">
            <text:p>243</text:p>
          </table:table-cell>
          <table:table-cell office:value-type="float" office:value="228" table:style-name="ce53">
            <text:p>228</text:p>
          </table:table-cell>
          <table:table-cell office:value-type="float" office:value="970" table:style-name="ce52">
            <text:p>970</text:p>
          </table:table-cell>
          <table:table-cell office:value-type="float" office:value="202" table:style-name="ce52">
            <text:p>202</text:p>
          </table:table-cell>
          <table:table-cell office:value-type="float" office:value="228" table:style-name="ce52">
            <text:p>228</text:p>
          </table:table-cell>
          <table:table-cell office:value-type="float" office:value="167" table:style-name="ce52">
            <text:p>167</text:p>
          </table:table-cell>
          <table:table-cell office:value-type="float" office:value="178" table:style-name="ce52">
            <text:p>178</text:p>
          </table:table-cell>
          <table:table-cell office:value-type="float" office:value="195" table:style-name="ce53">
            <text:p>195</text:p>
          </table:table-cell>
          <table:table-cell office:value-type="float" office:value="1033" table:style-name="ce52">
            <text:p>1,033</text:p>
          </table:table-cell>
          <table:table-cell office:value-type="float" office:value="213" table:style-name="ce52">
            <text:p>213</text:p>
          </table:table-cell>
          <table:table-cell office:value-type="float" office:value="187" table:style-name="ce52">
            <text:p>187</text:p>
          </table:table-cell>
          <table:table-cell office:value-type="float" office:value="216" table:style-name="ce52">
            <text:p>216</text:p>
          </table:table-cell>
          <table:table-cell office:value-type="float" office:value="207" table:style-name="ce52">
            <text:p>207</text:p>
          </table:table-cell>
          <table:table-cell office:value-type="float" office:value="210" table:style-name="ce53">
            <text:p>210</text:p>
          </table:table-cell>
          <table:table-cell office:value-type="float" office:value="985" table:style-name="ce52">
            <text:p>985</text:p>
          </table:table-cell>
          <table:table-cell office:value-type="float" office:value="214" table:style-name="ce52">
            <text:p>214</text:p>
          </table:table-cell>
          <table:table-cell office:value-type="float" office:value="213" table:style-name="ce52">
            <text:p>213</text:p>
          </table:table-cell>
          <table:table-cell office:value-type="float" office:value="169" table:style-name="ce52">
            <text:p>169</text:p>
          </table:table-cell>
          <table:table-cell office:value-type="float" office:value="197" table:style-name="ce52">
            <text:p>197</text:p>
          </table:table-cell>
          <table:table-cell office:value-type="float" office:value="192" table:style-name="ce53">
            <text:p>192</text:p>
          </table:table-cell>
          <table:table-cell office:value-type="float" office:value="1061" table:style-name="ce52">
            <text:p>1,061</text:p>
          </table:table-cell>
          <table:table-cell office:value-type="float" office:value="214" table:style-name="ce52">
            <text:p>214</text:p>
          </table:table-cell>
          <table:table-cell office:value-type="float" office:value="207" table:style-name="ce52">
            <text:p>207</text:p>
          </table:table-cell>
          <table:table-cell office:value-type="float" office:value="197" table:style-name="ce52">
            <text:p>197</text:p>
          </table:table-cell>
          <table:table-cell office:value-type="float" office:value="215" table:style-name="ce52">
            <text:p>215</text:p>
          </table:table-cell>
          <table:table-cell office:value-type="float" office:value="228" table:style-name="ce53">
            <text:p>228</text:p>
          </table:table-cell>
          <table:table-cell office:value-type="float" office:value="1051" table:style-name="ce52">
            <text:p>1,051</text:p>
          </table:table-cell>
          <table:table-cell office:value-type="float" office:value="209" table:style-name="ce52">
            <text:p>209</text:p>
          </table:table-cell>
          <table:table-cell office:value-type="float" office:value="174" table:style-name="ce52">
            <text:p>174</text:p>
          </table:table-cell>
          <table:table-cell office:value-type="float" office:value="202" table:style-name="ce52">
            <text:p>202</text:p>
          </table:table-cell>
          <table:table-cell office:value-type="float" office:value="224" table:style-name="ce52">
            <text:p>224</text:p>
          </table:table-cell>
          <table:table-cell office:value-type="float" office:value="242" table:style-name="ce53">
            <text:p>242</text:p>
          </table:table-cell>
          <table:table-cell office:value-type="float" office:value="1084" table:style-name="ce52">
            <text:p>1,084</text:p>
          </table:table-cell>
          <table:table-cell office:value-type="float" office:value="212" table:style-name="ce52">
            <text:p>212</text:p>
          </table:table-cell>
          <table:table-cell office:value-type="float" office:value="234" table:style-name="ce52">
            <text:p>234</text:p>
          </table:table-cell>
          <table:table-cell office:value-type="float" office:value="219" table:style-name="ce52">
            <text:p>219</text:p>
          </table:table-cell>
          <table:table-cell office:value-type="float" office:value="212" table:style-name="ce52">
            <text:p>212</text:p>
          </table:table-cell>
          <table:table-cell office:value-type="float" office:value="207" table:style-name="ce53">
            <text:p>207</text:p>
          </table:table-cell>
          <table:table-cell office:value-type="float" office:value="1070" table:style-name="ce52">
            <text:p>1,070</text:p>
          </table:table-cell>
          <table:table-cell office:value-type="float" office:value="254" table:style-name="ce52">
            <text:p>254</text:p>
          </table:table-cell>
          <table:table-cell office:value-type="float" office:value="217" table:style-name="ce52">
            <text:p>217</text:p>
          </table:table-cell>
          <table:table-cell office:value-type="float" office:value="193" table:style-name="ce52">
            <text:p>193</text:p>
          </table:table-cell>
          <table:table-cell office:value-type="float" office:value="212" table:style-name="ce52">
            <text:p>212</text:p>
          </table:table-cell>
          <table:table-cell office:value-type="float" office:value="194" table:style-name="ce53">
            <text:p>194</text:p>
          </table:table-cell>
          <table:table-cell office:value-type="float" office:value="660" table:style-name="ce52">
            <text:p>660</text:p>
          </table:table-cell>
          <table:table-cell office:value-type="float" office:value="169" table:style-name="ce52">
            <text:p>169</text:p>
          </table:table-cell>
          <table:table-cell office:value-type="float" office:value="156" table:style-name="ce52">
            <text:p>156</text:p>
          </table:table-cell>
          <table:table-cell office:value-type="float" office:value="133" table:style-name="ce52">
            <text:p>133</text:p>
          </table:table-cell>
          <table:table-cell office:value-type="float" office:value="108" table:style-name="ce52">
            <text:p>108</text:p>
          </table:table-cell>
          <table:table-cell office:value-type="float" office:value="94" table:style-name="ce53">
            <text:p>94</text:p>
          </table:table-cell>
          <table:table-cell office:value-type="float" office:value="395" table:style-name="ce52">
            <text:p>395</text:p>
          </table:table-cell>
          <table:table-cell office:value-type="float" office:value="89" table:style-name="ce52">
            <text:p>89</text:p>
          </table:table-cell>
          <table:table-cell office:value-type="float" office:value="88" table:style-name="ce52">
            <text:p>88</text:p>
          </table:table-cell>
          <table:table-cell office:value-type="float" office:value="96" table:style-name="ce52">
            <text:p>96</text:p>
          </table:table-cell>
          <table:table-cell office:value-type="float" office:value="74" table:style-name="ce52">
            <text:p>74</text:p>
          </table:table-cell>
          <table:table-cell office:value-type="float" office:value="48" table:style-name="ce53">
            <text:p>48</text:p>
          </table:table-cell>
          <table:table-cell office:value-type="float" office:value="180" table:style-name="ce52">
            <text:p>180</text:p>
          </table:table-cell>
          <table:table-cell office:value-type="float" office:value="40" table:style-name="ce52">
            <text:p>40</text:p>
          </table:table-cell>
          <table:table-cell office:value-type="float" office:value="41" table:style-name="ce52">
            <text:p>41</text:p>
          </table:table-cell>
          <table:table-cell office:value-type="float" office:value="36" table:style-name="ce52">
            <text:p>36</text:p>
          </table:table-cell>
          <table:table-cell office:value-type="float" office:value="40" table:style-name="ce52">
            <text:p>40</text:p>
          </table:table-cell>
          <table:table-cell office:value-type="float" office:value="23" table:style-name="ce53">
            <text:p>23</text:p>
          </table:table-cell>
          <table:table-cell office:value-type="float" office:value="174" table:style-name="ce52">
            <text:p>174</text:p>
          </table:table-cell>
          <table:table-cell office:value-type="float" office:value="35" table:style-name="ce52">
            <text:p>35</text:p>
          </table:table-cell>
          <table:table-cell office:value-type="float" office:value="45" table:style-name="ce52">
            <text:p>45</text:p>
          </table:table-cell>
          <table:table-cell office:value-type="float" office:value="37" table:style-name="ce52">
            <text:p>37</text:p>
          </table:table-cell>
          <table:table-cell office:value-type="float" office:value="32" table:style-name="ce52">
            <text:p>32</text:p>
          </table:table-cell>
          <table:table-cell office:value-type="float" office:value="25" table:style-name="ce53">
            <text:p>25</text:p>
          </table:table-cell>
          <table:table-cell office:value-type="float" office:value="103" table:style-name="ce52">
            <text:p>103</text:p>
          </table:table-cell>
          <table:table-cell office:value-type="float" office:value="28" table:style-name="ce52">
            <text:p>28</text:p>
          </table:table-cell>
          <table:table-cell office:value-type="float" office:value="25" table:style-name="ce52">
            <text:p>25</text:p>
          </table:table-cell>
          <table:table-cell office:value-type="float" office:value="21" table:style-name="ce52">
            <text:p>21</text:p>
          </table:table-cell>
          <table:table-cell office:value-type="float" office:value="14" table:style-name="ce52">
            <text:p>14</text:p>
          </table:table-cell>
          <table:table-cell office:value-type="float" office:value="15" table:style-name="ce53">
            <text:p>15</text:p>
          </table:table-cell>
          <table:table-cell office:value-type="float" office:value="56" table:style-name="ce52">
            <text:p>56</text:p>
          </table:table-cell>
          <table:table-cell office:value-type="float" office:value="15" table:style-name="ce52">
            <text:p>15</text:p>
          </table:table-cell>
          <table:table-cell office:value-type="float" office:value="10" table:style-name="ce52">
            <text:p>10</text:p>
          </table:table-cell>
          <table:table-cell office:value-type="float" office:value="13" table:style-name="ce52">
            <text:p>13</text:p>
          </table:table-cell>
          <table:table-cell office:value-type="float" office:value="7" table:style-name="ce52">
            <text:p>7</text:p>
          </table:table-cell>
          <table:table-cell office:value-type="float" office:value="11" table:style-name="ce53">
            <text:p>11</text:p>
          </table:table-cell>
          <table:table-cell office:value-type="float" office:value="25" table:style-name="ce52">
            <text:p>25</text:p>
          </table:table-cell>
          <table:table-cell office:value-type="float" office:value="5" table:style-name="ce52">
            <text:p>5</text:p>
          </table:table-cell>
          <table:table-cell office:value-type="float" office:value="10" table:style-name="ce52">
            <text:p>10</text:p>
          </table:table-cell>
          <table:table-cell office:value-type="float" office:value="6" table:style-name="ce52">
            <text:p>6</text:p>
          </table:table-cell>
          <table:table-cell office:value-type="float" office:value="3" table:style-name="ce52">
            <text:p>3</text:p>
          </table:table-cell>
          <table:table-cell office:value-type="float" office:value="1" table:style-name="ce53">
            <text:p>1</text:p>
          </table:table-cell>
          <table:table-cell office:value-type="float" office:value="6" table:style-name="ce52">
            <text:p>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479" table:style-name="ce52">
            <text:p>7,479</text:p>
          </table:table-cell>
          <table:table-cell office:value-type="float" office:value="340" table:style-name="ce52">
            <text:p>340</text:p>
          </table:table-cell>
          <table:table-cell office:value-type="float" office:value="70" table:style-name="ce52">
            <text:p>70</text:p>
          </table:table-cell>
          <table:table-cell office:value-type="float" office:value="78" table:style-name="ce52">
            <text:p>78</text:p>
          </table:table-cell>
          <table:table-cell office:value-type="float" office:value="64" table:style-name="ce52">
            <text:p>64</text:p>
          </table:table-cell>
          <table:table-cell office:value-type="float" office:value="67" table:style-name="ce52">
            <text:p>67</text:p>
          </table:table-cell>
          <table:table-cell office:value-type="float" office:value="61" table:style-name="ce52">
            <text:p>61</text:p>
          </table:table-cell>
          <table:table-cell office:value-type="float" office:value="233" table:style-name="ce52">
            <text:p>233</text:p>
          </table:table-cell>
          <table:table-cell office:value-type="float" office:value="48" table:style-name="ce52">
            <text:p>48</text:p>
          </table:table-cell>
          <table:table-cell office:value-type="float" office:value="39" table:style-name="ce52">
            <text:p>39</text:p>
          </table:table-cell>
          <table:table-cell office:value-type="float" office:value="54" table:style-name="ce52">
            <text:p>54</text:p>
          </table:table-cell>
          <table:table-cell office:value-type="float" office:value="46" table:style-name="ce52">
            <text:p>46</text:p>
          </table:table-cell>
          <table:table-cell office:value-type="float" office:value="46" table:style-name="ce53">
            <text:p>46</text:p>
          </table:table-cell>
          <table:table-cell office:value-type="float" office:value="241" table:style-name="ce52">
            <text:p>241</text:p>
          </table:table-cell>
          <table:table-cell office:value-type="float" office:value="40" table:style-name="ce52">
            <text:p>40</text:p>
          </table:table-cell>
          <table:table-cell office:value-type="float" office:value="53" table:style-name="ce52">
            <text:p>53</text:p>
          </table:table-cell>
          <table:table-cell office:value-type="float" office:value="50" table:style-name="ce52">
            <text:p>50</text:p>
          </table:table-cell>
          <table:table-cell office:value-type="float" office:value="41" table:style-name="ce52">
            <text:p>41</text:p>
          </table:table-cell>
          <table:table-cell office:value-type="float" office:value="57" table:style-name="ce53">
            <text:p>57</text:p>
          </table:table-cell>
          <table:table-cell office:value-type="float" office:value="312" table:style-name="ce52">
            <text:p>312</text:p>
          </table:table-cell>
          <table:table-cell office:value-type="float" office:value="41" table:style-name="ce52">
            <text:p>41</text:p>
          </table:table-cell>
          <table:table-cell office:value-type="float" office:value="52" table:style-name="ce52">
            <text:p>52</text:p>
          </table:table-cell>
          <table:table-cell office:value-type="float" office:value="68" table:style-name="ce52">
            <text:p>68</text:p>
          </table:table-cell>
          <table:table-cell office:value-type="float" office:value="66" table:style-name="ce52">
            <text:p>66</text:p>
          </table:table-cell>
          <table:table-cell office:value-type="float" office:value="85" table:style-name="ce53">
            <text:p>85</text:p>
          </table:table-cell>
          <table:table-cell office:value-type="float" office:value="555" table:style-name="ce52">
            <text:p>555</text:p>
          </table:table-cell>
          <table:table-cell office:value-type="float" office:value="127" table:style-name="ce52">
            <text:p>127</text:p>
          </table:table-cell>
          <table:table-cell office:value-type="float" office:value="98" table:style-name="ce52">
            <text:p>98</text:p>
          </table:table-cell>
          <table:table-cell office:value-type="float" office:value="88" table:style-name="ce52">
            <text:p>88</text:p>
          </table:table-cell>
          <table:table-cell office:value-type="float" office:value="132" table:style-name="ce52">
            <text:p>132</text:p>
          </table:table-cell>
          <table:table-cell office:value-type="float" office:value="110" table:style-name="ce53">
            <text:p>110</text:p>
          </table:table-cell>
          <table:table-cell office:value-type="float" office:value="681" table:style-name="ce52">
            <text:p>681</text:p>
          </table:table-cell>
          <table:table-cell office:value-type="float" office:value="104" table:style-name="ce52">
            <text:p>104</text:p>
          </table:table-cell>
          <table:table-cell office:value-type="float" office:value="147" table:style-name="ce52">
            <text:p>147</text:p>
          </table:table-cell>
          <table:table-cell office:value-type="float" office:value="149" table:style-name="ce52">
            <text:p>149</text:p>
          </table:table-cell>
          <table:table-cell office:value-type="float" office:value="146" table:style-name="ce52">
            <text:p>146</text:p>
          </table:table-cell>
          <table:table-cell office:value-type="float" office:value="135" table:style-name="ce53">
            <text:p>135</text:p>
          </table:table-cell>
          <table:table-cell office:value-type="float" office:value="562" table:style-name="ce52">
            <text:p>562</text:p>
          </table:table-cell>
          <table:table-cell office:value-type="float" office:value="119" table:style-name="ce52">
            <text:p>119</text:p>
          </table:table-cell>
          <table:table-cell office:value-type="float" office:value="133" table:style-name="ce52">
            <text:p>133</text:p>
          </table:table-cell>
          <table:table-cell office:value-type="float" office:value="92" table:style-name="ce52">
            <text:p>92</text:p>
          </table:table-cell>
          <table:table-cell office:value-type="float" office:value="102" table:style-name="ce52">
            <text:p>102</text:p>
          </table:table-cell>
          <table:table-cell office:value-type="float" office:value="116" table:style-name="ce53">
            <text:p>116</text:p>
          </table:table-cell>
          <table:table-cell office:value-type="float" office:value="576" table:style-name="ce52">
            <text:p>576</text:p>
          </table:table-cell>
          <table:table-cell office:value-type="float" office:value="109" table:style-name="ce52">
            <text:p>109</text:p>
          </table:table-cell>
          <table:table-cell office:value-type="float" office:value="114" table:style-name="ce52">
            <text:p>114</text:p>
          </table:table-cell>
          <table:table-cell office:value-type="float" office:value="113" table:style-name="ce52">
            <text:p>113</text:p>
          </table:table-cell>
          <table:table-cell office:value-type="float" office:value="129" table:style-name="ce52">
            <text:p>129</text:p>
          </table:table-cell>
          <table:table-cell office:value-type="float" office:value="111" table:style-name="ce53">
            <text:p>111</text:p>
          </table:table-cell>
          <table:table-cell office:value-type="float" office:value="559" table:style-name="ce52">
            <text:p>559</text:p>
          </table:table-cell>
          <table:table-cell office:value-type="float" office:value="128" table:style-name="ce52">
            <text:p>128</text:p>
          </table:table-cell>
          <table:table-cell office:value-type="float" office:value="118" table:style-name="ce52">
            <text:p>118</text:p>
          </table:table-cell>
          <table:table-cell office:value-type="float" office:value="88" table:style-name="ce52">
            <text:p>88</text:p>
          </table:table-cell>
          <table:table-cell office:value-type="float" office:value="112" table:style-name="ce52">
            <text:p>112</text:p>
          </table:table-cell>
          <table:table-cell office:value-type="float" office:value="113" table:style-name="ce53">
            <text:p>113</text:p>
          </table:table-cell>
          <table:table-cell office:value-type="float" office:value="627" table:style-name="ce52">
            <text:p>627</text:p>
          </table:table-cell>
          <table:table-cell office:value-type="float" office:value="128" table:style-name="ce52">
            <text:p>128</text:p>
          </table:table-cell>
          <table:table-cell office:value-type="float" office:value="114" table:style-name="ce52">
            <text:p>114</text:p>
          </table:table-cell>
          <table:table-cell office:value-type="float" office:value="114" table:style-name="ce52">
            <text:p>114</text:p>
          </table:table-cell>
          <table:table-cell office:value-type="float" office:value="128" table:style-name="ce52">
            <text:p>128</text:p>
          </table:table-cell>
          <table:table-cell office:value-type="float" office:value="143" table:style-name="ce53">
            <text:p>143</text:p>
          </table:table-cell>
          <table:table-cell office:value-type="float" office:value="644" table:style-name="ce52">
            <text:p>644</text:p>
          </table:table-cell>
          <table:table-cell office:value-type="float" office:value="122" table:style-name="ce52">
            <text:p>122</text:p>
          </table:table-cell>
          <table:table-cell office:value-type="float" office:value="112" table:style-name="ce52">
            <text:p>112</text:p>
          </table:table-cell>
          <table:table-cell office:value-type="float" office:value="126" table:style-name="ce52">
            <text:p>126</text:p>
          </table:table-cell>
          <table:table-cell office:value-type="float" office:value="140" table:style-name="ce52">
            <text:p>140</text:p>
          </table:table-cell>
          <table:table-cell office:value-type="float" office:value="144" table:style-name="ce53">
            <text:p>144</text:p>
          </table:table-cell>
          <table:table-cell office:value-type="float" office:value="650" table:style-name="ce52">
            <text:p>650</text:p>
          </table:table-cell>
          <table:table-cell office:value-type="float" office:value="129" table:style-name="ce52">
            <text:p>129</text:p>
          </table:table-cell>
          <table:table-cell office:value-type="float" office:value="146" table:style-name="ce52">
            <text:p>146</text:p>
          </table:table-cell>
          <table:table-cell office:value-type="float" office:value="126" table:style-name="ce52">
            <text:p>126</text:p>
          </table:table-cell>
          <table:table-cell office:value-type="float" office:value="122" table:style-name="ce52">
            <text:p>122</text:p>
          </table:table-cell>
          <table:table-cell office:value-type="float" office:value="127" table:style-name="ce53">
            <text:p>127</text:p>
          </table:table-cell>
          <table:table-cell office:value-type="float" office:value="636" table:style-name="ce52">
            <text:p>636</text:p>
          </table:table-cell>
          <table:table-cell office:value-type="float" office:value="151" table:style-name="ce52">
            <text:p>151</text:p>
          </table:table-cell>
          <table:table-cell office:value-type="float" office:value="138" table:style-name="ce52">
            <text:p>138</text:p>
          </table:table-cell>
          <table:table-cell office:value-type="float" office:value="112" table:style-name="ce52">
            <text:p>112</text:p>
          </table:table-cell>
          <table:table-cell office:value-type="float" office:value="130" table:style-name="ce52">
            <text:p>130</text:p>
          </table:table-cell>
          <table:table-cell office:value-type="float" office:value="105" table:style-name="ce53">
            <text:p>105</text:p>
          </table:table-cell>
          <table:table-cell office:value-type="float" office:value="404" table:style-name="ce52">
            <text:p>404</text:p>
          </table:table-cell>
          <table:table-cell office:value-type="float" office:value="106" table:style-name="ce52">
            <text:p>106</text:p>
          </table:table-cell>
          <table:table-cell office:value-type="float" office:value="95" table:style-name="ce52">
            <text:p>95</text:p>
          </table:table-cell>
          <table:table-cell office:value-type="float" office:value="78" table:style-name="ce52">
            <text:p>78</text:p>
          </table:table-cell>
          <table:table-cell office:value-type="float" office:value="65" table:style-name="ce52">
            <text:p>65</text:p>
          </table:table-cell>
          <table:table-cell office:value-type="float" office:value="60" table:style-name="ce53">
            <text:p>60</text:p>
          </table:table-cell>
          <table:table-cell office:value-type="float" office:value="202" table:style-name="ce52">
            <text:p>202</text:p>
          </table:table-cell>
          <table:table-cell office:value-type="float" office:value="47" table:style-name="ce52">
            <text:p>47</text:p>
          </table:table-cell>
          <table:table-cell office:value-type="float" office:value="42" table:style-name="ce52">
            <text:p>42</text:p>
          </table:table-cell>
          <table:table-cell office:value-type="float" office:value="48" table:style-name="ce52">
            <text:p>48</text:p>
          </table:table-cell>
          <table:table-cell office:value-type="float" office:value="41" table:style-name="ce52">
            <text:p>41</text:p>
          </table:table-cell>
          <table:table-cell office:value-type="float" office:value="24" table:style-name="ce53">
            <text:p>24</text:p>
          </table:table-cell>
          <table:table-cell office:value-type="float" office:value="104" table:style-name="ce52">
            <text:p>104</text:p>
          </table:table-cell>
          <table:table-cell office:value-type="float" office:value="26" table:style-name="ce52">
            <text:p>26</text:p>
          </table:table-cell>
          <table:table-cell office:value-type="float" office:value="26" table:style-name="ce52">
            <text:p>26</text:p>
          </table:table-cell>
          <table:table-cell office:value-type="float" office:value="15" table:style-name="ce52">
            <text:p>15</text:p>
          </table:table-cell>
          <table:table-cell office:value-type="float" office:value="22" table:style-name="ce52">
            <text:p>22</text:p>
          </table:table-cell>
          <table:table-cell office:value-type="float" office:value="15" table:style-name="ce53">
            <text:p>15</text:p>
          </table:table-cell>
          <table:table-cell office:value-type="float" office:value="91" table:style-name="ce52">
            <text:p>91</text:p>
          </table:table-cell>
          <table:table-cell office:value-type="float" office:value="24" table:style-name="ce52">
            <text:p>24</text:p>
          </table:table-cell>
          <table:table-cell office:value-type="float" office:value="21" table:style-name="ce52">
            <text:p>21</text:p>
          </table:table-cell>
          <table:table-cell office:value-type="float" office:value="17" table:style-name="ce52">
            <text:p>17</text:p>
          </table:table-cell>
          <table:table-cell office:value-type="float" office:value="16" table:style-name="ce52">
            <text:p>16</text:p>
          </table:table-cell>
          <table:table-cell office:value-type="float" office:value="13" table:style-name="ce53">
            <text:p>13</text:p>
          </table:table-cell>
          <table:table-cell office:value-type="float" office:value="33" table:style-name="ce52">
            <text:p>33</text:p>
          </table:table-cell>
          <table:table-cell office:value-type="float" office:value="10" table:style-name="ce52">
            <text:p>10</text:p>
          </table:table-cell>
          <table:table-cell office:value-type="float" office:value="8" table:style-name="ce52">
            <text:p>8</text:p>
          </table:table-cell>
          <table:table-cell office:value-type="float" office:value="6" table:style-name="ce52">
            <text:p>6</text:p>
          </table:table-cell>
          <table:table-cell office:value-type="float" office:value="6" table:style-name="ce52">
            <text:p>6</text:p>
          </table:table-cell>
          <table:table-cell office:value-type="float" office:value="3" table:style-name="ce53">
            <text:p>3</text:p>
          </table:table-cell>
          <table:table-cell office:value-type="float" office:value="18" table:style-name="ce52">
            <text:p>18</text:p>
          </table:table-cell>
          <table:table-cell office:value-type="float" office:value="4" table:style-name="ce52">
            <text:p>4</text:p>
          </table:table-cell>
          <table:table-cell office:value-type="float" office:value="3" table:style-name="ce52">
            <text:p>3</text:p>
          </table:table-cell>
          <table:table-cell office:value-type="float" office:value="6" table:style-name="ce52">
            <text:p>6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53">
            <text:p>4</text:p>
          </table:table-cell>
          <table:table-cell office:value-type="float" office:value="8" table:style-name="ce52">
            <text:p>8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—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66" table:style-name="ce52">
            <text:p>5,566</text:p>
          </table:table-cell>
          <table:table-cell office:value-type="float" office:value="274" table:style-name="ce53">
            <text:p>274</text:p>
          </table:table-cell>
          <table:table-cell office:value-type="float" office:value="66" table:style-name="ce52">
            <text:p>66</text:p>
          </table:table-cell>
          <table:table-cell office:value-type="float" office:value="57" table:style-name="ce52">
            <text:p>57</text:p>
          </table:table-cell>
          <table:table-cell office:value-type="float" office:value="57" table:style-name="ce52">
            <text:p>57</text:p>
          </table:table-cell>
          <table:table-cell office:value-type="float" office:value="55" table:style-name="ce52">
            <text:p>55</text:p>
          </table:table-cell>
          <table:table-cell office:value-type="float" office:value="39" table:style-name="ce52">
            <text:p>39</text:p>
          </table:table-cell>
          <table:table-cell office:value-type="float" office:value="234" table:style-name="ce52">
            <text:p>234</text:p>
          </table:table-cell>
          <table:table-cell office:value-type="float" office:value="60" table:style-name="ce52">
            <text:p>60</text:p>
          </table:table-cell>
          <table:table-cell office:value-type="float" office:value="40" table:style-name="ce52">
            <text:p>40</text:p>
          </table:table-cell>
          <table:table-cell office:value-type="float" office:value="43" table:style-name="ce52">
            <text:p>43</text:p>
          </table:table-cell>
          <table:table-cell office:value-type="float" office:value="54" table:style-name="ce52">
            <text:p>54</text:p>
          </table:table-cell>
          <table:table-cell office:value-type="float" office:value="37" table:style-name="ce53">
            <text:p>37</text:p>
          </table:table-cell>
          <table:table-cell office:value-type="float" office:value="208" table:style-name="ce52">
            <text:p>208</text:p>
          </table:table-cell>
          <table:table-cell office:value-type="float" office:value="38" table:style-name="ce52">
            <text:p>38</text:p>
          </table:table-cell>
          <table:table-cell office:value-type="float" office:value="41" table:style-name="ce52">
            <text:p>41</text:p>
          </table:table-cell>
          <table:table-cell office:value-type="float" office:value="45" table:style-name="ce52">
            <text:p>45</text:p>
          </table:table-cell>
          <table:table-cell office:value-type="float" office:value="45" table:style-name="ce52">
            <text:p>45</text:p>
          </table:table-cell>
          <table:table-cell office:value-type="float" office:value="39" table:style-name="ce53">
            <text:p>39</text:p>
          </table:table-cell>
          <table:table-cell office:value-type="float" office:value="246" table:style-name="ce52">
            <text:p>246</text:p>
          </table:table-cell>
          <table:table-cell office:value-type="float" office:value="34" table:style-name="ce52">
            <text:p>34</text:p>
          </table:table-cell>
          <table:table-cell office:value-type="float" office:value="41" table:style-name="ce52">
            <text:p>41</text:p>
          </table:table-cell>
          <table:table-cell office:value-type="float" office:value="53" table:style-name="ce52">
            <text:p>53</text:p>
          </table:table-cell>
          <table:table-cell office:value-type="float" office:value="43" table:style-name="ce52">
            <text:p>43</text:p>
          </table:table-cell>
          <table:table-cell office:value-type="float" office:value="75" table:style-name="ce53">
            <text:p>75</text:p>
          </table:table-cell>
          <table:table-cell office:value-type="float" office:value="397" table:style-name="ce52">
            <text:p>397</text:p>
          </table:table-cell>
          <table:table-cell office:value-type="float" office:value="91" table:style-name="ce52">
            <text:p>91</text:p>
          </table:table-cell>
          <table:table-cell office:value-type="float" office:value="54" table:style-name="ce52">
            <text:p>54</text:p>
          </table:table-cell>
          <table:table-cell office:value-type="float" office:value="79" table:style-name="ce52">
            <text:p>79</text:p>
          </table:table-cell>
          <table:table-cell office:value-type="float" office:value="85" table:style-name="ce52">
            <text:p>85</text:p>
          </table:table-cell>
          <table:table-cell office:value-type="float" office:value="88" table:style-name="ce53">
            <text:p>88</text:p>
          </table:table-cell>
          <table:table-cell office:value-type="float" office:value="471" table:style-name="ce52">
            <text:p>471</text:p>
          </table:table-cell>
          <table:table-cell office:value-type="float" office:value="94" table:style-name="ce52">
            <text:p>94</text:p>
          </table:table-cell>
          <table:table-cell office:value-type="float" office:value="98" table:style-name="ce52">
            <text:p>98</text:p>
          </table:table-cell>
          <table:table-cell office:value-type="float" office:value="89" table:style-name="ce52">
            <text:p>89</text:p>
          </table:table-cell>
          <table:table-cell office:value-type="float" office:value="97" table:style-name="ce52">
            <text:p>97</text:p>
          </table:table-cell>
          <table:table-cell office:value-type="float" office:value="93" table:style-name="ce53">
            <text:p>93</text:p>
          </table:table-cell>
          <table:table-cell office:value-type="float" office:value="408" table:style-name="ce52">
            <text:p>408</text:p>
          </table:table-cell>
          <table:table-cell office:value-type="float" office:value="83" table:style-name="ce52">
            <text:p>83</text:p>
          </table:table-cell>
          <table:table-cell office:value-type="float" office:value="95" table:style-name="ce52">
            <text:p>95</text:p>
          </table:table-cell>
          <table:table-cell office:value-type="float" office:value="75" table:style-name="ce52">
            <text:p>75</text:p>
          </table:table-cell>
          <table:table-cell office:value-type="float" office:value="76" table:style-name="ce52">
            <text:p>76</text:p>
          </table:table-cell>
          <table:table-cell office:value-type="float" office:value="79" table:style-name="ce53">
            <text:p>79</text:p>
          </table:table-cell>
          <table:table-cell office:value-type="float" office:value="457" table:style-name="ce52">
            <text:p>457</text:p>
          </table:table-cell>
          <table:table-cell office:value-type="float" office:value="104" table:style-name="ce52">
            <text:p>104</text:p>
          </table:table-cell>
          <table:table-cell office:value-type="float" office:value="73" table:style-name="ce52">
            <text:p>73</text:p>
          </table:table-cell>
          <table:table-cell office:value-type="float" office:value="103" table:style-name="ce52">
            <text:p>103</text:p>
          </table:table-cell>
          <table:table-cell office:value-type="float" office:value="78" table:style-name="ce52">
            <text:p>78</text:p>
          </table:table-cell>
          <table:table-cell office:value-type="float" office:value="99" table:style-name="ce53">
            <text:p>99</text:p>
          </table:table-cell>
          <table:table-cell office:value-type="float" office:value="426" table:style-name="ce52">
            <text:p>426</text:p>
          </table:table-cell>
          <table:table-cell office:value-type="float" office:value="86" table:style-name="ce52">
            <text:p>86</text:p>
          </table:table-cell>
          <table:table-cell office:value-type="float" office:value="95" table:style-name="ce52">
            <text:p>95</text:p>
          </table:table-cell>
          <table:table-cell office:value-type="float" office:value="81" table:style-name="ce52">
            <text:p>81</text:p>
          </table:table-cell>
          <table:table-cell office:value-type="float" office:value="85" table:style-name="ce52">
            <text:p>85</text:p>
          </table:table-cell>
          <table:table-cell office:value-type="float" office:value="79" table:style-name="ce53">
            <text:p>79</text:p>
          </table:table-cell>
          <table:table-cell office:value-type="float" office:value="434" table:style-name="ce52">
            <text:p>434</text:p>
          </table:table-cell>
          <table:table-cell office:value-type="float" office:value="86" table:style-name="ce52">
            <text:p>86</text:p>
          </table:table-cell>
          <table:table-cell office:value-type="float" office:value="93" table:style-name="ce52">
            <text:p>93</text:p>
          </table:table-cell>
          <table:table-cell office:value-type="float" office:value="83" table:style-name="ce52">
            <text:p>83</text:p>
          </table:table-cell>
          <table:table-cell office:value-type="float" office:value="87" table:style-name="ce52">
            <text:p>87</text:p>
          </table:table-cell>
          <table:table-cell office:value-type="float" office:value="85" table:style-name="ce53">
            <text:p>85</text:p>
          </table:table-cell>
          <table:table-cell office:value-type="float" office:value="407" table:style-name="ce52">
            <text:p>407</text:p>
          </table:table-cell>
          <table:table-cell office:value-type="float" office:value="87" table:style-name="ce52">
            <text:p>87</text:p>
          </table:table-cell>
          <table:table-cell office:value-type="float" office:value="62" table:style-name="ce52">
            <text:p>62</text:p>
          </table:table-cell>
          <table:table-cell office:value-type="float" office:value="76" table:style-name="ce52">
            <text:p>76</text:p>
          </table:table-cell>
          <table:table-cell office:value-type="float" office:value="84" table:style-name="ce52">
            <text:p>84</text:p>
          </table:table-cell>
          <table:table-cell office:value-type="float" office:value="98" table:style-name="ce53">
            <text:p>98</text:p>
          </table:table-cell>
          <table:table-cell office:value-type="float" office:value="434" table:style-name="ce52">
            <text:p>434</text:p>
          </table:table-cell>
          <table:table-cell office:value-type="float" office:value="83" table:style-name="ce52">
            <text:p>83</text:p>
          </table:table-cell>
          <table:table-cell office:value-type="float" office:value="88" table:style-name="ce52">
            <text:p>88</text:p>
          </table:table-cell>
          <table:table-cell office:value-type="float" office:value="93" table:style-name="ce52">
            <text:p>93</text:p>
          </table:table-cell>
          <table:table-cell office:value-type="float" office:value="90" table:style-name="ce52">
            <text:p>90</text:p>
          </table:table-cell>
          <table:table-cell office:value-type="float" office:value="80" table:style-name="ce53">
            <text:p>80</text:p>
          </table:table-cell>
          <table:table-cell office:value-type="float" office:value="434" table:style-name="ce52">
            <text:p>434</text:p>
          </table:table-cell>
          <table:table-cell office:value-type="float" office:value="103" table:style-name="ce52">
            <text:p>103</text:p>
          </table:table-cell>
          <table:table-cell office:value-type="float" office:value="79" table:style-name="ce52">
            <text:p>79</text:p>
          </table:table-cell>
          <table:table-cell office:value-type="float" office:value="81" table:style-name="ce52">
            <text:p>81</text:p>
          </table:table-cell>
          <table:table-cell office:value-type="float" office:value="82" table:style-name="ce52">
            <text:p>82</text:p>
          </table:table-cell>
          <table:table-cell office:value-type="float" office:value="89" table:style-name="ce53">
            <text:p>89</text:p>
          </table:table-cell>
          <table:table-cell office:value-type="float" office:value="256" table:style-name="ce52">
            <text:p>256</text:p>
          </table:table-cell>
          <table:table-cell office:value-type="float" office:value="63" table:style-name="ce52">
            <text:p>63</text:p>
          </table:table-cell>
          <table:table-cell office:value-type="float" office:value="61" table:style-name="ce52">
            <text:p>61</text:p>
          </table:table-cell>
          <table:table-cell office:value-type="float" office:value="55" table:style-name="ce52">
            <text:p>55</text:p>
          </table:table-cell>
          <table:table-cell office:value-type="float" office:value="43" table:style-name="ce52">
            <text:p>43</text:p>
          </table:table-cell>
          <table:table-cell office:value-type="float" office:value="34" table:style-name="ce53">
            <text:p>34</text:p>
          </table:table-cell>
          <table:table-cell office:value-type="float" office:value="193" table:style-name="ce52">
            <text:p>193</text:p>
          </table:table-cell>
          <table:table-cell office:value-type="float" office:value="42" table:style-name="ce52">
            <text:p>42</text:p>
          </table:table-cell>
          <table:table-cell office:value-type="float" office:value="46" table:style-name="ce52">
            <text:p>46</text:p>
          </table:table-cell>
          <table:table-cell office:value-type="float" office:value="48" table:style-name="ce52">
            <text:p>48</text:p>
          </table:table-cell>
          <table:table-cell office:value-type="float" office:value="33" table:style-name="ce52">
            <text:p>33</text:p>
          </table:table-cell>
          <table:table-cell office:value-type="float" office:value="24" table:style-name="ce53">
            <text:p>24</text:p>
          </table:table-cell>
          <table:table-cell office:value-type="float" office:value="76" table:style-name="ce52">
            <text:p>76</text:p>
          </table:table-cell>
          <table:table-cell office:value-type="float" office:value="14" table:style-name="ce52">
            <text:p>14</text:p>
          </table:table-cell>
          <table:table-cell office:value-type="float" office:value="15" table:style-name="ce52">
            <text:p>15</text:p>
          </table:table-cell>
          <table:table-cell office:value-type="float" office:value="21" table:style-name="ce52">
            <text:p>21</text:p>
          </table:table-cell>
          <table:table-cell office:value-type="float" office:value="18" table:style-name="ce52">
            <text:p>18</text:p>
          </table:table-cell>
          <table:table-cell office:value-type="float" office:value="8" table:style-name="ce53">
            <text:p>8</text:p>
          </table:table-cell>
          <table:table-cell office:value-type="float" office:value="83" table:style-name="ce52">
            <text:p>83</text:p>
          </table:table-cell>
          <table:table-cell office:value-type="float" office:value="11" table:style-name="ce52">
            <text:p>11</text:p>
          </table:table-cell>
          <table:table-cell office:value-type="float" office:value="24" table:style-name="ce52">
            <text:p>24</text:p>
          </table:table-cell>
          <table:table-cell office:value-type="float" office:value="20" table:style-name="ce52">
            <text:p>20</text:p>
          </table:table-cell>
          <table:table-cell office:value-type="float" office:value="16" table:style-name="ce52">
            <text:p>16</text:p>
          </table:table-cell>
          <table:table-cell office:value-type="float" office:value="12" table:style-name="ce53">
            <text:p>12</text:p>
          </table:table-cell>
          <table:table-cell office:value-type="float" office:value="70" table:style-name="ce52">
            <text:p>70</text:p>
          </table:table-cell>
          <table:table-cell office:value-type="float" office:value="18" table:style-name="ce52">
            <text:p>18</text:p>
          </table:table-cell>
          <table:table-cell office:value-type="float" office:value="17" table:style-name="ce52">
            <text:p>17</text:p>
          </table:table-cell>
          <table:table-cell office:value-type="float" office:value="15" table:style-name="ce52">
            <text:p>15</text:p>
          </table:table-cell>
          <table:table-cell office:value-type="float" office:value="8" table:style-name="ce52">
            <text:p>8</text:p>
          </table:table-cell>
          <table:table-cell office:value-type="float" office:value="12" table:style-name="ce53">
            <text:p>12</text:p>
          </table:table-cell>
          <table:table-cell office:value-type="float" office:value="38" table:style-name="ce52">
            <text:p>38</text:p>
          </table:table-cell>
          <table:table-cell office:value-type="float" office:value="11" table:style-name="ce52">
            <text:p>11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2">
            <text:p>7</text:p>
          </table:table-cell>
          <table:table-cell office:value-type="float" office:value="6" table:style-name="ce52">
            <text:p>6</text:p>
          </table:table-cell>
          <table:table-cell office:value-type="float" office:value="7" table:style-name="ce53">
            <text:p>7</text:p>
          </table:table-cell>
          <table:table-cell office:value-type="float" office:value="17" table:style-name="ce52">
            <text:p>17</text:p>
          </table:table-cell>
          <table:table-cell office:value-type="float" office:value="2" table:style-name="ce52">
            <text:p>2</text:p>
          </table:table-cell>
          <table:table-cell office:value-type="float" office:value="10" table:style-name="ce52">
            <text:p>10</text:p>
          </table:table-cell>
          <table:table-cell office:value-type="float" office:value="4" table:style-name="ce52">
            <text:p>4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outlook%20moi2002/月報速報/06速(月)報套印/10904/【套印】各月(03以外)-1090505.xlsx'#新02性比例等-年月別" table:style-name="ta2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2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2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2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2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2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2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2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2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2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2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2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2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2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2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2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6:30:34Z</meta:creation-date>
    <dc:date>2020-05-06T06:31:24Z</dc:date>
  </office:meta>
</office:document-meta>
</file>